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1" svg:font-family="Arial"/>
    <style:font-face style:name="Verdana" svg:font-family="Verdan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588cm"/>
    </style:style>
    <style:style style:name="co2" style:family="table-column">
      <style:table-column-properties fo:break-before="auto" style:column-width="6.853cm"/>
    </style:style>
    <style:style style:name="co3" style:family="table-column">
      <style:table-column-properties fo:break-before="auto" style:column-width="4.26cm"/>
    </style:style>
    <style:style style:name="co4" style:family="table-column">
      <style:table-column-properties fo:break-before="auto" style:column-width="2.117cm"/>
    </style:style>
    <style:style style:name="ro1" style:family="table-row">
      <style:table-row-properties style:row-height="0.503cm" fo:break-before="auto" style:use-optimal-row-height="false"/>
    </style:style>
    <style:style style:name="ro2" style:family="table-row">
      <style:table-row-properties style:row-height="0.45cm" fo:break-before="auto" style:use-optimal-row-height="true"/>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ce1" style:family="table-cell" style:parent-style-name="Default" style:data-style-name="N0">
      <style:table-cell-properties fo:border-bottom="0.071cm solid #336633" fo:background-color="#99cc99" style:text-align-source="fix" style:repeat-content="false" fo:border-left="none" fo:border-right="none" fo:border-top="0.071cm solid #336633" style:vertical-align="top"/>
      <style:paragraph-properties fo:text-align="start" fo:margin-left="0cm"/>
      <style:text-properties fo:color="#333333" style:font-name="Verdana" fo:font-size="9pt" fo:font-weight="bold" style:font-name-asian="Verdana" style:font-size-asian="9pt" style:font-weight-asian="bold" style:font-name-complex="Verdana" style:font-size-complex="9pt" style:font-weight-complex="bold"/>
    </style:style>
    <style:style style:name="ce2" style:family="table-cell" style:parent-style-name="Default" style:data-style-name="N0">
      <style:table-cell-properties fo:background-color="#ffffff" style:text-align-source="fix" style:repeat-content="false" fo:wrap-option="wrap" style:vertical-align="top"/>
      <style:paragraph-properties fo:text-align="start" fo:margin-left="0cm"/>
      <style:text-properties fo:color="#333333" style:font-name="Verdana" fo:font-size="9pt" style:font-name-asian="Verdana" style:font-size-asian="9pt" style:font-name-complex="Verdana" style:font-size-complex="9pt"/>
    </style:style>
    <style:style style:name="ce3" style:family="table-cell" style:parent-style-name="Default" style:data-style-name="N0">
      <style:table-cell-properties fo:background-color="#ddffdd" style:text-align-source="fix" style:repeat-content="false" fo:wrap-option="wrap" style:vertical-align="top"/>
      <style:paragraph-properties fo:text-align="start" fo:margin-left="0cm"/>
      <style:text-properties fo:color="#333333" style:font-name="Verdana" fo:font-size="9pt" style:font-name-asian="Verdana" style:font-size-asian="9pt" style:font-name-complex="Verdana" style:font-size-complex="9pt"/>
    </style:style>
    <style:style style:name="ce4" style:family="table-cell" style:parent-style-name="Default" style:data-style-name="N0"/>
    <style:style style:name="ce5" style:family="table-cell" style:parent-style-name="Default" style:data-style-name="N0">
      <style:table-cell-properties fo:border-bottom="none" fo:background-color="#ffffff" fo:border-left="none" fo:border-right="none" fo:border-top="0.071cm solid #336633"/>
    </style:style>
    <style:style style:name="ce6" style:family="table-cell" style:parent-style-name="Default">
      <style:table-cell-properties style:text-align-source="fix" style:repeat-content="false" fo:wrap-option="wrap"/>
      <style:paragraph-properties fo:text-align="center"/>
      <style:text-properties style:text-outline="false" style:text-line-through-style="none" fo:language="fr" fo:country="FR" fo:font-style="normal" fo:text-shadow="none" style:text-underline-style="none" fo:font-weight="bold"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7" style:family="table-cell" style:parent-style-name="Default">
      <style:table-cell-properties fo:wrap-option="wrap"/>
      <style:text-properties style:text-outline="false" style:text-line-through-style="none" fo:language="fr" fo:country="FR"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8" style:family="table-cell" style:parent-style-name="Default" style:data-style-name="N0">
      <style:table-cell-properties fo:background-color="#ffffff"/>
    </style:style>
    <style:style style:name="ce9" style:family="table-cell" style:parent-style-name="Default">
      <style:text-properties style:text-outline="false" style:text-line-through-style="none" fo:language="fr" fo:country="FR"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10" style:family="table-cell" style:parent-style-name="Default" style:data-style-name="N0">
      <style:table-cell-properties fo:background-color="#99cc99" style:text-align-source="fix" style:repeat-content="false" style:vertical-align="top"/>
      <style:paragraph-properties fo:text-align="start" fo:margin-left="0cm"/>
      <style:text-properties fo:color="#333333" style:font-name="Verdana" fo:font-size="9pt" fo:font-weight="bold" style:font-name-asian="Verdana" style:font-size-asian="9pt" style:font-weight-asian="bold" style:font-name-complex="Verdana" style:font-size-complex="9pt" style:font-weight-complex="bold"/>
    </style:style>
    <style:style style:name="ta_extref" style:family="table">
      <style:table-properties table:display="false"/>
    </style:style>
  </office:automatic-styles>
  <office:body>
    <office:spreadsheet>
      <table:calculation-settings table:case-sensitive="false" table:search-criteria-must-apply-to-whole-cell="false"/>
      <table:table table:name="Feuil1" table:style-name="ta1">
        <table:table-column table:style-name="co1" table:default-cell-style-name="ce4"/>
        <table:table-column table:style-name="co2" table:number-columns-repeated="3" table:default-cell-style-name="ce4"/>
        <table:table-column table:style-name="co3" table:number-columns-repeated="2" table:default-cell-style-name="ce4"/>
        <table:table-column table:style-name="co4" table:number-columns-repeated="1018" table:default-cell-style-name="ce4"/>
        <table:table-row table:style-name="ro1">
          <table:table-cell table:style-name="ce1" office:value-type="string" table:number-columns-spanned="2" table:number-rows-spanned="1">
            <text:p>Un pays, état, région, ...</text:p>
          </table:table-cell>
          <table:covered-table-cell/>
          <table:table-cell table:style-name="ce1" table:number-columns-repeated="3"/>
          <table:table-cell table:style-name="ce10"/>
          <table:table-cell table:number-columns-repeated="1018"/>
        </table:table-row>
        <table:table-row table:style-name="ro1">
          <table:table-cell table:style-name="ce2" office:value-type="string">
            <text:p>ADM1</text:p>
          </table:table-cell>
          <table:table-cell table:style-name="ce2" office:value-type="string">
            <text:p>premier ordre division administrative</text:p>
          </table:table-cell>
          <table:table-cell table:style-name="ce2" table:number-columns-repeated="2"/>
          <table:table-cell table:style-name="ce2" office:value-type="string">
            <text:p>first-order administrative division</text:p>
          </table:table-cell>
          <table:table-cell table:style-name="ce2"/>
          <table:table-cell table:formula="of:=CONCATENATE(&quot;&lt;message&gt;&lt;source&gt;&quot;;[.E2];&quot;&lt;/source&gt;&lt;translation&gt;&quot;;[.B2];&quot;&lt;/translation&gt;&lt;/message&gt;&quot;)" office:value-type="string" office:string-value="&lt;message&gt;&lt;source&gt;first-order administrative division&lt;/source&gt;&lt;translation&gt;premier ordre division administrative&lt;/translation&gt;&lt;/message&gt;">
            <text:p>&lt;message&gt;&lt;source&gt;first-order administrative division&lt;/source&gt;&lt;translation&gt;premier ordre division administrative&lt;/translation&gt;&lt;/message&gt;</text:p>
          </table:table-cell>
          <table:table-cell table:number-columns-repeated="1017"/>
        </table:table-row>
        <table:table-row table:style-name="ro1">
          <table:table-cell table:style-name="ce3" office:value-type="string">
            <text:p>ADM1H</text:p>
          </table:table-cell>
          <table:table-cell table:style-name="ce3" office:value-type="string">
            <text:p>historique de premier ordre division administrative</text:p>
          </table:table-cell>
          <table:table-cell table:style-name="ce3" table:number-columns-repeated="2"/>
          <table:table-cell table:style-name="ce3" office:value-type="string">
            <text:p>historical first-order administrative division</text:p>
          </table:table-cell>
          <table:table-cell table:style-name="ce3"/>
          <table:table-cell table:formula="of:=CONCATENATE(&quot;&lt;message&gt;&lt;source&gt;&quot;;[.E3];&quot;&lt;/source&gt;&lt;translation&gt;&quot;;[.B3];&quot;&lt;/translation&gt;&lt;/message&gt;&quot;)" office:value-type="string" office:string-value="&lt;message&gt;&lt;source&gt;historical first-order administrative division&lt;/source&gt;&lt;translation&gt;historique de premier ordre division administrative&lt;/translation&gt;&lt;/message&gt;">
            <text:p>&lt;message&gt;&lt;source&gt;historical first-order administrative division&lt;/source&gt;&lt;translation&gt;historique de premier ordre division administrative&lt;/translation&gt;&lt;/message&gt;</text:p>
          </table:table-cell>
          <table:table-cell table:number-columns-repeated="1017"/>
        </table:table-row>
        <table:table-row table:style-name="ro1">
          <table:table-cell table:style-name="ce2" office:value-type="string">
            <text:p>ADM2</text:p>
          </table:table-cell>
          <table:table-cell table:style-name="ce2" office:value-type="string">
            <text:p>second ordre division administrative</text:p>
          </table:table-cell>
          <table:table-cell table:style-name="ce2" table:number-columns-repeated="2"/>
          <table:table-cell table:style-name="ce2" office:value-type="string">
            <text:p>second-order administrative division</text:p>
          </table:table-cell>
          <table:table-cell table:style-name="ce2"/>
          <table:table-cell table:formula="of:=CONCATENATE(&quot;&lt;message&gt;&lt;source&gt;&quot;;[.E4];&quot;&lt;/source&gt;&lt;translation&gt;&quot;;[.B4];&quot;&lt;/translation&gt;&lt;/message&gt;&quot;)" office:value-type="string" office:string-value="&lt;message&gt;&lt;source&gt;second-order administrative division&lt;/source&gt;&lt;translation&gt;second ordre division administrative&lt;/translation&gt;&lt;/message&gt;">
            <text:p>&lt;message&gt;&lt;source&gt;second-order administrative division&lt;/source&gt;&lt;translation&gt;second ordre division administrative&lt;/translation&gt;&lt;/message&gt;</text:p>
          </table:table-cell>
          <table:table-cell table:number-columns-repeated="1017"/>
        </table:table-row>
        <table:table-row table:style-name="ro1">
          <table:table-cell table:style-name="ce3" office:value-type="string">
            <text:p>ADM2H</text:p>
          </table:table-cell>
          <table:table-cell table:style-name="ce3" office:value-type="string">
            <text:p>historique de second ordre division administrative</text:p>
          </table:table-cell>
          <table:table-cell table:style-name="ce3" table:number-columns-repeated="2"/>
          <table:table-cell table:style-name="ce3" office:value-type="string">
            <text:p>historical second-order administrative division</text:p>
          </table:table-cell>
          <table:table-cell table:style-name="ce3"/>
          <table:table-cell table:formula="of:=CONCATENATE(&quot;&lt;message&gt;&lt;source&gt;&quot;;[.E5];&quot;&lt;/source&gt;&lt;translation&gt;&quot;;[.B5];&quot;&lt;/translation&gt;&lt;/message&gt;&quot;)" office:value-type="string" office:string-value="&lt;message&gt;&lt;source&gt;historical second-order administrative division&lt;/source&gt;&lt;translation&gt;historique de second ordre division administrative&lt;/translation&gt;&lt;/message&gt;">
            <text:p>&lt;message&gt;&lt;source&gt;historical second-order administrative division&lt;/source&gt;&lt;translation&gt;historique de second ordre division administrative&lt;/translation&gt;&lt;/message&gt;</text:p>
          </table:table-cell>
          <table:table-cell table:number-columns-repeated="1017"/>
        </table:table-row>
        <table:table-row table:style-name="ro1">
          <table:table-cell table:style-name="ce2" office:value-type="string">
            <text:p>ADM3</text:p>
          </table:table-cell>
          <table:table-cell table:style-name="ce2" office:value-type="string">
            <text:p>troisième ordre division administrative</text:p>
          </table:table-cell>
          <table:table-cell table:style-name="ce2" table:number-columns-repeated="2"/>
          <table:table-cell table:style-name="ce2" office:value-type="string">
            <text:p>third-order administrative division</text:p>
          </table:table-cell>
          <table:table-cell table:style-name="ce2"/>
          <table:table-cell table:formula="of:=CONCATENATE(&quot;&lt;message&gt;&lt;source&gt;&quot;;[.E6];&quot;&lt;/source&gt;&lt;translation&gt;&quot;;[.B6];&quot;&lt;/translation&gt;&lt;/message&gt;&quot;)" office:value-type="string" office:string-value="&lt;message&gt;&lt;source&gt;third-order administrative division&lt;/source&gt;&lt;translation&gt;troisième ordre division administrative&lt;/translation&gt;&lt;/message&gt;">
            <text:p>&lt;message&gt;&lt;source&gt;third-order administrative division&lt;/source&gt;&lt;translation&gt;troisième ordre division administrative&lt;/translation&gt;&lt;/message&gt;</text:p>
          </table:table-cell>
          <table:table-cell table:number-columns-repeated="1017"/>
        </table:table-row>
        <table:table-row table:style-name="ro1">
          <table:table-cell table:style-name="ce3" office:value-type="string">
            <text:p>ADM3H</text:p>
          </table:table-cell>
          <table:table-cell table:style-name="ce3" office:value-type="string">
            <text:p>historique troisième ordre division administrative</text:p>
          </table:table-cell>
          <table:table-cell table:style-name="ce3" table:number-columns-repeated="2"/>
          <table:table-cell table:style-name="ce3" office:value-type="string">
            <text:p>historical third-order administrative division</text:p>
          </table:table-cell>
          <table:table-cell table:style-name="ce3"/>
          <table:table-cell table:formula="of:=CONCATENATE(&quot;&lt;message&gt;&lt;source&gt;&quot;;[.E7];&quot;&lt;/source&gt;&lt;translation&gt;&quot;;[.B7];&quot;&lt;/translation&gt;&lt;/message&gt;&quot;)" office:value-type="string" office:string-value="&lt;message&gt;&lt;source&gt;historical third-order administrative division&lt;/source&gt;&lt;translation&gt;historique troisième ordre division administrative&lt;/translation&gt;&lt;/message&gt;">
            <text:p>&lt;message&gt;&lt;source&gt;historical third-order administrative division&lt;/source&gt;&lt;translation&gt;historique troisième ordre division administrative&lt;/translation&gt;&lt;/message&gt;</text:p>
          </table:table-cell>
          <table:table-cell table:number-columns-repeated="1017"/>
        </table:table-row>
        <table:table-row table:style-name="ro1">
          <table:table-cell table:style-name="ce2" office:value-type="string">
            <text:p>ADM4</text:p>
          </table:table-cell>
          <table:table-cell table:style-name="ce2" office:value-type="string">
            <text:p>quatrième ordre division administrative</text:p>
          </table:table-cell>
          <table:table-cell table:style-name="ce2" table:number-columns-repeated="2"/>
          <table:table-cell table:style-name="ce2" office:value-type="string">
            <text:p>fourth-order administrative division</text:p>
          </table:table-cell>
          <table:table-cell table:style-name="ce2"/>
          <table:table-cell table:formula="of:=CONCATENATE(&quot;&lt;message&gt;&lt;source&gt;&quot;;[.E8];&quot;&lt;/source&gt;&lt;translation&gt;&quot;;[.B8];&quot;&lt;/translation&gt;&lt;/message&gt;&quot;)" office:value-type="string" office:string-value="&lt;message&gt;&lt;source&gt;fourth-order administrative division&lt;/source&gt;&lt;translation&gt;quatrième ordre division administrative&lt;/translation&gt;&lt;/message&gt;">
            <text:p>&lt;message&gt;&lt;source&gt;fourth-order administrative division&lt;/source&gt;&lt;translation&gt;quatrième ordre division administrative&lt;/translation&gt;&lt;/message&gt;</text:p>
          </table:table-cell>
          <table:table-cell table:number-columns-repeated="1017"/>
        </table:table-row>
        <table:table-row table:style-name="ro1">
          <table:table-cell table:style-name="ce3" office:value-type="string">
            <text:p>ADM4H</text:p>
          </table:table-cell>
          <table:table-cell table:style-name="ce3" office:value-type="string">
            <text:p>historique du quatrième ordre division administrative</text:p>
          </table:table-cell>
          <table:table-cell table:style-name="ce3" table:number-columns-repeated="2"/>
          <table:table-cell table:style-name="ce3" office:value-type="string">
            <text:p>historical fourth-order administrative division</text:p>
          </table:table-cell>
          <table:table-cell table:style-name="ce3"/>
          <table:table-cell table:formula="of:=CONCATENATE(&quot;&lt;message&gt;&lt;source&gt;&quot;;[.E9];&quot;&lt;/source&gt;&lt;translation&gt;&quot;;[.B9];&quot;&lt;/translation&gt;&lt;/message&gt;&quot;)" office:value-type="string" office:string-value="&lt;message&gt;&lt;source&gt;historical fourth-order administrative division&lt;/source&gt;&lt;translation&gt;historique du quatrième ordre division administrative&lt;/translation&gt;&lt;/message&gt;">
            <text:p>&lt;message&gt;&lt;source&gt;historical fourth-order administrative division&lt;/source&gt;&lt;translation&gt;historique du quatrième ordre division administrative&lt;/translation&gt;&lt;/message&gt;</text:p>
          </table:table-cell>
          <table:table-cell table:number-columns-repeated="1017"/>
        </table:table-row>
        <table:table-row table:style-name="ro1">
          <table:table-cell table:style-name="ce2" office:value-type="string">
            <text:p>ADM5</text:p>
          </table:table-cell>
          <table:table-cell table:style-name="ce2" office:value-type="string">
            <text:p>cinquième ordre division administrative</text:p>
          </table:table-cell>
          <table:table-cell table:style-name="ce2" table:number-columns-repeated="2"/>
          <table:table-cell table:style-name="ce2" office:value-type="string">
            <text:p>fifth-order administrative division</text:p>
          </table:table-cell>
          <table:table-cell table:style-name="ce2"/>
          <table:table-cell table:formula="of:=CONCATENATE(&quot;&lt;message&gt;&lt;source&gt;&quot;;[.E10];&quot;&lt;/source&gt;&lt;translation&gt;&quot;;[.B10];&quot;&lt;/translation&gt;&lt;/message&gt;&quot;)" office:value-type="string" office:string-value="&lt;message&gt;&lt;source&gt;fifth-order administrative division&lt;/source&gt;&lt;translation&gt;cinquième ordre division administrative&lt;/translation&gt;&lt;/message&gt;">
            <text:p>&lt;message&gt;&lt;source&gt;fifth-order administrative division&lt;/source&gt;&lt;translation&gt;cinquième ordre division administrative&lt;/translation&gt;&lt;/message&gt;</text:p>
          </table:table-cell>
          <table:table-cell table:number-columns-repeated="1017"/>
        </table:table-row>
        <table:table-row table:style-name="ro1">
          <table:table-cell table:style-name="ce3" office:value-type="string">
            <text:p>ADMD</text:p>
          </table:table-cell>
          <table:table-cell table:style-name="ce3" office:value-type="string">
            <text:p>division administrative</text:p>
          </table:table-cell>
          <table:table-cell table:style-name="ce3" table:number-columns-repeated="2"/>
          <table:table-cell table:style-name="ce3" office:value-type="string">
            <text:p>administrative division</text:p>
          </table:table-cell>
          <table:table-cell table:style-name="ce3"/>
          <table:table-cell table:formula="of:=CONCATENATE(&quot;&lt;message&gt;&lt;source&gt;&quot;;[.E11];&quot;&lt;/source&gt;&lt;translation&gt;&quot;;[.B11];&quot;&lt;/translation&gt;&lt;/message&gt;&quot;)" office:value-type="string" office:string-value="&lt;message&gt;&lt;source&gt;administrative division&lt;/source&gt;&lt;translation&gt;division administrative&lt;/translation&gt;&lt;/message&gt;">
            <text:p>&lt;message&gt;&lt;source&gt;administrative division&lt;/source&gt;&lt;translation&gt;division administrative&lt;/translation&gt;&lt;/message&gt;</text:p>
          </table:table-cell>
          <table:table-cell table:number-columns-repeated="1017"/>
        </table:table-row>
        <table:table-row table:style-name="ro1">
          <table:table-cell table:style-name="ce2" office:value-type="string">
            <text:p>ADMDH</text:p>
          </table:table-cell>
          <table:table-cell table:style-name="ce2" office:value-type="string">
            <text:p>historiques division administrative</text:p>
          </table:table-cell>
          <table:table-cell table:style-name="ce2" table:number-columns-repeated="2"/>
          <table:table-cell table:style-name="ce2" office:value-type="string">
            <text:p>historical administrative division</text:p>
          </table:table-cell>
          <table:table-cell table:style-name="ce2"/>
          <table:table-cell table:formula="of:=CONCATENATE(&quot;&lt;message&gt;&lt;source&gt;&quot;;[.E12];&quot;&lt;/source&gt;&lt;translation&gt;&quot;;[.B12];&quot;&lt;/translation&gt;&lt;/message&gt;&quot;)" office:value-type="string" office:string-value="&lt;message&gt;&lt;source&gt;historical administrative division&lt;/source&gt;&lt;translation&gt;historiques division administrative&lt;/translation&gt;&lt;/message&gt;">
            <text:p>&lt;message&gt;&lt;source&gt;historical administrative division&lt;/source&gt;&lt;translation&gt;historiques division administrative&lt;/translation&gt;&lt;/message&gt;</text:p>
          </table:table-cell>
          <table:table-cell table:number-columns-repeated="1017"/>
        </table:table-row>
        <table:table-row table:style-name="ro1">
          <table:table-cell table:style-name="ce3" office:value-type="string">
            <text:p>LTER</text:p>
          </table:table-cell>
          <table:table-cell table:style-name="ce3" office:value-type="string">
            <text:p>superficie louée</text:p>
          </table:table-cell>
          <table:table-cell table:style-name="ce3" table:number-columns-repeated="2"/>
          <table:table-cell table:style-name="ce3" office:value-type="string">
            <text:p>leased area</text:p>
          </table:table-cell>
          <table:table-cell table:style-name="ce3"/>
          <table:table-cell table:formula="of:=CONCATENATE(&quot;&lt;message&gt;&lt;source&gt;&quot;;[.E13];&quot;&lt;/source&gt;&lt;translation&gt;&quot;;[.B13];&quot;&lt;/translation&gt;&lt;/message&gt;&quot;)" office:value-type="string" office:string-value="&lt;message&gt;&lt;source&gt;leased area&lt;/source&gt;&lt;translation&gt;superficie louée&lt;/translation&gt;&lt;/message&gt;">
            <text:p>&lt;message&gt;&lt;source&gt;leased area&lt;/source&gt;&lt;translation&gt;superficie louée&lt;/translation&gt;&lt;/message&gt;</text:p>
          </table:table-cell>
          <table:table-cell table:number-columns-repeated="1017"/>
        </table:table-row>
        <table:table-row table:style-name="ro1">
          <table:table-cell table:style-name="ce2" office:value-type="string">
            <text:p>PCL</text:p>
          </table:table-cell>
          <table:table-cell table:style-name="ce2" office:value-type="string">
            <text:p>entité politique</text:p>
          </table:table-cell>
          <table:table-cell table:style-name="ce2" table:number-columns-repeated="2"/>
          <table:table-cell table:style-name="ce2" office:value-type="string">
            <text:p>political entity</text:p>
          </table:table-cell>
          <table:table-cell table:style-name="ce2"/>
          <table:table-cell table:formula="of:=CONCATENATE(&quot;&lt;message&gt;&lt;source&gt;&quot;;[.E14];&quot;&lt;/source&gt;&lt;translation&gt;&quot;;[.B14];&quot;&lt;/translation&gt;&lt;/message&gt;&quot;)" office:value-type="string" office:string-value="&lt;message&gt;&lt;source&gt;political entity&lt;/source&gt;&lt;translation&gt;entité politique&lt;/translation&gt;&lt;/message&gt;">
            <text:p>&lt;message&gt;&lt;source&gt;political entity&lt;/source&gt;&lt;translation&gt;entité politique&lt;/translation&gt;&lt;/message&gt;</text:p>
          </table:table-cell>
          <table:table-cell table:number-columns-repeated="1017"/>
        </table:table-row>
        <table:table-row table:style-name="ro1">
          <table:table-cell table:style-name="ce3" office:value-type="string">
            <text:p>PCLD</text:p>
          </table:table-cell>
          <table:table-cell table:style-name="ce3" office:value-type="string">
            <text:p>dépend entité politique</text:p>
          </table:table-cell>
          <table:table-cell table:style-name="ce3" table:number-columns-repeated="2"/>
          <table:table-cell table:style-name="ce3" office:value-type="string">
            <text:p>dependent political entity</text:p>
          </table:table-cell>
          <table:table-cell table:style-name="ce3"/>
          <table:table-cell table:formula="of:=CONCATENATE(&quot;&lt;message&gt;&lt;source&gt;&quot;;[.E15];&quot;&lt;/source&gt;&lt;translation&gt;&quot;;[.B15];&quot;&lt;/translation&gt;&lt;/message&gt;&quot;)" office:value-type="string" office:string-value="&lt;message&gt;&lt;source&gt;dependent political entity&lt;/source&gt;&lt;translation&gt;dépend entité politique&lt;/translation&gt;&lt;/message&gt;">
            <text:p>&lt;message&gt;&lt;source&gt;dependent political entity&lt;/source&gt;&lt;translation&gt;dépend entité politique&lt;/translation&gt;&lt;/message&gt;</text:p>
          </table:table-cell>
          <table:table-cell table:number-columns-repeated="1017"/>
        </table:table-row>
        <table:table-row table:style-name="ro1">
          <table:table-cell table:style-name="ce2" office:value-type="string">
            <text:p>PCLF</text:p>
          </table:table-cell>
          <table:table-cell table:style-name="ce2" office:value-type="string">
            <text:p>Etat librement associé</text:p>
          </table:table-cell>
          <table:table-cell table:style-name="ce2" table:number-columns-repeated="2"/>
          <table:table-cell table:style-name="ce2" office:value-type="string">
            <text:p>freely associated state</text:p>
          </table:table-cell>
          <table:table-cell table:style-name="ce2"/>
          <table:table-cell table:formula="of:=CONCATENATE(&quot;&lt;message&gt;&lt;source&gt;&quot;;[.E16];&quot;&lt;/source&gt;&lt;translation&gt;&quot;;[.B16];&quot;&lt;/translation&gt;&lt;/message&gt;&quot;)" office:value-type="string" office:string-value="&lt;message&gt;&lt;source&gt;freely associated state&lt;/source&gt;&lt;translation&gt;Etat librement associé&lt;/translation&gt;&lt;/message&gt;">
            <text:p>&lt;message&gt;&lt;source&gt;freely associated state&lt;/source&gt;&lt;translation&gt;Etat librement associé&lt;/translation&gt;&lt;/message&gt;</text:p>
          </table:table-cell>
          <table:table-cell table:number-columns-repeated="1017"/>
        </table:table-row>
        <table:table-row table:style-name="ro1">
          <table:table-cell table:style-name="ce3" office:value-type="string">
            <text:p>PCLH</text:p>
          </table:table-cell>
          <table:table-cell table:style-name="ce3" office:value-type="string">
            <text:p>historique entité politique</text:p>
          </table:table-cell>
          <table:table-cell table:style-name="ce3" table:number-columns-repeated="2"/>
          <table:table-cell table:style-name="ce3" office:value-type="string">
            <text:p>historical political entity</text:p>
          </table:table-cell>
          <table:table-cell table:style-name="ce3"/>
          <table:table-cell table:formula="of:=CONCATENATE(&quot;&lt;message&gt;&lt;source&gt;&quot;;[.E17];&quot;&lt;/source&gt;&lt;translation&gt;&quot;;[.B17];&quot;&lt;/translation&gt;&lt;/message&gt;&quot;)" office:value-type="string" office:string-value="&lt;message&gt;&lt;source&gt;historical political entity&lt;/source&gt;&lt;translation&gt;historique entité politique&lt;/translation&gt;&lt;/message&gt;">
            <text:p>&lt;message&gt;&lt;source&gt;historical political entity&lt;/source&gt;&lt;translation&gt;historique entité politique&lt;/translation&gt;&lt;/message&gt;</text:p>
          </table:table-cell>
          <table:table-cell table:number-columns-repeated="1017"/>
        </table:table-row>
        <table:table-row table:style-name="ro1">
          <table:table-cell table:style-name="ce2" office:value-type="string">
            <text:p>PCLI</text:p>
          </table:table-cell>
          <table:table-cell table:style-name="ce2" office:value-type="string">
            <text:p>L'entité indépendante politiques</text:p>
          </table:table-cell>
          <table:table-cell table:style-name="ce2" table:number-columns-repeated="2"/>
          <table:table-cell table:style-name="ce2" office:value-type="string">
            <text:p>independent political entity</text:p>
          </table:table-cell>
          <table:table-cell table:style-name="ce2"/>
          <table:table-cell table:formula="of:=CONCATENATE(&quot;&lt;message&gt;&lt;source&gt;&quot;;[.E18];&quot;&lt;/source&gt;&lt;translation&gt;&quot;;[.B18];&quot;&lt;/translation&gt;&lt;/message&gt;&quot;)" office:value-type="string" office:string-value="&lt;message&gt;&lt;source&gt;independent political entity&lt;/source&gt;&lt;translation&gt;L'entité indépendante politiques&lt;/translation&gt;&lt;/message&gt;">
            <text:p>&lt;message&gt;&lt;source&gt;independent political entity&lt;/source&gt;&lt;translation&gt;L'entité indépendante politiques&lt;/translation&gt;&lt;/message&gt;</text:p>
          </table:table-cell>
          <table:table-cell table:number-columns-repeated="1017"/>
        </table:table-row>
        <table:table-row table:style-name="ro1">
          <table:table-cell table:style-name="ce3" office:value-type="string">
            <text:p>PCLIX</text:p>
          </table:table-cell>
          <table:table-cell table:style-name="ce3" office:value-type="string">
            <text:p>la section de l'entité politique indépendante</text:p>
          </table:table-cell>
          <table:table-cell table:style-name="ce3" table:number-columns-repeated="2"/>
          <table:table-cell table:style-name="ce3" office:value-type="string">
            <text:p>section of independent political entity</text:p>
          </table:table-cell>
          <table:table-cell table:style-name="ce3"/>
          <table:table-cell table:formula="of:=CONCATENATE(&quot;&lt;message&gt;&lt;source&gt;&quot;;[.E19];&quot;&lt;/source&gt;&lt;translation&gt;&quot;;[.B19];&quot;&lt;/translation&gt;&lt;/message&gt;&quot;)" office:value-type="string" office:string-value="&lt;message&gt;&lt;source&gt;section of independent political entity&lt;/source&gt;&lt;translation&gt;la section de l'entité politique indépendante&lt;/translation&gt;&lt;/message&gt;">
            <text:p>&lt;message&gt;&lt;source&gt;section of independent political entity&lt;/source&gt;&lt;translation&gt;la section de l'entité politique indépendante&lt;/translation&gt;&lt;/message&gt;</text:p>
          </table:table-cell>
          <table:table-cell table:number-columns-repeated="1017"/>
        </table:table-row>
        <table:table-row table:style-name="ro1">
          <table:table-cell table:style-name="ce2" office:value-type="string">
            <text:p>PCLS</text:p>
          </table:table-cell>
          <table:table-cell table:style-name="ce2" office:value-type="string">
            <text:p>semi-indépendante entité politique</text:p>
          </table:table-cell>
          <table:table-cell table:style-name="ce2" table:number-columns-repeated="2"/>
          <table:table-cell table:style-name="ce2" office:value-type="string">
            <text:p>semi-independent political entity</text:p>
          </table:table-cell>
          <table:table-cell table:style-name="ce2"/>
          <table:table-cell table:formula="of:=CONCATENATE(&quot;&lt;message&gt;&lt;source&gt;&quot;;[.E20];&quot;&lt;/source&gt;&lt;translation&gt;&quot;;[.B20];&quot;&lt;/translation&gt;&lt;/message&gt;&quot;)" office:value-type="string" office:string-value="&lt;message&gt;&lt;source&gt;semi-independent political entity&lt;/source&gt;&lt;translation&gt;semi-indépendante entité politique&lt;/translation&gt;&lt;/message&gt;">
            <text:p>&lt;message&gt;&lt;source&gt;semi-independent political entity&lt;/source&gt;&lt;translation&gt;semi-indépendante entité politique&lt;/translation&gt;&lt;/message&gt;</text:p>
          </table:table-cell>
          <table:table-cell table:number-columns-repeated="1017"/>
        </table:table-row>
        <table:table-row table:style-name="ro1">
          <table:table-cell table:style-name="ce3" office:value-type="string">
            <text:p>PRSH</text:p>
          </table:table-cell>
          <table:table-cell table:style-name="ce3" office:value-type="string">
            <text:p>paroisse</text:p>
          </table:table-cell>
          <table:table-cell table:style-name="ce3" table:number-columns-repeated="2"/>
          <table:table-cell table:style-name="ce3" office:value-type="string">
            <text:p>parish</text:p>
          </table:table-cell>
          <table:table-cell table:style-name="ce3"/>
          <table:table-cell table:formula="of:=CONCATENATE(&quot;&lt;message&gt;&lt;source&gt;&quot;;[.E21];&quot;&lt;/source&gt;&lt;translation&gt;&quot;;[.B21];&quot;&lt;/translation&gt;&lt;/message&gt;&quot;)" office:value-type="string" office:string-value="&lt;message&gt;&lt;source&gt;parish&lt;/source&gt;&lt;translation&gt;paroisse&lt;/translation&gt;&lt;/message&gt;">
            <text:p>&lt;message&gt;&lt;source&gt;parish&lt;/source&gt;&lt;translation&gt;paroisse&lt;/translation&gt;&lt;/message&gt;</text:p>
          </table:table-cell>
          <table:table-cell table:number-columns-repeated="1017"/>
        </table:table-row>
        <table:table-row table:style-name="ro1">
          <table:table-cell table:style-name="ce2" office:value-type="string">
            <text:p>TERR</text:p>
          </table:table-cell>
          <table:table-cell table:style-name="ce2" office:value-type="string">
            <text:p>territoire</text:p>
          </table:table-cell>
          <table:table-cell table:style-name="ce2" table:number-columns-repeated="2"/>
          <table:table-cell table:style-name="ce2" office:value-type="string">
            <text:p>territory</text:p>
          </table:table-cell>
          <table:table-cell table:style-name="ce2"/>
          <table:table-cell table:formula="of:=CONCATENATE(&quot;&lt;message&gt;&lt;source&gt;&quot;;[.E22];&quot;&lt;/source&gt;&lt;translation&gt;&quot;;[.B22];&quot;&lt;/translation&gt;&lt;/message&gt;&quot;)" office:value-type="string" office:string-value="&lt;message&gt;&lt;source&gt;territory&lt;/source&gt;&lt;translation&gt;territoire&lt;/translation&gt;&lt;/message&gt;">
            <text:p>&lt;message&gt;&lt;source&gt;territory&lt;/source&gt;&lt;translation&gt;territoire&lt;/translation&gt;&lt;/message&gt;</text:p>
          </table:table-cell>
          <table:table-cell table:number-columns-repeated="1017"/>
        </table:table-row>
        <table:table-row table:style-name="ro1">
          <table:table-cell table:style-name="ce3" office:value-type="string">
            <text:p>ZN</text:p>
          </table:table-cell>
          <table:table-cell table:style-name="ce3" office:value-type="string">
            <text:p>zone</text:p>
          </table:table-cell>
          <table:table-cell table:style-name="ce3" table:number-columns-repeated="2"/>
          <table:table-cell table:style-name="ce3" office:value-type="string">
            <text:p>zone</text:p>
          </table:table-cell>
          <table:table-cell table:style-name="ce3"/>
          <table:table-cell table:formula="of:=CONCATENATE(&quot;&lt;message&gt;&lt;source&gt;&quot;;[.E23];&quot;&lt;/source&gt;&lt;translation&gt;&quot;;[.B23];&quot;&lt;/translation&gt;&lt;/message&gt;&quot;)" office:value-type="string" office:string-value="&lt;message&gt;&lt;source&gt;zone&lt;/source&gt;&lt;translation&gt;zone&lt;/translation&gt;&lt;/message&gt;">
            <text:p>&lt;message&gt;&lt;source&gt;zone&lt;/source&gt;&lt;translation&gt;zone&lt;/translation&gt;&lt;/message&gt;</text:p>
          </table:table-cell>
          <table:table-cell table:number-columns-repeated="1017"/>
        </table:table-row>
        <table:table-row table:style-name="ro1">
          <table:table-cell table:style-name="ce2" office:value-type="string">
            <text:p>ZNB</text:p>
          </table:table-cell>
          <table:table-cell table:style-name="ce2" office:value-type="string">
            <text:p>zone tampon</text:p>
          </table:table-cell>
          <table:table-cell table:style-name="ce2" table:number-columns-repeated="2"/>
          <table:table-cell table:style-name="ce2" office:value-type="string">
            <text:p>buffer zone</text:p>
          </table:table-cell>
          <table:table-cell table:style-name="ce2"/>
          <table:table-cell table:formula="of:=CONCATENATE(&quot;&lt;message&gt;&lt;source&gt;&quot;;[.E24];&quot;&lt;/source&gt;&lt;translation&gt;&quot;;[.B24];&quot;&lt;/translation&gt;&lt;/message&gt;&quot;)" office:value-type="string" office:string-value="&lt;message&gt;&lt;source&gt;buffer zone&lt;/source&gt;&lt;translation&gt;zone tampon&lt;/translation&gt;&lt;/message&gt;">
            <text:p>&lt;message&gt;&lt;source&gt;buffer zone&lt;/source&gt;&lt;translation&gt;zone tampon&lt;/translation&gt;&lt;/message&gt;</text:p>
          </table:table-cell>
          <table:table-cell table:number-columns-repeated="1017"/>
        </table:table-row>
        <table:table-row table:style-name="ro1">
          <table:table-cell/>
          <table:table-cell/>
          <table:table-cell table:number-columns-repeated="2"/>
          <table:table-cell/>
          <table:table-cell/>
          <table:table-cell table:formula="of:=CONCATENATE(&quot;&lt;message&gt;&lt;source&gt;&quot;;[.E25];&quot;&lt;/source&gt;&lt;translation&gt;&quot;;[.B25];&quot;&lt;/translation&gt;&lt;/message&gt;&quot;)" office:value-type="string" office:string-value="&lt;message&gt;&lt;source&gt;&lt;/source&gt;&lt;translation&gt;&lt;/translation&gt;&lt;/message&gt;">
            <text:p>&lt;message&gt;&lt;source&gt;&lt;/source&gt;&lt;translation&gt;&lt;/translation&gt;&lt;/message&gt;</text:p>
          </table:table-cell>
          <table:table-cell table:number-columns-repeated="1017"/>
        </table:table-row>
        <table:table-row table:style-name="ro1">
          <table:table-cell table:style-name="ce1" office:value-type="string" table:number-columns-spanned="3" table:number-rows-spanned="1">
            <text:p>H ruisseau, lac, ...</text:p>
          </table:table-cell>
          <table:covered-table-cell table:number-columns-repeated="2"/>
          <table:table-cell table:style-name="ce1" office:value-type="string" table:number-columns-spanned="3" table:number-rows-spanned="1">
            <text:p>H stream, lake, ...</text:p>
          </table:table-cell>
          <table:covered-table-cell table:number-columns-repeated="2"/>
          <table:table-cell table:number-columns-repeated="1018"/>
        </table:table-row>
        <table:table-row table:style-name="ro1">
          <table:table-cell table:style-name="ce2" office:value-type="string">
            <text:p>AIRS</text:p>
          </table:table-cell>
          <table:table-cell table:style-name="ce2" office:value-type="string">
            <text:p>aire d'atterrissage hydravion</text:p>
          </table:table-cell>
          <table:table-cell table:style-name="ce2" office:value-type="string">
            <text:p>une place sur un plan d'eau où les hydravions atterrir et décoller</text:p>
          </table:table-cell>
          <table:table-cell table:style-name="ce2" office:value-type="string">
            <text:p>AIRS</text:p>
          </table:table-cell>
          <table:table-cell table:style-name="ce2" office:value-type="string">
            <text:p>seaplane landing area</text:p>
          </table:table-cell>
          <table:table-cell table:style-name="ce2" office:value-type="string">
            <text:p>a place on a waterbody where floatplanes land and take off</text:p>
          </table:table-cell>
          <table:table-cell table:formula="of:=CONCATENATE(&quot;&lt;message&gt;&lt;source&gt;&quot;;[.E27];&quot;&lt;/source&gt;&lt;translation&gt;&quot;;[.B27];&quot;&lt;/translation&gt;&lt;/message&gt;&quot;)" office:value-type="string" office:string-value="&lt;message&gt;&lt;source&gt;seaplane landing area&lt;/source&gt;&lt;translation&gt;aire d'atterrissage hydravion&lt;/translation&gt;&lt;/message&gt;">
            <text:p>&lt;message&gt;&lt;source&gt;seaplane landing area&lt;/source&gt;&lt;translation&gt;aire d'atterrissage hydravion&lt;/translation&gt;&lt;/message&gt;</text:p>
          </table:table-cell>
          <table:table-cell table:number-columns-repeated="1017"/>
        </table:table-row>
        <table:table-row table:style-name="ro1">
          <table:table-cell table:style-name="ce3" office:value-type="string">
            <text:p>ANCH</text:p>
          </table:table-cell>
          <table:table-cell table:style-name="ce3" office:value-type="string">
            <text:p>ancrage</text:p>
          </table:table-cell>
          <table:table-cell table:style-name="ce3" office:value-type="string">
            <text:p>une zone où les navires peuvent mouiller</text:p>
          </table:table-cell>
          <table:table-cell table:style-name="ce3" office:value-type="string">
            <text:p>ANCH</text:p>
          </table:table-cell>
          <table:table-cell table:style-name="ce3" office:value-type="string">
            <text:p>anchorage</text:p>
          </table:table-cell>
          <table:table-cell table:style-name="ce3" office:value-type="string">
            <text:p>an area where vessels may anchor</text:p>
          </table:table-cell>
          <table:table-cell table:formula="of:=CONCATENATE(&quot;&lt;message&gt;&lt;source&gt;&quot;;[.E28];&quot;&lt;/source&gt;&lt;translation&gt;&quot;;[.B28];&quot;&lt;/translation&gt;&lt;/message&gt;&quot;)" office:value-type="string" office:string-value="&lt;message&gt;&lt;source&gt;anchorage&lt;/source&gt;&lt;translation&gt;ancrage&lt;/translation&gt;&lt;/message&gt;">
            <text:p>&lt;message&gt;&lt;source&gt;anchorage&lt;/source&gt;&lt;translation&gt;ancrage&lt;/translation&gt;&lt;/message&gt;</text:p>
          </table:table-cell>
          <table:table-cell table:number-columns-repeated="1017"/>
        </table:table-row>
        <table:table-row table:style-name="ro1">
          <table:table-cell table:style-name="ce2" office:value-type="string">
            <text:p>BAY</text:p>
          </table:table-cell>
          <table:table-cell table:style-name="ce2" office:value-type="string">
            <text:p>baie</text:p>
          </table:table-cell>
          <table:table-cell table:style-name="ce2" office:value-type="string">
            <text:p>une échancrure entre les deux caps ou promontoires, plus grand que d'une crique mais plus petit qu'un gouffre</text:p>
          </table:table-cell>
          <table:table-cell table:style-name="ce2" office:value-type="string">
            <text:p>BAY</text:p>
          </table:table-cell>
          <table:table-cell table:style-name="ce2" office:value-type="string">
            <text:p>bay</text:p>
          </table:table-cell>
          <table:table-cell table:style-name="ce2" office:value-type="string">
            <text:p>a coastal indentation between two capes or headlands, larger than a cove but smaller than a gulf</text:p>
          </table:table-cell>
          <table:table-cell table:formula="of:=CONCATENATE(&quot;&lt;message&gt;&lt;source&gt;&quot;;[.E29];&quot;&lt;/source&gt;&lt;translation&gt;&quot;;[.B29];&quot;&lt;/translation&gt;&lt;/message&gt;&quot;)" office:value-type="string" office:string-value="&lt;message&gt;&lt;source&gt;bay&lt;/source&gt;&lt;translation&gt;baie&lt;/translation&gt;&lt;/message&gt;">
            <text:p>&lt;message&gt;&lt;source&gt;bay&lt;/source&gt;&lt;translation&gt;baie&lt;/translation&gt;&lt;/message&gt;</text:p>
          </table:table-cell>
          <table:table-cell table:number-columns-repeated="1017"/>
        </table:table-row>
        <table:table-row table:style-name="ro1">
          <table:table-cell table:style-name="ce3" office:value-type="string">
            <text:p>BAIES</text:p>
          </table:table-cell>
          <table:table-cell table:style-name="ce3" office:value-type="string">
            <text:p>baies</text:p>
          </table:table-cell>
          <table:table-cell table:style-name="ce3" office:value-type="string">
            <text:p>indentations côtières entre deux caps ou promontoires, plus grand que d'une anse, mais plus petit que le fossé</text:p>
          </table:table-cell>
          <table:table-cell table:style-name="ce3" office:value-type="string">
            <text:p>BAYS</text:p>
          </table:table-cell>
          <table:table-cell table:style-name="ce3" office:value-type="string">
            <text:p>bays</text:p>
          </table:table-cell>
          <table:table-cell table:style-name="ce3" office:value-type="string">
            <text:p>coastal indentations between two capes or headlands, larger than a cove but smaller than a gulf</text:p>
          </table:table-cell>
          <table:table-cell table:formula="of:=CONCATENATE(&quot;&lt;message&gt;&lt;source&gt;&quot;;[.E30];&quot;&lt;/source&gt;&lt;translation&gt;&quot;;[.B30];&quot;&lt;/translation&gt;&lt;/message&gt;&quot;)" office:value-type="string" office:string-value="&lt;message&gt;&lt;source&gt;bays&lt;/source&gt;&lt;translation&gt;baies&lt;/translation&gt;&lt;/message&gt;">
            <text:p>&lt;message&gt;&lt;source&gt;bays&lt;/source&gt;&lt;translation&gt;baies&lt;/translation&gt;&lt;/message&gt;</text:p>
          </table:table-cell>
          <table:table-cell table:number-columns-repeated="1017"/>
        </table:table-row>
        <table:table-row table:style-name="ro1">
          <table:table-cell table:style-name="ce2" office:value-type="string">
            <text:p>BGHT</text:p>
          </table:table-cell>
          <table:table-cell table:style-name="ce2" office:value-type="string">
            <text:p>anse (s)</text:p>
          </table:table-cell>
          <table:table-cell table:style-name="ce2" office:value-type="string">
            <text:p>une étendue d'eau, formant une légère récession en un littoral</text:p>
          </table:table-cell>
          <table:table-cell table:style-name="ce2" office:value-type="string">
            <text:p>BGHT</text:p>
          </table:table-cell>
          <table:table-cell table:style-name="ce2" office:value-type="string">
            <text:p>bight(s)</text:p>
          </table:table-cell>
          <table:table-cell table:style-name="ce2" office:value-type="string">
            <text:p>an open body of water forming a slight recession in a coastline</text:p>
          </table:table-cell>
          <table:table-cell table:formula="of:=CONCATENATE(&quot;&lt;message&gt;&lt;source&gt;&quot;;[.E31];&quot;&lt;/source&gt;&lt;translation&gt;&quot;;[.B31];&quot;&lt;/translation&gt;&lt;/message&gt;&quot;)" office:value-type="string" office:string-value="&lt;message&gt;&lt;source&gt;bight(s)&lt;/source&gt;&lt;translation&gt;anse (s)&lt;/translation&gt;&lt;/message&gt;">
            <text:p>&lt;message&gt;&lt;source&gt;bight(s)&lt;/source&gt;&lt;translation&gt;anse (s)&lt;/translation&gt;&lt;/message&gt;</text:p>
          </table:table-cell>
          <table:table-cell table:number-columns-repeated="1017"/>
        </table:table-row>
        <table:table-row table:style-name="ro1">
          <table:table-cell table:style-name="ce3" office:value-type="string">
            <text:p>BNK</text:p>
          </table:table-cell>
          <table:table-cell table:style-name="ce3" office:value-type="string">
            <text:p>banque (s)</text:p>
          </table:table-cell>
          <table:table-cell table:style-name="ce3" office:value-type="string">
            <text:p>une élévation, généralement situé sur une étagère, sur laquelle la profondeur de l'eau est relativement faible, mais suffisante pour la navigation plus de surface</text:p>
          </table:table-cell>
          <table:table-cell table:style-name="ce3" office:value-type="string">
            <text:p>BNK</text:p>
          </table:table-cell>
          <table:table-cell table:style-name="ce3" office:value-type="string">
            <text:p>bank(s)</text:p>
          </table:table-cell>
          <table:table-cell table:style-name="ce3" office:value-type="string">
            <text:p>an elevation, typically located on a shelf, over which the depth of water is relatively shallow but sufficient for most surface navigation</text:p>
          </table:table-cell>
          <table:table-cell table:formula="of:=CONCATENATE(&quot;&lt;message&gt;&lt;source&gt;&quot;;[.E32];&quot;&lt;/source&gt;&lt;translation&gt;&quot;;[.B32];&quot;&lt;/translation&gt;&lt;/message&gt;&quot;)" office:value-type="string" office:string-value="&lt;message&gt;&lt;source&gt;bank(s)&lt;/source&gt;&lt;translation&gt;banque (s)&lt;/translation&gt;&lt;/message&gt;">
            <text:p>&lt;message&gt;&lt;source&gt;bank(s)&lt;/source&gt;&lt;translation&gt;banque (s)&lt;/translation&gt;&lt;/message&gt;</text:p>
          </table:table-cell>
          <table:table-cell table:number-columns-repeated="1017"/>
        </table:table-row>
        <table:table-row table:style-name="ro1">
          <table:table-cell table:style-name="ce2" office:value-type="string">
            <text:p>BNKR</text:p>
          </table:table-cell>
          <table:table-cell table:style-name="ce2" office:value-type="string">
            <text:p>des berges</text:p>
          </table:table-cell>
          <table:table-cell table:style-name="ce2" office:value-type="string">
            <text:p>une marge de pente d'un chenal qui limite normalement le flux de son canal sur la terre</text:p>
          </table:table-cell>
          <table:table-cell table:style-name="ce2" office:value-type="string">
            <text:p>BNKR</text:p>
          </table:table-cell>
          <table:table-cell table:style-name="ce2" office:value-type="string">
            <text:p>stream bank</text:p>
          </table:table-cell>
          <table:table-cell table:style-name="ce2" office:value-type="string">
            <text:p>a sloping margin of a stream channel which normally confines the stream to its channel on land</text:p>
          </table:table-cell>
          <table:table-cell table:formula="of:=CONCATENATE(&quot;&lt;message&gt;&lt;source&gt;&quot;;[.E33];&quot;&lt;/source&gt;&lt;translation&gt;&quot;;[.B33];&quot;&lt;/translation&gt;&lt;/message&gt;&quot;)" office:value-type="string" office:string-value="&lt;message&gt;&lt;source&gt;stream bank&lt;/source&gt;&lt;translation&gt;des berges&lt;/translation&gt;&lt;/message&gt;">
            <text:p>&lt;message&gt;&lt;source&gt;stream bank&lt;/source&gt;&lt;translation&gt;des berges&lt;/translation&gt;&lt;/message&gt;</text:p>
          </table:table-cell>
          <table:table-cell table:number-columns-repeated="1017"/>
        </table:table-row>
        <table:table-row table:style-name="ro1">
          <table:table-cell table:style-name="ce3" office:value-type="string">
            <text:p>BNKX</text:p>
          </table:table-cell>
          <table:table-cell table:style-name="ce3" office:value-type="string">
            <text:p>section de la banque</text:p>
          </table:table-cell>
          <table:table-cell table:style-name="ce3"/>
          <table:table-cell table:style-name="ce3" office:value-type="string">
            <text:p>BNKX</text:p>
          </table:table-cell>
          <table:table-cell table:style-name="ce3" office:value-type="string">
            <text:p>section of bank</text:p>
          </table:table-cell>
          <table:table-cell table:style-name="ce3"/>
          <table:table-cell table:formula="of:=CONCATENATE(&quot;&lt;message&gt;&lt;source&gt;&quot;;[.E34];&quot;&lt;/source&gt;&lt;translation&gt;&quot;;[.B34];&quot;&lt;/translation&gt;&lt;/message&gt;&quot;)" office:value-type="string" office:string-value="&lt;message&gt;&lt;source&gt;section of bank&lt;/source&gt;&lt;translation&gt;section de la banque&lt;/translation&gt;&lt;/message&gt;">
            <text:p>&lt;message&gt;&lt;source&gt;section of bank&lt;/source&gt;&lt;translation&gt;section de la banque&lt;/translation&gt;&lt;/message&gt;</text:p>
          </table:table-cell>
          <table:table-cell table:number-columns-repeated="1017"/>
        </table:table-row>
        <table:table-row table:style-name="ro1">
          <table:table-cell table:style-name="ce2" office:value-type="string">
            <text:p>BOG</text:p>
          </table:table-cell>
          <table:table-cell table:style-name="ce2" office:value-type="string">
            <text:p>tourbière (s)</text:p>
          </table:table-cell>
          <table:table-cell table:style-name="ce2" office:value-type="string">
            <text:p>une zone humide caractérisée par la tourbe de sphaigne former, les carex et autres plantes d'eau acide</text:p>
          </table:table-cell>
          <table:table-cell table:style-name="ce2" office:value-type="string">
            <text:p>BOG</text:p>
          </table:table-cell>
          <table:table-cell table:style-name="ce2" office:value-type="string">
            <text:p>bog(s)</text:p>
          </table:table-cell>
          <table:table-cell table:style-name="ce2" office:value-type="string">
            <text:p>a wetland characterized by peat forming sphagnum moss, sedge, and other acid-water plants</text:p>
          </table:table-cell>
          <table:table-cell table:formula="of:=CONCATENATE(&quot;&lt;message&gt;&lt;source&gt;&quot;;[.E35];&quot;&lt;/source&gt;&lt;translation&gt;&quot;;[.B35];&quot;&lt;/translation&gt;&lt;/message&gt;&quot;)" office:value-type="string" office:string-value="&lt;message&gt;&lt;source&gt;bog(s)&lt;/source&gt;&lt;translation&gt;tourbière (s)&lt;/translation&gt;&lt;/message&gt;">
            <text:p>&lt;message&gt;&lt;source&gt;bog(s)&lt;/source&gt;&lt;translation&gt;tourbière (s)&lt;/translation&gt;&lt;/message&gt;</text:p>
          </table:table-cell>
          <table:table-cell table:number-columns-repeated="1017"/>
        </table:table-row>
        <table:table-row table:style-name="ro1">
          <table:table-cell table:style-name="ce3" office:value-type="string">
            <text:p>GPAW</text:p>
          </table:table-cell>
          <table:table-cell table:style-name="ce3" office:value-type="string">
            <text:p>calotte glaciaire</text:p>
          </table:table-cell>
          <table:table-cell table:style-name="ce3" office:value-type="string">
            <text:p>une masse en forme de dôme glaciaire couvrant une superficie de sommets ou d'autres hautes terres; plus petite qu'une feuille de glace</text:p>
          </table:table-cell>
          <table:table-cell table:style-name="ce3" office:value-type="string">
            <text:p>CAPG</text:p>
          </table:table-cell>
          <table:table-cell table:style-name="ce3" office:value-type="string">
            <text:p>icecap</text:p>
          </table:table-cell>
          <table:table-cell table:style-name="ce3" office:value-type="string">
            <text:p>a dome-shaped mass of glacial ice covering an area of mountain summits or other high lands; smaller than an ice sheet</text:p>
          </table:table-cell>
          <table:table-cell table:formula="of:=CONCATENATE(&quot;&lt;message&gt;&lt;source&gt;&quot;;[.E36];&quot;&lt;/source&gt;&lt;translation&gt;&quot;;[.B36];&quot;&lt;/translation&gt;&lt;/message&gt;&quot;)" office:value-type="string" office:string-value="&lt;message&gt;&lt;source&gt;icecap&lt;/source&gt;&lt;translation&gt;calotte glaciaire&lt;/translation&gt;&lt;/message&gt;">
            <text:p>&lt;message&gt;&lt;source&gt;icecap&lt;/source&gt;&lt;translation&gt;calotte glaciaire&lt;/translation&gt;&lt;/message&gt;</text:p>
          </table:table-cell>
          <table:table-cell table:number-columns-repeated="1017"/>
        </table:table-row>
        <table:table-row table:style-name="ro1">
          <table:table-cell table:style-name="ce2" office:value-type="string">
            <text:p>CHN</text:p>
          </table:table-cell>
          <table:table-cell table:style-name="ce2" office:value-type="string">
            <text:p>canal</text:p>
          </table:table-cell>
          <table:table-cell table:style-name="ce2" office:value-type="string">
            <text:p>la partie la plus profonde d'un ruisseau, baie, une lagune, ou un détroit, par lequel s'écoule le courant principal</text:p>
          </table:table-cell>
          <table:table-cell table:style-name="ce2" office:value-type="string">
            <text:p>CHN</text:p>
          </table:table-cell>
          <table:table-cell table:style-name="ce2" office:value-type="string">
            <text:p>channel</text:p>
          </table:table-cell>
          <table:table-cell table:style-name="ce2" office:value-type="string">
            <text:p>the deepest part of a stream, bay, lagoon, or strait, through which the main current flows</text:p>
          </table:table-cell>
          <table:table-cell table:formula="of:=CONCATENATE(&quot;&lt;message&gt;&lt;source&gt;&quot;;[.E37];&quot;&lt;/source&gt;&lt;translation&gt;&quot;;[.B37];&quot;&lt;/translation&gt;&lt;/message&gt;&quot;)" office:value-type="string" office:string-value="&lt;message&gt;&lt;source&gt;channel&lt;/source&gt;&lt;translation&gt;canal&lt;/translation&gt;&lt;/message&gt;">
            <text:p>&lt;message&gt;&lt;source&gt;channel&lt;/source&gt;&lt;translation&gt;canal&lt;/translation&gt;&lt;/message&gt;</text:p>
          </table:table-cell>
          <table:table-cell table:number-columns-repeated="1017"/>
        </table:table-row>
        <table:table-row table:style-name="ro1">
          <table:table-cell table:style-name="ce3" office:value-type="string">
            <text:p>CHNL</text:p>
          </table:table-cell>
          <table:table-cell table:style-name="ce3" office:value-type="string">
            <text:p>lac canal (s)</text:p>
          </table:table-cell>
          <table:table-cell table:style-name="ce3" office:value-type="string">
            <text:p>que partie d'un lac assez profond avoir de l'eau pour la navigation entre les îles, les bancs, etc</text:p>
          </table:table-cell>
          <table:table-cell table:style-name="ce3" office:value-type="string">
            <text:p>CHNL</text:p>
          </table:table-cell>
          <table:table-cell table:style-name="ce3" office:value-type="string">
            <text:p>lake channel(s)</text:p>
          </table:table-cell>
          <table:table-cell table:style-name="ce3" office:value-type="string">
            <text:p>that part of a lake having water deep enough for navigation between islands, shoals, etc.</text:p>
          </table:table-cell>
          <table:table-cell table:formula="of:=CONCATENATE(&quot;&lt;message&gt;&lt;source&gt;&quot;;[.E38];&quot;&lt;/source&gt;&lt;translation&gt;&quot;;[.B38];&quot;&lt;/translation&gt;&lt;/message&gt;&quot;)" office:value-type="string" office:string-value="&lt;message&gt;&lt;source&gt;lake channel(s)&lt;/source&gt;&lt;translation&gt;lac canal (s)&lt;/translation&gt;&lt;/message&gt;">
            <text:p>&lt;message&gt;&lt;source&gt;lake channel(s)&lt;/source&gt;&lt;translation&gt;lac canal (s)&lt;/translation&gt;&lt;/message&gt;</text:p>
          </table:table-cell>
          <table:table-cell table:number-columns-repeated="1017"/>
        </table:table-row>
        <table:table-row table:style-name="ro1">
          <table:table-cell table:style-name="ce2" office:value-type="string">
            <text:p>CHNM</text:p>
          </table:table-cell>
          <table:table-cell table:style-name="ce2" office:value-type="string">
            <text:p>marine canal</text:p>
          </table:table-cell>
          <table:table-cell table:style-name="ce2" office:value-type="string">
            <text:p>la partie d'un plan d'eau assez profond pour la navigation dans une région par ailleurs ne convient pas</text:p>
          </table:table-cell>
          <table:table-cell table:style-name="ce2" office:value-type="string">
            <text:p>CHNM</text:p>
          </table:table-cell>
          <table:table-cell table:style-name="ce2" office:value-type="string">
            <text:p>marine channel</text:p>
          </table:table-cell>
          <table:table-cell table:style-name="ce2" office:value-type="string">
            <text:p>that part of a body of water deep enough for navigation through an area otherwise not suitable</text:p>
          </table:table-cell>
          <table:table-cell table:formula="of:=CONCATENATE(&quot;&lt;message&gt;&lt;source&gt;&quot;;[.E39];&quot;&lt;/source&gt;&lt;translation&gt;&quot;;[.B39];&quot;&lt;/translation&gt;&lt;/message&gt;&quot;)" office:value-type="string" office:string-value="&lt;message&gt;&lt;source&gt;marine channel&lt;/source&gt;&lt;translation&gt;marine canal&lt;/translation&gt;&lt;/message&gt;">
            <text:p>&lt;message&gt;&lt;source&gt;marine channel&lt;/source&gt;&lt;translation&gt;marine canal&lt;/translation&gt;&lt;/message&gt;</text:p>
          </table:table-cell>
          <table:table-cell table:number-columns-repeated="1017"/>
        </table:table-row>
        <table:table-row table:style-name="ro1">
          <table:table-cell table:style-name="ce3" office:value-type="string">
            <text:p>CHNN</text:p>
          </table:table-cell>
          <table:table-cell table:style-name="ce3" office:value-type="string">
            <text:p>chenal de navigation</text:p>
          </table:table-cell>
          <table:table-cell table:style-name="ce3" office:value-type="string">
            <text:p>un chenal balisé d'une profondeur suffisante pour la navigation sécuritaire des navires</text:p>
          </table:table-cell>
          <table:table-cell table:style-name="ce3" office:value-type="string">
            <text:p>CHNN</text:p>
          </table:table-cell>
          <table:table-cell table:style-name="ce3" office:value-type="string">
            <text:p>navigation channel</text:p>
          </table:table-cell>
          <table:table-cell table:style-name="ce3" office:value-type="string">
            <text:p>a buoyed channel of sufficient depth for the safe navigation of vessels</text:p>
          </table:table-cell>
          <table:table-cell table:formula="of:=CONCATENATE(&quot;&lt;message&gt;&lt;source&gt;&quot;;[.E40];&quot;&lt;/source&gt;&lt;translation&gt;&quot;;[.B40];&quot;&lt;/translation&gt;&lt;/message&gt;&quot;)" office:value-type="string" office:string-value="&lt;message&gt;&lt;source&gt;navigation channel&lt;/source&gt;&lt;translation&gt;chenal de navigation&lt;/translation&gt;&lt;/message&gt;">
            <text:p>&lt;message&gt;&lt;source&gt;navigation channel&lt;/source&gt;&lt;translation&gt;chenal de navigation&lt;/translation&gt;&lt;/message&gt;</text:p>
          </table:table-cell>
          <table:table-cell table:number-columns-repeated="1017"/>
        </table:table-row>
        <table:table-row table:style-name="ro1">
          <table:table-cell table:style-name="ce2" office:value-type="string">
            <text:p>CNFL</text:p>
          </table:table-cell>
          <table:table-cell table:style-name="ce2" office:value-type="string">
            <text:p>confluence</text:p>
          </table:table-cell>
          <table:table-cell table:style-name="ce2" office:value-type="string">
            <text:p>un endroit où deux ou plusieurs courants ou flux intermittents s'écouler ensemble</text:p>
          </table:table-cell>
          <table:table-cell table:style-name="ce2" office:value-type="string">
            <text:p>CNFL</text:p>
          </table:table-cell>
          <table:table-cell table:style-name="ce2" office:value-type="string">
            <text:p>confluence</text:p>
          </table:table-cell>
          <table:table-cell table:style-name="ce2" office:value-type="string">
            <text:p>a place where two or more streams or intermittent streams flow together</text:p>
          </table:table-cell>
          <table:table-cell table:formula="of:=CONCATENATE(&quot;&lt;message&gt;&lt;source&gt;&quot;;[.E41];&quot;&lt;/source&gt;&lt;translation&gt;&quot;;[.B41];&quot;&lt;/translation&gt;&lt;/message&gt;&quot;)" office:value-type="string" office:string-value="&lt;message&gt;&lt;source&gt;confluence&lt;/source&gt;&lt;translation&gt;confluence&lt;/translation&gt;&lt;/message&gt;">
            <text:p>&lt;message&gt;&lt;source&gt;confluence&lt;/source&gt;&lt;translation&gt;confluence&lt;/translation&gt;&lt;/message&gt;</text:p>
          </table:table-cell>
          <table:table-cell table:number-columns-repeated="1017"/>
        </table:table-row>
        <table:table-row table:style-name="ro1">
          <table:table-cell table:style-name="ce3" office:value-type="string">
            <text:p>CNL</text:p>
          </table:table-cell>
          <table:table-cell table:style-name="ce3" office:value-type="string">
            <text:p>canal</text:p>
          </table:table-cell>
          <table:table-cell table:style-name="ce3" office:value-type="string">
            <text:p>un cours d'eau artificiel</text:p>
          </table:table-cell>
          <table:table-cell table:style-name="ce3" office:value-type="string">
            <text:p>CNL</text:p>
          </table:table-cell>
          <table:table-cell table:style-name="ce3" office:value-type="string">
            <text:p>canal</text:p>
          </table:table-cell>
          <table:table-cell table:style-name="ce3" office:value-type="string">
            <text:p>an artificial watercourse</text:p>
          </table:table-cell>
          <table:table-cell table:formula="of:=CONCATENATE(&quot;&lt;message&gt;&lt;source&gt;&quot;;[.E42];&quot;&lt;/source&gt;&lt;translation&gt;&quot;;[.B42];&quot;&lt;/translation&gt;&lt;/message&gt;&quot;)" office:value-type="string" office:string-value="&lt;message&gt;&lt;source&gt;canal&lt;/source&gt;&lt;translation&gt;canal&lt;/translation&gt;&lt;/message&gt;">
            <text:p>&lt;message&gt;&lt;source&gt;canal&lt;/source&gt;&lt;translation&gt;canal&lt;/translation&gt;&lt;/message&gt;</text:p>
          </table:table-cell>
          <table:table-cell table:number-columns-repeated="1017"/>
        </table:table-row>
        <table:table-row table:style-name="ro1">
          <table:table-cell table:style-name="ce2" office:value-type="string">
            <text:p>CNLA</text:p>
          </table:table-cell>
          <table:table-cell table:style-name="ce2" office:value-type="string">
            <text:p>aqueduc</text:p>
          </table:table-cell>
          <table:table-cell table:style-name="ce2" office:value-type="string">
            <text:p>un conduit utilisé pour transporter de l'eau</text:p>
          </table:table-cell>
          <table:table-cell table:style-name="ce2" office:value-type="string">
            <text:p>CNLA</text:p>
          </table:table-cell>
          <table:table-cell table:style-name="ce2" office:value-type="string">
            <text:p>aqueduct</text:p>
          </table:table-cell>
          <table:table-cell table:style-name="ce2" office:value-type="string">
            <text:p>a conduit used to carry water</text:p>
          </table:table-cell>
          <table:table-cell table:formula="of:=CONCATENATE(&quot;&lt;message&gt;&lt;source&gt;&quot;;[.E43];&quot;&lt;/source&gt;&lt;translation&gt;&quot;;[.B43];&quot;&lt;/translation&gt;&lt;/message&gt;&quot;)" office:value-type="string" office:string-value="&lt;message&gt;&lt;source&gt;aqueduct&lt;/source&gt;&lt;translation&gt;aqueduc&lt;/translation&gt;&lt;/message&gt;">
            <text:p>&lt;message&gt;&lt;source&gt;aqueduct&lt;/source&gt;&lt;translation&gt;aqueduc&lt;/translation&gt;&lt;/message&gt;</text:p>
          </table:table-cell>
          <table:table-cell table:number-columns-repeated="1017"/>
        </table:table-row>
        <table:table-row table:style-name="ro1">
          <table:table-cell table:style-name="ce3" office:value-type="string">
            <text:p>CNLB</text:p>
          </table:table-cell>
          <table:table-cell table:style-name="ce3" office:value-type="string">
            <text:p>canal virage</text:p>
          </table:table-cell>
          <table:table-cell table:style-name="ce3" office:value-type="string">
            <text:p>une section visiblement courbé ou plié d'un canal</text:p>
          </table:table-cell>
          <table:table-cell table:style-name="ce3" office:value-type="string">
            <text:p>CNLB</text:p>
          </table:table-cell>
          <table:table-cell table:style-name="ce3" office:value-type="string">
            <text:p>canal bend</text:p>
          </table:table-cell>
          <table:table-cell table:style-name="ce3" office:value-type="string">
            <text:p>a conspicuously curved or bent section of a canal</text:p>
          </table:table-cell>
          <table:table-cell table:formula="of:=CONCATENATE(&quot;&lt;message&gt;&lt;source&gt;&quot;;[.E44];&quot;&lt;/source&gt;&lt;translation&gt;&quot;;[.B44];&quot;&lt;/translation&gt;&lt;/message&gt;&quot;)" office:value-type="string" office:string-value="&lt;message&gt;&lt;source&gt;canal bend&lt;/source&gt;&lt;translation&gt;canal virage&lt;/translation&gt;&lt;/message&gt;">
            <text:p>&lt;message&gt;&lt;source&gt;canal bend&lt;/source&gt;&lt;translation&gt;canal virage&lt;/translation&gt;&lt;/message&gt;</text:p>
          </table:table-cell>
          <table:table-cell table:number-columns-repeated="1017"/>
        </table:table-row>
        <table:table-row table:style-name="ro1">
          <table:table-cell table:style-name="ce2" office:value-type="string">
            <text:p>CNLD</text:p>
          </table:table-cell>
          <table:table-cell table:style-name="ce2" office:value-type="string">
            <text:p>canal de drainage</text:p>
          </table:table-cell>
          <table:table-cell table:style-name="ce2" office:value-type="string">
            <text:p>une voie navigable artificielle transport de l'eau loin des zones humides ou des fossés de drainage</text:p>
          </table:table-cell>
          <table:table-cell table:style-name="ce2" office:value-type="string">
            <text:p>CNLD</text:p>
          </table:table-cell>
          <table:table-cell table:style-name="ce2" office:value-type="string">
            <text:p>drainage canal</text:p>
          </table:table-cell>
          <table:table-cell table:style-name="ce2" office:value-type="string">
            <text:p>an artificial waterway carrying water away from a wetland or from drainage ditches</text:p>
          </table:table-cell>
          <table:table-cell table:formula="of:=CONCATENATE(&quot;&lt;message&gt;&lt;source&gt;&quot;;[.E45];&quot;&lt;/source&gt;&lt;translation&gt;&quot;;[.B45];&quot;&lt;/translation&gt;&lt;/message&gt;&quot;)" office:value-type="string" office:string-value="&lt;message&gt;&lt;source&gt;drainage canal&lt;/source&gt;&lt;translation&gt;canal de drainage&lt;/translation&gt;&lt;/message&gt;">
            <text:p>&lt;message&gt;&lt;source&gt;drainage canal&lt;/source&gt;&lt;translation&gt;canal de drainage&lt;/translation&gt;&lt;/message&gt;</text:p>
          </table:table-cell>
          <table:table-cell table:number-columns-repeated="1017"/>
        </table:table-row>
        <table:table-row table:style-name="ro1">
          <table:table-cell table:style-name="ce3" office:value-type="string">
            <text:p>CNLI</text:p>
          </table:table-cell>
          <table:table-cell table:style-name="ce3" office:value-type="string">
            <text:p>canal d'irrigation</text:p>
          </table:table-cell>
          <table:table-cell table:style-name="ce3" office:value-type="string">
            <text:p>un canal qui sert de conduit principal d'eau d'irrigation</text:p>
          </table:table-cell>
          <table:table-cell table:style-name="ce3" office:value-type="string">
            <text:p>CNLI</text:p>
          </table:table-cell>
          <table:table-cell table:style-name="ce3" office:value-type="string">
            <text:p>irrigation canal</text:p>
          </table:table-cell>
          <table:table-cell table:style-name="ce3" office:value-type="string">
            <text:p>a canal which serves as a main conduit for irrigation water</text:p>
          </table:table-cell>
          <table:table-cell table:formula="of:=CONCATENATE(&quot;&lt;message&gt;&lt;source&gt;&quot;;[.E46];&quot;&lt;/source&gt;&lt;translation&gt;&quot;;[.B46];&quot;&lt;/translation&gt;&lt;/message&gt;&quot;)" office:value-type="string" office:string-value="&lt;message&gt;&lt;source&gt;irrigation canal&lt;/source&gt;&lt;translation&gt;canal d'irrigation&lt;/translation&gt;&lt;/message&gt;">
            <text:p>&lt;message&gt;&lt;source&gt;irrigation canal&lt;/source&gt;&lt;translation&gt;canal d'irrigation&lt;/translation&gt;&lt;/message&gt;</text:p>
          </table:table-cell>
          <table:table-cell table:number-columns-repeated="1017"/>
        </table:table-row>
        <table:table-row table:style-name="ro1">
          <table:table-cell table:style-name="ce2" office:value-type="string">
            <text:p>CNLN</text:p>
          </table:table-cell>
          <table:table-cell table:style-name="ce2" office:value-type="string">
            <text:p>canal de navigation (s)</text:p>
          </table:table-cell>
          <table:table-cell table:style-name="ce2" office:value-type="string">
            <text:p>un cours d'eau construit pour la navigation des navires</text:p>
          </table:table-cell>
          <table:table-cell table:style-name="ce2" office:value-type="string">
            <text:p>CNLN</text:p>
          </table:table-cell>
          <table:table-cell table:style-name="ce2" office:value-type="string">
            <text:p>navigation canal(s)</text:p>
          </table:table-cell>
          <table:table-cell table:style-name="ce2" office:value-type="string">
            <text:p>a watercourse constructed for navigation of vessels</text:p>
          </table:table-cell>
          <table:table-cell table:formula="of:=CONCATENATE(&quot;&lt;message&gt;&lt;source&gt;&quot;;[.E47];&quot;&lt;/source&gt;&lt;translation&gt;&quot;;[.B47];&quot;&lt;/translation&gt;&lt;/message&gt;&quot;)" office:value-type="string" office:string-value="&lt;message&gt;&lt;source&gt;navigation canal(s)&lt;/source&gt;&lt;translation&gt;canal de navigation (s)&lt;/translation&gt;&lt;/message&gt;">
            <text:p>&lt;message&gt;&lt;source&gt;navigation canal(s)&lt;/source&gt;&lt;translation&gt;canal de navigation (s)&lt;/translation&gt;&lt;/message&gt;</text:p>
          </table:table-cell>
          <table:table-cell table:number-columns-repeated="1017"/>
        </table:table-row>
        <table:table-row table:style-name="ro1">
          <table:table-cell table:style-name="ce3" office:value-type="string">
            <text:p>CNLQ</text:p>
          </table:table-cell>
          <table:table-cell table:style-name="ce3" office:value-type="string">
            <text:p>canal abandonné</text:p>
          </table:table-cell>
          <table:table-cell table:style-name="ce3"/>
          <table:table-cell table:style-name="ce3" office:value-type="string">
            <text:p>CNLQ</text:p>
          </table:table-cell>
          <table:table-cell table:style-name="ce3" office:value-type="string">
            <text:p>abandoned canal</text:p>
          </table:table-cell>
          <table:table-cell table:style-name="ce3"/>
          <table:table-cell table:formula="of:=CONCATENATE(&quot;&lt;message&gt;&lt;source&gt;&quot;;[.E48];&quot;&lt;/source&gt;&lt;translation&gt;&quot;;[.B48];&quot;&lt;/translation&gt;&lt;/message&gt;&quot;)" office:value-type="string" office:string-value="&lt;message&gt;&lt;source&gt;abandoned canal&lt;/source&gt;&lt;translation&gt;canal abandonné&lt;/translation&gt;&lt;/message&gt;">
            <text:p>&lt;message&gt;&lt;source&gt;abandoned canal&lt;/source&gt;&lt;translation&gt;canal abandonné&lt;/translation&gt;&lt;/message&gt;</text:p>
          </table:table-cell>
          <table:table-cell table:number-columns-repeated="1017"/>
        </table:table-row>
        <table:table-row table:style-name="ro1">
          <table:table-cell table:style-name="ce2" office:value-type="string">
            <text:p>CNLSB</text:p>
          </table:table-cell>
          <table:table-cell table:style-name="ce2" office:value-type="string">
            <text:p>canal d'irrigation souterraine (s)</text:p>
          </table:table-cell>
          <table:table-cell table:style-name="ce2" office:value-type="string">
            <text:p>un tunnel souterrain légèrement inclinée apporter de l'eau pour l'irrigation des aquifères</text:p>
          </table:table-cell>
          <table:table-cell table:style-name="ce2" office:value-type="string">
            <text:p>CNLSB</text:p>
          </table:table-cell>
          <table:table-cell table:style-name="ce2" office:value-type="string">
            <text:p>underground irrigation canal(s)</text:p>
          </table:table-cell>
          <table:table-cell table:style-name="ce2" office:value-type="string">
            <text:p>a gently inclined underground tunnel bringing water for irrigation from aquifers</text:p>
          </table:table-cell>
          <table:table-cell table:formula="of:=CONCATENATE(&quot;&lt;message&gt;&lt;source&gt;&quot;;[.E49];&quot;&lt;/source&gt;&lt;translation&gt;&quot;;[.B49];&quot;&lt;/translation&gt;&lt;/message&gt;&quot;)" office:value-type="string" office:string-value="&lt;message&gt;&lt;source&gt;underground irrigation canal(s)&lt;/source&gt;&lt;translation&gt;canal d'irrigation souterraine (s)&lt;/translation&gt;&lt;/message&gt;">
            <text:p>&lt;message&gt;&lt;source&gt;underground irrigation canal(s)&lt;/source&gt;&lt;translation&gt;canal d'irrigation souterraine (s)&lt;/translation&gt;&lt;/message&gt;</text:p>
          </table:table-cell>
          <table:table-cell table:number-columns-repeated="1017"/>
        </table:table-row>
        <table:table-row table:style-name="ro1">
          <table:table-cell table:style-name="ce3" office:value-type="string">
            <text:p>CNLX</text:p>
          </table:table-cell>
          <table:table-cell table:style-name="ce3" office:value-type="string">
            <text:p>la section de canal</text:p>
          </table:table-cell>
          <table:table-cell table:style-name="ce3"/>
          <table:table-cell table:style-name="ce3" office:value-type="string">
            <text:p>CNLX</text:p>
          </table:table-cell>
          <table:table-cell table:style-name="ce3" office:value-type="string">
            <text:p>section of canal</text:p>
          </table:table-cell>
          <table:table-cell table:style-name="ce3"/>
          <table:table-cell table:formula="of:=CONCATENATE(&quot;&lt;message&gt;&lt;source&gt;&quot;;[.E50];&quot;&lt;/source&gt;&lt;translation&gt;&quot;;[.B50];&quot;&lt;/translation&gt;&lt;/message&gt;&quot;)" office:value-type="string" office:string-value="&lt;message&gt;&lt;source&gt;section of canal&lt;/source&gt;&lt;translation&gt;la section de canal&lt;/translation&gt;&lt;/message&gt;">
            <text:p>&lt;message&gt;&lt;source&gt;section of canal&lt;/source&gt;&lt;translation&gt;la section de canal&lt;/translation&gt;&lt;/message&gt;</text:p>
          </table:table-cell>
          <table:table-cell table:number-columns-repeated="1017"/>
        </table:table-row>
        <table:table-row table:style-name="ro1">
          <table:table-cell table:style-name="ce2" office:value-type="string">
            <text:p>COVE</text:p>
          </table:table-cell>
          <table:table-cell table:style-name="ce2" office:value-type="string">
            <text:p>crique (s)</text:p>
          </table:table-cell>
          <table:table-cell table:style-name="ce2" office:value-type="string">
            <text:p>une petite empreinte côtières, plus petit qu'une baie</text:p>
          </table:table-cell>
          <table:table-cell table:style-name="ce2" office:value-type="string">
            <text:p>COVE</text:p>
          </table:table-cell>
          <table:table-cell table:style-name="ce2" office:value-type="string">
            <text:p>cove(s)</text:p>
          </table:table-cell>
          <table:table-cell table:style-name="ce2" office:value-type="string">
            <text:p>a small coastal indentation, smaller than a bay</text:p>
          </table:table-cell>
          <table:table-cell table:formula="of:=CONCATENATE(&quot;&lt;message&gt;&lt;source&gt;&quot;;[.E51];&quot;&lt;/source&gt;&lt;translation&gt;&quot;;[.B51];&quot;&lt;/translation&gt;&lt;/message&gt;&quot;)" office:value-type="string" office:string-value="&lt;message&gt;&lt;source&gt;cove(s)&lt;/source&gt;&lt;translation&gt;crique (s)&lt;/translation&gt;&lt;/message&gt;">
            <text:p>&lt;message&gt;&lt;source&gt;cove(s)&lt;/source&gt;&lt;translation&gt;crique (s)&lt;/translation&gt;&lt;/message&gt;</text:p>
          </table:table-cell>
          <table:table-cell table:number-columns-repeated="1017"/>
        </table:table-row>
        <table:table-row table:style-name="ro1">
          <table:table-cell table:style-name="ce3" office:value-type="string">
            <text:p>CRKT</text:p>
          </table:table-cell>
          <table:table-cell table:style-name="ce3" office:value-type="string">
            <text:p>chenal de marée (s)</text:p>
          </table:table-cell>
          <table:table-cell table:style-name="ce3" office:value-type="string">
            <text:p>un canal serpentant dans un sujet des terres humides côtières à bi-directionnelle des courants de marée</text:p>
          </table:table-cell>
          <table:table-cell table:style-name="ce3" office:value-type="string">
            <text:p>CRKT</text:p>
          </table:table-cell>
          <table:table-cell table:style-name="ce3" office:value-type="string">
            <text:p>tidal creek(s)</text:p>
          </table:table-cell>
          <table:table-cell table:style-name="ce3" office:value-type="string">
            <text:p>a meandering channel in a coastal wetland subject to bi-directional tidal currents</text:p>
          </table:table-cell>
          <table:table-cell table:formula="of:=CONCATENATE(&quot;&lt;message&gt;&lt;source&gt;&quot;;[.E52];&quot;&lt;/source&gt;&lt;translation&gt;&quot;;[.B52];&quot;&lt;/translation&gt;&lt;/message&gt;&quot;)" office:value-type="string" office:string-value="&lt;message&gt;&lt;source&gt;tidal creek(s)&lt;/source&gt;&lt;translation&gt;chenal de marée (s)&lt;/translation&gt;&lt;/message&gt;">
            <text:p>&lt;message&gt;&lt;source&gt;tidal creek(s)&lt;/source&gt;&lt;translation&gt;chenal de marée (s)&lt;/translation&gt;&lt;/message&gt;</text:p>
          </table:table-cell>
          <table:table-cell table:number-columns-repeated="1017"/>
        </table:table-row>
        <table:table-row table:style-name="ro1">
          <table:table-cell table:style-name="ce2" office:value-type="string">
            <text:p>CRNT</text:p>
          </table:table-cell>
          <table:table-cell table:style-name="ce2" office:value-type="string">
            <text:p>courant</text:p>
          </table:table-cell>
          <table:table-cell table:style-name="ce2" office:value-type="string">
            <text:p>un écoulement horizontal de l'eau dans une direction donnée à une vitesse uniforme</text:p>
          </table:table-cell>
          <table:table-cell table:style-name="ce2" office:value-type="string">
            <text:p>CRNT</text:p>
          </table:table-cell>
          <table:table-cell table:style-name="ce2" office:value-type="string">
            <text:p>current</text:p>
          </table:table-cell>
          <table:table-cell table:style-name="ce2" office:value-type="string">
            <text:p>a horizontal flow of water in a given direction with uniform velocity</text:p>
          </table:table-cell>
          <table:table-cell table:formula="of:=CONCATENATE(&quot;&lt;message&gt;&lt;source&gt;&quot;;[.E53];&quot;&lt;/source&gt;&lt;translation&gt;&quot;;[.B53];&quot;&lt;/translation&gt;&lt;/message&gt;&quot;)" office:value-type="string" office:string-value="&lt;message&gt;&lt;source&gt;current&lt;/source&gt;&lt;translation&gt;courant&lt;/translation&gt;&lt;/message&gt;">
            <text:p>&lt;message&gt;&lt;source&gt;current&lt;/source&gt;&lt;translation&gt;courant&lt;/translation&gt;&lt;/message&gt;</text:p>
          </table:table-cell>
          <table:table-cell table:number-columns-repeated="1017"/>
        </table:table-row>
        <table:table-row table:style-name="ro1">
          <table:table-cell table:style-name="ce3" office:value-type="string">
            <text:p>CUTF</text:p>
          </table:table-cell>
          <table:table-cell table:style-name="ce3" office:value-type="string">
            <text:p>coupure</text:p>
          </table:table-cell>
          <table:table-cell table:style-name="ce3" office:value-type="string">
            <text:p>un canal formé à la suite d'une coupe à travers un courant de cou méandre</text:p>
          </table:table-cell>
          <table:table-cell table:style-name="ce3" office:value-type="string">
            <text:p>CUTF</text:p>
          </table:table-cell>
          <table:table-cell table:style-name="ce3" office:value-type="string">
            <text:p>cutoff</text:p>
          </table:table-cell>
          <table:table-cell table:style-name="ce3" office:value-type="string">
            <text:p>a channel formed as a result of a stream cutting through a meander neck</text:p>
          </table:table-cell>
          <table:table-cell table:formula="of:=CONCATENATE(&quot;&lt;message&gt;&lt;source&gt;&quot;;[.E54];&quot;&lt;/source&gt;&lt;translation&gt;&quot;;[.B54];&quot;&lt;/translation&gt;&lt;/message&gt;&quot;)" office:value-type="string" office:string-value="&lt;message&gt;&lt;source&gt;cutoff&lt;/source&gt;&lt;translation&gt;coupure&lt;/translation&gt;&lt;/message&gt;">
            <text:p>&lt;message&gt;&lt;source&gt;cutoff&lt;/source&gt;&lt;translation&gt;coupure&lt;/translation&gt;&lt;/message&gt;</text:p>
          </table:table-cell>
          <table:table-cell table:number-columns-repeated="1017"/>
        </table:table-row>
        <table:table-row table:style-name="ro1">
          <table:table-cell table:style-name="ce2" office:value-type="string">
            <text:p>DCK</text:p>
          </table:table-cell>
          <table:table-cell table:style-name="ce2" office:value-type="string">
            <text:p>dock (s)</text:p>
          </table:table-cell>
          <table:table-cell table:style-name="ce2" office:value-type="string">
            <text:p>une voie d'eau entre deux piliers, ou les couper en la terre pour l'accostage de navires</text:p>
          </table:table-cell>
          <table:table-cell table:style-name="ce2" office:value-type="string">
            <text:p>DCK</text:p>
          </table:table-cell>
          <table:table-cell table:style-name="ce2" office:value-type="string">
            <text:p>dock(s)</text:p>
          </table:table-cell>
          <table:table-cell table:style-name="ce2" office:value-type="string">
            <text:p>a waterway between two piers, or cut into the land for the berthing of ships</text:p>
          </table:table-cell>
          <table:table-cell table:formula="of:=CONCATENATE(&quot;&lt;message&gt;&lt;source&gt;&quot;;[.E55];&quot;&lt;/source&gt;&lt;translation&gt;&quot;;[.B55];&quot;&lt;/translation&gt;&lt;/message&gt;&quot;)" office:value-type="string" office:string-value="&lt;message&gt;&lt;source&gt;dock(s)&lt;/source&gt;&lt;translation&gt;dock (s)&lt;/translation&gt;&lt;/message&gt;">
            <text:p>&lt;message&gt;&lt;source&gt;dock(s)&lt;/source&gt;&lt;translation&gt;dock (s)&lt;/translation&gt;&lt;/message&gt;</text:p>
          </table:table-cell>
          <table:table-cell table:number-columns-repeated="1017"/>
        </table:table-row>
        <table:table-row table:style-name="ro1">
          <table:table-cell table:style-name="ce3" office:value-type="string">
            <text:p>DCKB</text:p>
          </table:table-cell>
          <table:table-cell table:style-name="ce3" office:value-type="string">
            <text:p>d'accueil du bassin</text:p>
          </table:table-cell>
          <table:table-cell table:style-name="ce3" office:value-type="string">
            <text:p>une partie d'un port où quai des navires</text:p>
          </table:table-cell>
          <table:table-cell table:style-name="ce3" office:value-type="string">
            <text:p>DCKB</text:p>
          </table:table-cell>
          <table:table-cell table:style-name="ce3" office:value-type="string">
            <text:p>docking basin</text:p>
          </table:table-cell>
          <table:table-cell table:style-name="ce3" office:value-type="string">
            <text:p>a part of a harbor where ships dock</text:p>
          </table:table-cell>
          <table:table-cell table:formula="of:=CONCATENATE(&quot;&lt;message&gt;&lt;source&gt;&quot;;[.E56];&quot;&lt;/source&gt;&lt;translation&gt;&quot;;[.B56];&quot;&lt;/translation&gt;&lt;/message&gt;&quot;)" office:value-type="string" office:string-value="&lt;message&gt;&lt;source&gt;docking basin&lt;/source&gt;&lt;translation&gt;d'accueil du bassin&lt;/translation&gt;&lt;/message&gt;">
            <text:p>&lt;message&gt;&lt;source&gt;docking basin&lt;/source&gt;&lt;translation&gt;d'accueil du bassin&lt;/translation&gt;&lt;/message&gt;</text:p>
          </table:table-cell>
          <table:table-cell table:number-columns-repeated="1017"/>
        </table:table-row>
        <table:table-row table:style-name="ro1">
          <table:table-cell table:style-name="ce2" office:value-type="string">
            <text:p>Domg</text:p>
          </table:table-cell>
          <table:table-cell table:style-name="ce2" office:value-type="string">
            <text:p>calotte du dôme</text:p>
          </table:table-cell>
          <table:table-cell table:style-name="ce2" office:value-type="string">
            <text:p>une zone relativement élevée sur une calotte glaciaire</text:p>
          </table:table-cell>
          <table:table-cell table:style-name="ce2" office:value-type="string">
            <text:p>DOMG</text:p>
          </table:table-cell>
          <table:table-cell table:style-name="ce2" office:value-type="string">
            <text:p>icecap dome</text:p>
          </table:table-cell>
          <table:table-cell table:style-name="ce2" office:value-type="string">
            <text:p>a comparatively elevated area on an icecap</text:p>
          </table:table-cell>
          <table:table-cell table:formula="of:=CONCATENATE(&quot;&lt;message&gt;&lt;source&gt;&quot;;[.E57];&quot;&lt;/source&gt;&lt;translation&gt;&quot;;[.B57];&quot;&lt;/translation&gt;&lt;/message&gt;&quot;)" office:value-type="string" office:string-value="&lt;message&gt;&lt;source&gt;icecap dome&lt;/source&gt;&lt;translation&gt;calotte du dôme&lt;/translation&gt;&lt;/message&gt;">
            <text:p>&lt;message&gt;&lt;source&gt;icecap dome&lt;/source&gt;&lt;translation&gt;calotte du dôme&lt;/translation&gt;&lt;/message&gt;</text:p>
          </table:table-cell>
          <table:table-cell table:number-columns-repeated="1017"/>
        </table:table-row>
        <table:table-row table:style-name="ro1">
          <table:table-cell table:style-name="ce3" office:value-type="string">
            <text:p>DPRG</text:p>
          </table:table-cell>
          <table:table-cell table:style-name="ce3" office:value-type="string">
            <text:p>dépression calotte glaciaire</text:p>
          </table:table-cell>
          <table:table-cell table:style-name="ce3" office:value-type="string">
            <text:p>une zone relativement déprimé sur une calotte glaciaire</text:p>
          </table:table-cell>
          <table:table-cell table:style-name="ce3" office:value-type="string">
            <text:p>DPRG</text:p>
          </table:table-cell>
          <table:table-cell table:style-name="ce3" office:value-type="string">
            <text:p>icecap depression</text:p>
          </table:table-cell>
          <table:table-cell table:style-name="ce3" office:value-type="string">
            <text:p>a comparatively depressed area on an icecap</text:p>
          </table:table-cell>
          <table:table-cell table:formula="of:=CONCATENATE(&quot;&lt;message&gt;&lt;source&gt;&quot;;[.E58];&quot;&lt;/source&gt;&lt;translation&gt;&quot;;[.B58];&quot;&lt;/translation&gt;&lt;/message&gt;&quot;)" office:value-type="string" office:string-value="&lt;message&gt;&lt;source&gt;icecap depression&lt;/source&gt;&lt;translation&gt;dépression calotte glaciaire&lt;/translation&gt;&lt;/message&gt;">
            <text:p>&lt;message&gt;&lt;source&gt;icecap depression&lt;/source&gt;&lt;translation&gt;dépression calotte glaciaire&lt;/translation&gt;&lt;/message&gt;</text:p>
          </table:table-cell>
          <table:table-cell table:number-columns-repeated="1017"/>
        </table:table-row>
        <table:table-row table:style-name="ro1">
          <table:table-cell table:style-name="ce2" office:value-type="string">
            <text:p>DTCH</text:p>
          </table:table-cell>
          <table:table-cell table:style-name="ce2" office:value-type="string">
            <text:p>fossé</text:p>
          </table:table-cell>
          <table:table-cell table:style-name="ce2" office:value-type="string">
            <text:p>un petit cours d'eau artificiel creusé pour drainage ou l'irrigation des terres</text:p>
          </table:table-cell>
          <table:table-cell table:style-name="ce2" office:value-type="string">
            <text:p>DTCH</text:p>
          </table:table-cell>
          <table:table-cell table:style-name="ce2" office:value-type="string">
            <text:p>ditch</text:p>
          </table:table-cell>
          <table:table-cell table:style-name="ce2" office:value-type="string">
            <text:p>a small artificial watercourse dug for draining or irrigating the land</text:p>
          </table:table-cell>
          <table:table-cell table:formula="of:=CONCATENATE(&quot;&lt;message&gt;&lt;source&gt;&quot;;[.E59];&quot;&lt;/source&gt;&lt;translation&gt;&quot;;[.B59];&quot;&lt;/translation&gt;&lt;/message&gt;&quot;)" office:value-type="string" office:string-value="&lt;message&gt;&lt;source&gt;ditch&lt;/source&gt;&lt;translation&gt;fossé&lt;/translation&gt;&lt;/message&gt;">
            <text:p>&lt;message&gt;&lt;source&gt;ditch&lt;/source&gt;&lt;translation&gt;fossé&lt;/translation&gt;&lt;/message&gt;</text:p>
          </table:table-cell>
          <table:table-cell table:number-columns-repeated="1017"/>
        </table:table-row>
        <table:table-row table:style-name="ro1">
          <table:table-cell table:style-name="ce3" office:value-type="string">
            <text:p>DTCHD</text:p>
          </table:table-cell>
          <table:table-cell table:style-name="ce3" office:value-type="string">
            <text:p>fossé de drainage</text:p>
          </table:table-cell>
          <table:table-cell table:style-name="ce3" office:value-type="string">
            <text:p>un fossé qui sert à drainer le terrain</text:p>
          </table:table-cell>
          <table:table-cell table:style-name="ce3" office:value-type="string">
            <text:p>DTCHD</text:p>
          </table:table-cell>
          <table:table-cell table:style-name="ce3" office:value-type="string">
            <text:p>drainage ditch</text:p>
          </table:table-cell>
          <table:table-cell table:style-name="ce3" office:value-type="string">
            <text:p>a ditch which serves to drain the land</text:p>
          </table:table-cell>
          <table:table-cell table:formula="of:=CONCATENATE(&quot;&lt;message&gt;&lt;source&gt;&quot;;[.E60];&quot;&lt;/source&gt;&lt;translation&gt;&quot;;[.B60];&quot;&lt;/translation&gt;&lt;/message&gt;&quot;)" office:value-type="string" office:string-value="&lt;message&gt;&lt;source&gt;drainage ditch&lt;/source&gt;&lt;translation&gt;fossé de drainage&lt;/translation&gt;&lt;/message&gt;">
            <text:p>&lt;message&gt;&lt;source&gt;drainage ditch&lt;/source&gt;&lt;translation&gt;fossé de drainage&lt;/translation&gt;&lt;/message&gt;</text:p>
          </table:table-cell>
          <table:table-cell table:number-columns-repeated="1017"/>
        </table:table-row>
        <table:table-row table:style-name="ro1">
          <table:table-cell table:style-name="ce2" office:value-type="string">
            <text:p>DTCHI</text:p>
          </table:table-cell>
          <table:table-cell table:style-name="ce2" office:value-type="string">
            <text:p>fossé d'irrigation</text:p>
          </table:table-cell>
          <table:table-cell table:style-name="ce2" office:value-type="string">
            <text:p>un fossé qui sert à distribuer l'eau d'irrigation</text:p>
          </table:table-cell>
          <table:table-cell table:style-name="ce2" office:value-type="string">
            <text:p>DTCHI</text:p>
          </table:table-cell>
          <table:table-cell table:style-name="ce2" office:value-type="string">
            <text:p>irrigation ditch</text:p>
          </table:table-cell>
          <table:table-cell table:style-name="ce2" office:value-type="string">
            <text:p>a ditch which serves to distribute irrigation water</text:p>
          </table:table-cell>
          <table:table-cell table:formula="of:=CONCATENATE(&quot;&lt;message&gt;&lt;source&gt;&quot;;[.E61];&quot;&lt;/source&gt;&lt;translation&gt;&quot;;[.B61];&quot;&lt;/translation&gt;&lt;/message&gt;&quot;)" office:value-type="string" office:string-value="&lt;message&gt;&lt;source&gt;irrigation ditch&lt;/source&gt;&lt;translation&gt;fossé d'irrigation&lt;/translation&gt;&lt;/message&gt;">
            <text:p>&lt;message&gt;&lt;source&gt;irrigation ditch&lt;/source&gt;&lt;translation&gt;fossé d'irrigation&lt;/translation&gt;&lt;/message&gt;</text:p>
          </table:table-cell>
          <table:table-cell table:number-columns-repeated="1017"/>
        </table:table-row>
        <table:table-row table:style-name="ro1">
          <table:table-cell table:style-name="ce3" office:value-type="string">
            <text:p>DTCHM</text:p>
          </table:table-cell>
          <table:table-cell table:style-name="ce3" office:value-type="string">
            <text:p>bouche fossé (s)</text:p>
          </table:table-cell>
          <table:table-cell table:style-name="ce3" office:value-type="string">
            <text:p>une zone où un fossé de drainage entre une lagune, un lac ou une baie</text:p>
          </table:table-cell>
          <table:table-cell table:style-name="ce3" office:value-type="string">
            <text:p>DTCHM</text:p>
          </table:table-cell>
          <table:table-cell table:style-name="ce3" office:value-type="string">
            <text:p>ditch mouth(s)</text:p>
          </table:table-cell>
          <table:table-cell table:style-name="ce3" office:value-type="string">
            <text:p>an area where a drainage ditch enters a lagoon, lake or bay</text:p>
          </table:table-cell>
          <table:table-cell table:formula="of:=CONCATENATE(&quot;&lt;message&gt;&lt;source&gt;&quot;;[.E62];&quot;&lt;/source&gt;&lt;translation&gt;&quot;;[.B62];&quot;&lt;/translation&gt;&lt;/message&gt;&quot;)" office:value-type="string" office:string-value="&lt;message&gt;&lt;source&gt;ditch mouth(s)&lt;/source&gt;&lt;translation&gt;bouche fossé (s)&lt;/translation&gt;&lt;/message&gt;">
            <text:p>&lt;message&gt;&lt;source&gt;ditch mouth(s)&lt;/source&gt;&lt;translation&gt;bouche fossé (s)&lt;/translation&gt;&lt;/message&gt;</text:p>
          </table:table-cell>
          <table:table-cell table:number-columns-repeated="1017"/>
        </table:table-row>
        <table:table-row table:style-name="ro1">
          <table:table-cell table:style-name="ce2" office:value-type="string">
            <text:p>ESTY</text:p>
          </table:table-cell>
          <table:table-cell table:style-name="ce2" office:value-type="string">
            <text:p>estuaire</text:p>
          </table:table-cell>
          <table:table-cell table:style-name="ce2" office:value-type="string">
            <text:p>une bouche flux en forme d'entonnoir ou de baie où l'eau douce se mélange à l'eau de mer sous l'influence des marées</text:p>
          </table:table-cell>
          <table:table-cell table:style-name="ce2" office:value-type="string">
            <text:p>ESTY</text:p>
          </table:table-cell>
          <table:table-cell table:style-name="ce2" office:value-type="string">
            <text:p>estuary</text:p>
          </table:table-cell>
          <table:table-cell table:style-name="ce2" office:value-type="string">
            <text:p>a funnel-shaped stream mouth or embayment where fresh water mixes with sea water under tidal influences</text:p>
          </table:table-cell>
          <table:table-cell table:formula="of:=CONCATENATE(&quot;&lt;message&gt;&lt;source&gt;&quot;;[.E63];&quot;&lt;/source&gt;&lt;translation&gt;&quot;;[.B63];&quot;&lt;/translation&gt;&lt;/message&gt;&quot;)" office:value-type="string" office:string-value="&lt;message&gt;&lt;source&gt;estuary&lt;/source&gt;&lt;translation&gt;estuaire&lt;/translation&gt;&lt;/message&gt;">
            <text:p>&lt;message&gt;&lt;source&gt;estuary&lt;/source&gt;&lt;translation&gt;estuaire&lt;/translation&gt;&lt;/message&gt;</text:p>
          </table:table-cell>
          <table:table-cell table:number-columns-repeated="1017"/>
        </table:table-row>
        <table:table-row table:style-name="ro1">
          <table:table-cell table:style-name="ce3" office:value-type="string">
            <text:p>POISSON</text:p>
          </table:table-cell>
          <table:table-cell table:style-name="ce3" office:value-type="string">
            <text:p>zone de pêche</text:p>
          </table:table-cell>
          <table:table-cell table:style-name="ce3" office:value-type="string">
            <text:p>un lieu de pêche, de la banque ou de la zone où les pêcheurs vont à attraper des poissons</text:p>
          </table:table-cell>
          <table:table-cell table:style-name="ce3" office:value-type="string">
            <text:p>FISH</text:p>
          </table:table-cell>
          <table:table-cell table:style-name="ce3" office:value-type="string">
            <text:p>fishing area</text:p>
          </table:table-cell>
          <table:table-cell table:style-name="ce3" office:value-type="string">
            <text:p>a fishing ground, bank or area where fishermen go to catch fish</text:p>
          </table:table-cell>
          <table:table-cell table:formula="of:=CONCATENATE(&quot;&lt;message&gt;&lt;source&gt;&quot;;[.E64];&quot;&lt;/source&gt;&lt;translation&gt;&quot;;[.B64];&quot;&lt;/translation&gt;&lt;/message&gt;&quot;)" office:value-type="string" office:string-value="&lt;message&gt;&lt;source&gt;fishing area&lt;/source&gt;&lt;translation&gt;zone de pêche&lt;/translation&gt;&lt;/message&gt;">
            <text:p>&lt;message&gt;&lt;source&gt;fishing area&lt;/source&gt;&lt;translation&gt;zone de pêche&lt;/translation&gt;&lt;/message&gt;</text:p>
          </table:table-cell>
          <table:table-cell table:number-columns-repeated="1017"/>
        </table:table-row>
        <table:table-row table:style-name="ro1">
          <table:table-cell table:style-name="ce2" office:value-type="string">
            <text:p>FJD</text:p>
          </table:table-cell>
          <table:table-cell table:style-name="ce2" office:value-type="string">
            <text:p>fjord</text:p>
          </table:table-cell>
          <table:table-cell table:style-name="ce2" office:value-type="string">
            <text:p>une longue et étroite, aux parois abruptes, le bras en eau profonde de la mer à des latitudes élevées, généralement le long des côtes montagneuses</text:p>
          </table:table-cell>
          <table:table-cell table:style-name="ce2" office:value-type="string">
            <text:p>FJD</text:p>
          </table:table-cell>
          <table:table-cell table:style-name="ce2" office:value-type="string">
            <text:p>fjord</text:p>
          </table:table-cell>
          <table:table-cell table:style-name="ce2" office:value-type="string">
            <text:p>a long, narrow, steep-walled, deep-water arm of the sea at high latitudes, usually along mountainous coasts</text:p>
          </table:table-cell>
          <table:table-cell table:formula="of:=CONCATENATE(&quot;&lt;message&gt;&lt;source&gt;&quot;;[.E65];&quot;&lt;/source&gt;&lt;translation&gt;&quot;;[.B65];&quot;&lt;/translation&gt;&lt;/message&gt;&quot;)" office:value-type="string" office:string-value="&lt;message&gt;&lt;source&gt;fjord&lt;/source&gt;&lt;translation&gt;fjord&lt;/translation&gt;&lt;/message&gt;">
            <text:p>&lt;message&gt;&lt;source&gt;fjord&lt;/source&gt;&lt;translation&gt;fjord&lt;/translation&gt;&lt;/message&gt;</text:p>
          </table:table-cell>
          <table:table-cell table:number-columns-repeated="1017"/>
        </table:table-row>
        <table:table-row table:style-name="ro1">
          <table:table-cell table:style-name="ce3" office:value-type="string">
            <text:p>FJDS</text:p>
          </table:table-cell>
          <table:table-cell table:style-name="ce3" office:value-type="string">
            <text:p>fjords</text:p>
          </table:table-cell>
          <table:table-cell table:style-name="ce3" office:value-type="string">
            <text:p>longues, étroites, aux parois abruptes, les bras en eau profonde de la mer à des latitudes élevées, généralement le long des côtes montagneuses</text:p>
          </table:table-cell>
          <table:table-cell table:style-name="ce3" office:value-type="string">
            <text:p>FJDS</text:p>
          </table:table-cell>
          <table:table-cell table:style-name="ce3" office:value-type="string">
            <text:p>fjords</text:p>
          </table:table-cell>
          <table:table-cell table:style-name="ce3" office:value-type="string">
            <text:p>long, narrow, steep-walled, deep-water arms of the sea at high latitudes, usually along mountainous coasts</text:p>
          </table:table-cell>
          <table:table-cell table:formula="of:=CONCATENATE(&quot;&lt;message&gt;&lt;source&gt;&quot;;[.E66];&quot;&lt;/source&gt;&lt;translation&gt;&quot;;[.B66];&quot;&lt;/translation&gt;&lt;/message&gt;&quot;)" office:value-type="string" office:string-value="&lt;message&gt;&lt;source&gt;fjords&lt;/source&gt;&lt;translation&gt;fjords&lt;/translation&gt;&lt;/message&gt;">
            <text:p>&lt;message&gt;&lt;source&gt;fjords&lt;/source&gt;&lt;translation&gt;fjords&lt;/translation&gt;&lt;/message&gt;</text:p>
          </table:table-cell>
          <table:table-cell table:number-columns-repeated="1017"/>
        </table:table-row>
        <table:table-row table:style-name="ro1">
          <table:table-cell table:style-name="ce2" office:value-type="string">
            <text:p>FLLS</text:p>
          </table:table-cell>
          <table:table-cell table:style-name="ce2" office:value-type="string">
            <text:p>chute (s)</text:p>
          </table:table-cell>
          <table:table-cell table:style-name="ce2" office:value-type="string">
            <text:p>une descente perpendiculaire ou très abrupte de l'eau d'un cours d'eau</text:p>
          </table:table-cell>
          <table:table-cell table:style-name="ce2" office:value-type="string">
            <text:p>FLLS</text:p>
          </table:table-cell>
          <table:table-cell table:style-name="ce2" office:value-type="string">
            <text:p>waterfall(s)</text:p>
          </table:table-cell>
          <table:table-cell table:style-name="ce2" office:value-type="string">
            <text:p>a perpendicular or very steep descent of the water of a stream</text:p>
          </table:table-cell>
          <table:table-cell table:formula="of:=CONCATENATE(&quot;&lt;message&gt;&lt;source&gt;&quot;;[.E67];&quot;&lt;/source&gt;&lt;translation&gt;&quot;;[.B67];&quot;&lt;/translation&gt;&lt;/message&gt;&quot;)" office:value-type="string" office:string-value="&lt;message&gt;&lt;source&gt;waterfall(s)&lt;/source&gt;&lt;translation&gt;chute (s)&lt;/translation&gt;&lt;/message&gt;">
            <text:p>&lt;message&gt;&lt;source&gt;waterfall(s)&lt;/source&gt;&lt;translation&gt;chute (s)&lt;/translation&gt;&lt;/message&gt;</text:p>
          </table:table-cell>
          <table:table-cell table:number-columns-repeated="1017"/>
        </table:table-row>
        <table:table-row table:style-name="ro1">
          <table:table-cell table:style-name="ce3" office:value-type="string">
            <text:p>FLLSX</text:p>
          </table:table-cell>
          <table:table-cell table:style-name="ce3" office:value-type="string">
            <text:p>section de chute (s)</text:p>
          </table:table-cell>
          <table:table-cell table:style-name="ce3"/>
          <table:table-cell table:style-name="ce3" office:value-type="string">
            <text:p>FLLSX</text:p>
          </table:table-cell>
          <table:table-cell table:style-name="ce3" office:value-type="string">
            <text:p>section of waterfall(s)</text:p>
          </table:table-cell>
          <table:table-cell table:style-name="ce3"/>
          <table:table-cell table:formula="of:=CONCATENATE(&quot;&lt;message&gt;&lt;source&gt;&quot;;[.E68];&quot;&lt;/source&gt;&lt;translation&gt;&quot;;[.B68];&quot;&lt;/translation&gt;&lt;/message&gt;&quot;)" office:value-type="string" office:string-value="&lt;message&gt;&lt;source&gt;section of waterfall(s)&lt;/source&gt;&lt;translation&gt;section de chute (s)&lt;/translation&gt;&lt;/message&gt;">
            <text:p>&lt;message&gt;&lt;source&gt;section of waterfall(s)&lt;/source&gt;&lt;translation&gt;section de chute (s)&lt;/translation&gt;&lt;/message&gt;</text:p>
          </table:table-cell>
          <table:table-cell table:number-columns-repeated="1017"/>
        </table:table-row>
        <table:table-row table:style-name="ro1">
          <table:table-cell table:style-name="ce2" office:value-type="string">
            <text:p>FLTM</text:p>
          </table:table-cell>
          <table:table-cell table:style-name="ce2" office:value-type="string">
            <text:p>vasière (s)</text:p>
          </table:table-cell>
          <table:table-cell table:style-name="ce2" office:value-type="string">
            <text:p>une zone relativement plane de la boue soit entre les lignes de marées hautes et basses, ou sujettes aux inondations</text:p>
          </table:table-cell>
          <table:table-cell table:style-name="ce2" office:value-type="string">
            <text:p>FLTM</text:p>
          </table:table-cell>
          <table:table-cell table:style-name="ce2" office:value-type="string">
            <text:p>mud flat(s)</text:p>
          </table:table-cell>
          <table:table-cell table:style-name="ce2" office:value-type="string">
            <text:p>a relatively level area of mud either between high and low tide lines, or subject to flooding</text:p>
          </table:table-cell>
          <table:table-cell table:formula="of:=CONCATENATE(&quot;&lt;message&gt;&lt;source&gt;&quot;;[.E69];&quot;&lt;/source&gt;&lt;translation&gt;&quot;;[.B69];&quot;&lt;/translation&gt;&lt;/message&gt;&quot;)" office:value-type="string" office:string-value="&lt;message&gt;&lt;source&gt;mud flat(s)&lt;/source&gt;&lt;translation&gt;vasière (s)&lt;/translation&gt;&lt;/message&gt;">
            <text:p>&lt;message&gt;&lt;source&gt;mud flat(s)&lt;/source&gt;&lt;translation&gt;vasière (s)&lt;/translation&gt;&lt;/message&gt;</text:p>
          </table:table-cell>
          <table:table-cell table:number-columns-repeated="1017"/>
        </table:table-row>
        <table:table-row table:style-name="ro1">
          <table:table-cell table:style-name="ce3" office:value-type="string">
            <text:p>FLTT</text:p>
          </table:table-cell>
          <table:table-cell table:style-name="ce3" office:value-type="string">
            <text:p>estran (s)</text:p>
          </table:table-cell>
          <table:table-cell table:style-name="ce3" office:value-type="string">
            <text:p>une grande surface plane de la boue ou le sable relié à la terre et alternativement couverte et découverte par la marée</text:p>
          </table:table-cell>
          <table:table-cell table:style-name="ce3" office:value-type="string">
            <text:p>FLTT</text:p>
          </table:table-cell>
          <table:table-cell table:style-name="ce3" office:value-type="string">
            <text:p>tidal flat(s)</text:p>
          </table:table-cell>
          <table:table-cell table:style-name="ce3" office:value-type="string">
            <text:p>a large flat area of mud or sand attached to the shore and alternately covered and uncovered by the tide</text:p>
          </table:table-cell>
          <table:table-cell table:formula="of:=CONCATENATE(&quot;&lt;message&gt;&lt;source&gt;&quot;;[.E70];&quot;&lt;/source&gt;&lt;translation&gt;&quot;;[.B70];&quot;&lt;/translation&gt;&lt;/message&gt;&quot;)" office:value-type="string" office:string-value="&lt;message&gt;&lt;source&gt;tidal flat(s)&lt;/source&gt;&lt;translation&gt;estran (s)&lt;/translation&gt;&lt;/message&gt;">
            <text:p>&lt;message&gt;&lt;source&gt;tidal flat(s)&lt;/source&gt;&lt;translation&gt;estran (s)&lt;/translation&gt;&lt;/message&gt;</text:p>
          </table:table-cell>
          <table:table-cell table:number-columns-repeated="1017"/>
        </table:table-row>
        <table:table-row table:style-name="ro1">
          <table:table-cell table:style-name="ce2" office:value-type="string">
            <text:p>GLCR</text:p>
          </table:table-cell>
          <table:table-cell table:style-name="ce2" office:value-type="string">
            <text:p>glacier (s)</text:p>
          </table:table-cell>
          <table:table-cell table:style-name="ce2" office:value-type="string">
            <text:p>une masse de glace, généralement à des latitudes élevées ou haute altitude, avec une épaisseur suffisante pour s'éloigner de la zone source dans les lobes, les langues, ou de masses</text:p>
          </table:table-cell>
          <table:table-cell table:style-name="ce2" office:value-type="string">
            <text:p>GLCR</text:p>
          </table:table-cell>
          <table:table-cell table:style-name="ce2" office:value-type="string">
            <text:p>glacier(s)</text:p>
          </table:table-cell>
          <table:table-cell table:style-name="ce2" office:value-type="string">
            <text:p>a mass of ice, usually at high latitudes or high elevations, with sufficient thickness to flow away from the source area in lobes, tongues, or masses</text:p>
          </table:table-cell>
          <table:table-cell table:formula="of:=CONCATENATE(&quot;&lt;message&gt;&lt;source&gt;&quot;;[.E71];&quot;&lt;/source&gt;&lt;translation&gt;&quot;;[.B71];&quot;&lt;/translation&gt;&lt;/message&gt;&quot;)" office:value-type="string" office:string-value="&lt;message&gt;&lt;source&gt;glacier(s)&lt;/source&gt;&lt;translation&gt;glacier (s)&lt;/translation&gt;&lt;/message&gt;">
            <text:p>&lt;message&gt;&lt;source&gt;glacier(s)&lt;/source&gt;&lt;translation&gt;glacier (s)&lt;/translation&gt;&lt;/message&gt;</text:p>
          </table:table-cell>
          <table:table-cell table:number-columns-repeated="1017"/>
        </table:table-row>
        <table:table-row table:style-name="ro1">
          <table:table-cell table:style-name="ce3" office:value-type="string">
            <text:p>GOLFE</text:p>
          </table:table-cell>
          <table:table-cell table:style-name="ce3" office:value-type="string">
            <text:p>golfe</text:p>
          </table:table-cell>
          <table:table-cell table:style-name="ce3" office:value-type="string">
            <text:p>une grande cavité dans la côte, plus grand que la baie</text:p>
          </table:table-cell>
          <table:table-cell table:style-name="ce3" office:value-type="string">
            <text:p>GULF</text:p>
          </table:table-cell>
          <table:table-cell table:style-name="ce3" office:value-type="string">
            <text:p>gulf</text:p>
          </table:table-cell>
          <table:table-cell table:style-name="ce3" office:value-type="string">
            <text:p>a large recess in the coastline, larger than a bay</text:p>
          </table:table-cell>
          <table:table-cell table:formula="of:=CONCATENATE(&quot;&lt;message&gt;&lt;source&gt;&quot;;[.E72];&quot;&lt;/source&gt;&lt;translation&gt;&quot;;[.B72];&quot;&lt;/translation&gt;&lt;/message&gt;&quot;)" office:value-type="string" office:string-value="&lt;message&gt;&lt;source&gt;gulf&lt;/source&gt;&lt;translation&gt;golfe&lt;/translation&gt;&lt;/message&gt;">
            <text:p>&lt;message&gt;&lt;source&gt;gulf&lt;/source&gt;&lt;translation&gt;golfe&lt;/translation&gt;&lt;/message&gt;</text:p>
          </table:table-cell>
          <table:table-cell table:number-columns-repeated="1017"/>
        </table:table-row>
        <table:table-row table:style-name="ro1">
          <table:table-cell table:style-name="ce2" office:value-type="string">
            <text:p>GYSR</text:p>
          </table:table-cell>
          <table:table-cell table:style-name="ce2" office:value-type="string">
            <text:p>geyser</text:p>
          </table:table-cell>
          <table:table-cell table:style-name="ce2" office:value-type="string">
            <text:p>un type de source d'eau chaude avec des éruptions intermittentes de jets d'eau chaude et de la vapeur</text:p>
          </table:table-cell>
          <table:table-cell table:style-name="ce2" office:value-type="string">
            <text:p>GYSR</text:p>
          </table:table-cell>
          <table:table-cell table:style-name="ce2" office:value-type="string">
            <text:p>geyser</text:p>
          </table:table-cell>
          <table:table-cell table:style-name="ce2" office:value-type="string">
            <text:p>a type of hot spring with intermittent eruptions of jets of hot water and steam</text:p>
          </table:table-cell>
          <table:table-cell table:formula="of:=CONCATENATE(&quot;&lt;message&gt;&lt;source&gt;&quot;;[.E73];&quot;&lt;/source&gt;&lt;translation&gt;&quot;;[.B73];&quot;&lt;/translation&gt;&lt;/message&gt;&quot;)" office:value-type="string" office:string-value="&lt;message&gt;&lt;source&gt;geyser&lt;/source&gt;&lt;translation&gt;geyser&lt;/translation&gt;&lt;/message&gt;">
            <text:p>&lt;message&gt;&lt;source&gt;geyser&lt;/source&gt;&lt;translation&gt;geyser&lt;/translation&gt;&lt;/message&gt;</text:p>
          </table:table-cell>
          <table:table-cell table:number-columns-repeated="1017"/>
        </table:table-row>
        <table:table-row table:style-name="ro1">
          <table:table-cell table:style-name="ce3" office:value-type="string">
            <text:p>HBR</text:p>
          </table:table-cell>
          <table:table-cell table:style-name="ce3" office:value-type="string">
            <text:p>port (s)</text:p>
          </table:table-cell>
          <table:table-cell table:style-name="ce3" office:value-type="string">
            <text:p>un havre de paix ou un espace d'eau profonde afin abrité par les terrains adjacents à permettre un mouillage sûr pour les navires</text:p>
          </table:table-cell>
          <table:table-cell table:style-name="ce3" office:value-type="string">
            <text:p>HBR</text:p>
          </table:table-cell>
          <table:table-cell table:style-name="ce3" office:value-type="string">
            <text:p>harbor(s)</text:p>
          </table:table-cell>
          <table:table-cell table:style-name="ce3" office:value-type="string">
            <text:p>a haven or space of deep water so sheltered by the adjacent land as to afford a safe anchorage for ships</text:p>
          </table:table-cell>
          <table:table-cell table:formula="of:=CONCATENATE(&quot;&lt;message&gt;&lt;source&gt;&quot;;[.E74];&quot;&lt;/source&gt;&lt;translation&gt;&quot;;[.B74];&quot;&lt;/translation&gt;&lt;/message&gt;&quot;)" office:value-type="string" office:string-value="&lt;message&gt;&lt;source&gt;harbor(s)&lt;/source&gt;&lt;translation&gt;port (s)&lt;/translation&gt;&lt;/message&gt;">
            <text:p>&lt;message&gt;&lt;source&gt;harbor(s)&lt;/source&gt;&lt;translation&gt;port (s)&lt;/translation&gt;&lt;/message&gt;</text:p>
          </table:table-cell>
          <table:table-cell table:number-columns-repeated="1017"/>
        </table:table-row>
        <table:table-row table:style-name="ro1">
          <table:table-cell table:style-name="ce2" office:value-type="string">
            <text:p>HBRX</text:p>
          </table:table-cell>
          <table:table-cell table:style-name="ce2" office:value-type="string">
            <text:p>section du port</text:p>
          </table:table-cell>
          <table:table-cell table:style-name="ce2"/>
          <table:table-cell table:style-name="ce2" office:value-type="string">
            <text:p>HBRX</text:p>
          </table:table-cell>
          <table:table-cell table:style-name="ce2" office:value-type="string">
            <text:p>section of harbor</text:p>
          </table:table-cell>
          <table:table-cell table:style-name="ce2"/>
          <table:table-cell table:formula="of:=CONCATENATE(&quot;&lt;message&gt;&lt;source&gt;&quot;;[.E75];&quot;&lt;/source&gt;&lt;translation&gt;&quot;;[.B75];&quot;&lt;/translation&gt;&lt;/message&gt;&quot;)" office:value-type="string" office:string-value="&lt;message&gt;&lt;source&gt;section of harbor&lt;/source&gt;&lt;translation&gt;section du port&lt;/translation&gt;&lt;/message&gt;">
            <text:p>&lt;message&gt;&lt;source&gt;section of harbor&lt;/source&gt;&lt;translation&gt;section du port&lt;/translation&gt;&lt;/message&gt;</text:p>
          </table:table-cell>
          <table:table-cell table:number-columns-repeated="1017"/>
        </table:table-row>
        <table:table-row table:style-name="ro1">
          <table:table-cell table:style-name="ce3" office:value-type="string">
            <text:p>INLT</text:p>
          </table:table-cell>
          <table:table-cell table:style-name="ce3" office:value-type="string">
            <text:p>prise</text:p>
          </table:table-cell>
          <table:table-cell table:style-name="ce3" office:value-type="string">
            <text:p>une voie navigable étroite qui s'étend dans le pays, ou de connecter une baie ou une lagune avec une plus grande masse d'eau</text:p>
          </table:table-cell>
          <table:table-cell table:style-name="ce3" office:value-type="string">
            <text:p>INLT</text:p>
          </table:table-cell>
          <table:table-cell table:style-name="ce3" office:value-type="string">
            <text:p>inlet</text:p>
          </table:table-cell>
          <table:table-cell table:style-name="ce3" office:value-type="string">
            <text:p>a narrow waterway extending into the land, or connecting a bay or lagoon with a larger body of water</text:p>
          </table:table-cell>
          <table:table-cell table:formula="of:=CONCATENATE(&quot;&lt;message&gt;&lt;source&gt;&quot;;[.E76];&quot;&lt;/source&gt;&lt;translation&gt;&quot;;[.B76];&quot;&lt;/translation&gt;&lt;/message&gt;&quot;)" office:value-type="string" office:string-value="&lt;message&gt;&lt;source&gt;inlet&lt;/source&gt;&lt;translation&gt;prise&lt;/translation&gt;&lt;/message&gt;">
            <text:p>&lt;message&gt;&lt;source&gt;inlet&lt;/source&gt;&lt;translation&gt;prise&lt;/translation&gt;&lt;/message&gt;</text:p>
          </table:table-cell>
          <table:table-cell table:number-columns-repeated="1017"/>
        </table:table-row>
        <table:table-row table:style-name="ro1">
          <table:table-cell table:style-name="ce2" office:value-type="string">
            <text:p>INLTQ</text:p>
          </table:table-cell>
          <table:table-cell table:style-name="ce2" office:value-type="string">
            <text:p>entrée ancienne</text:p>
          </table:table-cell>
          <table:table-cell table:style-name="ce2" office:value-type="string">
            <text:p>une entrée qui a été rempli, ou bloqué par des dépôts</text:p>
          </table:table-cell>
          <table:table-cell table:style-name="ce2" office:value-type="string">
            <text:p>INLTQ</text:p>
          </table:table-cell>
          <table:table-cell table:style-name="ce2" office:value-type="string">
            <text:p>former inlet</text:p>
          </table:table-cell>
          <table:table-cell table:style-name="ce2" office:value-type="string">
            <text:p>an inlet which has been filled in, or blocked by deposits</text:p>
          </table:table-cell>
          <table:table-cell table:formula="of:=CONCATENATE(&quot;&lt;message&gt;&lt;source&gt;&quot;;[.E77];&quot;&lt;/source&gt;&lt;translation&gt;&quot;;[.B77];&quot;&lt;/translation&gt;&lt;/message&gt;&quot;)" office:value-type="string" office:string-value="&lt;message&gt;&lt;source&gt;former inlet&lt;/source&gt;&lt;translation&gt;entrée ancienne&lt;/translation&gt;&lt;/message&gt;">
            <text:p>&lt;message&gt;&lt;source&gt;former inlet&lt;/source&gt;&lt;translation&gt;entrée ancienne&lt;/translation&gt;&lt;/message&gt;</text:p>
          </table:table-cell>
          <table:table-cell table:number-columns-repeated="1017"/>
        </table:table-row>
        <table:table-row table:style-name="ro1">
          <table:table-cell table:style-name="ce3" office:value-type="string">
            <text:p>Lbed</text:p>
          </table:table-cell>
          <table:table-cell table:style-name="ce3" office:value-type="string">
            <text:p>lit du lac (s)</text:p>
          </table:table-cell>
          <table:table-cell table:style-name="ce3" office:value-type="string">
            <text:p>une zone sèche vers le haut ou drainés d'un ancien lac</text:p>
          </table:table-cell>
          <table:table-cell table:style-name="ce3" office:value-type="string">
            <text:p>LBED</text:p>
          </table:table-cell>
          <table:table-cell table:style-name="ce3" office:value-type="string">
            <text:p>lake bed(s)</text:p>
          </table:table-cell>
          <table:table-cell table:style-name="ce3" office:value-type="string">
            <text:p>a dried up or drained area of a former lake</text:p>
          </table:table-cell>
          <table:table-cell table:formula="of:=CONCATENATE(&quot;&lt;message&gt;&lt;source&gt;&quot;;[.E78];&quot;&lt;/source&gt;&lt;translation&gt;&quot;;[.B78];&quot;&lt;/translation&gt;&lt;/message&gt;&quot;)" office:value-type="string" office:string-value="&lt;message&gt;&lt;source&gt;lake bed(s)&lt;/source&gt;&lt;translation&gt;lit du lac (s)&lt;/translation&gt;&lt;/message&gt;">
            <text:p>&lt;message&gt;&lt;source&gt;lake bed(s)&lt;/source&gt;&lt;translation&gt;lit du lac (s)&lt;/translation&gt;&lt;/message&gt;</text:p>
          </table:table-cell>
          <table:table-cell table:number-columns-repeated="1017"/>
        </table:table-row>
        <table:table-row table:style-name="ro1">
          <table:table-cell table:style-name="ce2" office:value-type="string">
            <text:p>LGN</text:p>
          </table:table-cell>
          <table:table-cell table:style-name="ce2" office:value-type="string">
            <text:p>lagon</text:p>
          </table:table-cell>
          <table:table-cell table:style-name="ce2" office:value-type="string">
            <text:p>un plan d'eau peu profondes du littoral, totalement ou partiellement séparés d'un plus grand plan d'eau par une île-barrière, barrière de corail ou d'autres forme de dépôt</text:p>
          </table:table-cell>
          <table:table-cell table:style-name="ce2" office:value-type="string">
            <text:p>LGN</text:p>
          </table:table-cell>
          <table:table-cell table:style-name="ce2" office:value-type="string">
            <text:p>lagoon</text:p>
          </table:table-cell>
          <table:table-cell table:style-name="ce2" office:value-type="string">
            <text:p>a shallow coastal waterbody, completely or partly separated from a larger body of water by a barrier island, coral reef or other depositional feature</text:p>
          </table:table-cell>
          <table:table-cell table:formula="of:=CONCATENATE(&quot;&lt;message&gt;&lt;source&gt;&quot;;[.E79];&quot;&lt;/source&gt;&lt;translation&gt;&quot;;[.B79];&quot;&lt;/translation&gt;&lt;/message&gt;&quot;)" office:value-type="string" office:string-value="&lt;message&gt;&lt;source&gt;lagoon&lt;/source&gt;&lt;translation&gt;lagon&lt;/translation&gt;&lt;/message&gt;">
            <text:p>&lt;message&gt;&lt;source&gt;lagoon&lt;/source&gt;&lt;translation&gt;lagon&lt;/translation&gt;&lt;/message&gt;</text:p>
          </table:table-cell>
          <table:table-cell table:number-columns-repeated="1017"/>
        </table:table-row>
        <table:table-row table:style-name="ro1">
          <table:table-cell table:style-name="ce3" office:value-type="string">
            <text:p>LGNS</text:p>
          </table:table-cell>
          <table:table-cell table:style-name="ce3" office:value-type="string">
            <text:p>lagunes</text:p>
          </table:table-cell>
          <table:table-cell table:style-name="ce3" office:value-type="string">
            <text:p>peu profondes masses d'eau côtières, totalement ou partiellement séparés d'un plus grand plan d'eau par une île-barrière, barrière de corail ou d'autres forme de dépôt</text:p>
          </table:table-cell>
          <table:table-cell table:style-name="ce3" office:value-type="string">
            <text:p>LGNS</text:p>
          </table:table-cell>
          <table:table-cell table:style-name="ce3" office:value-type="string">
            <text:p>lagoons</text:p>
          </table:table-cell>
          <table:table-cell table:style-name="ce3" office:value-type="string">
            <text:p>shallow coastal waterbodies, completely or partly separated from a larger body of water by a barrier island, coral reef or other depositional feature</text:p>
          </table:table-cell>
          <table:table-cell table:formula="of:=CONCATENATE(&quot;&lt;message&gt;&lt;source&gt;&quot;;[.E80];&quot;&lt;/source&gt;&lt;translation&gt;&quot;;[.B80];&quot;&lt;/translation&gt;&lt;/message&gt;&quot;)" office:value-type="string" office:string-value="&lt;message&gt;&lt;source&gt;lagoons&lt;/source&gt;&lt;translation&gt;lagunes&lt;/translation&gt;&lt;/message&gt;">
            <text:p>&lt;message&gt;&lt;source&gt;lagoons&lt;/source&gt;&lt;translation&gt;lagunes&lt;/translation&gt;&lt;/message&gt;</text:p>
          </table:table-cell>
          <table:table-cell table:number-columns-repeated="1017"/>
        </table:table-row>
        <table:table-row table:style-name="ro1">
          <table:table-cell table:style-name="ce2" office:value-type="string">
            <text:p>LGNX</text:p>
          </table:table-cell>
          <table:table-cell table:style-name="ce2" office:value-type="string">
            <text:p>section du lagon</text:p>
          </table:table-cell>
          <table:table-cell table:style-name="ce2"/>
          <table:table-cell table:style-name="ce2" office:value-type="string">
            <text:p>LGNX</text:p>
          </table:table-cell>
          <table:table-cell table:style-name="ce2" office:value-type="string">
            <text:p>section of lagoon</text:p>
          </table:table-cell>
          <table:table-cell table:style-name="ce2"/>
          <table:table-cell table:formula="of:=CONCATENATE(&quot;&lt;message&gt;&lt;source&gt;&quot;;[.E81];&quot;&lt;/source&gt;&lt;translation&gt;&quot;;[.B81];&quot;&lt;/translation&gt;&lt;/message&gt;&quot;)" office:value-type="string" office:string-value="&lt;message&gt;&lt;source&gt;section of lagoon&lt;/source&gt;&lt;translation&gt;section du lagon&lt;/translation&gt;&lt;/message&gt;">
            <text:p>&lt;message&gt;&lt;source&gt;section of lagoon&lt;/source&gt;&lt;translation&gt;section du lagon&lt;/translation&gt;&lt;/message&gt;</text:p>
          </table:table-cell>
          <table:table-cell table:number-columns-repeated="1017"/>
        </table:table-row>
        <table:table-row table:style-name="ro1">
          <table:table-cell table:style-name="ce3" office:value-type="string">
            <text:p>LK</text:p>
          </table:table-cell>
          <table:table-cell table:style-name="ce3" office:value-type="string">
            <text:p>lac</text:p>
          </table:table-cell>
          <table:table-cell table:style-name="ce3" office:value-type="string">
            <text:p>un corps intérieur des terres à grande d'eau stagnante</text:p>
          </table:table-cell>
          <table:table-cell table:style-name="ce3" office:value-type="string">
            <text:p>LK</text:p>
          </table:table-cell>
          <table:table-cell table:style-name="ce3" office:value-type="string">
            <text:p>lake</text:p>
          </table:table-cell>
          <table:table-cell table:style-name="ce3" office:value-type="string">
            <text:p>a large inland body of standing water</text:p>
          </table:table-cell>
          <table:table-cell table:formula="of:=CONCATENATE(&quot;&lt;message&gt;&lt;source&gt;&quot;;[.E82];&quot;&lt;/source&gt;&lt;translation&gt;&quot;;[.B82];&quot;&lt;/translation&gt;&lt;/message&gt;&quot;)" office:value-type="string" office:string-value="&lt;message&gt;&lt;source&gt;lake&lt;/source&gt;&lt;translation&gt;lac&lt;/translation&gt;&lt;/message&gt;">
            <text:p>&lt;message&gt;&lt;source&gt;lake&lt;/source&gt;&lt;translation&gt;lac&lt;/translation&gt;&lt;/message&gt;</text:p>
          </table:table-cell>
          <table:table-cell table:number-columns-repeated="1017"/>
        </table:table-row>
        <table:table-row table:style-name="ro1">
          <table:table-cell table:style-name="ce2" office:value-type="string">
            <text:p>LKC</text:p>
          </table:table-cell>
          <table:table-cell table:style-name="ce2" office:value-type="string">
            <text:p>lac de cratère</text:p>
          </table:table-cell>
          <table:table-cell table:style-name="ce2" office:value-type="string">
            <text:p>un lac dans un cratère ou caldera</text:p>
          </table:table-cell>
          <table:table-cell table:style-name="ce2" office:value-type="string">
            <text:p>LKC</text:p>
          </table:table-cell>
          <table:table-cell table:style-name="ce2" office:value-type="string">
            <text:p>crater lake</text:p>
          </table:table-cell>
          <table:table-cell table:style-name="ce2" office:value-type="string">
            <text:p>a lake in a crater or caldera</text:p>
          </table:table-cell>
          <table:table-cell table:formula="of:=CONCATENATE(&quot;&lt;message&gt;&lt;source&gt;&quot;;[.E83];&quot;&lt;/source&gt;&lt;translation&gt;&quot;;[.B83];&quot;&lt;/translation&gt;&lt;/message&gt;&quot;)" office:value-type="string" office:string-value="&lt;message&gt;&lt;source&gt;crater lake&lt;/source&gt;&lt;translation&gt;lac de cratère&lt;/translation&gt;&lt;/message&gt;">
            <text:p>&lt;message&gt;&lt;source&gt;crater lake&lt;/source&gt;&lt;translation&gt;lac de cratère&lt;/translation&gt;&lt;/message&gt;</text:p>
          </table:table-cell>
          <table:table-cell table:number-columns-repeated="1017"/>
        </table:table-row>
        <table:table-row table:style-name="ro1">
          <table:table-cell table:style-name="ce3" office:value-type="string">
            <text:p>LKI</text:p>
          </table:table-cell>
          <table:table-cell table:style-name="ce3" office:value-type="string">
            <text:p>lac intermittent</text:p>
          </table:table-cell>
          <table:table-cell table:style-name="ce3"/>
          <table:table-cell table:style-name="ce3" office:value-type="string">
            <text:p>LKI</text:p>
          </table:table-cell>
          <table:table-cell table:style-name="ce3" office:value-type="string">
            <text:p>intermittent lake</text:p>
          </table:table-cell>
          <table:table-cell table:style-name="ce3"/>
          <table:table-cell table:formula="of:=CONCATENATE(&quot;&lt;message&gt;&lt;source&gt;&quot;;[.E84];&quot;&lt;/source&gt;&lt;translation&gt;&quot;;[.B84];&quot;&lt;/translation&gt;&lt;/message&gt;&quot;)" office:value-type="string" office:string-value="&lt;message&gt;&lt;source&gt;intermittent lake&lt;/source&gt;&lt;translation&gt;lac intermittent&lt;/translation&gt;&lt;/message&gt;">
            <text:p>&lt;message&gt;&lt;source&gt;intermittent lake&lt;/source&gt;&lt;translation&gt;lac intermittent&lt;/translation&gt;&lt;/message&gt;</text:p>
          </table:table-cell>
          <table:table-cell table:number-columns-repeated="1017"/>
        </table:table-row>
        <table:table-row table:style-name="ro1">
          <table:table-cell table:style-name="ce2" office:value-type="string">
            <text:p>LKN</text:p>
          </table:table-cell>
          <table:table-cell table:style-name="ce2" office:value-type="string">
            <text:p>salt lake</text:p>
          </table:table-cell>
          <table:table-cell table:style-name="ce2" office:value-type="string">
            <text:p>une étendue d'eau salée sans issue</text:p>
          </table:table-cell>
          <table:table-cell table:style-name="ce2" office:value-type="string">
            <text:p>LKN</text:p>
          </table:table-cell>
          <table:table-cell table:style-name="ce2" office:value-type="string">
            <text:p>salt lake</text:p>
          </table:table-cell>
          <table:table-cell table:style-name="ce2" office:value-type="string">
            <text:p>an inland body of salt water with no outlet</text:p>
          </table:table-cell>
          <table:table-cell table:formula="of:=CONCATENATE(&quot;&lt;message&gt;&lt;source&gt;&quot;;[.E85];&quot;&lt;/source&gt;&lt;translation&gt;&quot;;[.B85];&quot;&lt;/translation&gt;&lt;/message&gt;&quot;)" office:value-type="string" office:string-value="&lt;message&gt;&lt;source&gt;salt lake&lt;/source&gt;&lt;translation&gt;salt lake&lt;/translation&gt;&lt;/message&gt;">
            <text:p>&lt;message&gt;&lt;source&gt;salt lake&lt;/source&gt;&lt;translation&gt;salt lake&lt;/translation&gt;&lt;/message&gt;</text:p>
          </table:table-cell>
          <table:table-cell table:number-columns-repeated="1017"/>
        </table:table-row>
        <table:table-row table:style-name="ro1">
          <table:table-cell table:style-name="ce3" office:value-type="string">
            <text:p>LKNI</text:p>
          </table:table-cell>
          <table:table-cell table:style-name="ce3" office:value-type="string">
            <text:p>intermittente lac salé</text:p>
          </table:table-cell>
          <table:table-cell table:style-name="ce3"/>
          <table:table-cell table:style-name="ce3" office:value-type="string">
            <text:p>LKNI</text:p>
          </table:table-cell>
          <table:table-cell table:style-name="ce3" office:value-type="string">
            <text:p>intermittent salt lake</text:p>
          </table:table-cell>
          <table:table-cell table:style-name="ce3"/>
          <table:table-cell table:formula="of:=CONCATENATE(&quot;&lt;message&gt;&lt;source&gt;&quot;;[.E86];&quot;&lt;/source&gt;&lt;translation&gt;&quot;;[.B86];&quot;&lt;/translation&gt;&lt;/message&gt;&quot;)" office:value-type="string" office:string-value="&lt;message&gt;&lt;source&gt;intermittent salt lake&lt;/source&gt;&lt;translation&gt;intermittente lac salé&lt;/translation&gt;&lt;/message&gt;">
            <text:p>&lt;message&gt;&lt;source&gt;intermittent salt lake&lt;/source&gt;&lt;translation&gt;intermittente lac salé&lt;/translation&gt;&lt;/message&gt;</text:p>
          </table:table-cell>
          <table:table-cell table:number-columns-repeated="1017"/>
        </table:table-row>
        <table:table-row table:style-name="ro1">
          <table:table-cell table:style-name="ce2" office:value-type="string">
            <text:p>LKO</text:p>
          </table:table-cell>
          <table:table-cell table:style-name="ce2" office:value-type="string">
            <text:p>Oxbow Lake</text:p>
          </table:table-cell>
          <table:table-cell table:style-name="ce2" office:value-type="string">
            <text:p>en forme de croissant lac communément trouvés près de ruisseaux sinueux</text:p>
          </table:table-cell>
          <table:table-cell table:style-name="ce2" office:value-type="string">
            <text:p>LKO</text:p>
          </table:table-cell>
          <table:table-cell table:style-name="ce2" office:value-type="string">
            <text:p>oxbow lake</text:p>
          </table:table-cell>
          <table:table-cell table:style-name="ce2" office:value-type="string">
            <text:p>a crescent-shaped lake commonly found adjacent to meandering streams</text:p>
          </table:table-cell>
          <table:table-cell table:formula="of:=CONCATENATE(&quot;&lt;message&gt;&lt;source&gt;&quot;;[.E87];&quot;&lt;/source&gt;&lt;translation&gt;&quot;;[.B87];&quot;&lt;/translation&gt;&lt;/message&gt;&quot;)" office:value-type="string" office:string-value="&lt;message&gt;&lt;source&gt;oxbow lake&lt;/source&gt;&lt;translation&gt;Oxbow Lake&lt;/translation&gt;&lt;/message&gt;">
            <text:p>&lt;message&gt;&lt;source&gt;oxbow lake&lt;/source&gt;&lt;translation&gt;Oxbow Lake&lt;/translation&gt;&lt;/message&gt;</text:p>
          </table:table-cell>
          <table:table-cell table:number-columns-repeated="1017"/>
        </table:table-row>
        <table:table-row table:style-name="ro1">
          <table:table-cell table:style-name="ce3" office:value-type="string">
            <text:p>LKOI</text:p>
          </table:table-cell>
          <table:table-cell table:style-name="ce3" office:value-type="string">
            <text:p>intermittente oxbow lac</text:p>
          </table:table-cell>
          <table:table-cell table:style-name="ce3"/>
          <table:table-cell table:style-name="ce3" office:value-type="string">
            <text:p>LKOI</text:p>
          </table:table-cell>
          <table:table-cell table:style-name="ce3" office:value-type="string">
            <text:p>intermittent oxbow lake</text:p>
          </table:table-cell>
          <table:table-cell table:style-name="ce3"/>
          <table:table-cell table:formula="of:=CONCATENATE(&quot;&lt;message&gt;&lt;source&gt;&quot;;[.E88];&quot;&lt;/source&gt;&lt;translation&gt;&quot;;[.B88];&quot;&lt;/translation&gt;&lt;/message&gt;&quot;)" office:value-type="string" office:string-value="&lt;message&gt;&lt;source&gt;intermittent oxbow lake&lt;/source&gt;&lt;translation&gt;intermittente oxbow lac&lt;/translation&gt;&lt;/message&gt;">
            <text:p>&lt;message&gt;&lt;source&gt;intermittent oxbow lake&lt;/source&gt;&lt;translation&gt;intermittente oxbow lac&lt;/translation&gt;&lt;/message&gt;</text:p>
          </table:table-cell>
          <table:table-cell table:number-columns-repeated="1017"/>
        </table:table-row>
        <table:table-row table:style-name="ro1">
          <table:table-cell table:style-name="ce2" office:value-type="string">
            <text:p>LKS</text:p>
          </table:table-cell>
          <table:table-cell table:style-name="ce2" office:value-type="string">
            <text:p>lacs</text:p>
          </table:table-cell>
          <table:table-cell table:style-name="ce2" office:value-type="string">
            <text:p>les organes intérieurs de grandes eaux stagnantes</text:p>
          </table:table-cell>
          <table:table-cell table:style-name="ce2" office:value-type="string">
            <text:p>LKS</text:p>
          </table:table-cell>
          <table:table-cell table:style-name="ce2" office:value-type="string">
            <text:p>lakes</text:p>
          </table:table-cell>
          <table:table-cell table:style-name="ce2" office:value-type="string">
            <text:p>large inland bodies of standing water</text:p>
          </table:table-cell>
          <table:table-cell table:formula="of:=CONCATENATE(&quot;&lt;message&gt;&lt;source&gt;&quot;;[.E89];&quot;&lt;/source&gt;&lt;translation&gt;&quot;;[.B89];&quot;&lt;/translation&gt;&lt;/message&gt;&quot;)" office:value-type="string" office:string-value="&lt;message&gt;&lt;source&gt;lakes&lt;/source&gt;&lt;translation&gt;lacs&lt;/translation&gt;&lt;/message&gt;">
            <text:p>&lt;message&gt;&lt;source&gt;lakes&lt;/source&gt;&lt;translation&gt;lacs&lt;/translation&gt;&lt;/message&gt;</text:p>
          </table:table-cell>
          <table:table-cell table:number-columns-repeated="1017"/>
        </table:table-row>
        <table:table-row table:style-name="ro1">
          <table:table-cell table:style-name="ce3" office:value-type="string">
            <text:p>LKSB</text:p>
          </table:table-cell>
          <table:table-cell table:style-name="ce3" office:value-type="string">
            <text:p>lac souterrain</text:p>
          </table:table-cell>
          <table:table-cell table:style-name="ce3" office:value-type="string">
            <text:p>un organe permanent de l'eau dans une grotte</text:p>
          </table:table-cell>
          <table:table-cell table:style-name="ce3" office:value-type="string">
            <text:p>LKSB</text:p>
          </table:table-cell>
          <table:table-cell table:style-name="ce3" office:value-type="string">
            <text:p>underground lake</text:p>
          </table:table-cell>
          <table:table-cell table:style-name="ce3" office:value-type="string">
            <text:p>a standing body of water in a cave</text:p>
          </table:table-cell>
          <table:table-cell table:formula="of:=CONCATENATE(&quot;&lt;message&gt;&lt;source&gt;&quot;;[.E90];&quot;&lt;/source&gt;&lt;translation&gt;&quot;;[.B90];&quot;&lt;/translation&gt;&lt;/message&gt;&quot;)" office:value-type="string" office:string-value="&lt;message&gt;&lt;source&gt;underground lake&lt;/source&gt;&lt;translation&gt;lac souterrain&lt;/translation&gt;&lt;/message&gt;">
            <text:p>&lt;message&gt;&lt;source&gt;underground lake&lt;/source&gt;&lt;translation&gt;lac souterrain&lt;/translation&gt;&lt;/message&gt;</text:p>
          </table:table-cell>
          <table:table-cell table:number-columns-repeated="1017"/>
        </table:table-row>
        <table:table-row table:style-name="ro1">
          <table:table-cell table:style-name="ce2" office:value-type="string">
            <text:p>LKSC</text:p>
          </table:table-cell>
          <table:table-cell table:style-name="ce2" office:value-type="string">
            <text:p>lacs de cratère</text:p>
          </table:table-cell>
          <table:table-cell table:style-name="ce2" office:value-type="string">
            <text:p>lacs dans un cratère ou une caldeira</text:p>
          </table:table-cell>
          <table:table-cell table:style-name="ce2" office:value-type="string">
            <text:p>LKSC</text:p>
          </table:table-cell>
          <table:table-cell table:style-name="ce2" office:value-type="string">
            <text:p>crater lakes</text:p>
          </table:table-cell>
          <table:table-cell table:style-name="ce2" office:value-type="string">
            <text:p>lakes in a crater or caldera</text:p>
          </table:table-cell>
          <table:table-cell table:formula="of:=CONCATENATE(&quot;&lt;message&gt;&lt;source&gt;&quot;;[.E91];&quot;&lt;/source&gt;&lt;translation&gt;&quot;;[.B91];&quot;&lt;/translation&gt;&lt;/message&gt;&quot;)" office:value-type="string" office:string-value="&lt;message&gt;&lt;source&gt;crater lakes&lt;/source&gt;&lt;translation&gt;lacs de cratère&lt;/translation&gt;&lt;/message&gt;">
            <text:p>&lt;message&gt;&lt;source&gt;crater lakes&lt;/source&gt;&lt;translation&gt;lacs de cratère&lt;/translation&gt;&lt;/message&gt;</text:p>
          </table:table-cell>
          <table:table-cell table:number-columns-repeated="1017"/>
        </table:table-row>
        <table:table-row table:style-name="ro1">
          <table:table-cell table:style-name="ce3" office:value-type="string">
            <text:p>LKSI</text:p>
          </table:table-cell>
          <table:table-cell table:style-name="ce3" office:value-type="string">
            <text:p>lacs intermittents</text:p>
          </table:table-cell>
          <table:table-cell table:style-name="ce3"/>
          <table:table-cell table:style-name="ce3" office:value-type="string">
            <text:p>LKSI</text:p>
          </table:table-cell>
          <table:table-cell table:style-name="ce3" office:value-type="string">
            <text:p>intermittent lakes</text:p>
          </table:table-cell>
          <table:table-cell table:style-name="ce3"/>
          <table:table-cell table:formula="of:=CONCATENATE(&quot;&lt;message&gt;&lt;source&gt;&quot;;[.E92];&quot;&lt;/source&gt;&lt;translation&gt;&quot;;[.B92];&quot;&lt;/translation&gt;&lt;/message&gt;&quot;)" office:value-type="string" office:string-value="&lt;message&gt;&lt;source&gt;intermittent lakes&lt;/source&gt;&lt;translation&gt;lacs intermittents&lt;/translation&gt;&lt;/message&gt;">
            <text:p>&lt;message&gt;&lt;source&gt;intermittent lakes&lt;/source&gt;&lt;translation&gt;lacs intermittents&lt;/translation&gt;&lt;/message&gt;</text:p>
          </table:table-cell>
          <table:table-cell table:number-columns-repeated="1017"/>
        </table:table-row>
        <table:table-row table:style-name="ro1">
          <table:table-cell table:style-name="ce2" office:value-type="string">
            <text:p>LKSN</text:p>
          </table:table-cell>
          <table:table-cell table:style-name="ce2" office:value-type="string">
            <text:p>lacs salés</text:p>
          </table:table-cell>
          <table:table-cell table:style-name="ce2" office:value-type="string">
            <text:p>plans d'eau intérieurs avec du sel sans issue</text:p>
          </table:table-cell>
          <table:table-cell table:style-name="ce2" office:value-type="string">
            <text:p>LKSN</text:p>
          </table:table-cell>
          <table:table-cell table:style-name="ce2" office:value-type="string">
            <text:p>salt lakes</text:p>
          </table:table-cell>
          <table:table-cell table:style-name="ce2" office:value-type="string">
            <text:p>inland bodies of salt water with no outlet</text:p>
          </table:table-cell>
          <table:table-cell table:formula="of:=CONCATENATE(&quot;&lt;message&gt;&lt;source&gt;&quot;;[.E93];&quot;&lt;/source&gt;&lt;translation&gt;&quot;;[.B93];&quot;&lt;/translation&gt;&lt;/message&gt;&quot;)" office:value-type="string" office:string-value="&lt;message&gt;&lt;source&gt;salt lakes&lt;/source&gt;&lt;translation&gt;lacs salés&lt;/translation&gt;&lt;/message&gt;">
            <text:p>&lt;message&gt;&lt;source&gt;salt lakes&lt;/source&gt;&lt;translation&gt;lacs salés&lt;/translation&gt;&lt;/message&gt;</text:p>
          </table:table-cell>
          <table:table-cell table:number-columns-repeated="1017"/>
        </table:table-row>
        <table:table-row table:style-name="ro1">
          <table:table-cell table:style-name="ce3" office:value-type="string">
            <text:p>LKSNI</text:p>
          </table:table-cell>
          <table:table-cell table:style-name="ce3" office:value-type="string">
            <text:p>lacs salés intermittents</text:p>
          </table:table-cell>
          <table:table-cell table:style-name="ce3"/>
          <table:table-cell table:style-name="ce3" office:value-type="string">
            <text:p>LKSNI</text:p>
          </table:table-cell>
          <table:table-cell table:style-name="ce3" office:value-type="string">
            <text:p>intermittent salt lakes</text:p>
          </table:table-cell>
          <table:table-cell table:style-name="ce3"/>
          <table:table-cell table:formula="of:=CONCATENATE(&quot;&lt;message&gt;&lt;source&gt;&quot;;[.E94];&quot;&lt;/source&gt;&lt;translation&gt;&quot;;[.B94];&quot;&lt;/translation&gt;&lt;/message&gt;&quot;)" office:value-type="string" office:string-value="&lt;message&gt;&lt;source&gt;intermittent salt lakes&lt;/source&gt;&lt;translation&gt;lacs salés intermittents&lt;/translation&gt;&lt;/message&gt;">
            <text:p>&lt;message&gt;&lt;source&gt;intermittent salt lakes&lt;/source&gt;&lt;translation&gt;lacs salés intermittents&lt;/translation&gt;&lt;/message&gt;</text:p>
          </table:table-cell>
          <table:table-cell table:number-columns-repeated="1017"/>
        </table:table-row>
        <table:table-row table:style-name="ro1">
          <table:table-cell table:style-name="ce2" office:value-type="string">
            <text:p>LKX</text:p>
          </table:table-cell>
          <table:table-cell table:style-name="ce2" office:value-type="string">
            <text:p>section du lac</text:p>
          </table:table-cell>
          <table:table-cell table:style-name="ce2"/>
          <table:table-cell table:style-name="ce2" office:value-type="string">
            <text:p>LKX</text:p>
          </table:table-cell>
          <table:table-cell table:style-name="ce2" office:value-type="string">
            <text:p>section of lake</text:p>
          </table:table-cell>
          <table:table-cell table:style-name="ce2"/>
          <table:table-cell table:formula="of:=CONCATENATE(&quot;&lt;message&gt;&lt;source&gt;&quot;;[.E95];&quot;&lt;/source&gt;&lt;translation&gt;&quot;;[.B95];&quot;&lt;/translation&gt;&lt;/message&gt;&quot;)" office:value-type="string" office:string-value="&lt;message&gt;&lt;source&gt;section of lake&lt;/source&gt;&lt;translation&gt;section du lac&lt;/translation&gt;&lt;/message&gt;">
            <text:p>&lt;message&gt;&lt;source&gt;section of lake&lt;/source&gt;&lt;translation&gt;section du lac&lt;/translation&gt;&lt;/message&gt;</text:p>
          </table:table-cell>
          <table:table-cell table:number-columns-repeated="1017"/>
        </table:table-row>
        <table:table-row table:style-name="ro1">
          <table:table-cell table:style-name="ce3" office:value-type="string">
            <text:p>MFGN</text:p>
          </table:table-cell>
          <table:table-cell table:style-name="ce3" office:value-type="string">
            <text:p>marais salants</text:p>
          </table:table-cell>
          <table:table-cell table:style-name="ce3" office:value-type="string">
            <text:p>marais salants endigués utilisées dans la production de sel solaire évapore</text:p>
          </table:table-cell>
          <table:table-cell table:style-name="ce3" office:value-type="string">
            <text:p>MFGN</text:p>
          </table:table-cell>
          <table:table-cell table:style-name="ce3" office:value-type="string">
            <text:p>salt evaporation ponds</text:p>
          </table:table-cell>
          <table:table-cell table:style-name="ce3" office:value-type="string">
            <text:p>diked salt ponds used in the production of solar evaporated salt</text:p>
          </table:table-cell>
          <table:table-cell table:formula="of:=CONCATENATE(&quot;&lt;message&gt;&lt;source&gt;&quot;;[.E96];&quot;&lt;/source&gt;&lt;translation&gt;&quot;;[.B96];&quot;&lt;/translation&gt;&lt;/message&gt;&quot;)" office:value-type="string" office:string-value="&lt;message&gt;&lt;source&gt;salt evaporation ponds&lt;/source&gt;&lt;translation&gt;marais salants&lt;/translation&gt;&lt;/message&gt;">
            <text:p>&lt;message&gt;&lt;source&gt;salt evaporation ponds&lt;/source&gt;&lt;translation&gt;marais salants&lt;/translation&gt;&lt;/message&gt;</text:p>
          </table:table-cell>
          <table:table-cell table:number-columns-repeated="1017"/>
        </table:table-row>
        <table:table-row table:style-name="ro1">
          <table:table-cell table:style-name="ce2" office:value-type="string">
            <text:p>MGV</text:p>
          </table:table-cell>
          <table:table-cell table:style-name="ce2" office:value-type="string">
            <text:p>mangrove</text:p>
          </table:table-cell>
          <table:table-cell table:style-name="ce2" office:value-type="string">
            <text:p>un appartement de boue tropical marée caractérisée par une végétation de mangrove</text:p>
          </table:table-cell>
          <table:table-cell table:style-name="ce2" office:value-type="string">
            <text:p>MGV</text:p>
          </table:table-cell>
          <table:table-cell table:style-name="ce2" office:value-type="string">
            <text:p>mangrove swamp</text:p>
          </table:table-cell>
          <table:table-cell table:style-name="ce2" office:value-type="string">
            <text:p>a tropical tidal mud flat characterized by mangrove vegetation</text:p>
          </table:table-cell>
          <table:table-cell table:formula="of:=CONCATENATE(&quot;&lt;message&gt;&lt;source&gt;&quot;;[.E97];&quot;&lt;/source&gt;&lt;translation&gt;&quot;;[.B97];&quot;&lt;/translation&gt;&lt;/message&gt;&quot;)" office:value-type="string" office:string-value="&lt;message&gt;&lt;source&gt;mangrove swamp&lt;/source&gt;&lt;translation&gt;mangrove&lt;/translation&gt;&lt;/message&gt;">
            <text:p>&lt;message&gt;&lt;source&gt;mangrove swamp&lt;/source&gt;&lt;translation&gt;mangrove&lt;/translation&gt;&lt;/message&gt;</text:p>
          </table:table-cell>
          <table:table-cell table:number-columns-repeated="1017"/>
        </table:table-row>
        <table:table-row table:style-name="ro1">
          <table:table-cell table:style-name="ce3" office:value-type="string">
            <text:p>MOOR</text:p>
          </table:table-cell>
          <table:table-cell table:style-name="ce3" office:value-type="string">
            <text:p>lande (s)</text:p>
          </table:table-cell>
          <table:table-cell table:style-name="ce3" office:value-type="string">
            <text:p>une zone de terrain ouvert recouvert de sols tourbeux humides</text:p>
          </table:table-cell>
          <table:table-cell table:style-name="ce3" office:value-type="string">
            <text:p>MOOR</text:p>
          </table:table-cell>
          <table:table-cell table:style-name="ce3" office:value-type="string">
            <text:p>moor(s)</text:p>
          </table:table-cell>
          <table:table-cell table:style-name="ce3" office:value-type="string">
            <text:p>an area of open ground overlaid with wet peaty soils</text:p>
          </table:table-cell>
          <table:table-cell table:formula="of:=CONCATENATE(&quot;&lt;message&gt;&lt;source&gt;&quot;;[.E98];&quot;&lt;/source&gt;&lt;translation&gt;&quot;;[.B98];&quot;&lt;/translation&gt;&lt;/message&gt;&quot;)" office:value-type="string" office:string-value="&lt;message&gt;&lt;source&gt;moor(s)&lt;/source&gt;&lt;translation&gt;lande (s)&lt;/translation&gt;&lt;/message&gt;">
            <text:p>&lt;message&gt;&lt;source&gt;moor(s)&lt;/source&gt;&lt;translation&gt;lande (s)&lt;/translation&gt;&lt;/message&gt;</text:p>
          </table:table-cell>
          <table:table-cell table:number-columns-repeated="1017"/>
        </table:table-row>
        <table:table-row table:style-name="ro1">
          <table:table-cell table:style-name="ce2" office:value-type="string">
            <text:p>MRSH</text:p>
          </table:table-cell>
          <table:table-cell table:style-name="ce2" office:value-type="string">
            <text:p>marais (es)</text:p>
          </table:table-cell>
          <table:table-cell table:style-name="ce2" office:value-type="string">
            <text:p>une zone humide dominé par l'herbe-comme la végétation</text:p>
          </table:table-cell>
          <table:table-cell table:style-name="ce2" office:value-type="string">
            <text:p>MRSH</text:p>
          </table:table-cell>
          <table:table-cell table:style-name="ce2" office:value-type="string">
            <text:p>marsh(es)</text:p>
          </table:table-cell>
          <table:table-cell table:style-name="ce2" office:value-type="string">
            <text:p>a wetland dominated by grass-like vegetation</text:p>
          </table:table-cell>
          <table:table-cell table:formula="of:=CONCATENATE(&quot;&lt;message&gt;&lt;source&gt;&quot;;[.E99];&quot;&lt;/source&gt;&lt;translation&gt;&quot;;[.B99];&quot;&lt;/translation&gt;&lt;/message&gt;&quot;)" office:value-type="string" office:string-value="&lt;message&gt;&lt;source&gt;marsh(es)&lt;/source&gt;&lt;translation&gt;marais (es)&lt;/translation&gt;&lt;/message&gt;">
            <text:p>&lt;message&gt;&lt;source&gt;marsh(es)&lt;/source&gt;&lt;translation&gt;marais (es)&lt;/translation&gt;&lt;/message&gt;</text:p>
          </table:table-cell>
          <table:table-cell table:number-columns-repeated="1017"/>
        </table:table-row>
        <table:table-row table:style-name="ro1">
          <table:table-cell table:style-name="ce3" office:value-type="string">
            <text:p>MRSHN</text:p>
          </table:table-cell>
          <table:table-cell table:style-name="ce3" office:value-type="string">
            <text:p>marais salant</text:p>
          </table:table-cell>
          <table:table-cell table:style-name="ce3" office:value-type="string">
            <text:p>une surface plane, sous réserve de l'inondation d'eau salée périodique, dominée par les graminées plantes tolérantes au sel</text:p>
          </table:table-cell>
          <table:table-cell table:style-name="ce3" office:value-type="string">
            <text:p>MRSHN</text:p>
          </table:table-cell>
          <table:table-cell table:style-name="ce3" office:value-type="string">
            <text:p>salt marsh</text:p>
          </table:table-cell>
          <table:table-cell table:style-name="ce3" office:value-type="string">
            <text:p>a flat area, subject to periodic salt water inundation, dominated by grassy salt-tolerant plants</text:p>
          </table:table-cell>
          <table:table-cell table:formula="of:=CONCATENATE(&quot;&lt;message&gt;&lt;source&gt;&quot;;[.E100];&quot;&lt;/source&gt;&lt;translation&gt;&quot;;[.B100];&quot;&lt;/translation&gt;&lt;/message&gt;&quot;)" office:value-type="string" office:string-value="&lt;message&gt;&lt;source&gt;salt marsh&lt;/source&gt;&lt;translation&gt;marais salant&lt;/translation&gt;&lt;/message&gt;">
            <text:p>&lt;message&gt;&lt;source&gt;salt marsh&lt;/source&gt;&lt;translation&gt;marais salant&lt;/translation&gt;&lt;/message&gt;</text:p>
          </table:table-cell>
          <table:table-cell table:number-columns-repeated="1017"/>
        </table:table-row>
        <table:table-row table:style-name="ro1">
          <table:table-cell table:style-name="ce2" office:value-type="string">
            <text:p>NRWS</text:p>
          </table:table-cell>
          <table:table-cell table:style-name="ce2" office:value-type="string">
            <text:p>rétrécit</text:p>
          </table:table-cell>
          <table:table-cell table:style-name="ce2" office:value-type="string">
            <text:p>une partie navigable étroit d'une rivière baie, détroit, etc</text:p>
          </table:table-cell>
          <table:table-cell table:style-name="ce2" office:value-type="string">
            <text:p>NRWS</text:p>
          </table:table-cell>
          <table:table-cell table:style-name="ce2" office:value-type="string">
            <text:p>narrows</text:p>
          </table:table-cell>
          <table:table-cell table:style-name="ce2" office:value-type="string">
            <text:p>a navigable narrow part of a bay, strait, river, etc.</text:p>
          </table:table-cell>
          <table:table-cell table:formula="of:=CONCATENATE(&quot;&lt;message&gt;&lt;source&gt;&quot;;[.E101];&quot;&lt;/source&gt;&lt;translation&gt;&quot;;[.B101];&quot;&lt;/translation&gt;&lt;/message&gt;&quot;)" office:value-type="string" office:string-value="&lt;message&gt;&lt;source&gt;narrows&lt;/source&gt;&lt;translation&gt;rétrécit&lt;/translation&gt;&lt;/message&gt;">
            <text:p>&lt;message&gt;&lt;source&gt;narrows&lt;/source&gt;&lt;translation&gt;rétrécit&lt;/translation&gt;&lt;/message&gt;</text:p>
          </table:table-cell>
          <table:table-cell table:number-columns-repeated="1017"/>
        </table:table-row>
        <table:table-row table:style-name="ro1">
          <table:table-cell table:style-name="ce3" office:value-type="string">
            <text:p>OCN</text:p>
          </table:table-cell>
          <table:table-cell table:style-name="ce3" office:value-type="string">
            <text:p>océan</text:p>
          </table:table-cell>
          <table:table-cell table:style-name="ce3" office:value-type="string">
            <text:p>l'une des principales divisions de la vaste étendue d'eau salée qui couvre une partie de la terre</text:p>
          </table:table-cell>
          <table:table-cell table:style-name="ce3" office:value-type="string">
            <text:p>OCN</text:p>
          </table:table-cell>
          <table:table-cell table:style-name="ce3" office:value-type="string">
            <text:p>ocean</text:p>
          </table:table-cell>
          <table:table-cell table:style-name="ce3" office:value-type="string">
            <text:p>one of the major divisions of the vast expanse of salt water covering part of the earth</text:p>
          </table:table-cell>
          <table:table-cell table:formula="of:=CONCATENATE(&quot;&lt;message&gt;&lt;source&gt;&quot;;[.E102];&quot;&lt;/source&gt;&lt;translation&gt;&quot;;[.B102];&quot;&lt;/translation&gt;&lt;/message&gt;&quot;)" office:value-type="string" office:string-value="&lt;message&gt;&lt;source&gt;ocean&lt;/source&gt;&lt;translation&gt;océan&lt;/translation&gt;&lt;/message&gt;">
            <text:p>&lt;message&gt;&lt;source&gt;ocean&lt;/source&gt;&lt;translation&gt;océan&lt;/translation&gt;&lt;/message&gt;</text:p>
          </table:table-cell>
          <table:table-cell table:number-columns-repeated="1017"/>
        </table:table-row>
        <table:table-row table:style-name="ro1">
          <table:table-cell table:style-name="ce2" office:value-type="string">
            <text:p>OVF</text:p>
          </table:table-cell>
          <table:table-cell table:style-name="ce2" office:value-type="string">
            <text:p>Overfalls</text:p>
          </table:table-cell>
          <table:table-cell table:style-name="ce2" office:value-type="string">
            <text:p>une zone de déferlement des vagues provoquées par la rencontre des courants ou des vagues se déplaçant à contre-courant</text:p>
          </table:table-cell>
          <table:table-cell table:style-name="ce2" office:value-type="string">
            <text:p>OVF</text:p>
          </table:table-cell>
          <table:table-cell table:style-name="ce2" office:value-type="string">
            <text:p>overfalls</text:p>
          </table:table-cell>
          <table:table-cell table:style-name="ce2" office:value-type="string">
            <text:p>an area of breaking waves caused by the meeting of currents or by waves moving against the current</text:p>
          </table:table-cell>
          <table:table-cell table:formula="of:=CONCATENATE(&quot;&lt;message&gt;&lt;source&gt;&quot;;[.E103];&quot;&lt;/source&gt;&lt;translation&gt;&quot;;[.B103];&quot;&lt;/translation&gt;&lt;/message&gt;&quot;)" office:value-type="string" office:string-value="&lt;message&gt;&lt;source&gt;overfalls&lt;/source&gt;&lt;translation&gt;Overfalls&lt;/translation&gt;&lt;/message&gt;">
            <text:p>&lt;message&gt;&lt;source&gt;overfalls&lt;/source&gt;&lt;translation&gt;Overfalls&lt;/translation&gt;&lt;/message&gt;</text:p>
          </table:table-cell>
          <table:table-cell table:number-columns-repeated="1017"/>
        </table:table-row>
        <table:table-row table:style-name="ro1">
          <table:table-cell table:style-name="ce3" office:value-type="string">
            <text:p>PND</text:p>
          </table:table-cell>
          <table:table-cell table:style-name="ce3" office:value-type="string">
            <text:p>étang</text:p>
          </table:table-cell>
          <table:table-cell table:style-name="ce3" office:value-type="string">
            <text:p>un plan d'eau permanent petits</text:p>
          </table:table-cell>
          <table:table-cell table:style-name="ce3" office:value-type="string">
            <text:p>PND</text:p>
          </table:table-cell>
          <table:table-cell table:style-name="ce3" office:value-type="string">
            <text:p>pond</text:p>
          </table:table-cell>
          <table:table-cell table:style-name="ce3" office:value-type="string">
            <text:p>a small standing waterbody</text:p>
          </table:table-cell>
          <table:table-cell table:formula="of:=CONCATENATE(&quot;&lt;message&gt;&lt;source&gt;&quot;;[.E104];&quot;&lt;/source&gt;&lt;translation&gt;&quot;;[.B104];&quot;&lt;/translation&gt;&lt;/message&gt;&quot;)" office:value-type="string" office:string-value="&lt;message&gt;&lt;source&gt;pond&lt;/source&gt;&lt;translation&gt;étang&lt;/translation&gt;&lt;/message&gt;">
            <text:p>&lt;message&gt;&lt;source&gt;pond&lt;/source&gt;&lt;translation&gt;étang&lt;/translation&gt;&lt;/message&gt;</text:p>
          </table:table-cell>
          <table:table-cell table:number-columns-repeated="1017"/>
        </table:table-row>
        <table:table-row table:style-name="ro1">
          <table:table-cell table:style-name="ce2" office:value-type="string">
            <text:p>PNDI</text:p>
          </table:table-cell>
          <table:table-cell table:style-name="ce2" office:value-type="string">
            <text:p>étang intermittent</text:p>
          </table:table-cell>
          <table:table-cell table:style-name="ce2"/>
          <table:table-cell table:style-name="ce2" office:value-type="string">
            <text:p>PNDI</text:p>
          </table:table-cell>
          <table:table-cell table:style-name="ce2" office:value-type="string">
            <text:p>intermittent pond</text:p>
          </table:table-cell>
          <table:table-cell table:style-name="ce2"/>
          <table:table-cell table:formula="of:=CONCATENATE(&quot;&lt;message&gt;&lt;source&gt;&quot;;[.E105];&quot;&lt;/source&gt;&lt;translation&gt;&quot;;[.B105];&quot;&lt;/translation&gt;&lt;/message&gt;&quot;)" office:value-type="string" office:string-value="&lt;message&gt;&lt;source&gt;intermittent pond&lt;/source&gt;&lt;translation&gt;étang intermittent&lt;/translation&gt;&lt;/message&gt;">
            <text:p>&lt;message&gt;&lt;source&gt;intermittent pond&lt;/source&gt;&lt;translation&gt;étang intermittent&lt;/translation&gt;&lt;/message&gt;</text:p>
          </table:table-cell>
          <table:table-cell table:number-columns-repeated="1017"/>
        </table:table-row>
        <table:table-row table:style-name="ro1">
          <table:table-cell table:style-name="ce3" office:value-type="string">
            <text:p>PNDN</text:p>
          </table:table-cell>
          <table:table-cell table:style-name="ce3" office:value-type="string">
            <text:p>Salt Pond</text:p>
          </table:table-cell>
          <table:table-cell table:style-name="ce3" office:value-type="string">
            <text:p>un organe permanent restreint de l'eau salée souvent dans un marais ou un marécage, généralement le long d'une côte</text:p>
          </table:table-cell>
          <table:table-cell table:style-name="ce3" office:value-type="string">
            <text:p>PNDN</text:p>
          </table:table-cell>
          <table:table-cell table:style-name="ce3" office:value-type="string">
            <text:p>salt pond</text:p>
          </table:table-cell>
          <table:table-cell table:style-name="ce3" office:value-type="string">
            <text:p>a small standing body of salt water often in a marsh or swamp, usually along a seacoast</text:p>
          </table:table-cell>
          <table:table-cell table:formula="of:=CONCATENATE(&quot;&lt;message&gt;&lt;source&gt;&quot;;[.E106];&quot;&lt;/source&gt;&lt;translation&gt;&quot;;[.B106];&quot;&lt;/translation&gt;&lt;/message&gt;&quot;)" office:value-type="string" office:string-value="&lt;message&gt;&lt;source&gt;salt pond&lt;/source&gt;&lt;translation&gt;Salt Pond&lt;/translation&gt;&lt;/message&gt;">
            <text:p>&lt;message&gt;&lt;source&gt;salt pond&lt;/source&gt;&lt;translation&gt;Salt Pond&lt;/translation&gt;&lt;/message&gt;</text:p>
          </table:table-cell>
          <table:table-cell table:number-columns-repeated="1017"/>
        </table:table-row>
        <table:table-row table:style-name="ro1">
          <table:table-cell table:style-name="ce2" office:value-type="string">
            <text:p>PNDNI</text:p>
          </table:table-cell>
          <table:table-cell table:style-name="ce2" office:value-type="string">
            <text:p>intermittente sel étang (s)</text:p>
          </table:table-cell>
          <table:table-cell table:style-name="ce2"/>
          <table:table-cell table:style-name="ce2" office:value-type="string">
            <text:p>PNDNI</text:p>
          </table:table-cell>
          <table:table-cell table:style-name="ce2" office:value-type="string">
            <text:p>intermittent salt pond(s)</text:p>
          </table:table-cell>
          <table:table-cell table:style-name="ce2"/>
          <table:table-cell table:formula="of:=CONCATENATE(&quot;&lt;message&gt;&lt;source&gt;&quot;;[.E107];&quot;&lt;/source&gt;&lt;translation&gt;&quot;;[.B107];&quot;&lt;/translation&gt;&lt;/message&gt;&quot;)" office:value-type="string" office:string-value="&lt;message&gt;&lt;source&gt;intermittent salt pond(s)&lt;/source&gt;&lt;translation&gt;intermittente sel étang (s)&lt;/translation&gt;&lt;/message&gt;">
            <text:p>&lt;message&gt;&lt;source&gt;intermittent salt pond(s)&lt;/source&gt;&lt;translation&gt;intermittente sel étang (s)&lt;/translation&gt;&lt;/message&gt;</text:p>
          </table:table-cell>
          <table:table-cell table:number-columns-repeated="1017"/>
        </table:table-row>
        <table:table-row table:style-name="ro1">
          <table:table-cell table:style-name="ce3" office:value-type="string">
            <text:p>PNDS</text:p>
          </table:table-cell>
          <table:table-cell table:style-name="ce3" office:value-type="string">
            <text:p>étangs</text:p>
          </table:table-cell>
          <table:table-cell table:style-name="ce3" office:value-type="string">
            <text:p>les plans d'eau permanents petits</text:p>
          </table:table-cell>
          <table:table-cell table:style-name="ce3" office:value-type="string">
            <text:p>PNDS</text:p>
          </table:table-cell>
          <table:table-cell table:style-name="ce3" office:value-type="string">
            <text:p>ponds</text:p>
          </table:table-cell>
          <table:table-cell table:style-name="ce3" office:value-type="string">
            <text:p>small standing waterbodies</text:p>
          </table:table-cell>
          <table:table-cell table:formula="of:=CONCATENATE(&quot;&lt;message&gt;&lt;source&gt;&quot;;[.E108];&quot;&lt;/source&gt;&lt;translation&gt;&quot;;[.B108];&quot;&lt;/translation&gt;&lt;/message&gt;&quot;)" office:value-type="string" office:string-value="&lt;message&gt;&lt;source&gt;ponds&lt;/source&gt;&lt;translation&gt;étangs&lt;/translation&gt;&lt;/message&gt;">
            <text:p>&lt;message&gt;&lt;source&gt;ponds&lt;/source&gt;&lt;translation&gt;étangs&lt;/translation&gt;&lt;/message&gt;</text:p>
          </table:table-cell>
          <table:table-cell table:number-columns-repeated="1017"/>
        </table:table-row>
        <table:table-row table:style-name="ro1">
          <table:table-cell table:style-name="ce2" office:value-type="string">
            <text:p>PNDSF</text:p>
          </table:table-cell>
          <table:table-cell table:style-name="ce2" office:value-type="string">
            <text:p>étangs</text:p>
          </table:table-cell>
          <table:table-cell table:style-name="ce2" office:value-type="string">
            <text:p>étangs ou enclos dans lesquels les poissons sont gardés ou élevés</text:p>
          </table:table-cell>
          <table:table-cell table:style-name="ce2" office:value-type="string">
            <text:p>PNDSF</text:p>
          </table:table-cell>
          <table:table-cell table:style-name="ce2" office:value-type="string">
            <text:p>fishponds</text:p>
          </table:table-cell>
          <table:table-cell table:style-name="ce2" office:value-type="string">
            <text:p>ponds or enclosures in which fish are kept or raised</text:p>
          </table:table-cell>
          <table:table-cell table:formula="of:=CONCATENATE(&quot;&lt;message&gt;&lt;source&gt;&quot;;[.E109];&quot;&lt;/source&gt;&lt;translation&gt;&quot;;[.B109];&quot;&lt;/translation&gt;&lt;/message&gt;&quot;)" office:value-type="string" office:string-value="&lt;message&gt;&lt;source&gt;fishponds&lt;/source&gt;&lt;translation&gt;étangs&lt;/translation&gt;&lt;/message&gt;">
            <text:p>&lt;message&gt;&lt;source&gt;fishponds&lt;/source&gt;&lt;translation&gt;étangs&lt;/translation&gt;&lt;/message&gt;</text:p>
          </table:table-cell>
          <table:table-cell table:number-columns-repeated="1017"/>
        </table:table-row>
        <table:table-row table:style-name="ro1">
          <table:table-cell table:style-name="ce3" office:value-type="string">
            <text:p>PNDSI</text:p>
          </table:table-cell>
          <table:table-cell table:style-name="ce3" office:value-type="string">
            <text:p>étangs intermittents</text:p>
          </table:table-cell>
          <table:table-cell table:style-name="ce3"/>
          <table:table-cell table:style-name="ce3" office:value-type="string">
            <text:p>PNDSI</text:p>
          </table:table-cell>
          <table:table-cell table:style-name="ce3" office:value-type="string">
            <text:p>intermittent ponds</text:p>
          </table:table-cell>
          <table:table-cell table:style-name="ce3"/>
          <table:table-cell table:formula="of:=CONCATENATE(&quot;&lt;message&gt;&lt;source&gt;&quot;;[.E110];&quot;&lt;/source&gt;&lt;translation&gt;&quot;;[.B110];&quot;&lt;/translation&gt;&lt;/message&gt;&quot;)" office:value-type="string" office:string-value="&lt;message&gt;&lt;source&gt;intermittent ponds&lt;/source&gt;&lt;translation&gt;étangs intermittents&lt;/translation&gt;&lt;/message&gt;">
            <text:p>&lt;message&gt;&lt;source&gt;intermittent ponds&lt;/source&gt;&lt;translation&gt;étangs intermittents&lt;/translation&gt;&lt;/message&gt;</text:p>
          </table:table-cell>
          <table:table-cell table:number-columns-repeated="1017"/>
        </table:table-row>
        <table:table-row table:style-name="ro1">
          <table:table-cell table:style-name="ce2" office:value-type="string">
            <text:p>PNDSN</text:p>
          </table:table-cell>
          <table:table-cell table:style-name="ce2" office:value-type="string">
            <text:p>étangs salés</text:p>
          </table:table-cell>
          <table:table-cell table:style-name="ce2" office:value-type="string">
            <text:p>petits organes permanents de l'eau salée souvent dans un marais ou un marécage, généralement le long d'un littoral</text:p>
          </table:table-cell>
          <table:table-cell table:style-name="ce2" office:value-type="string">
            <text:p>PNDSN</text:p>
          </table:table-cell>
          <table:table-cell table:style-name="ce2" office:value-type="string">
            <text:p>salt ponds</text:p>
          </table:table-cell>
          <table:table-cell table:style-name="ce2" office:value-type="string">
            <text:p>small standing bodies of salt water often in a marsh or swamp, usually along a seacoast</text:p>
          </table:table-cell>
          <table:table-cell table:formula="of:=CONCATENATE(&quot;&lt;message&gt;&lt;source&gt;&quot;;[.E111];&quot;&lt;/source&gt;&lt;translation&gt;&quot;;[.B111];&quot;&lt;/translation&gt;&lt;/message&gt;&quot;)" office:value-type="string" office:string-value="&lt;message&gt;&lt;source&gt;salt ponds&lt;/source&gt;&lt;translation&gt;étangs salés&lt;/translation&gt;&lt;/message&gt;">
            <text:p>&lt;message&gt;&lt;source&gt;salt ponds&lt;/source&gt;&lt;translation&gt;étangs salés&lt;/translation&gt;&lt;/message&gt;</text:p>
          </table:table-cell>
          <table:table-cell table:number-columns-repeated="1017"/>
        </table:table-row>
        <table:table-row table:style-name="ro1">
          <table:table-cell table:style-name="ce3" office:value-type="string">
            <text:p>PISCINE</text:p>
          </table:table-cell>
          <table:table-cell table:style-name="ce3" office:value-type="string">
            <text:p>piscine (s)</text:p>
          </table:table-cell>
          <table:table-cell table:style-name="ce3" office:value-type="string">
            <text:p>une petite et relativement encore, une partie profonde d'un plus grand plan d'eau, comme un ruisseau ou port, ou un petit corps d'eau stagnante</text:p>
          </table:table-cell>
          <table:table-cell table:style-name="ce3" office:value-type="string">
            <text:p>POOL</text:p>
          </table:table-cell>
          <table:table-cell table:style-name="ce3" office:value-type="string">
            <text:p>pool(s)</text:p>
          </table:table-cell>
          <table:table-cell table:style-name="ce3" office:value-type="string">
            <text:p>a small and comparatively still, deep part of a larger body of water such as a stream or harbor; or a small body of standing water</text:p>
          </table:table-cell>
          <table:table-cell table:formula="of:=CONCATENATE(&quot;&lt;message&gt;&lt;source&gt;&quot;;[.E112];&quot;&lt;/source&gt;&lt;translation&gt;&quot;;[.B112];&quot;&lt;/translation&gt;&lt;/message&gt;&quot;)" office:value-type="string" office:string-value="&lt;message&gt;&lt;source&gt;pool(s)&lt;/source&gt;&lt;translation&gt;piscine (s)&lt;/translation&gt;&lt;/message&gt;">
            <text:p>&lt;message&gt;&lt;source&gt;pool(s)&lt;/source&gt;&lt;translation&gt;piscine (s)&lt;/translation&gt;&lt;/message&gt;</text:p>
          </table:table-cell>
          <table:table-cell table:number-columns-repeated="1017"/>
        </table:table-row>
        <table:table-row table:style-name="ro1">
          <table:table-cell table:style-name="ce2" office:value-type="string">
            <text:p>Pooli</text:p>
          </table:table-cell>
          <table:table-cell table:style-name="ce2" office:value-type="string">
            <text:p>piscine intermittente</text:p>
          </table:table-cell>
          <table:table-cell table:style-name="ce2"/>
          <table:table-cell table:style-name="ce2" office:value-type="string">
            <text:p>POOLI</text:p>
          </table:table-cell>
          <table:table-cell table:style-name="ce2" office:value-type="string">
            <text:p>intermittent pool</text:p>
          </table:table-cell>
          <table:table-cell table:style-name="ce2"/>
          <table:table-cell table:formula="of:=CONCATENATE(&quot;&lt;message&gt;&lt;source&gt;&quot;;[.E113];&quot;&lt;/source&gt;&lt;translation&gt;&quot;;[.B113];&quot;&lt;/translation&gt;&lt;/message&gt;&quot;)" office:value-type="string" office:string-value="&lt;message&gt;&lt;source&gt;intermittent pool&lt;/source&gt;&lt;translation&gt;piscine intermittente&lt;/translation&gt;&lt;/message&gt;">
            <text:p>&lt;message&gt;&lt;source&gt;intermittent pool&lt;/source&gt;&lt;translation&gt;piscine intermittente&lt;/translation&gt;&lt;/message&gt;</text:p>
          </table:table-cell>
          <table:table-cell table:number-columns-repeated="1017"/>
        </table:table-row>
        <table:table-row table:style-name="ro1">
          <table:table-cell table:style-name="ce3" office:value-type="string">
            <text:p>RCH</text:p>
          </table:table-cell>
          <table:table-cell table:style-name="ce3" office:value-type="string">
            <text:p>atteindre</text:p>
          </table:table-cell>
          <table:table-cell table:style-name="ce3" office:value-type="string">
            <text:p>une section droite d'un cours d'eau navigable ou un canal entre deux coudes</text:p>
          </table:table-cell>
          <table:table-cell table:style-name="ce3" office:value-type="string">
            <text:p>RCH</text:p>
          </table:table-cell>
          <table:table-cell table:style-name="ce3" office:value-type="string">
            <text:p>reach</text:p>
          </table:table-cell>
          <table:table-cell table:style-name="ce3" office:value-type="string">
            <text:p>a straight section of a navigable stream or channel between two bends</text:p>
          </table:table-cell>
          <table:table-cell table:formula="of:=CONCATENATE(&quot;&lt;message&gt;&lt;source&gt;&quot;;[.E114];&quot;&lt;/source&gt;&lt;translation&gt;&quot;;[.B114];&quot;&lt;/translation&gt;&lt;/message&gt;&quot;)" office:value-type="string" office:string-value="&lt;message&gt;&lt;source&gt;reach&lt;/source&gt;&lt;translation&gt;atteindre&lt;/translation&gt;&lt;/message&gt;">
            <text:p>&lt;message&gt;&lt;source&gt;reach&lt;/source&gt;&lt;translation&gt;atteindre&lt;/translation&gt;&lt;/message&gt;</text:p>
          </table:table-cell>
          <table:table-cell table:number-columns-repeated="1017"/>
        </table:table-row>
        <table:table-row table:style-name="ro1">
          <table:table-cell table:style-name="ce2" office:value-type="string">
            <text:p>RDGG</text:p>
          </table:table-cell>
          <table:table-cell table:style-name="ce2" office:value-type="string">
            <text:p>calotte glaciaire crête</text:p>
          </table:table-cell>
          <table:table-cell table:style-name="ce2" office:value-type="string">
            <text:p>une élévation linéaire sur une calotte glaciaire</text:p>
          </table:table-cell>
          <table:table-cell table:style-name="ce2" office:value-type="string">
            <text:p>RDGG</text:p>
          </table:table-cell>
          <table:table-cell table:style-name="ce2" office:value-type="string">
            <text:p>icecap ridge</text:p>
          </table:table-cell>
          <table:table-cell table:style-name="ce2" office:value-type="string">
            <text:p>a linear elevation on an icecap</text:p>
          </table:table-cell>
          <table:table-cell table:formula="of:=CONCATENATE(&quot;&lt;message&gt;&lt;source&gt;&quot;;[.E115];&quot;&lt;/source&gt;&lt;translation&gt;&quot;;[.B115];&quot;&lt;/translation&gt;&lt;/message&gt;&quot;)" office:value-type="string" office:string-value="&lt;message&gt;&lt;source&gt;icecap ridge&lt;/source&gt;&lt;translation&gt;calotte glaciaire crête&lt;/translation&gt;&lt;/message&gt;">
            <text:p>&lt;message&gt;&lt;source&gt;icecap ridge&lt;/source&gt;&lt;translation&gt;calotte glaciaire crête&lt;/translation&gt;&lt;/message&gt;</text:p>
          </table:table-cell>
          <table:table-cell table:number-columns-repeated="1017"/>
        </table:table-row>
        <table:table-row table:style-name="ro1">
          <table:table-cell table:style-name="ce3" office:value-type="string">
            <text:p>RDST</text:p>
          </table:table-cell>
          <table:table-cell table:style-name="ce3" office:value-type="string">
            <text:p>rade</text:p>
          </table:table-cell>
          <table:table-cell table:style-name="ce3" office:value-type="string">
            <text:p>un ancrage ouverte offrant moins de protection que d'un port</text:p>
          </table:table-cell>
          <table:table-cell table:style-name="ce3" office:value-type="string">
            <text:p>RDST</text:p>
          </table:table-cell>
          <table:table-cell table:style-name="ce3" office:value-type="string">
            <text:p>roadstead</text:p>
          </table:table-cell>
          <table:table-cell table:style-name="ce3" office:value-type="string">
            <text:p>an open anchorage affording less protection than a harbor</text:p>
          </table:table-cell>
          <table:table-cell table:formula="of:=CONCATENATE(&quot;&lt;message&gt;&lt;source&gt;&quot;;[.E116];&quot;&lt;/source&gt;&lt;translation&gt;&quot;;[.B116];&quot;&lt;/translation&gt;&lt;/message&gt;&quot;)" office:value-type="string" office:string-value="&lt;message&gt;&lt;source&gt;roadstead&lt;/source&gt;&lt;translation&gt;rade&lt;/translation&gt;&lt;/message&gt;">
            <text:p>&lt;message&gt;&lt;source&gt;roadstead&lt;/source&gt;&lt;translation&gt;rade&lt;/translation&gt;&lt;/message&gt;</text:p>
          </table:table-cell>
          <table:table-cell table:number-columns-repeated="1017"/>
        </table:table-row>
        <table:table-row table:style-name="ro1">
          <table:table-cell table:style-name="ce2" office:value-type="string">
            <text:p>RF</text:p>
          </table:table-cell>
          <table:table-cell table:style-name="ce2" office:value-type="string">
            <text:p>récifs (s)</text:p>
          </table:table-cell>
          <table:table-cell table:style-name="ce2" office:value-type="string">
            <text:p>un danger en surface navigation composé d'un matériau consolidé</text:p>
          </table:table-cell>
          <table:table-cell table:style-name="ce2" office:value-type="string">
            <text:p>RF</text:p>
          </table:table-cell>
          <table:table-cell table:style-name="ce2" office:value-type="string">
            <text:p>reef(s)</text:p>
          </table:table-cell>
          <table:table-cell table:style-name="ce2" office:value-type="string">
            <text:p>a surface-navigation hazard composed of consolidated material</text:p>
          </table:table-cell>
          <table:table-cell table:formula="of:=CONCATENATE(&quot;&lt;message&gt;&lt;source&gt;&quot;;[.E117];&quot;&lt;/source&gt;&lt;translation&gt;&quot;;[.B117];&quot;&lt;/translation&gt;&lt;/message&gt;&quot;)" office:value-type="string" office:string-value="&lt;message&gt;&lt;source&gt;reef(s)&lt;/source&gt;&lt;translation&gt;récifs (s)&lt;/translation&gt;&lt;/message&gt;">
            <text:p>&lt;message&gt;&lt;source&gt;reef(s)&lt;/source&gt;&lt;translation&gt;récifs (s)&lt;/translation&gt;&lt;/message&gt;</text:p>
          </table:table-cell>
          <table:table-cell table:number-columns-repeated="1017"/>
        </table:table-row>
        <table:table-row table:style-name="ro1">
          <table:table-cell table:style-name="ce3" office:value-type="string">
            <text:p>RFC</text:p>
          </table:table-cell>
          <table:table-cell table:style-name="ce3" office:value-type="string">
            <text:p>récifs coralliens (s)</text:p>
          </table:table-cell>
          <table:table-cell table:style-name="ce3" office:value-type="string">
            <text:p>un danger en surface navigation composé de corail</text:p>
          </table:table-cell>
          <table:table-cell table:style-name="ce3" office:value-type="string">
            <text:p>RFC</text:p>
          </table:table-cell>
          <table:table-cell table:style-name="ce3" office:value-type="string">
            <text:p>coral reef(s)</text:p>
          </table:table-cell>
          <table:table-cell table:style-name="ce3" office:value-type="string">
            <text:p>a surface-navigation hazard composed of coral</text:p>
          </table:table-cell>
          <table:table-cell table:formula="of:=CONCATENATE(&quot;&lt;message&gt;&lt;source&gt;&quot;;[.E118];&quot;&lt;/source&gt;&lt;translation&gt;&quot;;[.B118];&quot;&lt;/translation&gt;&lt;/message&gt;&quot;)" office:value-type="string" office:string-value="&lt;message&gt;&lt;source&gt;coral reef(s)&lt;/source&gt;&lt;translation&gt;récifs coralliens (s)&lt;/translation&gt;&lt;/message&gt;">
            <text:p>&lt;message&gt;&lt;source&gt;coral reef(s)&lt;/source&gt;&lt;translation&gt;récifs coralliens (s)&lt;/translation&gt;&lt;/message&gt;</text:p>
          </table:table-cell>
          <table:table-cell table:number-columns-repeated="1017"/>
        </table:table-row>
        <table:table-row table:style-name="ro1">
          <table:table-cell table:style-name="ce2" office:value-type="string">
            <text:p>RFX</text:p>
          </table:table-cell>
          <table:table-cell table:style-name="ce2" office:value-type="string">
            <text:p>section du récif</text:p>
          </table:table-cell>
          <table:table-cell table:style-name="ce2"/>
          <table:table-cell table:style-name="ce2" office:value-type="string">
            <text:p>RFX</text:p>
          </table:table-cell>
          <table:table-cell table:style-name="ce2" office:value-type="string">
            <text:p>section of reef</text:p>
          </table:table-cell>
          <table:table-cell table:style-name="ce2"/>
          <table:table-cell table:formula="of:=CONCATENATE(&quot;&lt;message&gt;&lt;source&gt;&quot;;[.E119];&quot;&lt;/source&gt;&lt;translation&gt;&quot;;[.B119];&quot;&lt;/translation&gt;&lt;/message&gt;&quot;)" office:value-type="string" office:string-value="&lt;message&gt;&lt;source&gt;section of reef&lt;/source&gt;&lt;translation&gt;section du récif&lt;/translation&gt;&lt;/message&gt;">
            <text:p>&lt;message&gt;&lt;source&gt;section of reef&lt;/source&gt;&lt;translation&gt;section du récif&lt;/translation&gt;&lt;/message&gt;</text:p>
          </table:table-cell>
          <table:table-cell table:number-columns-repeated="1017"/>
        </table:table-row>
        <table:table-row table:style-name="ro1">
          <table:table-cell table:style-name="ce3" office:value-type="string">
            <text:p>RPDS</text:p>
          </table:table-cell>
          <table:table-cell table:style-name="ce3" office:value-type="string">
            <text:p>rapides</text:p>
          </table:table-cell>
          <table:table-cell table:style-name="ce3" office:value-type="string">
            <text:p>une section d'un flux turbulent associée à une pente raide, lit de la rivière irrégulière</text:p>
          </table:table-cell>
          <table:table-cell table:style-name="ce3" office:value-type="string">
            <text:p>RPDS</text:p>
          </table:table-cell>
          <table:table-cell table:style-name="ce3" office:value-type="string">
            <text:p>rapids</text:p>
          </table:table-cell>
          <table:table-cell table:style-name="ce3" office:value-type="string">
            <text:p>a turbulent section of a stream associated with a steep, irregular stream bed</text:p>
          </table:table-cell>
          <table:table-cell table:formula="of:=CONCATENATE(&quot;&lt;message&gt;&lt;source&gt;&quot;;[.E120];&quot;&lt;/source&gt;&lt;translation&gt;&quot;;[.B120];&quot;&lt;/translation&gt;&lt;/message&gt;&quot;)" office:value-type="string" office:string-value="&lt;message&gt;&lt;source&gt;rapids&lt;/source&gt;&lt;translation&gt;rapides&lt;/translation&gt;&lt;/message&gt;">
            <text:p>&lt;message&gt;&lt;source&gt;rapids&lt;/source&gt;&lt;translation&gt;rapides&lt;/translation&gt;&lt;/message&gt;</text:p>
          </table:table-cell>
          <table:table-cell table:number-columns-repeated="1017"/>
        </table:table-row>
        <table:table-row table:style-name="ro1">
          <table:table-cell table:style-name="ce2" office:value-type="string">
            <text:p>RSV</text:p>
          </table:table-cell>
          <table:table-cell table:style-name="ce2" office:value-type="string">
            <text:p>réservoir (s)</text:p>
          </table:table-cell>
          <table:table-cell table:style-name="ce2" office:value-type="string">
            <text:p>un étang artificiel ou d'un lac</text:p>
          </table:table-cell>
          <table:table-cell table:style-name="ce2" office:value-type="string">
            <text:p>RSV</text:p>
          </table:table-cell>
          <table:table-cell table:style-name="ce2" office:value-type="string">
            <text:p>reservoir(s)</text:p>
          </table:table-cell>
          <table:table-cell table:style-name="ce2" office:value-type="string">
            <text:p>an artificial pond or lake</text:p>
          </table:table-cell>
          <table:table-cell table:formula="of:=CONCATENATE(&quot;&lt;message&gt;&lt;source&gt;&quot;;[.E121];&quot;&lt;/source&gt;&lt;translation&gt;&quot;;[.B121];&quot;&lt;/translation&gt;&lt;/message&gt;&quot;)" office:value-type="string" office:string-value="&lt;message&gt;&lt;source&gt;reservoir(s)&lt;/source&gt;&lt;translation&gt;réservoir (s)&lt;/translation&gt;&lt;/message&gt;">
            <text:p>&lt;message&gt;&lt;source&gt;reservoir(s)&lt;/source&gt;&lt;translation&gt;réservoir (s)&lt;/translation&gt;&lt;/message&gt;</text:p>
          </table:table-cell>
          <table:table-cell table:number-columns-repeated="1017"/>
        </table:table-row>
        <table:table-row table:style-name="ro1">
          <table:table-cell table:style-name="ce3" office:value-type="string">
            <text:p>RSVI</text:p>
          </table:table-cell>
          <table:table-cell table:style-name="ce3" office:value-type="string">
            <text:p>réservoir intermittent</text:p>
          </table:table-cell>
          <table:table-cell table:style-name="ce3"/>
          <table:table-cell table:style-name="ce3" office:value-type="string">
            <text:p>RSVI</text:p>
          </table:table-cell>
          <table:table-cell table:style-name="ce3" office:value-type="string">
            <text:p>intermittent reservoir</text:p>
          </table:table-cell>
          <table:table-cell table:style-name="ce3"/>
          <table:table-cell table:formula="of:=CONCATENATE(&quot;&lt;message&gt;&lt;source&gt;&quot;;[.E122];&quot;&lt;/source&gt;&lt;translation&gt;&quot;;[.B122];&quot;&lt;/translation&gt;&lt;/message&gt;&quot;)" office:value-type="string" office:string-value="&lt;message&gt;&lt;source&gt;intermittent reservoir&lt;/source&gt;&lt;translation&gt;réservoir intermittent&lt;/translation&gt;&lt;/message&gt;">
            <text:p>&lt;message&gt;&lt;source&gt;intermittent reservoir&lt;/source&gt;&lt;translation&gt;réservoir intermittent&lt;/translation&gt;&lt;/message&gt;</text:p>
          </table:table-cell>
          <table:table-cell table:number-columns-repeated="1017"/>
        </table:table-row>
        <table:table-row table:style-name="ro1">
          <table:table-cell table:style-name="ce2" office:value-type="string">
            <text:p>RSVT</text:p>
          </table:table-cell>
          <table:table-cell table:style-name="ce2" office:value-type="string">
            <text:p>Réservoir d'eau</text:p>
          </table:table-cell>
          <table:table-cell table:style-name="ce2" office:value-type="string">
            <text:p>une piscine ou un réservoir contient de l'eau à, ci-dessous, ou au-dessus du niveau du sol</text:p>
          </table:table-cell>
          <table:table-cell table:style-name="ce2" office:value-type="string">
            <text:p>RSVT</text:p>
          </table:table-cell>
          <table:table-cell table:style-name="ce2" office:value-type="string">
            <text:p>water tank</text:p>
          </table:table-cell>
          <table:table-cell table:style-name="ce2" office:value-type="string">
            <text:p>a contained pool or tank of water at, below, or above ground level</text:p>
          </table:table-cell>
          <table:table-cell table:formula="of:=CONCATENATE(&quot;&lt;message&gt;&lt;source&gt;&quot;;[.E123];&quot;&lt;/source&gt;&lt;translation&gt;&quot;;[.B123];&quot;&lt;/translation&gt;&lt;/message&gt;&quot;)" office:value-type="string" office:string-value="&lt;message&gt;&lt;source&gt;water tank&lt;/source&gt;&lt;translation&gt;Réservoir d'eau&lt;/translation&gt;&lt;/message&gt;">
            <text:p>&lt;message&gt;&lt;source&gt;water tank&lt;/source&gt;&lt;translation&gt;Réservoir d'eau&lt;/translation&gt;&lt;/message&gt;</text:p>
          </table:table-cell>
          <table:table-cell table:number-columns-repeated="1017"/>
        </table:table-row>
        <table:table-row table:style-name="ro1">
          <table:table-cell table:style-name="ce3" office:value-type="string">
            <text:p>RVN</text:p>
          </table:table-cell>
          <table:table-cell table:style-name="ce3" office:value-type="string">
            <text:p>ravin (s)</text:p>
          </table:table-cell>
          <table:table-cell table:style-name="ce3" office:value-type="string">
            <text:p>un petit, étroit, profond, chenal aux parois abruptes, plus petite qu'un gorge</text:p>
          </table:table-cell>
          <table:table-cell table:style-name="ce3" office:value-type="string">
            <text:p>RVN</text:p>
          </table:table-cell>
          <table:table-cell table:style-name="ce3" office:value-type="string">
            <text:p>ravine(s)</text:p>
          </table:table-cell>
          <table:table-cell table:style-name="ce3" office:value-type="string">
            <text:p>a small, narrow, deep, steep-sided stream channel, smaller than a gorge</text:p>
          </table:table-cell>
          <table:table-cell table:formula="of:=CONCATENATE(&quot;&lt;message&gt;&lt;source&gt;&quot;;[.E124];&quot;&lt;/source&gt;&lt;translation&gt;&quot;;[.B124];&quot;&lt;/translation&gt;&lt;/message&gt;&quot;)" office:value-type="string" office:string-value="&lt;message&gt;&lt;source&gt;ravine(s)&lt;/source&gt;&lt;translation&gt;ravin (s)&lt;/translation&gt;&lt;/message&gt;">
            <text:p>&lt;message&gt;&lt;source&gt;ravine(s)&lt;/source&gt;&lt;translation&gt;ravin (s)&lt;/translation&gt;&lt;/message&gt;</text:p>
          </table:table-cell>
          <table:table-cell table:number-columns-repeated="1017"/>
        </table:table-row>
        <table:table-row table:style-name="ro1">
          <table:table-cell table:style-name="ce2" office:value-type="string">
            <text:p>SBKH</text:p>
          </table:table-cell>
          <table:table-cell table:style-name="ce2" office:value-type="string">
            <text:p>sebkha (s)</text:p>
          </table:table-cell>
          <table:table-cell table:style-name="ce2" office:value-type="string">
            <text:p>un sel ou du sel plat incrusté plaine sujet à inondation périodique des inondations ou des grandes marées</text:p>
          </table:table-cell>
          <table:table-cell table:style-name="ce2" office:value-type="string">
            <text:p>SBKH</text:p>
          </table:table-cell>
          <table:table-cell table:style-name="ce2" office:value-type="string">
            <text:p>sabkha(s)</text:p>
          </table:table-cell>
          <table:table-cell table:style-name="ce2" office:value-type="string">
            <text:p>a salt flat or salt encrusted plain subject to periodic inundation from flooding or high tides</text:p>
          </table:table-cell>
          <table:table-cell table:formula="of:=CONCATENATE(&quot;&lt;message&gt;&lt;source&gt;&quot;;[.E125];&quot;&lt;/source&gt;&lt;translation&gt;&quot;;[.B125];&quot;&lt;/translation&gt;&lt;/message&gt;&quot;)" office:value-type="string" office:string-value="&lt;message&gt;&lt;source&gt;sabkha(s)&lt;/source&gt;&lt;translation&gt;sebkha (s)&lt;/translation&gt;&lt;/message&gt;">
            <text:p>&lt;message&gt;&lt;source&gt;sabkha(s)&lt;/source&gt;&lt;translation&gt;sebkha (s)&lt;/translation&gt;&lt;/message&gt;</text:p>
          </table:table-cell>
          <table:table-cell table:number-columns-repeated="1017"/>
        </table:table-row>
        <table:table-row table:style-name="ro1">
          <table:table-cell table:style-name="ce3" office:value-type="string">
            <text:p>Dakota du Sud</text:p>
          </table:table-cell>
          <table:table-cell table:style-name="ce3" office:value-type="string">
            <text:p>son</text:p>
          </table:table-cell>
          <table:table-cell table:style-name="ce3" office:value-type="string">
            <text:p>un long bras de la mer, formant un canal entre le continent et une île ou des îles, ou reliant deux grands plans d'eau</text:p>
          </table:table-cell>
          <table:table-cell table:style-name="ce3" office:value-type="string">
            <text:p>SD</text:p>
          </table:table-cell>
          <table:table-cell table:style-name="ce3" office:value-type="string">
            <text:p>sound</text:p>
          </table:table-cell>
          <table:table-cell table:style-name="ce3" office:value-type="string">
            <text:p>a long arm of the sea forming a channel between the mainland and an island or islands; or connecting two larger bodies of water</text:p>
          </table:table-cell>
          <table:table-cell table:formula="of:=CONCATENATE(&quot;&lt;message&gt;&lt;source&gt;&quot;;[.E126];&quot;&lt;/source&gt;&lt;translation&gt;&quot;;[.B126];&quot;&lt;/translation&gt;&lt;/message&gt;&quot;)" office:value-type="string" office:string-value="&lt;message&gt;&lt;source&gt;sound&lt;/source&gt;&lt;translation&gt;son&lt;/translation&gt;&lt;/message&gt;">
            <text:p>&lt;message&gt;&lt;source&gt;sound&lt;/source&gt;&lt;translation&gt;son&lt;/translation&gt;&lt;/message&gt;</text:p>
          </table:table-cell>
          <table:table-cell table:number-columns-repeated="1017"/>
        </table:table-row>
        <table:table-row table:style-name="ro1">
          <table:table-cell table:style-name="ce2" office:value-type="string">
            <text:p>MER</text:p>
          </table:table-cell>
          <table:table-cell table:style-name="ce2" office:value-type="string">
            <text:p>mer</text:p>
          </table:table-cell>
          <table:table-cell table:style-name="ce2" office:value-type="string">
            <text:p>une grande étendue d'eau salée plus ou moins confiné par voie terrestre continue ou des chaînes d'îles formant une subdivision d'un océan</text:p>
          </table:table-cell>
          <table:table-cell table:style-name="ce2" office:value-type="string">
            <text:p>SEA</text:p>
          </table:table-cell>
          <table:table-cell table:style-name="ce2" office:value-type="string">
            <text:p>sea</text:p>
          </table:table-cell>
          <table:table-cell table:style-name="ce2" office:value-type="string">
            <text:p>a large body of salt water more or less confined by continuous land or chains of islands forming a subdivision of an ocean</text:p>
          </table:table-cell>
          <table:table-cell table:formula="of:=CONCATENATE(&quot;&lt;message&gt;&lt;source&gt;&quot;;[.E127];&quot;&lt;/source&gt;&lt;translation&gt;&quot;;[.B127];&quot;&lt;/translation&gt;&lt;/message&gt;&quot;)" office:value-type="string" office:string-value="&lt;message&gt;&lt;source&gt;sea&lt;/source&gt;&lt;translation&gt;mer&lt;/translation&gt;&lt;/message&gt;">
            <text:p>&lt;message&gt;&lt;source&gt;sea&lt;/source&gt;&lt;translation&gt;mer&lt;/translation&gt;&lt;/message&gt;</text:p>
          </table:table-cell>
          <table:table-cell table:number-columns-repeated="1017"/>
        </table:table-row>
        <table:table-row table:style-name="ro1">
          <table:table-cell table:style-name="ce3" office:value-type="string">
            <text:p>Shol</text:p>
          </table:table-cell>
          <table:table-cell table:style-name="ce3" office:value-type="string">
            <text:p>banc (s)</text:p>
          </table:table-cell>
          <table:table-cell table:style-name="ce3" office:value-type="string">
            <text:p>un danger de navigation de surface composée de matériaux non consolidés</text:p>
          </table:table-cell>
          <table:table-cell table:style-name="ce3" office:value-type="string">
            <text:p>SHOL</text:p>
          </table:table-cell>
          <table:table-cell table:style-name="ce3" office:value-type="string">
            <text:p>shoal(s)</text:p>
          </table:table-cell>
          <table:table-cell table:style-name="ce3" office:value-type="string">
            <text:p>a surface-navigation hazard composed of unconsolidated material</text:p>
          </table:table-cell>
          <table:table-cell table:formula="of:=CONCATENATE(&quot;&lt;message&gt;&lt;source&gt;&quot;;[.E128];&quot;&lt;/source&gt;&lt;translation&gt;&quot;;[.B128];&quot;&lt;/translation&gt;&lt;/message&gt;&quot;)" office:value-type="string" office:string-value="&lt;message&gt;&lt;source&gt;shoal(s)&lt;/source&gt;&lt;translation&gt;banc (s)&lt;/translation&gt;&lt;/message&gt;">
            <text:p>&lt;message&gt;&lt;source&gt;shoal(s)&lt;/source&gt;&lt;translation&gt;banc (s)&lt;/translation&gt;&lt;/message&gt;</text:p>
          </table:table-cell>
          <table:table-cell table:number-columns-repeated="1017"/>
        </table:table-row>
        <table:table-row table:style-name="ro1">
          <table:table-cell table:style-name="ce2" office:value-type="string">
            <text:p>SILL</text:p>
          </table:table-cell>
          <table:table-cell table:style-name="ce2" office:value-type="string">
            <text:p>seuil</text:p>
          </table:table-cell>
          <table:table-cell table:style-name="ce2" office:value-type="string">
            <text:p>la partie basse d'un espace de séparation sous-marine ou de selle bassins, y compris une caractéristique similaire à l'embouchure d'un fjord</text:p>
          </table:table-cell>
          <table:table-cell table:style-name="ce2" office:value-type="string">
            <text:p>SILL</text:p>
          </table:table-cell>
          <table:table-cell table:style-name="ce2" office:value-type="string">
            <text:p>sill</text:p>
          </table:table-cell>
          <table:table-cell table:style-name="ce2" office:value-type="string">
            <text:p>the low part of an underwater gap or saddle separating basins, including a similar feature at the mouth of a fjord</text:p>
          </table:table-cell>
          <table:table-cell table:formula="of:=CONCATENATE(&quot;&lt;message&gt;&lt;source&gt;&quot;;[.E129];&quot;&lt;/source&gt;&lt;translation&gt;&quot;;[.B129];&quot;&lt;/translation&gt;&lt;/message&gt;&quot;)" office:value-type="string" office:string-value="&lt;message&gt;&lt;source&gt;sill&lt;/source&gt;&lt;translation&gt;seuil&lt;/translation&gt;&lt;/message&gt;">
            <text:p>&lt;message&gt;&lt;source&gt;sill&lt;/source&gt;&lt;translation&gt;seuil&lt;/translation&gt;&lt;/message&gt;</text:p>
          </table:table-cell>
          <table:table-cell table:number-columns-repeated="1017"/>
        </table:table-row>
        <table:table-row table:style-name="ro1">
          <table:table-cell table:style-name="ce3" office:value-type="string">
            <text:p>SPNG</text:p>
          </table:table-cell>
          <table:table-cell table:style-name="ce3" office:value-type="string">
            <text:p>printemps (s)</text:p>
          </table:table-cell>
          <table:table-cell table:style-name="ce3" office:value-type="string">
            <text:p>un endroit où l'eau souterraine s'écoule naturellement du sol</text:p>
          </table:table-cell>
          <table:table-cell table:style-name="ce3" office:value-type="string">
            <text:p>SPNG</text:p>
          </table:table-cell>
          <table:table-cell table:style-name="ce3" office:value-type="string">
            <text:p>spring(s)</text:p>
          </table:table-cell>
          <table:table-cell table:style-name="ce3" office:value-type="string">
            <text:p>a place where ground water flows naturally out of the ground</text:p>
          </table:table-cell>
          <table:table-cell table:formula="of:=CONCATENATE(&quot;&lt;message&gt;&lt;source&gt;&quot;;[.E130];&quot;&lt;/source&gt;&lt;translation&gt;&quot;;[.B130];&quot;&lt;/translation&gt;&lt;/message&gt;&quot;)" office:value-type="string" office:string-value="&lt;message&gt;&lt;source&gt;spring(s)&lt;/source&gt;&lt;translation&gt;printemps (s)&lt;/translation&gt;&lt;/message&gt;">
            <text:p>&lt;message&gt;&lt;source&gt;spring(s)&lt;/source&gt;&lt;translation&gt;printemps (s)&lt;/translation&gt;&lt;/message&gt;</text:p>
          </table:table-cell>
          <table:table-cell table:number-columns-repeated="1017"/>
        </table:table-row>
        <table:table-row table:style-name="ro1">
          <table:table-cell table:style-name="ce2" office:value-type="string">
            <text:p>SPNS</text:p>
          </table:table-cell>
          <table:table-cell table:style-name="ce2" office:value-type="string">
            <text:p>soufre ressort (s)</text:p>
          </table:table-cell>
          <table:table-cell table:style-name="ce2" office:value-type="string">
            <text:p>un endroit où l'eau souterraine s'écoule naturellement du soufre du sol</text:p>
          </table:table-cell>
          <table:table-cell table:style-name="ce2" office:value-type="string">
            <text:p>SPNS</text:p>
          </table:table-cell>
          <table:table-cell table:style-name="ce2" office:value-type="string">
            <text:p>sulphur spring(s)</text:p>
          </table:table-cell>
          <table:table-cell table:style-name="ce2" office:value-type="string">
            <text:p>a place where sulphur ground water flows naturally out of the ground</text:p>
          </table:table-cell>
          <table:table-cell table:formula="of:=CONCATENATE(&quot;&lt;message&gt;&lt;source&gt;&quot;;[.E131];&quot;&lt;/source&gt;&lt;translation&gt;&quot;;[.B131];&quot;&lt;/translation&gt;&lt;/message&gt;&quot;)" office:value-type="string" office:string-value="&lt;message&gt;&lt;source&gt;sulphur spring(s)&lt;/source&gt;&lt;translation&gt;soufre ressort (s)&lt;/translation&gt;&lt;/message&gt;">
            <text:p>&lt;message&gt;&lt;source&gt;sulphur spring(s)&lt;/source&gt;&lt;translation&gt;soufre ressort (s)&lt;/translation&gt;&lt;/message&gt;</text:p>
          </table:table-cell>
          <table:table-cell table:number-columns-repeated="1017"/>
        </table:table-row>
        <table:table-row table:style-name="ro1">
          <table:table-cell table:style-name="ce3" office:value-type="string">
            <text:p>SPNT</text:p>
          </table:table-cell>
          <table:table-cell table:style-name="ce3" office:value-type="string">
            <text:p>source chaude (s)</text:p>
          </table:table-cell>
          <table:table-cell table:style-name="ce3" office:value-type="string">
            <text:p>un endroit où l'eau souterraine chaude coule naturellement de la terre</text:p>
          </table:table-cell>
          <table:table-cell table:style-name="ce3" office:value-type="string">
            <text:p>SPNT</text:p>
          </table:table-cell>
          <table:table-cell table:style-name="ce3" office:value-type="string">
            <text:p>hot spring(s)</text:p>
          </table:table-cell>
          <table:table-cell table:style-name="ce3" office:value-type="string">
            <text:p>a place where hot ground water flows naturally out of the ground</text:p>
          </table:table-cell>
          <table:table-cell table:formula="of:=CONCATENATE(&quot;&lt;message&gt;&lt;source&gt;&quot;;[.E132];&quot;&lt;/source&gt;&lt;translation&gt;&quot;;[.B132];&quot;&lt;/translation&gt;&lt;/message&gt;&quot;)" office:value-type="string" office:string-value="&lt;message&gt;&lt;source&gt;hot spring(s)&lt;/source&gt;&lt;translation&gt;source chaude (s)&lt;/translation&gt;&lt;/message&gt;">
            <text:p>&lt;message&gt;&lt;source&gt;hot spring(s)&lt;/source&gt;&lt;translation&gt;source chaude (s)&lt;/translation&gt;&lt;/message&gt;</text:p>
          </table:table-cell>
          <table:table-cell table:number-columns-repeated="1017"/>
        </table:table-row>
        <table:table-row table:style-name="ro1">
          <table:table-cell table:style-name="ce2" office:value-type="string">
            <text:p>STM</text:p>
          </table:table-cell>
          <table:table-cell table:style-name="ce2" office:value-type="string">
            <text:p>ruisseau</text:p>
          </table:table-cell>
          <table:table-cell table:style-name="ce2" office:value-type="string">
            <text:p>un corps en mouvement de l'eau courante à un niveau inférieur dans un canal sur la terre</text:p>
          </table:table-cell>
          <table:table-cell table:style-name="ce2" office:value-type="string">
            <text:p>STM</text:p>
          </table:table-cell>
          <table:table-cell table:style-name="ce2" office:value-type="string">
            <text:p>stream</text:p>
          </table:table-cell>
          <table:table-cell table:style-name="ce2" office:value-type="string">
            <text:p>a body of running water moving to a lower level in a channel on land</text:p>
          </table:table-cell>
          <table:table-cell table:formula="of:=CONCATENATE(&quot;&lt;message&gt;&lt;source&gt;&quot;;[.E133];&quot;&lt;/source&gt;&lt;translation&gt;&quot;;[.B133];&quot;&lt;/translation&gt;&lt;/message&gt;&quot;)" office:value-type="string" office:string-value="&lt;message&gt;&lt;source&gt;stream&lt;/source&gt;&lt;translation&gt;ruisseau&lt;/translation&gt;&lt;/message&gt;">
            <text:p>&lt;message&gt;&lt;source&gt;stream&lt;/source&gt;&lt;translation&gt;ruisseau&lt;/translation&gt;&lt;/message&gt;</text:p>
          </table:table-cell>
          <table:table-cell table:number-columns-repeated="1017"/>
        </table:table-row>
        <table:table-row table:style-name="ro1">
          <table:table-cell table:style-name="ce3" office:value-type="string">
            <text:p>STMA</text:p>
          </table:table-cell>
          <table:table-cell table:style-name="ce3" office:value-type="string">
            <text:p>bras mort</text:p>
          </table:table-cell>
          <table:table-cell table:style-name="ce3" office:value-type="string">
            <text:p>une branche divergente sortant d'un cours d'eau principal et de rejoindre en aval</text:p>
          </table:table-cell>
          <table:table-cell table:style-name="ce3" office:value-type="string">
            <text:p>STMA</text:p>
          </table:table-cell>
          <table:table-cell table:style-name="ce3" office:value-type="string">
            <text:p>anabranch</text:p>
          </table:table-cell>
          <table:table-cell table:style-name="ce3" office:value-type="string">
            <text:p>a diverging branch flowing out of a main stream and rejoining it downstream</text:p>
          </table:table-cell>
          <table:table-cell table:formula="of:=CONCATENATE(&quot;&lt;message&gt;&lt;source&gt;&quot;;[.E134];&quot;&lt;/source&gt;&lt;translation&gt;&quot;;[.B134];&quot;&lt;/translation&gt;&lt;/message&gt;&quot;)" office:value-type="string" office:string-value="&lt;message&gt;&lt;source&gt;anabranch&lt;/source&gt;&lt;translation&gt;bras mort&lt;/translation&gt;&lt;/message&gt;">
            <text:p>&lt;message&gt;&lt;source&gt;anabranch&lt;/source&gt;&lt;translation&gt;bras mort&lt;/translation&gt;&lt;/message&gt;</text:p>
          </table:table-cell>
          <table:table-cell table:number-columns-repeated="1017"/>
        </table:table-row>
        <table:table-row table:style-name="ro1">
          <table:table-cell table:style-name="ce2" office:value-type="string">
            <text:p>STMB</text:p>
          </table:table-cell>
          <table:table-cell table:style-name="ce2" office:value-type="string">
            <text:p>virage flux</text:p>
          </table:table-cell>
          <table:table-cell table:style-name="ce2" office:value-type="string">
            <text:p>un segment visiblement courbé ou plié d'un flux</text:p>
          </table:table-cell>
          <table:table-cell table:style-name="ce2" office:value-type="string">
            <text:p>STMB</text:p>
          </table:table-cell>
          <table:table-cell table:style-name="ce2" office:value-type="string">
            <text:p>stream bend</text:p>
          </table:table-cell>
          <table:table-cell table:style-name="ce2" office:value-type="string">
            <text:p>a conspicuously curved or bent segment of a stream</text:p>
          </table:table-cell>
          <table:table-cell table:formula="of:=CONCATENATE(&quot;&lt;message&gt;&lt;source&gt;&quot;;[.E135];&quot;&lt;/source&gt;&lt;translation&gt;&quot;;[.B135];&quot;&lt;/translation&gt;&lt;/message&gt;&quot;)" office:value-type="string" office:string-value="&lt;message&gt;&lt;source&gt;stream bend&lt;/source&gt;&lt;translation&gt;virage flux&lt;/translation&gt;&lt;/message&gt;">
            <text:p>&lt;message&gt;&lt;source&gt;stream bend&lt;/source&gt;&lt;translation&gt;virage flux&lt;/translation&gt;&lt;/message&gt;</text:p>
          </table:table-cell>
          <table:table-cell table:number-columns-repeated="1017"/>
        </table:table-row>
        <table:table-row table:style-name="ro1">
          <table:table-cell table:style-name="ce3" office:value-type="string">
            <text:p>STMC</text:p>
          </table:table-cell>
          <table:table-cell table:style-name="ce3" office:value-type="string">
            <text:p>flux canalisé</text:p>
          </table:table-cell>
          <table:table-cell table:style-name="ce3" office:value-type="string">
            <text:p>un ruisseau qui a été sensiblement abandonné, cuvette de rétention, ou redressé</text:p>
          </table:table-cell>
          <table:table-cell table:style-name="ce3" office:value-type="string">
            <text:p>STMC</text:p>
          </table:table-cell>
          <table:table-cell table:style-name="ce3" office:value-type="string">
            <text:p>canalized stream</text:p>
          </table:table-cell>
          <table:table-cell table:style-name="ce3" office:value-type="string">
            <text:p>a stream that has been substantially ditched, diked, or straightened</text:p>
          </table:table-cell>
          <table:table-cell table:formula="of:=CONCATENATE(&quot;&lt;message&gt;&lt;source&gt;&quot;;[.E136];&quot;&lt;/source&gt;&lt;translation&gt;&quot;;[.B136];&quot;&lt;/translation&gt;&lt;/message&gt;&quot;)" office:value-type="string" office:string-value="&lt;message&gt;&lt;source&gt;canalized stream&lt;/source&gt;&lt;translation&gt;flux canalisé&lt;/translation&gt;&lt;/message&gt;">
            <text:p>&lt;message&gt;&lt;source&gt;canalized stream&lt;/source&gt;&lt;translation&gt;flux canalisé&lt;/translation&gt;&lt;/message&gt;</text:p>
          </table:table-cell>
          <table:table-cell table:number-columns-repeated="1017"/>
        </table:table-row>
        <table:table-row table:style-name="ro1">
          <table:table-cell table:style-name="ce2" office:value-type="string">
            <text:p>STMD</text:p>
          </table:table-cell>
          <table:table-cell table:style-name="ce2" office:value-type="string">
            <text:p>distributary (-s)</text:p>
          </table:table-cell>
          <table:table-cell table:style-name="ce2" office:value-type="string">
            <text:p>une branche qui s'écoule à partir du flux principal, comme dans un canal d'irrigation ou delta</text:p>
          </table:table-cell>
          <table:table-cell table:style-name="ce2" office:value-type="string">
            <text:p>STMD</text:p>
          </table:table-cell>
          <table:table-cell table:style-name="ce2" office:value-type="string">
            <text:p>distributary(-ies)</text:p>
          </table:table-cell>
          <table:table-cell table:style-name="ce2" office:value-type="string">
            <text:p>a branch which flows away from the main stream, as in a delta or irrigation canal</text:p>
          </table:table-cell>
          <table:table-cell table:formula="of:=CONCATENATE(&quot;&lt;message&gt;&lt;source&gt;&quot;;[.E137];&quot;&lt;/source&gt;&lt;translation&gt;&quot;;[.B137];&quot;&lt;/translation&gt;&lt;/message&gt;&quot;)" office:value-type="string" office:string-value="&lt;message&gt;&lt;source&gt;distributary(-ies)&lt;/source&gt;&lt;translation&gt;distributary (-s)&lt;/translation&gt;&lt;/message&gt;">
            <text:p>&lt;message&gt;&lt;source&gt;distributary(-ies)&lt;/source&gt;&lt;translation&gt;distributary (-s)&lt;/translation&gt;&lt;/message&gt;</text:p>
          </table:table-cell>
          <table:table-cell table:number-columns-repeated="1017"/>
        </table:table-row>
        <table:table-row table:style-name="ro1">
          <table:table-cell table:style-name="ce3" office:value-type="string">
            <text:p>STMH</text:p>
          </table:table-cell>
          <table:table-cell table:style-name="ce3" office:value-type="string">
            <text:p>amont</text:p>
          </table:table-cell>
          <table:table-cell table:style-name="ce3" office:value-type="string">
            <text:p>la source et la partie supérieure d'un ruisseau, dont le bassin versant supérieur</text:p>
          </table:table-cell>
          <table:table-cell table:style-name="ce3" office:value-type="string">
            <text:p>STMH</text:p>
          </table:table-cell>
          <table:table-cell table:style-name="ce3" office:value-type="string">
            <text:p>headwaters</text:p>
          </table:table-cell>
          <table:table-cell table:style-name="ce3" office:value-type="string">
            <text:p>the source and upper part of a stream, including the upper drainage basin</text:p>
          </table:table-cell>
          <table:table-cell table:formula="of:=CONCATENATE(&quot;&lt;message&gt;&lt;source&gt;&quot;;[.E138];&quot;&lt;/source&gt;&lt;translation&gt;&quot;;[.B138];&quot;&lt;/translation&gt;&lt;/message&gt;&quot;)" office:value-type="string" office:string-value="&lt;message&gt;&lt;source&gt;headwaters&lt;/source&gt;&lt;translation&gt;amont&lt;/translation&gt;&lt;/message&gt;">
            <text:p>&lt;message&gt;&lt;source&gt;headwaters&lt;/source&gt;&lt;translation&gt;amont&lt;/translation&gt;&lt;/message&gt;</text:p>
          </table:table-cell>
          <table:table-cell table:number-columns-repeated="1017"/>
        </table:table-row>
        <table:table-row table:style-name="ro1">
          <table:table-cell table:style-name="ce2" office:value-type="string">
            <text:p>STMI</text:p>
          </table:table-cell>
          <table:table-cell table:style-name="ce2" office:value-type="string">
            <text:p>cours d'eau intermittent</text:p>
          </table:table-cell>
          <table:table-cell table:style-name="ce2"/>
          <table:table-cell table:style-name="ce2" office:value-type="string">
            <text:p>STMI</text:p>
          </table:table-cell>
          <table:table-cell table:style-name="ce2" office:value-type="string">
            <text:p>intermittent stream</text:p>
          </table:table-cell>
          <table:table-cell table:style-name="ce2"/>
          <table:table-cell table:formula="of:=CONCATENATE(&quot;&lt;message&gt;&lt;source&gt;&quot;;[.E139];&quot;&lt;/source&gt;&lt;translation&gt;&quot;;[.B139];&quot;&lt;/translation&gt;&lt;/message&gt;&quot;)" office:value-type="string" office:string-value="&lt;message&gt;&lt;source&gt;intermittent stream&lt;/source&gt;&lt;translation&gt;cours d'eau intermittent&lt;/translation&gt;&lt;/message&gt;">
            <text:p>&lt;message&gt;&lt;source&gt;intermittent stream&lt;/source&gt;&lt;translation&gt;cours d'eau intermittent&lt;/translation&gt;&lt;/message&gt;</text:p>
          </table:table-cell>
          <table:table-cell table:number-columns-repeated="1017"/>
        </table:table-row>
        <table:table-row table:style-name="ro1">
          <table:table-cell table:style-name="ce3" office:value-type="string">
            <text:p>STMIX</text:p>
          </table:table-cell>
          <table:table-cell table:style-name="ce3" office:value-type="string">
            <text:p>section de cours d'eau intermittent</text:p>
          </table:table-cell>
          <table:table-cell table:style-name="ce3"/>
          <table:table-cell table:style-name="ce3" office:value-type="string">
            <text:p>STMIX</text:p>
          </table:table-cell>
          <table:table-cell table:style-name="ce3" office:value-type="string">
            <text:p>section of intermittent stream</text:p>
          </table:table-cell>
          <table:table-cell table:style-name="ce3"/>
          <table:table-cell table:formula="of:=CONCATENATE(&quot;&lt;message&gt;&lt;source&gt;&quot;;[.E140];&quot;&lt;/source&gt;&lt;translation&gt;&quot;;[.B140];&quot;&lt;/translation&gt;&lt;/message&gt;&quot;)" office:value-type="string" office:string-value="&lt;message&gt;&lt;source&gt;section of intermittent stream&lt;/source&gt;&lt;translation&gt;section de cours d'eau intermittent&lt;/translation&gt;&lt;/message&gt;">
            <text:p>&lt;message&gt;&lt;source&gt;section of intermittent stream&lt;/source&gt;&lt;translation&gt;section de cours d'eau intermittent&lt;/translation&gt;&lt;/message&gt;</text:p>
          </table:table-cell>
          <table:table-cell table:number-columns-repeated="1017"/>
        </table:table-row>
        <table:table-row table:style-name="ro1">
          <table:table-cell table:style-name="ce2" office:value-type="string">
            <text:p>STMM</text:p>
          </table:table-cell>
          <table:table-cell table:style-name="ce2" office:value-type="string">
            <text:p>bouche flux (s)</text:p>
          </table:table-cell>
          <table:table-cell table:style-name="ce2" office:value-type="string">
            <text:p>un lieu où une décharge de cours d'eau dans une lagune, un lac ou la mer</text:p>
          </table:table-cell>
          <table:table-cell table:style-name="ce2" office:value-type="string">
            <text:p>STMM</text:p>
          </table:table-cell>
          <table:table-cell table:style-name="ce2" office:value-type="string">
            <text:p>stream mouth(s)</text:p>
          </table:table-cell>
          <table:table-cell table:style-name="ce2" office:value-type="string">
            <text:p>a place where a stream discharges into a lagoon, lake, or the sea</text:p>
          </table:table-cell>
          <table:table-cell table:formula="of:=CONCATENATE(&quot;&lt;message&gt;&lt;source&gt;&quot;;[.E141];&quot;&lt;/source&gt;&lt;translation&gt;&quot;;[.B141];&quot;&lt;/translation&gt;&lt;/message&gt;&quot;)" office:value-type="string" office:string-value="&lt;message&gt;&lt;source&gt;stream mouth(s)&lt;/source&gt;&lt;translation&gt;bouche flux (s)&lt;/translation&gt;&lt;/message&gt;">
            <text:p>&lt;message&gt;&lt;source&gt;stream mouth(s)&lt;/source&gt;&lt;translation&gt;bouche flux (s)&lt;/translation&gt;&lt;/message&gt;</text:p>
          </table:table-cell>
          <table:table-cell table:number-columns-repeated="1017"/>
        </table:table-row>
        <table:table-row table:style-name="ro1">
          <table:table-cell table:style-name="ce3" office:value-type="string">
            <text:p>STMQ</text:p>
          </table:table-cell>
          <table:table-cell table:style-name="ce3" office:value-type="string">
            <text:p>cours d'eau abandonnés</text:p>
          </table:table-cell>
          <table:table-cell table:style-name="ce3" office:value-type="string">
            <text:p>un flux ancien ou distributary plus transporter de l'eau qui coule, mais toujours évidentes dues à des lacs, des terres humides motifs, topographiques ou de la végétation</text:p>
          </table:table-cell>
          <table:table-cell table:style-name="ce3" office:value-type="string">
            <text:p>STMQ</text:p>
          </table:table-cell>
          <table:table-cell table:style-name="ce3" office:value-type="string">
            <text:p>abandoned watercourse</text:p>
          </table:table-cell>
          <table:table-cell table:style-name="ce3" office:value-type="string">
            <text:p>a former stream or distributary no longer carrying flowing water, but still evident due to lakes, wetland, topographic or vegetation patterns</text:p>
          </table:table-cell>
          <table:table-cell table:formula="of:=CONCATENATE(&quot;&lt;message&gt;&lt;source&gt;&quot;;[.E142];&quot;&lt;/source&gt;&lt;translation&gt;&quot;;[.B142];&quot;&lt;/translation&gt;&lt;/message&gt;&quot;)" office:value-type="string" office:string-value="&lt;message&gt;&lt;source&gt;abandoned watercourse&lt;/source&gt;&lt;translation&gt;cours d'eau abandonnés&lt;/translation&gt;&lt;/message&gt;">
            <text:p>&lt;message&gt;&lt;source&gt;abandoned watercourse&lt;/source&gt;&lt;translation&gt;cours d'eau abandonnés&lt;/translation&gt;&lt;/message&gt;</text:p>
          </table:table-cell>
          <table:table-cell table:number-columns-repeated="1017"/>
        </table:table-row>
        <table:table-row table:style-name="ro1">
          <table:table-cell table:style-name="ce2" office:value-type="string">
            <text:p>STMS</text:p>
          </table:table-cell>
          <table:table-cell table:style-name="ce2" office:value-type="string">
            <text:p>flux</text:p>
          </table:table-cell>
          <table:table-cell table:style-name="ce2" office:value-type="string">
            <text:p>les organes de déplacement de l'eau courante à un niveau inférieur dans un canal sur la terre</text:p>
          </table:table-cell>
          <table:table-cell table:style-name="ce2" office:value-type="string">
            <text:p>STMS</text:p>
          </table:table-cell>
          <table:table-cell table:style-name="ce2" office:value-type="string">
            <text:p>streams</text:p>
          </table:table-cell>
          <table:table-cell table:style-name="ce2" office:value-type="string">
            <text:p>bodies of running water moving to a lower level in a channel on land</text:p>
          </table:table-cell>
          <table:table-cell table:formula="of:=CONCATENATE(&quot;&lt;message&gt;&lt;source&gt;&quot;;[.E143];&quot;&lt;/source&gt;&lt;translation&gt;&quot;;[.B143];&quot;&lt;/translation&gt;&lt;/message&gt;&quot;)" office:value-type="string" office:string-value="&lt;message&gt;&lt;source&gt;streams&lt;/source&gt;&lt;translation&gt;flux&lt;/translation&gt;&lt;/message&gt;">
            <text:p>&lt;message&gt;&lt;source&gt;streams&lt;/source&gt;&lt;translation&gt;flux&lt;/translation&gt;&lt;/message&gt;</text:p>
          </table:table-cell>
          <table:table-cell table:number-columns-repeated="1017"/>
        </table:table-row>
        <table:table-row table:style-name="ro1">
          <table:table-cell table:style-name="ce3" office:value-type="string">
            <text:p>STMSB</text:p>
          </table:table-cell>
          <table:table-cell table:style-name="ce3" office:value-type="string">
            <text:p>Lost River</text:p>
          </table:table-cell>
          <table:table-cell table:style-name="ce3" office:value-type="string">
            <text:p>un courant de surface qui disparaît dans un tunnel souterrain, ou se dessèche dans une zone aride</text:p>
          </table:table-cell>
          <table:table-cell table:style-name="ce3" office:value-type="string">
            <text:p>STMSB</text:p>
          </table:table-cell>
          <table:table-cell table:style-name="ce3" office:value-type="string">
            <text:p>lost river</text:p>
          </table:table-cell>
          <table:table-cell table:style-name="ce3" office:value-type="string">
            <text:p>a surface stream that disappears into an underground channel, or dries up in an arid area</text:p>
          </table:table-cell>
          <table:table-cell table:formula="of:=CONCATENATE(&quot;&lt;message&gt;&lt;source&gt;&quot;;[.E144];&quot;&lt;/source&gt;&lt;translation&gt;&quot;;[.B144];&quot;&lt;/translation&gt;&lt;/message&gt;&quot;)" office:value-type="string" office:string-value="&lt;message&gt;&lt;source&gt;lost river&lt;/source&gt;&lt;translation&gt;Lost River&lt;/translation&gt;&lt;/message&gt;">
            <text:p>&lt;message&gt;&lt;source&gt;lost river&lt;/source&gt;&lt;translation&gt;Lost River&lt;/translation&gt;&lt;/message&gt;</text:p>
          </table:table-cell>
          <table:table-cell table:number-columns-repeated="1017"/>
        </table:table-row>
        <table:table-row table:style-name="ro1">
          <table:table-cell table:style-name="ce2" office:value-type="string">
            <text:p>STMX</text:p>
          </table:table-cell>
          <table:table-cell table:style-name="ce2" office:value-type="string">
            <text:p>section de cours d'eau</text:p>
          </table:table-cell>
          <table:table-cell table:style-name="ce2"/>
          <table:table-cell table:style-name="ce2" office:value-type="string">
            <text:p>STMX</text:p>
          </table:table-cell>
          <table:table-cell table:style-name="ce2" office:value-type="string">
            <text:p>section of stream</text:p>
          </table:table-cell>
          <table:table-cell table:style-name="ce2"/>
          <table:table-cell table:formula="of:=CONCATENATE(&quot;&lt;message&gt;&lt;source&gt;&quot;;[.E145];&quot;&lt;/source&gt;&lt;translation&gt;&quot;;[.B145];&quot;&lt;/translation&gt;&lt;/message&gt;&quot;)" office:value-type="string" office:string-value="&lt;message&gt;&lt;source&gt;section of stream&lt;/source&gt;&lt;translation&gt;section de cours d'eau&lt;/translation&gt;&lt;/message&gt;">
            <text:p>&lt;message&gt;&lt;source&gt;section of stream&lt;/source&gt;&lt;translation&gt;section de cours d'eau&lt;/translation&gt;&lt;/message&gt;</text:p>
          </table:table-cell>
          <table:table-cell table:number-columns-repeated="1017"/>
        </table:table-row>
        <table:table-row table:style-name="ro1">
          <table:table-cell table:style-name="ce3" office:value-type="string">
            <text:p>STRT</text:p>
          </table:table-cell>
          <table:table-cell table:style-name="ce3" office:value-type="string">
            <text:p>détroit</text:p>
          </table:table-cell>
          <table:table-cell table:style-name="ce3" office:value-type="string">
            <text:p>un cours d'eau relativement étroit, habituellement plus étroite et moins étendue qu'une solide, reliant deux grands plans d'eau</text:p>
          </table:table-cell>
          <table:table-cell table:style-name="ce3" office:value-type="string">
            <text:p>STRT</text:p>
          </table:table-cell>
          <table:table-cell table:style-name="ce3" office:value-type="string">
            <text:p>strait</text:p>
          </table:table-cell>
          <table:table-cell table:style-name="ce3" office:value-type="string">
            <text:p>a relatively narrow waterway, usually narrower and less extensive than a sound, connecting two larger bodies of water</text:p>
          </table:table-cell>
          <table:table-cell table:formula="of:=CONCATENATE(&quot;&lt;message&gt;&lt;source&gt;&quot;;[.E146];&quot;&lt;/source&gt;&lt;translation&gt;&quot;;[.B146];&quot;&lt;/translation&gt;&lt;/message&gt;&quot;)" office:value-type="string" office:string-value="&lt;message&gt;&lt;source&gt;strait&lt;/source&gt;&lt;translation&gt;détroit&lt;/translation&gt;&lt;/message&gt;">
            <text:p>&lt;message&gt;&lt;source&gt;strait&lt;/source&gt;&lt;translation&gt;détroit&lt;/translation&gt;&lt;/message&gt;</text:p>
          </table:table-cell>
          <table:table-cell table:number-columns-repeated="1017"/>
        </table:table-row>
        <table:table-row table:style-name="ro1">
          <table:table-cell table:style-name="ce2" office:value-type="string">
            <text:p>SWMP</text:p>
          </table:table-cell>
          <table:table-cell table:style-name="ce2" office:value-type="string">
            <text:p>marais</text:p>
          </table:table-cell>
          <table:table-cell table:style-name="ce2" office:value-type="string">
            <text:p>une zone humide dominé par une végétation d'arbres</text:p>
          </table:table-cell>
          <table:table-cell table:style-name="ce2" office:value-type="string">
            <text:p>SWMP</text:p>
          </table:table-cell>
          <table:table-cell table:style-name="ce2" office:value-type="string">
            <text:p>swamp</text:p>
          </table:table-cell>
          <table:table-cell table:style-name="ce2" office:value-type="string">
            <text:p>a wetland dominated by tree vegetation</text:p>
          </table:table-cell>
          <table:table-cell table:formula="of:=CONCATENATE(&quot;&lt;message&gt;&lt;source&gt;&quot;;[.E147];&quot;&lt;/source&gt;&lt;translation&gt;&quot;;[.B147];&quot;&lt;/translation&gt;&lt;/message&gt;&quot;)" office:value-type="string" office:string-value="&lt;message&gt;&lt;source&gt;swamp&lt;/source&gt;&lt;translation&gt;marais&lt;/translation&gt;&lt;/message&gt;">
            <text:p>&lt;message&gt;&lt;source&gt;swamp&lt;/source&gt;&lt;translation&gt;marais&lt;/translation&gt;&lt;/message&gt;</text:p>
          </table:table-cell>
          <table:table-cell table:number-columns-repeated="1017"/>
        </table:table-row>
        <table:table-row table:style-name="ro1">
          <table:table-cell table:style-name="ce3" office:value-type="string">
            <text:p>SYSI</text:p>
          </table:table-cell>
          <table:table-cell table:style-name="ce3" office:value-type="string">
            <text:p>Système d'irrigation</text:p>
          </table:table-cell>
          <table:table-cell table:style-name="ce3" office:value-type="string">
            <text:p>un réseau de fossés et d'un ou plusieurs des éléments suivants: alimentation en eau, un réservoir, un canal, la pompe, et, vidange, etc</text:p>
          </table:table-cell>
          <table:table-cell table:style-name="ce3" office:value-type="string">
            <text:p>SYSI</text:p>
          </table:table-cell>
          <table:table-cell table:style-name="ce3" office:value-type="string">
            <text:p>irrigation system</text:p>
          </table:table-cell>
          <table:table-cell table:style-name="ce3" office:value-type="string">
            <text:p>a network of ditches and one or more of the following elements: water supply, reservoir, canal, pump, well, drain, etc.</text:p>
          </table:table-cell>
          <table:table-cell table:formula="of:=CONCATENATE(&quot;&lt;message&gt;&lt;source&gt;&quot;;[.E148];&quot;&lt;/source&gt;&lt;translation&gt;&quot;;[.B148];&quot;&lt;/translation&gt;&lt;/message&gt;&quot;)" office:value-type="string" office:string-value="&lt;message&gt;&lt;source&gt;irrigation system&lt;/source&gt;&lt;translation&gt;Système d'irrigation&lt;/translation&gt;&lt;/message&gt;">
            <text:p>&lt;message&gt;&lt;source&gt;irrigation system&lt;/source&gt;&lt;translation&gt;Système d'irrigation&lt;/translation&gt;&lt;/message&gt;</text:p>
          </table:table-cell>
          <table:table-cell table:number-columns-repeated="1017"/>
        </table:table-row>
        <table:table-row table:style-name="ro1">
          <table:table-cell table:style-name="ce2" office:value-type="string">
            <text:p>TNLC</text:p>
          </table:table-cell>
          <table:table-cell table:style-name="ce2" office:value-type="string">
            <text:p>tunnel du canal</text:p>
          </table:table-cell>
          <table:table-cell table:style-name="ce2" office:value-type="string">
            <text:p>un tunnel à travers lequel passe un canal</text:p>
          </table:table-cell>
          <table:table-cell table:style-name="ce2" office:value-type="string">
            <text:p>TNLC</text:p>
          </table:table-cell>
          <table:table-cell table:style-name="ce2" office:value-type="string">
            <text:p>canal tunnel</text:p>
          </table:table-cell>
          <table:table-cell table:style-name="ce2" office:value-type="string">
            <text:p>a tunnel through which a canal passes</text:p>
          </table:table-cell>
          <table:table-cell table:formula="of:=CONCATENATE(&quot;&lt;message&gt;&lt;source&gt;&quot;;[.E149];&quot;&lt;/source&gt;&lt;translation&gt;&quot;;[.B149];&quot;&lt;/translation&gt;&lt;/message&gt;&quot;)" office:value-type="string" office:string-value="&lt;message&gt;&lt;source&gt;canal tunnel&lt;/source&gt;&lt;translation&gt;tunnel du canal&lt;/translation&gt;&lt;/message&gt;">
            <text:p>&lt;message&gt;&lt;source&gt;canal tunnel&lt;/source&gt;&lt;translation&gt;tunnel du canal&lt;/translation&gt;&lt;/message&gt;</text:p>
          </table:table-cell>
          <table:table-cell table:number-columns-repeated="1017"/>
        </table:table-row>
        <table:table-row table:style-name="ro1">
          <table:table-cell table:style-name="ce3" office:value-type="string">
            <text:p>WAD</text:p>
          </table:table-cell>
          <table:table-cell table:style-name="ce3" office:value-type="string">
            <text:p>oued</text:p>
          </table:table-cell>
          <table:table-cell table:style-name="ce3" office:value-type="string">
            <text:p>une vallée ou un ravin, délimitée par les banques relativement raides, ce qui dans la saison des pluies devient un cours d'eau; trouve principalement en Afrique du Nord et Moyen-Orient</text:p>
          </table:table-cell>
          <table:table-cell table:style-name="ce3" office:value-type="string">
            <text:p>WAD</text:p>
          </table:table-cell>
          <table:table-cell table:style-name="ce3" office:value-type="string">
            <text:p>wadi</text:p>
          </table:table-cell>
          <table:table-cell table:style-name="ce3" office:value-type="string">
            <text:p>a valley or ravine, bounded by relatively steep banks, which in the rainy season becomes a watercourse; found primarily in North Africa and the Middle East</text:p>
          </table:table-cell>
          <table:table-cell table:formula="of:=CONCATENATE(&quot;&lt;message&gt;&lt;source&gt;&quot;;[.E150];&quot;&lt;/source&gt;&lt;translation&gt;&quot;;[.B150];&quot;&lt;/translation&gt;&lt;/message&gt;&quot;)" office:value-type="string" office:string-value="&lt;message&gt;&lt;source&gt;wadi&lt;/source&gt;&lt;translation&gt;oued&lt;/translation&gt;&lt;/message&gt;">
            <text:p>&lt;message&gt;&lt;source&gt;wadi&lt;/source&gt;&lt;translation&gt;oued&lt;/translation&gt;&lt;/message&gt;</text:p>
          </table:table-cell>
          <table:table-cell table:number-columns-repeated="1017"/>
        </table:table-row>
        <table:table-row table:style-name="ro1">
          <table:table-cell table:style-name="ce2" office:value-type="string">
            <text:p>BOAD</text:p>
          </table:table-cell>
          <table:table-cell table:style-name="ce2" office:value-type="string">
            <text:p>oued virage</text:p>
          </table:table-cell>
          <table:table-cell table:style-name="ce2" office:value-type="string">
            <text:p>un segment visiblement courbé ou plié d'un oued</text:p>
          </table:table-cell>
          <table:table-cell table:style-name="ce2" office:value-type="string">
            <text:p>WADB</text:p>
          </table:table-cell>
          <table:table-cell table:style-name="ce2" office:value-type="string">
            <text:p>wadi bend</text:p>
          </table:table-cell>
          <table:table-cell table:style-name="ce2" office:value-type="string">
            <text:p>a conspicuously curved or bent segment of a wadi</text:p>
          </table:table-cell>
          <table:table-cell table:formula="of:=CONCATENATE(&quot;&lt;message&gt;&lt;source&gt;&quot;;[.E151];&quot;&lt;/source&gt;&lt;translation&gt;&quot;;[.B151];&quot;&lt;/translation&gt;&lt;/message&gt;&quot;)" office:value-type="string" office:string-value="&lt;message&gt;&lt;source&gt;wadi bend&lt;/source&gt;&lt;translation&gt;oued virage&lt;/translation&gt;&lt;/message&gt;">
            <text:p>&lt;message&gt;&lt;source&gt;wadi bend&lt;/source&gt;&lt;translation&gt;oued virage&lt;/translation&gt;&lt;/message&gt;</text:p>
          </table:table-cell>
          <table:table-cell table:number-columns-repeated="1017"/>
        </table:table-row>
        <table:table-row table:style-name="ro1">
          <table:table-cell table:style-name="ce3" office:value-type="string">
            <text:p>WADj</text:p>
          </table:table-cell>
          <table:table-cell table:style-name="ce3" office:value-type="string">
            <text:p>oued jonction</text:p>
          </table:table-cell>
          <table:table-cell table:style-name="ce3" office:value-type="string">
            <text:p>un endroit où deux ou plusieurs oueds rejoindre</text:p>
          </table:table-cell>
          <table:table-cell table:style-name="ce3" office:value-type="string">
            <text:p>WADJ</text:p>
          </table:table-cell>
          <table:table-cell table:style-name="ce3" office:value-type="string">
            <text:p>wadi junction</text:p>
          </table:table-cell>
          <table:table-cell table:style-name="ce3" office:value-type="string">
            <text:p>a place where two or more wadies join</text:p>
          </table:table-cell>
          <table:table-cell table:formula="of:=CONCATENATE(&quot;&lt;message&gt;&lt;source&gt;&quot;;[.E152];&quot;&lt;/source&gt;&lt;translation&gt;&quot;;[.B152];&quot;&lt;/translation&gt;&lt;/message&gt;&quot;)" office:value-type="string" office:string-value="&lt;message&gt;&lt;source&gt;wadi junction&lt;/source&gt;&lt;translation&gt;oued jonction&lt;/translation&gt;&lt;/message&gt;">
            <text:p>&lt;message&gt;&lt;source&gt;wadi junction&lt;/source&gt;&lt;translation&gt;oued jonction&lt;/translation&gt;&lt;/message&gt;</text:p>
          </table:table-cell>
          <table:table-cell table:number-columns-repeated="1017"/>
        </table:table-row>
        <table:table-row table:style-name="ro1">
          <table:table-cell table:style-name="ce2" office:value-type="string">
            <text:p>WADM</text:p>
          </table:table-cell>
          <table:table-cell table:style-name="ce2" office:value-type="string">
            <text:p>bouche oued</text:p>
          </table:table-cell>
          <table:table-cell table:style-name="ce2" office:value-type="string">
            <text:p>du terminus d'un oued où il s'élargit en une plaine inondable adjacente, la dépression, ou plan d'eau</text:p>
          </table:table-cell>
          <table:table-cell table:style-name="ce2" office:value-type="string">
            <text:p>WADM</text:p>
          </table:table-cell>
          <table:table-cell table:style-name="ce2" office:value-type="string">
            <text:p>wadi mouth</text:p>
          </table:table-cell>
          <table:table-cell table:style-name="ce2" office:value-type="string">
            <text:p>the lower terminus of a wadi where it widens into an adjoining floodplain, depression, or waterbody</text:p>
          </table:table-cell>
          <table:table-cell table:formula="of:=CONCATENATE(&quot;&lt;message&gt;&lt;source&gt;&quot;;[.E153];&quot;&lt;/source&gt;&lt;translation&gt;&quot;;[.B153];&quot;&lt;/translation&gt;&lt;/message&gt;&quot;)" office:value-type="string" office:string-value="&lt;message&gt;&lt;source&gt;wadi mouth&lt;/source&gt;&lt;translation&gt;bouche oued&lt;/translation&gt;&lt;/message&gt;">
            <text:p>&lt;message&gt;&lt;source&gt;wadi mouth&lt;/source&gt;&lt;translation&gt;bouche oued&lt;/translation&gt;&lt;/message&gt;</text:p>
          </table:table-cell>
          <table:table-cell table:number-columns-repeated="1017"/>
        </table:table-row>
        <table:table-row table:style-name="ro1">
          <table:table-cell table:style-name="ce3" office:value-type="string">
            <text:p>WADS</text:p>
          </table:table-cell>
          <table:table-cell table:style-name="ce3" office:value-type="string">
            <text:p>oueds</text:p>
          </table:table-cell>
          <table:table-cell table:style-name="ce3" office:value-type="string">
            <text:p>vallées ou des ravins, délimitée par les banques relativement raides, ce qui en saison des pluies deviennent des cours d'eau; trouve principalement en Afrique du Nord et Moyen-Orient</text:p>
          </table:table-cell>
          <table:table-cell table:style-name="ce3" office:value-type="string">
            <text:p>WADS</text:p>
          </table:table-cell>
          <table:table-cell table:style-name="ce3" office:value-type="string">
            <text:p>wadies</text:p>
          </table:table-cell>
          <table:table-cell table:style-name="ce3" office:value-type="string">
            <text:p>valleys or ravines, bounded by relatively steep banks, which in the rainy season become watercourses; found primarily in North Africa and the Middle East</text:p>
          </table:table-cell>
          <table:table-cell table:formula="of:=CONCATENATE(&quot;&lt;message&gt;&lt;source&gt;&quot;;[.E154];&quot;&lt;/source&gt;&lt;translation&gt;&quot;;[.B154];&quot;&lt;/translation&gt;&lt;/message&gt;&quot;)" office:value-type="string" office:string-value="&lt;message&gt;&lt;source&gt;wadies&lt;/source&gt;&lt;translation&gt;oueds&lt;/translation&gt;&lt;/message&gt;">
            <text:p>&lt;message&gt;&lt;source&gt;wadies&lt;/source&gt;&lt;translation&gt;oueds&lt;/translation&gt;&lt;/message&gt;</text:p>
          </table:table-cell>
          <table:table-cell table:number-columns-repeated="1017"/>
        </table:table-row>
        <table:table-row table:style-name="ro1">
          <table:table-cell table:style-name="ce2" office:value-type="string">
            <text:p>WADX</text:p>
          </table:table-cell>
          <table:table-cell table:style-name="ce2" office:value-type="string">
            <text:p>la section de l'oued</text:p>
          </table:table-cell>
          <table:table-cell table:style-name="ce2"/>
          <table:table-cell table:style-name="ce2" office:value-type="string">
            <text:p>WADX</text:p>
          </table:table-cell>
          <table:table-cell table:style-name="ce2" office:value-type="string">
            <text:p>section of wadi</text:p>
          </table:table-cell>
          <table:table-cell table:style-name="ce2"/>
          <table:table-cell table:formula="of:=CONCATENATE(&quot;&lt;message&gt;&lt;source&gt;&quot;;[.E155];&quot;&lt;/source&gt;&lt;translation&gt;&quot;;[.B155];&quot;&lt;/translation&gt;&lt;/message&gt;&quot;)" office:value-type="string" office:string-value="&lt;message&gt;&lt;source&gt;section of wadi&lt;/source&gt;&lt;translation&gt;la section de l'oued&lt;/translation&gt;&lt;/message&gt;">
            <text:p>&lt;message&gt;&lt;source&gt;section of wadi&lt;/source&gt;&lt;translation&gt;la section de l'oued&lt;/translation&gt;&lt;/message&gt;</text:p>
          </table:table-cell>
          <table:table-cell table:number-columns-repeated="1017"/>
        </table:table-row>
        <table:table-row table:style-name="ro1">
          <table:table-cell table:style-name="ce3" office:value-type="string">
            <text:p>WHRL</text:p>
          </table:table-cell>
          <table:table-cell table:style-name="ce3" office:value-type="string">
            <text:p>tourbillon</text:p>
          </table:table-cell>
          <table:table-cell table:style-name="ce3" office:value-type="string">
            <text:p>un turbulent, le mouvement rotatif de l'eau dans un courant</text:p>
          </table:table-cell>
          <table:table-cell table:style-name="ce3" office:value-type="string">
            <text:p>WHRL</text:p>
          </table:table-cell>
          <table:table-cell table:style-name="ce3" office:value-type="string">
            <text:p>whirlpool</text:p>
          </table:table-cell>
          <table:table-cell table:style-name="ce3" office:value-type="string">
            <text:p>a turbulent, rotating movement of water in a stream</text:p>
          </table:table-cell>
          <table:table-cell table:formula="of:=CONCATENATE(&quot;&lt;message&gt;&lt;source&gt;&quot;;[.E156];&quot;&lt;/source&gt;&lt;translation&gt;&quot;;[.B156];&quot;&lt;/translation&gt;&lt;/message&gt;&quot;)" office:value-type="string" office:string-value="&lt;message&gt;&lt;source&gt;whirlpool&lt;/source&gt;&lt;translation&gt;tourbillon&lt;/translation&gt;&lt;/message&gt;">
            <text:p>&lt;message&gt;&lt;source&gt;whirlpool&lt;/source&gt;&lt;translation&gt;tourbillon&lt;/translation&gt;&lt;/message&gt;</text:p>
          </table:table-cell>
          <table:table-cell table:number-columns-repeated="1017"/>
        </table:table-row>
        <table:table-row table:style-name="ro1">
          <table:table-cell table:style-name="ce2" office:value-type="string">
            <text:p>WLL</text:p>
          </table:table-cell>
          <table:table-cell table:style-name="ce2" office:value-type="string">
            <text:p>bien</text:p>
          </table:table-cell>
          <table:table-cell table:style-name="ce2" office:value-type="string">
            <text:p>un trou cylindrique, puits ou un tunnel foré ou creusé jusqu'à une profondeur où l'eau, d'huile ou de gaz peut être pompé ou ramené à la surface</text:p>
          </table:table-cell>
          <table:table-cell table:style-name="ce2" office:value-type="string">
            <text:p>WLL</text:p>
          </table:table-cell>
          <table:table-cell table:style-name="ce2" office:value-type="string">
            <text:p>well</text:p>
          </table:table-cell>
          <table:table-cell table:style-name="ce2" office:value-type="string">
            <text:p>a cylindrical hole, pit, or tunnel drilled or dug down to a depth from which water, oil, or gas can be pumped or brought to the surface</text:p>
          </table:table-cell>
          <table:table-cell table:formula="of:=CONCATENATE(&quot;&lt;message&gt;&lt;source&gt;&quot;;[.E157];&quot;&lt;/source&gt;&lt;translation&gt;&quot;;[.B157];&quot;&lt;/translation&gt;&lt;/message&gt;&quot;)" office:value-type="string" office:string-value="&lt;message&gt;&lt;source&gt;well&lt;/source&gt;&lt;translation&gt;bien&lt;/translation&gt;&lt;/message&gt;">
            <text:p>&lt;message&gt;&lt;source&gt;well&lt;/source&gt;&lt;translation&gt;bien&lt;/translation&gt;&lt;/message&gt;</text:p>
          </table:table-cell>
          <table:table-cell table:number-columns-repeated="1017"/>
        </table:table-row>
        <table:table-row table:style-name="ro1">
          <table:table-cell table:style-name="ce3" office:value-type="string">
            <text:p>WLLQ</text:p>
          </table:table-cell>
          <table:table-cell table:style-name="ce3" office:value-type="string">
            <text:p>puits abandonné</text:p>
          </table:table-cell>
          <table:table-cell table:style-name="ce3"/>
          <table:table-cell table:style-name="ce3" office:value-type="string">
            <text:p>WLLQ</text:p>
          </table:table-cell>
          <table:table-cell table:style-name="ce3" office:value-type="string">
            <text:p>abandoned well</text:p>
          </table:table-cell>
          <table:table-cell table:style-name="ce3"/>
          <table:table-cell table:formula="of:=CONCATENATE(&quot;&lt;message&gt;&lt;source&gt;&quot;;[.E158];&quot;&lt;/source&gt;&lt;translation&gt;&quot;;[.B158];&quot;&lt;/translation&gt;&lt;/message&gt;&quot;)" office:value-type="string" office:string-value="&lt;message&gt;&lt;source&gt;abandoned well&lt;/source&gt;&lt;translation&gt;puits abandonné&lt;/translation&gt;&lt;/message&gt;">
            <text:p>&lt;message&gt;&lt;source&gt;abandoned well&lt;/source&gt;&lt;translation&gt;puits abandonné&lt;/translation&gt;&lt;/message&gt;</text:p>
          </table:table-cell>
          <table:table-cell table:number-columns-repeated="1017"/>
        </table:table-row>
        <table:table-row table:style-name="ro1">
          <table:table-cell table:style-name="ce2" office:value-type="string">
            <text:p>WLL</text:p>
          </table:table-cell>
          <table:table-cell table:style-name="ce2" office:value-type="string">
            <text:p>puits</text:p>
          </table:table-cell>
          <table:table-cell table:style-name="ce2" office:value-type="string">
            <text:p>trous cylindriques, des puits, des tunnels ou foré ou creusé jusqu'à une profondeur où l'eau, d'huile ou de gaz peut être pompé ou ramené à la surface</text:p>
          </table:table-cell>
          <table:table-cell table:style-name="ce2" office:value-type="string">
            <text:p>WLLS</text:p>
          </table:table-cell>
          <table:table-cell table:style-name="ce2" office:value-type="string">
            <text:p>wells</text:p>
          </table:table-cell>
          <table:table-cell table:style-name="ce2" office:value-type="string">
            <text:p>cylindrical holes, pits, or tunnels drilled or dug down to a depth from which water, oil, or gas can be pumped or brought to the surface</text:p>
          </table:table-cell>
          <table:table-cell table:formula="of:=CONCATENATE(&quot;&lt;message&gt;&lt;source&gt;&quot;;[.E159];&quot;&lt;/source&gt;&lt;translation&gt;&quot;;[.B159];&quot;&lt;/translation&gt;&lt;/message&gt;&quot;)" office:value-type="string" office:string-value="&lt;message&gt;&lt;source&gt;wells&lt;/source&gt;&lt;translation&gt;puits&lt;/translation&gt;&lt;/message&gt;">
            <text:p>&lt;message&gt;&lt;source&gt;wells&lt;/source&gt;&lt;translation&gt;puits&lt;/translation&gt;&lt;/message&gt;</text:p>
          </table:table-cell>
          <table:table-cell table:number-columns-repeated="1017"/>
        </table:table-row>
        <table:table-row table:style-name="ro1">
          <table:table-cell table:style-name="ce3" office:value-type="string">
            <text:p>WTLD</text:p>
          </table:table-cell>
          <table:table-cell table:style-name="ce3" office:value-type="string">
            <text:p>des zones humides</text:p>
          </table:table-cell>
          <table:table-cell table:style-name="ce3" office:value-type="string">
            <text:p>une zone sujette aux inondations, généralement caractérisées par des tourbières, marais, marécage ou de la végétation</text:p>
          </table:table-cell>
          <table:table-cell table:style-name="ce3" office:value-type="string">
            <text:p>WTLD</text:p>
          </table:table-cell>
          <table:table-cell table:style-name="ce3" office:value-type="string">
            <text:p>wetland</text:p>
          </table:table-cell>
          <table:table-cell table:style-name="ce3" office:value-type="string">
            <text:p>an area subject to inundation, usually characterized by bog, marsh, or swamp vegetation</text:p>
          </table:table-cell>
          <table:table-cell table:formula="of:=CONCATENATE(&quot;&lt;message&gt;&lt;source&gt;&quot;;[.E160];&quot;&lt;/source&gt;&lt;translation&gt;&quot;;[.B160];&quot;&lt;/translation&gt;&lt;/message&gt;&quot;)" office:value-type="string" office:string-value="&lt;message&gt;&lt;source&gt;wetland&lt;/source&gt;&lt;translation&gt;des zones humides&lt;/translation&gt;&lt;/message&gt;">
            <text:p>&lt;message&gt;&lt;source&gt;wetland&lt;/source&gt;&lt;translation&gt;des zones humides&lt;/translation&gt;&lt;/message&gt;</text:p>
          </table:table-cell>
          <table:table-cell table:number-columns-repeated="1017"/>
        </table:table-row>
        <table:table-row table:style-name="ro1">
          <table:table-cell table:style-name="ce2" office:value-type="string">
            <text:p>WTLDI</text:p>
          </table:table-cell>
          <table:table-cell table:style-name="ce2" office:value-type="string">
            <text:p>des zones humides intermittentes</text:p>
          </table:table-cell>
          <table:table-cell table:style-name="ce2"/>
          <table:table-cell table:style-name="ce2" office:value-type="string">
            <text:p>WTLDI</text:p>
          </table:table-cell>
          <table:table-cell table:style-name="ce2" office:value-type="string">
            <text:p>intermittent wetland</text:p>
          </table:table-cell>
          <table:table-cell table:style-name="ce2"/>
          <table:table-cell table:formula="of:=CONCATENATE(&quot;&lt;message&gt;&lt;source&gt;&quot;;[.E161];&quot;&lt;/source&gt;&lt;translation&gt;&quot;;[.B161];&quot;&lt;/translation&gt;&lt;/message&gt;&quot;)" office:value-type="string" office:string-value="&lt;message&gt;&lt;source&gt;intermittent wetland&lt;/source&gt;&lt;translation&gt;des zones humides intermittentes&lt;/translation&gt;&lt;/message&gt;">
            <text:p>&lt;message&gt;&lt;source&gt;intermittent wetland&lt;/source&gt;&lt;translation&gt;des zones humides intermittentes&lt;/translation&gt;&lt;/message&gt;</text:p>
          </table:table-cell>
          <table:table-cell table:number-columns-repeated="1017"/>
        </table:table-row>
        <table:table-row table:style-name="ro1">
          <table:table-cell table:style-name="ce3" office:value-type="string">
            <text:p>WTRC</text:p>
          </table:table-cell>
          <table:table-cell table:style-name="ce3" office:value-type="string">
            <text:p>cours d'eau</text:p>
          </table:table-cell>
          <table:table-cell table:style-name="ce3" office:value-type="string">
            <text:p>un produit naturel, bien défini canal produit par l'écoulement de l'eau, ou un canal artificiel conçu pour transporter l'eau qui coule</text:p>
          </table:table-cell>
          <table:table-cell table:style-name="ce3" office:value-type="string">
            <text:p>WTRC</text:p>
          </table:table-cell>
          <table:table-cell table:style-name="ce3" office:value-type="string">
            <text:p>watercourse</text:p>
          </table:table-cell>
          <table:table-cell table:style-name="ce3" office:value-type="string">
            <text:p>a natural, well-defined channel produced by flowing water, or an artificial channel designed to carry flowing water</text:p>
          </table:table-cell>
          <table:table-cell table:formula="of:=CONCATENATE(&quot;&lt;message&gt;&lt;source&gt;&quot;;[.E162];&quot;&lt;/source&gt;&lt;translation&gt;&quot;;[.B162];&quot;&lt;/translation&gt;&lt;/message&gt;&quot;)" office:value-type="string" office:string-value="&lt;message&gt;&lt;source&gt;watercourse&lt;/source&gt;&lt;translation&gt;cours d'eau&lt;/translation&gt;&lt;/message&gt;">
            <text:p>&lt;message&gt;&lt;source&gt;watercourse&lt;/source&gt;&lt;translation&gt;cours d'eau&lt;/translation&gt;&lt;/message&gt;</text:p>
          </table:table-cell>
          <table:table-cell table:number-columns-repeated="1017"/>
        </table:table-row>
        <table:table-row table:style-name="ro1">
          <table:table-cell table:style-name="ce2" office:value-type="string">
            <text:p>WTRH</text:p>
          </table:table-cell>
          <table:table-cell table:style-name="ce2" office:value-type="string">
            <text:p>mare (s)</text:p>
          </table:table-cell>
          <table:table-cell table:style-name="ce2" office:value-type="string">
            <text:p>un trou naturel, la dépression creuse, ou un petit contenant de l'eau, utilisée par l'homme et les animaux, en particulier dans les zones arides</text:p>
          </table:table-cell>
          <table:table-cell table:style-name="ce2" office:value-type="string">
            <text:p>WTRH</text:p>
          </table:table-cell>
          <table:table-cell table:style-name="ce2" office:value-type="string">
            <text:p>waterhole(s)</text:p>
          </table:table-cell>
          <table:table-cell table:style-name="ce2" office:value-type="string">
            <text:p>a natural hole, hollow, or small depression that contains water, used by man and animals, especially in arid areas</text:p>
          </table:table-cell>
          <table:table-cell table:formula="of:=CONCATENATE(&quot;&lt;message&gt;&lt;source&gt;&quot;;[.E163];&quot;&lt;/source&gt;&lt;translation&gt;&quot;;[.B163];&quot;&lt;/translation&gt;&lt;/message&gt;&quot;)" office:value-type="string" office:string-value="&lt;message&gt;&lt;source&gt;waterhole(s)&lt;/source&gt;&lt;translation&gt;mare (s)&lt;/translation&gt;&lt;/message&gt;">
            <text:p>&lt;message&gt;&lt;source&gt;waterhole(s)&lt;/source&gt;&lt;translation&gt;mare (s)&lt;/translation&gt;&lt;/message&gt;</text:p>
          </table:table-cell>
          <table:table-cell table:number-columns-repeated="1017"/>
        </table:table-row>
        <table:table-row table:style-name="ro1">
          <table:table-cell table:style-name="ce5" table:number-columns-repeated="6"/>
          <table:table-cell table:number-columns-repeated="1018"/>
        </table:table-row>
        <table:table-row table:style-name="ro1">
          <table:table-cell table:style-name="ce1" office:value-type="string" table:number-columns-spanned="3" table:number-rows-spanned="1">
            <text:p>P ville, localité, ...</text:p>
          </table:table-cell>
          <table:covered-table-cell table:number-columns-repeated="2"/>
          <table:table-cell table:style-name="ce1" office:value-type="string" table:number-columns-spanned="3" table:number-rows-spanned="1">
            <text:p>P city, village,...</text:p>
          </table:table-cell>
          <table:covered-table-cell table:number-columns-repeated="2"/>
          <table:table-cell table:number-columns-repeated="1018"/>
        </table:table-row>
        <table:table-row table:style-name="ro1">
          <table:table-cell table:style-name="ce2" office:value-type="string">
            <text:p>PPL</text:p>
          </table:table-cell>
          <table:table-cell table:style-name="ce2" office:value-type="string">
            <text:p>lieu habité</text:p>
          </table:table-cell>
          <table:table-cell table:style-name="ce2" office:value-type="string">
            <text:p>agglomération de la ville, ville, village, ou d'autres bâtiments où les gens vivent et travaillent</text:p>
          </table:table-cell>
          <table:table-cell table:style-name="ce2" office:value-type="string">
            <text:p>PPL</text:p>
          </table:table-cell>
          <table:table-cell table:style-name="ce2" office:value-type="string">
            <text:p>populated place</text:p>
          </table:table-cell>
          <table:table-cell table:style-name="ce2" office:value-type="string">
            <text:p>a city, town, village, or other agglomeration of buildings where people live and work</text:p>
          </table:table-cell>
          <table:table-cell table:formula="of:=CONCATENATE(&quot;&lt;message&gt;&lt;source&gt;&quot;;[.E166];&quot;&lt;/source&gt;&lt;translation&gt;&quot;;[.B166];&quot;&lt;/translation&gt;&lt;/message&gt;&quot;)" office:value-type="string" office:string-value="&lt;message&gt;&lt;source&gt;populated place&lt;/source&gt;&lt;translation&gt;lieu habité&lt;/translation&gt;&lt;/message&gt;">
            <text:p>&lt;message&gt;&lt;source&gt;populated place&lt;/source&gt;&lt;translation&gt;lieu habité&lt;/translation&gt;&lt;/message&gt;</text:p>
          </table:table-cell>
          <table:table-cell table:number-columns-repeated="1017"/>
        </table:table-row>
        <table:table-row table:style-name="ro1">
          <table:table-cell table:style-name="ce3" office:value-type="string">
            <text:p>PPLA</text:p>
          </table:table-cell>
          <table:table-cell table:style-name="ce3" office:value-type="string">
            <text:p>siège d'une division administrative de premier ordre</text:p>
          </table:table-cell>
          <table:table-cell table:style-name="ce3" office:value-type="string">
            <text:p>siège d'une division administrative de premier ordre (PPLC l'emporte sur PPLA)</text:p>
          </table:table-cell>
          <table:table-cell table:style-name="ce3" office:value-type="string">
            <text:p>PPLA</text:p>
          </table:table-cell>
          <table:table-cell table:style-name="ce3" office:value-type="string">
            <text:p>seat of a first-order administrative division</text:p>
          </table:table-cell>
          <table:table-cell table:style-name="ce3" office:value-type="string">
            <text:p>seat of a first-order administrative division (PPLC takes precedence over PPLA)</text:p>
          </table:table-cell>
          <table:table-cell table:formula="of:=CONCATENATE(&quot;&lt;message&gt;&lt;source&gt;&quot;;[.E167];&quot;&lt;/source&gt;&lt;translation&gt;&quot;;[.B167];&quot;&lt;/translation&gt;&lt;/message&gt;&quot;)" office:value-type="string" office:string-value="&lt;message&gt;&lt;source&gt;seat of a first-order administrative division&lt;/source&gt;&lt;translation&gt;siège d'une division administrative de premier ordre&lt;/translation&gt;&lt;/message&gt;">
            <text:p>&lt;message&gt;&lt;source&gt;seat of a first-order administrative division&lt;/source&gt;&lt;translation&gt;siège d'une division administrative de premier ordre&lt;/translation&gt;&lt;/message&gt;</text:p>
          </table:table-cell>
          <table:table-cell table:number-columns-repeated="1017"/>
        </table:table-row>
        <table:table-row table:style-name="ro1">
          <table:table-cell table:style-name="ce2" office:value-type="string">
            <text:p>PPLA2</text:p>
          </table:table-cell>
          <table:table-cell table:style-name="ce2" office:value-type="string">
            <text:p>siège d'une division administrative de second ordre</text:p>
          </table:table-cell>
          <table:table-cell table:style-name="ce2"/>
          <table:table-cell table:style-name="ce2" office:value-type="string">
            <text:p>PPLA2</text:p>
          </table:table-cell>
          <table:table-cell table:style-name="ce2" office:value-type="string">
            <text:p>seat of a second-order administrative division</text:p>
          </table:table-cell>
          <table:table-cell table:style-name="ce2"/>
          <table:table-cell table:formula="of:=CONCATENATE(&quot;&lt;message&gt;&lt;source&gt;&quot;;[.E168];&quot;&lt;/source&gt;&lt;translation&gt;&quot;;[.B168];&quot;&lt;/translation&gt;&lt;/message&gt;&quot;)" office:value-type="string" office:string-value="&lt;message&gt;&lt;source&gt;seat of a second-order administrative division&lt;/source&gt;&lt;translation&gt;siège d'une division administrative de second ordre&lt;/translation&gt;&lt;/message&gt;">
            <text:p>&lt;message&gt;&lt;source&gt;seat of a second-order administrative division&lt;/source&gt;&lt;translation&gt;siège d'une division administrative de second ordre&lt;/translation&gt;&lt;/message&gt;</text:p>
          </table:table-cell>
          <table:table-cell table:number-columns-repeated="1017"/>
        </table:table-row>
        <table:table-row table:style-name="ro1">
          <table:table-cell table:style-name="ce3" office:value-type="string">
            <text:p>PPLA3</text:p>
          </table:table-cell>
          <table:table-cell table:style-name="ce3" office:value-type="string">
            <text:p>siège d'une division administrative de troisième ordre</text:p>
          </table:table-cell>
          <table:table-cell table:style-name="ce3"/>
          <table:table-cell table:style-name="ce3" office:value-type="string">
            <text:p>PPLA3</text:p>
          </table:table-cell>
          <table:table-cell table:style-name="ce3" office:value-type="string">
            <text:p>seat of a third-order administrative division</text:p>
          </table:table-cell>
          <table:table-cell table:style-name="ce3"/>
          <table:table-cell table:formula="of:=CONCATENATE(&quot;&lt;message&gt;&lt;source&gt;&quot;;[.E169];&quot;&lt;/source&gt;&lt;translation&gt;&quot;;[.B169];&quot;&lt;/translation&gt;&lt;/message&gt;&quot;)" office:value-type="string" office:string-value="&lt;message&gt;&lt;source&gt;seat of a third-order administrative division&lt;/source&gt;&lt;translation&gt;siège d'une division administrative de troisième ordre&lt;/translation&gt;&lt;/message&gt;">
            <text:p>&lt;message&gt;&lt;source&gt;seat of a third-order administrative division&lt;/source&gt;&lt;translation&gt;siège d'une division administrative de troisième ordre&lt;/translation&gt;&lt;/message&gt;</text:p>
          </table:table-cell>
          <table:table-cell table:number-columns-repeated="1017"/>
        </table:table-row>
        <table:table-row table:style-name="ro1">
          <table:table-cell table:style-name="ce2" office:value-type="string">
            <text:p>PPLA4</text:p>
          </table:table-cell>
          <table:table-cell table:style-name="ce2" office:value-type="string">
            <text:p>siège d'une division administrative du quatrième ordre</text:p>
          </table:table-cell>
          <table:table-cell table:style-name="ce2"/>
          <table:table-cell table:style-name="ce2" office:value-type="string">
            <text:p>PPLA4</text:p>
          </table:table-cell>
          <table:table-cell table:style-name="ce2" office:value-type="string">
            <text:p>seat of a fourth-order administrative division</text:p>
          </table:table-cell>
          <table:table-cell table:style-name="ce2"/>
          <table:table-cell table:formula="of:=CONCATENATE(&quot;&lt;message&gt;&lt;source&gt;&quot;;[.E170];&quot;&lt;/source&gt;&lt;translation&gt;&quot;;[.B170];&quot;&lt;/translation&gt;&lt;/message&gt;&quot;)" office:value-type="string" office:string-value="&lt;message&gt;&lt;source&gt;seat of a fourth-order administrative division&lt;/source&gt;&lt;translation&gt;siège d'une division administrative du quatrième ordre&lt;/translation&gt;&lt;/message&gt;">
            <text:p>&lt;message&gt;&lt;source&gt;seat of a fourth-order administrative division&lt;/source&gt;&lt;translation&gt;siège d'une division administrative du quatrième ordre&lt;/translation&gt;&lt;/message&gt;</text:p>
          </table:table-cell>
          <table:table-cell table:number-columns-repeated="1017"/>
        </table:table-row>
        <table:table-row table:style-name="ro1">
          <table:table-cell table:style-name="ce3" office:value-type="string">
            <text:p>PPLC</text:p>
          </table:table-cell>
          <table:table-cell table:style-name="ce3" office:value-type="string">
            <text:p>capital d'une entité politique</text:p>
          </table:table-cell>
          <table:table-cell table:style-name="ce3"/>
          <table:table-cell table:style-name="ce3" office:value-type="string">
            <text:p>PPLC</text:p>
          </table:table-cell>
          <table:table-cell table:style-name="ce3" office:value-type="string">
            <text:p>capital of a political entity</text:p>
          </table:table-cell>
          <table:table-cell table:style-name="ce3"/>
          <table:table-cell table:formula="of:=CONCATENATE(&quot;&lt;message&gt;&lt;source&gt;&quot;;[.E171];&quot;&lt;/source&gt;&lt;translation&gt;&quot;;[.B171];&quot;&lt;/translation&gt;&lt;/message&gt;&quot;)" office:value-type="string" office:string-value="&lt;message&gt;&lt;source&gt;capital of a political entity&lt;/source&gt;&lt;translation&gt;capital d'une entité politique&lt;/translation&gt;&lt;/message&gt;">
            <text:p>&lt;message&gt;&lt;source&gt;capital of a political entity&lt;/source&gt;&lt;translation&gt;capital d'une entité politique&lt;/translation&gt;&lt;/message&gt;</text:p>
          </table:table-cell>
          <table:table-cell table:number-columns-repeated="1017"/>
        </table:table-row>
        <table:table-row table:style-name="ro1">
          <table:table-cell table:style-name="ce2" office:value-type="string">
            <text:p>PPLCH</text:p>
          </table:table-cell>
          <table:table-cell table:style-name="ce2" office:value-type="string">
            <text:p>capitale historique d'une entité politique</text:p>
          </table:table-cell>
          <table:table-cell table:style-name="ce2" office:value-type="string">
            <text:p>une ancienne capitale d'une entité politique</text:p>
          </table:table-cell>
          <table:table-cell table:style-name="ce2" office:value-type="string">
            <text:p>PPLCH</text:p>
          </table:table-cell>
          <table:table-cell table:style-name="ce2" office:value-type="string">
            <text:p>historical capital of a political entity</text:p>
          </table:table-cell>
          <table:table-cell table:style-name="ce2" office:value-type="string">
            <text:p>a former capital of a political entity</text:p>
          </table:table-cell>
          <table:table-cell table:formula="of:=CONCATENATE(&quot;&lt;message&gt;&lt;source&gt;&quot;;[.E172];&quot;&lt;/source&gt;&lt;translation&gt;&quot;;[.B172];&quot;&lt;/translation&gt;&lt;/message&gt;&quot;)" office:value-type="string" office:string-value="&lt;message&gt;&lt;source&gt;historical capital of a political entity&lt;/source&gt;&lt;translation&gt;capitale historique d'une entité politique&lt;/translation&gt;&lt;/message&gt;">
            <text:p>&lt;message&gt;&lt;source&gt;historical capital of a political entity&lt;/source&gt;&lt;translation&gt;capitale historique d'une entité politique&lt;/translation&gt;&lt;/message&gt;</text:p>
          </table:table-cell>
          <table:table-cell table:number-columns-repeated="1017"/>
        </table:table-row>
        <table:table-row table:style-name="ro1">
          <table:table-cell table:style-name="ce3" office:value-type="string">
            <text:p>PPLF</text:p>
          </table:table-cell>
          <table:table-cell table:style-name="ce3" office:value-type="string">
            <text:p>village de ferme</text:p>
          </table:table-cell>
          <table:table-cell table:style-name="ce3" office:value-type="string">
            <text:p>un lieu habité où la population est largement engagée dans des activités agricoles</text:p>
          </table:table-cell>
          <table:table-cell table:style-name="ce3" office:value-type="string">
            <text:p>PPLF</text:p>
          </table:table-cell>
          <table:table-cell table:style-name="ce3" office:value-type="string">
            <text:p>farm village</text:p>
          </table:table-cell>
          <table:table-cell table:style-name="ce3" office:value-type="string">
            <text:p>a populated place where the population is largely engaged in agricultural activities</text:p>
          </table:table-cell>
          <table:table-cell table:formula="of:=CONCATENATE(&quot;&lt;message&gt;&lt;source&gt;&quot;;[.E173];&quot;&lt;/source&gt;&lt;translation&gt;&quot;;[.B173];&quot;&lt;/translation&gt;&lt;/message&gt;&quot;)" office:value-type="string" office:string-value="&lt;message&gt;&lt;source&gt;farm village&lt;/source&gt;&lt;translation&gt;village de ferme&lt;/translation&gt;&lt;/message&gt;">
            <text:p>&lt;message&gt;&lt;source&gt;farm village&lt;/source&gt;&lt;translation&gt;village de ferme&lt;/translation&gt;&lt;/message&gt;</text:p>
          </table:table-cell>
          <table:table-cell table:number-columns-repeated="1017"/>
        </table:table-row>
        <table:table-row table:style-name="ro1">
          <table:table-cell table:style-name="ce2" office:value-type="string">
            <text:p>PPLG</text:p>
          </table:table-cell>
          <table:table-cell table:style-name="ce2" office:value-type="string">
            <text:p>siège du gouvernement d'une entité politique</text:p>
          </table:table-cell>
          <table:table-cell table:style-name="ce2"/>
          <table:table-cell table:style-name="ce2" office:value-type="string">
            <text:p>PPLG</text:p>
          </table:table-cell>
          <table:table-cell table:style-name="ce2" office:value-type="string">
            <text:p>seat of government of a political entity</text:p>
          </table:table-cell>
          <table:table-cell table:style-name="ce2"/>
          <table:table-cell table:formula="of:=CONCATENATE(&quot;&lt;message&gt;&lt;source&gt;&quot;;[.E174];&quot;&lt;/source&gt;&lt;translation&gt;&quot;;[.B174];&quot;&lt;/translation&gt;&lt;/message&gt;&quot;)" office:value-type="string" office:string-value="&lt;message&gt;&lt;source&gt;seat of government of a political entity&lt;/source&gt;&lt;translation&gt;siège du gouvernement d'une entité politique&lt;/translation&gt;&lt;/message&gt;">
            <text:p>&lt;message&gt;&lt;source&gt;seat of government of a political entity&lt;/source&gt;&lt;translation&gt;siège du gouvernement d'une entité politique&lt;/translation&gt;&lt;/message&gt;</text:p>
          </table:table-cell>
          <table:table-cell table:number-columns-repeated="1017"/>
        </table:table-row>
        <table:table-row table:style-name="ro1">
          <table:table-cell table:style-name="ce3" office:value-type="string">
            <text:p>PPLH</text:p>
          </table:table-cell>
          <table:table-cell table:style-name="ce3" office:value-type="string">
            <text:p>historique lieu habité</text:p>
          </table:table-cell>
          <table:table-cell table:style-name="ce3" office:value-type="string">
            <text:p>un lieu habité qui n'existe plus</text:p>
          </table:table-cell>
          <table:table-cell table:style-name="ce3" office:value-type="string">
            <text:p>PPLH</text:p>
          </table:table-cell>
          <table:table-cell table:style-name="ce3" office:value-type="string">
            <text:p>historical populated place</text:p>
          </table:table-cell>
          <table:table-cell table:style-name="ce3" office:value-type="string">
            <text:p>a populated place that no longer exists</text:p>
          </table:table-cell>
          <table:table-cell table:formula="of:=CONCATENATE(&quot;&lt;message&gt;&lt;source&gt;&quot;;[.E175];&quot;&lt;/source&gt;&lt;translation&gt;&quot;;[.B175];&quot;&lt;/translation&gt;&lt;/message&gt;&quot;)" office:value-type="string" office:string-value="&lt;message&gt;&lt;source&gt;historical populated place&lt;/source&gt;&lt;translation&gt;historique lieu habité&lt;/translation&gt;&lt;/message&gt;">
            <text:p>&lt;message&gt;&lt;source&gt;historical populated place&lt;/source&gt;&lt;translation&gt;historique lieu habité&lt;/translation&gt;&lt;/message&gt;</text:p>
          </table:table-cell>
          <table:table-cell table:number-columns-repeated="1017"/>
        </table:table-row>
        <table:table-row table:style-name="ro1">
          <table:table-cell table:style-name="ce2" office:value-type="string">
            <text:p>PPLL</text:p>
          </table:table-cell>
          <table:table-cell table:style-name="ce2" office:value-type="string">
            <text:p>localité peuplée</text:p>
          </table:table-cell>
          <table:table-cell table:style-name="ce2" office:value-type="string">
            <text:p>une zone semblable à une localité, mais avec un petit groupe d'habitations ou d'autres bâtiments</text:p>
          </table:table-cell>
          <table:table-cell table:style-name="ce2" office:value-type="string">
            <text:p>PPLL</text:p>
          </table:table-cell>
          <table:table-cell table:style-name="ce2" office:value-type="string">
            <text:p>populated locality</text:p>
          </table:table-cell>
          <table:table-cell table:style-name="ce2" office:value-type="string">
            <text:p>an area similar to a locality but with a small group of dwellings or other buildings</text:p>
          </table:table-cell>
          <table:table-cell table:formula="of:=CONCATENATE(&quot;&lt;message&gt;&lt;source&gt;&quot;;[.E176];&quot;&lt;/source&gt;&lt;translation&gt;&quot;;[.B176];&quot;&lt;/translation&gt;&lt;/message&gt;&quot;)" office:value-type="string" office:string-value="&lt;message&gt;&lt;source&gt;populated locality&lt;/source&gt;&lt;translation&gt;localité peuplée&lt;/translation&gt;&lt;/message&gt;">
            <text:p>&lt;message&gt;&lt;source&gt;populated locality&lt;/source&gt;&lt;translation&gt;localité peuplée&lt;/translation&gt;&lt;/message&gt;</text:p>
          </table:table-cell>
          <table:table-cell table:number-columns-repeated="1017"/>
        </table:table-row>
        <table:table-row table:style-name="ro1">
          <table:table-cell table:style-name="ce3" office:value-type="string">
            <text:p>PPLQ</text:p>
          </table:table-cell>
          <table:table-cell table:style-name="ce3" office:value-type="string">
            <text:p>abandonnés lieux habités</text:p>
          </table:table-cell>
          <table:table-cell table:style-name="ce3"/>
          <table:table-cell table:style-name="ce3" office:value-type="string">
            <text:p>PPLQ</text:p>
          </table:table-cell>
          <table:table-cell table:style-name="ce3" office:value-type="string">
            <text:p>abandoned populated place</text:p>
          </table:table-cell>
          <table:table-cell table:style-name="ce3"/>
          <table:table-cell table:formula="of:=CONCATENATE(&quot;&lt;message&gt;&lt;source&gt;&quot;;[.E177];&quot;&lt;/source&gt;&lt;translation&gt;&quot;;[.B177];&quot;&lt;/translation&gt;&lt;/message&gt;&quot;)" office:value-type="string" office:string-value="&lt;message&gt;&lt;source&gt;abandoned populated place&lt;/source&gt;&lt;translation&gt;abandonnés lieux habités&lt;/translation&gt;&lt;/message&gt;">
            <text:p>&lt;message&gt;&lt;source&gt;abandoned populated place&lt;/source&gt;&lt;translation&gt;abandonnés lieux habités&lt;/translation&gt;&lt;/message&gt;</text:p>
          </table:table-cell>
          <table:table-cell table:number-columns-repeated="1017"/>
        </table:table-row>
        <table:table-row table:style-name="ro1">
          <table:table-cell table:style-name="ce2" office:value-type="string">
            <text:p>PPLR</text:p>
          </table:table-cell>
          <table:table-cell table:style-name="ce2" office:value-type="string">
            <text:p>religieuse lieu habité</text:p>
          </table:table-cell>
          <table:table-cell table:style-name="ce2" office:value-type="string">
            <text:p>un lieu habité, dont la population est largement engagé dans les professions religieuses</text:p>
          </table:table-cell>
          <table:table-cell table:style-name="ce2" office:value-type="string">
            <text:p>PPLR</text:p>
          </table:table-cell>
          <table:table-cell table:style-name="ce2" office:value-type="string">
            <text:p>religious populated place</text:p>
          </table:table-cell>
          <table:table-cell table:style-name="ce2" office:value-type="string">
            <text:p>a populated place whose population is largely engaged in religious occupations</text:p>
          </table:table-cell>
          <table:table-cell table:formula="of:=CONCATENATE(&quot;&lt;message&gt;&lt;source&gt;&quot;;[.E178];&quot;&lt;/source&gt;&lt;translation&gt;&quot;;[.B178];&quot;&lt;/translation&gt;&lt;/message&gt;&quot;)" office:value-type="string" office:string-value="&lt;message&gt;&lt;source&gt;religious populated place&lt;/source&gt;&lt;translation&gt;religieuse lieu habité&lt;/translation&gt;&lt;/message&gt;">
            <text:p>&lt;message&gt;&lt;source&gt;religious populated place&lt;/source&gt;&lt;translation&gt;religieuse lieu habité&lt;/translation&gt;&lt;/message&gt;</text:p>
          </table:table-cell>
          <table:table-cell table:number-columns-repeated="1017"/>
        </table:table-row>
        <table:table-row table:style-name="ro1">
          <table:table-cell table:style-name="ce3" office:value-type="string">
            <text:p>PPLS</text:p>
          </table:table-cell>
          <table:table-cell table:style-name="ce3" office:value-type="string">
            <text:p>les lieux habités</text:p>
          </table:table-cell>
          <table:table-cell table:style-name="ce3" office:value-type="string">
            <text:p>villes, villages, agglomérations ou d'autres bâtiments où les gens vivent et travaillent</text:p>
          </table:table-cell>
          <table:table-cell table:style-name="ce3" office:value-type="string">
            <text:p>PPLS</text:p>
          </table:table-cell>
          <table:table-cell table:style-name="ce3" office:value-type="string">
            <text:p>populated places</text:p>
          </table:table-cell>
          <table:table-cell table:style-name="ce3" office:value-type="string">
            <text:p>cities, towns, villages, or other agglomerations of buildings where people live and work</text:p>
          </table:table-cell>
          <table:table-cell table:formula="of:=CONCATENATE(&quot;&lt;message&gt;&lt;source&gt;&quot;;[.E179];&quot;&lt;/source&gt;&lt;translation&gt;&quot;;[.B179];&quot;&lt;/translation&gt;&lt;/message&gt;&quot;)" office:value-type="string" office:string-value="&lt;message&gt;&lt;source&gt;populated places&lt;/source&gt;&lt;translation&gt;les lieux habités&lt;/translation&gt;&lt;/message&gt;">
            <text:p>&lt;message&gt;&lt;source&gt;populated places&lt;/source&gt;&lt;translation&gt;les lieux habités&lt;/translation&gt;&lt;/message&gt;</text:p>
          </table:table-cell>
          <table:table-cell table:number-columns-repeated="1017"/>
        </table:table-row>
        <table:table-row table:style-name="ro1">
          <table:table-cell table:style-name="ce2" office:value-type="string">
            <text:p>PPLW</text:p>
          </table:table-cell>
          <table:table-cell table:style-name="ce2" office:value-type="string">
            <text:p>détruits lieu habité</text:p>
          </table:table-cell>
          <table:table-cell table:style-name="ce2" office:value-type="string">
            <text:p>un village, une ville ou une ville détruite par une catastrophe naturelle, ou par la guerre</text:p>
          </table:table-cell>
          <table:table-cell table:style-name="ce2" office:value-type="string">
            <text:p>PPLW</text:p>
          </table:table-cell>
          <table:table-cell table:style-name="ce2" office:value-type="string">
            <text:p>destroyed populated place</text:p>
          </table:table-cell>
          <table:table-cell table:style-name="ce2" office:value-type="string">
            <text:p>a village, town or city destroyed by a natural disaster, or by war</text:p>
          </table:table-cell>
          <table:table-cell table:formula="of:=CONCATENATE(&quot;&lt;message&gt;&lt;source&gt;&quot;;[.E180];&quot;&lt;/source&gt;&lt;translation&gt;&quot;;[.B180];&quot;&lt;/translation&gt;&lt;/message&gt;&quot;)" office:value-type="string" office:string-value="&lt;message&gt;&lt;source&gt;destroyed populated place&lt;/source&gt;&lt;translation&gt;détruits lieu habité&lt;/translation&gt;&lt;/message&gt;">
            <text:p>&lt;message&gt;&lt;source&gt;destroyed populated place&lt;/source&gt;&lt;translation&gt;détruits lieu habité&lt;/translation&gt;&lt;/message&gt;</text:p>
          </table:table-cell>
          <table:table-cell table:number-columns-repeated="1017"/>
        </table:table-row>
        <table:table-row table:style-name="ro1">
          <table:table-cell table:style-name="ce3" office:value-type="string">
            <text:p>PpIX</text:p>
          </table:table-cell>
          <table:table-cell table:style-name="ce3" office:value-type="string">
            <text:p>section des lieux habités</text:p>
          </table:table-cell>
          <table:table-cell table:style-name="ce3"/>
          <table:table-cell table:style-name="ce3" office:value-type="string">
            <text:p>PPLX</text:p>
          </table:table-cell>
          <table:table-cell table:style-name="ce3" office:value-type="string">
            <text:p>section of populated place</text:p>
          </table:table-cell>
          <table:table-cell table:style-name="ce3"/>
          <table:table-cell table:formula="of:=CONCATENATE(&quot;&lt;message&gt;&lt;source&gt;&quot;;[.E181];&quot;&lt;/source&gt;&lt;translation&gt;&quot;;[.B181];&quot;&lt;/translation&gt;&lt;/message&gt;&quot;)" office:value-type="string" office:string-value="&lt;message&gt;&lt;source&gt;section of populated place&lt;/source&gt;&lt;translation&gt;section des lieux habités&lt;/translation&gt;&lt;/message&gt;">
            <text:p>&lt;message&gt;&lt;source&gt;section of populated place&lt;/source&gt;&lt;translation&gt;section des lieux habités&lt;/translation&gt;&lt;/message&gt;</text:p>
          </table:table-cell>
          <table:table-cell table:number-columns-repeated="1017"/>
        </table:table-row>
        <table:table-row table:style-name="ro1">
          <table:table-cell table:style-name="ce2" office:value-type="string">
            <text:p>Stlmt</text:p>
          </table:table-cell>
          <table:table-cell table:style-name="ce2" office:value-type="string">
            <text:p>la colonisation israélienne</text:p>
          </table:table-cell>
          <table:table-cell table:style-name="ce8"/>
          <table:table-cell table:style-name="ce2" office:value-type="string">
            <text:p>STLMT</text:p>
          </table:table-cell>
          <table:table-cell table:style-name="ce2" office:value-type="string">
            <text:p>israeli settlement</text:p>
          </table:table-cell>
          <table:table-cell table:style-name="ce8"/>
          <table:table-cell table:formula="of:=CONCATENATE(&quot;&lt;message&gt;&lt;source&gt;&quot;;[.E182];&quot;&lt;/source&gt;&lt;translation&gt;&quot;;[.B182];&quot;&lt;/translation&gt;&lt;/message&gt;&quot;)" office:value-type="string" office:string-value="&lt;message&gt;&lt;source&gt;israeli settlement&lt;/source&gt;&lt;translation&gt;la colonisation israélienne&lt;/translation&gt;&lt;/message&gt;">
            <text:p>&lt;message&gt;&lt;source&gt;israeli settlement&lt;/source&gt;&lt;translation&gt;la colonisation israélienne&lt;/translation&gt;&lt;/message&gt;</text:p>
          </table:table-cell>
          <table:table-cell table:number-columns-repeated="1017"/>
        </table:table-row>
        <table:table-row table:style-name="ro1">
          <table:table-cell table:number-columns-repeated="1024"/>
        </table:table-row>
        <table:table-row table:style-name="ro1">
          <table:table-cell table:style-name="ce6" office:value-type="string" table:number-columns-spanned="3" table:number-rows-spanned="1">
            <text:p>L parcs, région, ...</text:p>
          </table:table-cell>
          <table:covered-table-cell table:style-name="Default"/>
          <table:covered-table-cell table:style-name="Default"/>
          <table:table-cell table:number-columns-repeated="1021"/>
        </table:table-row>
        <table:table-row table:style-name="ro1">
          <table:table-cell table:style-name="ce7" office:value-type="string">
            <text:p>AGRC</text:p>
          </table:table-cell>
          <table:table-cell table:style-name="ce7" office:value-type="string">
            <text:p>colonie agricole</text:p>
          </table:table-cell>
          <table:table-cell table:style-name="ce7" office:value-type="string">
            <text:p>une parcelle de terrain réservée à la colonisation agricole</text:p>
          </table:table-cell>
          <table:table-cell table:style-name="ce7" office:value-type="string">
            <text:p>AGRC</text:p>
          </table:table-cell>
          <table:table-cell table:style-name="ce7" office:value-type="string">
            <text:p>agricultural colony</text:p>
          </table:table-cell>
          <table:table-cell table:style-name="ce7" office:value-type="string">
            <text:p>a tract of land set aside for agricultural settlement</text:p>
          </table:table-cell>
          <table:table-cell table:formula="of:=CONCATENATE(&quot;&lt;message&gt;&lt;source&gt;&quot;;[.E185];&quot;&lt;/source&gt;&lt;translation&gt;&quot;;[.B185];&quot;&lt;/translation&gt;&lt;/message&gt;&quot;)" office:value-type="string" office:string-value="&lt;message&gt;&lt;source&gt;agricultural colony&lt;/source&gt;&lt;translation&gt;colonie agricole&lt;/translation&gt;&lt;/message&gt;">
            <text:p>&lt;message&gt;&lt;source&gt;agricultural colony&lt;/source&gt;&lt;translation&gt;colonie agricole&lt;/translation&gt;&lt;/message&gt;</text:p>
          </table:table-cell>
          <table:table-cell table:number-columns-repeated="1017"/>
        </table:table-row>
        <table:table-row table:style-name="ro1">
          <table:table-cell table:style-name="ce7" office:value-type="string">
            <text:p>AMUS</text:p>
          </table:table-cell>
          <table:table-cell table:style-name="ce7" office:value-type="string">
            <text:p>parc d'attractions</text:p>
          </table:table-cell>
          <table:table-cell table:style-name="ce7" office:value-type="string">
            <text:p>Parc d'attractions des parcs à thème, parcs d'aventure offrant des divertissements, similaires à foraines, mais avec un emplacement fixe</text:p>
          </table:table-cell>
          <table:table-cell table:style-name="ce7" office:value-type="string">
            <text:p>AMUS</text:p>
          </table:table-cell>
          <table:table-cell table:style-name="ce7" office:value-type="string">
            <text:p>amusement park</text:p>
          </table:table-cell>
          <table:table-cell table:style-name="ce7" office:value-type="string">
            <text:p>Amusement Park are theme parks, adventure parks offering entertainment, similar to funfairs but with a fix location</text:p>
          </table:table-cell>
          <table:table-cell table:formula="of:=CONCATENATE(&quot;&lt;message&gt;&lt;source&gt;&quot;;[.E186];&quot;&lt;/source&gt;&lt;translation&gt;&quot;;[.B186];&quot;&lt;/translation&gt;&lt;/message&gt;&quot;)" office:value-type="string" office:string-value="&lt;message&gt;&lt;source&gt;amusement park&lt;/source&gt;&lt;translation&gt;parc d'attractions&lt;/translation&gt;&lt;/message&gt;">
            <text:p>&lt;message&gt;&lt;source&gt;amusement park&lt;/source&gt;&lt;translation&gt;parc d'attractions&lt;/translation&gt;&lt;/message&gt;</text:p>
          </table:table-cell>
          <table:table-cell table:number-columns-repeated="1017"/>
        </table:table-row>
        <table:table-row table:style-name="ro1">
          <table:table-cell table:style-name="ce7" office:value-type="string">
            <text:p>ZONE</text:p>
          </table:table-cell>
          <table:table-cell table:style-name="ce7" office:value-type="string">
            <text:p>zone</text:p>
          </table:table-cell>
          <table:table-cell table:style-name="ce7" office:value-type="string">
            <text:p>une parcelle de terrain sans caractère homogène ou limites</text:p>
          </table:table-cell>
          <table:table-cell table:style-name="ce7" office:value-type="string">
            <text:p>AREA</text:p>
          </table:table-cell>
          <table:table-cell table:style-name="ce7" office:value-type="string">
            <text:p>area</text:p>
          </table:table-cell>
          <table:table-cell table:style-name="ce7" office:value-type="string">
            <text:p>a tract of land without homogeneous character or boundaries</text:p>
          </table:table-cell>
          <table:table-cell table:formula="of:=CONCATENATE(&quot;&lt;message&gt;&lt;source&gt;&quot;;[.E187];&quot;&lt;/source&gt;&lt;translation&gt;&quot;;[.B187];&quot;&lt;/translation&gt;&lt;/message&gt;&quot;)" office:value-type="string" office:string-value="&lt;message&gt;&lt;source&gt;area&lt;/source&gt;&lt;translation&gt;zone&lt;/translation&gt;&lt;/message&gt;">
            <text:p>&lt;message&gt;&lt;source&gt;area&lt;/source&gt;&lt;translation&gt;zone&lt;/translation&gt;&lt;/message&gt;</text:p>
          </table:table-cell>
          <table:table-cell table:number-columns-repeated="1017"/>
        </table:table-row>
        <table:table-row table:style-name="ro1">
          <table:table-cell table:style-name="ce7" office:value-type="string">
            <text:p>BSND</text:p>
          </table:table-cell>
          <table:table-cell table:style-name="ce7" office:value-type="string">
            <text:p>bassin versant</text:p>
          </table:table-cell>
          <table:table-cell table:style-name="ce7" office:value-type="string">
            <text:p>une zone drainée par un cours d'eau</text:p>
          </table:table-cell>
          <table:table-cell table:style-name="ce7" office:value-type="string">
            <text:p>BSND</text:p>
          </table:table-cell>
          <table:table-cell table:style-name="ce7" office:value-type="string">
            <text:p>drainage basin</text:p>
          </table:table-cell>
          <table:table-cell table:style-name="ce7" office:value-type="string">
            <text:p>an area drained by a stream</text:p>
          </table:table-cell>
          <table:table-cell table:formula="of:=CONCATENATE(&quot;&lt;message&gt;&lt;source&gt;&quot;;[.E188];&quot;&lt;/source&gt;&lt;translation&gt;&quot;;[.B188];&quot;&lt;/translation&gt;&lt;/message&gt;&quot;)" office:value-type="string" office:string-value="&lt;message&gt;&lt;source&gt;drainage basin&lt;/source&gt;&lt;translation&gt;bassin versant&lt;/translation&gt;&lt;/message&gt;">
            <text:p>&lt;message&gt;&lt;source&gt;drainage basin&lt;/source&gt;&lt;translation&gt;bassin versant&lt;/translation&gt;&lt;/message&gt;</text:p>
          </table:table-cell>
          <table:table-cell table:number-columns-repeated="1017"/>
        </table:table-row>
        <table:table-row table:style-name="ro1">
          <table:table-cell table:style-name="ce7" office:value-type="string">
            <text:p>BSNP</text:p>
          </table:table-cell>
          <table:table-cell table:style-name="ce7" office:value-type="string">
            <text:p>pétrole du bassin</text:p>
          </table:table-cell>
          <table:table-cell table:style-name="ce7" office:value-type="string">
            <text:p>une région où le substratum par un bassin riche en pétrole structurelle</text:p>
          </table:table-cell>
          <table:table-cell table:style-name="ce7" office:value-type="string">
            <text:p>BSNP</text:p>
          </table:table-cell>
          <table:table-cell table:style-name="ce7" office:value-type="string">
            <text:p>petroleum basin</text:p>
          </table:table-cell>
          <table:table-cell table:style-name="ce7" office:value-type="string">
            <text:p>an area underlain by an oil-rich structural basin</text:p>
          </table:table-cell>
          <table:table-cell table:formula="of:=CONCATENATE(&quot;&lt;message&gt;&lt;source&gt;&quot;;[.E189];&quot;&lt;/source&gt;&lt;translation&gt;&quot;;[.B189];&quot;&lt;/translation&gt;&lt;/message&gt;&quot;)" office:value-type="string" office:string-value="&lt;message&gt;&lt;source&gt;petroleum basin&lt;/source&gt;&lt;translation&gt;pétrole du bassin&lt;/translation&gt;&lt;/message&gt;">
            <text:p>&lt;message&gt;&lt;source&gt;petroleum basin&lt;/source&gt;&lt;translation&gt;pétrole du bassin&lt;/translation&gt;&lt;/message&gt;</text:p>
          </table:table-cell>
          <table:table-cell table:number-columns-repeated="1017"/>
        </table:table-row>
        <table:table-row table:style-name="ro1">
          <table:table-cell table:style-name="ce7" office:value-type="string">
            <text:p>BTL</text:p>
          </table:table-cell>
          <table:table-cell table:style-name="ce7" office:value-type="string">
            <text:p>champ de bataille</text:p>
          </table:table-cell>
          <table:table-cell table:style-name="ce7" office:value-type="string">
            <text:p>un site d'une bataille terrestre d'importance historique</text:p>
          </table:table-cell>
          <table:table-cell table:style-name="ce7" office:value-type="string">
            <text:p>BTL</text:p>
          </table:table-cell>
          <table:table-cell table:style-name="ce7" office:value-type="string">
            <text:p>battlefield</text:p>
          </table:table-cell>
          <table:table-cell table:style-name="ce7" office:value-type="string">
            <text:p>a site of a land battle of historical importance</text:p>
          </table:table-cell>
          <table:table-cell table:formula="of:=CONCATENATE(&quot;&lt;message&gt;&lt;source&gt;&quot;;[.E190];&quot;&lt;/source&gt;&lt;translation&gt;&quot;;[.B190];&quot;&lt;/translation&gt;&lt;/message&gt;&quot;)" office:value-type="string" office:string-value="&lt;message&gt;&lt;source&gt;battlefield&lt;/source&gt;&lt;translation&gt;champ de bataille&lt;/translation&gt;&lt;/message&gt;">
            <text:p>&lt;message&gt;&lt;source&gt;battlefield&lt;/source&gt;&lt;translation&gt;champ de bataille&lt;/translation&gt;&lt;/message&gt;</text:p>
          </table:table-cell>
          <table:table-cell table:number-columns-repeated="1017"/>
        </table:table-row>
        <table:table-row table:style-name="ro1">
          <table:table-cell table:style-name="ce7" office:value-type="string">
            <text:p>CLG</text:p>
          </table:table-cell>
          <table:table-cell table:style-name="ce7" office:value-type="string">
            <text:p>défrichement</text:p>
          </table:table-cell>
          <table:table-cell table:style-name="ce7" office:value-type="string">
            <text:p>un domaine dans une forêt avec des arbres abattus</text:p>
          </table:table-cell>
          <table:table-cell table:style-name="ce7" office:value-type="string">
            <text:p>CLG</text:p>
          </table:table-cell>
          <table:table-cell table:style-name="ce7" office:value-type="string">
            <text:p>clearing</text:p>
          </table:table-cell>
          <table:table-cell table:style-name="ce7" office:value-type="string">
            <text:p>an area in a forest with trees removed</text:p>
          </table:table-cell>
          <table:table-cell table:formula="of:=CONCATENATE(&quot;&lt;message&gt;&lt;source&gt;&quot;;[.E191];&quot;&lt;/source&gt;&lt;translation&gt;&quot;;[.B191];&quot;&lt;/translation&gt;&lt;/message&gt;&quot;)" office:value-type="string" office:string-value="&lt;message&gt;&lt;source&gt;clearing&lt;/source&gt;&lt;translation&gt;défrichement&lt;/translation&gt;&lt;/message&gt;">
            <text:p>&lt;message&gt;&lt;source&gt;clearing&lt;/source&gt;&lt;translation&gt;défrichement&lt;/translation&gt;&lt;/message&gt;</text:p>
          </table:table-cell>
          <table:table-cell table:number-columns-repeated="1017"/>
        </table:table-row>
        <table:table-row table:style-name="ro1">
          <table:table-cell table:style-name="ce7" office:value-type="string">
            <text:p>CMN</text:p>
          </table:table-cell>
          <table:table-cell table:style-name="ce7" office:value-type="string">
            <text:p>commun</text:p>
          </table:table-cell>
          <table:table-cell table:style-name="ce7" office:value-type="string">
            <text:p>un parc ou un pâturage à des fins communautaires</text:p>
          </table:table-cell>
          <table:table-cell table:style-name="ce7" office:value-type="string">
            <text:p>CMN</text:p>
          </table:table-cell>
          <table:table-cell table:style-name="ce7" office:value-type="string">
            <text:p>common</text:p>
          </table:table-cell>
          <table:table-cell table:style-name="ce7" office:value-type="string">
            <text:p>a park or pasture for community use</text:p>
          </table:table-cell>
          <table:table-cell table:formula="of:=CONCATENATE(&quot;&lt;message&gt;&lt;source&gt;&quot;;[.E192];&quot;&lt;/source&gt;&lt;translation&gt;&quot;;[.B192];&quot;&lt;/translation&gt;&lt;/message&gt;&quot;)" office:value-type="string" office:string-value="&lt;message&gt;&lt;source&gt;common&lt;/source&gt;&lt;translation&gt;commun&lt;/translation&gt;&lt;/message&gt;">
            <text:p>&lt;message&gt;&lt;source&gt;common&lt;/source&gt;&lt;translation&gt;commun&lt;/translation&gt;&lt;/message&gt;</text:p>
          </table:table-cell>
          <table:table-cell table:number-columns-repeated="1017"/>
        </table:table-row>
        <table:table-row table:style-name="ro1">
          <table:table-cell table:style-name="ce7" office:value-type="string">
            <text:p>SNC</text:p>
          </table:table-cell>
          <table:table-cell table:style-name="ce7" office:value-type="string">
            <text:p>zone de concession</text:p>
          </table:table-cell>
          <table:table-cell table:style-name="ce7" office:value-type="string">
            <text:p>location d'un terrain par un gouvernement pour le développement économique, par exemple, l'exploitation minière, de la foresterie</text:p>
          </table:table-cell>
          <table:table-cell table:style-name="ce7" office:value-type="string">
            <text:p>CNS</text:p>
          </table:table-cell>
          <table:table-cell table:style-name="ce7" office:value-type="string">
            <text:p>concession area</text:p>
          </table:table-cell>
          <table:table-cell table:style-name="ce7" office:value-type="string">
            <text:p>a lease of land by a government for economic development, e.g., mining, forestry</text:p>
          </table:table-cell>
          <table:table-cell table:formula="of:=CONCATENATE(&quot;&lt;message&gt;&lt;source&gt;&quot;;[.E193];&quot;&lt;/source&gt;&lt;translation&gt;&quot;;[.B193];&quot;&lt;/translation&gt;&lt;/message&gt;&quot;)" office:value-type="string" office:string-value="&lt;message&gt;&lt;source&gt;concession area&lt;/source&gt;&lt;translation&gt;zone de concession&lt;/translation&gt;&lt;/message&gt;">
            <text:p>&lt;message&gt;&lt;source&gt;concession area&lt;/source&gt;&lt;translation&gt;zone de concession&lt;/translation&gt;&lt;/message&gt;</text:p>
          </table:table-cell>
          <table:table-cell table:number-columns-repeated="1017"/>
        </table:table-row>
        <table:table-row table:style-name="ro1">
          <table:table-cell table:style-name="ce7" office:value-type="string">
            <text:p>OCVF</text:p>
          </table:table-cell>
          <table:table-cell table:style-name="ce7" office:value-type="string">
            <text:p>bassin</text:p>
          </table:table-cell>
          <table:table-cell table:style-name="ce7" office:value-type="string">
            <text:p>une région où les gisements de charbon de la valeur économique possible se</text:p>
          </table:table-cell>
          <table:table-cell table:style-name="ce7" office:value-type="string">
            <text:p>COLF</text:p>
          </table:table-cell>
          <table:table-cell table:style-name="ce7" office:value-type="string">
            <text:p>coalfield</text:p>
          </table:table-cell>
          <table:table-cell table:style-name="ce7" office:value-type="string">
            <text:p>a region in which coal deposits of possible economic value occur</text:p>
          </table:table-cell>
          <table:table-cell table:formula="of:=CONCATENATE(&quot;&lt;message&gt;&lt;source&gt;&quot;;[.E194];&quot;&lt;/source&gt;&lt;translation&gt;&quot;;[.B194];&quot;&lt;/translation&gt;&lt;/message&gt;&quot;)" office:value-type="string" office:string-value="&lt;message&gt;&lt;source&gt;coalfield&lt;/source&gt;&lt;translation&gt;bassin&lt;/translation&gt;&lt;/message&gt;">
            <text:p>&lt;message&gt;&lt;source&gt;coalfield&lt;/source&gt;&lt;translation&gt;bassin&lt;/translation&gt;&lt;/message&gt;</text:p>
          </table:table-cell>
          <table:table-cell table:number-columns-repeated="1017"/>
        </table:table-row>
        <table:table-row table:style-name="ro1">
          <table:table-cell table:style-name="ce7" office:value-type="string">
            <text:p>CONT</text:p>
          </table:table-cell>
          <table:table-cell table:style-name="ce7" office:value-type="string">
            <text:p>continent</text:p>
          </table:table-cell>
          <table:table-cell table:style-name="ce7" office:value-type="string">
            <text:p>continent: Europe, Afrique, Asie, Amérique du Nord, Amérique du Sud, Océanie, Antarctique</text:p>
          </table:table-cell>
          <table:table-cell table:style-name="ce7" office:value-type="string">
            <text:p>CONT</text:p>
          </table:table-cell>
          <table:table-cell table:style-name="ce7" office:value-type="string">
            <text:p>continent</text:p>
          </table:table-cell>
          <table:table-cell table:style-name="ce7" office:value-type="string">
            <text:p>continent: Europe, Africa, Asia, North America, South America, Oceania, Antarctica</text:p>
          </table:table-cell>
          <table:table-cell table:formula="of:=CONCATENATE(&quot;&lt;message&gt;&lt;source&gt;&quot;;[.E195];&quot;&lt;/source&gt;&lt;translation&gt;&quot;;[.B195];&quot;&lt;/translation&gt;&lt;/message&gt;&quot;)" office:value-type="string" office:string-value="&lt;message&gt;&lt;source&gt;continent&lt;/source&gt;&lt;translation&gt;continent&lt;/translation&gt;&lt;/message&gt;">
            <text:p>&lt;message&gt;&lt;source&gt;continent&lt;/source&gt;&lt;translation&gt;continent&lt;/translation&gt;&lt;/message&gt;</text:p>
          </table:table-cell>
          <table:table-cell table:number-columns-repeated="1017"/>
        </table:table-row>
        <table:table-row table:style-name="ro1">
          <table:table-cell table:style-name="ce7" office:value-type="string">
            <text:p>CST</text:p>
          </table:table-cell>
          <table:table-cell table:style-name="ce7" office:value-type="string">
            <text:p>côte</text:p>
          </table:table-cell>
          <table:table-cell table:style-name="ce7" office:value-type="string">
            <text:p>une zone de largeur variable à cheval sur le rivage</text:p>
          </table:table-cell>
          <table:table-cell table:style-name="ce7" office:value-type="string">
            <text:p>CST</text:p>
          </table:table-cell>
          <table:table-cell table:style-name="ce7" office:value-type="string">
            <text:p>coast</text:p>
          </table:table-cell>
          <table:table-cell table:style-name="ce7" office:value-type="string">
            <text:p>a zone of variable width straddling the shoreline</text:p>
          </table:table-cell>
          <table:table-cell table:formula="of:=CONCATENATE(&quot;&lt;message&gt;&lt;source&gt;&quot;;[.E196];&quot;&lt;/source&gt;&lt;translation&gt;&quot;;[.B196];&quot;&lt;/translation&gt;&lt;/message&gt;&quot;)" office:value-type="string" office:string-value="&lt;message&gt;&lt;source&gt;coast&lt;/source&gt;&lt;translation&gt;côte&lt;/translation&gt;&lt;/message&gt;">
            <text:p>&lt;message&gt;&lt;source&gt;coast&lt;/source&gt;&lt;translation&gt;côte&lt;/translation&gt;&lt;/message&gt;</text:p>
          </table:table-cell>
          <table:table-cell table:number-columns-repeated="1017"/>
        </table:table-row>
        <table:table-row table:style-name="ro1">
          <table:table-cell table:style-name="ce7" office:value-type="string">
            <text:p>CTRB</text:p>
          </table:table-cell>
          <table:table-cell table:style-name="ce7" office:value-type="string">
            <text:p>centre d'affaires</text:p>
          </table:table-cell>
          <table:table-cell table:style-name="ce7" office:value-type="string">
            <text:p>un endroit où un certain nombre d'entreprises se trouvent</text:p>
          </table:table-cell>
          <table:table-cell table:style-name="ce7" office:value-type="string">
            <text:p>CTRB</text:p>
          </table:table-cell>
          <table:table-cell table:style-name="ce7" office:value-type="string">
            <text:p>business center</text:p>
          </table:table-cell>
          <table:table-cell table:style-name="ce7" office:value-type="string">
            <text:p>a place where a number of businesses are located</text:p>
          </table:table-cell>
          <table:table-cell table:formula="of:=CONCATENATE(&quot;&lt;message&gt;&lt;source&gt;&quot;;[.E197];&quot;&lt;/source&gt;&lt;translation&gt;&quot;;[.B197];&quot;&lt;/translation&gt;&lt;/message&gt;&quot;)" office:value-type="string" office:string-value="&lt;message&gt;&lt;source&gt;business center&lt;/source&gt;&lt;translation&gt;centre d'affaires&lt;/translation&gt;&lt;/message&gt;">
            <text:p>&lt;message&gt;&lt;source&gt;business center&lt;/source&gt;&lt;translation&gt;centre d'affaires&lt;/translation&gt;&lt;/message&gt;</text:p>
          </table:table-cell>
          <table:table-cell table:number-columns-repeated="1017"/>
        </table:table-row>
        <table:table-row table:style-name="ro1">
          <table:table-cell table:style-name="ce7" office:value-type="string">
            <text:p>DEVH</text:p>
          </table:table-cell>
          <table:table-cell table:style-name="ce7" office:value-type="string">
            <text:p>la construction de logements</text:p>
          </table:table-cell>
          <table:table-cell table:style-name="ce7" office:value-type="string">
            <text:p>une parcelle de terrain sur laquelle de nombreuses maisons de conception similaire sont construites selon un plan de développement</text:p>
          </table:table-cell>
          <table:table-cell table:style-name="ce7" office:value-type="string">
            <text:p>DEVH</text:p>
          </table:table-cell>
          <table:table-cell table:style-name="ce7" office:value-type="string">
            <text:p>housing development</text:p>
          </table:table-cell>
          <table:table-cell table:style-name="ce7" office:value-type="string">
            <text:p>a tract of land on which many houses of similar design are built according to a development plan</text:p>
          </table:table-cell>
          <table:table-cell table:formula="of:=CONCATENATE(&quot;&lt;message&gt;&lt;source&gt;&quot;;[.E198];&quot;&lt;/source&gt;&lt;translation&gt;&quot;;[.B198];&quot;&lt;/translation&gt;&lt;/message&gt;&quot;)" office:value-type="string" office:string-value="&lt;message&gt;&lt;source&gt;housing development&lt;/source&gt;&lt;translation&gt;la construction de logements&lt;/translation&gt;&lt;/message&gt;">
            <text:p>&lt;message&gt;&lt;source&gt;housing development&lt;/source&gt;&lt;translation&gt;la construction de logements&lt;/translation&gt;&lt;/message&gt;</text:p>
          </table:table-cell>
          <table:table-cell table:number-columns-repeated="1017"/>
        </table:table-row>
        <table:table-row table:style-name="ro1">
          <table:table-cell table:style-name="ce7" office:value-type="string">
            <text:p>FLD</text:p>
          </table:table-cell>
          <table:table-cell table:style-name="ce7" office:value-type="string">
            <text:p>champ (s)</text:p>
          </table:table-cell>
          <table:table-cell table:style-name="ce7" office:value-type="string">
            <text:p>ouverte par opposition à la zone boisée</text:p>
          </table:table-cell>
          <table:table-cell table:style-name="ce7" office:value-type="string">
            <text:p>FLD</text:p>
          </table:table-cell>
          <table:table-cell table:style-name="ce7" office:value-type="string">
            <text:p>field(s)</text:p>
          </table:table-cell>
          <table:table-cell table:style-name="ce7" office:value-type="string">
            <text:p>an open as opposed to wooded area</text:p>
          </table:table-cell>
          <table:table-cell table:formula="of:=CONCATENATE(&quot;&lt;message&gt;&lt;source&gt;&quot;;[.E199];&quot;&lt;/source&gt;&lt;translation&gt;&quot;;[.B199];&quot;&lt;/translation&gt;&lt;/message&gt;&quot;)" office:value-type="string" office:string-value="&lt;message&gt;&lt;source&gt;field(s)&lt;/source&gt;&lt;translation&gt;champ (s)&lt;/translation&gt;&lt;/message&gt;">
            <text:p>&lt;message&gt;&lt;source&gt;field(s)&lt;/source&gt;&lt;translation&gt;champ (s)&lt;/translation&gt;&lt;/message&gt;</text:p>
          </table:table-cell>
          <table:table-cell table:number-columns-repeated="1017"/>
        </table:table-row>
        <table:table-row table:style-name="ro1">
          <table:table-cell table:style-name="ce7" office:value-type="string">
            <text:p>FLDI</text:p>
          </table:table-cell>
          <table:table-cell table:style-name="ce7" office:value-type="string">
            <text:p>champ irrigué (s)</text:p>
          </table:table-cell>
          <table:table-cell table:style-name="ce7" office:value-type="string">
            <text:p>d'une parcelle de terrain en restanques niveau ou qui sont irriguées</text:p>
          </table:table-cell>
          <table:table-cell table:style-name="ce7" office:value-type="string">
            <text:p>FLDI</text:p>
          </table:table-cell>
          <table:table-cell table:style-name="ce7" office:value-type="string">
            <text:p>irrigated field(s)</text:p>
          </table:table-cell>
          <table:table-cell table:style-name="ce7" office:value-type="string">
            <text:p>a tract of level or terraced land which is irrigated</text:p>
          </table:table-cell>
          <table:table-cell table:formula="of:=CONCATENATE(&quot;&lt;message&gt;&lt;source&gt;&quot;;[.E200];&quot;&lt;/source&gt;&lt;translation&gt;&quot;;[.B200];&quot;&lt;/translation&gt;&lt;/message&gt;&quot;)" office:value-type="string" office:string-value="&lt;message&gt;&lt;source&gt;irrigated field(s)&lt;/source&gt;&lt;translation&gt;champ irrigué (s)&lt;/translation&gt;&lt;/message&gt;">
            <text:p>&lt;message&gt;&lt;source&gt;irrigated field(s)&lt;/source&gt;&lt;translation&gt;champ irrigué (s)&lt;/translation&gt;&lt;/message&gt;</text:p>
          </table:table-cell>
          <table:table-cell table:number-columns-repeated="1017"/>
        </table:table-row>
        <table:table-row table:style-name="ro1">
          <table:table-cell table:style-name="ce7" office:value-type="string">
            <text:p>GASF</text:p>
          </table:table-cell>
          <table:table-cell table:style-name="ce7" office:value-type="string">
            <text:p>gisement de gaz</text:p>
          </table:table-cell>
          <table:table-cell table:style-name="ce7" office:value-type="string">
            <text:p>une zone contenant un magasin souterrain de gaz naturel de la valeur économique</text:p>
          </table:table-cell>
          <table:table-cell table:style-name="ce7" office:value-type="string">
            <text:p>GASF</text:p>
          </table:table-cell>
          <table:table-cell table:style-name="ce7" office:value-type="string">
            <text:p>gasfield</text:p>
          </table:table-cell>
          <table:table-cell table:style-name="ce7" office:value-type="string">
            <text:p>an area containing a subterranean store of natural gas of economic value</text:p>
          </table:table-cell>
          <table:table-cell table:formula="of:=CONCATENATE(&quot;&lt;message&gt;&lt;source&gt;&quot;;[.E201];&quot;&lt;/source&gt;&lt;translation&gt;&quot;;[.B201];&quot;&lt;/translation&gt;&lt;/message&gt;&quot;)" office:value-type="string" office:string-value="&lt;message&gt;&lt;source&gt;gasfield&lt;/source&gt;&lt;translation&gt;gisement de gaz&lt;/translation&gt;&lt;/message&gt;">
            <text:p>&lt;message&gt;&lt;source&gt;gasfield&lt;/source&gt;&lt;translation&gt;gisement de gaz&lt;/translation&gt;&lt;/message&gt;</text:p>
          </table:table-cell>
          <table:table-cell table:number-columns-repeated="1017"/>
        </table:table-row>
        <table:table-row table:style-name="ro1">
          <table:table-cell table:style-name="ce7" office:value-type="string">
            <text:p>GRAZ</text:p>
          </table:table-cell>
          <table:table-cell table:style-name="ce7" office:value-type="string">
            <text:p>zone de pâturage</text:p>
          </table:table-cell>
          <table:table-cell table:style-name="ce7" office:value-type="string">
            <text:p>une zone d'herbes et d'arbustes utilisés pour le pâturage</text:p>
          </table:table-cell>
          <table:table-cell table:style-name="ce7" office:value-type="string">
            <text:p>GRAZ</text:p>
          </table:table-cell>
          <table:table-cell table:style-name="ce7" office:value-type="string">
            <text:p>grazing area</text:p>
          </table:table-cell>
          <table:table-cell table:style-name="ce7" office:value-type="string">
            <text:p>an area of grasses and shrubs used for grazing</text:p>
          </table:table-cell>
          <table:table-cell table:formula="of:=CONCATENATE(&quot;&lt;message&gt;&lt;source&gt;&quot;;[.E202];&quot;&lt;/source&gt;&lt;translation&gt;&quot;;[.B202];&quot;&lt;/translation&gt;&lt;/message&gt;&quot;)" office:value-type="string" office:string-value="&lt;message&gt;&lt;source&gt;grazing area&lt;/source&gt;&lt;translation&gt;zone de pâturage&lt;/translation&gt;&lt;/message&gt;">
            <text:p>&lt;message&gt;&lt;source&gt;grazing area&lt;/source&gt;&lt;translation&gt;zone de pâturage&lt;/translation&gt;&lt;/message&gt;</text:p>
          </table:table-cell>
          <table:table-cell table:number-columns-repeated="1017"/>
        </table:table-row>
        <table:table-row table:style-name="ro1">
          <table:table-cell table:style-name="ce7" office:value-type="string">
            <text:p>GVL</text:p>
          </table:table-cell>
          <table:table-cell table:style-name="ce7" office:value-type="string">
            <text:p>zone de gravier</text:p>
          </table:table-cell>
          <table:table-cell table:style-name="ce7" office:value-type="string">
            <text:p>une zone couverte de gravier</text:p>
          </table:table-cell>
          <table:table-cell table:style-name="ce7" office:value-type="string">
            <text:p>GVL</text:p>
          </table:table-cell>
          <table:table-cell table:style-name="ce7" office:value-type="string">
            <text:p>gravel area</text:p>
          </table:table-cell>
          <table:table-cell table:style-name="ce7" office:value-type="string">
            <text:p>an area covered with gravel</text:p>
          </table:table-cell>
          <table:table-cell table:formula="of:=CONCATENATE(&quot;&lt;message&gt;&lt;source&gt;&quot;;[.E203];&quot;&lt;/source&gt;&lt;translation&gt;&quot;;[.B203];&quot;&lt;/translation&gt;&lt;/message&gt;&quot;)" office:value-type="string" office:string-value="&lt;message&gt;&lt;source&gt;gravel area&lt;/source&gt;&lt;translation&gt;zone de gravier&lt;/translation&gt;&lt;/message&gt;">
            <text:p>&lt;message&gt;&lt;source&gt;gravel area&lt;/source&gt;&lt;translation&gt;zone de gravier&lt;/translation&gt;&lt;/message&gt;</text:p>
          </table:table-cell>
          <table:table-cell table:number-columns-repeated="1017"/>
        </table:table-row>
        <table:table-row table:style-name="ro1">
          <table:table-cell table:style-name="ce7" office:value-type="string">
            <text:p>INDS</text:p>
          </table:table-cell>
          <table:table-cell table:style-name="ce7" office:value-type="string">
            <text:p>zone industrielle</text:p>
          </table:table-cell>
          <table:table-cell table:style-name="ce7" office:value-type="string">
            <text:p>une région caractérisée par une activité industrielle</text:p>
          </table:table-cell>
          <table:table-cell table:style-name="ce7" office:value-type="string">
            <text:p>INDS</text:p>
          </table:table-cell>
          <table:table-cell table:style-name="ce7" office:value-type="string">
            <text:p>industrial area</text:p>
          </table:table-cell>
          <table:table-cell table:style-name="ce7" office:value-type="string">
            <text:p>an area characterized by industrial activity</text:p>
          </table:table-cell>
          <table:table-cell table:formula="of:=CONCATENATE(&quot;&lt;message&gt;&lt;source&gt;&quot;;[.E204];&quot;&lt;/source&gt;&lt;translation&gt;&quot;;[.B204];&quot;&lt;/translation&gt;&lt;/message&gt;&quot;)" office:value-type="string" office:string-value="&lt;message&gt;&lt;source&gt;industrial area&lt;/source&gt;&lt;translation&gt;zone industrielle&lt;/translation&gt;&lt;/message&gt;">
            <text:p>&lt;message&gt;&lt;source&gt;industrial area&lt;/source&gt;&lt;translation&gt;zone industrielle&lt;/translation&gt;&lt;/message&gt;</text:p>
          </table:table-cell>
          <table:table-cell table:number-columns-repeated="1017"/>
        </table:table-row>
        <table:table-row table:style-name="ro1">
          <table:table-cell table:style-name="ce7" office:value-type="string">
            <text:p>LAND</text:p>
          </table:table-cell>
          <table:table-cell table:style-name="ce7" office:value-type="string">
            <text:p>Arctique terres</text:p>
          </table:table-cell>
          <table:table-cell table:style-name="ce7" office:value-type="string">
            <text:p>une parcelle de terrain dans l'Arctique</text:p>
          </table:table-cell>
          <table:table-cell table:style-name="ce7" office:value-type="string">
            <text:p>LAND</text:p>
          </table:table-cell>
          <table:table-cell table:style-name="ce7" office:value-type="string">
            <text:p>arctic land</text:p>
          </table:table-cell>
          <table:table-cell table:style-name="ce7" office:value-type="string">
            <text:p>a tract of land in the Arctic</text:p>
          </table:table-cell>
          <table:table-cell table:formula="of:=CONCATENATE(&quot;&lt;message&gt;&lt;source&gt;&quot;;[.E205];&quot;&lt;/source&gt;&lt;translation&gt;&quot;;[.B205];&quot;&lt;/translation&gt;&lt;/message&gt;&quot;)" office:value-type="string" office:string-value="&lt;message&gt;&lt;source&gt;arctic land&lt;/source&gt;&lt;translation&gt;Arctique terres&lt;/translation&gt;&lt;/message&gt;">
            <text:p>&lt;message&gt;&lt;source&gt;arctic land&lt;/source&gt;&lt;translation&gt;Arctique terres&lt;/translation&gt;&lt;/message&gt;</text:p>
          </table:table-cell>
          <table:table-cell table:number-columns-repeated="1017"/>
        </table:table-row>
        <table:table-row table:style-name="ro1">
          <table:table-cell table:style-name="ce7" office:value-type="string">
            <text:p>LCTY</text:p>
          </table:table-cell>
          <table:table-cell table:style-name="ce7" office:value-type="string">
            <text:p>localité</text:p>
          </table:table-cell>
          <table:table-cell table:style-name="ce7" office:value-type="string">
            <text:p>une zone de mineur ou lieu de caractère non spécifié ou mixtes et les limites indéterminée</text:p>
          </table:table-cell>
          <table:table-cell table:style-name="ce7" office:value-type="string">
            <text:p>LCTY</text:p>
          </table:table-cell>
          <table:table-cell table:style-name="ce7" office:value-type="string">
            <text:p>locality</text:p>
          </table:table-cell>
          <table:table-cell table:style-name="ce7" office:value-type="string">
            <text:p>a minor area or place of unspecified or mixed character and indefinite boundaries</text:p>
          </table:table-cell>
          <table:table-cell table:formula="of:=CONCATENATE(&quot;&lt;message&gt;&lt;source&gt;&quot;;[.E206];&quot;&lt;/source&gt;&lt;translation&gt;&quot;;[.B206];&quot;&lt;/translation&gt;&lt;/message&gt;&quot;)" office:value-type="string" office:string-value="&lt;message&gt;&lt;source&gt;locality&lt;/source&gt;&lt;translation&gt;localité&lt;/translation&gt;&lt;/message&gt;">
            <text:p>&lt;message&gt;&lt;source&gt;locality&lt;/source&gt;&lt;translation&gt;localité&lt;/translation&gt;&lt;/message&gt;</text:p>
          </table:table-cell>
          <table:table-cell table:number-columns-repeated="1017"/>
        </table:table-row>
        <table:table-row table:style-name="ro1">
          <table:table-cell table:style-name="ce7" office:value-type="string">
            <text:p>MILB</text:p>
          </table:table-cell>
          <table:table-cell table:style-name="ce7" office:value-type="string">
            <text:p>base militaire</text:p>
          </table:table-cell>
          <table:table-cell table:style-name="ce7" office:value-type="string">
            <text:p>un lieu utilisé par une armée ou tout autre service armé pour stocker les armes et de fournitures, et pour le logement et la formation des troupes, une base à partir de laquelle les opérations peuvent être lancées</text:p>
          </table:table-cell>
          <table:table-cell table:style-name="ce7" office:value-type="string">
            <text:p>MILB</text:p>
          </table:table-cell>
          <table:table-cell table:style-name="ce7" office:value-type="string">
            <text:p>military base</text:p>
          </table:table-cell>
          <table:table-cell table:style-name="ce7" office:value-type="string">
            <text:p>a place used by an army or other armed service for storing arms and supplies, and for accommodating and training troops, a base from which operations can be initiated</text:p>
          </table:table-cell>
          <table:table-cell table:formula="of:=CONCATENATE(&quot;&lt;message&gt;&lt;source&gt;&quot;;[.E207];&quot;&lt;/source&gt;&lt;translation&gt;&quot;;[.B207];&quot;&lt;/translation&gt;&lt;/message&gt;&quot;)" office:value-type="string" office:string-value="&lt;message&gt;&lt;source&gt;military base&lt;/source&gt;&lt;translation&gt;base militaire&lt;/translation&gt;&lt;/message&gt;">
            <text:p>&lt;message&gt;&lt;source&gt;military base&lt;/source&gt;&lt;translation&gt;base militaire&lt;/translation&gt;&lt;/message&gt;</text:p>
          </table:table-cell>
          <table:table-cell table:number-columns-repeated="1017"/>
        </table:table-row>
        <table:table-row table:style-name="ro1">
          <table:table-cell table:style-name="ce7" office:value-type="string">
            <text:p>MNA</text:p>
          </table:table-cell>
          <table:table-cell table:style-name="ce7" office:value-type="string">
            <text:p>zone d'exploitation minière</text:p>
          </table:table-cell>
          <table:table-cell table:style-name="ce7" office:value-type="string">
            <text:p>une superficie de sites miniers où les minéraux et les minerais sont extraits</text:p>
          </table:table-cell>
          <table:table-cell table:style-name="ce7" office:value-type="string">
            <text:p>MNA</text:p>
          </table:table-cell>
          <table:table-cell table:style-name="ce7" office:value-type="string">
            <text:p>mining area</text:p>
          </table:table-cell>
          <table:table-cell table:style-name="ce7" office:value-type="string">
            <text:p>an area of mine sites where minerals and ores are extracted</text:p>
          </table:table-cell>
          <table:table-cell table:formula="of:=CONCATENATE(&quot;&lt;message&gt;&lt;source&gt;&quot;;[.E208];&quot;&lt;/source&gt;&lt;translation&gt;&quot;;[.B208];&quot;&lt;/translation&gt;&lt;/message&gt;&quot;)" office:value-type="string" office:string-value="&lt;message&gt;&lt;source&gt;mining area&lt;/source&gt;&lt;translation&gt;zone d'exploitation minière&lt;/translation&gt;&lt;/message&gt;">
            <text:p>&lt;message&gt;&lt;source&gt;mining area&lt;/source&gt;&lt;translation&gt;zone d'exploitation minière&lt;/translation&gt;&lt;/message&gt;</text:p>
          </table:table-cell>
          <table:table-cell table:number-columns-repeated="1017"/>
        </table:table-row>
        <table:table-row table:style-name="ro1">
          <table:table-cell table:style-name="ce7" office:value-type="string">
            <text:p>MVA</text:p>
          </table:table-cell>
          <table:table-cell table:style-name="ce7" office:value-type="string">
            <text:p>aire de manoeuvre</text:p>
          </table:table-cell>
          <table:table-cell table:style-name="ce7" office:value-type="string">
            <text:p>une parcelle de terrain où les exercices militaires sur le terrain sont effectuées</text:p>
          </table:table-cell>
          <table:table-cell table:style-name="ce7" office:value-type="string">
            <text:p>MVA</text:p>
          </table:table-cell>
          <table:table-cell table:style-name="ce7" office:value-type="string">
            <text:p>maneuver area</text:p>
          </table:table-cell>
          <table:table-cell table:style-name="ce7" office:value-type="string">
            <text:p>a tract of land where military field exercises are carried out</text:p>
          </table:table-cell>
          <table:table-cell table:formula="of:=CONCATENATE(&quot;&lt;message&gt;&lt;source&gt;&quot;;[.E209];&quot;&lt;/source&gt;&lt;translation&gt;&quot;;[.B209];&quot;&lt;/translation&gt;&lt;/message&gt;&quot;)" office:value-type="string" office:string-value="&lt;message&gt;&lt;source&gt;maneuver area&lt;/source&gt;&lt;translation&gt;aire de manoeuvre&lt;/translation&gt;&lt;/message&gt;">
            <text:p>&lt;message&gt;&lt;source&gt;maneuver area&lt;/source&gt;&lt;translation&gt;aire de manoeuvre&lt;/translation&gt;&lt;/message&gt;</text:p>
          </table:table-cell>
          <table:table-cell table:number-columns-repeated="1017"/>
        </table:table-row>
        <table:table-row table:style-name="ro1">
          <table:table-cell table:style-name="ce7" office:value-type="string">
            <text:p>NVB</text:p>
          </table:table-cell>
          <table:table-cell table:style-name="ce7" office:value-type="string">
            <text:p>base navale</text:p>
          </table:table-cell>
          <table:table-cell table:style-name="ce7" office:value-type="string">
            <text:p>une zone utilisée pour stocker les fournitures, fournir des casernes pour les troupes et le personnel de la marine, un port pour les navires, et à partir duquel les opérations sont initiées</text:p>
          </table:table-cell>
          <table:table-cell table:style-name="ce7" office:value-type="string">
            <text:p>NVB</text:p>
          </table:table-cell>
          <table:table-cell table:style-name="ce7" office:value-type="string">
            <text:p>naval base</text:p>
          </table:table-cell>
          <table:table-cell table:style-name="ce7" office:value-type="string">
            <text:p>an area used to store supplies, provide barracks for troops and naval personnel, a port for naval vessels, and from which operations are initiated</text:p>
          </table:table-cell>
          <table:table-cell table:formula="of:=CONCATENATE(&quot;&lt;message&gt;&lt;source&gt;&quot;;[.E210];&quot;&lt;/source&gt;&lt;translation&gt;&quot;;[.B210];&quot;&lt;/translation&gt;&lt;/message&gt;&quot;)" office:value-type="string" office:string-value="&lt;message&gt;&lt;source&gt;naval base&lt;/source&gt;&lt;translation&gt;base navale&lt;/translation&gt;&lt;/message&gt;">
            <text:p>&lt;message&gt;&lt;source&gt;naval base&lt;/source&gt;&lt;translation&gt;base navale&lt;/translation&gt;&lt;/message&gt;</text:p>
          </table:table-cell>
          <table:table-cell table:number-columns-repeated="1017"/>
        </table:table-row>
        <table:table-row table:style-name="ro1">
          <table:table-cell table:style-name="ce7" office:value-type="string">
            <text:p>OEA</text:p>
          </table:table-cell>
          <table:table-cell table:style-name="ce7" office:value-type="string">
            <text:p>oasis (-es)</text:p>
          </table:table-cell>
          <table:table-cell table:style-name="ce7" office:value-type="string">
            <text:p>une zone dans un désert rendu productif par la disponibilité de l'eau</text:p>
          </table:table-cell>
          <table:table-cell table:style-name="ce7" office:value-type="string">
            <text:p>OAS</text:p>
          </table:table-cell>
          <table:table-cell table:style-name="ce7" office:value-type="string">
            <text:p>oasis(-es)</text:p>
          </table:table-cell>
          <table:table-cell table:style-name="ce7" office:value-type="string">
            <text:p>an area in a desert made productive by the availability of water</text:p>
          </table:table-cell>
          <table:table-cell table:formula="of:=CONCATENATE(&quot;&lt;message&gt;&lt;source&gt;&quot;;[.E211];&quot;&lt;/source&gt;&lt;translation&gt;&quot;;[.B211];&quot;&lt;/translation&gt;&lt;/message&gt;&quot;)" office:value-type="string" office:string-value="&lt;message&gt;&lt;source&gt;oasis(-es)&lt;/source&gt;&lt;translation&gt;oasis (-es)&lt;/translation&gt;&lt;/message&gt;">
            <text:p>&lt;message&gt;&lt;source&gt;oasis(-es)&lt;/source&gt;&lt;translation&gt;oasis (-es)&lt;/translation&gt;&lt;/message&gt;</text:p>
          </table:table-cell>
          <table:table-cell table:number-columns-repeated="1017"/>
        </table:table-row>
        <table:table-row table:style-name="ro1">
          <table:table-cell table:style-name="ce7" office:value-type="string">
            <text:p>OILF</text:p>
          </table:table-cell>
          <table:table-cell table:style-name="ce7" office:value-type="string">
            <text:p>gisement de pétrole</text:p>
          </table:table-cell>
          <table:table-cell table:style-name="ce7" office:value-type="string">
            <text:p>une zone contenant un magasin souterrain de pétrole de la valeur économique</text:p>
          </table:table-cell>
          <table:table-cell table:style-name="ce7" office:value-type="string">
            <text:p>OILF</text:p>
          </table:table-cell>
          <table:table-cell table:style-name="ce7" office:value-type="string">
            <text:p>oilfield</text:p>
          </table:table-cell>
          <table:table-cell table:style-name="ce7" office:value-type="string">
            <text:p>an area containing a subterranean store of petroleum of economic value</text:p>
          </table:table-cell>
          <table:table-cell table:formula="of:=CONCATENATE(&quot;&lt;message&gt;&lt;source&gt;&quot;;[.E212];&quot;&lt;/source&gt;&lt;translation&gt;&quot;;[.B212];&quot;&lt;/translation&gt;&lt;/message&gt;&quot;)" office:value-type="string" office:string-value="&lt;message&gt;&lt;source&gt;oilfield&lt;/source&gt;&lt;translation&gt;gisement de pétrole&lt;/translation&gt;&lt;/message&gt;">
            <text:p>&lt;message&gt;&lt;source&gt;oilfield&lt;/source&gt;&lt;translation&gt;gisement de pétrole&lt;/translation&gt;&lt;/message&gt;</text:p>
          </table:table-cell>
          <table:table-cell table:number-columns-repeated="1017"/>
        </table:table-row>
        <table:table-row table:style-name="ro1">
          <table:table-cell table:style-name="ce7" office:value-type="string">
            <text:p>TOURBE</text:p>
          </table:table-cell>
          <table:table-cell table:style-name="ce7" office:value-type="string">
            <text:p>zone de coupe de la tourbe</text:p>
          </table:table-cell>
          <table:table-cell table:style-name="ce7" office:value-type="string">
            <text:p>une zone où la tourbe est récoltée</text:p>
          </table:table-cell>
          <table:table-cell table:style-name="ce7" office:value-type="string">
            <text:p>PEAT</text:p>
          </table:table-cell>
          <table:table-cell table:style-name="ce7" office:value-type="string">
            <text:p>peat cutting area</text:p>
          </table:table-cell>
          <table:table-cell table:style-name="ce7" office:value-type="string">
            <text:p>an area where peat is harvested</text:p>
          </table:table-cell>
          <table:table-cell table:formula="of:=CONCATENATE(&quot;&lt;message&gt;&lt;source&gt;&quot;;[.E213];&quot;&lt;/source&gt;&lt;translation&gt;&quot;;[.B213];&quot;&lt;/translation&gt;&lt;/message&gt;&quot;)" office:value-type="string" office:string-value="&lt;message&gt;&lt;source&gt;peat cutting area&lt;/source&gt;&lt;translation&gt;zone de coupe de la tourbe&lt;/translation&gt;&lt;/message&gt;">
            <text:p>&lt;message&gt;&lt;source&gt;peat cutting area&lt;/source&gt;&lt;translation&gt;zone de coupe de la tourbe&lt;/translation&gt;&lt;/message&gt;</text:p>
          </table:table-cell>
          <table:table-cell table:number-columns-repeated="1017"/>
        </table:table-row>
        <table:table-row table:style-name="ro1">
          <table:table-cell table:style-name="ce7" office:value-type="string">
            <text:p>PRK</text:p>
          </table:table-cell>
          <table:table-cell table:style-name="ce7" office:value-type="string">
            <text:p>parc</text:p>
          </table:table-cell>
          <table:table-cell table:style-name="ce7" office:value-type="string">
            <text:p>une région, souvent de terres boisées, maintenu comme un lieu de beauté, ou pour les loisirs</text:p>
          </table:table-cell>
          <table:table-cell table:style-name="ce7" office:value-type="string">
            <text:p>PRK</text:p>
          </table:table-cell>
          <table:table-cell table:style-name="ce7" office:value-type="string">
            <text:p>park</text:p>
          </table:table-cell>
          <table:table-cell table:style-name="ce7" office:value-type="string">
            <text:p>an area, often of forested land, maintained as a place of beauty, or for recreation</text:p>
          </table:table-cell>
          <table:table-cell table:formula="of:=CONCATENATE(&quot;&lt;message&gt;&lt;source&gt;&quot;;[.E214];&quot;&lt;/source&gt;&lt;translation&gt;&quot;;[.B214];&quot;&lt;/translation&gt;&lt;/message&gt;&quot;)" office:value-type="string" office:string-value="&lt;message&gt;&lt;source&gt;park&lt;/source&gt;&lt;translation&gt;parc&lt;/translation&gt;&lt;/message&gt;">
            <text:p>&lt;message&gt;&lt;source&gt;park&lt;/source&gt;&lt;translation&gt;parc&lt;/translation&gt;&lt;/message&gt;</text:p>
          </table:table-cell>
          <table:table-cell table:number-columns-repeated="1017"/>
        </table:table-row>
        <table:table-row table:style-name="ro1">
          <table:table-cell table:style-name="ce7" office:value-type="string">
            <text:p>PRT</text:p>
          </table:table-cell>
          <table:table-cell table:style-name="ce7" office:value-type="string">
            <text:p>port</text:p>
          </table:table-cell>
          <table:table-cell table:style-name="ce7" office:value-type="string">
            <text:p>un endroit équipé d'installations terminales et de transbordement pour le chargement et le déchargement de la cargaison ou des passagers d'origine hydrique, généralement situé dans un port</text:p>
          </table:table-cell>
          <table:table-cell table:style-name="ce7" office:value-type="string">
            <text:p>PRT</text:p>
          </table:table-cell>
          <table:table-cell table:style-name="ce7" office:value-type="string">
            <text:p>port</text:p>
          </table:table-cell>
          <table:table-cell table:style-name="ce7" office:value-type="string">
            <text:p>a place provided with terminal and transfer facilities for loading and discharging waterborne cargo or passengers, usually located in a harbor</text:p>
          </table:table-cell>
          <table:table-cell table:formula="of:=CONCATENATE(&quot;&lt;message&gt;&lt;source&gt;&quot;;[.E215];&quot;&lt;/source&gt;&lt;translation&gt;&quot;;[.B215];&quot;&lt;/translation&gt;&lt;/message&gt;&quot;)" office:value-type="string" office:string-value="&lt;message&gt;&lt;source&gt;port&lt;/source&gt;&lt;translation&gt;port&lt;/translation&gt;&lt;/message&gt;">
            <text:p>&lt;message&gt;&lt;source&gt;port&lt;/source&gt;&lt;translation&gt;port&lt;/translation&gt;&lt;/message&gt;</text:p>
          </table:table-cell>
          <table:table-cell table:number-columns-repeated="1017"/>
        </table:table-row>
        <table:table-row table:style-name="ro1">
          <table:table-cell table:style-name="ce7" office:value-type="string">
            <text:p>QCKS</text:p>
          </table:table-cell>
          <table:table-cell table:style-name="ce7" office:value-type="string">
            <text:p>sables mouvants</text:p>
          </table:table-cell>
          <table:table-cell table:style-name="ce7" office:value-type="string">
            <text:p>une zone où le sable meuble avec de l'eau en mouvement à travers elle peut devenir instable lorsque des objets lourds sont placés à la surface, les faisant couler</text:p>
          </table:table-cell>
          <table:table-cell table:style-name="ce7" office:value-type="string">
            <text:p>QCKS</text:p>
          </table:table-cell>
          <table:table-cell table:style-name="ce7" office:value-type="string">
            <text:p>quicksand</text:p>
          </table:table-cell>
          <table:table-cell table:style-name="ce7" office:value-type="string">
            <text:p>an area where loose sand with water moving through it may become unstable when heavy objects are placed at the surface, causing them to sink</text:p>
          </table:table-cell>
          <table:table-cell table:formula="of:=CONCATENATE(&quot;&lt;message&gt;&lt;source&gt;&quot;;[.E216];&quot;&lt;/source&gt;&lt;translation&gt;&quot;;[.B216];&quot;&lt;/translation&gt;&lt;/message&gt;&quot;)" office:value-type="string" office:string-value="&lt;message&gt;&lt;source&gt;quicksand&lt;/source&gt;&lt;translation&gt;sables mouvants&lt;/translation&gt;&lt;/message&gt;">
            <text:p>&lt;message&gt;&lt;source&gt;quicksand&lt;/source&gt;&lt;translation&gt;sables mouvants&lt;/translation&gt;&lt;/message&gt;</text:p>
          </table:table-cell>
          <table:table-cell table:number-columns-repeated="1017"/>
        </table:table-row>
        <table:table-row table:style-name="ro1">
          <table:table-cell table:style-name="ce7" office:value-type="string">
            <text:p>RES</text:p>
          </table:table-cell>
          <table:table-cell table:style-name="ce7" office:value-type="string">
            <text:p>réserve</text:p>
          </table:table-cell>
          <table:table-cell table:style-name="ce7" office:value-type="string">
            <text:p>une parcelle de terrain public réservé pour une utilisation future ou restreinte quant à l'utilisation</text:p>
          </table:table-cell>
          <table:table-cell table:style-name="ce7" office:value-type="string">
            <text:p>RES</text:p>
          </table:table-cell>
          <table:table-cell table:style-name="ce7" office:value-type="string">
            <text:p>reserve</text:p>
          </table:table-cell>
          <table:table-cell table:style-name="ce7" office:value-type="string">
            <text:p>a tract of public land reserved for future use or restricted as to use</text:p>
          </table:table-cell>
          <table:table-cell table:formula="of:=CONCATENATE(&quot;&lt;message&gt;&lt;source&gt;&quot;;[.E217];&quot;&lt;/source&gt;&lt;translation&gt;&quot;;[.B217];&quot;&lt;/translation&gt;&lt;/message&gt;&quot;)" office:value-type="string" office:string-value="&lt;message&gt;&lt;source&gt;reserve&lt;/source&gt;&lt;translation&gt;réserve&lt;/translation&gt;&lt;/message&gt;">
            <text:p>&lt;message&gt;&lt;source&gt;reserve&lt;/source&gt;&lt;translation&gt;réserve&lt;/translation&gt;&lt;/message&gt;</text:p>
          </table:table-cell>
          <table:table-cell table:number-columns-repeated="1017"/>
        </table:table-row>
        <table:table-row table:style-name="ro1">
          <table:table-cell table:style-name="ce7" office:value-type="string">
            <text:p>RESA</text:p>
          </table:table-cell>
          <table:table-cell table:style-name="ce7" office:value-type="string">
            <text:p>réserve agricole</text:p>
          </table:table-cell>
          <table:table-cell table:style-name="ce7" office:value-type="string">
            <text:p>une parcelle de terrain réservée à la remise en état agricole et / ou de développement</text:p>
          </table:table-cell>
          <table:table-cell table:style-name="ce7" office:value-type="string">
            <text:p>RESA</text:p>
          </table:table-cell>
          <table:table-cell table:style-name="ce7" office:value-type="string">
            <text:p>agricultural reserve</text:p>
          </table:table-cell>
          <table:table-cell table:style-name="ce7" office:value-type="string">
            <text:p>a tract of land reserved for agricultural reclamation and/or development</text:p>
          </table:table-cell>
          <table:table-cell table:formula="of:=CONCATENATE(&quot;&lt;message&gt;&lt;source&gt;&quot;;[.E218];&quot;&lt;/source&gt;&lt;translation&gt;&quot;;[.B218];&quot;&lt;/translation&gt;&lt;/message&gt;&quot;)" office:value-type="string" office:string-value="&lt;message&gt;&lt;source&gt;agricultural reserve&lt;/source&gt;&lt;translation&gt;réserve agricole&lt;/translation&gt;&lt;/message&gt;">
            <text:p>&lt;message&gt;&lt;source&gt;agricultural reserve&lt;/source&gt;&lt;translation&gt;réserve agricole&lt;/translation&gt;&lt;/message&gt;</text:p>
          </table:table-cell>
          <table:table-cell table:number-columns-repeated="1017"/>
        </table:table-row>
        <table:table-row table:style-name="ro1">
          <table:table-cell table:style-name="ce7" office:value-type="string">
            <text:p>RESF</text:p>
          </table:table-cell>
          <table:table-cell table:style-name="ce7" office:value-type="string">
            <text:p>réserve forestière</text:p>
          </table:table-cell>
          <table:table-cell table:style-name="ce7" office:value-type="string">
            <text:p>une zone boisée mis de côté pour la préservation ou l'utilisation contrôlée</text:p>
          </table:table-cell>
          <table:table-cell table:style-name="ce7" office:value-type="string">
            <text:p>RESF</text:p>
          </table:table-cell>
          <table:table-cell table:style-name="ce7" office:value-type="string">
            <text:p>forest reserve</text:p>
          </table:table-cell>
          <table:table-cell table:style-name="ce7" office:value-type="string">
            <text:p>a forested area set aside for preservation or controlled use</text:p>
          </table:table-cell>
          <table:table-cell table:formula="of:=CONCATENATE(&quot;&lt;message&gt;&lt;source&gt;&quot;;[.E219];&quot;&lt;/source&gt;&lt;translation&gt;&quot;;[.B219];&quot;&lt;/translation&gt;&lt;/message&gt;&quot;)" office:value-type="string" office:string-value="&lt;message&gt;&lt;source&gt;forest reserve&lt;/source&gt;&lt;translation&gt;réserve forestière&lt;/translation&gt;&lt;/message&gt;">
            <text:p>&lt;message&gt;&lt;source&gt;forest reserve&lt;/source&gt;&lt;translation&gt;réserve forestière&lt;/translation&gt;&lt;/message&gt;</text:p>
          </table:table-cell>
          <table:table-cell table:number-columns-repeated="1017"/>
        </table:table-row>
        <table:table-row table:style-name="ro1">
          <table:table-cell table:style-name="ce7" office:value-type="string">
            <text:p>RESH</text:p>
          </table:table-cell>
          <table:table-cell table:style-name="ce7" office:value-type="string">
            <text:p>Réserve de chasse</text:p>
          </table:table-cell>
          <table:table-cell table:style-name="ce7" office:value-type="string">
            <text:p>une parcelle de terrain utilisé principalement pour la chasse</text:p>
          </table:table-cell>
          <table:table-cell table:style-name="ce7" office:value-type="string">
            <text:p>RESH</text:p>
          </table:table-cell>
          <table:table-cell table:style-name="ce7" office:value-type="string">
            <text:p>hunting reserve</text:p>
          </table:table-cell>
          <table:table-cell table:style-name="ce7" office:value-type="string">
            <text:p>a tract of land used primarily for hunting</text:p>
          </table:table-cell>
          <table:table-cell table:formula="of:=CONCATENATE(&quot;&lt;message&gt;&lt;source&gt;&quot;;[.E220];&quot;&lt;/source&gt;&lt;translation&gt;&quot;;[.B220];&quot;&lt;/translation&gt;&lt;/message&gt;&quot;)" office:value-type="string" office:string-value="&lt;message&gt;&lt;source&gt;hunting reserve&lt;/source&gt;&lt;translation&gt;Réserve de chasse&lt;/translation&gt;&lt;/message&gt;">
            <text:p>&lt;message&gt;&lt;source&gt;hunting reserve&lt;/source&gt;&lt;translation&gt;Réserve de chasse&lt;/translation&gt;&lt;/message&gt;</text:p>
          </table:table-cell>
          <table:table-cell table:number-columns-repeated="1017"/>
        </table:table-row>
        <table:table-row table:style-name="ro1">
          <table:table-cell table:style-name="ce7" office:value-type="string">
            <text:p>RESN</text:p>
          </table:table-cell>
          <table:table-cell table:style-name="ce7" office:value-type="string">
            <text:p>réserve naturelle</text:p>
          </table:table-cell>
          <table:table-cell table:style-name="ce7" office:value-type="string">
            <text:p>un espace réservé pour le maintien d'un habitat naturel</text:p>
          </table:table-cell>
          <table:table-cell table:style-name="ce7" office:value-type="string">
            <text:p>RESN</text:p>
          </table:table-cell>
          <table:table-cell table:style-name="ce7" office:value-type="string">
            <text:p>nature reserve</text:p>
          </table:table-cell>
          <table:table-cell table:style-name="ce7" office:value-type="string">
            <text:p>an area reserved for the maintenance of a natural habitat</text:p>
          </table:table-cell>
          <table:table-cell table:formula="of:=CONCATENATE(&quot;&lt;message&gt;&lt;source&gt;&quot;;[.E221];&quot;&lt;/source&gt;&lt;translation&gt;&quot;;[.B221];&quot;&lt;/translation&gt;&lt;/message&gt;&quot;)" office:value-type="string" office:string-value="&lt;message&gt;&lt;source&gt;nature reserve&lt;/source&gt;&lt;translation&gt;réserve naturelle&lt;/translation&gt;&lt;/message&gt;">
            <text:p>&lt;message&gt;&lt;source&gt;nature reserve&lt;/source&gt;&lt;translation&gt;réserve naturelle&lt;/translation&gt;&lt;/message&gt;</text:p>
          </table:table-cell>
          <table:table-cell table:number-columns-repeated="1017"/>
        </table:table-row>
        <table:table-row table:style-name="ro1">
          <table:table-cell table:style-name="ce7" office:value-type="string">
            <text:p>REEE</text:p>
          </table:table-cell>
          <table:table-cell table:style-name="ce7" office:value-type="string">
            <text:p>palmier réserve</text:p>
          </table:table-cell>
          <table:table-cell table:style-name="ce7" office:value-type="string">
            <text:p>une superficie de palmiers où l'utilisation est contrôlée</text:p>
          </table:table-cell>
          <table:table-cell table:style-name="ce7" office:value-type="string">
            <text:p>RESP</text:p>
          </table:table-cell>
          <table:table-cell table:style-name="ce7" office:value-type="string">
            <text:p>palm tree reserve</text:p>
          </table:table-cell>
          <table:table-cell table:style-name="ce7" office:value-type="string">
            <text:p>an area of palm trees where use is controlled</text:p>
          </table:table-cell>
          <table:table-cell table:formula="of:=CONCATENATE(&quot;&lt;message&gt;&lt;source&gt;&quot;;[.E222];&quot;&lt;/source&gt;&lt;translation&gt;&quot;;[.B222];&quot;&lt;/translation&gt;&lt;/message&gt;&quot;)" office:value-type="string" office:string-value="&lt;message&gt;&lt;source&gt;palm tree reserve&lt;/source&gt;&lt;translation&gt;palmier réserve&lt;/translation&gt;&lt;/message&gt;">
            <text:p>&lt;message&gt;&lt;source&gt;palm tree reserve&lt;/source&gt;&lt;translation&gt;palmier réserve&lt;/translation&gt;&lt;/message&gt;</text:p>
          </table:table-cell>
          <table:table-cell table:number-columns-repeated="1017"/>
        </table:table-row>
        <table:table-row table:style-name="ro1">
          <table:table-cell table:style-name="ce7" office:value-type="string">
            <text:p>RESV</text:p>
          </table:table-cell>
          <table:table-cell table:style-name="ce7" office:value-type="string">
            <text:p>réservation</text:p>
          </table:table-cell>
          <table:table-cell table:style-name="ce7" office:value-type="string">
            <text:p>une parcelle de terrain réservée aux autochtones, tribaux ou les populations indigènes</text:p>
          </table:table-cell>
          <table:table-cell table:style-name="ce7" office:value-type="string">
            <text:p>RESV</text:p>
          </table:table-cell>
          <table:table-cell table:style-name="ce7" office:value-type="string">
            <text:p>reservation</text:p>
          </table:table-cell>
          <table:table-cell table:style-name="ce7" office:value-type="string">
            <text:p>a tract of land set aside for aboriginal, tribal, or native populations</text:p>
          </table:table-cell>
          <table:table-cell table:formula="of:=CONCATENATE(&quot;&lt;message&gt;&lt;source&gt;&quot;;[.E223];&quot;&lt;/source&gt;&lt;translation&gt;&quot;;[.B223];&quot;&lt;/translation&gt;&lt;/message&gt;&quot;)" office:value-type="string" office:string-value="&lt;message&gt;&lt;source&gt;reservation&lt;/source&gt;&lt;translation&gt;réservation&lt;/translation&gt;&lt;/message&gt;">
            <text:p>&lt;message&gt;&lt;source&gt;reservation&lt;/source&gt;&lt;translation&gt;réservation&lt;/translation&gt;&lt;/message&gt;</text:p>
          </table:table-cell>
          <table:table-cell table:number-columns-repeated="1017"/>
        </table:table-row>
        <table:table-row table:style-name="ro1">
          <table:table-cell table:style-name="ce7" office:value-type="string">
            <text:p>RESW</text:p>
          </table:table-cell>
          <table:table-cell table:style-name="ce7" office:value-type="string">
            <text:p>la réserve faunique</text:p>
          </table:table-cell>
          <table:table-cell table:style-name="ce7" office:value-type="string">
            <text:p>une parcelle de terrain public réservé pour la préservation de la faune</text:p>
          </table:table-cell>
          <table:table-cell table:style-name="ce7" office:value-type="string">
            <text:p>RESW</text:p>
          </table:table-cell>
          <table:table-cell table:style-name="ce7" office:value-type="string">
            <text:p>wildlife reserve</text:p>
          </table:table-cell>
          <table:table-cell table:style-name="ce7" office:value-type="string">
            <text:p>a tract of public land reserved for the preservation of wildlife</text:p>
          </table:table-cell>
          <table:table-cell table:formula="of:=CONCATENATE(&quot;&lt;message&gt;&lt;source&gt;&quot;;[.E224];&quot;&lt;/source&gt;&lt;translation&gt;&quot;;[.B224];&quot;&lt;/translation&gt;&lt;/message&gt;&quot;)" office:value-type="string" office:string-value="&lt;message&gt;&lt;source&gt;wildlife reserve&lt;/source&gt;&lt;translation&gt;la réserve faunique&lt;/translation&gt;&lt;/message&gt;">
            <text:p>&lt;message&gt;&lt;source&gt;wildlife reserve&lt;/source&gt;&lt;translation&gt;la réserve faunique&lt;/translation&gt;&lt;/message&gt;</text:p>
          </table:table-cell>
          <table:table-cell table:number-columns-repeated="1017"/>
        </table:table-row>
        <table:table-row table:style-name="ro1">
          <table:table-cell table:style-name="ce7" office:value-type="string">
            <text:p>RGN</text:p>
          </table:table-cell>
          <table:table-cell table:style-name="ce7" office:value-type="string">
            <text:p>région</text:p>
          </table:table-cell>
          <table:table-cell table:style-name="ce7" office:value-type="string">
            <text:p>une zone distinguent par une ou plusieurs caractéristiques physiques observables ou culturel</text:p>
          </table:table-cell>
          <table:table-cell table:style-name="ce7" office:value-type="string">
            <text:p>RGN</text:p>
          </table:table-cell>
          <table:table-cell table:style-name="ce7" office:value-type="string">
            <text:p>region</text:p>
          </table:table-cell>
          <table:table-cell table:style-name="ce7" office:value-type="string">
            <text:p>an area distinguished by one or more observable physical or cultural characteristics</text:p>
          </table:table-cell>
          <table:table-cell table:formula="of:=CONCATENATE(&quot;&lt;message&gt;&lt;source&gt;&quot;;[.E225];&quot;&lt;/source&gt;&lt;translation&gt;&quot;;[.B225];&quot;&lt;/translation&gt;&lt;/message&gt;&quot;)" office:value-type="string" office:string-value="&lt;message&gt;&lt;source&gt;region&lt;/source&gt;&lt;translation&gt;région&lt;/translation&gt;&lt;/message&gt;">
            <text:p>&lt;message&gt;&lt;source&gt;region&lt;/source&gt;&lt;translation&gt;région&lt;/translation&gt;&lt;/message&gt;</text:p>
          </table:table-cell>
          <table:table-cell table:number-columns-repeated="1017"/>
        </table:table-row>
        <table:table-row table:style-name="ro1">
          <table:table-cell table:style-name="ce7" office:value-type="string">
            <text:p>RGNE</text:p>
          </table:table-cell>
          <table:table-cell table:style-name="ce7" office:value-type="string">
            <text:p>région économique</text:p>
          </table:table-cell>
          <table:table-cell table:style-name="ce7" office:value-type="string">
            <text:p>une région d'un pays établi pour le développement économique ou à des fins statistiques</text:p>
          </table:table-cell>
          <table:table-cell table:style-name="ce7" office:value-type="string">
            <text:p>RGNE</text:p>
          </table:table-cell>
          <table:table-cell table:style-name="ce7" office:value-type="string">
            <text:p>economic region</text:p>
          </table:table-cell>
          <table:table-cell table:style-name="ce7" office:value-type="string">
            <text:p>a region of a country established for economic development or for statistical purposes</text:p>
          </table:table-cell>
          <table:table-cell table:formula="of:=CONCATENATE(&quot;&lt;message&gt;&lt;source&gt;&quot;;[.E226];&quot;&lt;/source&gt;&lt;translation&gt;&quot;;[.B226];&quot;&lt;/translation&gt;&lt;/message&gt;&quot;)" office:value-type="string" office:string-value="&lt;message&gt;&lt;source&gt;economic region&lt;/source&gt;&lt;translation&gt;région économique&lt;/translation&gt;&lt;/message&gt;">
            <text:p>&lt;message&gt;&lt;source&gt;economic region&lt;/source&gt;&lt;translation&gt;région économique&lt;/translation&gt;&lt;/message&gt;</text:p>
          </table:table-cell>
          <table:table-cell table:number-columns-repeated="1017"/>
        </table:table-row>
        <table:table-row table:style-name="ro1">
          <table:table-cell table:style-name="ce7" office:value-type="string">
            <text:p>RGNH</text:p>
          </table:table-cell>
          <table:table-cell table:style-name="ce7" office:value-type="string">
            <text:p>région historique</text:p>
          </table:table-cell>
          <table:table-cell table:style-name="ce7" office:value-type="string">
            <text:p>une ancienne zone historique se distingue par une ou plusieurs caractéristiques physiques observables ou culturel</text:p>
          </table:table-cell>
          <table:table-cell table:style-name="ce7" office:value-type="string">
            <text:p>RGNH</text:p>
          </table:table-cell>
          <table:table-cell table:style-name="ce7" office:value-type="string">
            <text:p>historical region</text:p>
          </table:table-cell>
          <table:table-cell table:style-name="ce7" office:value-type="string">
            <text:p>a former historic area distinguished by one or more observable physical or cultural characteristics</text:p>
          </table:table-cell>
          <table:table-cell table:formula="of:=CONCATENATE(&quot;&lt;message&gt;&lt;source&gt;&quot;;[.E227];&quot;&lt;/source&gt;&lt;translation&gt;&quot;;[.B227];&quot;&lt;/translation&gt;&lt;/message&gt;&quot;)" office:value-type="string" office:string-value="&lt;message&gt;&lt;source&gt;historical region&lt;/source&gt;&lt;translation&gt;région historique&lt;/translation&gt;&lt;/message&gt;">
            <text:p>&lt;message&gt;&lt;source&gt;historical region&lt;/source&gt;&lt;translation&gt;région historique&lt;/translation&gt;&lt;/message&gt;</text:p>
          </table:table-cell>
          <table:table-cell table:number-columns-repeated="1017"/>
        </table:table-row>
        <table:table-row table:style-name="ro1">
          <table:table-cell table:style-name="ce7" office:value-type="string">
            <text:p>RGNL</text:p>
          </table:table-cell>
          <table:table-cell table:style-name="ce7" office:value-type="string">
            <text:p>la région du lac</text:p>
          </table:table-cell>
          <table:table-cell table:style-name="ce7" office:value-type="string">
            <text:p>une parcelle de terrain se distingue par ses nombreux lacs</text:p>
          </table:table-cell>
          <table:table-cell table:style-name="ce7" office:value-type="string">
            <text:p>RGNL</text:p>
          </table:table-cell>
          <table:table-cell table:style-name="ce7" office:value-type="string">
            <text:p>lake region</text:p>
          </table:table-cell>
          <table:table-cell table:style-name="ce7" office:value-type="string">
            <text:p>a tract of land distinguished by numerous lakes</text:p>
          </table:table-cell>
          <table:table-cell table:formula="of:=CONCATENATE(&quot;&lt;message&gt;&lt;source&gt;&quot;;[.E228];&quot;&lt;/source&gt;&lt;translation&gt;&quot;;[.B228];&quot;&lt;/translation&gt;&lt;/message&gt;&quot;)" office:value-type="string" office:string-value="&lt;message&gt;&lt;source&gt;lake region&lt;/source&gt;&lt;translation&gt;la région du lac&lt;/translation&gt;&lt;/message&gt;">
            <text:p>&lt;message&gt;&lt;source&gt;lake region&lt;/source&gt;&lt;translation&gt;la région du lac&lt;/translation&gt;&lt;/message&gt;</text:p>
          </table:table-cell>
          <table:table-cell table:number-columns-repeated="1017"/>
        </table:table-row>
        <table:table-row table:style-name="ro1">
          <table:table-cell table:style-name="ce7" office:value-type="string">
            <text:p>RNGA</text:p>
          </table:table-cell>
          <table:table-cell table:style-name="ce7" office:value-type="string">
            <text:p>portée de l'artillerie</text:p>
          </table:table-cell>
          <table:table-cell table:style-name="ce7" office:value-type="string">
            <text:p>une parcelle de terrain utilisé pour la pratique tirs d'artillerie</text:p>
          </table:table-cell>
          <table:table-cell table:style-name="ce7" office:value-type="string">
            <text:p>RNGA</text:p>
          </table:table-cell>
          <table:table-cell table:style-name="ce7" office:value-type="string">
            <text:p>artillery range</text:p>
          </table:table-cell>
          <table:table-cell table:style-name="ce7" office:value-type="string">
            <text:p>a tract of land used for artillery firing practice</text:p>
          </table:table-cell>
          <table:table-cell table:formula="of:=CONCATENATE(&quot;&lt;message&gt;&lt;source&gt;&quot;;[.E229];&quot;&lt;/source&gt;&lt;translation&gt;&quot;;[.B229];&quot;&lt;/translation&gt;&lt;/message&gt;&quot;)" office:value-type="string" office:string-value="&lt;message&gt;&lt;source&gt;artillery range&lt;/source&gt;&lt;translation&gt;portée de l'artillerie&lt;/translation&gt;&lt;/message&gt;">
            <text:p>&lt;message&gt;&lt;source&gt;artillery range&lt;/source&gt;&lt;translation&gt;portée de l'artillerie&lt;/translation&gt;&lt;/message&gt;</text:p>
          </table:table-cell>
          <table:table-cell table:number-columns-repeated="1017"/>
        </table:table-row>
        <table:table-row table:style-name="ro1">
          <table:table-cell table:style-name="ce7" office:value-type="string">
            <text:p>SEL</text:p>
          </table:table-cell>
          <table:table-cell table:style-name="ce7" office:value-type="string">
            <text:p>à sel</text:p>
          </table:table-cell>
          <table:table-cell table:style-name="ce7" office:value-type="string">
            <text:p>un bassin peu profond ou plat où le sel s'accumule après l'inondation périodique</text:p>
          </table:table-cell>
          <table:table-cell table:style-name="ce7" office:value-type="string">
            <text:p>SALT</text:p>
          </table:table-cell>
          <table:table-cell table:style-name="ce7" office:value-type="string">
            <text:p>salt area</text:p>
          </table:table-cell>
          <table:table-cell table:style-name="ce7" office:value-type="string">
            <text:p>a shallow basin or flat where salt accumulates after periodic inundation</text:p>
          </table:table-cell>
          <table:table-cell table:formula="of:=CONCATENATE(&quot;&lt;message&gt;&lt;source&gt;&quot;;[.E230];&quot;&lt;/source&gt;&lt;translation&gt;&quot;;[.B230];&quot;&lt;/translation&gt;&lt;/message&gt;&quot;)" office:value-type="string" office:string-value="&lt;message&gt;&lt;source&gt;salt area&lt;/source&gt;&lt;translation&gt;à sel&lt;/translation&gt;&lt;/message&gt;">
            <text:p>&lt;message&gt;&lt;source&gt;salt area&lt;/source&gt;&lt;translation&gt;à sel&lt;/translation&gt;&lt;/message&gt;</text:p>
          </table:table-cell>
          <table:table-cell table:number-columns-repeated="1017"/>
        </table:table-row>
        <table:table-row table:style-name="ro1">
          <table:table-cell table:style-name="ce7" office:value-type="string">
            <text:p>NEIGE</text:p>
          </table:table-cell>
          <table:table-cell table:style-name="ce7" office:value-type="string">
            <text:p>champ de neige</text:p>
          </table:table-cell>
          <table:table-cell table:style-name="ce7" office:value-type="string">
            <text:p>une zone de neige et de glace permanentes formant la zone d'accumulation d'un glacier</text:p>
          </table:table-cell>
          <table:table-cell table:style-name="ce7" office:value-type="string">
            <text:p>SNOW</text:p>
          </table:table-cell>
          <table:table-cell table:style-name="ce7" office:value-type="string">
            <text:p>snowfield</text:p>
          </table:table-cell>
          <table:table-cell table:style-name="ce7" office:value-type="string">
            <text:p>an area of permanent snow and ice forming the accumulation area of a glacier</text:p>
          </table:table-cell>
          <table:table-cell table:formula="of:=CONCATENATE(&quot;&lt;message&gt;&lt;source&gt;&quot;;[.E231];&quot;&lt;/source&gt;&lt;translation&gt;&quot;;[.B231];&quot;&lt;/translation&gt;&lt;/message&gt;&quot;)" office:value-type="string" office:string-value="&lt;message&gt;&lt;source&gt;snowfield&lt;/source&gt;&lt;translation&gt;champ de neige&lt;/translation&gt;&lt;/message&gt;">
            <text:p>&lt;message&gt;&lt;source&gt;snowfield&lt;/source&gt;&lt;translation&gt;champ de neige&lt;/translation&gt;&lt;/message&gt;</text:p>
          </table:table-cell>
          <table:table-cell table:number-columns-repeated="1017"/>
        </table:table-row>
        <table:table-row table:style-name="ro1">
          <table:table-cell table:style-name="ce7" office:value-type="string">
            <text:p>TRB</text:p>
          </table:table-cell>
          <table:table-cell table:style-name="ce7" office:value-type="string">
            <text:p>zone tribale</text:p>
          </table:table-cell>
          <table:table-cell table:style-name="ce7" office:value-type="string">
            <text:p>une parcelle de terrain utilisé par les tribus nomades ou autres</text:p>
          </table:table-cell>
          <table:table-cell table:style-name="ce7" office:value-type="string">
            <text:p>TRB</text:p>
          </table:table-cell>
          <table:table-cell table:style-name="ce7" office:value-type="string">
            <text:p>tribal area</text:p>
          </table:table-cell>
          <table:table-cell table:style-name="ce7" office:value-type="string">
            <text:p>a tract of land used by nomadic or other tribes</text:p>
          </table:table-cell>
          <table:table-cell table:formula="of:=CONCATENATE(&quot;&lt;message&gt;&lt;source&gt;&quot;;[.E232];&quot;&lt;/source&gt;&lt;translation&gt;&quot;;[.B232];&quot;&lt;/translation&gt;&lt;/message&gt;&quot;)" office:value-type="string" office:string-value="&lt;message&gt;&lt;source&gt;tribal area&lt;/source&gt;&lt;translation&gt;zone tribale&lt;/translation&gt;&lt;/message&gt;">
            <text:p>&lt;message&gt;&lt;source&gt;tribal area&lt;/source&gt;&lt;translation&gt;zone tribale&lt;/translation&gt;&lt;/message&gt;</text:p>
          </table:table-cell>
          <table:table-cell table:number-columns-repeated="1017"/>
        </table:table-row>
        <table:table-row table:style-name="ro1">
          <table:table-cell table:style-name="ce6" office:value-type="string" table:number-columns-spanned="3" table:number-rows-spanned="1">
            <text:p>R route, chemin de fer</text:p>
          </table:table-cell>
          <table:covered-table-cell table:style-name="Default"/>
          <table:covered-table-cell table:style-name="Default"/>
          <table:table-cell table:number-columns-repeated="1021"/>
        </table:table-row>
        <table:table-row table:style-name="ro1">
          <table:table-cell table:style-name="ce7" office:value-type="string">
            <text:p>Cswy</text:p>
          </table:table-cell>
          <table:table-cell table:style-name="ce7" office:value-type="string">
            <text:p>chaussée</text:p>
          </table:table-cell>
          <table:table-cell table:style-name="ce7" office:value-type="string">
            <text:p>une route à travers soulevé un sol humide ou dans l'eau peu profonde</text:p>
          </table:table-cell>
          <table:table-cell table:style-name="ce7" office:value-type="string">
            <text:p>CSWY</text:p>
          </table:table-cell>
          <table:table-cell table:style-name="ce7" office:value-type="string">
            <text:p>causeway</text:p>
          </table:table-cell>
          <table:table-cell table:style-name="ce7" office:value-type="string">
            <text:p>a raised roadway across wet ground or shallow water</text:p>
          </table:table-cell>
          <table:table-cell table:formula="of:=CONCATENATE(&quot;&lt;message&gt;&lt;source&gt;&quot;;[.E234];&quot;&lt;/source&gt;&lt;translation&gt;&quot;;[.B234];&quot;&lt;/translation&gt;&lt;/message&gt;&quot;)" office:value-type="string" office:string-value="&lt;message&gt;&lt;source&gt;causeway&lt;/source&gt;&lt;translation&gt;chaussée&lt;/translation&gt;&lt;/message&gt;">
            <text:p>&lt;message&gt;&lt;source&gt;causeway&lt;/source&gt;&lt;translation&gt;chaussée&lt;/translation&gt;&lt;/message&gt;</text:p>
          </table:table-cell>
          <table:table-cell table:number-columns-repeated="1017"/>
        </table:table-row>
        <table:table-row table:style-name="ro1">
          <table:table-cell table:style-name="ce7" office:value-type="string">
            <text:p>OILP</text:p>
          </table:table-cell>
          <table:table-cell table:style-name="ce7" office:value-type="string">
            <text:p>oléoduc</text:p>
          </table:table-cell>
          <table:table-cell table:style-name="ce7" office:value-type="string">
            <text:p>un pipeline utilisé pour le transport du pétrole</text:p>
          </table:table-cell>
          <table:table-cell table:style-name="ce7" office:value-type="string">
            <text:p>OILP</text:p>
          </table:table-cell>
          <table:table-cell table:style-name="ce7" office:value-type="string">
            <text:p>oil pipeline</text:p>
          </table:table-cell>
          <table:table-cell table:style-name="ce7" office:value-type="string">
            <text:p>a pipeline used for transporting oil</text:p>
          </table:table-cell>
          <table:table-cell table:formula="of:=CONCATENATE(&quot;&lt;message&gt;&lt;source&gt;&quot;;[.E235];&quot;&lt;/source&gt;&lt;translation&gt;&quot;;[.B235];&quot;&lt;/translation&gt;&lt;/message&gt;&quot;)" office:value-type="string" office:string-value="&lt;message&gt;&lt;source&gt;oil pipeline&lt;/source&gt;&lt;translation&gt;oléoduc&lt;/translation&gt;&lt;/message&gt;">
            <text:p>&lt;message&gt;&lt;source&gt;oil pipeline&lt;/source&gt;&lt;translation&gt;oléoduc&lt;/translation&gt;&lt;/message&gt;</text:p>
          </table:table-cell>
          <table:table-cell table:number-columns-repeated="1017"/>
        </table:table-row>
        <table:table-row table:style-name="ro1">
          <table:table-cell table:style-name="ce7" office:value-type="string">
            <text:p>PRMN</text:p>
          </table:table-cell>
          <table:table-cell table:style-name="ce7" office:value-type="string">
            <text:p>promenade</text:p>
          </table:table-cell>
          <table:table-cell table:style-name="ce7" office:value-type="string">
            <text:p>un lieu de promenade publique, généralement le long d'un front de mer</text:p>
          </table:table-cell>
          <table:table-cell table:style-name="ce7" office:value-type="string">
            <text:p>PRMN</text:p>
          </table:table-cell>
          <table:table-cell table:style-name="ce7" office:value-type="string">
            <text:p>promenade</text:p>
          </table:table-cell>
          <table:table-cell table:style-name="ce7" office:value-type="string">
            <text:p>a place for public walking, usually along a beach front</text:p>
          </table:table-cell>
          <table:table-cell table:formula="of:=CONCATENATE(&quot;&lt;message&gt;&lt;source&gt;&quot;;[.E236];&quot;&lt;/source&gt;&lt;translation&gt;&quot;;[.B236];&quot;&lt;/translation&gt;&lt;/message&gt;&quot;)" office:value-type="string" office:string-value="&lt;message&gt;&lt;source&gt;promenade&lt;/source&gt;&lt;translation&gt;promenade&lt;/translation&gt;&lt;/message&gt;">
            <text:p>&lt;message&gt;&lt;source&gt;promenade&lt;/source&gt;&lt;translation&gt;promenade&lt;/translation&gt;&lt;/message&gt;</text:p>
          </table:table-cell>
          <table:table-cell table:number-columns-repeated="1017"/>
        </table:table-row>
        <table:table-row table:style-name="ro1">
          <table:table-cell table:style-name="ce7" office:value-type="string">
            <text:p>Ptge</text:p>
          </table:table-cell>
          <table:table-cell table:style-name="ce7" office:value-type="string">
            <text:p>portage</text:p>
          </table:table-cell>
          <table:table-cell table:style-name="ce7" office:value-type="string">
            <text:p>un endroit où les bateaux, des biens, etc, sont transportés par voie terrestre entre les eaux navigables</text:p>
          </table:table-cell>
          <table:table-cell table:style-name="ce7" office:value-type="string">
            <text:p>PTGE</text:p>
          </table:table-cell>
          <table:table-cell table:style-name="ce7" office:value-type="string">
            <text:p>portage</text:p>
          </table:table-cell>
          <table:table-cell table:style-name="ce7" office:value-type="string">
            <text:p>a place where boats, goods, etc., are carried overland between navigable waters</text:p>
          </table:table-cell>
          <table:table-cell table:formula="of:=CONCATENATE(&quot;&lt;message&gt;&lt;source&gt;&quot;;[.E237];&quot;&lt;/source&gt;&lt;translation&gt;&quot;;[.B237];&quot;&lt;/translation&gt;&lt;/message&gt;&quot;)" office:value-type="string" office:string-value="&lt;message&gt;&lt;source&gt;portage&lt;/source&gt;&lt;translation&gt;portage&lt;/translation&gt;&lt;/message&gt;">
            <text:p>&lt;message&gt;&lt;source&gt;portage&lt;/source&gt;&lt;translation&gt;portage&lt;/translation&gt;&lt;/message&gt;</text:p>
          </table:table-cell>
          <table:table-cell table:number-columns-repeated="1017"/>
        </table:table-row>
        <table:table-row table:style-name="ro1">
          <table:table-cell table:style-name="ce7" office:value-type="string">
            <text:p>RD</text:p>
          </table:table-cell>
          <table:table-cell table:style-name="ce7" office:value-type="string">
            <text:p>route</text:p>
          </table:table-cell>
          <table:table-cell table:style-name="ce7" office:value-type="string">
            <text:p>d'une manière ouverte à revêtement amélioré pour le transport des animaux, des personnes et des véhicules</text:p>
          </table:table-cell>
          <table:table-cell table:style-name="ce7" office:value-type="string">
            <text:p>RD</text:p>
          </table:table-cell>
          <table:table-cell table:style-name="ce7" office:value-type="string">
            <text:p>road</text:p>
          </table:table-cell>
          <table:table-cell table:style-name="ce7" office:value-type="string">
            <text:p>an open way with improved surface for transportation of animals, people and vehicles</text:p>
          </table:table-cell>
          <table:table-cell table:formula="of:=CONCATENATE(&quot;&lt;message&gt;&lt;source&gt;&quot;;[.E238];&quot;&lt;/source&gt;&lt;translation&gt;&quot;;[.B238];&quot;&lt;/translation&gt;&lt;/message&gt;&quot;)" office:value-type="string" office:string-value="&lt;message&gt;&lt;source&gt;road&lt;/source&gt;&lt;translation&gt;route&lt;/translation&gt;&lt;/message&gt;">
            <text:p>&lt;message&gt;&lt;source&gt;road&lt;/source&gt;&lt;translation&gt;route&lt;/translation&gt;&lt;/message&gt;</text:p>
          </table:table-cell>
          <table:table-cell table:number-columns-repeated="1017"/>
        </table:table-row>
        <table:table-row table:style-name="ro1">
          <table:table-cell table:style-name="ce7" office:value-type="string">
            <text:p>RDA</text:p>
          </table:table-cell>
          <table:table-cell table:style-name="ce7" office:value-type="string">
            <text:p>ancienne route</text:p>
          </table:table-cell>
          <table:table-cell table:style-name="ce7" office:value-type="string">
            <text:p>les restes d'une route utilisée par les anciennes cultures</text:p>
          </table:table-cell>
          <table:table-cell table:style-name="ce7" office:value-type="string">
            <text:p>RDA</text:p>
          </table:table-cell>
          <table:table-cell table:style-name="ce7" office:value-type="string">
            <text:p>ancient road</text:p>
          </table:table-cell>
          <table:table-cell table:style-name="ce7" office:value-type="string">
            <text:p>the remains of a road used by ancient cultures</text:p>
          </table:table-cell>
          <table:table-cell table:formula="of:=CONCATENATE(&quot;&lt;message&gt;&lt;source&gt;&quot;;[.E239];&quot;&lt;/source&gt;&lt;translation&gt;&quot;;[.B239];&quot;&lt;/translation&gt;&lt;/message&gt;&quot;)" office:value-type="string" office:string-value="&lt;message&gt;&lt;source&gt;ancient road&lt;/source&gt;&lt;translation&gt;ancienne route&lt;/translation&gt;&lt;/message&gt;">
            <text:p>&lt;message&gt;&lt;source&gt;ancient road&lt;/source&gt;&lt;translation&gt;ancienne route&lt;/translation&gt;&lt;/message&gt;</text:p>
          </table:table-cell>
          <table:table-cell table:number-columns-repeated="1017"/>
        </table:table-row>
        <table:table-row table:style-name="ro1">
          <table:table-cell table:style-name="ce7" office:value-type="string">
            <text:p>RDB</text:p>
          </table:table-cell>
          <table:table-cell table:style-name="ce7" office:value-type="string">
            <text:p>route virage</text:p>
          </table:table-cell>
          <table:table-cell table:style-name="ce7" office:value-type="string">
            <text:p>une section visiblement courbé ou plié d'une route</text:p>
          </table:table-cell>
          <table:table-cell table:style-name="ce7" office:value-type="string">
            <text:p>RDB</text:p>
          </table:table-cell>
          <table:table-cell table:style-name="ce7" office:value-type="string">
            <text:p>road bend</text:p>
          </table:table-cell>
          <table:table-cell table:style-name="ce7" office:value-type="string">
            <text:p>a conspicuously curved or bent section of a road</text:p>
          </table:table-cell>
          <table:table-cell table:formula="of:=CONCATENATE(&quot;&lt;message&gt;&lt;source&gt;&quot;;[.E240];&quot;&lt;/source&gt;&lt;translation&gt;&quot;;[.B240];&quot;&lt;/translation&gt;&lt;/message&gt;&quot;)" office:value-type="string" office:string-value="&lt;message&gt;&lt;source&gt;road bend&lt;/source&gt;&lt;translation&gt;route virage&lt;/translation&gt;&lt;/message&gt;">
            <text:p>&lt;message&gt;&lt;source&gt;road bend&lt;/source&gt;&lt;translation&gt;route virage&lt;/translation&gt;&lt;/message&gt;</text:p>
          </table:table-cell>
          <table:table-cell table:number-columns-repeated="1017"/>
        </table:table-row>
        <table:table-row table:style-name="ro1">
          <table:table-cell table:style-name="ce7" office:value-type="string">
            <text:p>RDCUT</text:p>
          </table:table-cell>
          <table:table-cell table:style-name="ce7" office:value-type="string">
            <text:p>coupe la route</text:p>
          </table:table-cell>
          <table:table-cell table:style-name="ce7" office:value-type="string">
            <text:p>une excavation couper à travers une colline ou une crête d'une route</text:p>
          </table:table-cell>
          <table:table-cell table:style-name="ce7" office:value-type="string">
            <text:p>RDCUT</text:p>
          </table:table-cell>
          <table:table-cell table:style-name="ce7" office:value-type="string">
            <text:p>road cut</text:p>
          </table:table-cell>
          <table:table-cell table:style-name="ce7" office:value-type="string">
            <text:p>an excavation cut through a hill or ridge for a road</text:p>
          </table:table-cell>
          <table:table-cell table:formula="of:=CONCATENATE(&quot;&lt;message&gt;&lt;source&gt;&quot;;[.E241];&quot;&lt;/source&gt;&lt;translation&gt;&quot;;[.B241];&quot;&lt;/translation&gt;&lt;/message&gt;&quot;)" office:value-type="string" office:string-value="&lt;message&gt;&lt;source&gt;road cut&lt;/source&gt;&lt;translation&gt;coupe la route&lt;/translation&gt;&lt;/message&gt;">
            <text:p>&lt;message&gt;&lt;source&gt;road cut&lt;/source&gt;&lt;translation&gt;coupe la route&lt;/translation&gt;&lt;/message&gt;</text:p>
          </table:table-cell>
          <table:table-cell table:number-columns-repeated="1017"/>
        </table:table-row>
        <table:table-row table:style-name="ro1">
          <table:table-cell table:style-name="ce7" office:value-type="string">
            <text:p>RDJCT</text:p>
          </table:table-cell>
          <table:table-cell table:style-name="ce7" office:value-type="string">
            <text:p>croisement</text:p>
          </table:table-cell>
          <table:table-cell table:style-name="ce7" office:value-type="string">
            <text:p>un endroit où deux ou plusieurs routes rejoindre</text:p>
          </table:table-cell>
          <table:table-cell table:style-name="ce7" office:value-type="string">
            <text:p>RDJCT</text:p>
          </table:table-cell>
          <table:table-cell table:style-name="ce7" office:value-type="string">
            <text:p>road junction</text:p>
          </table:table-cell>
          <table:table-cell table:style-name="ce7" office:value-type="string">
            <text:p>a place where two or more roads join</text:p>
          </table:table-cell>
          <table:table-cell table:formula="of:=CONCATENATE(&quot;&lt;message&gt;&lt;source&gt;&quot;;[.E242];&quot;&lt;/source&gt;&lt;translation&gt;&quot;;[.B242];&quot;&lt;/translation&gt;&lt;/message&gt;&quot;)" office:value-type="string" office:string-value="&lt;message&gt;&lt;source&gt;road junction&lt;/source&gt;&lt;translation&gt;croisement&lt;/translation&gt;&lt;/message&gt;">
            <text:p>&lt;message&gt;&lt;source&gt;road junction&lt;/source&gt;&lt;translation&gt;croisement&lt;/translation&gt;&lt;/message&gt;</text:p>
          </table:table-cell>
          <table:table-cell table:number-columns-repeated="1017"/>
        </table:table-row>
        <table:table-row table:style-name="ro1">
          <table:table-cell table:style-name="ce7" office:value-type="string">
            <text:p>RJCT</text:p>
          </table:table-cell>
          <table:table-cell table:style-name="ce7" office:value-type="string">
            <text:p>nœud ferroviaire</text:p>
          </table:table-cell>
          <table:table-cell table:style-name="ce7" office:value-type="string">
            <text:p>un endroit où deux ou plusieurs voies ferrées rejoindre</text:p>
          </table:table-cell>
          <table:table-cell table:style-name="ce7" office:value-type="string">
            <text:p>RJCT</text:p>
          </table:table-cell>
          <table:table-cell table:style-name="ce7" office:value-type="string">
            <text:p>railroad junction</text:p>
          </table:table-cell>
          <table:table-cell table:style-name="ce7" office:value-type="string">
            <text:p>a place where two or more railroad tracks join</text:p>
          </table:table-cell>
          <table:table-cell table:formula="of:=CONCATENATE(&quot;&lt;message&gt;&lt;source&gt;&quot;;[.E243];&quot;&lt;/source&gt;&lt;translation&gt;&quot;;[.B243];&quot;&lt;/translation&gt;&lt;/message&gt;&quot;)" office:value-type="string" office:string-value="&lt;message&gt;&lt;source&gt;railroad junction&lt;/source&gt;&lt;translation&gt;nœud ferroviaire&lt;/translation&gt;&lt;/message&gt;">
            <text:p>&lt;message&gt;&lt;source&gt;railroad junction&lt;/source&gt;&lt;translation&gt;nœud ferroviaire&lt;/translation&gt;&lt;/message&gt;</text:p>
          </table:table-cell>
          <table:table-cell table:number-columns-repeated="1017"/>
        </table:table-row>
        <table:table-row table:style-name="ro1">
          <table:table-cell table:style-name="ce7" office:value-type="string">
            <text:p>RR</text:p>
          </table:table-cell>
          <table:table-cell table:style-name="ce7" office:value-type="string">
            <text:p>chemin de fer</text:p>
          </table:table-cell>
          <table:table-cell table:style-name="ce7" office:value-type="string">
            <text:p>une permanente double en acier-rail sur lequel les wagons de marchandises et de passagers se déplacer sur de longues distances</text:p>
          </table:table-cell>
          <table:table-cell table:style-name="ce7" office:value-type="string">
            <text:p>RR</text:p>
          </table:table-cell>
          <table:table-cell table:style-name="ce7" office:value-type="string">
            <text:p>railroad</text:p>
          </table:table-cell>
          <table:table-cell table:style-name="ce7" office:value-type="string">
            <text:p>a permanent twin steel-rail track on which freight and passenger cars move long distances</text:p>
          </table:table-cell>
          <table:table-cell table:formula="of:=CONCATENATE(&quot;&lt;message&gt;&lt;source&gt;&quot;;[.E244];&quot;&lt;/source&gt;&lt;translation&gt;&quot;;[.B244];&quot;&lt;/translation&gt;&lt;/message&gt;&quot;)" office:value-type="string" office:string-value="&lt;message&gt;&lt;source&gt;railroad&lt;/source&gt;&lt;translation&gt;chemin de fer&lt;/translation&gt;&lt;/message&gt;">
            <text:p>&lt;message&gt;&lt;source&gt;railroad&lt;/source&gt;&lt;translation&gt;chemin de fer&lt;/translation&gt;&lt;/message&gt;</text:p>
          </table:table-cell>
          <table:table-cell table:number-columns-repeated="1017"/>
        </table:table-row>
        <table:table-row table:style-name="ro1">
          <table:table-cell table:style-name="ce7" office:value-type="string">
            <text:p>RRQ</text:p>
          </table:table-cell>
          <table:table-cell table:style-name="ce7" office:value-type="string">
            <text:p>chemin de fer abandonné</text:p>
          </table:table-cell>
          <table:table-cell table:style-name="ce9"/>
          <table:table-cell table:style-name="ce7" office:value-type="string">
            <text:p>RRQ</text:p>
          </table:table-cell>
          <table:table-cell table:style-name="ce7" office:value-type="string">
            <text:p>abandoned railroad</text:p>
          </table:table-cell>
          <table:table-cell table:style-name="ce9"/>
          <table:table-cell table:formula="of:=CONCATENATE(&quot;&lt;message&gt;&lt;source&gt;&quot;;[.E245];&quot;&lt;/source&gt;&lt;translation&gt;&quot;;[.B245];&quot;&lt;/translation&gt;&lt;/message&gt;&quot;)" office:value-type="string" office:string-value="&lt;message&gt;&lt;source&gt;abandoned railroad&lt;/source&gt;&lt;translation&gt;chemin de fer abandonné&lt;/translation&gt;&lt;/message&gt;">
            <text:p>&lt;message&gt;&lt;source&gt;abandoned railroad&lt;/source&gt;&lt;translation&gt;chemin de fer abandonné&lt;/translation&gt;&lt;/message&gt;</text:p>
          </table:table-cell>
          <table:table-cell table:number-columns-repeated="1017"/>
        </table:table-row>
        <table:table-row table:style-name="ro1">
          <table:table-cell table:style-name="ce7" office:value-type="string">
            <text:p>RTE</text:p>
          </table:table-cell>
          <table:table-cell table:style-name="ce7" office:value-type="string">
            <text:p>route des caravanes</text:p>
          </table:table-cell>
          <table:table-cell table:style-name="ce7" office:value-type="string">
            <text:p>l'itinéraire emprunté par les caravanes</text:p>
          </table:table-cell>
          <table:table-cell table:style-name="ce7" office:value-type="string">
            <text:p>RTE</text:p>
          </table:table-cell>
          <table:table-cell table:style-name="ce7" office:value-type="string">
            <text:p>caravan route</text:p>
          </table:table-cell>
          <table:table-cell table:style-name="ce7" office:value-type="string">
            <text:p>the route taken by caravans</text:p>
          </table:table-cell>
          <table:table-cell table:formula="of:=CONCATENATE(&quot;&lt;message&gt;&lt;source&gt;&quot;;[.E246];&quot;&lt;/source&gt;&lt;translation&gt;&quot;;[.B246];&quot;&lt;/translation&gt;&lt;/message&gt;&quot;)" office:value-type="string" office:string-value="&lt;message&gt;&lt;source&gt;caravan route&lt;/source&gt;&lt;translation&gt;route des caravanes&lt;/translation&gt;&lt;/message&gt;">
            <text:p>&lt;message&gt;&lt;source&gt;caravan route&lt;/source&gt;&lt;translation&gt;route des caravanes&lt;/translation&gt;&lt;/message&gt;</text:p>
          </table:table-cell>
          <table:table-cell table:number-columns-repeated="1017"/>
        </table:table-row>
        <table:table-row table:style-name="ro1">
          <table:table-cell table:style-name="ce7" office:value-type="string">
            <text:p>RYD</text:p>
          </table:table-cell>
          <table:table-cell table:style-name="ce7" office:value-type="string">
            <text:p>gare de triage</text:p>
          </table:table-cell>
          <table:table-cell table:style-name="ce7" office:value-type="string">
            <text:p>un système de pistes utilisées pour la fabrication de trains et de commutation et de stockage des wagons de marchandises</text:p>
          </table:table-cell>
          <table:table-cell table:style-name="ce7" office:value-type="string">
            <text:p>RYD</text:p>
          </table:table-cell>
          <table:table-cell table:style-name="ce7" office:value-type="string">
            <text:p>railroad yard</text:p>
          </table:table-cell>
          <table:table-cell table:style-name="ce7" office:value-type="string">
            <text:p>a system of tracks used for the making up of trains, and switching and storing freight cars</text:p>
          </table:table-cell>
          <table:table-cell table:formula="of:=CONCATENATE(&quot;&lt;message&gt;&lt;source&gt;&quot;;[.E247];&quot;&lt;/source&gt;&lt;translation&gt;&quot;;[.B247];&quot;&lt;/translation&gt;&lt;/message&gt;&quot;)" office:value-type="string" office:string-value="&lt;message&gt;&lt;source&gt;railroad yard&lt;/source&gt;&lt;translation&gt;gare de triage&lt;/translation&gt;&lt;/message&gt;">
            <text:p>&lt;message&gt;&lt;source&gt;railroad yard&lt;/source&gt;&lt;translation&gt;gare de triage&lt;/translation&gt;&lt;/message&gt;</text:p>
          </table:table-cell>
          <table:table-cell table:number-columns-repeated="1017"/>
        </table:table-row>
        <table:table-row table:style-name="ro1">
          <table:table-cell table:style-name="ce7" office:value-type="string">
            <text:p>ST</text:p>
          </table:table-cell>
          <table:table-cell table:style-name="ce7" office:value-type="string">
            <text:p>rue</text:p>
          </table:table-cell>
          <table:table-cell table:style-name="ce7" office:value-type="string">
            <text:p>une voie pavée en milieu urbain</text:p>
          </table:table-cell>
          <table:table-cell table:style-name="ce7" office:value-type="string">
            <text:p>ST</text:p>
          </table:table-cell>
          <table:table-cell table:style-name="ce7" office:value-type="string">
            <text:p>street</text:p>
          </table:table-cell>
          <table:table-cell table:style-name="ce7" office:value-type="string">
            <text:p>a paved urban thoroughfare</text:p>
          </table:table-cell>
          <table:table-cell table:formula="of:=CONCATENATE(&quot;&lt;message&gt;&lt;source&gt;&quot;;[.E248];&quot;&lt;/source&gt;&lt;translation&gt;&quot;;[.B248];&quot;&lt;/translation&gt;&lt;/message&gt;&quot;)" office:value-type="string" office:string-value="&lt;message&gt;&lt;source&gt;street&lt;/source&gt;&lt;translation&gt;rue&lt;/translation&gt;&lt;/message&gt;">
            <text:p>&lt;message&gt;&lt;source&gt;street&lt;/source&gt;&lt;translation&gt;rue&lt;/translation&gt;&lt;/message&gt;</text:p>
          </table:table-cell>
          <table:table-cell table:number-columns-repeated="1017"/>
        </table:table-row>
        <table:table-row table:style-name="ro1">
          <table:table-cell table:style-name="ce7" office:value-type="string">
            <text:p>STKR</text:p>
          </table:table-cell>
          <table:table-cell table:style-name="ce7" office:value-type="string">
            <text:p>voie de stock</text:p>
          </table:table-cell>
          <table:table-cell table:style-name="ce7" office:value-type="string">
            <text:p>un itinéraire emprunté par les troupeaux de bétail</text:p>
          </table:table-cell>
          <table:table-cell table:style-name="ce7" office:value-type="string">
            <text:p>STKR</text:p>
          </table:table-cell>
          <table:table-cell table:style-name="ce7" office:value-type="string">
            <text:p>stock route</text:p>
          </table:table-cell>
          <table:table-cell table:style-name="ce7" office:value-type="string">
            <text:p>a route taken by livestock herds</text:p>
          </table:table-cell>
          <table:table-cell table:formula="of:=CONCATENATE(&quot;&lt;message&gt;&lt;source&gt;&quot;;[.E249];&quot;&lt;/source&gt;&lt;translation&gt;&quot;;[.B249];&quot;&lt;/translation&gt;&lt;/message&gt;&quot;)" office:value-type="string" office:string-value="&lt;message&gt;&lt;source&gt;stock route&lt;/source&gt;&lt;translation&gt;voie de stock&lt;/translation&gt;&lt;/message&gt;">
            <text:p>&lt;message&gt;&lt;source&gt;stock route&lt;/source&gt;&lt;translation&gt;voie de stock&lt;/translation&gt;&lt;/message&gt;</text:p>
          </table:table-cell>
          <table:table-cell table:number-columns-repeated="1017"/>
        </table:table-row>
        <table:table-row table:style-name="ro1">
          <table:table-cell table:style-name="ce7" office:value-type="string">
            <text:p>TNL</text:p>
          </table:table-cell>
          <table:table-cell table:style-name="ce7" office:value-type="string">
            <text:p>tunnel</text:p>
          </table:table-cell>
          <table:table-cell table:style-name="ce7" office:value-type="string">
            <text:p>un passage souterrain pour le transport</text:p>
          </table:table-cell>
          <table:table-cell table:style-name="ce7" office:value-type="string">
            <text:p>TNL</text:p>
          </table:table-cell>
          <table:table-cell table:style-name="ce7" office:value-type="string">
            <text:p>tunnel</text:p>
          </table:table-cell>
          <table:table-cell table:style-name="ce7" office:value-type="string">
            <text:p>a subterranean passageway for transportation</text:p>
          </table:table-cell>
          <table:table-cell table:formula="of:=CONCATENATE(&quot;&lt;message&gt;&lt;source&gt;&quot;;[.E250];&quot;&lt;/source&gt;&lt;translation&gt;&quot;;[.B250];&quot;&lt;/translation&gt;&lt;/message&gt;&quot;)" office:value-type="string" office:string-value="&lt;message&gt;&lt;source&gt;tunnel&lt;/source&gt;&lt;translation&gt;tunnel&lt;/translation&gt;&lt;/message&gt;">
            <text:p>&lt;message&gt;&lt;source&gt;tunnel&lt;/source&gt;&lt;translation&gt;tunnel&lt;/translation&gt;&lt;/message&gt;</text:p>
          </table:table-cell>
          <table:table-cell table:number-columns-repeated="1017"/>
        </table:table-row>
        <table:table-row table:style-name="ro1">
          <table:table-cell table:style-name="ce7" office:value-type="string">
            <text:p>TNLN</text:p>
          </table:table-cell>
          <table:table-cell table:style-name="ce7" office:value-type="string">
            <text:p>tunnel naturel</text:p>
          </table:table-cell>
          <table:table-cell table:style-name="ce7" office:value-type="string">
            <text:p>une caverne qui est ouvert à ses deux extrémités</text:p>
          </table:table-cell>
          <table:table-cell table:style-name="ce7" office:value-type="string">
            <text:p>TNLN</text:p>
          </table:table-cell>
          <table:table-cell table:style-name="ce7" office:value-type="string">
            <text:p>natural tunnel</text:p>
          </table:table-cell>
          <table:table-cell table:style-name="ce7" office:value-type="string">
            <text:p>a cave that is open at both ends</text:p>
          </table:table-cell>
          <table:table-cell table:formula="of:=CONCATENATE(&quot;&lt;message&gt;&lt;source&gt;&quot;;[.E251];&quot;&lt;/source&gt;&lt;translation&gt;&quot;;[.B251];&quot;&lt;/translation&gt;&lt;/message&gt;&quot;)" office:value-type="string" office:string-value="&lt;message&gt;&lt;source&gt;natural tunnel&lt;/source&gt;&lt;translation&gt;tunnel naturel&lt;/translation&gt;&lt;/message&gt;">
            <text:p>&lt;message&gt;&lt;source&gt;natural tunnel&lt;/source&gt;&lt;translation&gt;tunnel naturel&lt;/translation&gt;&lt;/message&gt;</text:p>
          </table:table-cell>
          <table:table-cell table:number-columns-repeated="1017"/>
        </table:table-row>
        <table:table-row table:style-name="ro1">
          <table:table-cell table:style-name="ce7" office:value-type="string">
            <text:p>TNLRD</text:p>
          </table:table-cell>
          <table:table-cell table:style-name="ce7" office:value-type="string">
            <text:p>tunnel routier</text:p>
          </table:table-cell>
          <table:table-cell table:style-name="ce7" office:value-type="string">
            <text:p>un tunnel à travers lequel passe une route</text:p>
          </table:table-cell>
          <table:table-cell table:style-name="ce7" office:value-type="string">
            <text:p>TNLRD</text:p>
          </table:table-cell>
          <table:table-cell table:style-name="ce7" office:value-type="string">
            <text:p>road tunnel</text:p>
          </table:table-cell>
          <table:table-cell table:style-name="ce7" office:value-type="string">
            <text:p>a tunnel through which a road passes</text:p>
          </table:table-cell>
          <table:table-cell table:formula="of:=CONCATENATE(&quot;&lt;message&gt;&lt;source&gt;&quot;;[.E252];&quot;&lt;/source&gt;&lt;translation&gt;&quot;;[.B252];&quot;&lt;/translation&gt;&lt;/message&gt;&quot;)" office:value-type="string" office:string-value="&lt;message&gt;&lt;source&gt;road tunnel&lt;/source&gt;&lt;translation&gt;tunnel routier&lt;/translation&gt;&lt;/message&gt;">
            <text:p>&lt;message&gt;&lt;source&gt;road tunnel&lt;/source&gt;&lt;translation&gt;tunnel routier&lt;/translation&gt;&lt;/message&gt;</text:p>
          </table:table-cell>
          <table:table-cell table:number-columns-repeated="1017"/>
        </table:table-row>
        <table:table-row table:style-name="ro1">
          <table:table-cell table:style-name="ce7" office:value-type="string">
            <text:p>TNLRR</text:p>
          </table:table-cell>
          <table:table-cell table:style-name="ce7" office:value-type="string">
            <text:p>tunnel ferroviaire</text:p>
          </table:table-cell>
          <table:table-cell table:style-name="ce7" office:value-type="string">
            <text:p>un tunnel à travers lequel passe un chemin de fer</text:p>
          </table:table-cell>
          <table:table-cell table:style-name="ce7" office:value-type="string">
            <text:p>TNLRR</text:p>
          </table:table-cell>
          <table:table-cell table:style-name="ce7" office:value-type="string">
            <text:p>railroad tunnel</text:p>
          </table:table-cell>
          <table:table-cell table:style-name="ce7" office:value-type="string">
            <text:p>a tunnel through which a railroad passes</text:p>
          </table:table-cell>
          <table:table-cell table:formula="of:=CONCATENATE(&quot;&lt;message&gt;&lt;source&gt;&quot;;[.E253];&quot;&lt;/source&gt;&lt;translation&gt;&quot;;[.B253];&quot;&lt;/translation&gt;&lt;/message&gt;&quot;)" office:value-type="string" office:string-value="&lt;message&gt;&lt;source&gt;railroad tunnel&lt;/source&gt;&lt;translation&gt;tunnel ferroviaire&lt;/translation&gt;&lt;/message&gt;">
            <text:p>&lt;message&gt;&lt;source&gt;railroad tunnel&lt;/source&gt;&lt;translation&gt;tunnel ferroviaire&lt;/translation&gt;&lt;/message&gt;</text:p>
          </table:table-cell>
          <table:table-cell table:number-columns-repeated="1017"/>
        </table:table-row>
        <table:table-row table:style-name="ro1">
          <table:table-cell table:style-name="ce7" office:value-type="string">
            <text:p>TNLS</text:p>
          </table:table-cell>
          <table:table-cell table:style-name="ce7" office:value-type="string">
            <text:p>tunnels</text:p>
          </table:table-cell>
          <table:table-cell table:style-name="ce7" office:value-type="string">
            <text:p>passages souterrains pour le transport</text:p>
          </table:table-cell>
          <table:table-cell table:style-name="ce7" office:value-type="string">
            <text:p>TNLS</text:p>
          </table:table-cell>
          <table:table-cell table:style-name="ce7" office:value-type="string">
            <text:p>tunnels</text:p>
          </table:table-cell>
          <table:table-cell table:style-name="ce7" office:value-type="string">
            <text:p>subterranean passageways for transportation</text:p>
          </table:table-cell>
          <table:table-cell table:formula="of:=CONCATENATE(&quot;&lt;message&gt;&lt;source&gt;&quot;;[.E254];&quot;&lt;/source&gt;&lt;translation&gt;&quot;;[.B254];&quot;&lt;/translation&gt;&lt;/message&gt;&quot;)" office:value-type="string" office:string-value="&lt;message&gt;&lt;source&gt;tunnels&lt;/source&gt;&lt;translation&gt;tunnels&lt;/translation&gt;&lt;/message&gt;">
            <text:p>&lt;message&gt;&lt;source&gt;tunnels&lt;/source&gt;&lt;translation&gt;tunnels&lt;/translation&gt;&lt;/message&gt;</text:p>
          </table:table-cell>
          <table:table-cell table:number-columns-repeated="1017"/>
        </table:table-row>
        <table:table-row table:style-name="ro1">
          <table:table-cell table:style-name="ce7" office:value-type="string">
            <text:p>TRL</text:p>
          </table:table-cell>
          <table:table-cell table:style-name="ce7" office:value-type="string">
            <text:p>piste</text:p>
          </table:table-cell>
          <table:table-cell table:style-name="ce7" office:value-type="string">
            <text:p>un chemin, une piste ou route utilisée par les piétons, les animaux ou les véhicules hors route</text:p>
          </table:table-cell>
          <table:table-cell table:style-name="ce7" office:value-type="string">
            <text:p>TRL</text:p>
          </table:table-cell>
          <table:table-cell table:style-name="ce7" office:value-type="string">
            <text:p>trail</text:p>
          </table:table-cell>
          <table:table-cell table:style-name="ce7" office:value-type="string">
            <text:p>a path, track, or route used by pedestrians, animals, or off-road vehicles</text:p>
          </table:table-cell>
          <table:table-cell table:formula="of:=CONCATENATE(&quot;&lt;message&gt;&lt;source&gt;&quot;;[.E255];&quot;&lt;/source&gt;&lt;translation&gt;&quot;;[.B255];&quot;&lt;/translation&gt;&lt;/message&gt;&quot;)" office:value-type="string" office:string-value="&lt;message&gt;&lt;source&gt;trail&lt;/source&gt;&lt;translation&gt;piste&lt;/translation&gt;&lt;/message&gt;">
            <text:p>&lt;message&gt;&lt;source&gt;trail&lt;/source&gt;&lt;translation&gt;piste&lt;/translation&gt;&lt;/message&gt;</text:p>
          </table:table-cell>
          <table:table-cell table:number-columns-repeated="1017"/>
        </table:table-row>
        <table:table-row table:style-name="ro1">
          <table:table-cell table:style-name="ce6" office:value-type="string" table:number-columns-spanned="3" table:number-rows-spanned="1">
            <text:p>Spot S, bâtiment, ferme</text:p>
          </table:table-cell>
          <table:covered-table-cell table:style-name="Default"/>
          <table:covered-table-cell table:style-name="Default"/>
          <table:table-cell table:style-name="ce6" office:value-type="string" table:number-columns-spanned="3" table:number-rows-spanned="1">
            <text:p>S spot, building, farm</text:p>
          </table:table-cell>
          <table:covered-table-cell table:style-name="Default"/>
          <table:covered-table-cell table:style-name="Default"/>
          <table:table-cell table:number-columns-repeated="1018"/>
        </table:table-row>
        <table:table-row table:style-name="ro1">
          <table:table-cell table:style-name="ce7" office:value-type="string">
            <text:p>ADMF</text:p>
          </table:table-cell>
          <table:table-cell table:style-name="ce7" office:value-type="string">
            <text:p>installation administrative</text:p>
          </table:table-cell>
          <table:table-cell table:style-name="ce7" office:value-type="string">
            <text:p>un bâtiment du gouvernement</text:p>
          </table:table-cell>
          <table:table-cell table:style-name="ce7" office:value-type="string">
            <text:p>ADMF</text:p>
          </table:table-cell>
          <table:table-cell table:style-name="ce7" office:value-type="string">
            <text:p>administrative facility</text:p>
          </table:table-cell>
          <table:table-cell table:style-name="ce7" office:value-type="string">
            <text:p>a government building</text:p>
          </table:table-cell>
          <table:table-cell table:formula="of:=CONCATENATE(&quot;&lt;message&gt;&lt;source&gt;&quot;;[.E257];&quot;&lt;/source&gt;&lt;translation&gt;&quot;;[.B257];&quot;&lt;/translation&gt;&lt;/message&gt;&quot;)" office:value-type="string" office:string-value="&lt;message&gt;&lt;source&gt;administrative facility&lt;/source&gt;&lt;translation&gt;installation administrative&lt;/translation&gt;&lt;/message&gt;">
            <text:p>&lt;message&gt;&lt;source&gt;administrative facility&lt;/source&gt;&lt;translation&gt;installation administrative&lt;/translation&gt;&lt;/message&gt;</text:p>
          </table:table-cell>
          <table:table-cell table:number-columns-repeated="1017"/>
        </table:table-row>
        <table:table-row table:style-name="ro1">
          <table:table-cell table:style-name="ce7" office:value-type="string">
            <text:p>AGRF</text:p>
          </table:table-cell>
          <table:table-cell table:style-name="ce7" office:value-type="string">
            <text:p>installation agricole</text:p>
          </table:table-cell>
          <table:table-cell table:style-name="ce7" office:value-type="string">
            <text:p>un bâtiment et / ou des voies de terres utilisées pour l'amélioration de l'agriculture</text:p>
          </table:table-cell>
          <table:table-cell table:style-name="ce7" office:value-type="string">
            <text:p>AGRF</text:p>
          </table:table-cell>
          <table:table-cell table:style-name="ce7" office:value-type="string">
            <text:p>agricultural facility</text:p>
          </table:table-cell>
          <table:table-cell table:style-name="ce7" office:value-type="string">
            <text:p>a building and/or tract of land used for improving agriculture</text:p>
          </table:table-cell>
          <table:table-cell table:formula="of:=CONCATENATE(&quot;&lt;message&gt;&lt;source&gt;&quot;;[.E258];&quot;&lt;/source&gt;&lt;translation&gt;&quot;;[.B258];&quot;&lt;/translation&gt;&lt;/message&gt;&quot;)" office:value-type="string" office:string-value="&lt;message&gt;&lt;source&gt;agricultural facility&lt;/source&gt;&lt;translation&gt;installation agricole&lt;/translation&gt;&lt;/message&gt;">
            <text:p>&lt;message&gt;&lt;source&gt;agricultural facility&lt;/source&gt;&lt;translation&gt;installation agricole&lt;/translation&gt;&lt;/message&gt;</text:p>
          </table:table-cell>
          <table:table-cell table:number-columns-repeated="1017"/>
        </table:table-row>
        <table:table-row table:style-name="ro1">
          <table:table-cell table:style-name="ce7" office:value-type="string">
            <text:p>NI avancée</text:p>
          </table:table-cell>
          <table:table-cell table:style-name="ce7" office:value-type="string">
            <text:p>base aérienne</text:p>
          </table:table-cell>
          <table:table-cell table:style-name="ce7" office:value-type="string">
            <text:p>une zone utilisée pour stocker les fournitures, fournir des casernes pour le personnel de la Force aérienne, les hangars et les pistes pour aéronefs, et à partir duquel les opérations sont initiées</text:p>
          </table:table-cell>
          <table:table-cell table:style-name="ce7" office:value-type="string">
            <text:p>AIRB</text:p>
          </table:table-cell>
          <table:table-cell table:style-name="ce7" office:value-type="string">
            <text:p>airbase</text:p>
          </table:table-cell>
          <table:table-cell table:style-name="ce7" office:value-type="string">
            <text:p>an area used to store supplies, provide barracks for air force personnel, hangars and runways for aircraft, and from which operations are initiated</text:p>
          </table:table-cell>
          <table:table-cell table:formula="of:=CONCATENATE(&quot;&lt;message&gt;&lt;source&gt;&quot;;[.E259];&quot;&lt;/source&gt;&lt;translation&gt;&quot;;[.B259];&quot;&lt;/translation&gt;&lt;/message&gt;&quot;)" office:value-type="string" office:string-value="&lt;message&gt;&lt;source&gt;airbase&lt;/source&gt;&lt;translation&gt;base aérienne&lt;/translation&gt;&lt;/message&gt;">
            <text:p>&lt;message&gt;&lt;source&gt;airbase&lt;/source&gt;&lt;translation&gt;base aérienne&lt;/translation&gt;&lt;/message&gt;</text:p>
          </table:table-cell>
          <table:table-cell table:number-columns-repeated="1017"/>
        </table:table-row>
        <table:table-row table:style-name="ro1">
          <table:table-cell table:style-name="ce7" office:value-type="string">
            <text:p>AIRF</text:p>
          </table:table-cell>
          <table:table-cell table:style-name="ce7" office:value-type="string">
            <text:p>aérodrome</text:p>
          </table:table-cell>
          <table:table-cell table:style-name="ce7" office:value-type="string">
            <text:p>un endroit sur terre où la terre et de décollage des aéronefs; pas d'installations prévues pour la manutention commercial de passagers et de fret</text:p>
          </table:table-cell>
          <table:table-cell table:style-name="ce7" office:value-type="string">
            <text:p>AIRF</text:p>
          </table:table-cell>
          <table:table-cell table:style-name="ce7" office:value-type="string">
            <text:p>airfield</text:p>
          </table:table-cell>
          <table:table-cell table:style-name="ce7" office:value-type="string">
            <text:p>a place on land where aircraft land and take off; no facilities provided for the commercial handling of passengers and cargo</text:p>
          </table:table-cell>
          <table:table-cell table:formula="of:=CONCATENATE(&quot;&lt;message&gt;&lt;source&gt;&quot;;[.E260];&quot;&lt;/source&gt;&lt;translation&gt;&quot;;[.B260];&quot;&lt;/translation&gt;&lt;/message&gt;&quot;)" office:value-type="string" office:string-value="&lt;message&gt;&lt;source&gt;airfield&lt;/source&gt;&lt;translation&gt;aérodrome&lt;/translation&gt;&lt;/message&gt;">
            <text:p>&lt;message&gt;&lt;source&gt;airfield&lt;/source&gt;&lt;translation&gt;aérodrome&lt;/translation&gt;&lt;/message&gt;</text:p>
          </table:table-cell>
          <table:table-cell table:number-columns-repeated="1017"/>
        </table:table-row>
        <table:table-row table:style-name="ro1">
          <table:table-cell table:style-name="ce7" office:value-type="string">
            <text:p>AIRH</text:p>
          </table:table-cell>
          <table:table-cell table:style-name="ce7" office:value-type="string">
            <text:p>héliport</text:p>
          </table:table-cell>
          <table:table-cell table:style-name="ce7" office:value-type="string">
            <text:p>un endroit où les hélicoptères atterrir et décoller</text:p>
          </table:table-cell>
          <table:table-cell table:style-name="ce7" office:value-type="string">
            <text:p>AIRH</text:p>
          </table:table-cell>
          <table:table-cell table:style-name="ce7" office:value-type="string">
            <text:p>heliport</text:p>
          </table:table-cell>
          <table:table-cell table:style-name="ce7" office:value-type="string">
            <text:p>a place where helicopters land and take off</text:p>
          </table:table-cell>
          <table:table-cell table:formula="of:=CONCATENATE(&quot;&lt;message&gt;&lt;source&gt;&quot;;[.E261];&quot;&lt;/source&gt;&lt;translation&gt;&quot;;[.B261];&quot;&lt;/translation&gt;&lt;/message&gt;&quot;)" office:value-type="string" office:string-value="&lt;message&gt;&lt;source&gt;heliport&lt;/source&gt;&lt;translation&gt;héliport&lt;/translation&gt;&lt;/message&gt;">
            <text:p>&lt;message&gt;&lt;source&gt;heliport&lt;/source&gt;&lt;translation&gt;héliport&lt;/translation&gt;&lt;/message&gt;</text:p>
          </table:table-cell>
          <table:table-cell table:number-columns-repeated="1017"/>
        </table:table-row>
        <table:table-row table:style-name="ro1">
          <table:table-cell table:style-name="ce7" office:value-type="string">
            <text:p>AIRP</text:p>
          </table:table-cell>
          <table:table-cell table:style-name="ce7" office:value-type="string">
            <text:p>aéroport</text:p>
          </table:table-cell>
          <table:table-cell table:style-name="ce7" office:value-type="string">
            <text:p>un endroit où les avions régulièrement atterrir et décoller, avec des pistes, aides à la navigation et autres équipements lourds pour la manutention commercial de passagers et de fret</text:p>
          </table:table-cell>
          <table:table-cell table:style-name="ce7" office:value-type="string">
            <text:p>AIRP</text:p>
          </table:table-cell>
          <table:table-cell table:style-name="ce7" office:value-type="string">
            <text:p>airport</text:p>
          </table:table-cell>
          <table:table-cell table:style-name="ce7" office:value-type="string">
            <text:p>a place where aircraft regularly land and take off, with runways, navigational aids, and major facilities for the commercial handling of passengers and cargo</text:p>
          </table:table-cell>
          <table:table-cell table:formula="of:=CONCATENATE(&quot;&lt;message&gt;&lt;source&gt;&quot;;[.E262];&quot;&lt;/source&gt;&lt;translation&gt;&quot;;[.B262];&quot;&lt;/translation&gt;&lt;/message&gt;&quot;)" office:value-type="string" office:string-value="&lt;message&gt;&lt;source&gt;airport&lt;/source&gt;&lt;translation&gt;aéroport&lt;/translation&gt;&lt;/message&gt;">
            <text:p>&lt;message&gt;&lt;source&gt;airport&lt;/source&gt;&lt;translation&gt;aéroport&lt;/translation&gt;&lt;/message&gt;</text:p>
          </table:table-cell>
          <table:table-cell table:number-columns-repeated="1017"/>
        </table:table-row>
        <table:table-row table:style-name="ro1">
          <table:table-cell table:style-name="ce7" office:value-type="string">
            <text:p>AirQ</text:p>
          </table:table-cell>
          <table:table-cell table:style-name="ce7" office:value-type="string">
            <text:p>terrain d'aviation abandonné</text:p>
          </table:table-cell>
          <table:table-cell table:style-name="ce9"/>
          <table:table-cell table:style-name="ce7" office:value-type="string">
            <text:p>AIRQ</text:p>
          </table:table-cell>
          <table:table-cell table:style-name="ce7" office:value-type="string">
            <text:p>abandoned airfield</text:p>
          </table:table-cell>
          <table:table-cell table:style-name="ce9"/>
          <table:table-cell table:formula="of:=CONCATENATE(&quot;&lt;message&gt;&lt;source&gt;&quot;;[.E263];&quot;&lt;/source&gt;&lt;translation&gt;&quot;;[.B263];&quot;&lt;/translation&gt;&lt;/message&gt;&quot;)" office:value-type="string" office:string-value="&lt;message&gt;&lt;source&gt;abandoned airfield&lt;/source&gt;&lt;translation&gt;terrain d'aviation abandonné&lt;/translation&gt;&lt;/message&gt;">
            <text:p>&lt;message&gt;&lt;source&gt;abandoned airfield&lt;/source&gt;&lt;translation&gt;terrain d'aviation abandonné&lt;/translation&gt;&lt;/message&gt;</text:p>
          </table:table-cell>
          <table:table-cell table:number-columns-repeated="1017"/>
        </table:table-row>
        <table:table-row table:style-name="ro1">
          <table:table-cell table:style-name="ce7" office:value-type="string">
            <text:p>Amth</text:p>
          </table:table-cell>
          <table:table-cell table:style-name="ce7" office:value-type="string">
            <text:p>amphithéâtre</text:p>
          </table:table-cell>
          <table:table-cell table:style-name="ce7" office:value-type="string">
            <text:p>une structure ovale ou circulaire avec les niveaux croissants de sièges sur un stade ou un espace ouvert</text:p>
          </table:table-cell>
          <table:table-cell table:style-name="ce7" office:value-type="string">
            <text:p>AMTH</text:p>
          </table:table-cell>
          <table:table-cell table:style-name="ce7" office:value-type="string">
            <text:p>amphitheater</text:p>
          </table:table-cell>
          <table:table-cell table:style-name="ce7" office:value-type="string">
            <text:p>an oval or circular structure with rising tiers of seats about a stage or open space</text:p>
          </table:table-cell>
          <table:table-cell table:formula="of:=CONCATENATE(&quot;&lt;message&gt;&lt;source&gt;&quot;;[.E264];&quot;&lt;/source&gt;&lt;translation&gt;&quot;;[.B264];&quot;&lt;/translation&gt;&lt;/message&gt;&quot;)" office:value-type="string" office:string-value="&lt;message&gt;&lt;source&gt;amphitheater&lt;/source&gt;&lt;translation&gt;amphithéâtre&lt;/translation&gt;&lt;/message&gt;">
            <text:p>&lt;message&gt;&lt;source&gt;amphitheater&lt;/source&gt;&lt;translation&gt;amphithéâtre&lt;/translation&gt;&lt;/message&gt;</text:p>
          </table:table-cell>
          <table:table-cell table:number-columns-repeated="1017"/>
        </table:table-row>
        <table:table-row table:style-name="ro1">
          <table:table-cell table:style-name="ce7" office:value-type="string">
            <text:p>ANS</text:p>
          </table:table-cell>
          <table:table-cell table:style-name="ce7" office:value-type="string">
            <text:p>ancien site</text:p>
          </table:table-cell>
          <table:table-cell table:style-name="ce7" office:value-type="string">
            <text:p>un lieu où les vestiges archéologiques, les vieilles structures, ou des artefacts culturels sont situés</text:p>
          </table:table-cell>
          <table:table-cell table:style-name="ce7" office:value-type="string">
            <text:p>ANS</text:p>
          </table:table-cell>
          <table:table-cell table:style-name="ce7" office:value-type="string">
            <text:p>ancient site</text:p>
          </table:table-cell>
          <table:table-cell table:style-name="ce7" office:value-type="string">
            <text:p>a place where archeological remains, old structures, or cultural artifacts are located</text:p>
          </table:table-cell>
          <table:table-cell table:formula="of:=CONCATENATE(&quot;&lt;message&gt;&lt;source&gt;&quot;;[.E265];&quot;&lt;/source&gt;&lt;translation&gt;&quot;;[.B265];&quot;&lt;/translation&gt;&lt;/message&gt;&quot;)" office:value-type="string" office:string-value="&lt;message&gt;&lt;source&gt;ancient site&lt;/source&gt;&lt;translation&gt;ancien site&lt;/translation&gt;&lt;/message&gt;">
            <text:p>&lt;message&gt;&lt;source&gt;ancient site&lt;/source&gt;&lt;translation&gt;ancien site&lt;/translation&gt;&lt;/message&gt;</text:p>
          </table:table-cell>
          <table:table-cell table:number-columns-repeated="1017"/>
        </table:table-row>
        <table:table-row table:style-name="ro1">
          <table:table-cell table:style-name="ce7" office:value-type="string">
            <text:p>AQC</text:p>
          </table:table-cell>
          <table:table-cell table:style-name="ce7" office:value-type="string">
            <text:p>installation d'aquaculture</text:p>
          </table:table-cell>
          <table:table-cell table:style-name="ce7" office:value-type="string">
            <text:p>installation ou la zone pour la culture des animaux et des plantes aquatiques, notamment les poissons, les crustacés et algues, en marine naturelle ou contrôlée ou dans des environnements d'eau douce, l'agriculture sous-marine</text:p>
          </table:table-cell>
          <table:table-cell table:style-name="ce7" office:value-type="string">
            <text:p>AQC</text:p>
          </table:table-cell>
          <table:table-cell table:style-name="ce7" office:value-type="string">
            <text:p>aquaculture facility</text:p>
          </table:table-cell>
          <table:table-cell table:style-name="ce7" office:value-type="string">
            <text:p>facility or area for the cultivation of aquatic animals and plants, especially fish, shellfish, and seaweed, in natural or controlled marine or freshwater environments; underwater agriculture</text:p>
          </table:table-cell>
          <table:table-cell table:formula="of:=CONCATENATE(&quot;&lt;message&gt;&lt;source&gt;&quot;;[.E266];&quot;&lt;/source&gt;&lt;translation&gt;&quot;;[.B266];&quot;&lt;/translation&gt;&lt;/message&gt;&quot;)" office:value-type="string" office:string-value="&lt;message&gt;&lt;source&gt;aquaculture facility&lt;/source&gt;&lt;translation&gt;installation d'aquaculture&lt;/translation&gt;&lt;/message&gt;">
            <text:p>&lt;message&gt;&lt;source&gt;aquaculture facility&lt;/source&gt;&lt;translation&gt;installation d'aquaculture&lt;/translation&gt;&lt;/message&gt;</text:p>
          </table:table-cell>
          <table:table-cell table:number-columns-repeated="1017"/>
        </table:table-row>
        <table:table-row table:style-name="ro1">
          <table:table-cell table:style-name="ce7" office:value-type="string">
            <text:p>ARCH</text:p>
          </table:table-cell>
          <table:table-cell table:style-name="ce7" office:value-type="string">
            <text:p>arche</text:p>
          </table:table-cell>
          <table:table-cell table:style-name="ce7" office:value-type="string">
            <text:p>une structure naturelle ou artificielle sous la forme d'une arche</text:p>
          </table:table-cell>
          <table:table-cell table:style-name="ce7" office:value-type="string">
            <text:p>ARCH</text:p>
          </table:table-cell>
          <table:table-cell table:style-name="ce7" office:value-type="string">
            <text:p>arch</text:p>
          </table:table-cell>
          <table:table-cell table:style-name="ce7" office:value-type="string">
            <text:p>a natural or man-made structure in the form of an arch</text:p>
          </table:table-cell>
          <table:table-cell table:formula="of:=CONCATENATE(&quot;&lt;message&gt;&lt;source&gt;&quot;;[.E267];&quot;&lt;/source&gt;&lt;translation&gt;&quot;;[.B267];&quot;&lt;/translation&gt;&lt;/message&gt;&quot;)" office:value-type="string" office:string-value="&lt;message&gt;&lt;source&gt;arch&lt;/source&gt;&lt;translation&gt;arche&lt;/translation&gt;&lt;/message&gt;">
            <text:p>&lt;message&gt;&lt;source&gt;arch&lt;/source&gt;&lt;translation&gt;arche&lt;/translation&gt;&lt;/message&gt;</text:p>
          </table:table-cell>
          <table:table-cell table:number-columns-repeated="1017"/>
        </table:table-row>
        <table:table-row table:style-name="ro1">
          <table:table-cell table:style-name="ce7" office:value-type="string">
            <text:p>ASTR</text:p>
          </table:table-cell>
          <table:table-cell table:style-name="ce7" office:value-type="string">
            <text:p>station astronomique</text:p>
          </table:table-cell>
          <table:table-cell table:style-name="ce7" office:value-type="string">
            <text:p>un point sur la terre dont la position a été déterminée par l'observation des corps célestes</text:p>
          </table:table-cell>
          <table:table-cell table:style-name="ce7" office:value-type="string">
            <text:p>ASTR</text:p>
          </table:table-cell>
          <table:table-cell table:style-name="ce7" office:value-type="string">
            <text:p>astronomical station</text:p>
          </table:table-cell>
          <table:table-cell table:style-name="ce7" office:value-type="string">
            <text:p>a point on the earth whose position has been determined by observations of celestial bodies</text:p>
          </table:table-cell>
          <table:table-cell table:formula="of:=CONCATENATE(&quot;&lt;message&gt;&lt;source&gt;&quot;;[.E268];&quot;&lt;/source&gt;&lt;translation&gt;&quot;;[.B268];&quot;&lt;/translation&gt;&lt;/message&gt;&quot;)" office:value-type="string" office:string-value="&lt;message&gt;&lt;source&gt;astronomical station&lt;/source&gt;&lt;translation&gt;station astronomique&lt;/translation&gt;&lt;/message&gt;">
            <text:p>&lt;message&gt;&lt;source&gt;astronomical station&lt;/source&gt;&lt;translation&gt;station astronomique&lt;/translation&gt;&lt;/message&gt;</text:p>
          </table:table-cell>
          <table:table-cell table:number-columns-repeated="1017"/>
        </table:table-row>
        <table:table-row table:style-name="ro1">
          <table:table-cell table:style-name="ce7" office:value-type="string">
            <text:p>ASYL</text:p>
          </table:table-cell>
          <table:table-cell table:style-name="ce7" office:value-type="string">
            <text:p>asile</text:p>
          </table:table-cell>
          <table:table-cell table:style-name="ce7" office:value-type="string">
            <text:p>un établissement où les fous sont soignés et protégés</text:p>
          </table:table-cell>
          <table:table-cell table:style-name="ce7" office:value-type="string">
            <text:p>ASYL</text:p>
          </table:table-cell>
          <table:table-cell table:style-name="ce7" office:value-type="string">
            <text:p>asylum</text:p>
          </table:table-cell>
          <table:table-cell table:style-name="ce7" office:value-type="string">
            <text:p>a facility where the insane are cared for and protected</text:p>
          </table:table-cell>
          <table:table-cell table:formula="of:=CONCATENATE(&quot;&lt;message&gt;&lt;source&gt;&quot;;[.E269];&quot;&lt;/source&gt;&lt;translation&gt;&quot;;[.B269];&quot;&lt;/translation&gt;&lt;/message&gt;&quot;)" office:value-type="string" office:string-value="&lt;message&gt;&lt;source&gt;asylum&lt;/source&gt;&lt;translation&gt;asile&lt;/translation&gt;&lt;/message&gt;">
            <text:p>&lt;message&gt;&lt;source&gt;asylum&lt;/source&gt;&lt;translation&gt;asile&lt;/translation&gt;&lt;/message&gt;</text:p>
          </table:table-cell>
          <table:table-cell table:number-columns-repeated="1017"/>
        </table:table-row>
        <table:table-row table:style-name="ro1">
          <table:table-cell table:style-name="ce7" office:value-type="string">
            <text:p>ATHF</text:p>
          </table:table-cell>
          <table:table-cell table:style-name="ce7" office:value-type="string">
            <text:p>terrain de sport</text:p>
          </table:table-cell>
          <table:table-cell table:style-name="ce7" office:value-type="string">
            <text:p>piste d'une parcelle de terrain utilisé pour jouer les sports d'équipe, et d'athlétisme et le terrain des événements</text:p>
          </table:table-cell>
          <table:table-cell table:style-name="ce7" office:value-type="string">
            <text:p>ATHF</text:p>
          </table:table-cell>
          <table:table-cell table:style-name="ce7" office:value-type="string">
            <text:p>athletic field</text:p>
          </table:table-cell>
          <table:table-cell table:style-name="ce7" office:value-type="string">
            <text:p>a tract of land used for playing team sports, and athletic track and field events</text:p>
          </table:table-cell>
          <table:table-cell table:formula="of:=CONCATENATE(&quot;&lt;message&gt;&lt;source&gt;&quot;;[.E270];&quot;&lt;/source&gt;&lt;translation&gt;&quot;;[.B270];&quot;&lt;/translation&gt;&lt;/message&gt;&quot;)" office:value-type="string" office:string-value="&lt;message&gt;&lt;source&gt;athletic field&lt;/source&gt;&lt;translation&gt;terrain de sport&lt;/translation&gt;&lt;/message&gt;">
            <text:p>&lt;message&gt;&lt;source&gt;athletic field&lt;/source&gt;&lt;translation&gt;terrain de sport&lt;/translation&gt;&lt;/message&gt;</text:p>
          </table:table-cell>
          <table:table-cell table:number-columns-repeated="1017"/>
        </table:table-row>
        <table:table-row table:style-name="ro1">
          <table:table-cell table:style-name="ce7" office:value-type="string">
            <text:p>ATM</text:p>
          </table:table-cell>
          <table:table-cell table:style-name="ce7" office:value-type="string">
            <text:p>guichet automatique</text:p>
          </table:table-cell>
          <table:table-cell table:style-name="ce7" office:value-type="string">
            <text:p>Une machine sans surveillance électronique dans un lieu public, connecté à un système informatique et du matériel connexe et activé par un client de la banque pour obtenir le retrait d'espèces et d'autres services bancaires.</text:p>
          </table:table-cell>
          <table:table-cell table:style-name="ce7" office:value-type="string">
            <text:p>ATM</text:p>
          </table:table-cell>
          <table:table-cell table:style-name="ce7" office:value-type="string">
            <text:p>automatic teller machine</text:p>
          </table:table-cell>
          <table:table-cell table:style-name="ce7" office:value-type="string">
            <text:p>An unattended electronic machine in a public place, connected to a data system and related equipment and activated by a bank customer to obtain cash withdrawals and other banking services.</text:p>
          </table:table-cell>
          <table:table-cell table:formula="of:=CONCATENATE(&quot;&lt;message&gt;&lt;source&gt;&quot;;[.E271];&quot;&lt;/source&gt;&lt;translation&gt;&quot;;[.B271];&quot;&lt;/translation&gt;&lt;/message&gt;&quot;)" office:value-type="string" office:string-value="&lt;message&gt;&lt;source&gt;automatic teller machine&lt;/source&gt;&lt;translation&gt;guichet automatique&lt;/translation&gt;&lt;/message&gt;">
            <text:p>&lt;message&gt;&lt;source&gt;automatic teller machine&lt;/source&gt;&lt;translation&gt;guichet automatique&lt;/translation&gt;&lt;/message&gt;</text:p>
          </table:table-cell>
          <table:table-cell table:number-columns-repeated="1017"/>
        </table:table-row>
        <table:table-row table:style-name="ro1">
          <table:table-cell table:style-name="ce7" office:value-type="string">
            <text:p>BANQUE</text:p>
          </table:table-cell>
          <table:table-cell table:style-name="ce7" office:value-type="string">
            <text:p>banque</text:p>
          </table:table-cell>
          <table:table-cell table:style-name="ce7" office:value-type="string">
            <text:p>Un établissement d'entreprise dont l'argent est conservé à des fins d'économie, commerciale ou est investi, pour les prêts fournis ou échangés.</text:p>
          </table:table-cell>
          <table:table-cell table:style-name="ce7" office:value-type="string">
            <text:p>BANK</text:p>
          </table:table-cell>
          <table:table-cell table:style-name="ce7" office:value-type="string">
            <text:p>bank</text:p>
          </table:table-cell>
          <table:table-cell table:style-name="ce7" office:value-type="string">
            <text:p>A business establishment in which money is kept for saving or commercial purposes or is invested, supplied for loans, or exchanged.</text:p>
          </table:table-cell>
          <table:table-cell table:formula="of:=CONCATENATE(&quot;&lt;message&gt;&lt;source&gt;&quot;;[.E272];&quot;&lt;/source&gt;&lt;translation&gt;&quot;;[.B272];&quot;&lt;/translation&gt;&lt;/message&gt;&quot;)" office:value-type="string" office:string-value="&lt;message&gt;&lt;source&gt;bank&lt;/source&gt;&lt;translation&gt;banque&lt;/translation&gt;&lt;/message&gt;">
            <text:p>&lt;message&gt;&lt;source&gt;bank&lt;/source&gt;&lt;translation&gt;banque&lt;/translation&gt;&lt;/message&gt;</text:p>
          </table:table-cell>
          <table:table-cell table:number-columns-repeated="1017"/>
        </table:table-row>
        <table:table-row table:style-name="ro1">
          <table:table-cell table:style-name="ce7" office:value-type="string">
            <text:p>BCN</text:p>
          </table:table-cell>
          <table:table-cell table:style-name="ce7" office:value-type="string">
            <text:p>balise</text:p>
          </table:table-cell>
          <table:table-cell table:style-name="ce7" office:value-type="string">
            <text:p>une bouée fixe artificielle</text:p>
          </table:table-cell>
          <table:table-cell table:style-name="ce7" office:value-type="string">
            <text:p>BCN</text:p>
          </table:table-cell>
          <table:table-cell table:style-name="ce7" office:value-type="string">
            <text:p>beacon</text:p>
          </table:table-cell>
          <table:table-cell table:style-name="ce7" office:value-type="string">
            <text:p>a fixed artificial navigation mark</text:p>
          </table:table-cell>
          <table:table-cell table:formula="of:=CONCATENATE(&quot;&lt;message&gt;&lt;source&gt;&quot;;[.E273];&quot;&lt;/source&gt;&lt;translation&gt;&quot;;[.B273];&quot;&lt;/translation&gt;&lt;/message&gt;&quot;)" office:value-type="string" office:string-value="&lt;message&gt;&lt;source&gt;beacon&lt;/source&gt;&lt;translation&gt;balise&lt;/translation&gt;&lt;/message&gt;">
            <text:p>&lt;message&gt;&lt;source&gt;beacon&lt;/source&gt;&lt;translation&gt;balise&lt;/translation&gt;&lt;/message&gt;</text:p>
          </table:table-cell>
          <table:table-cell table:number-columns-repeated="1017"/>
        </table:table-row>
        <table:table-row table:style-name="ro1">
          <table:table-cell table:style-name="ce7" office:value-type="string">
            <text:p>BDG</text:p>
          </table:table-cell>
          <table:table-cell table:style-name="ce7" office:value-type="string">
            <text:p>pont</text:p>
          </table:table-cell>
          <table:table-cell table:style-name="ce7" office:value-type="string">
            <text:p>une structure érigée sur un obstacle tel un ruisseau, route, etc, afin de réaliser des routes, des chemins de fer, et les piétons à travers</text:p>
          </table:table-cell>
          <table:table-cell table:style-name="ce7" office:value-type="string">
            <text:p>BDG</text:p>
          </table:table-cell>
          <table:table-cell table:style-name="ce7" office:value-type="string">
            <text:p>bridge</text:p>
          </table:table-cell>
          <table:table-cell table:style-name="ce7" office:value-type="string">
            <text:p>a structure erected across an obstacle such as a stream, road, etc., in order to carry roads, railroads, and pedestrians across</text:p>
          </table:table-cell>
          <table:table-cell table:formula="of:=CONCATENATE(&quot;&lt;message&gt;&lt;source&gt;&quot;;[.E274];&quot;&lt;/source&gt;&lt;translation&gt;&quot;;[.B274];&quot;&lt;/translation&gt;&lt;/message&gt;&quot;)" office:value-type="string" office:string-value="&lt;message&gt;&lt;source&gt;bridge&lt;/source&gt;&lt;translation&gt;pont&lt;/translation&gt;&lt;/message&gt;">
            <text:p>&lt;message&gt;&lt;source&gt;bridge&lt;/source&gt;&lt;translation&gt;pont&lt;/translation&gt;&lt;/message&gt;</text:p>
          </table:table-cell>
          <table:table-cell table:number-columns-repeated="1017"/>
        </table:table-row>
        <table:table-row table:style-name="ro1">
          <table:table-cell table:style-name="ce7" office:value-type="string">
            <text:p>BDGQ</text:p>
          </table:table-cell>
          <table:table-cell table:style-name="ce7" office:value-type="string">
            <text:p>pont en ruines</text:p>
          </table:table-cell>
          <table:table-cell table:style-name="ce7" office:value-type="string">
            <text:p>un pont détruit ou cariées qui n'est plus fonctionnel</text:p>
          </table:table-cell>
          <table:table-cell table:style-name="ce7" office:value-type="string">
            <text:p>BDGQ</text:p>
          </table:table-cell>
          <table:table-cell table:style-name="ce7" office:value-type="string">
            <text:p>ruined bridge</text:p>
          </table:table-cell>
          <table:table-cell table:style-name="ce7" office:value-type="string">
            <text:p>a destroyed or decayed bridge which is no longer functional</text:p>
          </table:table-cell>
          <table:table-cell table:formula="of:=CONCATENATE(&quot;&lt;message&gt;&lt;source&gt;&quot;;[.E275];&quot;&lt;/source&gt;&lt;translation&gt;&quot;;[.B275];&quot;&lt;/translation&gt;&lt;/message&gt;&quot;)" office:value-type="string" office:string-value="&lt;message&gt;&lt;source&gt;ruined bridge&lt;/source&gt;&lt;translation&gt;pont en ruines&lt;/translation&gt;&lt;/message&gt;">
            <text:p>&lt;message&gt;&lt;source&gt;ruined bridge&lt;/source&gt;&lt;translation&gt;pont en ruines&lt;/translation&gt;&lt;/message&gt;</text:p>
          </table:table-cell>
          <table:table-cell table:number-columns-repeated="1017"/>
        </table:table-row>
        <table:table-row table:style-name="ro1">
          <table:table-cell table:style-name="ce7" office:value-type="string">
            <text:p>BLDG</text:p>
          </table:table-cell>
          <table:table-cell table:style-name="ce7" office:value-type="string">
            <text:p>bâtiment (s)</text:p>
          </table:table-cell>
          <table:table-cell table:style-name="ce7" office:value-type="string">
            <text:p>une structure construite pour un usage permanent, comme une maison, usine, etc</text:p>
          </table:table-cell>
          <table:table-cell table:style-name="ce7" office:value-type="string">
            <text:p>BLDG</text:p>
          </table:table-cell>
          <table:table-cell table:style-name="ce7" office:value-type="string">
            <text:p>building(s)</text:p>
          </table:table-cell>
          <table:table-cell table:style-name="ce7" office:value-type="string">
            <text:p>a structure built for permanent use, as a house, factory, etc.</text:p>
          </table:table-cell>
          <table:table-cell table:formula="of:=CONCATENATE(&quot;&lt;message&gt;&lt;source&gt;&quot;;[.E276];&quot;&lt;/source&gt;&lt;translation&gt;&quot;;[.B276];&quot;&lt;/translation&gt;&lt;/message&gt;&quot;)" office:value-type="string" office:string-value="&lt;message&gt;&lt;source&gt;building(s)&lt;/source&gt;&lt;translation&gt;bâtiment (s)&lt;/translation&gt;&lt;/message&gt;">
            <text:p>&lt;message&gt;&lt;source&gt;building(s)&lt;/source&gt;&lt;translation&gt;bâtiment (s)&lt;/translation&gt;&lt;/message&gt;</text:p>
          </table:table-cell>
          <table:table-cell table:number-columns-repeated="1017"/>
        </table:table-row>
        <table:table-row table:style-name="ro1">
          <table:table-cell table:style-name="ce7" office:value-type="string">
            <text:p>BLDO</text:p>
          </table:table-cell>
          <table:table-cell table:style-name="ce7" office:value-type="string">
            <text:p>immeuble de bureaux</text:p>
          </table:table-cell>
          <table:table-cell table:style-name="ce7" office:value-type="string">
            <text:p>locaux commerciaux de l'entreprise et / ou des services sont menées</text:p>
          </table:table-cell>
          <table:table-cell table:style-name="ce7" office:value-type="string">
            <text:p>BLDO</text:p>
          </table:table-cell>
          <table:table-cell table:style-name="ce7" office:value-type="string">
            <text:p>office building</text:p>
          </table:table-cell>
          <table:table-cell table:style-name="ce7" office:value-type="string">
            <text:p>commercial building where business and/or services are conducted</text:p>
          </table:table-cell>
          <table:table-cell table:formula="of:=CONCATENATE(&quot;&lt;message&gt;&lt;source&gt;&quot;;[.E277];&quot;&lt;/source&gt;&lt;translation&gt;&quot;;[.B277];&quot;&lt;/translation&gt;&lt;/message&gt;&quot;)" office:value-type="string" office:string-value="&lt;message&gt;&lt;source&gt;office building&lt;/source&gt;&lt;translation&gt;immeuble de bureaux&lt;/translation&gt;&lt;/message&gt;">
            <text:p>&lt;message&gt;&lt;source&gt;office building&lt;/source&gt;&lt;translation&gt;immeuble de bureaux&lt;/translation&gt;&lt;/message&gt;</text:p>
          </table:table-cell>
          <table:table-cell table:number-columns-repeated="1017"/>
        </table:table-row>
        <table:table-row table:style-name="ro1">
          <table:table-cell table:style-name="ce7" office:value-type="string">
            <text:p>BP</text:p>
          </table:table-cell>
          <table:table-cell table:style-name="ce7" office:value-type="string">
            <text:p>borne</text:p>
          </table:table-cell>
          <table:table-cell table:style-name="ce7" office:value-type="string">
            <text:p>un dispositif de marquage d'un point le long d'une frontière</text:p>
          </table:table-cell>
          <table:table-cell table:style-name="ce7" office:value-type="string">
            <text:p>BP</text:p>
          </table:table-cell>
          <table:table-cell table:style-name="ce7" office:value-type="string">
            <text:p>boundary marker</text:p>
          </table:table-cell>
          <table:table-cell table:style-name="ce7" office:value-type="string">
            <text:p>a fixture marking a point along a boundary</text:p>
          </table:table-cell>
          <table:table-cell table:formula="of:=CONCATENATE(&quot;&lt;message&gt;&lt;source&gt;&quot;;[.E278];&quot;&lt;/source&gt;&lt;translation&gt;&quot;;[.B278];&quot;&lt;/translation&gt;&lt;/message&gt;&quot;)" office:value-type="string" office:string-value="&lt;message&gt;&lt;source&gt;boundary marker&lt;/source&gt;&lt;translation&gt;borne&lt;/translation&gt;&lt;/message&gt;">
            <text:p>&lt;message&gt;&lt;source&gt;boundary marker&lt;/source&gt;&lt;translation&gt;borne&lt;/translation&gt;&lt;/message&gt;</text:p>
          </table:table-cell>
          <table:table-cell table:number-columns-repeated="1017"/>
        </table:table-row>
        <table:table-row table:style-name="ro1">
          <table:table-cell table:style-name="ce7" office:value-type="string">
            <text:p>BRKS</text:p>
          </table:table-cell>
          <table:table-cell table:style-name="ce7" office:value-type="string">
            <text:p>casernes</text:p>
          </table:table-cell>
          <table:table-cell table:style-name="ce7" office:value-type="string">
            <text:p>un bâtiment pour loger le personnel militaire</text:p>
          </table:table-cell>
          <table:table-cell table:style-name="ce7" office:value-type="string">
            <text:p>BRKS</text:p>
          </table:table-cell>
          <table:table-cell table:style-name="ce7" office:value-type="string">
            <text:p>barracks</text:p>
          </table:table-cell>
          <table:table-cell table:style-name="ce7" office:value-type="string">
            <text:p>a building for lodging military personnel</text:p>
          </table:table-cell>
          <table:table-cell table:formula="of:=CONCATENATE(&quot;&lt;message&gt;&lt;source&gt;&quot;;[.E279];&quot;&lt;/source&gt;&lt;translation&gt;&quot;;[.B279];&quot;&lt;/translation&gt;&lt;/message&gt;&quot;)" office:value-type="string" office:string-value="&lt;message&gt;&lt;source&gt;barracks&lt;/source&gt;&lt;translation&gt;casernes&lt;/translation&gt;&lt;/message&gt;">
            <text:p>&lt;message&gt;&lt;source&gt;barracks&lt;/source&gt;&lt;translation&gt;casernes&lt;/translation&gt;&lt;/message&gt;</text:p>
          </table:table-cell>
          <table:table-cell table:number-columns-repeated="1017"/>
        </table:table-row>
        <table:table-row table:style-name="ro1">
          <table:table-cell table:style-name="ce7" office:value-type="string">
            <text:p>BRKW</text:p>
          </table:table-cell>
          <table:table-cell table:style-name="ce7" office:value-type="string">
            <text:p>brise-lames</text:p>
          </table:table-cell>
          <table:table-cell table:style-name="ce7" office:value-type="string">
            <text:p>une structure érigée pour briser la force des vagues à l'entrée d'un port ou d'un port</text:p>
          </table:table-cell>
          <table:table-cell table:style-name="ce7" office:value-type="string">
            <text:p>BRKW</text:p>
          </table:table-cell>
          <table:table-cell table:style-name="ce7" office:value-type="string">
            <text:p>breakwater</text:p>
          </table:table-cell>
          <table:table-cell table:style-name="ce7" office:value-type="string">
            <text:p>a structure erected to break the force of waves at the entrance to a harbor or port</text:p>
          </table:table-cell>
          <table:table-cell table:formula="of:=CONCATENATE(&quot;&lt;message&gt;&lt;source&gt;&quot;;[.E280];&quot;&lt;/source&gt;&lt;translation&gt;&quot;;[.B280];&quot;&lt;/translation&gt;&lt;/message&gt;&quot;)" office:value-type="string" office:string-value="&lt;message&gt;&lt;source&gt;breakwater&lt;/source&gt;&lt;translation&gt;brise-lames&lt;/translation&gt;&lt;/message&gt;">
            <text:p>&lt;message&gt;&lt;source&gt;breakwater&lt;/source&gt;&lt;translation&gt;brise-lames&lt;/translation&gt;&lt;/message&gt;</text:p>
          </table:table-cell>
          <table:table-cell table:number-columns-repeated="1017"/>
        </table:table-row>
        <table:table-row table:style-name="ro1">
          <table:table-cell table:style-name="ce7" office:value-type="string">
            <text:p>BSTN</text:p>
          </table:table-cell>
          <table:table-cell table:style-name="ce7" office:value-type="string">
            <text:p>balles station de</text:p>
          </table:table-cell>
          <table:table-cell table:style-name="ce7" office:value-type="string">
            <text:p>une installation pour la mise en balles des produits agricoles</text:p>
          </table:table-cell>
          <table:table-cell table:style-name="ce7" office:value-type="string">
            <text:p>BSTN</text:p>
          </table:table-cell>
          <table:table-cell table:style-name="ce7" office:value-type="string">
            <text:p>baling station</text:p>
          </table:table-cell>
          <table:table-cell table:style-name="ce7" office:value-type="string">
            <text:p>a facility for baling agricultural products</text:p>
          </table:table-cell>
          <table:table-cell table:formula="of:=CONCATENATE(&quot;&lt;message&gt;&lt;source&gt;&quot;;[.E281];&quot;&lt;/source&gt;&lt;translation&gt;&quot;;[.B281];&quot;&lt;/translation&gt;&lt;/message&gt;&quot;)" office:value-type="string" office:string-value="&lt;message&gt;&lt;source&gt;baling station&lt;/source&gt;&lt;translation&gt;balles station de&lt;/translation&gt;&lt;/message&gt;">
            <text:p>&lt;message&gt;&lt;source&gt;baling station&lt;/source&gt;&lt;translation&gt;balles station de&lt;/translation&gt;&lt;/message&gt;</text:p>
          </table:table-cell>
          <table:table-cell table:number-columns-repeated="1017"/>
        </table:table-row>
        <table:table-row table:style-name="ro1">
          <table:table-cell table:style-name="ce7" office:value-type="string">
            <text:p>BTYD</text:p>
          </table:table-cell>
          <table:table-cell table:style-name="ce7" office:value-type="string">
            <text:p>chantier</text:p>
          </table:table-cell>
          <table:table-cell table:style-name="ce7" office:value-type="string">
            <text:p>un établissement de bord de l'eau pour l'entretien, la réparation et la construction de petits bateaux</text:p>
          </table:table-cell>
          <table:table-cell table:style-name="ce7" office:value-type="string">
            <text:p>BTYD</text:p>
          </table:table-cell>
          <table:table-cell table:style-name="ce7" office:value-type="string">
            <text:p>boatyard</text:p>
          </table:table-cell>
          <table:table-cell table:style-name="ce7" office:value-type="string">
            <text:p>a waterside facility for servicing, repairing, and building small vessels</text:p>
          </table:table-cell>
          <table:table-cell table:formula="of:=CONCATENATE(&quot;&lt;message&gt;&lt;source&gt;&quot;;[.E282];&quot;&lt;/source&gt;&lt;translation&gt;&quot;;[.B282];&quot;&lt;/translation&gt;&lt;/message&gt;&quot;)" office:value-type="string" office:string-value="&lt;message&gt;&lt;source&gt;boatyard&lt;/source&gt;&lt;translation&gt;chantier&lt;/translation&gt;&lt;/message&gt;">
            <text:p>&lt;message&gt;&lt;source&gt;boatyard&lt;/source&gt;&lt;translation&gt;chantier&lt;/translation&gt;&lt;/message&gt;</text:p>
          </table:table-cell>
          <table:table-cell table:number-columns-repeated="1017"/>
        </table:table-row>
        <table:table-row table:style-name="ro1">
          <table:table-cell table:style-name="ce7" office:value-type="string">
            <text:p>BUR</text:p>
          </table:table-cell>
          <table:table-cell table:style-name="ce7" office:value-type="string">
            <text:p>grotte funéraire (s)</text:p>
          </table:table-cell>
          <table:table-cell table:style-name="ce7" office:value-type="string">
            <text:p>une grotte utilisée pour les enterrements de l'homme</text:p>
          </table:table-cell>
          <table:table-cell table:style-name="ce7" office:value-type="string">
            <text:p>BUR</text:p>
          </table:table-cell>
          <table:table-cell table:style-name="ce7" office:value-type="string">
            <text:p>burial cave(s)</text:p>
          </table:table-cell>
          <table:table-cell table:style-name="ce7" office:value-type="string">
            <text:p>a cave used for human burials</text:p>
          </table:table-cell>
          <table:table-cell table:formula="of:=CONCATENATE(&quot;&lt;message&gt;&lt;source&gt;&quot;;[.E283];&quot;&lt;/source&gt;&lt;translation&gt;&quot;;[.B283];&quot;&lt;/translation&gt;&lt;/message&gt;&quot;)" office:value-type="string" office:string-value="&lt;message&gt;&lt;source&gt;burial cave(s)&lt;/source&gt;&lt;translation&gt;grotte funéraire (s)&lt;/translation&gt;&lt;/message&gt;">
            <text:p>&lt;message&gt;&lt;source&gt;burial cave(s)&lt;/source&gt;&lt;translation&gt;grotte funéraire (s)&lt;/translation&gt;&lt;/message&gt;</text:p>
          </table:table-cell>
          <table:table-cell table:number-columns-repeated="1017"/>
        </table:table-row>
        <table:table-row table:style-name="ro1">
          <table:table-cell table:style-name="ce7" office:value-type="string">
            <text:p>BUSTN</text:p>
          </table:table-cell>
          <table:table-cell table:style-name="ce7" office:value-type="string">
            <text:p>gare de bus</text:p>
          </table:table-cell>
          <table:table-cell table:style-name="ce7" office:value-type="string">
            <text:p>un guichet installation comprenant, plates-formes, etc pour le chargement et le déchargement des passagers</text:p>
          </table:table-cell>
          <table:table-cell table:style-name="ce7" office:value-type="string">
            <text:p>BUSTN</text:p>
          </table:table-cell>
          <table:table-cell table:style-name="ce7" office:value-type="string">
            <text:p>bus station</text:p>
          </table:table-cell>
          <table:table-cell table:style-name="ce7" office:value-type="string">
            <text:p>a facility comprising ticket office, platforms, etc. for loading and unloading passengers</text:p>
          </table:table-cell>
          <table:table-cell table:formula="of:=CONCATENATE(&quot;&lt;message&gt;&lt;source&gt;&quot;;[.E284];&quot;&lt;/source&gt;&lt;translation&gt;&quot;;[.B284];&quot;&lt;/translation&gt;&lt;/message&gt;&quot;)" office:value-type="string" office:string-value="&lt;message&gt;&lt;source&gt;bus station&lt;/source&gt;&lt;translation&gt;gare de bus&lt;/translation&gt;&lt;/message&gt;">
            <text:p>&lt;message&gt;&lt;source&gt;bus station&lt;/source&gt;&lt;translation&gt;gare de bus&lt;/translation&gt;&lt;/message&gt;</text:p>
          </table:table-cell>
          <table:table-cell table:number-columns-repeated="1017"/>
        </table:table-row>
        <table:table-row table:style-name="ro1">
          <table:table-cell table:style-name="ce7" office:value-type="string">
            <text:p>BUSTP</text:p>
          </table:table-cell>
          <table:table-cell table:style-name="ce7" office:value-type="string">
            <text:p>arrêt de bus</text:p>
          </table:table-cell>
          <table:table-cell table:style-name="ce7" office:value-type="string">
            <text:p>un endroit manque installations de la station</text:p>
          </table:table-cell>
          <table:table-cell table:style-name="ce7" office:value-type="string">
            <text:p>BUSTP</text:p>
          </table:table-cell>
          <table:table-cell table:style-name="ce7" office:value-type="string">
            <text:p>bus stop</text:p>
          </table:table-cell>
          <table:table-cell table:style-name="ce7" office:value-type="string">
            <text:p>a place lacking station facilities</text:p>
          </table:table-cell>
          <table:table-cell table:formula="of:=CONCATENATE(&quot;&lt;message&gt;&lt;source&gt;&quot;;[.E285];&quot;&lt;/source&gt;&lt;translation&gt;&quot;;[.B285];&quot;&lt;/translation&gt;&lt;/message&gt;&quot;)" office:value-type="string" office:string-value="&lt;message&gt;&lt;source&gt;bus stop&lt;/source&gt;&lt;translation&gt;arrêt de bus&lt;/translation&gt;&lt;/message&gt;">
            <text:p>&lt;message&gt;&lt;source&gt;bus stop&lt;/source&gt;&lt;translation&gt;arrêt de bus&lt;/translation&gt;&lt;/message&gt;</text:p>
          </table:table-cell>
          <table:table-cell table:number-columns-repeated="1017"/>
        </table:table-row>
        <table:table-row table:style-name="ro1">
          <table:table-cell table:style-name="ce7" office:value-type="string">
            <text:p>CARN</text:p>
          </table:table-cell>
          <table:table-cell table:style-name="ce7" office:value-type="string">
            <text:p>cairn</text:p>
          </table:table-cell>
          <table:table-cell table:style-name="ce7" office:value-type="string">
            <text:p>un tas de pierres érigé comme un point de repère ou à d'autres fins</text:p>
          </table:table-cell>
          <table:table-cell table:style-name="ce7" office:value-type="string">
            <text:p>CARN</text:p>
          </table:table-cell>
          <table:table-cell table:style-name="ce7" office:value-type="string">
            <text:p>cairn</text:p>
          </table:table-cell>
          <table:table-cell table:style-name="ce7" office:value-type="string">
            <text:p>a heap of stones erected as a landmark or for other purposes</text:p>
          </table:table-cell>
          <table:table-cell table:formula="of:=CONCATENATE(&quot;&lt;message&gt;&lt;source&gt;&quot;;[.E286];&quot;&lt;/source&gt;&lt;translation&gt;&quot;;[.B286];&quot;&lt;/translation&gt;&lt;/message&gt;&quot;)" office:value-type="string" office:string-value="&lt;message&gt;&lt;source&gt;cairn&lt;/source&gt;&lt;translation&gt;cairn&lt;/translation&gt;&lt;/message&gt;">
            <text:p>&lt;message&gt;&lt;source&gt;cairn&lt;/source&gt;&lt;translation&gt;cairn&lt;/translation&gt;&lt;/message&gt;</text:p>
          </table:table-cell>
          <table:table-cell table:number-columns-repeated="1017"/>
        </table:table-row>
        <table:table-row table:style-name="ro1">
          <table:table-cell table:style-name="ce7" office:value-type="string">
            <text:p>CAVE</text:p>
          </table:table-cell>
          <table:table-cell table:style-name="ce7" office:value-type="string">
            <text:p>cave (s)</text:p>
          </table:table-cell>
          <table:table-cell table:style-name="ce7" office:value-type="string">
            <text:p>un passage souterrain ou la chambre, ou une cavité sur le côté d'une falaise</text:p>
          </table:table-cell>
          <table:table-cell table:style-name="ce7" office:value-type="string">
            <text:p>CAVE</text:p>
          </table:table-cell>
          <table:table-cell table:style-name="ce7" office:value-type="string">
            <text:p>cave(s)</text:p>
          </table:table-cell>
          <table:table-cell table:style-name="ce7" office:value-type="string">
            <text:p>an underground passageway or chamber, or cavity on the side of a cliff</text:p>
          </table:table-cell>
          <table:table-cell table:formula="of:=CONCATENATE(&quot;&lt;message&gt;&lt;source&gt;&quot;;[.E287];&quot;&lt;/source&gt;&lt;translation&gt;&quot;;[.B287];&quot;&lt;/translation&gt;&lt;/message&gt;&quot;)" office:value-type="string" office:string-value="&lt;message&gt;&lt;source&gt;cave(s)&lt;/source&gt;&lt;translation&gt;cave (s)&lt;/translation&gt;&lt;/message&gt;">
            <text:p>&lt;message&gt;&lt;source&gt;cave(s)&lt;/source&gt;&lt;translation&gt;cave (s)&lt;/translation&gt;&lt;/message&gt;</text:p>
          </table:table-cell>
          <table:table-cell table:number-columns-repeated="1017"/>
        </table:table-row>
        <table:table-row table:style-name="ro1">
          <table:table-cell table:style-name="ce7" office:value-type="string">
            <text:p>CH</text:p>
          </table:table-cell>
          <table:table-cell table:style-name="ce7" office:value-type="string">
            <text:p>église</text:p>
          </table:table-cell>
          <table:table-cell table:style-name="ce7" office:value-type="string">
            <text:p>un bâtiment pour le culte chrétien publique</text:p>
          </table:table-cell>
          <table:table-cell table:style-name="ce7" office:value-type="string">
            <text:p>CH</text:p>
          </table:table-cell>
          <table:table-cell table:style-name="ce7" office:value-type="string">
            <text:p>church</text:p>
          </table:table-cell>
          <table:table-cell table:style-name="ce7" office:value-type="string">
            <text:p>a building for public Christian worship</text:p>
          </table:table-cell>
          <table:table-cell table:formula="of:=CONCATENATE(&quot;&lt;message&gt;&lt;source&gt;&quot;;[.E288];&quot;&lt;/source&gt;&lt;translation&gt;&quot;;[.B288];&quot;&lt;/translation&gt;&lt;/message&gt;&quot;)" office:value-type="string" office:string-value="&lt;message&gt;&lt;source&gt;church&lt;/source&gt;&lt;translation&gt;église&lt;/translation&gt;&lt;/message&gt;">
            <text:p>&lt;message&gt;&lt;source&gt;church&lt;/source&gt;&lt;translation&gt;église&lt;/translation&gt;&lt;/message&gt;</text:p>
          </table:table-cell>
          <table:table-cell table:number-columns-repeated="1017"/>
        </table:table-row>
        <table:table-row table:style-name="ro1">
          <table:table-cell table:style-name="ce7" office:value-type="string">
            <text:p>CMP</text:p>
          </table:table-cell>
          <table:table-cell table:style-name="ce7" office:value-type="string">
            <text:p>camp (s)</text:p>
          </table:table-cell>
          <table:table-cell table:style-name="ce7" office:value-type="string">
            <text:p>un site occupé par des tentes, des cabanes ou autres abris pour une utilisation temporaire</text:p>
          </table:table-cell>
          <table:table-cell table:style-name="ce7" office:value-type="string">
            <text:p>CMP</text:p>
          </table:table-cell>
          <table:table-cell table:style-name="ce7" office:value-type="string">
            <text:p>camp(s)</text:p>
          </table:table-cell>
          <table:table-cell table:style-name="ce7" office:value-type="string">
            <text:p>a site occupied by tents, huts, or other shelters for temporary use</text:p>
          </table:table-cell>
          <table:table-cell table:formula="of:=CONCATENATE(&quot;&lt;message&gt;&lt;source&gt;&quot;;[.E289];&quot;&lt;/source&gt;&lt;translation&gt;&quot;;[.B289];&quot;&lt;/translation&gt;&lt;/message&gt;&quot;)" office:value-type="string" office:string-value="&lt;message&gt;&lt;source&gt;camp(s)&lt;/source&gt;&lt;translation&gt;camp (s)&lt;/translation&gt;&lt;/message&gt;">
            <text:p>&lt;message&gt;&lt;source&gt;camp(s)&lt;/source&gt;&lt;translation&gt;camp (s)&lt;/translation&gt;&lt;/message&gt;</text:p>
          </table:table-cell>
          <table:table-cell table:number-columns-repeated="1017"/>
        </table:table-row>
        <table:table-row table:style-name="ro1">
          <table:table-cell table:style-name="ce7" office:value-type="string">
            <text:p>CMPL</text:p>
          </table:table-cell>
          <table:table-cell table:style-name="ce7" office:value-type="string">
            <text:p>l'exploitation forestière camp</text:p>
          </table:table-cell>
          <table:table-cell table:style-name="ce7" office:value-type="string">
            <text:p>un camp utilisé par les bûcherons</text:p>
          </table:table-cell>
          <table:table-cell table:style-name="ce7" office:value-type="string">
            <text:p>CMPL</text:p>
          </table:table-cell>
          <table:table-cell table:style-name="ce7" office:value-type="string">
            <text:p>logging camp</text:p>
          </table:table-cell>
          <table:table-cell table:style-name="ce7" office:value-type="string">
            <text:p>a camp used by loggers</text:p>
          </table:table-cell>
          <table:table-cell table:formula="of:=CONCATENATE(&quot;&lt;message&gt;&lt;source&gt;&quot;;[.E290];&quot;&lt;/source&gt;&lt;translation&gt;&quot;;[.B290];&quot;&lt;/translation&gt;&lt;/message&gt;&quot;)" office:value-type="string" office:string-value="&lt;message&gt;&lt;source&gt;logging camp&lt;/source&gt;&lt;translation&gt;l'exploitation forestière camp&lt;/translation&gt;&lt;/message&gt;">
            <text:p>&lt;message&gt;&lt;source&gt;logging camp&lt;/source&gt;&lt;translation&gt;l'exploitation forestière camp&lt;/translation&gt;&lt;/message&gt;</text:p>
          </table:table-cell>
          <table:table-cell table:number-columns-repeated="1017"/>
        </table:table-row>
        <table:table-row table:style-name="ro1">
          <table:table-cell table:style-name="ce7" office:value-type="string">
            <text:p>CMPLA</text:p>
          </table:table-cell>
          <table:table-cell table:style-name="ce7" office:value-type="string">
            <text:p>camp de travail</text:p>
          </table:table-cell>
          <table:table-cell table:style-name="ce7" office:value-type="string">
            <text:p>un camp utilisé par les travailleurs migrants ou temporaires</text:p>
          </table:table-cell>
          <table:table-cell table:style-name="ce7" office:value-type="string">
            <text:p>CMPLA</text:p>
          </table:table-cell>
          <table:table-cell table:style-name="ce7" office:value-type="string">
            <text:p>labor camp</text:p>
          </table:table-cell>
          <table:table-cell table:style-name="ce7" office:value-type="string">
            <text:p>a camp used by migrant or temporary laborers</text:p>
          </table:table-cell>
          <table:table-cell table:formula="of:=CONCATENATE(&quot;&lt;message&gt;&lt;source&gt;&quot;;[.E291];&quot;&lt;/source&gt;&lt;translation&gt;&quot;;[.B291];&quot;&lt;/translation&gt;&lt;/message&gt;&quot;)" office:value-type="string" office:string-value="&lt;message&gt;&lt;source&gt;labor camp&lt;/source&gt;&lt;translation&gt;camp de travail&lt;/translation&gt;&lt;/message&gt;">
            <text:p>&lt;message&gt;&lt;source&gt;labor camp&lt;/source&gt;&lt;translation&gt;camp de travail&lt;/translation&gt;&lt;/message&gt;</text:p>
          </table:table-cell>
          <table:table-cell table:number-columns-repeated="1017"/>
        </table:table-row>
        <table:table-row table:style-name="ro1">
          <table:table-cell table:style-name="ce7" office:value-type="string">
            <text:p>CMPMN</text:p>
          </table:table-cell>
          <table:table-cell table:style-name="ce7" office:value-type="string">
            <text:p>camp minier</text:p>
          </table:table-cell>
          <table:table-cell table:style-name="ce7" office:value-type="string">
            <text:p>un camp utilisé par les mineurs</text:p>
          </table:table-cell>
          <table:table-cell table:style-name="ce7" office:value-type="string">
            <text:p>CMPMN</text:p>
          </table:table-cell>
          <table:table-cell table:style-name="ce7" office:value-type="string">
            <text:p>mining camp</text:p>
          </table:table-cell>
          <table:table-cell table:style-name="ce7" office:value-type="string">
            <text:p>a camp used by miners</text:p>
          </table:table-cell>
          <table:table-cell table:formula="of:=CONCATENATE(&quot;&lt;message&gt;&lt;source&gt;&quot;;[.E292];&quot;&lt;/source&gt;&lt;translation&gt;&quot;;[.B292];&quot;&lt;/translation&gt;&lt;/message&gt;&quot;)" office:value-type="string" office:string-value="&lt;message&gt;&lt;source&gt;mining camp&lt;/source&gt;&lt;translation&gt;camp minier&lt;/translation&gt;&lt;/message&gt;">
            <text:p>&lt;message&gt;&lt;source&gt;mining camp&lt;/source&gt;&lt;translation&gt;camp minier&lt;/translation&gt;&lt;/message&gt;</text:p>
          </table:table-cell>
          <table:table-cell table:number-columns-repeated="1017"/>
        </table:table-row>
        <table:table-row table:style-name="ro1">
          <table:table-cell table:style-name="ce7" office:value-type="string">
            <text:p>CMPO</text:p>
          </table:table-cell>
          <table:table-cell table:style-name="ce7" office:value-type="string">
            <text:p>camp d'huile</text:p>
          </table:table-cell>
          <table:table-cell table:style-name="ce7" office:value-type="string">
            <text:p>un camp utilisé par les travailleurs de champs pétrolifères</text:p>
          </table:table-cell>
          <table:table-cell table:style-name="ce7" office:value-type="string">
            <text:p>CMPO</text:p>
          </table:table-cell>
          <table:table-cell table:style-name="ce7" office:value-type="string">
            <text:p>oil camp</text:p>
          </table:table-cell>
          <table:table-cell table:style-name="ce7" office:value-type="string">
            <text:p>a camp used by oilfield workers</text:p>
          </table:table-cell>
          <table:table-cell table:formula="of:=CONCATENATE(&quot;&lt;message&gt;&lt;source&gt;&quot;;[.E293];&quot;&lt;/source&gt;&lt;translation&gt;&quot;;[.B293];&quot;&lt;/translation&gt;&lt;/message&gt;&quot;)" office:value-type="string" office:string-value="&lt;message&gt;&lt;source&gt;oil camp&lt;/source&gt;&lt;translation&gt;camp d'huile&lt;/translation&gt;&lt;/message&gt;">
            <text:p>&lt;message&gt;&lt;source&gt;oil camp&lt;/source&gt;&lt;translation&gt;camp d'huile&lt;/translation&gt;&lt;/message&gt;</text:p>
          </table:table-cell>
          <table:table-cell table:number-columns-repeated="1017"/>
        </table:table-row>
        <table:table-row table:style-name="ro1">
          <table:table-cell table:style-name="ce7" office:value-type="string">
            <text:p>CMPQ</text:p>
          </table:table-cell>
          <table:table-cell table:style-name="ce7" office:value-type="string">
            <text:p>camp abandonné</text:p>
          </table:table-cell>
          <table:table-cell table:style-name="ce9"/>
          <table:table-cell table:style-name="ce7" office:value-type="string">
            <text:p>CMPQ</text:p>
          </table:table-cell>
          <table:table-cell table:style-name="ce7" office:value-type="string">
            <text:p>abandoned camp</text:p>
          </table:table-cell>
          <table:table-cell table:style-name="ce9"/>
          <table:table-cell table:formula="of:=CONCATENATE(&quot;&lt;message&gt;&lt;source&gt;&quot;;[.E294];&quot;&lt;/source&gt;&lt;translation&gt;&quot;;[.B294];&quot;&lt;/translation&gt;&lt;/message&gt;&quot;)" office:value-type="string" office:string-value="&lt;message&gt;&lt;source&gt;abandoned camp&lt;/source&gt;&lt;translation&gt;camp abandonné&lt;/translation&gt;&lt;/message&gt;">
            <text:p>&lt;message&gt;&lt;source&gt;abandoned camp&lt;/source&gt;&lt;translation&gt;camp abandonné&lt;/translation&gt;&lt;/message&gt;</text:p>
          </table:table-cell>
          <table:table-cell table:number-columns-repeated="1017"/>
        </table:table-row>
        <table:table-row table:style-name="ro1">
          <table:table-cell table:style-name="ce7" office:value-type="string">
            <text:p>CMPRF</text:p>
          </table:table-cell>
          <table:table-cell table:style-name="ce7" office:value-type="string">
            <text:p>camp de réfugiés</text:p>
          </table:table-cell>
          <table:table-cell table:style-name="ce7" office:value-type="string">
            <text:p>un camp utilisé par les réfugiés</text:p>
          </table:table-cell>
          <table:table-cell table:style-name="ce7" office:value-type="string">
            <text:p>CMPRF</text:p>
          </table:table-cell>
          <table:table-cell table:style-name="ce7" office:value-type="string">
            <text:p>refugee camp</text:p>
          </table:table-cell>
          <table:table-cell table:style-name="ce7" office:value-type="string">
            <text:p>a camp used by refugees</text:p>
          </table:table-cell>
          <table:table-cell table:formula="of:=CONCATENATE(&quot;&lt;message&gt;&lt;source&gt;&quot;;[.E295];&quot;&lt;/source&gt;&lt;translation&gt;&quot;;[.B295];&quot;&lt;/translation&gt;&lt;/message&gt;&quot;)" office:value-type="string" office:string-value="&lt;message&gt;&lt;source&gt;refugee camp&lt;/source&gt;&lt;translation&gt;camp de réfugiés&lt;/translation&gt;&lt;/message&gt;">
            <text:p>&lt;message&gt;&lt;source&gt;refugee camp&lt;/source&gt;&lt;translation&gt;camp de réfugiés&lt;/translation&gt;&lt;/message&gt;</text:p>
          </table:table-cell>
          <table:table-cell table:number-columns-repeated="1017"/>
        </table:table-row>
        <table:table-row table:style-name="ro1">
          <table:table-cell table:style-name="ce7" office:value-type="string">
            <text:p>CMTY</text:p>
          </table:table-cell>
          <table:table-cell table:style-name="ce7" office:value-type="string">
            <text:p>cimetière</text:p>
          </table:table-cell>
          <table:table-cell table:style-name="ce7" office:value-type="string">
            <text:p>un lieu de sépulture ou au sol</text:p>
          </table:table-cell>
          <table:table-cell table:style-name="ce7" office:value-type="string">
            <text:p>CMTY</text:p>
          </table:table-cell>
          <table:table-cell table:style-name="ce7" office:value-type="string">
            <text:p>cemetery</text:p>
          </table:table-cell>
          <table:table-cell table:style-name="ce7" office:value-type="string">
            <text:p>a burial place or ground</text:p>
          </table:table-cell>
          <table:table-cell table:formula="of:=CONCATENATE(&quot;&lt;message&gt;&lt;source&gt;&quot;;[.E296];&quot;&lt;/source&gt;&lt;translation&gt;&quot;;[.B296];&quot;&lt;/translation&gt;&lt;/message&gt;&quot;)" office:value-type="string" office:string-value="&lt;message&gt;&lt;source&gt;cemetery&lt;/source&gt;&lt;translation&gt;cimetière&lt;/translation&gt;&lt;/message&gt;">
            <text:p>&lt;message&gt;&lt;source&gt;cemetery&lt;/source&gt;&lt;translation&gt;cimetière&lt;/translation&gt;&lt;/message&gt;</text:p>
          </table:table-cell>
          <table:table-cell table:number-columns-repeated="1017"/>
        </table:table-row>
        <table:table-row table:style-name="ro1">
          <table:table-cell table:style-name="ce7" office:value-type="string">
            <text:p>DOCM</text:p>
          </table:table-cell>
          <table:table-cell table:style-name="ce7" office:value-type="string">
            <text:p>centre de communication</text:p>
          </table:table-cell>
          <table:table-cell table:style-name="ce7" office:value-type="string">
            <text:p>une installation, y compris les bâtiments, antennes, tours et le matériel électronique pour recevoir et transmettre des informations</text:p>
          </table:table-cell>
          <table:table-cell table:style-name="ce7" office:value-type="string">
            <text:p>COMC</text:p>
          </table:table-cell>
          <table:table-cell table:style-name="ce7" office:value-type="string">
            <text:p>communication center</text:p>
          </table:table-cell>
          <table:table-cell table:style-name="ce7" office:value-type="string">
            <text:p>a facility, including buildings, antennae, towers and electronic equipment for receiving and transmitting information</text:p>
          </table:table-cell>
          <table:table-cell table:formula="of:=CONCATENATE(&quot;&lt;message&gt;&lt;source&gt;&quot;;[.E297];&quot;&lt;/source&gt;&lt;translation&gt;&quot;;[.B297];&quot;&lt;/translation&gt;&lt;/message&gt;&quot;)" office:value-type="string" office:string-value="&lt;message&gt;&lt;source&gt;communication center&lt;/source&gt;&lt;translation&gt;centre de communication&lt;/translation&gt;&lt;/message&gt;">
            <text:p>&lt;message&gt;&lt;source&gt;communication center&lt;/source&gt;&lt;translation&gt;centre de communication&lt;/translation&gt;&lt;/message&gt;</text:p>
          </table:table-cell>
          <table:table-cell table:number-columns-repeated="1017"/>
        </table:table-row>
        <table:table-row table:style-name="ro1">
          <table:table-cell table:style-name="ce7" office:value-type="string">
            <text:p>CRRL</text:p>
          </table:table-cell>
          <table:table-cell table:style-name="ce7" office:value-type="string">
            <text:p>corral (s)</text:p>
          </table:table-cell>
          <table:table-cell table:style-name="ce7" office:value-type="string">
            <text:p>un stylo ou une enceinte de confinement ou de capturer des animaux</text:p>
          </table:table-cell>
          <table:table-cell table:style-name="ce7" office:value-type="string">
            <text:p>CRRL</text:p>
          </table:table-cell>
          <table:table-cell table:style-name="ce7" office:value-type="string">
            <text:p>corral(s)</text:p>
          </table:table-cell>
          <table:table-cell table:style-name="ce7" office:value-type="string">
            <text:p>a pen or enclosure for confining or capturing animals</text:p>
          </table:table-cell>
          <table:table-cell table:formula="of:=CONCATENATE(&quot;&lt;message&gt;&lt;source&gt;&quot;;[.E298];&quot;&lt;/source&gt;&lt;translation&gt;&quot;;[.B298];&quot;&lt;/translation&gt;&lt;/message&gt;&quot;)" office:value-type="string" office:string-value="&lt;message&gt;&lt;source&gt;corral(s)&lt;/source&gt;&lt;translation&gt;corral (s)&lt;/translation&gt;&lt;/message&gt;">
            <text:p>&lt;message&gt;&lt;source&gt;corral(s)&lt;/source&gt;&lt;translation&gt;corral (s)&lt;/translation&gt;&lt;/message&gt;</text:p>
          </table:table-cell>
          <table:table-cell table:number-columns-repeated="1017"/>
        </table:table-row>
        <table:table-row table:style-name="ro1">
          <table:table-cell table:style-name="ce7" office:value-type="string">
            <text:p>CSNO</text:p>
          </table:table-cell>
          <table:table-cell table:style-name="ce7" office:value-type="string">
            <text:p>casino</text:p>
          </table:table-cell>
          <table:table-cell table:style-name="ce7" office:value-type="string">
            <text:p>un bâtiment utilisé pour le divertissement, en particulier le jeu</text:p>
          </table:table-cell>
          <table:table-cell table:style-name="ce7" office:value-type="string">
            <text:p>CSNO</text:p>
          </table:table-cell>
          <table:table-cell table:style-name="ce7" office:value-type="string">
            <text:p>casino</text:p>
          </table:table-cell>
          <table:table-cell table:style-name="ce7" office:value-type="string">
            <text:p>a building used for entertainment, especially gambling</text:p>
          </table:table-cell>
          <table:table-cell table:formula="of:=CONCATENATE(&quot;&lt;message&gt;&lt;source&gt;&quot;;[.E299];&quot;&lt;/source&gt;&lt;translation&gt;&quot;;[.B299];&quot;&lt;/translation&gt;&lt;/message&gt;&quot;)" office:value-type="string" office:string-value="&lt;message&gt;&lt;source&gt;casino&lt;/source&gt;&lt;translation&gt;casino&lt;/translation&gt;&lt;/message&gt;">
            <text:p>&lt;message&gt;&lt;source&gt;casino&lt;/source&gt;&lt;translation&gt;casino&lt;/translation&gt;&lt;/message&gt;</text:p>
          </table:table-cell>
          <table:table-cell table:number-columns-repeated="1017"/>
        </table:table-row>
        <table:table-row table:style-name="ro1">
          <table:table-cell table:style-name="ce7" office:value-type="string">
            <text:p>CSTL</text:p>
          </table:table-cell>
          <table:table-cell table:style-name="ce7" office:value-type="string">
            <text:p>château</text:p>
          </table:table-cell>
          <table:table-cell table:style-name="ce7" office:value-type="string">
            <text:p>un grand bâtiment fortifié ou ensemble de bâtiments</text:p>
          </table:table-cell>
          <table:table-cell table:style-name="ce7" office:value-type="string">
            <text:p>CSTL</text:p>
          </table:table-cell>
          <table:table-cell table:style-name="ce7" office:value-type="string">
            <text:p>castle</text:p>
          </table:table-cell>
          <table:table-cell table:style-name="ce7" office:value-type="string">
            <text:p>a large fortified building or set of buildings</text:p>
          </table:table-cell>
          <table:table-cell table:formula="of:=CONCATENATE(&quot;&lt;message&gt;&lt;source&gt;&quot;;[.E300];&quot;&lt;/source&gt;&lt;translation&gt;&quot;;[.B300];&quot;&lt;/translation&gt;&lt;/message&gt;&quot;)" office:value-type="string" office:string-value="&lt;message&gt;&lt;source&gt;castle&lt;/source&gt;&lt;translation&gt;château&lt;/translation&gt;&lt;/message&gt;">
            <text:p>&lt;message&gt;&lt;source&gt;castle&lt;/source&gt;&lt;translation&gt;château&lt;/translation&gt;&lt;/message&gt;</text:p>
          </table:table-cell>
          <table:table-cell table:number-columns-repeated="1017"/>
        </table:table-row>
        <table:table-row table:style-name="ro1">
          <table:table-cell table:style-name="ce7" office:value-type="string">
            <text:p>MSTC</text:p>
          </table:table-cell>
          <table:table-cell table:style-name="ce7" office:value-type="string">
            <text:p>maison des douanes</text:p>
          </table:table-cell>
          <table:table-cell table:style-name="ce7" office:value-type="string">
            <text:p>un bâtiment dans un port où les coutumes et les droits sont payés, et où les navires sont entrés et sortis</text:p>
          </table:table-cell>
          <table:table-cell table:style-name="ce7" office:value-type="string">
            <text:p>CSTM</text:p>
          </table:table-cell>
          <table:table-cell table:style-name="ce7" office:value-type="string">
            <text:p>customs house</text:p>
          </table:table-cell>
          <table:table-cell table:style-name="ce7" office:value-type="string">
            <text:p>a building in a port where customs and duties are paid, and where vessels are entered and cleared</text:p>
          </table:table-cell>
          <table:table-cell table:formula="of:=CONCATENATE(&quot;&lt;message&gt;&lt;source&gt;&quot;;[.E301];&quot;&lt;/source&gt;&lt;translation&gt;&quot;;[.B301];&quot;&lt;/translation&gt;&lt;/message&gt;&quot;)" office:value-type="string" office:string-value="&lt;message&gt;&lt;source&gt;customs house&lt;/source&gt;&lt;translation&gt;maison des douanes&lt;/translation&gt;&lt;/message&gt;">
            <text:p>&lt;message&gt;&lt;source&gt;customs house&lt;/source&gt;&lt;translation&gt;maison des douanes&lt;/translation&gt;&lt;/message&gt;</text:p>
          </table:table-cell>
          <table:table-cell table:number-columns-repeated="1017"/>
        </table:table-row>
        <table:table-row table:style-name="ro1">
          <table:table-cell table:style-name="ce7" office:value-type="string">
            <text:p>CTHSE</text:p>
          </table:table-cell>
          <table:table-cell table:style-name="ce7" office:value-type="string">
            <text:p>palais de justice</text:p>
          </table:table-cell>
          <table:table-cell table:style-name="ce7" office:value-type="string">
            <text:p>un bâtiment dans lequel les tribunaux sont tenus</text:p>
          </table:table-cell>
          <table:table-cell table:style-name="ce7" office:value-type="string">
            <text:p>CTHSE</text:p>
          </table:table-cell>
          <table:table-cell table:style-name="ce7" office:value-type="string">
            <text:p>courthouse</text:p>
          </table:table-cell>
          <table:table-cell table:style-name="ce7" office:value-type="string">
            <text:p>a building in which courts of law are held</text:p>
          </table:table-cell>
          <table:table-cell table:formula="of:=CONCATENATE(&quot;&lt;message&gt;&lt;source&gt;&quot;;[.E302];&quot;&lt;/source&gt;&lt;translation&gt;&quot;;[.B302];&quot;&lt;/translation&gt;&lt;/message&gt;&quot;)" office:value-type="string" office:string-value="&lt;message&gt;&lt;source&gt;courthouse&lt;/source&gt;&lt;translation&gt;palais de justice&lt;/translation&gt;&lt;/message&gt;">
            <text:p>&lt;message&gt;&lt;source&gt;courthouse&lt;/source&gt;&lt;translation&gt;palais de justice&lt;/translation&gt;&lt;/message&gt;</text:p>
          </table:table-cell>
          <table:table-cell table:number-columns-repeated="1017"/>
        </table:table-row>
        <table:table-row table:style-name="ro1">
          <table:table-cell table:style-name="ce7" office:value-type="string">
            <text:p>CTRA</text:p>
          </table:table-cell>
          <table:table-cell table:style-name="ce7" office:value-type="string">
            <text:p>centre atomique</text:p>
          </table:table-cell>
          <table:table-cell table:style-name="ce7" office:value-type="string">
            <text:p>un établissement où la recherche atomique est effectuée</text:p>
          </table:table-cell>
          <table:table-cell table:style-name="ce7" office:value-type="string">
            <text:p>CTRA</text:p>
          </table:table-cell>
          <table:table-cell table:style-name="ce7" office:value-type="string">
            <text:p>atomic center</text:p>
          </table:table-cell>
          <table:table-cell table:style-name="ce7" office:value-type="string">
            <text:p>a facility where atomic research is carried out</text:p>
          </table:table-cell>
          <table:table-cell table:formula="of:=CONCATENATE(&quot;&lt;message&gt;&lt;source&gt;&quot;;[.E303];&quot;&lt;/source&gt;&lt;translation&gt;&quot;;[.B303];&quot;&lt;/translation&gt;&lt;/message&gt;&quot;)" office:value-type="string" office:string-value="&lt;message&gt;&lt;source&gt;atomic center&lt;/source&gt;&lt;translation&gt;centre atomique&lt;/translation&gt;&lt;/message&gt;">
            <text:p>&lt;message&gt;&lt;source&gt;atomic center&lt;/source&gt;&lt;translation&gt;centre atomique&lt;/translation&gt;&lt;/message&gt;</text:p>
          </table:table-cell>
          <table:table-cell table:number-columns-repeated="1017"/>
        </table:table-row>
        <table:table-row table:style-name="ro1">
          <table:table-cell table:style-name="ce7" office:value-type="string">
            <text:p>CTRCM</text:p>
          </table:table-cell>
          <table:table-cell table:style-name="ce7" office:value-type="string">
            <text:p>centre communautaire</text:p>
          </table:table-cell>
          <table:table-cell table:style-name="ce7" office:value-type="string">
            <text:p>une installation de loisirs communautaires et d'autres activités</text:p>
          </table:table-cell>
          <table:table-cell table:style-name="ce7" office:value-type="string">
            <text:p>CTRCM</text:p>
          </table:table-cell>
          <table:table-cell table:style-name="ce7" office:value-type="string">
            <text:p>community center</text:p>
          </table:table-cell>
          <table:table-cell table:style-name="ce7" office:value-type="string">
            <text:p>a facility for community recreation and other activities</text:p>
          </table:table-cell>
          <table:table-cell table:formula="of:=CONCATENATE(&quot;&lt;message&gt;&lt;source&gt;&quot;;[.E304];&quot;&lt;/source&gt;&lt;translation&gt;&quot;;[.B304];&quot;&lt;/translation&gt;&lt;/message&gt;&quot;)" office:value-type="string" office:string-value="&lt;message&gt;&lt;source&gt;community center&lt;/source&gt;&lt;translation&gt;centre communautaire&lt;/translation&gt;&lt;/message&gt;">
            <text:p>&lt;message&gt;&lt;source&gt;community center&lt;/source&gt;&lt;translation&gt;centre communautaire&lt;/translation&gt;&lt;/message&gt;</text:p>
          </table:table-cell>
          <table:table-cell table:number-columns-repeated="1017"/>
        </table:table-row>
        <table:table-row table:style-name="ro1">
          <table:table-cell table:style-name="ce7" office:value-type="string">
            <text:p>GRTC</text:p>
          </table:table-cell>
          <table:table-cell table:style-name="ce7" office:value-type="string">
            <text:p>centre centre</text:p>
          </table:table-cell>
          <table:table-cell table:style-name="ce7" office:value-type="string">
            <text:p>un endroit où plus d'un établissement est situé</text:p>
          </table:table-cell>
          <table:table-cell table:style-name="ce7" office:value-type="string">
            <text:p>CTRF</text:p>
          </table:table-cell>
          <table:table-cell table:style-name="ce7" office:value-type="string">
            <text:p>facility center</text:p>
          </table:table-cell>
          <table:table-cell table:style-name="ce7" office:value-type="string">
            <text:p>a place where more than one facility is situated</text:p>
          </table:table-cell>
          <table:table-cell table:formula="of:=CONCATENATE(&quot;&lt;message&gt;&lt;source&gt;&quot;;[.E305];&quot;&lt;/source&gt;&lt;translation&gt;&quot;;[.B305];&quot;&lt;/translation&gt;&lt;/message&gt;&quot;)" office:value-type="string" office:string-value="&lt;message&gt;&lt;source&gt;facility center&lt;/source&gt;&lt;translation&gt;centre centre&lt;/translation&gt;&lt;/message&gt;">
            <text:p>&lt;message&gt;&lt;source&gt;facility center&lt;/source&gt;&lt;translation&gt;centre centre&lt;/translation&gt;&lt;/message&gt;</text:p>
          </table:table-cell>
          <table:table-cell table:number-columns-repeated="1017"/>
        </table:table-row>
        <table:table-row table:style-name="ro1">
          <table:table-cell table:style-name="ce7" office:value-type="string">
            <text:p>CTRM</text:p>
          </table:table-cell>
          <table:table-cell table:style-name="ce7" office:value-type="string">
            <text:p>centre médical</text:p>
          </table:table-cell>
          <table:table-cell table:style-name="ce7" office:value-type="string">
            <text:p>un complexe de bâtiments de soins de santé, y compris deux ou plusieurs des éléments suivants: hôpital, école de médecine, clinique, pharmacie, cabinets médicaux, etc</text:p>
          </table:table-cell>
          <table:table-cell table:style-name="ce7" office:value-type="string">
            <text:p>CTRM</text:p>
          </table:table-cell>
          <table:table-cell table:style-name="ce7" office:value-type="string">
            <text:p>medical center</text:p>
          </table:table-cell>
          <table:table-cell table:style-name="ce7" office:value-type="string">
            <text:p>a complex of health care buildings including two or more of the following: hospital, medical school, clinic, pharmacy, doctor's offices, etc.</text:p>
          </table:table-cell>
          <table:table-cell table:formula="of:=CONCATENATE(&quot;&lt;message&gt;&lt;source&gt;&quot;;[.E306];&quot;&lt;/source&gt;&lt;translation&gt;&quot;;[.B306];&quot;&lt;/translation&gt;&lt;/message&gt;&quot;)" office:value-type="string" office:string-value="&lt;message&gt;&lt;source&gt;medical center&lt;/source&gt;&lt;translation&gt;centre médical&lt;/translation&gt;&lt;/message&gt;">
            <text:p>&lt;message&gt;&lt;source&gt;medical center&lt;/source&gt;&lt;translation&gt;centre médical&lt;/translation&gt;&lt;/message&gt;</text:p>
          </table:table-cell>
          <table:table-cell table:number-columns-repeated="1017"/>
        </table:table-row>
        <table:table-row table:style-name="ro1">
          <table:table-cell table:style-name="ce7" office:value-type="string">
            <text:p>CTRR</text:p>
          </table:table-cell>
          <table:table-cell table:style-name="ce7" office:value-type="string">
            <text:p>centre religieux</text:p>
          </table:table-cell>
          <table:table-cell table:style-name="ce7" office:value-type="string">
            <text:p>une installation où plus d'une activité religieuse est effectuée, par exemple, retraite, école, monastère, culte</text:p>
          </table:table-cell>
          <table:table-cell table:style-name="ce7" office:value-type="string">
            <text:p>CTRR</text:p>
          </table:table-cell>
          <table:table-cell table:style-name="ce7" office:value-type="string">
            <text:p>religious center</text:p>
          </table:table-cell>
          <table:table-cell table:style-name="ce7" office:value-type="string">
            <text:p>a facility where more than one religious activity is carried out, e.g., retreat, school, monastery, worship</text:p>
          </table:table-cell>
          <table:table-cell table:formula="of:=CONCATENATE(&quot;&lt;message&gt;&lt;source&gt;&quot;;[.E307];&quot;&lt;/source&gt;&lt;translation&gt;&quot;;[.B307];&quot;&lt;/translation&gt;&lt;/message&gt;&quot;)" office:value-type="string" office:string-value="&lt;message&gt;&lt;source&gt;religious center&lt;/source&gt;&lt;translation&gt;centre religieux&lt;/translation&gt;&lt;/message&gt;">
            <text:p>&lt;message&gt;&lt;source&gt;religious center&lt;/source&gt;&lt;translation&gt;centre religieux&lt;/translation&gt;&lt;/message&gt;</text:p>
          </table:table-cell>
          <table:table-cell table:number-columns-repeated="1017"/>
        </table:table-row>
        <table:table-row table:style-name="ro1">
          <table:table-cell table:style-name="ce7" office:value-type="string">
            <text:p>CTRS</text:p>
          </table:table-cell>
          <table:table-cell table:style-name="ce7" office:value-type="string">
            <text:p>centre spatial</text:p>
          </table:table-cell>
          <table:table-cell table:style-name="ce7" office:value-type="string">
            <text:p>une installation pour le lancement, le suivi ou le contrôle des satellites et de véhicules spatiaux</text:p>
          </table:table-cell>
          <table:table-cell table:style-name="ce7" office:value-type="string">
            <text:p>CTRS</text:p>
          </table:table-cell>
          <table:table-cell table:style-name="ce7" office:value-type="string">
            <text:p>space center</text:p>
          </table:table-cell>
          <table:table-cell table:style-name="ce7" office:value-type="string">
            <text:p>a facility for launching, tracking, or controlling satellites and space vehicles</text:p>
          </table:table-cell>
          <table:table-cell table:formula="of:=CONCATENATE(&quot;&lt;message&gt;&lt;source&gt;&quot;;[.E308];&quot;&lt;/source&gt;&lt;translation&gt;&quot;;[.B308];&quot;&lt;/translation&gt;&lt;/message&gt;&quot;)" office:value-type="string" office:string-value="&lt;message&gt;&lt;source&gt;space center&lt;/source&gt;&lt;translation&gt;centre spatial&lt;/translation&gt;&lt;/message&gt;">
            <text:p>&lt;message&gt;&lt;source&gt;space center&lt;/source&gt;&lt;translation&gt;centre spatial&lt;/translation&gt;&lt;/message&gt;</text:p>
          </table:table-cell>
          <table:table-cell table:number-columns-repeated="1017"/>
        </table:table-row>
        <table:table-row table:style-name="ro1">
          <table:table-cell table:style-name="ce7" office:value-type="string">
            <text:p>CVNT</text:p>
          </table:table-cell>
          <table:table-cell table:style-name="ce7" office:value-type="string">
            <text:p>couvent</text:p>
          </table:table-cell>
          <table:table-cell table:style-name="ce7" office:value-type="string">
            <text:p>un bâtiment où une communauté de moniales vit dans la solitude</text:p>
          </table:table-cell>
          <table:table-cell table:style-name="ce7" office:value-type="string">
            <text:p>CVNT</text:p>
          </table:table-cell>
          <table:table-cell table:style-name="ce7" office:value-type="string">
            <text:p>convent</text:p>
          </table:table-cell>
          <table:table-cell table:style-name="ce7" office:value-type="string">
            <text:p>a building where a community of nuns lives in seclusion</text:p>
          </table:table-cell>
          <table:table-cell table:formula="of:=CONCATENATE(&quot;&lt;message&gt;&lt;source&gt;&quot;;[.E309];&quot;&lt;/source&gt;&lt;translation&gt;&quot;;[.B309];&quot;&lt;/translation&gt;&lt;/message&gt;&quot;)" office:value-type="string" office:string-value="&lt;message&gt;&lt;source&gt;convent&lt;/source&gt;&lt;translation&gt;couvent&lt;/translation&gt;&lt;/message&gt;">
            <text:p>&lt;message&gt;&lt;source&gt;convent&lt;/source&gt;&lt;translation&gt;couvent&lt;/translation&gt;&lt;/message&gt;</text:p>
          </table:table-cell>
          <table:table-cell table:number-columns-repeated="1017"/>
        </table:table-row>
        <table:table-row table:style-name="ro1">
          <table:table-cell table:style-name="ce7" office:value-type="string">
            <text:p>DAM</text:p>
          </table:table-cell>
          <table:table-cell table:style-name="ce7" office:value-type="string">
            <text:p>barrage</text:p>
          </table:table-cell>
          <table:table-cell table:style-name="ce7" office:value-type="string">
            <text:p>une barrière construite à travers un ruisseau à retenir l'eau</text:p>
          </table:table-cell>
          <table:table-cell table:style-name="ce7" office:value-type="string">
            <text:p>DAM</text:p>
          </table:table-cell>
          <table:table-cell table:style-name="ce7" office:value-type="string">
            <text:p>dam</text:p>
          </table:table-cell>
          <table:table-cell table:style-name="ce7" office:value-type="string">
            <text:p>a barrier constructed across a stream to impound water</text:p>
          </table:table-cell>
          <table:table-cell table:formula="of:=CONCATENATE(&quot;&lt;message&gt;&lt;source&gt;&quot;;[.E310];&quot;&lt;/source&gt;&lt;translation&gt;&quot;;[.B310];&quot;&lt;/translation&gt;&lt;/message&gt;&quot;)" office:value-type="string" office:string-value="&lt;message&gt;&lt;source&gt;dam&lt;/source&gt;&lt;translation&gt;barrage&lt;/translation&gt;&lt;/message&gt;">
            <text:p>&lt;message&gt;&lt;source&gt;dam&lt;/source&gt;&lt;translation&gt;barrage&lt;/translation&gt;&lt;/message&gt;</text:p>
          </table:table-cell>
          <table:table-cell table:number-columns-repeated="1017"/>
        </table:table-row>
        <table:table-row table:style-name="ro1">
          <table:table-cell table:style-name="ce7" office:value-type="string">
            <text:p>DAMQ</text:p>
          </table:table-cell>
          <table:table-cell table:style-name="ce7" office:value-type="string">
            <text:p>barrage en ruines</text:p>
          </table:table-cell>
          <table:table-cell table:style-name="ce7" office:value-type="string">
            <text:p>un barrage détruits ou ruinés qui n'est plus fonctionnel</text:p>
          </table:table-cell>
          <table:table-cell table:style-name="ce7" office:value-type="string">
            <text:p>DAMQ</text:p>
          </table:table-cell>
          <table:table-cell table:style-name="ce7" office:value-type="string">
            <text:p>ruined dam</text:p>
          </table:table-cell>
          <table:table-cell table:style-name="ce7" office:value-type="string">
            <text:p>a destroyed or decayed dam which is no longer functional</text:p>
          </table:table-cell>
          <table:table-cell table:formula="of:=CONCATENATE(&quot;&lt;message&gt;&lt;source&gt;&quot;;[.E311];&quot;&lt;/source&gt;&lt;translation&gt;&quot;;[.B311];&quot;&lt;/translation&gt;&lt;/message&gt;&quot;)" office:value-type="string" office:string-value="&lt;message&gt;&lt;source&gt;ruined dam&lt;/source&gt;&lt;translation&gt;barrage en ruines&lt;/translation&gt;&lt;/message&gt;">
            <text:p>&lt;message&gt;&lt;source&gt;ruined dam&lt;/source&gt;&lt;translation&gt;barrage en ruines&lt;/translation&gt;&lt;/message&gt;</text:p>
          </table:table-cell>
          <table:table-cell table:number-columns-repeated="1017"/>
        </table:table-row>
        <table:table-row table:style-name="ro1">
          <table:table-cell table:style-name="ce7" office:value-type="string">
            <text:p>DAMSB</text:p>
          </table:table-cell>
          <table:table-cell table:style-name="ce7" office:value-type="string">
            <text:p>sous la surface du barrage</text:p>
          </table:table-cell>
          <table:table-cell table:style-name="ce7" office:value-type="string">
            <text:p>un barrage mis jusqu'au substratum rocheux dans une rivière de sable</text:p>
          </table:table-cell>
          <table:table-cell table:style-name="ce7" office:value-type="string">
            <text:p>DAMSB</text:p>
          </table:table-cell>
          <table:table-cell table:style-name="ce7" office:value-type="string">
            <text:p>sub-surface dam</text:p>
          </table:table-cell>
          <table:table-cell table:style-name="ce7" office:value-type="string">
            <text:p>a dam put down to bedrock in a sand river</text:p>
          </table:table-cell>
          <table:table-cell table:formula="of:=CONCATENATE(&quot;&lt;message&gt;&lt;source&gt;&quot;;[.E312];&quot;&lt;/source&gt;&lt;translation&gt;&quot;;[.B312];&quot;&lt;/translation&gt;&lt;/message&gt;&quot;)" office:value-type="string" office:string-value="&lt;message&gt;&lt;source&gt;sub-surface dam&lt;/source&gt;&lt;translation&gt;sous la surface du barrage&lt;/translation&gt;&lt;/message&gt;">
            <text:p>&lt;message&gt;&lt;source&gt;sub-surface dam&lt;/source&gt;&lt;translation&gt;sous la surface du barrage&lt;/translation&gt;&lt;/message&gt;</text:p>
          </table:table-cell>
          <table:table-cell table:number-columns-repeated="1017"/>
        </table:table-row>
        <table:table-row table:style-name="ro1">
          <table:table-cell table:style-name="ce7" office:value-type="string">
            <text:p>DARY</text:p>
          </table:table-cell>
          <table:table-cell table:style-name="ce7" office:value-type="string">
            <text:p>produits laitiers</text:p>
          </table:table-cell>
          <table:table-cell table:style-name="ce7" office:value-type="string">
            <text:p>une installation de transformation, la vente et la distribution de lait ou produits laitiers</text:p>
          </table:table-cell>
          <table:table-cell table:style-name="ce7" office:value-type="string">
            <text:p>DARY</text:p>
          </table:table-cell>
          <table:table-cell table:style-name="ce7" office:value-type="string">
            <text:p>dairy</text:p>
          </table:table-cell>
          <table:table-cell table:style-name="ce7" office:value-type="string">
            <text:p>a facility for the processing, sale and distribution of milk or milk products</text:p>
          </table:table-cell>
          <table:table-cell table:formula="of:=CONCATENATE(&quot;&lt;message&gt;&lt;source&gt;&quot;;[.E313];&quot;&lt;/source&gt;&lt;translation&gt;&quot;;[.B313];&quot;&lt;/translation&gt;&lt;/message&gt;&quot;)" office:value-type="string" office:string-value="&lt;message&gt;&lt;source&gt;dairy&lt;/source&gt;&lt;translation&gt;produits laitiers&lt;/translation&gt;&lt;/message&gt;">
            <text:p>&lt;message&gt;&lt;source&gt;dairy&lt;/source&gt;&lt;translation&gt;produits laitiers&lt;/translation&gt;&lt;/message&gt;</text:p>
          </table:table-cell>
          <table:table-cell table:number-columns-repeated="1017"/>
        </table:table-row>
        <table:table-row table:style-name="ro1">
          <table:table-cell table:style-name="ce7" office:value-type="string">
            <text:p>DCKD</text:p>
          </table:table-cell>
          <table:table-cell table:style-name="ce7" office:value-type="string">
            <text:p>cale sèche</text:p>
          </table:table-cell>
          <table:table-cell table:style-name="ce7" office:value-type="string">
            <text:p>une station d'accueil pour soutenir un récipient, et des moyens pour éliminer l'eau de sorte que le fond de la cuve peut être exposé</text:p>
          </table:table-cell>
          <table:table-cell table:style-name="ce7" office:value-type="string">
            <text:p>DCKD</text:p>
          </table:table-cell>
          <table:table-cell table:style-name="ce7" office:value-type="string">
            <text:p>dry dock</text:p>
          </table:table-cell>
          <table:table-cell table:style-name="ce7" office:value-type="string">
            <text:p>a dock providing support for a vessel, and means for removing the water so that the bottom of the vessel can be exposed</text:p>
          </table:table-cell>
          <table:table-cell table:formula="of:=CONCATENATE(&quot;&lt;message&gt;&lt;source&gt;&quot;;[.E314];&quot;&lt;/source&gt;&lt;translation&gt;&quot;;[.B314];&quot;&lt;/translation&gt;&lt;/message&gt;&quot;)" office:value-type="string" office:string-value="&lt;message&gt;&lt;source&gt;dry dock&lt;/source&gt;&lt;translation&gt;cale sèche&lt;/translation&gt;&lt;/message&gt;">
            <text:p>&lt;message&gt;&lt;source&gt;dry dock&lt;/source&gt;&lt;translation&gt;cale sèche&lt;/translation&gt;&lt;/message&gt;</text:p>
          </table:table-cell>
          <table:table-cell table:number-columns-repeated="1017"/>
        </table:table-row>
        <table:table-row table:style-name="ro1">
          <table:table-cell table:style-name="ce7" office:value-type="string">
            <text:p>DCKY</text:p>
          </table:table-cell>
          <table:table-cell table:style-name="ce7" office:value-type="string">
            <text:p>chantier</text:p>
          </table:table-cell>
          <table:table-cell table:style-name="ce7" office:value-type="string">
            <text:p>une installation d'entretien des navires, la construction ou la réparation</text:p>
          </table:table-cell>
          <table:table-cell table:style-name="ce7" office:value-type="string">
            <text:p>DCKY</text:p>
          </table:table-cell>
          <table:table-cell table:style-name="ce7" office:value-type="string">
            <text:p>dockyard</text:p>
          </table:table-cell>
          <table:table-cell table:style-name="ce7" office:value-type="string">
            <text:p>a facility for servicing, building, or repairing ships</text:p>
          </table:table-cell>
          <table:table-cell table:formula="of:=CONCATENATE(&quot;&lt;message&gt;&lt;source&gt;&quot;;[.E315];&quot;&lt;/source&gt;&lt;translation&gt;&quot;;[.B315];&quot;&lt;/translation&gt;&lt;/message&gt;&quot;)" office:value-type="string" office:string-value="&lt;message&gt;&lt;source&gt;dockyard&lt;/source&gt;&lt;translation&gt;chantier&lt;/translation&gt;&lt;/message&gt;">
            <text:p>&lt;message&gt;&lt;source&gt;dockyard&lt;/source&gt;&lt;translation&gt;chantier&lt;/translation&gt;&lt;/message&gt;</text:p>
          </table:table-cell>
          <table:table-cell table:number-columns-repeated="1017"/>
        </table:table-row>
        <table:table-row table:style-name="ro1">
          <table:table-cell table:style-name="ce7" office:value-type="string">
            <text:p>DIGUE</text:p>
          </table:table-cell>
          <table:table-cell table:style-name="ce7" office:value-type="string">
            <text:p>digue</text:p>
          </table:table-cell>
          <table:table-cell table:style-name="ce7" office:value-type="string">
            <text:p>un remblai de terre ou de pierre généralement construits pour une inondation ou de contrôle de flux</text:p>
          </table:table-cell>
          <table:table-cell table:style-name="ce7" office:value-type="string">
            <text:p>DIKE</text:p>
          </table:table-cell>
          <table:table-cell table:style-name="ce7" office:value-type="string">
            <text:p>dike</text:p>
          </table:table-cell>
          <table:table-cell table:style-name="ce7" office:value-type="string">
            <text:p>an earth or stone embankment usually constructed for flood or stream control</text:p>
          </table:table-cell>
          <table:table-cell table:formula="of:=CONCATENATE(&quot;&lt;message&gt;&lt;source&gt;&quot;;[.E316];&quot;&lt;/source&gt;&lt;translation&gt;&quot;;[.B316];&quot;&lt;/translation&gt;&lt;/message&gt;&quot;)" office:value-type="string" office:string-value="&lt;message&gt;&lt;source&gt;dike&lt;/source&gt;&lt;translation&gt;digue&lt;/translation&gt;&lt;/message&gt;">
            <text:p>&lt;message&gt;&lt;source&gt;dike&lt;/source&gt;&lt;translation&gt;digue&lt;/translation&gt;&lt;/message&gt;</text:p>
          </table:table-cell>
          <table:table-cell table:number-columns-repeated="1017"/>
        </table:table-row>
        <table:table-row table:style-name="ro1">
          <table:table-cell table:style-name="ce7" office:value-type="string">
            <text:p>DIP</text:p>
          </table:table-cell>
          <table:table-cell table:style-name="ce7" office:value-type="string">
            <text:p>centre diplomatique</text:p>
          </table:table-cell>
          <table:table-cell table:style-name="ce7" office:value-type="string">
            <text:p>bureau, domicile ou établissement d'un gouvernement étranger, ce qui peut inclure une ambassade, un consulat, chancellerie, le bureau du chargé d'affaires, diplomatique ou autre, la mission économique, militaire, culturel ou</text:p>
          </table:table-cell>
          <table:table-cell table:style-name="ce7" office:value-type="string">
            <text:p>DIP</text:p>
          </table:table-cell>
          <table:table-cell table:style-name="ce7" office:value-type="string">
            <text:p>diplomatic facility</text:p>
          </table:table-cell>
          <table:table-cell table:style-name="ce7" office:value-type="string">
            <text:p>office, residence, or facility of a foreign government, which may include an embassy, consulate, chancery, office of charge d'affaires, or other diplomatic, economic, military, or cultural mission</text:p>
          </table:table-cell>
          <table:table-cell table:formula="of:=CONCATENATE(&quot;&lt;message&gt;&lt;source&gt;&quot;;[.E317];&quot;&lt;/source&gt;&lt;translation&gt;&quot;;[.B317];&quot;&lt;/translation&gt;&lt;/message&gt;&quot;)" office:value-type="string" office:string-value="&lt;message&gt;&lt;source&gt;diplomatic facility&lt;/source&gt;&lt;translation&gt;centre diplomatique&lt;/translation&gt;&lt;/message&gt;">
            <text:p>&lt;message&gt;&lt;source&gt;diplomatic facility&lt;/source&gt;&lt;translation&gt;centre diplomatique&lt;/translation&gt;&lt;/message&gt;</text:p>
          </table:table-cell>
          <table:table-cell table:number-columns-repeated="1017"/>
        </table:table-row>
        <table:table-row table:style-name="ro1">
          <table:table-cell table:style-name="ce7" office:value-type="string">
            <text:p>DPOF</text:p>
          </table:table-cell>
          <table:table-cell table:style-name="ce7" office:value-type="string">
            <text:p>dépôt de carburant</text:p>
          </table:table-cell>
          <table:table-cell table:style-name="ce7" office:value-type="string">
            <text:p>une zone où le carburant est stocké</text:p>
          </table:table-cell>
          <table:table-cell table:style-name="ce7" office:value-type="string">
            <text:p>DPOF</text:p>
          </table:table-cell>
          <table:table-cell table:style-name="ce7" office:value-type="string">
            <text:p>fuel depot</text:p>
          </table:table-cell>
          <table:table-cell table:style-name="ce7" office:value-type="string">
            <text:p>an area where fuel is stored</text:p>
          </table:table-cell>
          <table:table-cell table:formula="of:=CONCATENATE(&quot;&lt;message&gt;&lt;source&gt;&quot;;[.E318];&quot;&lt;/source&gt;&lt;translation&gt;&quot;;[.B318];&quot;&lt;/translation&gt;&lt;/message&gt;&quot;)" office:value-type="string" office:string-value="&lt;message&gt;&lt;source&gt;fuel depot&lt;/source&gt;&lt;translation&gt;dépôt de carburant&lt;/translation&gt;&lt;/message&gt;">
            <text:p>&lt;message&gt;&lt;source&gt;fuel depot&lt;/source&gt;&lt;translation&gt;dépôt de carburant&lt;/translation&gt;&lt;/message&gt;</text:p>
          </table:table-cell>
          <table:table-cell table:number-columns-repeated="1017"/>
        </table:table-row>
        <table:table-row table:style-name="ro1">
          <table:table-cell table:style-name="ce7" office:value-type="string">
            <text:p>EST</text:p>
          </table:table-cell>
          <table:table-cell table:style-name="ce7" office:value-type="string">
            <text:p>immobilier (s)</text:p>
          </table:table-cell>
          <table:table-cell table:style-name="ce7" office:value-type="string">
            <text:p>une grande propriété foncière agricole commercialisée avec des bâtiments et autres installations associées</text:p>
          </table:table-cell>
          <table:table-cell table:style-name="ce7" office:value-type="string">
            <text:p>EST</text:p>
          </table:table-cell>
          <table:table-cell table:style-name="ce7" office:value-type="string">
            <text:p>estate(s)</text:p>
          </table:table-cell>
          <table:table-cell table:style-name="ce7" office:value-type="string">
            <text:p>a large commercialized agricultural landholding with associated buildings and other facilities</text:p>
          </table:table-cell>
          <table:table-cell table:formula="of:=CONCATENATE(&quot;&lt;message&gt;&lt;source&gt;&quot;;[.E319];&quot;&lt;/source&gt;&lt;translation&gt;&quot;;[.B319];&quot;&lt;/translation&gt;&lt;/message&gt;&quot;)" office:value-type="string" office:string-value="&lt;message&gt;&lt;source&gt;estate(s)&lt;/source&gt;&lt;translation&gt;immobilier (s)&lt;/translation&gt;&lt;/message&gt;">
            <text:p>&lt;message&gt;&lt;source&gt;estate(s)&lt;/source&gt;&lt;translation&gt;immobilier (s)&lt;/translation&gt;&lt;/message&gt;</text:p>
          </table:table-cell>
          <table:table-cell table:number-columns-repeated="1017"/>
        </table:table-row>
        <table:table-row table:style-name="ro1">
          <table:table-cell table:style-name="ce7" office:value-type="string">
            <text:p>ESTO</text:p>
          </table:table-cell>
          <table:table-cell table:style-name="ce7" office:value-type="string">
            <text:p>plantation de palmier à huile</text:p>
          </table:table-cell>
          <table:table-cell table:style-name="ce7" office:value-type="string">
            <text:p>un domaine spécialisé dans la culture de palmiers à huile</text:p>
          </table:table-cell>
          <table:table-cell table:style-name="ce7" office:value-type="string">
            <text:p>ESTO</text:p>
          </table:table-cell>
          <table:table-cell table:style-name="ce7" office:value-type="string">
            <text:p>oil palm plantation</text:p>
          </table:table-cell>
          <table:table-cell table:style-name="ce7" office:value-type="string">
            <text:p>an estate specializing in the cultivation of oil palm trees</text:p>
          </table:table-cell>
          <table:table-cell table:formula="of:=CONCATENATE(&quot;&lt;message&gt;&lt;source&gt;&quot;;[.E320];&quot;&lt;/source&gt;&lt;translation&gt;&quot;;[.B320];&quot;&lt;/translation&gt;&lt;/message&gt;&quot;)" office:value-type="string" office:string-value="&lt;message&gt;&lt;source&gt;oil palm plantation&lt;/source&gt;&lt;translation&gt;plantation de palmier à huile&lt;/translation&gt;&lt;/message&gt;">
            <text:p>&lt;message&gt;&lt;source&gt;oil palm plantation&lt;/source&gt;&lt;translation&gt;plantation de palmier à huile&lt;/translation&gt;&lt;/message&gt;</text:p>
          </table:table-cell>
          <table:table-cell table:number-columns-repeated="1017"/>
        </table:table-row>
        <table:table-row table:style-name="ro1">
          <table:table-cell table:style-name="ce7" office:value-type="string">
            <text:p>RETE</text:p>
          </table:table-cell>
          <table:table-cell table:style-name="ce7" office:value-type="string">
            <text:p>plantation de caoutchouc</text:p>
          </table:table-cell>
          <table:table-cell table:style-name="ce7" office:value-type="string">
            <text:p>une succession qui se spécialise dans la culture et tapant des arbres à caoutchouc</text:p>
          </table:table-cell>
          <table:table-cell table:style-name="ce7" office:value-type="string">
            <text:p>ESTR</text:p>
          </table:table-cell>
          <table:table-cell table:style-name="ce7" office:value-type="string">
            <text:p>rubber plantation</text:p>
          </table:table-cell>
          <table:table-cell table:style-name="ce7" office:value-type="string">
            <text:p>an estate which specializes in growing and tapping rubber trees</text:p>
          </table:table-cell>
          <table:table-cell table:formula="of:=CONCATENATE(&quot;&lt;message&gt;&lt;source&gt;&quot;;[.E321];&quot;&lt;/source&gt;&lt;translation&gt;&quot;;[.B321];&quot;&lt;/translation&gt;&lt;/message&gt;&quot;)" office:value-type="string" office:string-value="&lt;message&gt;&lt;source&gt;rubber plantation&lt;/source&gt;&lt;translation&gt;plantation de caoutchouc&lt;/translation&gt;&lt;/message&gt;">
            <text:p>&lt;message&gt;&lt;source&gt;rubber plantation&lt;/source&gt;&lt;translation&gt;plantation de caoutchouc&lt;/translation&gt;&lt;/message&gt;</text:p>
          </table:table-cell>
          <table:table-cell table:number-columns-repeated="1017"/>
        </table:table-row>
        <table:table-row table:style-name="ro1">
          <table:table-cell table:style-name="ce7" office:value-type="string">
            <text:p>ESTSG</text:p>
          </table:table-cell>
          <table:table-cell table:style-name="ce7" office:value-type="string">
            <text:p>plantation de sucre</text:p>
          </table:table-cell>
          <table:table-cell table:style-name="ce7" office:value-type="string">
            <text:p>une succession qui se spécialise dans la canne à sucre</text:p>
          </table:table-cell>
          <table:table-cell table:style-name="ce7" office:value-type="string">
            <text:p>ESTSG</text:p>
          </table:table-cell>
          <table:table-cell table:style-name="ce7" office:value-type="string">
            <text:p>sugar plantation</text:p>
          </table:table-cell>
          <table:table-cell table:style-name="ce7" office:value-type="string">
            <text:p>an estate that specializes in growing sugar cane</text:p>
          </table:table-cell>
          <table:table-cell table:formula="of:=CONCATENATE(&quot;&lt;message&gt;&lt;source&gt;&quot;;[.E322];&quot;&lt;/source&gt;&lt;translation&gt;&quot;;[.B322];&quot;&lt;/translation&gt;&lt;/message&gt;&quot;)" office:value-type="string" office:string-value="&lt;message&gt;&lt;source&gt;sugar plantation&lt;/source&gt;&lt;translation&gt;plantation de sucre&lt;/translation&gt;&lt;/message&gt;">
            <text:p>&lt;message&gt;&lt;source&gt;sugar plantation&lt;/source&gt;&lt;translation&gt;plantation de sucre&lt;/translation&gt;&lt;/message&gt;</text:p>
          </table:table-cell>
          <table:table-cell table:number-columns-repeated="1017"/>
        </table:table-row>
        <table:table-row table:style-name="ro1">
          <table:table-cell table:style-name="ce7" office:value-type="string">
            <text:p>ESTT</text:p>
          </table:table-cell>
          <table:table-cell table:style-name="ce7" office:value-type="string">
            <text:p>plantation de thé</text:p>
          </table:table-cell>
          <table:table-cell table:style-name="ce7" office:value-type="string">
            <text:p>une succession qui se spécialise dans les buissons de thé croissance</text:p>
          </table:table-cell>
          <table:table-cell table:style-name="ce7" office:value-type="string">
            <text:p>ESTT</text:p>
          </table:table-cell>
          <table:table-cell table:style-name="ce7" office:value-type="string">
            <text:p>tea plantation</text:p>
          </table:table-cell>
          <table:table-cell table:style-name="ce7" office:value-type="string">
            <text:p>an estate which specializes in growing tea bushes</text:p>
          </table:table-cell>
          <table:table-cell table:formula="of:=CONCATENATE(&quot;&lt;message&gt;&lt;source&gt;&quot;;[.E323];&quot;&lt;/source&gt;&lt;translation&gt;&quot;;[.B323];&quot;&lt;/translation&gt;&lt;/message&gt;&quot;)" office:value-type="string" office:string-value="&lt;message&gt;&lt;source&gt;tea plantation&lt;/source&gt;&lt;translation&gt;plantation de thé&lt;/translation&gt;&lt;/message&gt;">
            <text:p>&lt;message&gt;&lt;source&gt;tea plantation&lt;/source&gt;&lt;translation&gt;plantation de thé&lt;/translation&gt;&lt;/message&gt;</text:p>
          </table:table-cell>
          <table:table-cell table:number-columns-repeated="1017"/>
        </table:table-row>
        <table:table-row table:style-name="ro1">
          <table:table-cell table:style-name="ce7" office:value-type="string">
            <text:p>ESTX</text:p>
          </table:table-cell>
          <table:table-cell table:style-name="ce7" office:value-type="string">
            <text:p>section de la succession</text:p>
          </table:table-cell>
          <table:table-cell table:style-name="ce9"/>
          <table:table-cell table:style-name="ce7" office:value-type="string">
            <text:p>ESTX</text:p>
          </table:table-cell>
          <table:table-cell table:style-name="ce7" office:value-type="string">
            <text:p>section of estate</text:p>
          </table:table-cell>
          <table:table-cell table:style-name="ce9"/>
          <table:table-cell table:formula="of:=CONCATENATE(&quot;&lt;message&gt;&lt;source&gt;&quot;;[.E324];&quot;&lt;/source&gt;&lt;translation&gt;&quot;;[.B324];&quot;&lt;/translation&gt;&lt;/message&gt;&quot;)" office:value-type="string" office:string-value="&lt;message&gt;&lt;source&gt;section of estate&lt;/source&gt;&lt;translation&gt;section de la succession&lt;/translation&gt;&lt;/message&gt;">
            <text:p>&lt;message&gt;&lt;source&gt;section of estate&lt;/source&gt;&lt;translation&gt;section de la succession&lt;/translation&gt;&lt;/message&gt;</text:p>
          </table:table-cell>
          <table:table-cell table:number-columns-repeated="1017"/>
        </table:table-row>
        <table:table-row table:style-name="ro1">
          <table:table-cell table:style-name="ce7" office:value-type="string">
            <text:p>FCL</text:p>
          </table:table-cell>
          <table:table-cell table:style-name="ce7" office:value-type="string">
            <text:p>facilité</text:p>
          </table:table-cell>
          <table:table-cell table:style-name="ce7" office:value-type="string">
            <text:p>un ou plusieurs bâtiments abritant un centre, institut, fondation, un hôpital, la prison, la mission, palais de justice, etc</text:p>
          </table:table-cell>
          <table:table-cell table:style-name="ce7" office:value-type="string">
            <text:p>FCL</text:p>
          </table:table-cell>
          <table:table-cell table:style-name="ce7" office:value-type="string">
            <text:p>facility</text:p>
          </table:table-cell>
          <table:table-cell table:style-name="ce7" office:value-type="string">
            <text:p>a building or buildings housing a center, institute, foundation, hospital, prison, mission, courthouse, etc.</text:p>
          </table:table-cell>
          <table:table-cell table:formula="of:=CONCATENATE(&quot;&lt;message&gt;&lt;source&gt;&quot;;[.E325];&quot;&lt;/source&gt;&lt;translation&gt;&quot;;[.B325];&quot;&lt;/translation&gt;&lt;/message&gt;&quot;)" office:value-type="string" office:string-value="&lt;message&gt;&lt;source&gt;facility&lt;/source&gt;&lt;translation&gt;facilité&lt;/translation&gt;&lt;/message&gt;">
            <text:p>&lt;message&gt;&lt;source&gt;facility&lt;/source&gt;&lt;translation&gt;facilité&lt;/translation&gt;&lt;/message&gt;</text:p>
          </table:table-cell>
          <table:table-cell table:number-columns-repeated="1017"/>
        </table:table-row>
        <table:table-row table:style-name="ro1">
          <table:table-cell table:style-name="ce7" office:value-type="string">
            <text:p>FNDY</text:p>
          </table:table-cell>
          <table:table-cell table:style-name="ce7" office:value-type="string">
            <text:p>fonderie</text:p>
          </table:table-cell>
          <table:table-cell table:style-name="ce7" office:value-type="string">
            <text:p>un bâtiment ou travaux où la coulée de métal est mise en oeuvre</text:p>
          </table:table-cell>
          <table:table-cell table:style-name="ce7" office:value-type="string">
            <text:p>FNDY</text:p>
          </table:table-cell>
          <table:table-cell table:style-name="ce7" office:value-type="string">
            <text:p>foundry</text:p>
          </table:table-cell>
          <table:table-cell table:style-name="ce7" office:value-type="string">
            <text:p>a building or works where metal casting is carried out</text:p>
          </table:table-cell>
          <table:table-cell table:formula="of:=CONCATENATE(&quot;&lt;message&gt;&lt;source&gt;&quot;;[.E326];&quot;&lt;/source&gt;&lt;translation&gt;&quot;;[.B326];&quot;&lt;/translation&gt;&lt;/message&gt;&quot;)" office:value-type="string" office:string-value="&lt;message&gt;&lt;source&gt;foundry&lt;/source&gt;&lt;translation&gt;fonderie&lt;/translation&gt;&lt;/message&gt;">
            <text:p>&lt;message&gt;&lt;source&gt;foundry&lt;/source&gt;&lt;translation&gt;fonderie&lt;/translation&gt;&lt;/message&gt;</text:p>
          </table:table-cell>
          <table:table-cell table:number-columns-repeated="1017"/>
        </table:table-row>
        <table:table-row table:style-name="ro1">
          <table:table-cell table:style-name="ce7" office:value-type="string">
            <text:p>FRM</text:p>
          </table:table-cell>
          <table:table-cell table:style-name="ce7" office:value-type="string">
            <text:p>ferme</text:p>
          </table:table-cell>
          <table:table-cell table:style-name="ce7" office:value-type="string">
            <text:p>une parcelle de terrain avec des bâtiments associés consacrée à l'agriculture</text:p>
          </table:table-cell>
          <table:table-cell table:style-name="ce7" office:value-type="string">
            <text:p>FRM</text:p>
          </table:table-cell>
          <table:table-cell table:style-name="ce7" office:value-type="string">
            <text:p>farm</text:p>
          </table:table-cell>
          <table:table-cell table:style-name="ce7" office:value-type="string">
            <text:p>a tract of land with associated buildings devoted to agriculture</text:p>
          </table:table-cell>
          <table:table-cell table:formula="of:=CONCATENATE(&quot;&lt;message&gt;&lt;source&gt;&quot;;[.E327];&quot;&lt;/source&gt;&lt;translation&gt;&quot;;[.B327];&quot;&lt;/translation&gt;&lt;/message&gt;&quot;)" office:value-type="string" office:string-value="&lt;message&gt;&lt;source&gt;farm&lt;/source&gt;&lt;translation&gt;ferme&lt;/translation&gt;&lt;/message&gt;">
            <text:p>&lt;message&gt;&lt;source&gt;farm&lt;/source&gt;&lt;translation&gt;ferme&lt;/translation&gt;&lt;/message&gt;</text:p>
          </table:table-cell>
          <table:table-cell table:number-columns-repeated="1017"/>
        </table:table-row>
        <table:table-row table:style-name="ro1">
          <table:table-cell table:style-name="ce7" office:value-type="string">
            <text:p>FRMQ</text:p>
          </table:table-cell>
          <table:table-cell table:style-name="ce7" office:value-type="string">
            <text:p>ferme abandonnée</text:p>
          </table:table-cell>
          <table:table-cell table:style-name="ce9"/>
          <table:table-cell table:style-name="ce7" office:value-type="string">
            <text:p>FRMQ</text:p>
          </table:table-cell>
          <table:table-cell table:style-name="ce7" office:value-type="string">
            <text:p>abandoned farm</text:p>
          </table:table-cell>
          <table:table-cell table:style-name="ce9"/>
          <table:table-cell table:formula="of:=CONCATENATE(&quot;&lt;message&gt;&lt;source&gt;&quot;;[.E328];&quot;&lt;/source&gt;&lt;translation&gt;&quot;;[.B328];&quot;&lt;/translation&gt;&lt;/message&gt;&quot;)" office:value-type="string" office:string-value="&lt;message&gt;&lt;source&gt;abandoned farm&lt;/source&gt;&lt;translation&gt;ferme abandonnée&lt;/translation&gt;&lt;/message&gt;">
            <text:p>&lt;message&gt;&lt;source&gt;abandoned farm&lt;/source&gt;&lt;translation&gt;ferme abandonnée&lt;/translation&gt;&lt;/message&gt;</text:p>
          </table:table-cell>
          <table:table-cell table:number-columns-repeated="1017"/>
        </table:table-row>
        <table:table-row table:style-name="ro1">
          <table:table-cell table:style-name="ce7" office:value-type="string">
            <text:p>SGRF</text:p>
          </table:table-cell>
          <table:table-cell table:style-name="ce7" office:value-type="string">
            <text:p>fermes</text:p>
          </table:table-cell>
          <table:table-cell table:style-name="ce7" office:value-type="string">
            <text:p>étendues de terre avec les bâtiments associés consacrée à l'agriculture</text:p>
          </table:table-cell>
          <table:table-cell table:style-name="ce7" office:value-type="string">
            <text:p>FRMS</text:p>
          </table:table-cell>
          <table:table-cell table:style-name="ce7" office:value-type="string">
            <text:p>farms</text:p>
          </table:table-cell>
          <table:table-cell table:style-name="ce7" office:value-type="string">
            <text:p>tracts of land with associated buildings devoted to agriculture</text:p>
          </table:table-cell>
          <table:table-cell table:formula="of:=CONCATENATE(&quot;&lt;message&gt;&lt;source&gt;&quot;;[.E329];&quot;&lt;/source&gt;&lt;translation&gt;&quot;;[.B329];&quot;&lt;/translation&gt;&lt;/message&gt;&quot;)" office:value-type="string" office:string-value="&lt;message&gt;&lt;source&gt;farms&lt;/source&gt;&lt;translation&gt;fermes&lt;/translation&gt;&lt;/message&gt;">
            <text:p>&lt;message&gt;&lt;source&gt;farms&lt;/source&gt;&lt;translation&gt;fermes&lt;/translation&gt;&lt;/message&gt;</text:p>
          </table:table-cell>
          <table:table-cell table:number-columns-repeated="1017"/>
        </table:table-row>
        <table:table-row table:style-name="ro1">
          <table:table-cell table:style-name="ce7" office:value-type="string">
            <text:p>FRMT</text:p>
          </table:table-cell>
          <table:table-cell table:style-name="ce7" office:value-type="string">
            <text:p>ferme</text:p>
          </table:table-cell>
          <table:table-cell table:style-name="ce7" office:value-type="string">
            <text:p>les bâtiments et les zones de service adjacentes d'une ferme</text:p>
          </table:table-cell>
          <table:table-cell table:style-name="ce7" office:value-type="string">
            <text:p>FRMT</text:p>
          </table:table-cell>
          <table:table-cell table:style-name="ce7" office:value-type="string">
            <text:p>farmstead</text:p>
          </table:table-cell>
          <table:table-cell table:style-name="ce7" office:value-type="string">
            <text:p>the buildings and adjacent service areas of a farm</text:p>
          </table:table-cell>
          <table:table-cell table:formula="of:=CONCATENATE(&quot;&lt;message&gt;&lt;source&gt;&quot;;[.E330];&quot;&lt;/source&gt;&lt;translation&gt;&quot;;[.B330];&quot;&lt;/translation&gt;&lt;/message&gt;&quot;)" office:value-type="string" office:string-value="&lt;message&gt;&lt;source&gt;farmstead&lt;/source&gt;&lt;translation&gt;ferme&lt;/translation&gt;&lt;/message&gt;">
            <text:p>&lt;message&gt;&lt;source&gt;farmstead&lt;/source&gt;&lt;translation&gt;ferme&lt;/translation&gt;&lt;/message&gt;</text:p>
          </table:table-cell>
          <table:table-cell table:number-columns-repeated="1017"/>
        </table:table-row>
        <table:table-row table:style-name="ro1">
          <table:table-cell table:style-name="ce7" office:value-type="string">
            <text:p>FT</text:p>
          </table:table-cell>
          <table:table-cell table:style-name="ce7" office:value-type="string">
            <text:p>fort</text:p>
          </table:table-cell>
          <table:table-cell table:style-name="ce7" office:value-type="string">
            <text:p>une structure défensive ou de terrassement</text:p>
          </table:table-cell>
          <table:table-cell table:style-name="ce7" office:value-type="string">
            <text:p>FT</text:p>
          </table:table-cell>
          <table:table-cell table:style-name="ce7" office:value-type="string">
            <text:p>fort</text:p>
          </table:table-cell>
          <table:table-cell table:style-name="ce7" office:value-type="string">
            <text:p>a defensive structure or earthworks</text:p>
          </table:table-cell>
          <table:table-cell table:formula="of:=CONCATENATE(&quot;&lt;message&gt;&lt;source&gt;&quot;;[.E331];&quot;&lt;/source&gt;&lt;translation&gt;&quot;;[.B331];&quot;&lt;/translation&gt;&lt;/message&gt;&quot;)" office:value-type="string" office:string-value="&lt;message&gt;&lt;source&gt;fort&lt;/source&gt;&lt;translation&gt;fort&lt;/translation&gt;&lt;/message&gt;">
            <text:p>&lt;message&gt;&lt;source&gt;fort&lt;/source&gt;&lt;translation&gt;fort&lt;/translation&gt;&lt;/message&gt;</text:p>
          </table:table-cell>
          <table:table-cell table:number-columns-repeated="1017"/>
        </table:table-row>
        <table:table-row table:style-name="ro1">
          <table:table-cell table:style-name="ce7" office:value-type="string">
            <text:p>FY</text:p>
          </table:table-cell>
          <table:table-cell table:style-name="ce7" office:value-type="string">
            <text:p>traversier</text:p>
          </table:table-cell>
          <table:table-cell table:style-name="ce7" office:value-type="string">
            <text:p>un bateau ou d'autres installations flottantes de transport et le terminal régulièrement utilisés pour le transport des personnes et des véhicules sur un plan d'eau</text:p>
          </table:table-cell>
          <table:table-cell table:style-name="ce7" office:value-type="string">
            <text:p>FY</text:p>
          </table:table-cell>
          <table:table-cell table:style-name="ce7" office:value-type="string">
            <text:p>ferry</text:p>
          </table:table-cell>
          <table:table-cell table:style-name="ce7" office:value-type="string">
            <text:p>a boat or other floating conveyance and terminal facilities regularly used to transport people and vehicles across a waterbody</text:p>
          </table:table-cell>
          <table:table-cell table:formula="of:=CONCATENATE(&quot;&lt;message&gt;&lt;source&gt;&quot;;[.E332];&quot;&lt;/source&gt;&lt;translation&gt;&quot;;[.B332];&quot;&lt;/translation&gt;&lt;/message&gt;&quot;)" office:value-type="string" office:string-value="&lt;message&gt;&lt;source&gt;ferry&lt;/source&gt;&lt;translation&gt;traversier&lt;/translation&gt;&lt;/message&gt;">
            <text:p>&lt;message&gt;&lt;source&gt;ferry&lt;/source&gt;&lt;translation&gt;traversier&lt;/translation&gt;&lt;/message&gt;</text:p>
          </table:table-cell>
          <table:table-cell table:number-columns-repeated="1017"/>
        </table:table-row>
        <table:table-row table:style-name="ro1">
          <table:table-cell table:style-name="ce7" office:value-type="string">
            <text:p>GATE</text:p>
          </table:table-cell>
          <table:table-cell table:style-name="ce7" office:value-type="string">
            <text:p>porte</text:p>
          </table:table-cell>
          <table:table-cell table:style-name="ce7" office:value-type="string">
            <text:p>une entrée à accès ou de sortie</text:p>
          </table:table-cell>
          <table:table-cell table:style-name="ce7" office:value-type="string">
            <text:p>GATE</text:p>
          </table:table-cell>
          <table:table-cell table:style-name="ce7" office:value-type="string">
            <text:p>gate</text:p>
          </table:table-cell>
          <table:table-cell table:style-name="ce7" office:value-type="string">
            <text:p>a controlled access entrance or exit</text:p>
          </table:table-cell>
          <table:table-cell table:formula="of:=CONCATENATE(&quot;&lt;message&gt;&lt;source&gt;&quot;;[.E333];&quot;&lt;/source&gt;&lt;translation&gt;&quot;;[.B333];&quot;&lt;/translation&gt;&lt;/message&gt;&quot;)" office:value-type="string" office:string-value="&lt;message&gt;&lt;source&gt;gate&lt;/source&gt;&lt;translation&gt;porte&lt;/translation&gt;&lt;/message&gt;">
            <text:p>&lt;message&gt;&lt;source&gt;gate&lt;/source&gt;&lt;translation&gt;porte&lt;/translation&gt;&lt;/message&gt;</text:p>
          </table:table-cell>
          <table:table-cell table:number-columns-repeated="1017"/>
        </table:table-row>
        <table:table-row table:style-name="ro1">
          <table:table-cell table:style-name="ce7" office:value-type="string">
            <text:p>GDN</text:p>
          </table:table-cell>
          <table:table-cell table:style-name="ce7" office:value-type="string">
            <text:p>Chambre (s)</text:p>
          </table:table-cell>
          <table:table-cell table:style-name="ce7" office:value-type="string">
            <text:p>une enceinte pour l'affichage sélectionné vie végétale ou animale</text:p>
          </table:table-cell>
          <table:table-cell table:style-name="ce7" office:value-type="string">
            <text:p>GDN</text:p>
          </table:table-cell>
          <table:table-cell table:style-name="ce7" office:value-type="string">
            <text:p>garden(s)</text:p>
          </table:table-cell>
          <table:table-cell table:style-name="ce7" office:value-type="string">
            <text:p>an enclosure for displaying selected plant or animal life</text:p>
          </table:table-cell>
          <table:table-cell table:formula="of:=CONCATENATE(&quot;&lt;message&gt;&lt;source&gt;&quot;;[.E334];&quot;&lt;/source&gt;&lt;translation&gt;&quot;;[.B334];&quot;&lt;/translation&gt;&lt;/message&gt;&quot;)" office:value-type="string" office:string-value="&lt;message&gt;&lt;source&gt;garden(s)&lt;/source&gt;&lt;translation&gt;Chambre (s)&lt;/translation&gt;&lt;/message&gt;">
            <text:p>&lt;message&gt;&lt;source&gt;garden(s)&lt;/source&gt;&lt;translation&gt;Chambre (s)&lt;/translation&gt;&lt;/message&gt;</text:p>
          </table:table-cell>
          <table:table-cell table:number-columns-repeated="1017"/>
        </table:table-row>
        <table:table-row table:style-name="ro1">
          <table:table-cell table:style-name="ce7" office:value-type="string">
            <text:p>GHAT</text:p>
          </table:table-cell>
          <table:table-cell table:style-name="ce7" office:value-type="string">
            <text:p>ghat</text:p>
          </table:table-cell>
          <table:table-cell table:style-name="ce7" office:value-type="string">
            <text:p>une série d'étapes menant à une rivière, qui sont d'une importance religieuse, et à leur base est généralement une plate-forme pour la baignade</text:p>
          </table:table-cell>
          <table:table-cell table:style-name="ce7" office:value-type="string">
            <text:p>GHAT</text:p>
          </table:table-cell>
          <table:table-cell table:style-name="ce7" office:value-type="string">
            <text:p>ghat</text:p>
          </table:table-cell>
          <table:table-cell table:style-name="ce7" office:value-type="string">
            <text:p>a set of steps leading to a river, which are of religious significance, and at their base is usually a platform for bathing</text:p>
          </table:table-cell>
          <table:table-cell table:formula="of:=CONCATENATE(&quot;&lt;message&gt;&lt;source&gt;&quot;;[.E335];&quot;&lt;/source&gt;&lt;translation&gt;&quot;;[.B335];&quot;&lt;/translation&gt;&lt;/message&gt;&quot;)" office:value-type="string" office:string-value="&lt;message&gt;&lt;source&gt;ghat&lt;/source&gt;&lt;translation&gt;ghat&lt;/translation&gt;&lt;/message&gt;">
            <text:p>&lt;message&gt;&lt;source&gt;ghat&lt;/source&gt;&lt;translation&gt;ghat&lt;/translation&gt;&lt;/message&gt;</text:p>
          </table:table-cell>
          <table:table-cell table:number-columns-repeated="1017"/>
        </table:table-row>
        <table:table-row table:style-name="ro1">
          <table:table-cell table:style-name="ce7" office:value-type="string">
            <text:p>GHSE</text:p>
          </table:table-cell>
          <table:table-cell table:style-name="ce7" office:value-type="string">
            <text:p>maison d'hôtes</text:p>
          </table:table-cell>
          <table:table-cell table:style-name="ce7" office:value-type="string">
            <text:p>une maison utilisée pour fournir un logement à des invités payants</text:p>
          </table:table-cell>
          <table:table-cell table:style-name="ce7" office:value-type="string">
            <text:p>GHSE</text:p>
          </table:table-cell>
          <table:table-cell table:style-name="ce7" office:value-type="string">
            <text:p>guest house</text:p>
          </table:table-cell>
          <table:table-cell table:style-name="ce7" office:value-type="string">
            <text:p>a house used to provide lodging for paying guests</text:p>
          </table:table-cell>
          <table:table-cell table:formula="of:=CONCATENATE(&quot;&lt;message&gt;&lt;source&gt;&quot;;[.E336];&quot;&lt;/source&gt;&lt;translation&gt;&quot;;[.B336];&quot;&lt;/translation&gt;&lt;/message&gt;&quot;)" office:value-type="string" office:string-value="&lt;message&gt;&lt;source&gt;guest house&lt;/source&gt;&lt;translation&gt;maison d'hôtes&lt;/translation&gt;&lt;/message&gt;">
            <text:p>&lt;message&gt;&lt;source&gt;guest house&lt;/source&gt;&lt;translation&gt;maison d'hôtes&lt;/translation&gt;&lt;/message&gt;</text:p>
          </table:table-cell>
          <table:table-cell table:number-columns-repeated="1017"/>
        </table:table-row>
        <table:table-row table:style-name="ro1">
          <table:table-cell table:style-name="ce7" office:value-type="string">
            <text:p>GOSP</text:p>
          </table:table-cell>
          <table:table-cell table:style-name="ce7" office:value-type="string">
            <text:p>installation de séparation de gaz de pétrole</text:p>
          </table:table-cell>
          <table:table-cell table:style-name="ce7" office:value-type="string">
            <text:p>une installation de séparation de gaz de pétrole</text:p>
          </table:table-cell>
          <table:table-cell table:style-name="ce7" office:value-type="string">
            <text:p>GOSP</text:p>
          </table:table-cell>
          <table:table-cell table:style-name="ce7" office:value-type="string">
            <text:p>gas-oil separator plant</text:p>
          </table:table-cell>
          <table:table-cell table:style-name="ce7" office:value-type="string">
            <text:p>a facility for separating gas from oil</text:p>
          </table:table-cell>
          <table:table-cell table:formula="of:=CONCATENATE(&quot;&lt;message&gt;&lt;source&gt;&quot;;[.E337];&quot;&lt;/source&gt;&lt;translation&gt;&quot;;[.B337];&quot;&lt;/translation&gt;&lt;/message&gt;&quot;)" office:value-type="string" office:string-value="&lt;message&gt;&lt;source&gt;gas-oil separator plant&lt;/source&gt;&lt;translation&gt;installation de séparation de gaz de pétrole&lt;/translation&gt;&lt;/message&gt;">
            <text:p>&lt;message&gt;&lt;source&gt;gas-oil separator plant&lt;/source&gt;&lt;translation&gt;installation de séparation de gaz de pétrole&lt;/translation&gt;&lt;/message&gt;</text:p>
          </table:table-cell>
          <table:table-cell table:number-columns-repeated="1017"/>
        </table:table-row>
        <table:table-row table:style-name="ro1">
          <table:table-cell table:style-name="ce7" office:value-type="string">
            <text:p>GOVL</text:p>
          </table:table-cell>
          <table:table-cell table:style-name="ce7" office:value-type="string">
            <text:p>bureau du gouvernement local</text:p>
          </table:table-cell>
          <table:table-cell table:style-name="ce7" office:value-type="string">
            <text:p>une installation de locaux d'habitation bureaux gouvernementaux, généralement d'une ville, ville, village ou salle</text:p>
          </table:table-cell>
          <table:table-cell table:style-name="ce7" office:value-type="string">
            <text:p>GOVL</text:p>
          </table:table-cell>
          <table:table-cell table:style-name="ce7" office:value-type="string">
            <text:p>local government office</text:p>
          </table:table-cell>
          <table:table-cell table:style-name="ce7" office:value-type="string">
            <text:p>a facility housing local governmental offices, usually a city, town, or village hall</text:p>
          </table:table-cell>
          <table:table-cell table:formula="of:=CONCATENATE(&quot;&lt;message&gt;&lt;source&gt;&quot;;[.E338];&quot;&lt;/source&gt;&lt;translation&gt;&quot;;[.B338];&quot;&lt;/translation&gt;&lt;/message&gt;&quot;)" office:value-type="string" office:string-value="&lt;message&gt;&lt;source&gt;local government office&lt;/source&gt;&lt;translation&gt;bureau du gouvernement local&lt;/translation&gt;&lt;/message&gt;">
            <text:p>&lt;message&gt;&lt;source&gt;local government office&lt;/source&gt;&lt;translation&gt;bureau du gouvernement local&lt;/translation&gt;&lt;/message&gt;</text:p>
          </table:table-cell>
          <table:table-cell table:number-columns-repeated="1017"/>
        </table:table-row>
        <table:table-row table:style-name="ro1">
          <table:table-cell table:style-name="ce7" office:value-type="string">
            <text:p>GRVE</text:p>
          </table:table-cell>
          <table:table-cell table:style-name="ce7" office:value-type="string">
            <text:p>grave</text:p>
          </table:table-cell>
          <table:table-cell table:style-name="ce7" office:value-type="string">
            <text:p>un lieu de sépulture</text:p>
          </table:table-cell>
          <table:table-cell table:style-name="ce7" office:value-type="string">
            <text:p>GRVE</text:p>
          </table:table-cell>
          <table:table-cell table:style-name="ce7" office:value-type="string">
            <text:p>grave</text:p>
          </table:table-cell>
          <table:table-cell table:style-name="ce7" office:value-type="string">
            <text:p>a burial site</text:p>
          </table:table-cell>
          <table:table-cell table:formula="of:=CONCATENATE(&quot;&lt;message&gt;&lt;source&gt;&quot;;[.E339];&quot;&lt;/source&gt;&lt;translation&gt;&quot;;[.B339];&quot;&lt;/translation&gt;&lt;/message&gt;&quot;)" office:value-type="string" office:string-value="&lt;message&gt;&lt;source&gt;grave&lt;/source&gt;&lt;translation&gt;grave&lt;/translation&gt;&lt;/message&gt;">
            <text:p>&lt;message&gt;&lt;source&gt;grave&lt;/source&gt;&lt;translation&gt;grave&lt;/translation&gt;&lt;/message&gt;</text:p>
          </table:table-cell>
          <table:table-cell table:number-columns-repeated="1017"/>
        </table:table-row>
        <table:table-row table:style-name="ro1">
          <table:table-cell table:style-name="ce7" office:value-type="string">
            <text:p>HERM</text:p>
          </table:table-cell>
          <table:table-cell table:style-name="ce7" office:value-type="string">
            <text:p>ermitage</text:p>
          </table:table-cell>
          <table:table-cell table:style-name="ce7" office:value-type="string">
            <text:p>une résidence isolée, généralement pour des sectes religieuses</text:p>
          </table:table-cell>
          <table:table-cell table:style-name="ce7" office:value-type="string">
            <text:p>HERM</text:p>
          </table:table-cell>
          <table:table-cell table:style-name="ce7" office:value-type="string">
            <text:p>hermitage</text:p>
          </table:table-cell>
          <table:table-cell table:style-name="ce7" office:value-type="string">
            <text:p>a secluded residence, usually for religious sects</text:p>
          </table:table-cell>
          <table:table-cell table:formula="of:=CONCATENATE(&quot;&lt;message&gt;&lt;source&gt;&quot;;[.E340];&quot;&lt;/source&gt;&lt;translation&gt;&quot;;[.B340];&quot;&lt;/translation&gt;&lt;/message&gt;&quot;)" office:value-type="string" office:string-value="&lt;message&gt;&lt;source&gt;hermitage&lt;/source&gt;&lt;translation&gt;ermitage&lt;/translation&gt;&lt;/message&gt;">
            <text:p>&lt;message&gt;&lt;source&gt;hermitage&lt;/source&gt;&lt;translation&gt;ermitage&lt;/translation&gt;&lt;/message&gt;</text:p>
          </table:table-cell>
          <table:table-cell table:number-columns-repeated="1017"/>
        </table:table-row>
        <table:table-row table:style-name="ro1">
          <table:table-cell table:style-name="ce7" office:value-type="string">
            <text:p>HLT</text:p>
          </table:table-cell>
          <table:table-cell table:style-name="ce7" office:value-type="string">
            <text:p>arrêter lieu</text:p>
          </table:table-cell>
          <table:table-cell table:style-name="ce7" office:value-type="string">
            <text:p>un endroit où les caravanes arrêter pour se reposer</text:p>
          </table:table-cell>
          <table:table-cell table:style-name="ce7" office:value-type="string">
            <text:p>HLT</text:p>
          </table:table-cell>
          <table:table-cell table:style-name="ce7" office:value-type="string">
            <text:p>halting place</text:p>
          </table:table-cell>
          <table:table-cell table:style-name="ce7" office:value-type="string">
            <text:p>a place where caravans stop for rest</text:p>
          </table:table-cell>
          <table:table-cell table:formula="of:=CONCATENATE(&quot;&lt;message&gt;&lt;source&gt;&quot;;[.E341];&quot;&lt;/source&gt;&lt;translation&gt;&quot;;[.B341];&quot;&lt;/translation&gt;&lt;/message&gt;&quot;)" office:value-type="string" office:string-value="&lt;message&gt;&lt;source&gt;halting place&lt;/source&gt;&lt;translation&gt;arrêter lieu&lt;/translation&gt;&lt;/message&gt;">
            <text:p>&lt;message&gt;&lt;source&gt;halting place&lt;/source&gt;&lt;translation&gt;arrêter lieu&lt;/translation&gt;&lt;/message&gt;</text:p>
          </table:table-cell>
          <table:table-cell table:number-columns-repeated="1017"/>
        </table:table-row>
        <table:table-row table:style-name="ro1">
          <table:table-cell table:style-name="ce7" office:value-type="string">
            <text:p>HMSD</text:p>
          </table:table-cell>
          <table:table-cell table:style-name="ce7" office:value-type="string">
            <text:p>propriété</text:p>
          </table:table-cell>
          <table:table-cell table:style-name="ce7" office:value-type="string">
            <text:p>une résidence, le propriétaire ou le gestionnaire, sur un mouton ou station d'élevage, outstation Woolshed, outcamp ou autochtone, spécifique à l'Australie et la Nouvelle-Zélande</text:p>
          </table:table-cell>
          <table:table-cell table:style-name="ce7" office:value-type="string">
            <text:p>HMSD</text:p>
          </table:table-cell>
          <table:table-cell table:style-name="ce7" office:value-type="string">
            <text:p>homestead</text:p>
          </table:table-cell>
          <table:table-cell table:style-name="ce7" office:value-type="string">
            <text:p>a residence, owner's or manager's, on a sheep or cattle station, woolshed, outcamp, or Aboriginal outstation, specific to Australia and New Zealand</text:p>
          </table:table-cell>
          <table:table-cell table:formula="of:=CONCATENATE(&quot;&lt;message&gt;&lt;source&gt;&quot;;[.E342];&quot;&lt;/source&gt;&lt;translation&gt;&quot;;[.B342];&quot;&lt;/translation&gt;&lt;/message&gt;&quot;)" office:value-type="string" office:string-value="&lt;message&gt;&lt;source&gt;homestead&lt;/source&gt;&lt;translation&gt;propriété&lt;/translation&gt;&lt;/message&gt;">
            <text:p>&lt;message&gt;&lt;source&gt;homestead&lt;/source&gt;&lt;translation&gt;propriété&lt;/translation&gt;&lt;/message&gt;</text:p>
          </table:table-cell>
          <table:table-cell table:number-columns-repeated="1017"/>
        </table:table-row>
        <table:table-row table:style-name="ro1">
          <table:table-cell table:style-name="ce7" office:value-type="string">
            <text:p>HSE</text:p>
          </table:table-cell>
          <table:table-cell table:style-name="ce7" office:value-type="string">
            <text:p>Maison (s)</text:p>
          </table:table-cell>
          <table:table-cell table:style-name="ce7" office:value-type="string">
            <text:p>un bâtiment utilisé comme une habitation humaine</text:p>
          </table:table-cell>
          <table:table-cell table:style-name="ce7" office:value-type="string">
            <text:p>HSE</text:p>
          </table:table-cell>
          <table:table-cell table:style-name="ce7" office:value-type="string">
            <text:p>house(s)</text:p>
          </table:table-cell>
          <table:table-cell table:style-name="ce7" office:value-type="string">
            <text:p>a building used as a human habitation</text:p>
          </table:table-cell>
          <table:table-cell table:formula="of:=CONCATENATE(&quot;&lt;message&gt;&lt;source&gt;&quot;;[.E343];&quot;&lt;/source&gt;&lt;translation&gt;&quot;;[.B343];&quot;&lt;/translation&gt;&lt;/message&gt;&quot;)" office:value-type="string" office:string-value="&lt;message&gt;&lt;source&gt;house(s)&lt;/source&gt;&lt;translation&gt;Maison (s)&lt;/translation&gt;&lt;/message&gt;">
            <text:p>&lt;message&gt;&lt;source&gt;house(s)&lt;/source&gt;&lt;translation&gt;Maison (s)&lt;/translation&gt;&lt;/message&gt;</text:p>
          </table:table-cell>
          <table:table-cell table:number-columns-repeated="1017"/>
        </table:table-row>
        <table:table-row table:style-name="ro1">
          <table:table-cell table:style-name="ce7" office:value-type="string">
            <text:p>SSEC</text:p>
          </table:table-cell>
          <table:table-cell table:style-name="ce7" office:value-type="string">
            <text:p>maison de campagne</text:p>
          </table:table-cell>
          <table:table-cell table:style-name="ce7" office:value-type="string">
            <text:p>une grande maison, manoir ou château, dans une grande propriété</text:p>
          </table:table-cell>
          <table:table-cell table:style-name="ce7" office:value-type="string">
            <text:p>HSEC</text:p>
          </table:table-cell>
          <table:table-cell table:style-name="ce7" office:value-type="string">
            <text:p>country house</text:p>
          </table:table-cell>
          <table:table-cell table:style-name="ce7" office:value-type="string">
            <text:p>a large house, mansion, or chateau, on a large estate</text:p>
          </table:table-cell>
          <table:table-cell table:formula="of:=CONCATENATE(&quot;&lt;message&gt;&lt;source&gt;&quot;;[.E344];&quot;&lt;/source&gt;&lt;translation&gt;&quot;;[.B344];&quot;&lt;/translation&gt;&lt;/message&gt;&quot;)" office:value-type="string" office:string-value="&lt;message&gt;&lt;source&gt;country house&lt;/source&gt;&lt;translation&gt;maison de campagne&lt;/translation&gt;&lt;/message&gt;">
            <text:p>&lt;message&gt;&lt;source&gt;country house&lt;/source&gt;&lt;translation&gt;maison de campagne&lt;/translation&gt;&lt;/message&gt;</text:p>
          </table:table-cell>
          <table:table-cell table:number-columns-repeated="1017"/>
        </table:table-row>
        <table:table-row table:style-name="ro1">
          <table:table-cell table:style-name="ce7" office:value-type="string">
            <text:p>HSP</text:p>
          </table:table-cell>
          <table:table-cell table:style-name="ce7" office:value-type="string">
            <text:p>hôpital</text:p>
          </table:table-cell>
          <table:table-cell table:style-name="ce7" office:value-type="string">
            <text:p>un bâtiment dans lequel sont malades ou blessés, en particulier ceux qui sont confinés au lit, sont médicalement traitées</text:p>
          </table:table-cell>
          <table:table-cell table:style-name="ce7" office:value-type="string">
            <text:p>HSP</text:p>
          </table:table-cell>
          <table:table-cell table:style-name="ce7" office:value-type="string">
            <text:p>hospital</text:p>
          </table:table-cell>
          <table:table-cell table:style-name="ce7" office:value-type="string">
            <text:p>a building in which sick or injured, especially those confined to bed, are medically treated</text:p>
          </table:table-cell>
          <table:table-cell table:formula="of:=CONCATENATE(&quot;&lt;message&gt;&lt;source&gt;&quot;;[.E345];&quot;&lt;/source&gt;&lt;translation&gt;&quot;;[.B345];&quot;&lt;/translation&gt;&lt;/message&gt;&quot;)" office:value-type="string" office:string-value="&lt;message&gt;&lt;source&gt;hospital&lt;/source&gt;&lt;translation&gt;hôpital&lt;/translation&gt;&lt;/message&gt;">
            <text:p>&lt;message&gt;&lt;source&gt;hospital&lt;/source&gt;&lt;translation&gt;hôpital&lt;/translation&gt;&lt;/message&gt;</text:p>
          </table:table-cell>
          <table:table-cell table:number-columns-repeated="1017"/>
        </table:table-row>
        <table:table-row table:style-name="ro1">
          <table:table-cell table:style-name="ce7" office:value-type="string">
            <text:p>CSPS</text:p>
          </table:table-cell>
          <table:table-cell table:style-name="ce7" office:value-type="string">
            <text:p>clinique</text:p>
          </table:table-cell>
          <table:table-cell table:style-name="ce7" office:value-type="string">
            <text:p>un centre médical associé à un hôpital pour les patients ambulatoires</text:p>
          </table:table-cell>
          <table:table-cell table:style-name="ce7" office:value-type="string">
            <text:p>HSPC</text:p>
          </table:table-cell>
          <table:table-cell table:style-name="ce7" office:value-type="string">
            <text:p>clinic</text:p>
          </table:table-cell>
          <table:table-cell table:style-name="ce7" office:value-type="string">
            <text:p>a medical facility associated with a hospital for outpatients</text:p>
          </table:table-cell>
          <table:table-cell table:formula="of:=CONCATENATE(&quot;&lt;message&gt;&lt;source&gt;&quot;;[.E346];&quot;&lt;/source&gt;&lt;translation&gt;&quot;;[.B346];&quot;&lt;/translation&gt;&lt;/message&gt;&quot;)" office:value-type="string" office:string-value="&lt;message&gt;&lt;source&gt;clinic&lt;/source&gt;&lt;translation&gt;clinique&lt;/translation&gt;&lt;/message&gt;">
            <text:p>&lt;message&gt;&lt;source&gt;clinic&lt;/source&gt;&lt;translation&gt;clinique&lt;/translation&gt;&lt;/message&gt;</text:p>
          </table:table-cell>
          <table:table-cell table:number-columns-repeated="1017"/>
        </table:table-row>
        <table:table-row table:style-name="ro1">
          <table:table-cell table:style-name="ce7" office:value-type="string">
            <text:p>HSPD</text:p>
          </table:table-cell>
          <table:table-cell table:style-name="ce7" office:value-type="string">
            <text:p>dispensaire</text:p>
          </table:table-cell>
          <table:table-cell table:style-name="ce7" office:value-type="string">
            <text:p>un bâtiment où l'aide médicale ou dentaire est distribué</text:p>
          </table:table-cell>
          <table:table-cell table:style-name="ce7" office:value-type="string">
            <text:p>HSPD</text:p>
          </table:table-cell>
          <table:table-cell table:style-name="ce7" office:value-type="string">
            <text:p>dispensary</text:p>
          </table:table-cell>
          <table:table-cell table:style-name="ce7" office:value-type="string">
            <text:p>a building where medical or dental aid is dispensed</text:p>
          </table:table-cell>
          <table:table-cell table:formula="of:=CONCATENATE(&quot;&lt;message&gt;&lt;source&gt;&quot;;[.E347];&quot;&lt;/source&gt;&lt;translation&gt;&quot;;[.B347];&quot;&lt;/translation&gt;&lt;/message&gt;&quot;)" office:value-type="string" office:string-value="&lt;message&gt;&lt;source&gt;dispensary&lt;/source&gt;&lt;translation&gt;dispensaire&lt;/translation&gt;&lt;/message&gt;">
            <text:p>&lt;message&gt;&lt;source&gt;dispensary&lt;/source&gt;&lt;translation&gt;dispensaire&lt;/translation&gt;&lt;/message&gt;</text:p>
          </table:table-cell>
          <table:table-cell table:number-columns-repeated="1017"/>
        </table:table-row>
        <table:table-row table:style-name="ro1">
          <table:table-cell table:style-name="ce7" office:value-type="string">
            <text:p>HSPL</text:p>
          </table:table-cell>
          <table:table-cell table:style-name="ce7" office:value-type="string">
            <text:p>léproserie</text:p>
          </table:table-cell>
          <table:table-cell table:style-name="ce7" office:value-type="string">
            <text:p>un asile ou un hôpital pour les lépreux</text:p>
          </table:table-cell>
          <table:table-cell table:style-name="ce7" office:value-type="string">
            <text:p>HSPL</text:p>
          </table:table-cell>
          <table:table-cell table:style-name="ce7" office:value-type="string">
            <text:p>leprosarium</text:p>
          </table:table-cell>
          <table:table-cell table:style-name="ce7" office:value-type="string">
            <text:p>an asylum or hospital for lepers</text:p>
          </table:table-cell>
          <table:table-cell table:formula="of:=CONCATENATE(&quot;&lt;message&gt;&lt;source&gt;&quot;;[.E348];&quot;&lt;/source&gt;&lt;translation&gt;&quot;;[.B348];&quot;&lt;/translation&gt;&lt;/message&gt;&quot;)" office:value-type="string" office:string-value="&lt;message&gt;&lt;source&gt;leprosarium&lt;/source&gt;&lt;translation&gt;léproserie&lt;/translation&gt;&lt;/message&gt;">
            <text:p>&lt;message&gt;&lt;source&gt;leprosarium&lt;/source&gt;&lt;translation&gt;léproserie&lt;/translation&gt;&lt;/message&gt;</text:p>
          </table:table-cell>
          <table:table-cell table:number-columns-repeated="1017"/>
        </table:table-row>
        <table:table-row table:style-name="ro1">
          <table:table-cell table:style-name="ce7" office:value-type="string">
            <text:p>HSTS</text:p>
          </table:table-cell>
          <table:table-cell table:style-name="ce7" office:value-type="string">
            <text:p>site historique</text:p>
          </table:table-cell>
          <table:table-cell table:style-name="ce7" office:value-type="string">
            <text:p>un lieu d'importance historique</text:p>
          </table:table-cell>
          <table:table-cell table:style-name="ce7" office:value-type="string">
            <text:p>HSTS</text:p>
          </table:table-cell>
          <table:table-cell table:style-name="ce7" office:value-type="string">
            <text:p>historical site</text:p>
          </table:table-cell>
          <table:table-cell table:style-name="ce7" office:value-type="string">
            <text:p>a place of historical importance</text:p>
          </table:table-cell>
          <table:table-cell table:formula="of:=CONCATENATE(&quot;&lt;message&gt;&lt;source&gt;&quot;;[.E349];&quot;&lt;/source&gt;&lt;translation&gt;&quot;;[.B349];&quot;&lt;/translation&gt;&lt;/message&gt;&quot;)" office:value-type="string" office:string-value="&lt;message&gt;&lt;source&gt;historical site&lt;/source&gt;&lt;translation&gt;site historique&lt;/translation&gt;&lt;/message&gt;">
            <text:p>&lt;message&gt;&lt;source&gt;historical site&lt;/source&gt;&lt;translation&gt;site historique&lt;/translation&gt;&lt;/message&gt;</text:p>
          </table:table-cell>
          <table:table-cell table:number-columns-repeated="1017"/>
        </table:table-row>
        <table:table-row table:style-name="ro1">
          <table:table-cell table:style-name="ce7" office:value-type="string">
            <text:p>HTL</text:p>
          </table:table-cell>
          <table:table-cell table:style-name="ce7" office:value-type="string">
            <text:p>hôtel</text:p>
          </table:table-cell>
          <table:table-cell table:style-name="ce7" office:value-type="string">
            <text:p>un bâtiment qui offrent un hébergement et / ou de repas pour le public</text:p>
          </table:table-cell>
          <table:table-cell table:style-name="ce7" office:value-type="string">
            <text:p>HTL</text:p>
          </table:table-cell>
          <table:table-cell table:style-name="ce7" office:value-type="string">
            <text:p>hotel</text:p>
          </table:table-cell>
          <table:table-cell table:style-name="ce7" office:value-type="string">
            <text:p>a building providing lodging and/or meals for the public</text:p>
          </table:table-cell>
          <table:table-cell table:formula="of:=CONCATENATE(&quot;&lt;message&gt;&lt;source&gt;&quot;;[.E350];&quot;&lt;/source&gt;&lt;translation&gt;&quot;;[.B350];&quot;&lt;/translation&gt;&lt;/message&gt;&quot;)" office:value-type="string" office:string-value="&lt;message&gt;&lt;source&gt;hotel&lt;/source&gt;&lt;translation&gt;hôtel&lt;/translation&gt;&lt;/message&gt;">
            <text:p>&lt;message&gt;&lt;source&gt;hotel&lt;/source&gt;&lt;translation&gt;hôtel&lt;/translation&gt;&lt;/message&gt;</text:p>
          </table:table-cell>
          <table:table-cell table:number-columns-repeated="1017"/>
        </table:table-row>
        <table:table-row table:style-name="ro1">
          <table:table-cell table:style-name="ce7" office:value-type="string">
            <text:p>HUT</text:p>
          </table:table-cell>
          <table:table-cell table:style-name="ce7" office:value-type="string">
            <text:p>cabane</text:p>
          </table:table-cell>
          <table:table-cell table:style-name="ce7" office:value-type="string">
            <text:p>une petite maison primitive</text:p>
          </table:table-cell>
          <table:table-cell table:style-name="ce7" office:value-type="string">
            <text:p>HUT</text:p>
          </table:table-cell>
          <table:table-cell table:style-name="ce7" office:value-type="string">
            <text:p>hut</text:p>
          </table:table-cell>
          <table:table-cell table:style-name="ce7" office:value-type="string">
            <text:p>a small primitive house</text:p>
          </table:table-cell>
          <table:table-cell table:formula="of:=CONCATENATE(&quot;&lt;message&gt;&lt;source&gt;&quot;;[.E351];&quot;&lt;/source&gt;&lt;translation&gt;&quot;;[.B351];&quot;&lt;/translation&gt;&lt;/message&gt;&quot;)" office:value-type="string" office:string-value="&lt;message&gt;&lt;source&gt;hut&lt;/source&gt;&lt;translation&gt;cabane&lt;/translation&gt;&lt;/message&gt;">
            <text:p>&lt;message&gt;&lt;source&gt;hut&lt;/source&gt;&lt;translation&gt;cabane&lt;/translation&gt;&lt;/message&gt;</text:p>
          </table:table-cell>
          <table:table-cell table:number-columns-repeated="1017"/>
        </table:table-row>
        <table:table-row table:style-name="ro1">
          <table:table-cell table:style-name="ce7" office:value-type="string">
            <text:p>CABANES</text:p>
          </table:table-cell>
          <table:table-cell table:style-name="ce7" office:value-type="string">
            <text:p>huttes</text:p>
          </table:table-cell>
          <table:table-cell table:style-name="ce7" office:value-type="string">
            <text:p>petites maisons primitives</text:p>
          </table:table-cell>
          <table:table-cell table:style-name="ce7" office:value-type="string">
            <text:p>HUTS</text:p>
          </table:table-cell>
          <table:table-cell table:style-name="ce7" office:value-type="string">
            <text:p>huts</text:p>
          </table:table-cell>
          <table:table-cell table:style-name="ce7" office:value-type="string">
            <text:p>small primitive houses</text:p>
          </table:table-cell>
          <table:table-cell table:formula="of:=CONCATENATE(&quot;&lt;message&gt;&lt;source&gt;&quot;;[.E352];&quot;&lt;/source&gt;&lt;translation&gt;&quot;;[.B352];&quot;&lt;/translation&gt;&lt;/message&gt;&quot;)" office:value-type="string" office:string-value="&lt;message&gt;&lt;source&gt;huts&lt;/source&gt;&lt;translation&gt;huttes&lt;/translation&gt;&lt;/message&gt;">
            <text:p>&lt;message&gt;&lt;source&gt;huts&lt;/source&gt;&lt;translation&gt;huttes&lt;/translation&gt;&lt;/message&gt;</text:p>
          </table:table-cell>
          <table:table-cell table:number-columns-repeated="1017"/>
        </table:table-row>
        <table:table-row table:style-name="ro1">
          <table:table-cell table:style-name="ce7" office:value-type="string">
            <text:p>INSM</text:p>
          </table:table-cell>
          <table:table-cell table:style-name="ce7" office:value-type="string">
            <text:p>installation militaire</text:p>
          </table:table-cell>
          <table:table-cell table:style-name="ce7" office:value-type="string">
            <text:p>une installation pour l'utilisation et le contrôle par les forces armées</text:p>
          </table:table-cell>
          <table:table-cell table:style-name="ce7" office:value-type="string">
            <text:p>INSM</text:p>
          </table:table-cell>
          <table:table-cell table:style-name="ce7" office:value-type="string">
            <text:p>military installation</text:p>
          </table:table-cell>
          <table:table-cell table:style-name="ce7" office:value-type="string">
            <text:p>a facility for use of and control by armed forces</text:p>
          </table:table-cell>
          <table:table-cell table:formula="of:=CONCATENATE(&quot;&lt;message&gt;&lt;source&gt;&quot;;[.E353];&quot;&lt;/source&gt;&lt;translation&gt;&quot;;[.B353];&quot;&lt;/translation&gt;&lt;/message&gt;&quot;)" office:value-type="string" office:string-value="&lt;message&gt;&lt;source&gt;military installation&lt;/source&gt;&lt;translation&gt;installation militaire&lt;/translation&gt;&lt;/message&gt;">
            <text:p>&lt;message&gt;&lt;source&gt;military installation&lt;/source&gt;&lt;translation&gt;installation militaire&lt;/translation&gt;&lt;/message&gt;</text:p>
          </table:table-cell>
          <table:table-cell table:number-columns-repeated="1017"/>
        </table:table-row>
        <table:table-row table:style-name="ro1">
          <table:table-cell table:style-name="ce7" office:value-type="string">
            <text:p>ITTR</text:p>
          </table:table-cell>
          <table:table-cell table:style-name="ce7" office:value-type="string">
            <text:p>institut de recherche</text:p>
          </table:table-cell>
          <table:table-cell table:style-name="ce7" office:value-type="string">
            <text:p>un établissement où la recherche est effectuée</text:p>
          </table:table-cell>
          <table:table-cell table:style-name="ce7" office:value-type="string">
            <text:p>ITTR</text:p>
          </table:table-cell>
          <table:table-cell table:style-name="ce7" office:value-type="string">
            <text:p>research institute</text:p>
          </table:table-cell>
          <table:table-cell table:style-name="ce7" office:value-type="string">
            <text:p>a facility where research is carried out</text:p>
          </table:table-cell>
          <table:table-cell table:formula="of:=CONCATENATE(&quot;&lt;message&gt;&lt;source&gt;&quot;;[.E354];&quot;&lt;/source&gt;&lt;translation&gt;&quot;;[.B354];&quot;&lt;/translation&gt;&lt;/message&gt;&quot;)" office:value-type="string" office:string-value="&lt;message&gt;&lt;source&gt;research institute&lt;/source&gt;&lt;translation&gt;institut de recherche&lt;/translation&gt;&lt;/message&gt;">
            <text:p>&lt;message&gt;&lt;source&gt;research institute&lt;/source&gt;&lt;translation&gt;institut de recherche&lt;/translation&gt;&lt;/message&gt;</text:p>
          </table:table-cell>
          <table:table-cell table:number-columns-repeated="1017"/>
        </table:table-row>
        <table:table-row table:style-name="ro1">
          <table:table-cell table:style-name="ce7" office:value-type="string">
            <text:p>JTY</text:p>
          </table:table-cell>
          <table:table-cell table:style-name="ce7" office:value-type="string">
            <text:p>jetée</text:p>
          </table:table-cell>
          <table:table-cell table:style-name="ce7" office:value-type="string">
            <text:p>une structure construite dans l'eau à une embouchure de rivière ou de l'entrée du port de réguler les courants et l'envasement</text:p>
          </table:table-cell>
          <table:table-cell table:style-name="ce7" office:value-type="string">
            <text:p>JTY</text:p>
          </table:table-cell>
          <table:table-cell table:style-name="ce7" office:value-type="string">
            <text:p>jetty</text:p>
          </table:table-cell>
          <table:table-cell table:style-name="ce7" office:value-type="string">
            <text:p>a structure built out into the water at a river mouth or harbor entrance to regulate currents and silting</text:p>
          </table:table-cell>
          <table:table-cell table:formula="of:=CONCATENATE(&quot;&lt;message&gt;&lt;source&gt;&quot;;[.E355];&quot;&lt;/source&gt;&lt;translation&gt;&quot;;[.B355];&quot;&lt;/translation&gt;&lt;/message&gt;&quot;)" office:value-type="string" office:string-value="&lt;message&gt;&lt;source&gt;jetty&lt;/source&gt;&lt;translation&gt;jetée&lt;/translation&gt;&lt;/message&gt;">
            <text:p>&lt;message&gt;&lt;source&gt;jetty&lt;/source&gt;&lt;translation&gt;jetée&lt;/translation&gt;&lt;/message&gt;</text:p>
          </table:table-cell>
          <table:table-cell table:number-columns-repeated="1017"/>
        </table:table-row>
        <table:table-row table:style-name="ro1">
          <table:table-cell table:style-name="ce7" office:value-type="string">
            <text:p>LDNG</text:p>
          </table:table-cell>
          <table:table-cell table:style-name="ce7" office:value-type="string">
            <text:p>atterrissage</text:p>
          </table:table-cell>
          <table:table-cell table:style-name="ce7" office:value-type="string">
            <text:p>un endroit où les bateaux recevoir ou débarquer des passagers et du fret, mais sans la plupart des installations portuaires</text:p>
          </table:table-cell>
          <table:table-cell table:style-name="ce7" office:value-type="string">
            <text:p>LDNG</text:p>
          </table:table-cell>
          <table:table-cell table:style-name="ce7" office:value-type="string">
            <text:p>landing</text:p>
          </table:table-cell>
          <table:table-cell table:style-name="ce7" office:value-type="string">
            <text:p>a place where boats receive or discharge passengers and freight, but lacking most port facilities</text:p>
          </table:table-cell>
          <table:table-cell table:formula="of:=CONCATENATE(&quot;&lt;message&gt;&lt;source&gt;&quot;;[.E356];&quot;&lt;/source&gt;&lt;translation&gt;&quot;;[.B356];&quot;&lt;/translation&gt;&lt;/message&gt;&quot;)" office:value-type="string" office:string-value="&lt;message&gt;&lt;source&gt;landing&lt;/source&gt;&lt;translation&gt;atterrissage&lt;/translation&gt;&lt;/message&gt;">
            <text:p>&lt;message&gt;&lt;source&gt;landing&lt;/source&gt;&lt;translation&gt;atterrissage&lt;/translation&gt;&lt;/message&gt;</text:p>
          </table:table-cell>
          <table:table-cell table:number-columns-repeated="1017"/>
        </table:table-row>
        <table:table-row table:style-name="ro1">
          <table:table-cell table:style-name="ce7" office:value-type="string">
            <text:p>LEPC</text:p>
          </table:table-cell>
          <table:table-cell table:style-name="ce7" office:value-type="string">
            <text:p>léproserie</text:p>
          </table:table-cell>
          <table:table-cell table:style-name="ce7" office:value-type="string">
            <text:p>une zone de peuplement habité par des lépreux dans un isolement relatif</text:p>
          </table:table-cell>
          <table:table-cell table:style-name="ce7" office:value-type="string">
            <text:p>LEPC</text:p>
          </table:table-cell>
          <table:table-cell table:style-name="ce7" office:value-type="string">
            <text:p>leper colony</text:p>
          </table:table-cell>
          <table:table-cell table:style-name="ce7" office:value-type="string">
            <text:p>a settled area inhabited by lepers in relative isolation</text:p>
          </table:table-cell>
          <table:table-cell table:formula="of:=CONCATENATE(&quot;&lt;message&gt;&lt;source&gt;&quot;;[.E357];&quot;&lt;/source&gt;&lt;translation&gt;&quot;;[.B357];&quot;&lt;/translation&gt;&lt;/message&gt;&quot;)" office:value-type="string" office:string-value="&lt;message&gt;&lt;source&gt;leper colony&lt;/source&gt;&lt;translation&gt;léproserie&lt;/translation&gt;&lt;/message&gt;">
            <text:p>&lt;message&gt;&lt;source&gt;leper colony&lt;/source&gt;&lt;translation&gt;léproserie&lt;/translation&gt;&lt;/message&gt;</text:p>
          </table:table-cell>
          <table:table-cell table:number-columns-repeated="1017"/>
        </table:table-row>
        <table:table-row table:style-name="ro1">
          <table:table-cell table:style-name="ce7" office:value-type="string">
            <text:p>LIBR</text:p>
          </table:table-cell>
          <table:table-cell table:style-name="ce7" office:value-type="string">
            <text:p>bibliothèque</text:p>
          </table:table-cell>
          <table:table-cell table:style-name="ce7" office:value-type="string">
            <text:p>Un lieu où les ressources d'information tels que les livres sont conservés pendant la lecture, de référence ou de prêt.</text:p>
          </table:table-cell>
          <table:table-cell table:style-name="ce7" office:value-type="string">
            <text:p>LIBR</text:p>
          </table:table-cell>
          <table:table-cell table:style-name="ce7" office:value-type="string">
            <text:p>library</text:p>
          </table:table-cell>
          <table:table-cell table:style-name="ce7" office:value-type="string">
            <text:p>A place in which information resources such as books are kept for reading, reference, or lending.</text:p>
          </table:table-cell>
          <table:table-cell table:formula="of:=CONCATENATE(&quot;&lt;message&gt;&lt;source&gt;&quot;;[.E358];&quot;&lt;/source&gt;&lt;translation&gt;&quot;;[.B358];&quot;&lt;/translation&gt;&lt;/message&gt;&quot;)" office:value-type="string" office:string-value="&lt;message&gt;&lt;source&gt;library&lt;/source&gt;&lt;translation&gt;bibliothèque&lt;/translation&gt;&lt;/message&gt;">
            <text:p>&lt;message&gt;&lt;source&gt;library&lt;/source&gt;&lt;translation&gt;bibliothèque&lt;/translation&gt;&lt;/message&gt;</text:p>
          </table:table-cell>
          <table:table-cell table:number-columns-repeated="1017"/>
        </table:table-row>
        <table:table-row table:style-name="ro1">
          <table:table-cell table:style-name="ce7" office:value-type="string">
            <text:p>LNDF</text:p>
          </table:table-cell>
          <table:table-cell table:style-name="ce7" office:value-type="string">
            <text:p>d'enfouissement</text:p>
          </table:table-cell>
          <table:table-cell table:style-name="ce7" office:value-type="string">
            <text:p>une place pour l'élimination des déchets et ordures dans lequel les déchets sont enfouis entre les couches de la terre pour construire les basses terres</text:p>
          </table:table-cell>
          <table:table-cell table:style-name="ce7" office:value-type="string">
            <text:p>LNDF</text:p>
          </table:table-cell>
          <table:table-cell table:style-name="ce7" office:value-type="string">
            <text:p>landfill</text:p>
          </table:table-cell>
          <table:table-cell table:style-name="ce7" office:value-type="string">
            <text:p>a place for trash and garbage disposal in which the waste is buried between layers of earth to build up low-lying land</text:p>
          </table:table-cell>
          <table:table-cell table:formula="of:=CONCATENATE(&quot;&lt;message&gt;&lt;source&gt;&quot;;[.E359];&quot;&lt;/source&gt;&lt;translation&gt;&quot;;[.B359];&quot;&lt;/translation&gt;&lt;/message&gt;&quot;)" office:value-type="string" office:string-value="&lt;message&gt;&lt;source&gt;landfill&lt;/source&gt;&lt;translation&gt;d'enfouissement&lt;/translation&gt;&lt;/message&gt;">
            <text:p>&lt;message&gt;&lt;source&gt;landfill&lt;/source&gt;&lt;translation&gt;d'enfouissement&lt;/translation&gt;&lt;/message&gt;</text:p>
          </table:table-cell>
          <table:table-cell table:number-columns-repeated="1017"/>
        </table:table-row>
        <table:table-row table:style-name="ro1">
          <table:table-cell table:style-name="ce7" office:value-type="string">
            <text:p>VERROUILLAGE</text:p>
          </table:table-cell>
          <table:table-cell table:style-name="ce7" office:value-type="string">
            <text:p>Serrure (s)</text:p>
          </table:table-cell>
          <table:table-cell table:style-name="ce7" office:value-type="string">
            <text:p>un bassin dans un cours d'eau avec des portes à chaque extrémité par un moyen de navires qui sont passés d'un niveau d'eau à l'autre</text:p>
          </table:table-cell>
          <table:table-cell table:style-name="ce7" office:value-type="string">
            <text:p>LOCK</text:p>
          </table:table-cell>
          <table:table-cell table:style-name="ce7" office:value-type="string">
            <text:p>lock(s)</text:p>
          </table:table-cell>
          <table:table-cell table:style-name="ce7" office:value-type="string">
            <text:p>a basin in a waterway with gates at each end by means of which vessels are passed from one water level to another</text:p>
          </table:table-cell>
          <table:table-cell table:formula="of:=CONCATENATE(&quot;&lt;message&gt;&lt;source&gt;&quot;;[.E360];&quot;&lt;/source&gt;&lt;translation&gt;&quot;;[.B360];&quot;&lt;/translation&gt;&lt;/message&gt;&quot;)" office:value-type="string" office:string-value="&lt;message&gt;&lt;source&gt;lock(s)&lt;/source&gt;&lt;translation&gt;Serrure (s)&lt;/translation&gt;&lt;/message&gt;">
            <text:p>&lt;message&gt;&lt;source&gt;lock(s)&lt;/source&gt;&lt;translation&gt;Serrure (s)&lt;/translation&gt;&lt;/message&gt;</text:p>
          </table:table-cell>
          <table:table-cell table:number-columns-repeated="1017"/>
        </table:table-row>
        <table:table-row table:style-name="ro1">
          <table:table-cell table:style-name="ce7" office:value-type="string">
            <text:p>LTHSE</text:p>
          </table:table-cell>
          <table:table-cell table:style-name="ce7" office:value-type="string">
            <text:p>phare</text:p>
          </table:table-cell>
          <table:table-cell table:style-name="ce7" office:value-type="string">
            <text:p>une structure particulière présentant un feu de navigation principale</text:p>
          </table:table-cell>
          <table:table-cell table:style-name="ce7" office:value-type="string">
            <text:p>LTHSE</text:p>
          </table:table-cell>
          <table:table-cell table:style-name="ce7" office:value-type="string">
            <text:p>lighthouse</text:p>
          </table:table-cell>
          <table:table-cell table:style-name="ce7" office:value-type="string">
            <text:p>a distinctive structure exhibiting a major navigation light</text:p>
          </table:table-cell>
          <table:table-cell table:formula="of:=CONCATENATE(&quot;&lt;message&gt;&lt;source&gt;&quot;;[.E361];&quot;&lt;/source&gt;&lt;translation&gt;&quot;;[.B361];&quot;&lt;/translation&gt;&lt;/message&gt;&quot;)" office:value-type="string" office:string-value="&lt;message&gt;&lt;source&gt;lighthouse&lt;/source&gt;&lt;translation&gt;phare&lt;/translation&gt;&lt;/message&gt;">
            <text:p>&lt;message&gt;&lt;source&gt;lighthouse&lt;/source&gt;&lt;translation&gt;phare&lt;/translation&gt;&lt;/message&gt;</text:p>
          </table:table-cell>
          <table:table-cell table:number-columns-repeated="1017"/>
        </table:table-row>
        <table:table-row table:style-name="ro1">
          <table:table-cell table:style-name="ce7" office:value-type="string">
            <text:p>MALL</text:p>
          </table:table-cell>
          <table:table-cell table:style-name="ce7" office:value-type="string">
            <text:p>centre commercial</text:p>
          </table:table-cell>
          <table:table-cell table:style-name="ce7" office:value-type="string">
            <text:p>Un grand complexe commercial souvent fermé contenant divers magasins, commerces et restaurants accessibles généralement par des passages communs.</text:p>
          </table:table-cell>
          <table:table-cell table:style-name="ce7" office:value-type="string">
            <text:p>MALL</text:p>
          </table:table-cell>
          <table:table-cell table:style-name="ce7" office:value-type="string">
            <text:p>mall</text:p>
          </table:table-cell>
          <table:table-cell table:style-name="ce7" office:value-type="string">
            <text:p>A large, often enclosed shopping complex containing various stores, businesses, and restaurants usually accessible by common passageways.</text:p>
          </table:table-cell>
          <table:table-cell table:formula="of:=CONCATENATE(&quot;&lt;message&gt;&lt;source&gt;&quot;;[.E362];&quot;&lt;/source&gt;&lt;translation&gt;&quot;;[.B362];&quot;&lt;/translation&gt;&lt;/message&gt;&quot;)" office:value-type="string" office:string-value="&lt;message&gt;&lt;source&gt;mall&lt;/source&gt;&lt;translation&gt;centre commercial&lt;/translation&gt;&lt;/message&gt;">
            <text:p>&lt;message&gt;&lt;source&gt;mall&lt;/source&gt;&lt;translation&gt;centre commercial&lt;/translation&gt;&lt;/message&gt;</text:p>
          </table:table-cell>
          <table:table-cell table:number-columns-repeated="1017"/>
        </table:table-row>
        <table:table-row table:style-name="ro1">
          <table:table-cell table:style-name="ce7" office:value-type="string">
            <text:p>MAR</text:p>
          </table:table-cell>
          <table:table-cell table:style-name="ce7" office:value-type="string">
            <text:p>marina</text:p>
          </table:table-cell>
          <table:table-cell table:style-name="ce7" office:value-type="string">
            <text:p>une installation portuaire pour les petits bateaux, yachts, etc</text:p>
          </table:table-cell>
          <table:table-cell table:style-name="ce7" office:value-type="string">
            <text:p>MAR</text:p>
          </table:table-cell>
          <table:table-cell table:style-name="ce7" office:value-type="string">
            <text:p>marina</text:p>
          </table:table-cell>
          <table:table-cell table:style-name="ce7" office:value-type="string">
            <text:p>a harbor facility for small boats, yachts, etc.</text:p>
          </table:table-cell>
          <table:table-cell table:formula="of:=CONCATENATE(&quot;&lt;message&gt;&lt;source&gt;&quot;;[.E363];&quot;&lt;/source&gt;&lt;translation&gt;&quot;;[.B363];&quot;&lt;/translation&gt;&lt;/message&gt;&quot;)" office:value-type="string" office:string-value="&lt;message&gt;&lt;source&gt;marina&lt;/source&gt;&lt;translation&gt;marina&lt;/translation&gt;&lt;/message&gt;">
            <text:p>&lt;message&gt;&lt;source&gt;marina&lt;/source&gt;&lt;translation&gt;marina&lt;/translation&gt;&lt;/message&gt;</text:p>
          </table:table-cell>
          <table:table-cell table:number-columns-repeated="1017"/>
        </table:table-row>
        <table:table-row table:style-name="ro1">
          <table:table-cell table:style-name="ce7" office:value-type="string">
            <text:p>MFG</text:p>
          </table:table-cell>
          <table:table-cell table:style-name="ce7" office:value-type="string">
            <text:p>usine</text:p>
          </table:table-cell>
          <table:table-cell table:style-name="ce7" office:value-type="string">
            <text:p>un ou plusieurs bâtiments où les produits sont fabriqués, traités ou fabriqués</text:p>
          </table:table-cell>
          <table:table-cell table:style-name="ce7" office:value-type="string">
            <text:p>MFG</text:p>
          </table:table-cell>
          <table:table-cell table:style-name="ce7" office:value-type="string">
            <text:p>factory</text:p>
          </table:table-cell>
          <table:table-cell table:style-name="ce7" office:value-type="string">
            <text:p>one or more buildings where goods are manufactured, processed or fabricated</text:p>
          </table:table-cell>
          <table:table-cell table:formula="of:=CONCATENATE(&quot;&lt;message&gt;&lt;source&gt;&quot;;[.E364];&quot;&lt;/source&gt;&lt;translation&gt;&quot;;[.B364];&quot;&lt;/translation&gt;&lt;/message&gt;&quot;)" office:value-type="string" office:string-value="&lt;message&gt;&lt;source&gt;factory&lt;/source&gt;&lt;translation&gt;usine&lt;/translation&gt;&lt;/message&gt;">
            <text:p>&lt;message&gt;&lt;source&gt;factory&lt;/source&gt;&lt;translation&gt;usine&lt;/translation&gt;&lt;/message&gt;</text:p>
          </table:table-cell>
          <table:table-cell table:number-columns-repeated="1017"/>
        </table:table-row>
        <table:table-row table:style-name="ro1">
          <table:table-cell table:style-name="ce7" office:value-type="string">
            <text:p>MFGB</text:p>
          </table:table-cell>
          <table:table-cell table:style-name="ce7" office:value-type="string">
            <text:p>brasserie</text:p>
          </table:table-cell>
          <table:table-cell table:style-name="ce7" office:value-type="string">
            <text:p>un ou plusieurs bâtiments où la bière est brassée</text:p>
          </table:table-cell>
          <table:table-cell table:style-name="ce7" office:value-type="string">
            <text:p>MFGB</text:p>
          </table:table-cell>
          <table:table-cell table:style-name="ce7" office:value-type="string">
            <text:p>brewery</text:p>
          </table:table-cell>
          <table:table-cell table:style-name="ce7" office:value-type="string">
            <text:p>one or more buildings where beer is brewed</text:p>
          </table:table-cell>
          <table:table-cell table:formula="of:=CONCATENATE(&quot;&lt;message&gt;&lt;source&gt;&quot;;[.E365];&quot;&lt;/source&gt;&lt;translation&gt;&quot;;[.B365];&quot;&lt;/translation&gt;&lt;/message&gt;&quot;)" office:value-type="string" office:string-value="&lt;message&gt;&lt;source&gt;brewery&lt;/source&gt;&lt;translation&gt;brasserie&lt;/translation&gt;&lt;/message&gt;">
            <text:p>&lt;message&gt;&lt;source&gt;brewery&lt;/source&gt;&lt;translation&gt;brasserie&lt;/translation&gt;&lt;/message&gt;</text:p>
          </table:table-cell>
          <table:table-cell table:number-columns-repeated="1017"/>
        </table:table-row>
        <table:table-row table:style-name="ro1">
          <table:table-cell table:style-name="ce7" office:value-type="string">
            <text:p>MFGC</text:p>
          </table:table-cell>
          <table:table-cell table:style-name="ce7" office:value-type="string">
            <text:p>conserverie</text:p>
          </table:table-cell>
          <table:table-cell table:style-name="ce7" office:value-type="string">
            <text:p>un bâtiment où les produits alimentaires sont mis en conserve</text:p>
          </table:table-cell>
          <table:table-cell table:style-name="ce7" office:value-type="string">
            <text:p>MFGC</text:p>
          </table:table-cell>
          <table:table-cell table:style-name="ce7" office:value-type="string">
            <text:p>cannery</text:p>
          </table:table-cell>
          <table:table-cell table:style-name="ce7" office:value-type="string">
            <text:p>a building where food items are canned</text:p>
          </table:table-cell>
          <table:table-cell table:formula="of:=CONCATENATE(&quot;&lt;message&gt;&lt;source&gt;&quot;;[.E366];&quot;&lt;/source&gt;&lt;translation&gt;&quot;;[.B366];&quot;&lt;/translation&gt;&lt;/message&gt;&quot;)" office:value-type="string" office:string-value="&lt;message&gt;&lt;source&gt;cannery&lt;/source&gt;&lt;translation&gt;conserverie&lt;/translation&gt;&lt;/message&gt;">
            <text:p>&lt;message&gt;&lt;source&gt;cannery&lt;/source&gt;&lt;translation&gt;conserverie&lt;/translation&gt;&lt;/message&gt;</text:p>
          </table:table-cell>
          <table:table-cell table:number-columns-repeated="1017"/>
        </table:table-row>
        <table:table-row table:style-name="ro1">
          <table:table-cell table:style-name="ce7" office:value-type="string">
            <text:p>MFGCU</text:p>
          </table:table-cell>
          <table:table-cell table:style-name="ce7" office:value-type="string">
            <text:p>cuivre fonctionne</text:p>
          </table:table-cell>
          <table:table-cell table:style-name="ce7" office:value-type="string">
            <text:p>une installation de traitement de minerai de cuivre</text:p>
          </table:table-cell>
          <table:table-cell table:style-name="ce7" office:value-type="string">
            <text:p>MFGCU</text:p>
          </table:table-cell>
          <table:table-cell table:style-name="ce7" office:value-type="string">
            <text:p>copper works</text:p>
          </table:table-cell>
          <table:table-cell table:style-name="ce7" office:value-type="string">
            <text:p>a facility for processing copper ore</text:p>
          </table:table-cell>
          <table:table-cell table:formula="of:=CONCATENATE(&quot;&lt;message&gt;&lt;source&gt;&quot;;[.E367];&quot;&lt;/source&gt;&lt;translation&gt;&quot;;[.B367];&quot;&lt;/translation&gt;&lt;/message&gt;&quot;)" office:value-type="string" office:string-value="&lt;message&gt;&lt;source&gt;copper works&lt;/source&gt;&lt;translation&gt;cuivre fonctionne&lt;/translation&gt;&lt;/message&gt;">
            <text:p>&lt;message&gt;&lt;source&gt;copper works&lt;/source&gt;&lt;translation&gt;cuivre fonctionne&lt;/translation&gt;&lt;/message&gt;</text:p>
          </table:table-cell>
          <table:table-cell table:number-columns-repeated="1017"/>
        </table:table-row>
        <table:table-row table:style-name="ro1">
          <table:table-cell table:style-name="ce7" office:value-type="string">
            <text:p>MFGLM</text:p>
          </table:table-cell>
          <table:table-cell table:style-name="ce7" office:value-type="string">
            <text:p>four à chaux</text:p>
          </table:table-cell>
          <table:table-cell table:style-name="ce7" office:value-type="string">
            <text:p>un four dans lequel on réduit le calcaire en chaux</text:p>
          </table:table-cell>
          <table:table-cell table:style-name="ce7" office:value-type="string">
            <text:p>MFGLM</text:p>
          </table:table-cell>
          <table:table-cell table:style-name="ce7" office:value-type="string">
            <text:p>limekiln</text:p>
          </table:table-cell>
          <table:table-cell table:style-name="ce7" office:value-type="string">
            <text:p>a furnace in which limestone is reduced to lime</text:p>
          </table:table-cell>
          <table:table-cell table:formula="of:=CONCATENATE(&quot;&lt;message&gt;&lt;source&gt;&quot;;[.E368];&quot;&lt;/source&gt;&lt;translation&gt;&quot;;[.B368];&quot;&lt;/translation&gt;&lt;/message&gt;&quot;)" office:value-type="string" office:string-value="&lt;message&gt;&lt;source&gt;limekiln&lt;/source&gt;&lt;translation&gt;four à chaux&lt;/translation&gt;&lt;/message&gt;">
            <text:p>&lt;message&gt;&lt;source&gt;limekiln&lt;/source&gt;&lt;translation&gt;four à chaux&lt;/translation&gt;&lt;/message&gt;</text:p>
          </table:table-cell>
          <table:table-cell table:number-columns-repeated="1017"/>
        </table:table-row>
        <table:table-row table:style-name="ro1">
          <table:table-cell table:style-name="ce7" office:value-type="string">
            <text:p>MFGM</text:p>
          </table:table-cell>
          <table:table-cell table:style-name="ce7" office:value-type="string">
            <text:p>usine de munitions</text:p>
          </table:table-cell>
          <table:table-cell table:style-name="ce7" office:value-type="string">
            <text:p>une usine où des munitions est faite</text:p>
          </table:table-cell>
          <table:table-cell table:style-name="ce7" office:value-type="string">
            <text:p>MFGM</text:p>
          </table:table-cell>
          <table:table-cell table:style-name="ce7" office:value-type="string">
            <text:p>munitions plant</text:p>
          </table:table-cell>
          <table:table-cell table:style-name="ce7" office:value-type="string">
            <text:p>a factory where ammunition is made</text:p>
          </table:table-cell>
          <table:table-cell table:formula="of:=CONCATENATE(&quot;&lt;message&gt;&lt;source&gt;&quot;;[.E369];&quot;&lt;/source&gt;&lt;translation&gt;&quot;;[.B369];&quot;&lt;/translation&gt;&lt;/message&gt;&quot;)" office:value-type="string" office:string-value="&lt;message&gt;&lt;source&gt;munitions plant&lt;/source&gt;&lt;translation&gt;usine de munitions&lt;/translation&gt;&lt;/message&gt;">
            <text:p>&lt;message&gt;&lt;source&gt;munitions plant&lt;/source&gt;&lt;translation&gt;usine de munitions&lt;/translation&gt;&lt;/message&gt;</text:p>
          </table:table-cell>
          <table:table-cell table:number-columns-repeated="1017"/>
        </table:table-row>
        <table:table-row table:style-name="ro1">
          <table:table-cell table:style-name="ce7" office:value-type="string">
            <text:p>MFGPH</text:p>
          </table:table-cell>
          <table:table-cell table:style-name="ce7" office:value-type="string">
            <text:p>travaux de phosphate</text:p>
          </table:table-cell>
          <table:table-cell table:style-name="ce7" office:value-type="string">
            <text:p>une installation de production d'engrais</text:p>
          </table:table-cell>
          <table:table-cell table:style-name="ce7" office:value-type="string">
            <text:p>MFGPH</text:p>
          </table:table-cell>
          <table:table-cell table:style-name="ce7" office:value-type="string">
            <text:p>phosphate works</text:p>
          </table:table-cell>
          <table:table-cell table:style-name="ce7" office:value-type="string">
            <text:p>a facility for producing fertilizer</text:p>
          </table:table-cell>
          <table:table-cell table:formula="of:=CONCATENATE(&quot;&lt;message&gt;&lt;source&gt;&quot;;[.E370];&quot;&lt;/source&gt;&lt;translation&gt;&quot;;[.B370];&quot;&lt;/translation&gt;&lt;/message&gt;&quot;)" office:value-type="string" office:string-value="&lt;message&gt;&lt;source&gt;phosphate works&lt;/source&gt;&lt;translation&gt;travaux de phosphate&lt;/translation&gt;&lt;/message&gt;">
            <text:p>&lt;message&gt;&lt;source&gt;phosphate works&lt;/source&gt;&lt;translation&gt;travaux de phosphate&lt;/translation&gt;&lt;/message&gt;</text:p>
          </table:table-cell>
          <table:table-cell table:number-columns-repeated="1017"/>
        </table:table-row>
        <table:table-row table:style-name="ro1">
          <table:table-cell table:style-name="ce7" office:value-type="string">
            <text:p>MFGQ</text:p>
          </table:table-cell>
          <table:table-cell table:style-name="ce7" office:value-type="string">
            <text:p>usine abandonnée</text:p>
          </table:table-cell>
          <table:table-cell table:style-name="ce9"/>
          <table:table-cell table:style-name="ce7" office:value-type="string">
            <text:p>MFGQ</text:p>
          </table:table-cell>
          <table:table-cell table:style-name="ce7" office:value-type="string">
            <text:p>abandoned factory</text:p>
          </table:table-cell>
          <table:table-cell table:style-name="ce9"/>
          <table:table-cell table:formula="of:=CONCATENATE(&quot;&lt;message&gt;&lt;source&gt;&quot;;[.E371];&quot;&lt;/source&gt;&lt;translation&gt;&quot;;[.B371];&quot;&lt;/translation&gt;&lt;/message&gt;&quot;)" office:value-type="string" office:string-value="&lt;message&gt;&lt;source&gt;abandoned factory&lt;/source&gt;&lt;translation&gt;usine abandonnée&lt;/translation&gt;&lt;/message&gt;">
            <text:p>&lt;message&gt;&lt;source&gt;abandoned factory&lt;/source&gt;&lt;translation&gt;usine abandonnée&lt;/translation&gt;&lt;/message&gt;</text:p>
          </table:table-cell>
          <table:table-cell table:number-columns-repeated="1017"/>
        </table:table-row>
        <table:table-row table:style-name="ro1">
          <table:table-cell table:style-name="ce7" office:value-type="string">
            <text:p>MFGSG</text:p>
          </table:table-cell>
          <table:table-cell table:style-name="ce7" office:value-type="string">
            <text:p>raffinerie de sucre</text:p>
          </table:table-cell>
          <table:table-cell table:style-name="ce7" office:value-type="string">
            <text:p>une installation de transformation de sucre brut en sucre raffiné</text:p>
          </table:table-cell>
          <table:table-cell table:style-name="ce7" office:value-type="string">
            <text:p>MFGSG</text:p>
          </table:table-cell>
          <table:table-cell table:style-name="ce7" office:value-type="string">
            <text:p>sugar refinery</text:p>
          </table:table-cell>
          <table:table-cell table:style-name="ce7" office:value-type="string">
            <text:p>a facility for converting raw sugar into refined sugar</text:p>
          </table:table-cell>
          <table:table-cell table:formula="of:=CONCATENATE(&quot;&lt;message&gt;&lt;source&gt;&quot;;[.E372];&quot;&lt;/source&gt;&lt;translation&gt;&quot;;[.B372];&quot;&lt;/translation&gt;&lt;/message&gt;&quot;)" office:value-type="string" office:string-value="&lt;message&gt;&lt;source&gt;sugar refinery&lt;/source&gt;&lt;translation&gt;raffinerie de sucre&lt;/translation&gt;&lt;/message&gt;">
            <text:p>&lt;message&gt;&lt;source&gt;sugar refinery&lt;/source&gt;&lt;translation&gt;raffinerie de sucre&lt;/translation&gt;&lt;/message&gt;</text:p>
          </table:table-cell>
          <table:table-cell table:number-columns-repeated="1017"/>
        </table:table-row>
        <table:table-row table:style-name="ro1">
          <table:table-cell table:style-name="ce7" office:value-type="string">
            <text:p>MKT</text:p>
          </table:table-cell>
          <table:table-cell table:style-name="ce7" office:value-type="string">
            <text:p>marché</text:p>
          </table:table-cell>
          <table:table-cell table:style-name="ce7" office:value-type="string">
            <text:p>un lieu où les marchandises sont achetées et vendues à des intervalles réguliers</text:p>
          </table:table-cell>
          <table:table-cell table:style-name="ce7" office:value-type="string">
            <text:p>MKT</text:p>
          </table:table-cell>
          <table:table-cell table:style-name="ce7" office:value-type="string">
            <text:p>market</text:p>
          </table:table-cell>
          <table:table-cell table:style-name="ce7" office:value-type="string">
            <text:p>a place where goods are bought and sold at regular intervals</text:p>
          </table:table-cell>
          <table:table-cell table:formula="of:=CONCATENATE(&quot;&lt;message&gt;&lt;source&gt;&quot;;[.E373];&quot;&lt;/source&gt;&lt;translation&gt;&quot;;[.B373];&quot;&lt;/translation&gt;&lt;/message&gt;&quot;)" office:value-type="string" office:string-value="&lt;message&gt;&lt;source&gt;market&lt;/source&gt;&lt;translation&gt;marché&lt;/translation&gt;&lt;/message&gt;">
            <text:p>&lt;message&gt;&lt;source&gt;market&lt;/source&gt;&lt;translation&gt;marché&lt;/translation&gt;&lt;/message&gt;</text:p>
          </table:table-cell>
          <table:table-cell table:number-columns-repeated="1017"/>
        </table:table-row>
        <table:table-row table:style-name="ro1">
          <table:table-cell table:style-name="ce7" office:value-type="string">
            <text:p>ML</text:p>
          </table:table-cell>
          <table:table-cell table:style-name="ce7" office:value-type="string">
            <text:p>moulin (s)</text:p>
          </table:table-cell>
          <table:table-cell table:style-name="ce7" office:value-type="string">
            <text:p>un des produits de construction de logements machines pour la transformation, le façonnage, la finition, le meulage ou l'extraction</text:p>
          </table:table-cell>
          <table:table-cell table:style-name="ce7" office:value-type="string">
            <text:p>ML</text:p>
          </table:table-cell>
          <table:table-cell table:style-name="ce7" office:value-type="string">
            <text:p>mill(s)</text:p>
          </table:table-cell>
          <table:table-cell table:style-name="ce7" office:value-type="string">
            <text:p>a building housing machines for transforming, shaping, finishing, grinding, or extracting products</text:p>
          </table:table-cell>
          <table:table-cell table:formula="of:=CONCATENATE(&quot;&lt;message&gt;&lt;source&gt;&quot;;[.E374];&quot;&lt;/source&gt;&lt;translation&gt;&quot;;[.B374];&quot;&lt;/translation&gt;&lt;/message&gt;&quot;)" office:value-type="string" office:string-value="&lt;message&gt;&lt;source&gt;mill(s)&lt;/source&gt;&lt;translation&gt;moulin (s)&lt;/translation&gt;&lt;/message&gt;">
            <text:p>&lt;message&gt;&lt;source&gt;mill(s)&lt;/source&gt;&lt;translation&gt;moulin (s)&lt;/translation&gt;&lt;/message&gt;</text:p>
          </table:table-cell>
          <table:table-cell table:number-columns-repeated="1017"/>
        </table:table-row>
        <table:table-row table:style-name="ro1">
          <table:table-cell table:style-name="ce7" office:value-type="string">
            <text:p>MLM</text:p>
          </table:table-cell>
          <table:table-cell table:style-name="ce7" office:value-type="string">
            <text:p>usine de traitement de minerai</text:p>
          </table:table-cell>
          <table:table-cell table:style-name="ce7" office:value-type="string">
            <text:p>une installation pour l'amélioration de la teneur en métal du minerai de concentration</text:p>
          </table:table-cell>
          <table:table-cell table:style-name="ce7" office:value-type="string">
            <text:p>MLM</text:p>
          </table:table-cell>
          <table:table-cell table:style-name="ce7" office:value-type="string">
            <text:p>ore treatment plant</text:p>
          </table:table-cell>
          <table:table-cell table:style-name="ce7" office:value-type="string">
            <text:p>a facility for improving the metal content of ore by concentration</text:p>
          </table:table-cell>
          <table:table-cell table:formula="of:=CONCATENATE(&quot;&lt;message&gt;&lt;source&gt;&quot;;[.E375];&quot;&lt;/source&gt;&lt;translation&gt;&quot;;[.B375];&quot;&lt;/translation&gt;&lt;/message&gt;&quot;)" office:value-type="string" office:string-value="&lt;message&gt;&lt;source&gt;ore treatment plant&lt;/source&gt;&lt;translation&gt;usine de traitement de minerai&lt;/translation&gt;&lt;/message&gt;">
            <text:p>&lt;message&gt;&lt;source&gt;ore treatment plant&lt;/source&gt;&lt;translation&gt;usine de traitement de minerai&lt;/translation&gt;&lt;/message&gt;</text:p>
          </table:table-cell>
          <table:table-cell table:number-columns-repeated="1017"/>
        </table:table-row>
        <table:table-row table:style-name="ro1">
          <table:table-cell table:style-name="ce7" office:value-type="string">
            <text:p>MLO</text:p>
          </table:table-cell>
          <table:table-cell table:style-name="ce7" office:value-type="string">
            <text:p>moulin à huile d'olive</text:p>
          </table:table-cell>
          <table:table-cell table:style-name="ce7" office:value-type="string">
            <text:p>un moulin où l'huile est extraite à partir d'olives</text:p>
          </table:table-cell>
          <table:table-cell table:style-name="ce7" office:value-type="string">
            <text:p>MLO</text:p>
          </table:table-cell>
          <table:table-cell table:style-name="ce7" office:value-type="string">
            <text:p>olive oil mill</text:p>
          </table:table-cell>
          <table:table-cell table:style-name="ce7" office:value-type="string">
            <text:p>a mill where oil is extracted from olives</text:p>
          </table:table-cell>
          <table:table-cell table:formula="of:=CONCATENATE(&quot;&lt;message&gt;&lt;source&gt;&quot;;[.E376];&quot;&lt;/source&gt;&lt;translation&gt;&quot;;[.B376];&quot;&lt;/translation&gt;&lt;/message&gt;&quot;)" office:value-type="string" office:string-value="&lt;message&gt;&lt;source&gt;olive oil mill&lt;/source&gt;&lt;translation&gt;moulin à huile d'olive&lt;/translation&gt;&lt;/message&gt;">
            <text:p>&lt;message&gt;&lt;source&gt;olive oil mill&lt;/source&gt;&lt;translation&gt;moulin à huile d'olive&lt;/translation&gt;&lt;/message&gt;</text:p>
          </table:table-cell>
          <table:table-cell table:number-columns-repeated="1017"/>
        </table:table-row>
        <table:table-row table:style-name="ro1">
          <table:table-cell table:style-name="ce7" office:value-type="string">
            <text:p>MLSG</text:p>
          </table:table-cell>
          <table:table-cell table:style-name="ce7" office:value-type="string">
            <text:p>moulin à sucre</text:p>
          </table:table-cell>
          <table:table-cell table:style-name="ce7" office:value-type="string">
            <text:p>un établissement où la canne à sucre est transformée en sucre brut</text:p>
          </table:table-cell>
          <table:table-cell table:style-name="ce7" office:value-type="string">
            <text:p>MLSG</text:p>
          </table:table-cell>
          <table:table-cell table:style-name="ce7" office:value-type="string">
            <text:p>sugar mill</text:p>
          </table:table-cell>
          <table:table-cell table:style-name="ce7" office:value-type="string">
            <text:p>a facility where sugar cane is processed into raw sugar</text:p>
          </table:table-cell>
          <table:table-cell table:formula="of:=CONCATENATE(&quot;&lt;message&gt;&lt;source&gt;&quot;;[.E377];&quot;&lt;/source&gt;&lt;translation&gt;&quot;;[.B377];&quot;&lt;/translation&gt;&lt;/message&gt;&quot;)" office:value-type="string" office:string-value="&lt;message&gt;&lt;source&gt;sugar mill&lt;/source&gt;&lt;translation&gt;moulin à sucre&lt;/translation&gt;&lt;/message&gt;">
            <text:p>&lt;message&gt;&lt;source&gt;sugar mill&lt;/source&gt;&lt;translation&gt;moulin à sucre&lt;/translation&gt;&lt;/message&gt;</text:p>
          </table:table-cell>
          <table:table-cell table:number-columns-repeated="1017"/>
        </table:table-row>
        <table:table-row table:style-name="ro1">
          <table:table-cell table:style-name="ce7" office:value-type="string">
            <text:p>MLSGQ</text:p>
          </table:table-cell>
          <table:table-cell table:style-name="ce7" office:value-type="string">
            <text:p>ancien moulin à sucre</text:p>
          </table:table-cell>
          <table:table-cell table:style-name="ce7" office:value-type="string">
            <text:p>un moulin à sucre n'est plus utilisé comme un moulin à sucre</text:p>
          </table:table-cell>
          <table:table-cell table:style-name="ce7" office:value-type="string">
            <text:p>MLSGQ</text:p>
          </table:table-cell>
          <table:table-cell table:style-name="ce7" office:value-type="string">
            <text:p>former sugar mill</text:p>
          </table:table-cell>
          <table:table-cell table:style-name="ce7" office:value-type="string">
            <text:p>a sugar mill no longer used as a sugar mill</text:p>
          </table:table-cell>
          <table:table-cell table:formula="of:=CONCATENATE(&quot;&lt;message&gt;&lt;source&gt;&quot;;[.E378];&quot;&lt;/source&gt;&lt;translation&gt;&quot;;[.B378];&quot;&lt;/translation&gt;&lt;/message&gt;&quot;)" office:value-type="string" office:string-value="&lt;message&gt;&lt;source&gt;former sugar mill&lt;/source&gt;&lt;translation&gt;ancien moulin à sucre&lt;/translation&gt;&lt;/message&gt;">
            <text:p>&lt;message&gt;&lt;source&gt;former sugar mill&lt;/source&gt;&lt;translation&gt;ancien moulin à sucre&lt;/translation&gt;&lt;/message&gt;</text:p>
          </table:table-cell>
          <table:table-cell table:number-columns-repeated="1017"/>
        </table:table-row>
        <table:table-row table:style-name="ro1">
          <table:table-cell table:style-name="ce7" office:value-type="string">
            <text:p>MLSW</text:p>
          </table:table-cell>
          <table:table-cell table:style-name="ce7" office:value-type="string">
            <text:p>scierie</text:p>
          </table:table-cell>
          <table:table-cell table:style-name="ce7" office:value-type="string">
            <text:p>un moulin où grumes ou du bois sont sciés à des formes et de tailles spécifiées</text:p>
          </table:table-cell>
          <table:table-cell table:style-name="ce7" office:value-type="string">
            <text:p>MLSW</text:p>
          </table:table-cell>
          <table:table-cell table:style-name="ce7" office:value-type="string">
            <text:p>sawmill</text:p>
          </table:table-cell>
          <table:table-cell table:style-name="ce7" office:value-type="string">
            <text:p>a mill where logs or lumber are sawn to specified shapes and sizes</text:p>
          </table:table-cell>
          <table:table-cell table:formula="of:=CONCATENATE(&quot;&lt;message&gt;&lt;source&gt;&quot;;[.E379];&quot;&lt;/source&gt;&lt;translation&gt;&quot;;[.B379];&quot;&lt;/translation&gt;&lt;/message&gt;&quot;)" office:value-type="string" office:string-value="&lt;message&gt;&lt;source&gt;sawmill&lt;/source&gt;&lt;translation&gt;scierie&lt;/translation&gt;&lt;/message&gt;">
            <text:p>&lt;message&gt;&lt;source&gt;sawmill&lt;/source&gt;&lt;translation&gt;scierie&lt;/translation&gt;&lt;/message&gt;</text:p>
          </table:table-cell>
          <table:table-cell table:number-columns-repeated="1017"/>
        </table:table-row>
        <table:table-row table:style-name="ro1">
          <table:table-cell table:style-name="ce7" office:value-type="string">
            <text:p>MLWND</text:p>
          </table:table-cell>
          <table:table-cell table:style-name="ce7" office:value-type="string">
            <text:p>moulin à vent</text:p>
          </table:table-cell>
          <table:table-cell table:style-name="ce7" office:value-type="string">
            <text:p>une pompe à eau ou moulin alimenté par le vent</text:p>
          </table:table-cell>
          <table:table-cell table:style-name="ce7" office:value-type="string">
            <text:p>MLWND</text:p>
          </table:table-cell>
          <table:table-cell table:style-name="ce7" office:value-type="string">
            <text:p>windmill</text:p>
          </table:table-cell>
          <table:table-cell table:style-name="ce7" office:value-type="string">
            <text:p>a mill or water pump powered by wind</text:p>
          </table:table-cell>
          <table:table-cell table:formula="of:=CONCATENATE(&quot;&lt;message&gt;&lt;source&gt;&quot;;[.E380];&quot;&lt;/source&gt;&lt;translation&gt;&quot;;[.B380];&quot;&lt;/translation&gt;&lt;/message&gt;&quot;)" office:value-type="string" office:string-value="&lt;message&gt;&lt;source&gt;windmill&lt;/source&gt;&lt;translation&gt;moulin à vent&lt;/translation&gt;&lt;/message&gt;">
            <text:p>&lt;message&gt;&lt;source&gt;windmill&lt;/source&gt;&lt;translation&gt;moulin à vent&lt;/translation&gt;&lt;/message&gt;</text:p>
          </table:table-cell>
          <table:table-cell table:number-columns-repeated="1017"/>
        </table:table-row>
        <table:table-row table:style-name="ro1">
          <table:table-cell table:style-name="ce7" office:value-type="string">
            <text:p>MLWTR</text:p>
          </table:table-cell>
          <table:table-cell table:style-name="ce7" office:value-type="string">
            <text:p>moulin à eau</text:p>
          </table:table-cell>
          <table:table-cell table:style-name="ce7" office:value-type="string">
            <text:p>un moulin alimenté par l'eau courante</text:p>
          </table:table-cell>
          <table:table-cell table:style-name="ce7" office:value-type="string">
            <text:p>MLWTR</text:p>
          </table:table-cell>
          <table:table-cell table:style-name="ce7" office:value-type="string">
            <text:p>water mill</text:p>
          </table:table-cell>
          <table:table-cell table:style-name="ce7" office:value-type="string">
            <text:p>a mill powered by running water</text:p>
          </table:table-cell>
          <table:table-cell table:formula="of:=CONCATENATE(&quot;&lt;message&gt;&lt;source&gt;&quot;;[.E381];&quot;&lt;/source&gt;&lt;translation&gt;&quot;;[.B381];&quot;&lt;/translation&gt;&lt;/message&gt;&quot;)" office:value-type="string" office:string-value="&lt;message&gt;&lt;source&gt;water mill&lt;/source&gt;&lt;translation&gt;moulin à eau&lt;/translation&gt;&lt;/message&gt;">
            <text:p>&lt;message&gt;&lt;source&gt;water mill&lt;/source&gt;&lt;translation&gt;moulin à eau&lt;/translation&gt;&lt;/message&gt;</text:p>
          </table:table-cell>
          <table:table-cell table:number-columns-repeated="1017"/>
        </table:table-row>
        <table:table-row table:style-name="ro1">
          <table:table-cell table:style-name="ce7" office:value-type="string">
            <text:p>MN</text:p>
          </table:table-cell>
          <table:table-cell table:style-name="ce7" office:value-type="string">
            <text:p>mine (s)</text:p>
          </table:table-cell>
          <table:table-cell table:style-name="ce7" office:value-type="string">
            <text:p>un site où les minerais sont extraits du sol par des puits de surface d'excavation et de passages souterrains</text:p>
          </table:table-cell>
          <table:table-cell table:style-name="ce7" office:value-type="string">
            <text:p>MN</text:p>
          </table:table-cell>
          <table:table-cell table:style-name="ce7" office:value-type="string">
            <text:p>mine(s)</text:p>
          </table:table-cell>
          <table:table-cell table:style-name="ce7" office:value-type="string">
            <text:p>a site where mineral ores are extracted from the ground by excavating surface pits and subterranean passages</text:p>
          </table:table-cell>
          <table:table-cell table:formula="of:=CONCATENATE(&quot;&lt;message&gt;&lt;source&gt;&quot;;[.E382];&quot;&lt;/source&gt;&lt;translation&gt;&quot;;[.B382];&quot;&lt;/translation&gt;&lt;/message&gt;&quot;)" office:value-type="string" office:string-value="&lt;message&gt;&lt;source&gt;mine(s)&lt;/source&gt;&lt;translation&gt;mine (s)&lt;/translation&gt;&lt;/message&gt;">
            <text:p>&lt;message&gt;&lt;source&gt;mine(s)&lt;/source&gt;&lt;translation&gt;mine (s)&lt;/translation&gt;&lt;/message&gt;</text:p>
          </table:table-cell>
          <table:table-cell table:number-columns-repeated="1017"/>
        </table:table-row>
        <table:table-row table:style-name="ro1">
          <table:table-cell table:style-name="ce7" office:value-type="string">
            <text:p>MNAU</text:p>
          </table:table-cell>
          <table:table-cell table:style-name="ce7" office:value-type="string">
            <text:p>la mine d'or (s)</text:p>
          </table:table-cell>
          <table:table-cell table:style-name="ce7" office:value-type="string">
            <text:p>une mine d'or où le minerai d'or, ou alluvial est extrait</text:p>
          </table:table-cell>
          <table:table-cell table:style-name="ce7" office:value-type="string">
            <text:p>MNAU</text:p>
          </table:table-cell>
          <table:table-cell table:style-name="ce7" office:value-type="string">
            <text:p>gold mine(s)</text:p>
          </table:table-cell>
          <table:table-cell table:style-name="ce7" office:value-type="string">
            <text:p>a mine where gold ore, or alluvial gold is extracted</text:p>
          </table:table-cell>
          <table:table-cell table:formula="of:=CONCATENATE(&quot;&lt;message&gt;&lt;source&gt;&quot;;[.E383];&quot;&lt;/source&gt;&lt;translation&gt;&quot;;[.B383];&quot;&lt;/translation&gt;&lt;/message&gt;&quot;)" office:value-type="string" office:string-value="&lt;message&gt;&lt;source&gt;gold mine(s)&lt;/source&gt;&lt;translation&gt;la mine d'or (s)&lt;/translation&gt;&lt;/message&gt;">
            <text:p>&lt;message&gt;&lt;source&gt;gold mine(s)&lt;/source&gt;&lt;translation&gt;la mine d'or (s)&lt;/translation&gt;&lt;/message&gt;</text:p>
          </table:table-cell>
          <table:table-cell table:number-columns-repeated="1017"/>
        </table:table-row>
        <table:table-row table:style-name="ro1">
          <table:table-cell table:style-name="ce7" office:value-type="string">
            <text:p>MNC</text:p>
          </table:table-cell>
          <table:table-cell table:style-name="ce7" office:value-type="string">
            <text:p>mine de charbon (s)</text:p>
          </table:table-cell>
          <table:table-cell table:style-name="ce7" office:value-type="string">
            <text:p>une mine où le charbon est extrait</text:p>
          </table:table-cell>
          <table:table-cell table:style-name="ce7" office:value-type="string">
            <text:p>MNC</text:p>
          </table:table-cell>
          <table:table-cell table:style-name="ce7" office:value-type="string">
            <text:p>coal mine(s)</text:p>
          </table:table-cell>
          <table:table-cell table:style-name="ce7" office:value-type="string">
            <text:p>a mine where coal is extracted</text:p>
          </table:table-cell>
          <table:table-cell table:formula="of:=CONCATENATE(&quot;&lt;message&gt;&lt;source&gt;&quot;;[.E384];&quot;&lt;/source&gt;&lt;translation&gt;&quot;;[.B384];&quot;&lt;/translation&gt;&lt;/message&gt;&quot;)" office:value-type="string" office:string-value="&lt;message&gt;&lt;source&gt;coal mine(s)&lt;/source&gt;&lt;translation&gt;mine de charbon (s)&lt;/translation&gt;&lt;/message&gt;">
            <text:p>&lt;message&gt;&lt;source&gt;coal mine(s)&lt;/source&gt;&lt;translation&gt;mine de charbon (s)&lt;/translation&gt;&lt;/message&gt;</text:p>
          </table:table-cell>
          <table:table-cell table:number-columns-repeated="1017"/>
        </table:table-row>
        <table:table-row table:style-name="ro1">
          <table:table-cell table:style-name="ce7" office:value-type="string">
            <text:p>MNCR</text:p>
          </table:table-cell>
          <table:table-cell table:style-name="ce7" office:value-type="string">
            <text:p>chrome mine (s)</text:p>
          </table:table-cell>
          <table:table-cell table:style-name="ce7" office:value-type="string">
            <text:p>une mine où est extrait du minerai de chrome</text:p>
          </table:table-cell>
          <table:table-cell table:style-name="ce7" office:value-type="string">
            <text:p>MNCR</text:p>
          </table:table-cell>
          <table:table-cell table:style-name="ce7" office:value-type="string">
            <text:p>chrome mine(s)</text:p>
          </table:table-cell>
          <table:table-cell table:style-name="ce7" office:value-type="string">
            <text:p>a mine where chrome ore is extracted</text:p>
          </table:table-cell>
          <table:table-cell table:formula="of:=CONCATENATE(&quot;&lt;message&gt;&lt;source&gt;&quot;;[.E385];&quot;&lt;/source&gt;&lt;translation&gt;&quot;;[.B385];&quot;&lt;/translation&gt;&lt;/message&gt;&quot;)" office:value-type="string" office:string-value="&lt;message&gt;&lt;source&gt;chrome mine(s)&lt;/source&gt;&lt;translation&gt;chrome mine (s)&lt;/translation&gt;&lt;/message&gt;">
            <text:p>&lt;message&gt;&lt;source&gt;chrome mine(s)&lt;/source&gt;&lt;translation&gt;chrome mine (s)&lt;/translation&gt;&lt;/message&gt;</text:p>
          </table:table-cell>
          <table:table-cell table:number-columns-repeated="1017"/>
        </table:table-row>
        <table:table-row table:style-name="ro1">
          <table:table-cell table:style-name="ce7" office:value-type="string">
            <text:p>MnCu</text:p>
          </table:table-cell>
          <table:table-cell table:style-name="ce7" office:value-type="string">
            <text:p>mine de cuivre (s)</text:p>
          </table:table-cell>
          <table:table-cell table:style-name="ce7" office:value-type="string">
            <text:p>une mine où le minerai de cuivre est extrait</text:p>
          </table:table-cell>
          <table:table-cell table:style-name="ce7" office:value-type="string">
            <text:p>MNCU</text:p>
          </table:table-cell>
          <table:table-cell table:style-name="ce7" office:value-type="string">
            <text:p>copper mine(s)</text:p>
          </table:table-cell>
          <table:table-cell table:style-name="ce7" office:value-type="string">
            <text:p>a mine where copper ore is extracted</text:p>
          </table:table-cell>
          <table:table-cell table:formula="of:=CONCATENATE(&quot;&lt;message&gt;&lt;source&gt;&quot;;[.E386];&quot;&lt;/source&gt;&lt;translation&gt;&quot;;[.B386];&quot;&lt;/translation&gt;&lt;/message&gt;&quot;)" office:value-type="string" office:string-value="&lt;message&gt;&lt;source&gt;copper mine(s)&lt;/source&gt;&lt;translation&gt;mine de cuivre (s)&lt;/translation&gt;&lt;/message&gt;">
            <text:p>&lt;message&gt;&lt;source&gt;copper mine(s)&lt;/source&gt;&lt;translation&gt;mine de cuivre (s)&lt;/translation&gt;&lt;/message&gt;</text:p>
          </table:table-cell>
          <table:table-cell table:number-columns-repeated="1017"/>
        </table:table-row>
        <table:table-row table:style-name="ro1">
          <table:table-cell table:style-name="ce7" office:value-type="string">
            <text:p>MnFe</text:p>
          </table:table-cell>
          <table:table-cell table:style-name="ce7" office:value-type="string">
            <text:p>mine de fer (s)</text:p>
          </table:table-cell>
          <table:table-cell table:style-name="ce7" office:value-type="string">
            <text:p>une mine où le minerai de fer est extrait</text:p>
          </table:table-cell>
          <table:table-cell table:style-name="ce7" office:value-type="string">
            <text:p>MNFE</text:p>
          </table:table-cell>
          <table:table-cell table:style-name="ce7" office:value-type="string">
            <text:p>iron mine(s)</text:p>
          </table:table-cell>
          <table:table-cell table:style-name="ce7" office:value-type="string">
            <text:p>a mine where iron ore is extracted</text:p>
          </table:table-cell>
          <table:table-cell table:formula="of:=CONCATENATE(&quot;&lt;message&gt;&lt;source&gt;&quot;;[.E387];&quot;&lt;/source&gt;&lt;translation&gt;&quot;;[.B387];&quot;&lt;/translation&gt;&lt;/message&gt;&quot;)" office:value-type="string" office:string-value="&lt;message&gt;&lt;source&gt;iron mine(s)&lt;/source&gt;&lt;translation&gt;mine de fer (s)&lt;/translation&gt;&lt;/message&gt;">
            <text:p>&lt;message&gt;&lt;source&gt;iron mine(s)&lt;/source&gt;&lt;translation&gt;mine de fer (s)&lt;/translation&gt;&lt;/message&gt;</text:p>
          </table:table-cell>
          <table:table-cell table:number-columns-repeated="1017"/>
        </table:table-row>
        <table:table-row table:style-name="ro1">
          <table:table-cell table:style-name="ce7" office:value-type="string">
            <text:p>MNMT</text:p>
          </table:table-cell>
          <table:table-cell table:style-name="ce7" office:value-type="string">
            <text:p>monument</text:p>
          </table:table-cell>
          <table:table-cell table:style-name="ce7" office:value-type="string">
            <text:p>une structure ou d'une statue commémorative</text:p>
          </table:table-cell>
          <table:table-cell table:style-name="ce7" office:value-type="string">
            <text:p>MNMT</text:p>
          </table:table-cell>
          <table:table-cell table:style-name="ce7" office:value-type="string">
            <text:p>monument</text:p>
          </table:table-cell>
          <table:table-cell table:style-name="ce7" office:value-type="string">
            <text:p>a commemorative structure or statue</text:p>
          </table:table-cell>
          <table:table-cell table:formula="of:=CONCATENATE(&quot;&lt;message&gt;&lt;source&gt;&quot;;[.E388];&quot;&lt;/source&gt;&lt;translation&gt;&quot;;[.B388];&quot;&lt;/translation&gt;&lt;/message&gt;&quot;)" office:value-type="string" office:string-value="&lt;message&gt;&lt;source&gt;monument&lt;/source&gt;&lt;translation&gt;monument&lt;/translation&gt;&lt;/message&gt;">
            <text:p>&lt;message&gt;&lt;source&gt;monument&lt;/source&gt;&lt;translation&gt;monument&lt;/translation&gt;&lt;/message&gt;</text:p>
          </table:table-cell>
          <table:table-cell table:number-columns-repeated="1017"/>
        </table:table-row>
        <table:table-row table:style-name="ro1">
          <table:table-cell table:style-name="ce7" office:value-type="string">
            <text:p>MNN</text:p>
          </table:table-cell>
          <table:table-cell table:style-name="ce7" office:value-type="string">
            <text:p>mine de sel (s)</text:p>
          </table:table-cell>
          <table:table-cell table:style-name="ce7" office:value-type="string">
            <text:p>une mine de sel qui est extrait</text:p>
          </table:table-cell>
          <table:table-cell table:style-name="ce7" office:value-type="string">
            <text:p>MNN</text:p>
          </table:table-cell>
          <table:table-cell table:style-name="ce7" office:value-type="string">
            <text:p>salt mine(s)</text:p>
          </table:table-cell>
          <table:table-cell table:style-name="ce7" office:value-type="string">
            <text:p>a mine from which salt is extracted</text:p>
          </table:table-cell>
          <table:table-cell table:formula="of:=CONCATENATE(&quot;&lt;message&gt;&lt;source&gt;&quot;;[.E389];&quot;&lt;/source&gt;&lt;translation&gt;&quot;;[.B389];&quot;&lt;/translation&gt;&lt;/message&gt;&quot;)" office:value-type="string" office:string-value="&lt;message&gt;&lt;source&gt;salt mine(s)&lt;/source&gt;&lt;translation&gt;mine de sel (s)&lt;/translation&gt;&lt;/message&gt;">
            <text:p>&lt;message&gt;&lt;source&gt;salt mine(s)&lt;/source&gt;&lt;translation&gt;mine de sel (s)&lt;/translation&gt;&lt;/message&gt;</text:p>
          </table:table-cell>
          <table:table-cell table:number-columns-repeated="1017"/>
        </table:table-row>
        <table:table-row table:style-name="ro1">
          <table:table-cell table:style-name="ce7" office:value-type="string">
            <text:p>MNQ</text:p>
          </table:table-cell>
          <table:table-cell table:style-name="ce7" office:value-type="string">
            <text:p>mine abandonnée</text:p>
          </table:table-cell>
          <table:table-cell table:style-name="ce9"/>
          <table:table-cell table:style-name="ce7" office:value-type="string">
            <text:p>MNQ</text:p>
          </table:table-cell>
          <table:table-cell table:style-name="ce7" office:value-type="string">
            <text:p>abandoned mine</text:p>
          </table:table-cell>
          <table:table-cell table:style-name="ce9"/>
          <table:table-cell table:formula="of:=CONCATENATE(&quot;&lt;message&gt;&lt;source&gt;&quot;;[.E390];&quot;&lt;/source&gt;&lt;translation&gt;&quot;;[.B390];&quot;&lt;/translation&gt;&lt;/message&gt;&quot;)" office:value-type="string" office:string-value="&lt;message&gt;&lt;source&gt;abandoned mine&lt;/source&gt;&lt;translation&gt;mine abandonnée&lt;/translation&gt;&lt;/message&gt;">
            <text:p>&lt;message&gt;&lt;source&gt;abandoned mine&lt;/source&gt;&lt;translation&gt;mine abandonnée&lt;/translation&gt;&lt;/message&gt;</text:p>
          </table:table-cell>
          <table:table-cell table:number-columns-repeated="1017"/>
        </table:table-row>
        <table:table-row table:style-name="ro1">
          <table:table-cell table:style-name="ce7" office:value-type="string">
            <text:p>MNQR</text:p>
          </table:table-cell>
          <table:table-cell table:style-name="ce7" office:value-type="string">
            <text:p>carrière (-s)</text:p>
          </table:table-cell>
          <table:table-cell table:style-name="ce7" office:value-type="string">
            <text:p>une mine à ciel ouvert où la pierre de construction ou de gravier et de sable, etc sont extraites</text:p>
          </table:table-cell>
          <table:table-cell table:style-name="ce7" office:value-type="string">
            <text:p>MNQR</text:p>
          </table:table-cell>
          <table:table-cell table:style-name="ce7" office:value-type="string">
            <text:p>quarry(-ies)</text:p>
          </table:table-cell>
          <table:table-cell table:style-name="ce7" office:value-type="string">
            <text:p>a surface mine where building stone or gravel and sand, etc. are extracted</text:p>
          </table:table-cell>
          <table:table-cell table:formula="of:=CONCATENATE(&quot;&lt;message&gt;&lt;source&gt;&quot;;[.E391];&quot;&lt;/source&gt;&lt;translation&gt;&quot;;[.B391];&quot;&lt;/translation&gt;&lt;/message&gt;&quot;)" office:value-type="string" office:string-value="&lt;message&gt;&lt;source&gt;quarry(-ies)&lt;/source&gt;&lt;translation&gt;carrière (-s)&lt;/translation&gt;&lt;/message&gt;">
            <text:p>&lt;message&gt;&lt;source&gt;quarry(-ies)&lt;/source&gt;&lt;translation&gt;carrière (-s)&lt;/translation&gt;&lt;/message&gt;</text:p>
          </table:table-cell>
          <table:table-cell table:number-columns-repeated="1017"/>
        </table:table-row>
        <table:table-row table:style-name="ro1">
          <table:table-cell table:style-name="ce7" office:value-type="string">
            <text:p>MOLE</text:p>
          </table:table-cell>
          <table:table-cell table:style-name="ce7" office:value-type="string">
            <text:p>taupe</text:p>
          </table:table-cell>
          <table:table-cell table:style-name="ce7" office:value-type="string">
            <text:p>une structure massive de la maçonnerie ou de grosses pierres servant une jetée ou brise-lames</text:p>
          </table:table-cell>
          <table:table-cell table:style-name="ce7" office:value-type="string">
            <text:p>MOLE</text:p>
          </table:table-cell>
          <table:table-cell table:style-name="ce7" office:value-type="string">
            <text:p>mole</text:p>
          </table:table-cell>
          <table:table-cell table:style-name="ce7" office:value-type="string">
            <text:p>a massive structure of masonry or large stones serving as a pier or breakwater</text:p>
          </table:table-cell>
          <table:table-cell table:formula="of:=CONCATENATE(&quot;&lt;message&gt;&lt;source&gt;&quot;;[.E392];&quot;&lt;/source&gt;&lt;translation&gt;&quot;;[.B392];&quot;&lt;/translation&gt;&lt;/message&gt;&quot;)" office:value-type="string" office:string-value="&lt;message&gt;&lt;source&gt;mole&lt;/source&gt;&lt;translation&gt;taupe&lt;/translation&gt;&lt;/message&gt;">
            <text:p>&lt;message&gt;&lt;source&gt;mole&lt;/source&gt;&lt;translation&gt;taupe&lt;/translation&gt;&lt;/message&gt;</text:p>
          </table:table-cell>
          <table:table-cell table:number-columns-repeated="1017"/>
        </table:table-row>
        <table:table-row table:style-name="ro1">
          <table:table-cell table:style-name="ce7" office:value-type="string">
            <text:p>MSQE</text:p>
          </table:table-cell>
          <table:table-cell table:style-name="ce7" office:value-type="string">
            <text:p>mosquée</text:p>
          </table:table-cell>
          <table:table-cell table:style-name="ce7" office:value-type="string">
            <text:p>un bâtiment pour le culte islamique du public</text:p>
          </table:table-cell>
          <table:table-cell table:style-name="ce7" office:value-type="string">
            <text:p>MSQE</text:p>
          </table:table-cell>
          <table:table-cell table:style-name="ce7" office:value-type="string">
            <text:p>mosque</text:p>
          </table:table-cell>
          <table:table-cell table:style-name="ce7" office:value-type="string">
            <text:p>a building for public Islamic worship</text:p>
          </table:table-cell>
          <table:table-cell table:formula="of:=CONCATENATE(&quot;&lt;message&gt;&lt;source&gt;&quot;;[.E393];&quot;&lt;/source&gt;&lt;translation&gt;&quot;;[.B393];&quot;&lt;/translation&gt;&lt;/message&gt;&quot;)" office:value-type="string" office:string-value="&lt;message&gt;&lt;source&gt;mosque&lt;/source&gt;&lt;translation&gt;mosquée&lt;/translation&gt;&lt;/message&gt;">
            <text:p>&lt;message&gt;&lt;source&gt;mosque&lt;/source&gt;&lt;translation&gt;mosquée&lt;/translation&gt;&lt;/message&gt;</text:p>
          </table:table-cell>
          <table:table-cell table:number-columns-repeated="1017"/>
        </table:table-row>
        <table:table-row table:style-name="ro1">
          <table:table-cell table:style-name="ce7" office:value-type="string">
            <text:p>MSSN</text:p>
          </table:table-cell>
          <table:table-cell table:style-name="ce7" office:value-type="string">
            <text:p>mission</text:p>
          </table:table-cell>
          <table:table-cell table:style-name="ce7" office:value-type="string">
            <text:p>un lieu caractérisé par des habitations, des écoles, églises, hôpitaux et autres installations exploitées par un groupe religieux dans le but de fournir des services de bienfaisance et de propager la religion</text:p>
          </table:table-cell>
          <table:table-cell table:style-name="ce7" office:value-type="string">
            <text:p>MSSN</text:p>
          </table:table-cell>
          <table:table-cell table:style-name="ce7" office:value-type="string">
            <text:p>mission</text:p>
          </table:table-cell>
          <table:table-cell table:style-name="ce7" office:value-type="string">
            <text:p>a place characterized by dwellings, school, church, hospital and other facilities operated by a religious group for the purpose of providing charitable services and to propagate religion</text:p>
          </table:table-cell>
          <table:table-cell table:formula="of:=CONCATENATE(&quot;&lt;message&gt;&lt;source&gt;&quot;;[.E394];&quot;&lt;/source&gt;&lt;translation&gt;&quot;;[.B394];&quot;&lt;/translation&gt;&lt;/message&gt;&quot;)" office:value-type="string" office:string-value="&lt;message&gt;&lt;source&gt;mission&lt;/source&gt;&lt;translation&gt;mission&lt;/translation&gt;&lt;/message&gt;">
            <text:p>&lt;message&gt;&lt;source&gt;mission&lt;/source&gt;&lt;translation&gt;mission&lt;/translation&gt;&lt;/message&gt;</text:p>
          </table:table-cell>
          <table:table-cell table:number-columns-repeated="1017"/>
        </table:table-row>
        <table:table-row table:style-name="ro1">
          <table:table-cell table:style-name="ce7" office:value-type="string">
            <text:p>MSSNQ</text:p>
          </table:table-cell>
          <table:table-cell table:style-name="ce7" office:value-type="string">
            <text:p>mission abandonnée</text:p>
          </table:table-cell>
          <table:table-cell table:style-name="ce9"/>
          <table:table-cell table:style-name="ce7" office:value-type="string">
            <text:p>MSSNQ</text:p>
          </table:table-cell>
          <table:table-cell table:style-name="ce7" office:value-type="string">
            <text:p>abandoned mission</text:p>
          </table:table-cell>
          <table:table-cell table:style-name="ce9"/>
          <table:table-cell table:formula="of:=CONCATENATE(&quot;&lt;message&gt;&lt;source&gt;&quot;;[.E395];&quot;&lt;/source&gt;&lt;translation&gt;&quot;;[.B395];&quot;&lt;/translation&gt;&lt;/message&gt;&quot;)" office:value-type="string" office:string-value="&lt;message&gt;&lt;source&gt;abandoned mission&lt;/source&gt;&lt;translation&gt;mission abandonnée&lt;/translation&gt;&lt;/message&gt;">
            <text:p>&lt;message&gt;&lt;source&gt;abandoned mission&lt;/source&gt;&lt;translation&gt;mission abandonnée&lt;/translation&gt;&lt;/message&gt;</text:p>
          </table:table-cell>
          <table:table-cell table:number-columns-repeated="1017"/>
        </table:table-row>
        <table:table-row table:style-name="ro1">
          <table:table-cell table:style-name="ce7" office:value-type="string">
            <text:p>MSTY</text:p>
          </table:table-cell>
          <table:table-cell table:style-name="ce7" office:value-type="string">
            <text:p>monastère</text:p>
          </table:table-cell>
          <table:table-cell table:style-name="ce7" office:value-type="string">
            <text:p>un immeuble et des terrains où une communauté de moines vit dans l'isolement</text:p>
          </table:table-cell>
          <table:table-cell table:style-name="ce7" office:value-type="string">
            <text:p>MSTY</text:p>
          </table:table-cell>
          <table:table-cell table:style-name="ce7" office:value-type="string">
            <text:p>monastery</text:p>
          </table:table-cell>
          <table:table-cell table:style-name="ce7" office:value-type="string">
            <text:p>a building and grounds where a community of monks lives in seclusion</text:p>
          </table:table-cell>
          <table:table-cell table:formula="of:=CONCATENATE(&quot;&lt;message&gt;&lt;source&gt;&quot;;[.E396];&quot;&lt;/source&gt;&lt;translation&gt;&quot;;[.B396];&quot;&lt;/translation&gt;&lt;/message&gt;&quot;)" office:value-type="string" office:string-value="&lt;message&gt;&lt;source&gt;monastery&lt;/source&gt;&lt;translation&gt;monastère&lt;/translation&gt;&lt;/message&gt;">
            <text:p>&lt;message&gt;&lt;source&gt;monastery&lt;/source&gt;&lt;translation&gt;monastère&lt;/translation&gt;&lt;/message&gt;</text:p>
          </table:table-cell>
          <table:table-cell table:number-columns-repeated="1017"/>
        </table:table-row>
        <table:table-row table:style-name="ro1">
          <table:table-cell table:style-name="ce7" office:value-type="string">
            <text:p>MTRO</text:p>
          </table:table-cell>
          <table:table-cell table:style-name="ce7" office:value-type="string">
            <text:p>La station de métro</text:p>
          </table:table-cell>
          <table:table-cell table:style-name="ce7" office:value-type="string">
            <text:p>La station de métro (métro, métro, ou métro)</text:p>
          </table:table-cell>
          <table:table-cell table:style-name="ce7" office:value-type="string">
            <text:p>MTRO</text:p>
          </table:table-cell>
          <table:table-cell table:style-name="ce7" office:value-type="string">
            <text:p>metro station</text:p>
          </table:table-cell>
          <table:table-cell table:style-name="ce7" office:value-type="string">
            <text:p>metro station (Underground, Tube, or Metro)</text:p>
          </table:table-cell>
          <table:table-cell table:formula="of:=CONCATENATE(&quot;&lt;message&gt;&lt;source&gt;&quot;;[.E397];&quot;&lt;/source&gt;&lt;translation&gt;&quot;;[.B397];&quot;&lt;/translation&gt;&lt;/message&gt;&quot;)" office:value-type="string" office:string-value="&lt;message&gt;&lt;source&gt;metro station&lt;/source&gt;&lt;translation&gt;La station de métro&lt;/translation&gt;&lt;/message&gt;">
            <text:p>&lt;message&gt;&lt;source&gt;metro station&lt;/source&gt;&lt;translation&gt;La station de métro&lt;/translation&gt;&lt;/message&gt;</text:p>
          </table:table-cell>
          <table:table-cell table:number-columns-repeated="1017"/>
        </table:table-row>
        <table:table-row table:style-name="ro1">
          <table:table-cell table:style-name="ce7" office:value-type="string">
            <text:p>MUS</text:p>
          </table:table-cell>
          <table:table-cell table:style-name="ce7" office:value-type="string">
            <text:p>musée</text:p>
          </table:table-cell>
          <table:table-cell table:style-name="ce7" office:value-type="string">
            <text:p>un bâtiment où des objets d'intérêt permanent dans une ou plusieurs des arts et des sciences sont conservés et exposés</text:p>
          </table:table-cell>
          <table:table-cell table:style-name="ce7" office:value-type="string">
            <text:p>MUS</text:p>
          </table:table-cell>
          <table:table-cell table:style-name="ce7" office:value-type="string">
            <text:p>museum</text:p>
          </table:table-cell>
          <table:table-cell table:style-name="ce7" office:value-type="string">
            <text:p>a building where objects of permanent interest in one or more of the arts and sciences are preserved and exhibited</text:p>
          </table:table-cell>
          <table:table-cell table:formula="of:=CONCATENATE(&quot;&lt;message&gt;&lt;source&gt;&quot;;[.E398];&quot;&lt;/source&gt;&lt;translation&gt;&quot;;[.B398];&quot;&lt;/translation&gt;&lt;/message&gt;&quot;)" office:value-type="string" office:string-value="&lt;message&gt;&lt;source&gt;museum&lt;/source&gt;&lt;translation&gt;musée&lt;/translation&gt;&lt;/message&gt;">
            <text:p>&lt;message&gt;&lt;source&gt;museum&lt;/source&gt;&lt;translation&gt;musée&lt;/translation&gt;&lt;/message&gt;</text:p>
          </table:table-cell>
          <table:table-cell table:number-columns-repeated="1017"/>
        </table:table-row>
        <table:table-row table:style-name="ro1">
          <table:table-cell table:style-name="ce7" office:value-type="string">
            <text:p>Novembre</text:p>
          </table:table-cell>
          <table:table-cell table:style-name="ce7" office:value-type="string">
            <text:p>noviciat</text:p>
          </table:table-cell>
          <table:table-cell table:style-name="ce7" office:value-type="string">
            <text:p>une maison religieuse ou l'école où sont formés les novices</text:p>
          </table:table-cell>
          <table:table-cell table:style-name="ce7" office:value-type="string">
            <text:p>NOV</text:p>
          </table:table-cell>
          <table:table-cell table:style-name="ce7" office:value-type="string">
            <text:p>novitiate</text:p>
          </table:table-cell>
          <table:table-cell table:style-name="ce7" office:value-type="string">
            <text:p>a religious house or school where novices are trained</text:p>
          </table:table-cell>
          <table:table-cell table:formula="of:=CONCATENATE(&quot;&lt;message&gt;&lt;source&gt;&quot;;[.E399];&quot;&lt;/source&gt;&lt;translation&gt;&quot;;[.B399];&quot;&lt;/translation&gt;&lt;/message&gt;&quot;)" office:value-type="string" office:string-value="&lt;message&gt;&lt;source&gt;novitiate&lt;/source&gt;&lt;translation&gt;noviciat&lt;/translation&gt;&lt;/message&gt;">
            <text:p>&lt;message&gt;&lt;source&gt;novitiate&lt;/source&gt;&lt;translation&gt;noviciat&lt;/translation&gt;&lt;/message&gt;</text:p>
          </table:table-cell>
          <table:table-cell table:number-columns-repeated="1017"/>
        </table:table-row>
        <table:table-row table:style-name="ro1">
          <table:table-cell table:style-name="ce7" office:value-type="string">
            <text:p>NSY</text:p>
          </table:table-cell>
          <table:table-cell table:style-name="ce7" office:value-type="string">
            <text:p>pépinière (-s)</text:p>
          </table:table-cell>
          <table:table-cell table:style-name="ce7" office:value-type="string">
            <text:p>un endroit où les plantes sont multipliées pour la transplantation ou la greffe</text:p>
          </table:table-cell>
          <table:table-cell table:style-name="ce7" office:value-type="string">
            <text:p>NSY</text:p>
          </table:table-cell>
          <table:table-cell table:style-name="ce7" office:value-type="string">
            <text:p>nursery(-ies)</text:p>
          </table:table-cell>
          <table:table-cell table:style-name="ce7" office:value-type="string">
            <text:p>a place where plants are propagated for transplanting or grafting</text:p>
          </table:table-cell>
          <table:table-cell table:formula="of:=CONCATENATE(&quot;&lt;message&gt;&lt;source&gt;&quot;;[.E400];&quot;&lt;/source&gt;&lt;translation&gt;&quot;;[.B400];&quot;&lt;/translation&gt;&lt;/message&gt;&quot;)" office:value-type="string" office:string-value="&lt;message&gt;&lt;source&gt;nursery(-ies)&lt;/source&gt;&lt;translation&gt;pépinière (-s)&lt;/translation&gt;&lt;/message&gt;">
            <text:p>&lt;message&gt;&lt;source&gt;nursery(-ies)&lt;/source&gt;&lt;translation&gt;pépinière (-s)&lt;/translation&gt;&lt;/message&gt;</text:p>
          </table:table-cell>
          <table:table-cell table:number-columns-repeated="1017"/>
        </table:table-row>
        <table:table-row table:style-name="ro1">
          <table:table-cell table:style-name="ce7" office:value-type="string">
            <text:p>OBPT</text:p>
          </table:table-cell>
          <table:table-cell table:style-name="ce7" office:value-type="string">
            <text:p>point d'observation</text:p>
          </table:table-cell>
          <table:table-cell table:style-name="ce7" office:value-type="string">
            <text:p>un point d'observation de la faune ou pittoresque</text:p>
          </table:table-cell>
          <table:table-cell table:style-name="ce7" office:value-type="string">
            <text:p>OBPT</text:p>
          </table:table-cell>
          <table:table-cell table:style-name="ce7" office:value-type="string">
            <text:p>observation point</text:p>
          </table:table-cell>
          <table:table-cell table:style-name="ce7" office:value-type="string">
            <text:p>a wildlife or scenic observation point</text:p>
          </table:table-cell>
          <table:table-cell table:formula="of:=CONCATENATE(&quot;&lt;message&gt;&lt;source&gt;&quot;;[.E401];&quot;&lt;/source&gt;&lt;translation&gt;&quot;;[.B401];&quot;&lt;/translation&gt;&lt;/message&gt;&quot;)" office:value-type="string" office:string-value="&lt;message&gt;&lt;source&gt;observation point&lt;/source&gt;&lt;translation&gt;point d'observation&lt;/translation&gt;&lt;/message&gt;">
            <text:p>&lt;message&gt;&lt;source&gt;observation point&lt;/source&gt;&lt;translation&gt;point d'observation&lt;/translation&gt;&lt;/message&gt;</text:p>
          </table:table-cell>
          <table:table-cell table:number-columns-repeated="1017"/>
        </table:table-row>
        <table:table-row table:style-name="ro1">
          <table:table-cell table:style-name="ce7" office:value-type="string">
            <text:p>OBS</text:p>
          </table:table-cell>
          <table:table-cell table:style-name="ce7" office:value-type="string">
            <text:p>observatoire</text:p>
          </table:table-cell>
          <table:table-cell table:style-name="ce7" office:value-type="string">
            <text:p>une installation équipée pour l'observation des phénomènes atmosphériques ou de l'espace</text:p>
          </table:table-cell>
          <table:table-cell table:style-name="ce7" office:value-type="string">
            <text:p>OBS</text:p>
          </table:table-cell>
          <table:table-cell table:style-name="ce7" office:value-type="string">
            <text:p>observatory</text:p>
          </table:table-cell>
          <table:table-cell table:style-name="ce7" office:value-type="string">
            <text:p>a facility equipped for observation of atmospheric or space phenomena</text:p>
          </table:table-cell>
          <table:table-cell table:formula="of:=CONCATENATE(&quot;&lt;message&gt;&lt;source&gt;&quot;;[.E402];&quot;&lt;/source&gt;&lt;translation&gt;&quot;;[.B402];&quot;&lt;/translation&gt;&lt;/message&gt;&quot;)" office:value-type="string" office:string-value="&lt;message&gt;&lt;source&gt;observatory&lt;/source&gt;&lt;translation&gt;observatoire&lt;/translation&gt;&lt;/message&gt;">
            <text:p>&lt;message&gt;&lt;source&gt;observatory&lt;/source&gt;&lt;translation&gt;observatoire&lt;/translation&gt;&lt;/message&gt;</text:p>
          </table:table-cell>
          <table:table-cell table:number-columns-repeated="1017"/>
        </table:table-row>
        <table:table-row table:style-name="ro1">
          <table:table-cell table:style-name="ce7" office:value-type="string">
            <text:p>OBSR</text:p>
          </table:table-cell>
          <table:table-cell table:style-name="ce7" office:value-type="string">
            <text:p>la radio observatoire</text:p>
          </table:table-cell>
          <table:table-cell table:style-name="ce7" office:value-type="string">
            <text:p>une installation équipée d'un réseau d'antennes pour recevoir des ondes radio à partir de l'espace</text:p>
          </table:table-cell>
          <table:table-cell table:style-name="ce7" office:value-type="string">
            <text:p>OBSR</text:p>
          </table:table-cell>
          <table:table-cell table:style-name="ce7" office:value-type="string">
            <text:p>radio observatory</text:p>
          </table:table-cell>
          <table:table-cell table:style-name="ce7" office:value-type="string">
            <text:p>a facility equipped with an array of antennae for receiving radio waves from space</text:p>
          </table:table-cell>
          <table:table-cell table:formula="of:=CONCATENATE(&quot;&lt;message&gt;&lt;source&gt;&quot;;[.E403];&quot;&lt;/source&gt;&lt;translation&gt;&quot;;[.B403];&quot;&lt;/translation&gt;&lt;/message&gt;&quot;)" office:value-type="string" office:string-value="&lt;message&gt;&lt;source&gt;radio observatory&lt;/source&gt;&lt;translation&gt;la radio observatoire&lt;/translation&gt;&lt;/message&gt;">
            <text:p>&lt;message&gt;&lt;source&gt;radio observatory&lt;/source&gt;&lt;translation&gt;la radio observatoire&lt;/translation&gt;&lt;/message&gt;</text:p>
          </table:table-cell>
          <table:table-cell table:number-columns-repeated="1017"/>
        </table:table-row>
        <table:table-row table:style-name="ro1">
          <table:table-cell table:style-name="ce7" office:value-type="string">
            <text:p>OILJ</text:p>
          </table:table-cell>
          <table:table-cell table:style-name="ce7" office:value-type="string">
            <text:p>jonction oléoduc</text:p>
          </table:table-cell>
          <table:table-cell table:style-name="ce7" office:value-type="string">
            <text:p>une section d'un oléoduc où deux ou plusieurs tubes se rejoignent</text:p>
          </table:table-cell>
          <table:table-cell table:style-name="ce7" office:value-type="string">
            <text:p>OILJ</text:p>
          </table:table-cell>
          <table:table-cell table:style-name="ce7" office:value-type="string">
            <text:p>oil pipeline junction</text:p>
          </table:table-cell>
          <table:table-cell table:style-name="ce7" office:value-type="string">
            <text:p>a section of an oil pipeline where two or more pipes join together</text:p>
          </table:table-cell>
          <table:table-cell table:formula="of:=CONCATENATE(&quot;&lt;message&gt;&lt;source&gt;&quot;;[.E404];&quot;&lt;/source&gt;&lt;translation&gt;&quot;;[.B404];&quot;&lt;/translation&gt;&lt;/message&gt;&quot;)" office:value-type="string" office:string-value="&lt;message&gt;&lt;source&gt;oil pipeline junction&lt;/source&gt;&lt;translation&gt;jonction oléoduc&lt;/translation&gt;&lt;/message&gt;">
            <text:p>&lt;message&gt;&lt;source&gt;oil pipeline junction&lt;/source&gt;&lt;translation&gt;jonction oléoduc&lt;/translation&gt;&lt;/message&gt;</text:p>
          </table:table-cell>
          <table:table-cell table:number-columns-repeated="1017"/>
        </table:table-row>
        <table:table-row table:style-name="ro1">
          <table:table-cell table:style-name="ce7" office:value-type="string">
            <text:p>OILQ</text:p>
          </table:table-cell>
          <table:table-cell table:style-name="ce7" office:value-type="string">
            <text:p>huile de puits abandonné</text:p>
          </table:table-cell>
          <table:table-cell table:style-name="ce9"/>
          <table:table-cell table:style-name="ce7" office:value-type="string">
            <text:p>OILQ</text:p>
          </table:table-cell>
          <table:table-cell table:style-name="ce7" office:value-type="string">
            <text:p>abandoned oil well</text:p>
          </table:table-cell>
          <table:table-cell table:style-name="ce9"/>
          <table:table-cell table:formula="of:=CONCATENATE(&quot;&lt;message&gt;&lt;source&gt;&quot;;[.E405];&quot;&lt;/source&gt;&lt;translation&gt;&quot;;[.B405];&quot;&lt;/translation&gt;&lt;/message&gt;&quot;)" office:value-type="string" office:string-value="&lt;message&gt;&lt;source&gt;abandoned oil well&lt;/source&gt;&lt;translation&gt;huile de puits abandonné&lt;/translation&gt;&lt;/message&gt;">
            <text:p>&lt;message&gt;&lt;source&gt;abandoned oil well&lt;/source&gt;&lt;translation&gt;huile de puits abandonné&lt;/translation&gt;&lt;/message&gt;</text:p>
          </table:table-cell>
          <table:table-cell table:number-columns-repeated="1017"/>
        </table:table-row>
        <table:table-row table:style-name="ro1">
          <table:table-cell table:style-name="ce7" office:value-type="string">
            <text:p>OILR</text:p>
          </table:table-cell>
          <table:table-cell table:style-name="ce7" office:value-type="string">
            <text:p>raffinerie de pétrole</text:p>
          </table:table-cell>
          <table:table-cell table:style-name="ce7" office:value-type="string">
            <text:p>une installation de conversion du pétrole brut en produits pétroliers raffinés</text:p>
          </table:table-cell>
          <table:table-cell table:style-name="ce7" office:value-type="string">
            <text:p>OILR</text:p>
          </table:table-cell>
          <table:table-cell table:style-name="ce7" office:value-type="string">
            <text:p>oil refinery</text:p>
          </table:table-cell>
          <table:table-cell table:style-name="ce7" office:value-type="string">
            <text:p>a facility for converting crude oil into refined petroleum products</text:p>
          </table:table-cell>
          <table:table-cell table:formula="of:=CONCATENATE(&quot;&lt;message&gt;&lt;source&gt;&quot;;[.E406];&quot;&lt;/source&gt;&lt;translation&gt;&quot;;[.B406];&quot;&lt;/translation&gt;&lt;/message&gt;&quot;)" office:value-type="string" office:string-value="&lt;message&gt;&lt;source&gt;oil refinery&lt;/source&gt;&lt;translation&gt;raffinerie de pétrole&lt;/translation&gt;&lt;/message&gt;">
            <text:p>&lt;message&gt;&lt;source&gt;oil refinery&lt;/source&gt;&lt;translation&gt;raffinerie de pétrole&lt;/translation&gt;&lt;/message&gt;</text:p>
          </table:table-cell>
          <table:table-cell table:number-columns-repeated="1017"/>
        </table:table-row>
        <table:table-row table:style-name="ro1">
          <table:table-cell table:style-name="ce7" office:value-type="string">
            <text:p>OILT</text:p>
          </table:table-cell>
          <table:table-cell table:style-name="ce7" office:value-type="string">
            <text:p>parc de stockage</text:p>
          </table:table-cell>
          <table:table-cell table:style-name="ce7" office:value-type="string">
            <text:p>une parcelle de terrain occupée par de grands réservoirs métalliques cylindriques, dans laquelle la pétrochimie pétrole ou liquides sont stockés</text:p>
          </table:table-cell>
          <table:table-cell table:style-name="ce7" office:value-type="string">
            <text:p>OILT</text:p>
          </table:table-cell>
          <table:table-cell table:style-name="ce7" office:value-type="string">
            <text:p>tank farm</text:p>
          </table:table-cell>
          <table:table-cell table:style-name="ce7" office:value-type="string">
            <text:p>a tract of land occupied by large, cylindrical, metal tanks in which oil or liquid petrochemicals are stored</text:p>
          </table:table-cell>
          <table:table-cell table:formula="of:=CONCATENATE(&quot;&lt;message&gt;&lt;source&gt;&quot;;[.E407];&quot;&lt;/source&gt;&lt;translation&gt;&quot;;[.B407];&quot;&lt;/translation&gt;&lt;/message&gt;&quot;)" office:value-type="string" office:string-value="&lt;message&gt;&lt;source&gt;tank farm&lt;/source&gt;&lt;translation&gt;parc de stockage&lt;/translation&gt;&lt;/message&gt;">
            <text:p>&lt;message&gt;&lt;source&gt;tank farm&lt;/source&gt;&lt;translation&gt;parc de stockage&lt;/translation&gt;&lt;/message&gt;</text:p>
          </table:table-cell>
          <table:table-cell table:number-columns-repeated="1017"/>
        </table:table-row>
        <table:table-row table:style-name="ro1">
          <table:table-cell table:style-name="ce7" office:value-type="string">
            <text:p>OILW</text:p>
          </table:table-cell>
          <table:table-cell table:style-name="ce7" office:value-type="string">
            <text:p>puits de pétrole</text:p>
          </table:table-cell>
          <table:table-cell table:style-name="ce7" office:value-type="string">
            <text:p>un puits de pétrole, qui peut être pompée</text:p>
          </table:table-cell>
          <table:table-cell table:style-name="ce7" office:value-type="string">
            <text:p>OILW</text:p>
          </table:table-cell>
          <table:table-cell table:style-name="ce7" office:value-type="string">
            <text:p>oil well</text:p>
          </table:table-cell>
          <table:table-cell table:style-name="ce7" office:value-type="string">
            <text:p>a well from which oil may be pumped</text:p>
          </table:table-cell>
          <table:table-cell table:formula="of:=CONCATENATE(&quot;&lt;message&gt;&lt;source&gt;&quot;;[.E408];&quot;&lt;/source&gt;&lt;translation&gt;&quot;;[.B408];&quot;&lt;/translation&gt;&lt;/message&gt;&quot;)" office:value-type="string" office:string-value="&lt;message&gt;&lt;source&gt;oil well&lt;/source&gt;&lt;translation&gt;puits de pétrole&lt;/translation&gt;&lt;/message&gt;">
            <text:p>&lt;message&gt;&lt;source&gt;oil well&lt;/source&gt;&lt;translation&gt;puits de pétrole&lt;/translation&gt;&lt;/message&gt;</text:p>
          </table:table-cell>
          <table:table-cell table:number-columns-repeated="1017"/>
        </table:table-row>
        <table:table-row table:style-name="ro1">
          <table:table-cell table:style-name="ce7" office:value-type="string">
            <text:p>OPRA</text:p>
          </table:table-cell>
          <table:table-cell table:style-name="ce7" office:value-type="string">
            <text:p>opéra</text:p>
          </table:table-cell>
          <table:table-cell table:style-name="ce7" office:value-type="string">
            <text:p>Un théâtre conçu principalement pour l'exécution des opéras.</text:p>
          </table:table-cell>
          <table:table-cell table:style-name="ce7" office:value-type="string">
            <text:p>OPRA</text:p>
          </table:table-cell>
          <table:table-cell table:style-name="ce7" office:value-type="string">
            <text:p>opera house</text:p>
          </table:table-cell>
          <table:table-cell table:style-name="ce7" office:value-type="string">
            <text:p>A theater designed chiefly for the performance of operas.</text:p>
          </table:table-cell>
          <table:table-cell table:formula="of:=CONCATENATE(&quot;&lt;message&gt;&lt;source&gt;&quot;;[.E409];&quot;&lt;/source&gt;&lt;translation&gt;&quot;;[.B409];&quot;&lt;/translation&gt;&lt;/message&gt;&quot;)" office:value-type="string" office:string-value="&lt;message&gt;&lt;source&gt;opera house&lt;/source&gt;&lt;translation&gt;opéra&lt;/translation&gt;&lt;/message&gt;">
            <text:p>&lt;message&gt;&lt;source&gt;opera house&lt;/source&gt;&lt;translation&gt;opéra&lt;/translation&gt;&lt;/message&gt;</text:p>
          </table:table-cell>
          <table:table-cell table:number-columns-repeated="1017"/>
        </table:table-row>
        <table:table-row table:style-name="ro1">
          <table:table-cell table:style-name="ce7" office:value-type="string">
            <text:p>PAL</text:p>
          </table:table-cell>
          <table:table-cell table:style-name="ce7" office:value-type="string">
            <text:p>palais</text:p>
          </table:table-cell>
          <table:table-cell table:style-name="ce7" office:value-type="string">
            <text:p>un grand bâtiment majestueux, souvent une résidence royale ou présidentielle</text:p>
          </table:table-cell>
          <table:table-cell table:style-name="ce7" office:value-type="string">
            <text:p>PAL</text:p>
          </table:table-cell>
          <table:table-cell table:style-name="ce7" office:value-type="string">
            <text:p>palace</text:p>
          </table:table-cell>
          <table:table-cell table:style-name="ce7" office:value-type="string">
            <text:p>a large stately house, often a royal or presidential residence</text:p>
          </table:table-cell>
          <table:table-cell table:formula="of:=CONCATENATE(&quot;&lt;message&gt;&lt;source&gt;&quot;;[.E410];&quot;&lt;/source&gt;&lt;translation&gt;&quot;;[.B410];&quot;&lt;/translation&gt;&lt;/message&gt;&quot;)" office:value-type="string" office:string-value="&lt;message&gt;&lt;source&gt;palace&lt;/source&gt;&lt;translation&gt;palais&lt;/translation&gt;&lt;/message&gt;">
            <text:p>&lt;message&gt;&lt;source&gt;palace&lt;/source&gt;&lt;translation&gt;palais&lt;/translation&gt;&lt;/message&gt;</text:p>
          </table:table-cell>
          <table:table-cell table:number-columns-repeated="1017"/>
        </table:table-row>
        <table:table-row table:style-name="ro1">
          <table:table-cell table:style-name="ce7" office:value-type="string">
            <text:p>PGDA</text:p>
          </table:table-cell>
          <table:table-cell table:style-name="ce7" office:value-type="string">
            <text:p>pagode</text:p>
          </table:table-cell>
          <table:table-cell table:style-name="ce7" office:value-type="string">
            <text:p>une tour semblable à structure étagée, généralement un temple bouddhiste</text:p>
          </table:table-cell>
          <table:table-cell table:style-name="ce7" office:value-type="string">
            <text:p>PGDA</text:p>
          </table:table-cell>
          <table:table-cell table:style-name="ce7" office:value-type="string">
            <text:p>pagoda</text:p>
          </table:table-cell>
          <table:table-cell table:style-name="ce7" office:value-type="string">
            <text:p>a tower-like storied structure, usually a Buddhist shrine</text:p>
          </table:table-cell>
          <table:table-cell table:formula="of:=CONCATENATE(&quot;&lt;message&gt;&lt;source&gt;&quot;;[.E411];&quot;&lt;/source&gt;&lt;translation&gt;&quot;;[.B411];&quot;&lt;/translation&gt;&lt;/message&gt;&quot;)" office:value-type="string" office:string-value="&lt;message&gt;&lt;source&gt;pagoda&lt;/source&gt;&lt;translation&gt;pagode&lt;/translation&gt;&lt;/message&gt;">
            <text:p>&lt;message&gt;&lt;source&gt;pagoda&lt;/source&gt;&lt;translation&gt;pagode&lt;/translation&gt;&lt;/message&gt;</text:p>
          </table:table-cell>
          <table:table-cell table:number-columns-repeated="1017"/>
        </table:table-row>
        <table:table-row table:style-name="ro1">
          <table:table-cell table:style-name="ce7" office:value-type="string">
            <text:p>PIER</text:p>
          </table:table-cell>
          <table:table-cell table:style-name="ce7" office:value-type="string">
            <text:p>jetée</text:p>
          </table:table-cell>
          <table:table-cell table:style-name="ce7" office:value-type="string">
            <text:p>une structure construite dans l'eau navigable sur pilotis offrant accostage pour les navires et les loisirs</text:p>
          </table:table-cell>
          <table:table-cell table:style-name="ce7" office:value-type="string">
            <text:p>PIER</text:p>
          </table:table-cell>
          <table:table-cell table:style-name="ce7" office:value-type="string">
            <text:p>pier</text:p>
          </table:table-cell>
          <table:table-cell table:style-name="ce7" office:value-type="string">
            <text:p>a structure built out into navigable water on piles providing berthing for ships and recreation</text:p>
          </table:table-cell>
          <table:table-cell table:formula="of:=CONCATENATE(&quot;&lt;message&gt;&lt;source&gt;&quot;;[.E412];&quot;&lt;/source&gt;&lt;translation&gt;&quot;;[.B412];&quot;&lt;/translation&gt;&lt;/message&gt;&quot;)" office:value-type="string" office:string-value="&lt;message&gt;&lt;source&gt;pier&lt;/source&gt;&lt;translation&gt;jetée&lt;/translation&gt;&lt;/message&gt;">
            <text:p>&lt;message&gt;&lt;source&gt;pier&lt;/source&gt;&lt;translation&gt;jetée&lt;/translation&gt;&lt;/message&gt;</text:p>
          </table:table-cell>
          <table:table-cell table:number-columns-repeated="1017"/>
        </table:table-row>
        <table:table-row table:style-name="ro1">
          <table:table-cell table:style-name="ce7" office:value-type="string">
            <text:p>PKLT</text:p>
          </table:table-cell>
          <table:table-cell table:style-name="ce7" office:value-type="string">
            <text:p>parking</text:p>
          </table:table-cell>
          <table:table-cell table:style-name="ce7" office:value-type="string">
            <text:p>une zone utilisée pour le stationnement des véhicules</text:p>
          </table:table-cell>
          <table:table-cell table:style-name="ce7" office:value-type="string">
            <text:p>PKLT</text:p>
          </table:table-cell>
          <table:table-cell table:style-name="ce7" office:value-type="string">
            <text:p>parking lot</text:p>
          </table:table-cell>
          <table:table-cell table:style-name="ce7" office:value-type="string">
            <text:p>an area used for parking vehicles</text:p>
          </table:table-cell>
          <table:table-cell table:formula="of:=CONCATENATE(&quot;&lt;message&gt;&lt;source&gt;&quot;;[.E413];&quot;&lt;/source&gt;&lt;translation&gt;&quot;;[.B413];&quot;&lt;/translation&gt;&lt;/message&gt;&quot;)" office:value-type="string" office:string-value="&lt;message&gt;&lt;source&gt;parking lot&lt;/source&gt;&lt;translation&gt;parking&lt;/translation&gt;&lt;/message&gt;">
            <text:p>&lt;message&gt;&lt;source&gt;parking lot&lt;/source&gt;&lt;translation&gt;parking&lt;/translation&gt;&lt;/message&gt;</text:p>
          </table:table-cell>
          <table:table-cell table:number-columns-repeated="1017"/>
        </table:table-row>
        <table:table-row table:style-name="ro1">
          <table:table-cell table:style-name="ce7" office:value-type="string">
            <text:p>PMPO</text:p>
          </table:table-cell>
          <table:table-cell table:style-name="ce7" office:value-type="string">
            <text:p>station de pompage de pétrole</text:p>
          </table:table-cell>
          <table:table-cell table:style-name="ce7" office:value-type="string">
            <text:p>une installation de pompage d'huile à travers un pipeline</text:p>
          </table:table-cell>
          <table:table-cell table:style-name="ce7" office:value-type="string">
            <text:p>PMPO</text:p>
          </table:table-cell>
          <table:table-cell table:style-name="ce7" office:value-type="string">
            <text:p>oil pumping station</text:p>
          </table:table-cell>
          <table:table-cell table:style-name="ce7" office:value-type="string">
            <text:p>a facility for pumping oil through a pipeline</text:p>
          </table:table-cell>
          <table:table-cell table:formula="of:=CONCATENATE(&quot;&lt;message&gt;&lt;source&gt;&quot;;[.E414];&quot;&lt;/source&gt;&lt;translation&gt;&quot;;[.B414];&quot;&lt;/translation&gt;&lt;/message&gt;&quot;)" office:value-type="string" office:string-value="&lt;message&gt;&lt;source&gt;oil pumping station&lt;/source&gt;&lt;translation&gt;station de pompage de pétrole&lt;/translation&gt;&lt;/message&gt;">
            <text:p>&lt;message&gt;&lt;source&gt;oil pumping station&lt;/source&gt;&lt;translation&gt;station de pompage de pétrole&lt;/translation&gt;&lt;/message&gt;</text:p>
          </table:table-cell>
          <table:table-cell table:number-columns-repeated="1017"/>
        </table:table-row>
        <table:table-row table:style-name="ro1">
          <table:table-cell table:style-name="ce7" office:value-type="string">
            <text:p>PMPW</text:p>
          </table:table-cell>
          <table:table-cell table:style-name="ce7" office:value-type="string">
            <text:p>station de pompage de l'eau</text:p>
          </table:table-cell>
          <table:table-cell table:style-name="ce7" office:value-type="string">
            <text:p>une installation de pompage de l'eau d'un puits majeur ou par l'intermédiaire d'un pipeline</text:p>
          </table:table-cell>
          <table:table-cell table:style-name="ce7" office:value-type="string">
            <text:p>PMPW</text:p>
          </table:table-cell>
          <table:table-cell table:style-name="ce7" office:value-type="string">
            <text:p>water pumping station</text:p>
          </table:table-cell>
          <table:table-cell table:style-name="ce7" office:value-type="string">
            <text:p>a facility for pumping water from a major well or through a pipeline</text:p>
          </table:table-cell>
          <table:table-cell table:formula="of:=CONCATENATE(&quot;&lt;message&gt;&lt;source&gt;&quot;;[.E415];&quot;&lt;/source&gt;&lt;translation&gt;&quot;;[.B415];&quot;&lt;/translation&gt;&lt;/message&gt;&quot;)" office:value-type="string" office:string-value="&lt;message&gt;&lt;source&gt;water pumping station&lt;/source&gt;&lt;translation&gt;station de pompage de l'eau&lt;/translation&gt;&lt;/message&gt;">
            <text:p>&lt;message&gt;&lt;source&gt;water pumping station&lt;/source&gt;&lt;translation&gt;station de pompage de l'eau&lt;/translation&gt;&lt;/message&gt;</text:p>
          </table:table-cell>
          <table:table-cell table:number-columns-repeated="1017"/>
        </table:table-row>
        <table:table-row table:style-name="ro1">
          <table:table-cell table:style-name="ce7" office:value-type="string">
            <text:p>PO</text:p>
          </table:table-cell>
          <table:table-cell table:style-name="ce7" office:value-type="string">
            <text:p>bureau de poste</text:p>
          </table:table-cell>
          <table:table-cell table:style-name="ce7" office:value-type="string">
            <text:p>un bâtiment public dans lequel le courrier est reçu, trié et distribué</text:p>
          </table:table-cell>
          <table:table-cell table:style-name="ce7" office:value-type="string">
            <text:p>PO</text:p>
          </table:table-cell>
          <table:table-cell table:style-name="ce7" office:value-type="string">
            <text:p>post office</text:p>
          </table:table-cell>
          <table:table-cell table:style-name="ce7" office:value-type="string">
            <text:p>a public building in which mail is received, sorted and distributed</text:p>
          </table:table-cell>
          <table:table-cell table:formula="of:=CONCATENATE(&quot;&lt;message&gt;&lt;source&gt;&quot;;[.E416];&quot;&lt;/source&gt;&lt;translation&gt;&quot;;[.B416];&quot;&lt;/translation&gt;&lt;/message&gt;&quot;)" office:value-type="string" office:string-value="&lt;message&gt;&lt;source&gt;post office&lt;/source&gt;&lt;translation&gt;bureau de poste&lt;/translation&gt;&lt;/message&gt;">
            <text:p>&lt;message&gt;&lt;source&gt;post office&lt;/source&gt;&lt;translation&gt;bureau de poste&lt;/translation&gt;&lt;/message&gt;</text:p>
          </table:table-cell>
          <table:table-cell table:number-columns-repeated="1017"/>
        </table:table-row>
        <table:table-row table:style-name="ro1">
          <table:table-cell table:style-name="ce7" office:value-type="string">
            <text:p>PP</text:p>
          </table:table-cell>
          <table:table-cell table:style-name="ce7" office:value-type="string">
            <text:p>poste de police</text:p>
          </table:table-cell>
          <table:table-cell table:style-name="ce7" office:value-type="string">
            <text:p>un bâtiment dans lequel la police sont stationnés</text:p>
          </table:table-cell>
          <table:table-cell table:style-name="ce7" office:value-type="string">
            <text:p>PP</text:p>
          </table:table-cell>
          <table:table-cell table:style-name="ce7" office:value-type="string">
            <text:p>police post</text:p>
          </table:table-cell>
          <table:table-cell table:style-name="ce7" office:value-type="string">
            <text:p>a building in which police are stationed</text:p>
          </table:table-cell>
          <table:table-cell table:formula="of:=CONCATENATE(&quot;&lt;message&gt;&lt;source&gt;&quot;;[.E417];&quot;&lt;/source&gt;&lt;translation&gt;&quot;;[.B417];&quot;&lt;/translation&gt;&lt;/message&gt;&quot;)" office:value-type="string" office:string-value="&lt;message&gt;&lt;source&gt;police post&lt;/source&gt;&lt;translation&gt;poste de police&lt;/translation&gt;&lt;/message&gt;">
            <text:p>&lt;message&gt;&lt;source&gt;police post&lt;/source&gt;&lt;translation&gt;poste de police&lt;/translation&gt;&lt;/message&gt;</text:p>
          </table:table-cell>
          <table:table-cell table:number-columns-repeated="1017"/>
        </table:table-row>
        <table:table-row table:style-name="ro1">
          <table:table-cell table:style-name="ce7" office:value-type="string">
            <text:p>PPQ</text:p>
          </table:table-cell>
          <table:table-cell table:style-name="ce7" office:value-type="string">
            <text:p>poste de police abandonné</text:p>
          </table:table-cell>
          <table:table-cell table:style-name="ce9"/>
          <table:table-cell table:style-name="ce7" office:value-type="string">
            <text:p>PPQ</text:p>
          </table:table-cell>
          <table:table-cell table:style-name="ce7" office:value-type="string">
            <text:p>abandoned police post</text:p>
          </table:table-cell>
          <table:table-cell table:style-name="ce9"/>
          <table:table-cell table:formula="of:=CONCATENATE(&quot;&lt;message&gt;&lt;source&gt;&quot;;[.E418];&quot;&lt;/source&gt;&lt;translation&gt;&quot;;[.B418];&quot;&lt;/translation&gt;&lt;/message&gt;&quot;)" office:value-type="string" office:string-value="&lt;message&gt;&lt;source&gt;abandoned police post&lt;/source&gt;&lt;translation&gt;poste de police abandonné&lt;/translation&gt;&lt;/message&gt;">
            <text:p>&lt;message&gt;&lt;source&gt;abandoned police post&lt;/source&gt;&lt;translation&gt;poste de police abandonné&lt;/translation&gt;&lt;/message&gt;</text:p>
          </table:table-cell>
          <table:table-cell table:number-columns-repeated="1017"/>
        </table:table-row>
        <table:table-row table:style-name="ro1">
          <table:table-cell table:style-name="ce7" office:value-type="string">
            <text:p>PRKGT</text:p>
          </table:table-cell>
          <table:table-cell table:style-name="ce7" office:value-type="string">
            <text:p>porte du parc</text:p>
          </table:table-cell>
          <table:table-cell table:style-name="ce7" office:value-type="string">
            <text:p>un accès contrôlé à un parc</text:p>
          </table:table-cell>
          <table:table-cell table:style-name="ce7" office:value-type="string">
            <text:p>PRKGT</text:p>
          </table:table-cell>
          <table:table-cell table:style-name="ce7" office:value-type="string">
            <text:p>park gate</text:p>
          </table:table-cell>
          <table:table-cell table:style-name="ce7" office:value-type="string">
            <text:p>a controlled access to a park</text:p>
          </table:table-cell>
          <table:table-cell table:formula="of:=CONCATENATE(&quot;&lt;message&gt;&lt;source&gt;&quot;;[.E419];&quot;&lt;/source&gt;&lt;translation&gt;&quot;;[.B419];&quot;&lt;/translation&gt;&lt;/message&gt;&quot;)" office:value-type="string" office:string-value="&lt;message&gt;&lt;source&gt;park gate&lt;/source&gt;&lt;translation&gt;porte du parc&lt;/translation&gt;&lt;/message&gt;">
            <text:p>&lt;message&gt;&lt;source&gt;park gate&lt;/source&gt;&lt;translation&gt;porte du parc&lt;/translation&gt;&lt;/message&gt;</text:p>
          </table:table-cell>
          <table:table-cell table:number-columns-repeated="1017"/>
        </table:table-row>
        <table:table-row table:style-name="ro1">
          <table:table-cell table:style-name="ce7" office:value-type="string">
            <text:p>PRKHQ</text:p>
          </table:table-cell>
          <table:table-cell table:style-name="ce7" office:value-type="string">
            <text:p>siège du parc</text:p>
          </table:table-cell>
          <table:table-cell table:style-name="ce7" office:value-type="string">
            <text:p>un parc installation administrative</text:p>
          </table:table-cell>
          <table:table-cell table:style-name="ce7" office:value-type="string">
            <text:p>PRKHQ</text:p>
          </table:table-cell>
          <table:table-cell table:style-name="ce7" office:value-type="string">
            <text:p>park headquarters</text:p>
          </table:table-cell>
          <table:table-cell table:style-name="ce7" office:value-type="string">
            <text:p>a park administrative facility</text:p>
          </table:table-cell>
          <table:table-cell table:formula="of:=CONCATENATE(&quot;&lt;message&gt;&lt;source&gt;&quot;;[.E420];&quot;&lt;/source&gt;&lt;translation&gt;&quot;;[.B420];&quot;&lt;/translation&gt;&lt;/message&gt;&quot;)" office:value-type="string" office:string-value="&lt;message&gt;&lt;source&gt;park headquarters&lt;/source&gt;&lt;translation&gt;siège du parc&lt;/translation&gt;&lt;/message&gt;">
            <text:p>&lt;message&gt;&lt;source&gt;park headquarters&lt;/source&gt;&lt;translation&gt;siège du parc&lt;/translation&gt;&lt;/message&gt;</text:p>
          </table:table-cell>
          <table:table-cell table:number-columns-repeated="1017"/>
        </table:table-row>
        <table:table-row table:style-name="ro1">
          <table:table-cell table:style-name="ce7" office:value-type="string">
            <text:p>PRN</text:p>
          </table:table-cell>
          <table:table-cell table:style-name="ce7" office:value-type="string">
            <text:p>prison</text:p>
          </table:table-cell>
          <table:table-cell table:style-name="ce7" office:value-type="string">
            <text:p>une installation pour incarcérer des détenus</text:p>
          </table:table-cell>
          <table:table-cell table:style-name="ce7" office:value-type="string">
            <text:p>PRN</text:p>
          </table:table-cell>
          <table:table-cell table:style-name="ce7" office:value-type="string">
            <text:p>prison</text:p>
          </table:table-cell>
          <table:table-cell table:style-name="ce7" office:value-type="string">
            <text:p>a facility for confining prisoners</text:p>
          </table:table-cell>
          <table:table-cell table:formula="of:=CONCATENATE(&quot;&lt;message&gt;&lt;source&gt;&quot;;[.E421];&quot;&lt;/source&gt;&lt;translation&gt;&quot;;[.B421];&quot;&lt;/translation&gt;&lt;/message&gt;&quot;)" office:value-type="string" office:string-value="&lt;message&gt;&lt;source&gt;prison&lt;/source&gt;&lt;translation&gt;prison&lt;/translation&gt;&lt;/message&gt;">
            <text:p>&lt;message&gt;&lt;source&gt;prison&lt;/source&gt;&lt;translation&gt;prison&lt;/translation&gt;&lt;/message&gt;</text:p>
          </table:table-cell>
          <table:table-cell table:number-columns-repeated="1017"/>
        </table:table-row>
        <table:table-row table:style-name="ro1">
          <table:table-cell table:style-name="ce7" office:value-type="string">
            <text:p>PRNJ</text:p>
          </table:table-cell>
          <table:table-cell table:style-name="ce7" office:value-type="string">
            <text:p>correction</text:p>
          </table:table-cell>
          <table:table-cell table:style-name="ce7" office:value-type="string">
            <text:p>une installation de confinement, la formation et la réforme de jeunes délinquants</text:p>
          </table:table-cell>
          <table:table-cell table:style-name="ce7" office:value-type="string">
            <text:p>PRNJ</text:p>
          </table:table-cell>
          <table:table-cell table:style-name="ce7" office:value-type="string">
            <text:p>reformatory</text:p>
          </table:table-cell>
          <table:table-cell table:style-name="ce7" office:value-type="string">
            <text:p>a facility for confining, training, and reforming young law offenders</text:p>
          </table:table-cell>
          <table:table-cell table:formula="of:=CONCATENATE(&quot;&lt;message&gt;&lt;source&gt;&quot;;[.E422];&quot;&lt;/source&gt;&lt;translation&gt;&quot;;[.B422];&quot;&lt;/translation&gt;&lt;/message&gt;&quot;)" office:value-type="string" office:string-value="&lt;message&gt;&lt;source&gt;reformatory&lt;/source&gt;&lt;translation&gt;correction&lt;/translation&gt;&lt;/message&gt;">
            <text:p>&lt;message&gt;&lt;source&gt;reformatory&lt;/source&gt;&lt;translation&gt;correction&lt;/translation&gt;&lt;/message&gt;</text:p>
          </table:table-cell>
          <table:table-cell table:number-columns-repeated="1017"/>
        </table:table-row>
        <table:table-row table:style-name="ro1">
          <table:table-cell table:style-name="ce7" office:value-type="string">
            <text:p>PRNQ</text:p>
          </table:table-cell>
          <table:table-cell table:style-name="ce7" office:value-type="string">
            <text:p>prison abandonnée</text:p>
          </table:table-cell>
          <table:table-cell table:style-name="ce9"/>
          <table:table-cell table:style-name="ce7" office:value-type="string">
            <text:p>PRNQ</text:p>
          </table:table-cell>
          <table:table-cell table:style-name="ce7" office:value-type="string">
            <text:p>abandoned prison</text:p>
          </table:table-cell>
          <table:table-cell table:style-name="ce9"/>
          <table:table-cell table:formula="of:=CONCATENATE(&quot;&lt;message&gt;&lt;source&gt;&quot;;[.E423];&quot;&lt;/source&gt;&lt;translation&gt;&quot;;[.B423];&quot;&lt;/translation&gt;&lt;/message&gt;&quot;)" office:value-type="string" office:string-value="&lt;message&gt;&lt;source&gt;abandoned prison&lt;/source&gt;&lt;translation&gt;prison abandonnée&lt;/translation&gt;&lt;/message&gt;">
            <text:p>&lt;message&gt;&lt;source&gt;abandoned prison&lt;/source&gt;&lt;translation&gt;prison abandonnée&lt;/translation&gt;&lt;/message&gt;</text:p>
          </table:table-cell>
          <table:table-cell table:number-columns-repeated="1017"/>
        </table:table-row>
        <table:table-row table:style-name="ro1">
          <table:table-cell table:style-name="ce7" office:value-type="string">
            <text:p>PS</text:p>
          </table:table-cell>
          <table:table-cell table:style-name="ce7" office:value-type="string">
            <text:p>centrale électrique</text:p>
          </table:table-cell>
          <table:table-cell table:style-name="ce7" office:value-type="string">
            <text:p>une installation de production d'énergie électrique</text:p>
          </table:table-cell>
          <table:table-cell table:style-name="ce7" office:value-type="string">
            <text:p>PS</text:p>
          </table:table-cell>
          <table:table-cell table:style-name="ce7" office:value-type="string">
            <text:p>power station</text:p>
          </table:table-cell>
          <table:table-cell table:style-name="ce7" office:value-type="string">
            <text:p>a facility for generating electric power</text:p>
          </table:table-cell>
          <table:table-cell table:formula="of:=CONCATENATE(&quot;&lt;message&gt;&lt;source&gt;&quot;;[.E424];&quot;&lt;/source&gt;&lt;translation&gt;&quot;;[.B424];&quot;&lt;/translation&gt;&lt;/message&gt;&quot;)" office:value-type="string" office:string-value="&lt;message&gt;&lt;source&gt;power station&lt;/source&gt;&lt;translation&gt;centrale électrique&lt;/translation&gt;&lt;/message&gt;">
            <text:p>&lt;message&gt;&lt;source&gt;power station&lt;/source&gt;&lt;translation&gt;centrale électrique&lt;/translation&gt;&lt;/message&gt;</text:p>
          </table:table-cell>
          <table:table-cell table:number-columns-repeated="1017"/>
        </table:table-row>
        <table:table-row table:style-name="ro1">
          <table:table-cell table:style-name="ce7" office:value-type="string">
            <text:p>PSH</text:p>
          </table:table-cell>
          <table:table-cell table:style-name="ce7" office:value-type="string">
            <text:p>centrale hydroélectrique</text:p>
          </table:table-cell>
          <table:table-cell table:style-name="ce7" office:value-type="string">
            <text:p>un bâtiment où l'électricité est produite à partir de l'énergie hydraulique</text:p>
          </table:table-cell>
          <table:table-cell table:style-name="ce7" office:value-type="string">
            <text:p>PSH</text:p>
          </table:table-cell>
          <table:table-cell table:style-name="ce7" office:value-type="string">
            <text:p>hydroelectric power station</text:p>
          </table:table-cell>
          <table:table-cell table:style-name="ce7" office:value-type="string">
            <text:p>a building where electricity is generated from water power</text:p>
          </table:table-cell>
          <table:table-cell table:formula="of:=CONCATENATE(&quot;&lt;message&gt;&lt;source&gt;&quot;;[.E425];&quot;&lt;/source&gt;&lt;translation&gt;&quot;;[.B425];&quot;&lt;/translation&gt;&lt;/message&gt;&quot;)" office:value-type="string" office:string-value="&lt;message&gt;&lt;source&gt;hydroelectric power station&lt;/source&gt;&lt;translation&gt;centrale hydroélectrique&lt;/translation&gt;&lt;/message&gt;">
            <text:p>&lt;message&gt;&lt;source&gt;hydroelectric power station&lt;/source&gt;&lt;translation&gt;centrale hydroélectrique&lt;/translation&gt;&lt;/message&gt;</text:p>
          </table:table-cell>
          <table:table-cell table:number-columns-repeated="1017"/>
        </table:table-row>
        <table:table-row table:style-name="ro1">
          <table:table-cell table:style-name="ce7" office:value-type="string">
            <text:p>PSTB</text:p>
          </table:table-cell>
          <table:table-cell table:style-name="ce7" office:value-type="string">
            <text:p>poste frontière</text:p>
          </table:table-cell>
          <table:table-cell table:style-name="ce7" office:value-type="string">
            <text:p>un poste ou d'une station à une frontière internationale pour la réglementation de la circulation des personnes et des biens</text:p>
          </table:table-cell>
          <table:table-cell table:style-name="ce7" office:value-type="string">
            <text:p>PSTB</text:p>
          </table:table-cell>
          <table:table-cell table:style-name="ce7" office:value-type="string">
            <text:p>border post</text:p>
          </table:table-cell>
          <table:table-cell table:style-name="ce7" office:value-type="string">
            <text:p>a post or station at an international boundary for the regulation of movement of people and goods</text:p>
          </table:table-cell>
          <table:table-cell table:formula="of:=CONCATENATE(&quot;&lt;message&gt;&lt;source&gt;&quot;;[.E426];&quot;&lt;/source&gt;&lt;translation&gt;&quot;;[.B426];&quot;&lt;/translation&gt;&lt;/message&gt;&quot;)" office:value-type="string" office:string-value="&lt;message&gt;&lt;source&gt;border post&lt;/source&gt;&lt;translation&gt;poste frontière&lt;/translation&gt;&lt;/message&gt;">
            <text:p>&lt;message&gt;&lt;source&gt;border post&lt;/source&gt;&lt;translation&gt;poste frontière&lt;/translation&gt;&lt;/message&gt;</text:p>
          </table:table-cell>
          <table:table-cell table:number-columns-repeated="1017"/>
        </table:table-row>
        <table:table-row table:style-name="ro1">
          <table:table-cell table:style-name="ce7" office:value-type="string">
            <text:p>CISP</text:p>
          </table:table-cell>
          <table:table-cell table:style-name="ce7" office:value-type="string">
            <text:p>poste de douane</text:p>
          </table:table-cell>
          <table:table-cell table:style-name="ce7" office:value-type="string">
            <text:p>un bâtiment à une frontière internationale où les coutumes et les droits sont payés sur les marchandises</text:p>
          </table:table-cell>
          <table:table-cell table:style-name="ce7" office:value-type="string">
            <text:p>PSTC</text:p>
          </table:table-cell>
          <table:table-cell table:style-name="ce7" office:value-type="string">
            <text:p>customs post</text:p>
          </table:table-cell>
          <table:table-cell table:style-name="ce7" office:value-type="string">
            <text:p>a building at an international boundary where customs and duties are paid on goods</text:p>
          </table:table-cell>
          <table:table-cell table:formula="of:=CONCATENATE(&quot;&lt;message&gt;&lt;source&gt;&quot;;[.E427];&quot;&lt;/source&gt;&lt;translation&gt;&quot;;[.B427];&quot;&lt;/translation&gt;&lt;/message&gt;&quot;)" office:value-type="string" office:string-value="&lt;message&gt;&lt;source&gt;customs post&lt;/source&gt;&lt;translation&gt;poste de douane&lt;/translation&gt;&lt;/message&gt;">
            <text:p>&lt;message&gt;&lt;source&gt;customs post&lt;/source&gt;&lt;translation&gt;poste de douane&lt;/translation&gt;&lt;/message&gt;</text:p>
          </table:table-cell>
          <table:table-cell table:number-columns-repeated="1017"/>
        </table:table-row>
        <table:table-row table:style-name="ro1">
          <table:table-cell table:style-name="ce7" office:value-type="string">
            <text:p>PTSP</text:p>
          </table:table-cell>
          <table:table-cell table:style-name="ce7" office:value-type="string">
            <text:p>poste de patrouille</text:p>
          </table:table-cell>
          <table:table-cell table:style-name="ce7" office:value-type="string">
            <text:p>un poste où des patrouilles sont envoyées sur</text:p>
          </table:table-cell>
          <table:table-cell table:style-name="ce7" office:value-type="string">
            <text:p>PSTP</text:p>
          </table:table-cell>
          <table:table-cell table:style-name="ce7" office:value-type="string">
            <text:p>patrol post</text:p>
          </table:table-cell>
          <table:table-cell table:style-name="ce7" office:value-type="string">
            <text:p>a post from which patrols are sent out</text:p>
          </table:table-cell>
          <table:table-cell table:formula="of:=CONCATENATE(&quot;&lt;message&gt;&lt;source&gt;&quot;;[.E428];&quot;&lt;/source&gt;&lt;translation&gt;&quot;;[.B428];&quot;&lt;/translation&gt;&lt;/message&gt;&quot;)" office:value-type="string" office:string-value="&lt;message&gt;&lt;source&gt;patrol post&lt;/source&gt;&lt;translation&gt;poste de patrouille&lt;/translation&gt;&lt;/message&gt;">
            <text:p>&lt;message&gt;&lt;source&gt;patrol post&lt;/source&gt;&lt;translation&gt;poste de patrouille&lt;/translation&gt;&lt;/message&gt;</text:p>
          </table:table-cell>
          <table:table-cell table:number-columns-repeated="1017"/>
        </table:table-row>
        <table:table-row table:style-name="ro1">
          <table:table-cell table:style-name="ce7" office:value-type="string">
            <text:p>PYR</text:p>
          </table:table-cell>
          <table:table-cell table:style-name="ce7" office:value-type="string">
            <text:p>pyramide</text:p>
          </table:table-cell>
          <table:table-cell table:style-name="ce7" office:value-type="string">
            <text:p>une ancienne structure massive de plan carré avec quatre faces triangulaires réunion à un point et utilisé pour enfermer des tombes</text:p>
          </table:table-cell>
          <table:table-cell table:style-name="ce7" office:value-type="string">
            <text:p>PYR</text:p>
          </table:table-cell>
          <table:table-cell table:style-name="ce7" office:value-type="string">
            <text:p>pyramid</text:p>
          </table:table-cell>
          <table:table-cell table:style-name="ce7" office:value-type="string">
            <text:p>an ancient massive structure of square ground plan with four triangular faces meeting at a point and used for enclosing tombs</text:p>
          </table:table-cell>
          <table:table-cell table:formula="of:=CONCATENATE(&quot;&lt;message&gt;&lt;source&gt;&quot;;[.E429];&quot;&lt;/source&gt;&lt;translation&gt;&quot;;[.B429];&quot;&lt;/translation&gt;&lt;/message&gt;&quot;)" office:value-type="string" office:string-value="&lt;message&gt;&lt;source&gt;pyramid&lt;/source&gt;&lt;translation&gt;pyramide&lt;/translation&gt;&lt;/message&gt;">
            <text:p>&lt;message&gt;&lt;source&gt;pyramid&lt;/source&gt;&lt;translation&gt;pyramide&lt;/translation&gt;&lt;/message&gt;</text:p>
          </table:table-cell>
          <table:table-cell table:number-columns-repeated="1017"/>
        </table:table-row>
        <table:table-row table:style-name="ro1">
          <table:table-cell table:style-name="ce7" office:value-type="string">
            <text:p>Pyrs</text:p>
          </table:table-cell>
          <table:table-cell table:style-name="ce7" office:value-type="string">
            <text:p>pyramides</text:p>
          </table:table-cell>
          <table:table-cell table:style-name="ce7" office:value-type="string">
            <text:p>anciennes structures massives de plan carré avec quatre faces triangulaires réunion à un point et utilisé pour enfermer des tombes</text:p>
          </table:table-cell>
          <table:table-cell table:style-name="ce7" office:value-type="string">
            <text:p>PYRS</text:p>
          </table:table-cell>
          <table:table-cell table:style-name="ce7" office:value-type="string">
            <text:p>pyramids</text:p>
          </table:table-cell>
          <table:table-cell table:style-name="ce7" office:value-type="string">
            <text:p>ancient massive structures of square ground plan with four triangular faces meeting at a point and used for enclosing tombs</text:p>
          </table:table-cell>
          <table:table-cell table:formula="of:=CONCATENATE(&quot;&lt;message&gt;&lt;source&gt;&quot;;[.E430];&quot;&lt;/source&gt;&lt;translation&gt;&quot;;[.B430];&quot;&lt;/translation&gt;&lt;/message&gt;&quot;)" office:value-type="string" office:string-value="&lt;message&gt;&lt;source&gt;pyramids&lt;/source&gt;&lt;translation&gt;pyramides&lt;/translation&gt;&lt;/message&gt;">
            <text:p>&lt;message&gt;&lt;source&gt;pyramids&lt;/source&gt;&lt;translation&gt;pyramides&lt;/translation&gt;&lt;/message&gt;</text:p>
          </table:table-cell>
          <table:table-cell table:number-columns-repeated="1017"/>
        </table:table-row>
        <table:table-row table:style-name="ro1">
          <table:table-cell table:style-name="ce7" office:value-type="string">
            <text:p>QUAY</text:p>
          </table:table-cell>
          <table:table-cell table:style-name="ce7" office:value-type="string">
            <text:p>quai</text:p>
          </table:table-cell>
          <table:table-cell table:style-name="ce7" office:value-type="string">
            <text:p>une structure de construction solide le long d'une rive ou d'une banque qui fournit accostage pour les navires et qui fournit généralement des installations de manutention du fret</text:p>
          </table:table-cell>
          <table:table-cell table:style-name="ce7" office:value-type="string">
            <text:p>QUAY</text:p>
          </table:table-cell>
          <table:table-cell table:style-name="ce7" office:value-type="string">
            <text:p>quay</text:p>
          </table:table-cell>
          <table:table-cell table:style-name="ce7" office:value-type="string">
            <text:p>a structure of solid construction along a shore or bank which provides berthing for ships and which generally provides cargo handling facilities</text:p>
          </table:table-cell>
          <table:table-cell table:formula="of:=CONCATENATE(&quot;&lt;message&gt;&lt;source&gt;&quot;;[.E431];&quot;&lt;/source&gt;&lt;translation&gt;&quot;;[.B431];&quot;&lt;/translation&gt;&lt;/message&gt;&quot;)" office:value-type="string" office:string-value="&lt;message&gt;&lt;source&gt;quay&lt;/source&gt;&lt;translation&gt;quai&lt;/translation&gt;&lt;/message&gt;">
            <text:p>&lt;message&gt;&lt;source&gt;quay&lt;/source&gt;&lt;translation&gt;quai&lt;/translation&gt;&lt;/message&gt;</text:p>
          </table:table-cell>
          <table:table-cell table:number-columns-repeated="1017"/>
        </table:table-row>
        <table:table-row table:style-name="ro1">
          <table:table-cell table:style-name="ce7" office:value-type="string">
            <text:p>RDCR</text:p>
          </table:table-cell>
          <table:table-cell table:style-name="ce7" office:value-type="string">
            <text:p>rond-point</text:p>
          </table:table-cell>
          <table:table-cell table:style-name="ce7" office:value-type="string">
            <text:p>un carrefour formé autour d'un cercle central autour duquel la circulation s'effectue dans une seule direction</text:p>
          </table:table-cell>
          <table:table-cell table:style-name="ce7" office:value-type="string">
            <text:p>RDCR</text:p>
          </table:table-cell>
          <table:table-cell table:style-name="ce7" office:value-type="string">
            <text:p>traffic circle</text:p>
          </table:table-cell>
          <table:table-cell table:style-name="ce7" office:value-type="string">
            <text:p>a road junction formed around a central circle about which traffic moves in one direction only</text:p>
          </table:table-cell>
          <table:table-cell table:formula="of:=CONCATENATE(&quot;&lt;message&gt;&lt;source&gt;&quot;;[.E432];&quot;&lt;/source&gt;&lt;translation&gt;&quot;;[.B432];&quot;&lt;/translation&gt;&lt;/message&gt;&quot;)" office:value-type="string" office:string-value="&lt;message&gt;&lt;source&gt;traffic circle&lt;/source&gt;&lt;translation&gt;rond-point&lt;/translation&gt;&lt;/message&gt;">
            <text:p>&lt;message&gt;&lt;source&gt;traffic circle&lt;/source&gt;&lt;translation&gt;rond-point&lt;/translation&gt;&lt;/message&gt;</text:p>
          </table:table-cell>
          <table:table-cell table:number-columns-repeated="1017"/>
        </table:table-row>
        <table:table-row table:style-name="ro1">
          <table:table-cell table:style-name="ce7" office:value-type="string">
            <text:p>RECG</text:p>
          </table:table-cell>
          <table:table-cell table:style-name="ce7" office:value-type="string">
            <text:p>terrain de golf</text:p>
          </table:table-cell>
          <table:table-cell table:style-name="ce7" office:value-type="string">
            <text:p>un terrain de loisirs où le golf est joué</text:p>
          </table:table-cell>
          <table:table-cell table:style-name="ce7" office:value-type="string">
            <text:p>RECG</text:p>
          </table:table-cell>
          <table:table-cell table:style-name="ce7" office:value-type="string">
            <text:p>golf course</text:p>
          </table:table-cell>
          <table:table-cell table:style-name="ce7" office:value-type="string">
            <text:p>a recreation field where golf is played</text:p>
          </table:table-cell>
          <table:table-cell table:formula="of:=CONCATENATE(&quot;&lt;message&gt;&lt;source&gt;&quot;;[.E433];&quot;&lt;/source&gt;&lt;translation&gt;&quot;;[.B433];&quot;&lt;/translation&gt;&lt;/message&gt;&quot;)" office:value-type="string" office:string-value="&lt;message&gt;&lt;source&gt;golf course&lt;/source&gt;&lt;translation&gt;terrain de golf&lt;/translation&gt;&lt;/message&gt;">
            <text:p>&lt;message&gt;&lt;source&gt;golf course&lt;/source&gt;&lt;translation&gt;terrain de golf&lt;/translation&gt;&lt;/message&gt;</text:p>
          </table:table-cell>
          <table:table-cell table:number-columns-repeated="1017"/>
        </table:table-row>
        <table:table-row table:style-name="ro1">
          <table:table-cell table:style-name="ce7" office:value-type="string">
            <text:p>RECR</text:p>
          </table:table-cell>
          <table:table-cell table:style-name="ce7" office:value-type="string">
            <text:p>piste</text:p>
          </table:table-cell>
          <table:table-cell table:style-name="ce7" office:value-type="string">
            <text:p>une piste où les courses ont lieu</text:p>
          </table:table-cell>
          <table:table-cell table:style-name="ce7" office:value-type="string">
            <text:p>RECR</text:p>
          </table:table-cell>
          <table:table-cell table:style-name="ce7" office:value-type="string">
            <text:p>racetrack</text:p>
          </table:table-cell>
          <table:table-cell table:style-name="ce7" office:value-type="string">
            <text:p>a track where races are held</text:p>
          </table:table-cell>
          <table:table-cell table:formula="of:=CONCATENATE(&quot;&lt;message&gt;&lt;source&gt;&quot;;[.E434];&quot;&lt;/source&gt;&lt;translation&gt;&quot;;[.B434];&quot;&lt;/translation&gt;&lt;/message&gt;&quot;)" office:value-type="string" office:string-value="&lt;message&gt;&lt;source&gt;racetrack&lt;/source&gt;&lt;translation&gt;piste&lt;/translation&gt;&lt;/message&gt;">
            <text:p>&lt;message&gt;&lt;source&gt;racetrack&lt;/source&gt;&lt;translation&gt;piste&lt;/translation&gt;&lt;/message&gt;</text:p>
          </table:table-cell>
          <table:table-cell table:number-columns-repeated="1017"/>
        </table:table-row>
        <table:table-row table:style-name="ro1">
          <table:table-cell table:style-name="ce7" office:value-type="string">
            <text:p>REST</text:p>
          </table:table-cell>
          <table:table-cell table:style-name="ce7" office:value-type="string">
            <text:p>restaurant</text:p>
          </table:table-cell>
          <table:table-cell table:style-name="ce7" office:value-type="string">
            <text:p>Un endroit où les repas sont servis au public</text:p>
          </table:table-cell>
          <table:table-cell table:style-name="ce7" office:value-type="string">
            <text:p>REST</text:p>
          </table:table-cell>
          <table:table-cell table:style-name="ce7" office:value-type="string">
            <text:p>restaurant</text:p>
          </table:table-cell>
          <table:table-cell table:style-name="ce7" office:value-type="string">
            <text:p>A place where meals are served to the public</text:p>
          </table:table-cell>
          <table:table-cell table:formula="of:=CONCATENATE(&quot;&lt;message&gt;&lt;source&gt;&quot;;[.E435];&quot;&lt;/source&gt;&lt;translation&gt;&quot;;[.B435];&quot;&lt;/translation&gt;&lt;/message&gt;&quot;)" office:value-type="string" office:string-value="&lt;message&gt;&lt;source&gt;restaurant&lt;/source&gt;&lt;translation&gt;restaurant&lt;/translation&gt;&lt;/message&gt;">
            <text:p>&lt;message&gt;&lt;source&gt;restaurant&lt;/source&gt;&lt;translation&gt;restaurant&lt;/translation&gt;&lt;/message&gt;</text:p>
          </table:table-cell>
          <table:table-cell table:number-columns-repeated="1017"/>
        </table:table-row>
        <table:table-row table:style-name="ro1">
          <table:table-cell table:style-name="ce7" office:value-type="string">
            <text:p>RET</text:p>
          </table:table-cell>
          <table:table-cell table:style-name="ce7" office:value-type="string">
            <text:p>stocker</text:p>
          </table:table-cell>
          <table:table-cell table:style-name="ce7" office:value-type="string">
            <text:p>un bâtiment où les biens et / ou services sont offerts à la vente</text:p>
          </table:table-cell>
          <table:table-cell table:style-name="ce7" office:value-type="string">
            <text:p>RET</text:p>
          </table:table-cell>
          <table:table-cell table:style-name="ce7" office:value-type="string">
            <text:p>store</text:p>
          </table:table-cell>
          <table:table-cell table:style-name="ce7" office:value-type="string">
            <text:p>a building where goods and/or services are offered for sale</text:p>
          </table:table-cell>
          <table:table-cell table:formula="of:=CONCATENATE(&quot;&lt;message&gt;&lt;source&gt;&quot;;[.E436];&quot;&lt;/source&gt;&lt;translation&gt;&quot;;[.B436];&quot;&lt;/translation&gt;&lt;/message&gt;&quot;)" office:value-type="string" office:string-value="&lt;message&gt;&lt;source&gt;store&lt;/source&gt;&lt;translation&gt;stocker&lt;/translation&gt;&lt;/message&gt;">
            <text:p>&lt;message&gt;&lt;source&gt;store&lt;/source&gt;&lt;translation&gt;stocker&lt;/translation&gt;&lt;/message&gt;</text:p>
          </table:table-cell>
          <table:table-cell table:number-columns-repeated="1017"/>
        </table:table-row>
        <table:table-row table:style-name="ro1">
          <table:table-cell table:style-name="ce7" office:value-type="string">
            <text:p>RHSE</text:p>
          </table:table-cell>
          <table:table-cell table:style-name="ce7" office:value-type="string">
            <text:p>maison de repos</text:p>
          </table:table-cell>
          <table:table-cell table:style-name="ce7" office:value-type="string">
            <text:p>une structure maintenue pour le repos et un abri de voyageurs</text:p>
          </table:table-cell>
          <table:table-cell table:style-name="ce7" office:value-type="string">
            <text:p>RHSE</text:p>
          </table:table-cell>
          <table:table-cell table:style-name="ce7" office:value-type="string">
            <text:p>resthouse</text:p>
          </table:table-cell>
          <table:table-cell table:style-name="ce7" office:value-type="string">
            <text:p>a structure maintained for the rest and shelter of travelers</text:p>
          </table:table-cell>
          <table:table-cell table:formula="of:=CONCATENATE(&quot;&lt;message&gt;&lt;source&gt;&quot;;[.E437];&quot;&lt;/source&gt;&lt;translation&gt;&quot;;[.B437];&quot;&lt;/translation&gt;&lt;/message&gt;&quot;)" office:value-type="string" office:string-value="&lt;message&gt;&lt;source&gt;resthouse&lt;/source&gt;&lt;translation&gt;maison de repos&lt;/translation&gt;&lt;/message&gt;">
            <text:p>&lt;message&gt;&lt;source&gt;resthouse&lt;/source&gt;&lt;translation&gt;maison de repos&lt;/translation&gt;&lt;/message&gt;</text:p>
          </table:table-cell>
          <table:table-cell table:number-columns-repeated="1017"/>
        </table:table-row>
        <table:table-row table:style-name="ro1">
          <table:table-cell table:style-name="ce7" office:value-type="string">
            <text:p>RKRY</text:p>
          </table:table-cell>
          <table:table-cell table:style-name="ce7" office:value-type="string">
            <text:p>colonie</text:p>
          </table:table-cell>
          <table:table-cell table:style-name="ce7" office:value-type="string">
            <text:p>un lieu de reproduction d'une colonie d'oiseaux ou de phoques</text:p>
          </table:table-cell>
          <table:table-cell table:style-name="ce7" office:value-type="string">
            <text:p>RKRY</text:p>
          </table:table-cell>
          <table:table-cell table:style-name="ce7" office:value-type="string">
            <text:p>rookery</text:p>
          </table:table-cell>
          <table:table-cell table:style-name="ce7" office:value-type="string">
            <text:p>a breeding place of a colony of birds or seals</text:p>
          </table:table-cell>
          <table:table-cell table:formula="of:=CONCATENATE(&quot;&lt;message&gt;&lt;source&gt;&quot;;[.E438];&quot;&lt;/source&gt;&lt;translation&gt;&quot;;[.B438];&quot;&lt;/translation&gt;&lt;/message&gt;&quot;)" office:value-type="string" office:string-value="&lt;message&gt;&lt;source&gt;rookery&lt;/source&gt;&lt;translation&gt;colonie&lt;/translation&gt;&lt;/message&gt;">
            <text:p>&lt;message&gt;&lt;source&gt;rookery&lt;/source&gt;&lt;translation&gt;colonie&lt;/translation&gt;&lt;/message&gt;</text:p>
          </table:table-cell>
          <table:table-cell table:number-columns-repeated="1017"/>
        </table:table-row>
        <table:table-row table:style-name="ro1">
          <table:table-cell table:style-name="ce7" office:value-type="string">
            <text:p>RLG</text:p>
          </table:table-cell>
          <table:table-cell table:style-name="ce7" office:value-type="string">
            <text:p>site religieux</text:p>
          </table:table-cell>
          <table:table-cell table:style-name="ce7" office:value-type="string">
            <text:p>un ancien site d'importance religieuse importante</text:p>
          </table:table-cell>
          <table:table-cell table:style-name="ce7" office:value-type="string">
            <text:p>RLG</text:p>
          </table:table-cell>
          <table:table-cell table:style-name="ce7" office:value-type="string">
            <text:p>religious site</text:p>
          </table:table-cell>
          <table:table-cell table:style-name="ce7" office:value-type="string">
            <text:p>an ancient site of significant religious importance</text:p>
          </table:table-cell>
          <table:table-cell table:formula="of:=CONCATENATE(&quot;&lt;message&gt;&lt;source&gt;&quot;;[.E439];&quot;&lt;/source&gt;&lt;translation&gt;&quot;;[.B439];&quot;&lt;/translation&gt;&lt;/message&gt;&quot;)" office:value-type="string" office:string-value="&lt;message&gt;&lt;source&gt;religious site&lt;/source&gt;&lt;translation&gt;site religieux&lt;/translation&gt;&lt;/message&gt;">
            <text:p>&lt;message&gt;&lt;source&gt;religious site&lt;/source&gt;&lt;translation&gt;site religieux&lt;/translation&gt;&lt;/message&gt;</text:p>
          </table:table-cell>
          <table:table-cell table:number-columns-repeated="1017"/>
        </table:table-row>
        <table:table-row table:style-name="ro1">
          <table:table-cell table:style-name="ce7" office:value-type="string">
            <text:p>RLGR</text:p>
          </table:table-cell>
          <table:table-cell table:style-name="ce7" office:value-type="string">
            <text:p>retraite</text:p>
          </table:table-cell>
          <table:table-cell table:style-name="ce7" office:value-type="string">
            <text:p>un lieu de réclusion temporaire, en particulier pour les groupes religieux</text:p>
          </table:table-cell>
          <table:table-cell table:style-name="ce7" office:value-type="string">
            <text:p>RLGR</text:p>
          </table:table-cell>
          <table:table-cell table:style-name="ce7" office:value-type="string">
            <text:p>retreat</text:p>
          </table:table-cell>
          <table:table-cell table:style-name="ce7" office:value-type="string">
            <text:p>a place of temporary seclusion, especially for religious groups</text:p>
          </table:table-cell>
          <table:table-cell table:formula="of:=CONCATENATE(&quot;&lt;message&gt;&lt;source&gt;&quot;;[.E440];&quot;&lt;/source&gt;&lt;translation&gt;&quot;;[.B440];&quot;&lt;/translation&gt;&lt;/message&gt;&quot;)" office:value-type="string" office:string-value="&lt;message&gt;&lt;source&gt;retreat&lt;/source&gt;&lt;translation&gt;retraite&lt;/translation&gt;&lt;/message&gt;">
            <text:p>&lt;message&gt;&lt;source&gt;retreat&lt;/source&gt;&lt;translation&gt;retraite&lt;/translation&gt;&lt;/message&gt;</text:p>
          </table:table-cell>
          <table:table-cell table:number-columns-repeated="1017"/>
        </table:table-row>
        <table:table-row table:style-name="ro1">
          <table:table-cell table:style-name="ce7" office:value-type="string">
            <text:p>RNCH</text:p>
          </table:table-cell>
          <table:table-cell table:style-name="ce7" office:value-type="string">
            <text:p>ranch (es)</text:p>
          </table:table-cell>
          <table:table-cell table:style-name="ce7" office:value-type="string">
            <text:p>une grande ferme spécialisée dans le pâturage extensif de bétail</text:p>
          </table:table-cell>
          <table:table-cell table:style-name="ce7" office:value-type="string">
            <text:p>RNCH</text:p>
          </table:table-cell>
          <table:table-cell table:style-name="ce7" office:value-type="string">
            <text:p>ranch(es)</text:p>
          </table:table-cell>
          <table:table-cell table:style-name="ce7" office:value-type="string">
            <text:p>a large farm specializing in extensive grazing of livestock</text:p>
          </table:table-cell>
          <table:table-cell table:formula="of:=CONCATENATE(&quot;&lt;message&gt;&lt;source&gt;&quot;;[.E441];&quot;&lt;/source&gt;&lt;translation&gt;&quot;;[.B441];&quot;&lt;/translation&gt;&lt;/message&gt;&quot;)" office:value-type="string" office:string-value="&lt;message&gt;&lt;source&gt;ranch(es)&lt;/source&gt;&lt;translation&gt;ranch (es)&lt;/translation&gt;&lt;/message&gt;">
            <text:p>&lt;message&gt;&lt;source&gt;ranch(es)&lt;/source&gt;&lt;translation&gt;ranch (es)&lt;/translation&gt;&lt;/message&gt;</text:p>
          </table:table-cell>
          <table:table-cell table:number-columns-repeated="1017"/>
        </table:table-row>
        <table:table-row table:style-name="ro1">
          <table:table-cell table:style-name="ce7" office:value-type="string">
            <text:p>RSD</text:p>
          </table:table-cell>
          <table:table-cell table:style-name="ce7" office:value-type="string">
            <text:p>parement de chemin de fer</text:p>
          </table:table-cell>
          <table:table-cell table:style-name="ce7" office:value-type="string">
            <text:p>un parallèle sur piste courte et à rejoindre la voie principale</text:p>
          </table:table-cell>
          <table:table-cell table:style-name="ce7" office:value-type="string">
            <text:p>RSD</text:p>
          </table:table-cell>
          <table:table-cell table:style-name="ce7" office:value-type="string">
            <text:p>railroad siding</text:p>
          </table:table-cell>
          <table:table-cell table:style-name="ce7" office:value-type="string">
            <text:p>a short track parallel to and joining the main track</text:p>
          </table:table-cell>
          <table:table-cell table:formula="of:=CONCATENATE(&quot;&lt;message&gt;&lt;source&gt;&quot;;[.E442];&quot;&lt;/source&gt;&lt;translation&gt;&quot;;[.B442];&quot;&lt;/translation&gt;&lt;/message&gt;&quot;)" office:value-type="string" office:string-value="&lt;message&gt;&lt;source&gt;railroad siding&lt;/source&gt;&lt;translation&gt;parement de chemin de fer&lt;/translation&gt;&lt;/message&gt;">
            <text:p>&lt;message&gt;&lt;source&gt;railroad siding&lt;/source&gt;&lt;translation&gt;parement de chemin de fer&lt;/translation&gt;&lt;/message&gt;</text:p>
          </table:table-cell>
          <table:table-cell table:number-columns-repeated="1017"/>
        </table:table-row>
        <table:table-row table:style-name="ro1">
          <table:table-cell table:style-name="ce7" office:value-type="string">
            <text:p>RSGNL</text:p>
          </table:table-cell>
          <table:table-cell table:style-name="ce7" office:value-type="string">
            <text:p>signal de chemin de fer</text:p>
          </table:table-cell>
          <table:table-cell table:style-name="ce7" office:value-type="string">
            <text:p>un signal à l'entrée d'une section particulière de la voie de circulation des trains</text:p>
          </table:table-cell>
          <table:table-cell table:style-name="ce7" office:value-type="string">
            <text:p>RSGNL</text:p>
          </table:table-cell>
          <table:table-cell table:style-name="ce7" office:value-type="string">
            <text:p>railroad signal</text:p>
          </table:table-cell>
          <table:table-cell table:style-name="ce7" office:value-type="string">
            <text:p>a signal at the entrance of a particular section of track governing the movement of trains</text:p>
          </table:table-cell>
          <table:table-cell table:formula="of:=CONCATENATE(&quot;&lt;message&gt;&lt;source&gt;&quot;;[.E443];&quot;&lt;/source&gt;&lt;translation&gt;&quot;;[.B443];&quot;&lt;/translation&gt;&lt;/message&gt;&quot;)" office:value-type="string" office:string-value="&lt;message&gt;&lt;source&gt;railroad signal&lt;/source&gt;&lt;translation&gt;signal de chemin de fer&lt;/translation&gt;&lt;/message&gt;">
            <text:p>&lt;message&gt;&lt;source&gt;railroad signal&lt;/source&gt;&lt;translation&gt;signal de chemin de fer&lt;/translation&gt;&lt;/message&gt;</text:p>
          </table:table-cell>
          <table:table-cell table:number-columns-repeated="1017"/>
        </table:table-row>
        <table:table-row table:style-name="ro1">
          <table:table-cell table:style-name="ce7" office:value-type="string">
            <text:p>RSRT</text:p>
          </table:table-cell>
          <table:table-cell table:style-name="ce7" office:value-type="string">
            <text:p>recourir</text:p>
          </table:table-cell>
          <table:table-cell table:style-name="ce7" office:value-type="string">
            <text:p>un établissement spécialisé pour les vacances, la santé ou la participation sportive des activités</text:p>
          </table:table-cell>
          <table:table-cell table:style-name="ce7" office:value-type="string">
            <text:p>RSRT</text:p>
          </table:table-cell>
          <table:table-cell table:style-name="ce7" office:value-type="string">
            <text:p>resort</text:p>
          </table:table-cell>
          <table:table-cell table:style-name="ce7" office:value-type="string">
            <text:p>a specialized facility for vacation, health, or participation sports activities</text:p>
          </table:table-cell>
          <table:table-cell table:formula="of:=CONCATENATE(&quot;&lt;message&gt;&lt;source&gt;&quot;;[.E444];&quot;&lt;/source&gt;&lt;translation&gt;&quot;;[.B444];&quot;&lt;/translation&gt;&lt;/message&gt;&quot;)" office:value-type="string" office:string-value="&lt;message&gt;&lt;source&gt;resort&lt;/source&gt;&lt;translation&gt;recourir&lt;/translation&gt;&lt;/message&gt;">
            <text:p>&lt;message&gt;&lt;source&gt;resort&lt;/source&gt;&lt;translation&gt;recourir&lt;/translation&gt;&lt;/message&gt;</text:p>
          </table:table-cell>
          <table:table-cell table:number-columns-repeated="1017"/>
        </table:table-row>
        <table:table-row table:style-name="ro1">
          <table:table-cell table:style-name="ce7" office:value-type="string">
            <text:p>RSTN</text:p>
          </table:table-cell>
          <table:table-cell table:style-name="ce7" office:value-type="string">
            <text:p>station de chemin de fer</text:p>
          </table:table-cell>
          <table:table-cell table:style-name="ce7" office:value-type="string">
            <text:p>un guichet installation comprenant, plates-formes, etc pour le chargement et le déchargement de fret et les passagers des trains</text:p>
          </table:table-cell>
          <table:table-cell table:style-name="ce7" office:value-type="string">
            <text:p>RSTN</text:p>
          </table:table-cell>
          <table:table-cell table:style-name="ce7" office:value-type="string">
            <text:p>railroad station</text:p>
          </table:table-cell>
          <table:table-cell table:style-name="ce7" office:value-type="string">
            <text:p>a facility comprising ticket office, platforms, etc. for loading and unloading train passengers and freight</text:p>
          </table:table-cell>
          <table:table-cell table:formula="of:=CONCATENATE(&quot;&lt;message&gt;&lt;source&gt;&quot;;[.E445];&quot;&lt;/source&gt;&lt;translation&gt;&quot;;[.B445];&quot;&lt;/translation&gt;&lt;/message&gt;&quot;)" office:value-type="string" office:string-value="&lt;message&gt;&lt;source&gt;railroad station&lt;/source&gt;&lt;translation&gt;station de chemin de fer&lt;/translation&gt;&lt;/message&gt;">
            <text:p>&lt;message&gt;&lt;source&gt;railroad station&lt;/source&gt;&lt;translation&gt;station de chemin de fer&lt;/translation&gt;&lt;/message&gt;</text:p>
          </table:table-cell>
          <table:table-cell table:number-columns-repeated="1017"/>
        </table:table-row>
        <table:table-row table:style-name="ro1">
          <table:table-cell table:style-name="ce7" office:value-type="string">
            <text:p>RSTNQ</text:p>
          </table:table-cell>
          <table:table-cell table:style-name="ce7" office:value-type="string">
            <text:p>station de chemin de fer abandonné</text:p>
          </table:table-cell>
          <table:table-cell table:style-name="ce9"/>
          <table:table-cell table:style-name="ce7" office:value-type="string">
            <text:p>RSTNQ</text:p>
          </table:table-cell>
          <table:table-cell table:style-name="ce7" office:value-type="string">
            <text:p>abandoned railroad station</text:p>
          </table:table-cell>
          <table:table-cell table:style-name="ce9"/>
          <table:table-cell table:formula="of:=CONCATENATE(&quot;&lt;message&gt;&lt;source&gt;&quot;;[.E446];&quot;&lt;/source&gt;&lt;translation&gt;&quot;;[.B446];&quot;&lt;/translation&gt;&lt;/message&gt;&quot;)" office:value-type="string" office:string-value="&lt;message&gt;&lt;source&gt;abandoned railroad station&lt;/source&gt;&lt;translation&gt;station de chemin de fer abandonné&lt;/translation&gt;&lt;/message&gt;">
            <text:p>&lt;message&gt;&lt;source&gt;abandoned railroad station&lt;/source&gt;&lt;translation&gt;station de chemin de fer abandonné&lt;/translation&gt;&lt;/message&gt;</text:p>
          </table:table-cell>
          <table:table-cell table:number-columns-repeated="1017"/>
        </table:table-row>
        <table:table-row table:style-name="ro1">
          <table:table-cell table:style-name="ce7" office:value-type="string">
            <text:p>RSTP</text:p>
          </table:table-cell>
          <table:table-cell table:style-name="ce7" office:value-type="string">
            <text:p>arrêt de chemin de fer</text:p>
          </table:table-cell>
          <table:table-cell table:style-name="ce7" office:value-type="string">
            <text:p>un endroit manque installations de la station où les trains s'arrêtent pour prendre ou descendre les passagers et le fret</text:p>
          </table:table-cell>
          <table:table-cell table:style-name="ce7" office:value-type="string">
            <text:p>RSTP</text:p>
          </table:table-cell>
          <table:table-cell table:style-name="ce7" office:value-type="string">
            <text:p>railroad stop</text:p>
          </table:table-cell>
          <table:table-cell table:style-name="ce7" office:value-type="string">
            <text:p>a place lacking station facilities where trains stop to pick up and unload passengers and freight</text:p>
          </table:table-cell>
          <table:table-cell table:formula="of:=CONCATENATE(&quot;&lt;message&gt;&lt;source&gt;&quot;;[.E447];&quot;&lt;/source&gt;&lt;translation&gt;&quot;;[.B447];&quot;&lt;/translation&gt;&lt;/message&gt;&quot;)" office:value-type="string" office:string-value="&lt;message&gt;&lt;source&gt;railroad stop&lt;/source&gt;&lt;translation&gt;arrêt de chemin de fer&lt;/translation&gt;&lt;/message&gt;">
            <text:p>&lt;message&gt;&lt;source&gt;railroad stop&lt;/source&gt;&lt;translation&gt;arrêt de chemin de fer&lt;/translation&gt;&lt;/message&gt;</text:p>
          </table:table-cell>
          <table:table-cell table:number-columns-repeated="1017"/>
        </table:table-row>
        <table:table-row table:style-name="ro1">
          <table:table-cell table:style-name="ce7" office:value-type="string">
            <text:p>RSTPQ</text:p>
          </table:table-cell>
          <table:table-cell table:style-name="ce7" office:value-type="string">
            <text:p>arrêt de chemin de fer abandonnée</text:p>
          </table:table-cell>
          <table:table-cell table:style-name="ce9"/>
          <table:table-cell table:style-name="ce7" office:value-type="string">
            <text:p>RSTPQ</text:p>
          </table:table-cell>
          <table:table-cell table:style-name="ce7" office:value-type="string">
            <text:p>abandoned railroad stop</text:p>
          </table:table-cell>
          <table:table-cell table:style-name="ce9"/>
          <table:table-cell table:formula="of:=CONCATENATE(&quot;&lt;message&gt;&lt;source&gt;&quot;;[.E448];&quot;&lt;/source&gt;&lt;translation&gt;&quot;;[.B448];&quot;&lt;/translation&gt;&lt;/message&gt;&quot;)" office:value-type="string" office:string-value="&lt;message&gt;&lt;source&gt;abandoned railroad stop&lt;/source&gt;&lt;translation&gt;arrêt de chemin de fer abandonnée&lt;/translation&gt;&lt;/message&gt;">
            <text:p>&lt;message&gt;&lt;source&gt;abandoned railroad stop&lt;/source&gt;&lt;translation&gt;arrêt de chemin de fer abandonnée&lt;/translation&gt;&lt;/message&gt;</text:p>
          </table:table-cell>
          <table:table-cell table:number-columns-repeated="1017"/>
        </table:table-row>
        <table:table-row table:style-name="ro1">
          <table:table-cell table:style-name="ce7" office:value-type="string">
            <text:p>RUINE</text:p>
          </table:table-cell>
          <table:table-cell table:style-name="ce7" office:value-type="string">
            <text:p>ruine (s)</text:p>
          </table:table-cell>
          <table:table-cell table:style-name="ce7" office:value-type="string">
            <text:p>une structure détruits ou ruinés qui n'est plus fonctionnel</text:p>
          </table:table-cell>
          <table:table-cell table:style-name="ce7" office:value-type="string">
            <text:p>RUIN</text:p>
          </table:table-cell>
          <table:table-cell table:style-name="ce7" office:value-type="string">
            <text:p>ruin(s)</text:p>
          </table:table-cell>
          <table:table-cell table:style-name="ce7" office:value-type="string">
            <text:p>a destroyed or decayed structure which is no longer functional</text:p>
          </table:table-cell>
          <table:table-cell table:formula="of:=CONCATENATE(&quot;&lt;message&gt;&lt;source&gt;&quot;;[.E449];&quot;&lt;/source&gt;&lt;translation&gt;&quot;;[.B449];&quot;&lt;/translation&gt;&lt;/message&gt;&quot;)" office:value-type="string" office:string-value="&lt;message&gt;&lt;source&gt;ruin(s)&lt;/source&gt;&lt;translation&gt;ruine (s)&lt;/translation&gt;&lt;/message&gt;">
            <text:p>&lt;message&gt;&lt;source&gt;ruin(s)&lt;/source&gt;&lt;translation&gt;ruine (s)&lt;/translation&gt;&lt;/message&gt;</text:p>
          </table:table-cell>
          <table:table-cell table:number-columns-repeated="1017"/>
        </table:table-row>
        <table:table-row table:style-name="ro1">
          <table:table-cell table:style-name="ce7" office:value-type="string">
            <text:p>SCH</text:p>
          </table:table-cell>
          <table:table-cell table:style-name="ce7" office:value-type="string">
            <text:p>école</text:p>
          </table:table-cell>
          <table:table-cell table:style-name="ce7" office:value-type="string">
            <text:p>bâtiment (s) où l'enseignement dans une ou plusieurs branches de la connaissance a lieu</text:p>
          </table:table-cell>
          <table:table-cell table:style-name="ce7" office:value-type="string">
            <text:p>SCH</text:p>
          </table:table-cell>
          <table:table-cell table:style-name="ce7" office:value-type="string">
            <text:p>school</text:p>
          </table:table-cell>
          <table:table-cell table:style-name="ce7" office:value-type="string">
            <text:p>building(s) where instruction in one or more branches of knowledge takes place</text:p>
          </table:table-cell>
          <table:table-cell table:formula="of:=CONCATENATE(&quot;&lt;message&gt;&lt;source&gt;&quot;;[.E450];&quot;&lt;/source&gt;&lt;translation&gt;&quot;;[.B450];&quot;&lt;/translation&gt;&lt;/message&gt;&quot;)" office:value-type="string" office:string-value="&lt;message&gt;&lt;source&gt;school&lt;/source&gt;&lt;translation&gt;école&lt;/translation&gt;&lt;/message&gt;">
            <text:p>&lt;message&gt;&lt;source&gt;school&lt;/source&gt;&lt;translation&gt;école&lt;/translation&gt;&lt;/message&gt;</text:p>
          </table:table-cell>
          <table:table-cell table:number-columns-repeated="1017"/>
        </table:table-row>
        <table:table-row table:style-name="ro1">
          <table:table-cell table:style-name="ce7" office:value-type="string">
            <text:p>SCHA</text:p>
          </table:table-cell>
          <table:table-cell table:style-name="ce7" office:value-type="string">
            <text:p>école d'agriculture</text:p>
          </table:table-cell>
          <table:table-cell table:style-name="ce7" office:value-type="string">
            <text:p>une école avec un programme axé sur l'agriculture</text:p>
          </table:table-cell>
          <table:table-cell table:style-name="ce7" office:value-type="string">
            <text:p>SCHA</text:p>
          </table:table-cell>
          <table:table-cell table:style-name="ce7" office:value-type="string">
            <text:p>agricultural school</text:p>
          </table:table-cell>
          <table:table-cell table:style-name="ce7" office:value-type="string">
            <text:p>a school with a curriculum focused on agriculture</text:p>
          </table:table-cell>
          <table:table-cell table:formula="of:=CONCATENATE(&quot;&lt;message&gt;&lt;source&gt;&quot;;[.E451];&quot;&lt;/source&gt;&lt;translation&gt;&quot;;[.B451];&quot;&lt;/translation&gt;&lt;/message&gt;&quot;)" office:value-type="string" office:string-value="&lt;message&gt;&lt;source&gt;agricultural school&lt;/source&gt;&lt;translation&gt;école d'agriculture&lt;/translation&gt;&lt;/message&gt;">
            <text:p>&lt;message&gt;&lt;source&gt;agricultural school&lt;/source&gt;&lt;translation&gt;école d'agriculture&lt;/translation&gt;&lt;/message&gt;</text:p>
          </table:table-cell>
          <table:table-cell table:number-columns-repeated="1017"/>
        </table:table-row>
        <table:table-row table:style-name="ro1">
          <table:table-cell table:style-name="ce7" office:value-type="string">
            <text:p>SCHC</text:p>
          </table:table-cell>
          <table:table-cell table:style-name="ce7" office:value-type="string">
            <text:p>collège</text:p>
          </table:table-cell>
          <table:table-cell table:style-name="ce7" office:value-type="string">
            <text:p>les terrains et les bâtiments d'une institution d'enseignement supérieur</text:p>
          </table:table-cell>
          <table:table-cell table:style-name="ce7" office:value-type="string">
            <text:p>SCHC</text:p>
          </table:table-cell>
          <table:table-cell table:style-name="ce7" office:value-type="string">
            <text:p>college</text:p>
          </table:table-cell>
          <table:table-cell table:style-name="ce7" office:value-type="string">
            <text:p>the grounds and buildings of an institution of higher learning</text:p>
          </table:table-cell>
          <table:table-cell table:formula="of:=CONCATENATE(&quot;&lt;message&gt;&lt;source&gt;&quot;;[.E452];&quot;&lt;/source&gt;&lt;translation&gt;&quot;;[.B452];&quot;&lt;/translation&gt;&lt;/message&gt;&quot;)" office:value-type="string" office:string-value="&lt;message&gt;&lt;source&gt;college&lt;/source&gt;&lt;translation&gt;collège&lt;/translation&gt;&lt;/message&gt;">
            <text:p>&lt;message&gt;&lt;source&gt;college&lt;/source&gt;&lt;translation&gt;collège&lt;/translation&gt;&lt;/message&gt;</text:p>
          </table:table-cell>
          <table:table-cell table:number-columns-repeated="1017"/>
        </table:table-row>
        <table:table-row table:style-name="ro1">
          <table:table-cell table:style-name="ce7" office:value-type="string">
            <text:p>CMHC</text:p>
          </table:table-cell>
          <table:table-cell table:style-name="ce7" office:value-type="string">
            <text:p>école de langue</text:p>
          </table:table-cell>
          <table:table-cell table:style-name="ce7" office:value-type="string">
            <text:p>Écoles de langues et institutions</text:p>
          </table:table-cell>
          <table:table-cell table:style-name="ce7" office:value-type="string">
            <text:p>SCHL</text:p>
          </table:table-cell>
          <table:table-cell table:style-name="ce7" office:value-type="string">
            <text:p>language school</text:p>
          </table:table-cell>
          <table:table-cell table:style-name="ce7" office:value-type="string">
            <text:p>Language Schools &amp; Institutions</text:p>
          </table:table-cell>
          <table:table-cell table:formula="of:=CONCATENATE(&quot;&lt;message&gt;&lt;source&gt;&quot;;[.E453];&quot;&lt;/source&gt;&lt;translation&gt;&quot;;[.B453];&quot;&lt;/translation&gt;&lt;/message&gt;&quot;)" office:value-type="string" office:string-value="&lt;message&gt;&lt;source&gt;language school&lt;/source&gt;&lt;translation&gt;école de langue&lt;/translation&gt;&lt;/message&gt;">
            <text:p>&lt;message&gt;&lt;source&gt;language school&lt;/source&gt;&lt;translation&gt;école de langue&lt;/translation&gt;&lt;/message&gt;</text:p>
          </table:table-cell>
          <table:table-cell table:number-columns-repeated="1017"/>
        </table:table-row>
        <table:table-row table:style-name="ro1">
          <table:table-cell table:style-name="ce7" office:value-type="string">
            <text:p>SCHM</text:p>
          </table:table-cell>
          <table:table-cell table:style-name="ce7" office:value-type="string">
            <text:p>école militaire</text:p>
          </table:table-cell>
          <table:table-cell table:style-name="ce7" office:value-type="string">
            <text:p>une école où la science militaire est au cœur du programme</text:p>
          </table:table-cell>
          <table:table-cell table:style-name="ce7" office:value-type="string">
            <text:p>SCHM</text:p>
          </table:table-cell>
          <table:table-cell table:style-name="ce7" office:value-type="string">
            <text:p>military school</text:p>
          </table:table-cell>
          <table:table-cell table:style-name="ce7" office:value-type="string">
            <text:p>a school at which military science forms the core of the curriculum</text:p>
          </table:table-cell>
          <table:table-cell table:formula="of:=CONCATENATE(&quot;&lt;message&gt;&lt;source&gt;&quot;;[.E454];&quot;&lt;/source&gt;&lt;translation&gt;&quot;;[.B454];&quot;&lt;/translation&gt;&lt;/message&gt;&quot;)" office:value-type="string" office:string-value="&lt;message&gt;&lt;source&gt;military school&lt;/source&gt;&lt;translation&gt;école militaire&lt;/translation&gt;&lt;/message&gt;">
            <text:p>&lt;message&gt;&lt;source&gt;military school&lt;/source&gt;&lt;translation&gt;école militaire&lt;/translation&gt;&lt;/message&gt;</text:p>
          </table:table-cell>
          <table:table-cell table:number-columns-repeated="1017"/>
        </table:table-row>
        <table:table-row table:style-name="ro1">
          <table:table-cell table:style-name="ce7" office:value-type="string">
            <text:p>SCHN</text:p>
          </table:table-cell>
          <table:table-cell table:style-name="ce7" office:value-type="string">
            <text:p>école maritime</text:p>
          </table:table-cell>
          <table:table-cell table:style-name="ce7" office:value-type="string">
            <text:p>une école où les sciences maritimes constituent le cœur du programme</text:p>
          </table:table-cell>
          <table:table-cell table:style-name="ce7" office:value-type="string">
            <text:p>SCHN</text:p>
          </table:table-cell>
          <table:table-cell table:style-name="ce7" office:value-type="string">
            <text:p>maritime school</text:p>
          </table:table-cell>
          <table:table-cell table:style-name="ce7" office:value-type="string">
            <text:p>a school at which maritime sciences form the core of the curriculum</text:p>
          </table:table-cell>
          <table:table-cell table:formula="of:=CONCATENATE(&quot;&lt;message&gt;&lt;source&gt;&quot;;[.E455];&quot;&lt;/source&gt;&lt;translation&gt;&quot;;[.B455];&quot;&lt;/translation&gt;&lt;/message&gt;&quot;)" office:value-type="string" office:string-value="&lt;message&gt;&lt;source&gt;maritime school&lt;/source&gt;&lt;translation&gt;école maritime&lt;/translation&gt;&lt;/message&gt;">
            <text:p>&lt;message&gt;&lt;source&gt;maritime school&lt;/source&gt;&lt;translation&gt;école maritime&lt;/translation&gt;&lt;/message&gt;</text:p>
          </table:table-cell>
          <table:table-cell table:number-columns-repeated="1017"/>
        </table:table-row>
        <table:table-row table:style-name="ro1">
          <table:table-cell table:style-name="ce7" office:value-type="string">
            <text:p>SCHT</text:p>
          </table:table-cell>
          <table:table-cell table:style-name="ce7" office:value-type="string">
            <text:p>collège technique</text:p>
          </table:table-cell>
          <table:table-cell table:style-name="ce7" office:value-type="string">
            <text:p>post-secondaire avec un cursus technique ou professionnelle</text:p>
          </table:table-cell>
          <table:table-cell table:style-name="ce7" office:value-type="string">
            <text:p>SCHT</text:p>
          </table:table-cell>
          <table:table-cell table:style-name="ce7" office:value-type="string">
            <text:p>technical school</text:p>
          </table:table-cell>
          <table:table-cell table:style-name="ce7" office:value-type="string">
            <text:p>post-secondary school with a specifically technical or vocational curriculum</text:p>
          </table:table-cell>
          <table:table-cell table:formula="of:=CONCATENATE(&quot;&lt;message&gt;&lt;source&gt;&quot;;[.E456];&quot;&lt;/source&gt;&lt;translation&gt;&quot;;[.B456];&quot;&lt;/translation&gt;&lt;/message&gt;&quot;)" office:value-type="string" office:string-value="&lt;message&gt;&lt;source&gt;technical school&lt;/source&gt;&lt;translation&gt;collège technique&lt;/translation&gt;&lt;/message&gt;">
            <text:p>&lt;message&gt;&lt;source&gt;technical school&lt;/source&gt;&lt;translation&gt;collège technique&lt;/translation&gt;&lt;/message&gt;</text:p>
          </table:table-cell>
          <table:table-cell table:number-columns-repeated="1017"/>
        </table:table-row>
        <table:table-row table:style-name="ro1">
          <table:table-cell table:style-name="ce7" office:value-type="string">
            <text:p>SECP</text:p>
          </table:table-cell>
          <table:table-cell table:style-name="ce7" office:value-type="string">
            <text:p>État Exam Prep Centre</text:p>
          </table:table-cell>
          <table:table-cell table:style-name="ce7" office:value-type="string">
            <text:p>centres d'état de préparation aux examens</text:p>
          </table:table-cell>
          <table:table-cell table:style-name="ce7" office:value-type="string">
            <text:p>SECP</text:p>
          </table:table-cell>
          <table:table-cell table:style-name="ce7" office:value-type="string">
            <text:p>State Exam Prep Centre</text:p>
          </table:table-cell>
          <table:table-cell table:style-name="ce7" office:value-type="string">
            <text:p>state exam preparation centres</text:p>
          </table:table-cell>
          <table:table-cell table:formula="of:=CONCATENATE(&quot;&lt;message&gt;&lt;source&gt;&quot;;[.E457];&quot;&lt;/source&gt;&lt;translation&gt;&quot;;[.B457];&quot;&lt;/translation&gt;&lt;/message&gt;&quot;)" office:value-type="string" office:string-value="&lt;message&gt;&lt;source&gt;State Exam Prep Centre&lt;/source&gt;&lt;translation&gt;État Exam Prep Centre&lt;/translation&gt;&lt;/message&gt;">
            <text:p>&lt;message&gt;&lt;source&gt;State Exam Prep Centre&lt;/source&gt;&lt;translation&gt;État Exam Prep Centre&lt;/translation&gt;&lt;/message&gt;</text:p>
          </table:table-cell>
          <table:table-cell table:number-columns-repeated="1017"/>
        </table:table-row>
        <table:table-row table:style-name="ro1">
          <table:table-cell table:style-name="ce7" office:value-type="string">
            <text:p>SHPF</text:p>
          </table:table-cell>
          <table:table-cell table:style-name="ce7" office:value-type="string">
            <text:p>bergerie</text:p>
          </table:table-cell>
          <table:table-cell table:style-name="ce7" office:value-type="string">
            <text:p>une enceinte de clôture ou le mur pour les moutons et autres animaux du troupeau de petits</text:p>
          </table:table-cell>
          <table:table-cell table:style-name="ce7" office:value-type="string">
            <text:p>SHPF</text:p>
          </table:table-cell>
          <table:table-cell table:style-name="ce7" office:value-type="string">
            <text:p>sheepfold</text:p>
          </table:table-cell>
          <table:table-cell table:style-name="ce7" office:value-type="string">
            <text:p>a fence or wall enclosure for sheep and other small herd animals</text:p>
          </table:table-cell>
          <table:table-cell table:formula="of:=CONCATENATE(&quot;&lt;message&gt;&lt;source&gt;&quot;;[.E458];&quot;&lt;/source&gt;&lt;translation&gt;&quot;;[.B458];&quot;&lt;/translation&gt;&lt;/message&gt;&quot;)" office:value-type="string" office:string-value="&lt;message&gt;&lt;source&gt;sheepfold&lt;/source&gt;&lt;translation&gt;bergerie&lt;/translation&gt;&lt;/message&gt;">
            <text:p>&lt;message&gt;&lt;source&gt;sheepfold&lt;/source&gt;&lt;translation&gt;bergerie&lt;/translation&gt;&lt;/message&gt;</text:p>
          </table:table-cell>
          <table:table-cell table:number-columns-repeated="1017"/>
        </table:table-row>
        <table:table-row table:style-name="ro1">
          <table:table-cell table:style-name="ce7" office:value-type="string">
            <text:p>SHRN</text:p>
          </table:table-cell>
          <table:table-cell table:style-name="ce7" office:value-type="string">
            <text:p>tombeau</text:p>
          </table:table-cell>
          <table:table-cell table:style-name="ce7" office:value-type="string">
            <text:p>une structure ou un lieu commémorant un concept de personne ou religieuse</text:p>
          </table:table-cell>
          <table:table-cell table:style-name="ce7" office:value-type="string">
            <text:p>SHRN</text:p>
          </table:table-cell>
          <table:table-cell table:style-name="ce7" office:value-type="string">
            <text:p>shrine</text:p>
          </table:table-cell>
          <table:table-cell table:style-name="ce7" office:value-type="string">
            <text:p>a structure or place memorializing a person or religious concept</text:p>
          </table:table-cell>
          <table:table-cell table:formula="of:=CONCATENATE(&quot;&lt;message&gt;&lt;source&gt;&quot;;[.E459];&quot;&lt;/source&gt;&lt;translation&gt;&quot;;[.B459];&quot;&lt;/translation&gt;&lt;/message&gt;&quot;)" office:value-type="string" office:string-value="&lt;message&gt;&lt;source&gt;shrine&lt;/source&gt;&lt;translation&gt;tombeau&lt;/translation&gt;&lt;/message&gt;">
            <text:p>&lt;message&gt;&lt;source&gt;shrine&lt;/source&gt;&lt;translation&gt;tombeau&lt;/translation&gt;&lt;/message&gt;</text:p>
          </table:table-cell>
          <table:table-cell table:number-columns-repeated="1017"/>
        </table:table-row>
        <table:table-row table:style-name="ro1">
          <table:table-cell table:style-name="ce7" office:value-type="string">
            <text:p>SHSE</text:p>
          </table:table-cell>
          <table:table-cell table:style-name="ce7" office:value-type="string">
            <text:p>entrepôt</text:p>
          </table:table-cell>
          <table:table-cell table:style-name="ce7" office:value-type="string">
            <text:p>un bâtiment pour l'entreposage de marchandises, en particulier les dispositions</text:p>
          </table:table-cell>
          <table:table-cell table:style-name="ce7" office:value-type="string">
            <text:p>SHSE</text:p>
          </table:table-cell>
          <table:table-cell table:style-name="ce7" office:value-type="string">
            <text:p>storehouse</text:p>
          </table:table-cell>
          <table:table-cell table:style-name="ce7" office:value-type="string">
            <text:p>a building for storing goods, especially provisions</text:p>
          </table:table-cell>
          <table:table-cell table:formula="of:=CONCATENATE(&quot;&lt;message&gt;&lt;source&gt;&quot;;[.E460];&quot;&lt;/source&gt;&lt;translation&gt;&quot;;[.B460];&quot;&lt;/translation&gt;&lt;/message&gt;&quot;)" office:value-type="string" office:string-value="&lt;message&gt;&lt;source&gt;storehouse&lt;/source&gt;&lt;translation&gt;entrepôt&lt;/translation&gt;&lt;/message&gt;">
            <text:p>&lt;message&gt;&lt;source&gt;storehouse&lt;/source&gt;&lt;translation&gt;entrepôt&lt;/translation&gt;&lt;/message&gt;</text:p>
          </table:table-cell>
          <table:table-cell table:number-columns-repeated="1017"/>
        </table:table-row>
        <table:table-row table:style-name="ro1">
          <table:table-cell table:style-name="ce7" office:value-type="string">
            <text:p>SLCE</text:p>
          </table:table-cell>
          <table:table-cell table:style-name="ce7" office:value-type="string">
            <text:p>écluse</text:p>
          </table:table-cell>
          <table:table-cell table:style-name="ce7" office:value-type="string">
            <text:p>un conduit ou un passage pour évacuer l'eau excédentaire d'un plan d'eau, généralement réglée au moyen d'une porte d'écluse</text:p>
          </table:table-cell>
          <table:table-cell table:style-name="ce7" office:value-type="string">
            <text:p>SLCE</text:p>
          </table:table-cell>
          <table:table-cell table:style-name="ce7" office:value-type="string">
            <text:p>sluice</text:p>
          </table:table-cell>
          <table:table-cell table:style-name="ce7" office:value-type="string">
            <text:p>a conduit or passage for carrying off surplus water from a waterbody, usually regulated by means of a sluice gate</text:p>
          </table:table-cell>
          <table:table-cell table:formula="of:=CONCATENATE(&quot;&lt;message&gt;&lt;source&gt;&quot;;[.E461];&quot;&lt;/source&gt;&lt;translation&gt;&quot;;[.B461];&quot;&lt;/translation&gt;&lt;/message&gt;&quot;)" office:value-type="string" office:string-value="&lt;message&gt;&lt;source&gt;sluice&lt;/source&gt;&lt;translation&gt;écluse&lt;/translation&gt;&lt;/message&gt;">
            <text:p>&lt;message&gt;&lt;source&gt;sluice&lt;/source&gt;&lt;translation&gt;écluse&lt;/translation&gt;&lt;/message&gt;</text:p>
          </table:table-cell>
          <table:table-cell table:number-columns-repeated="1017"/>
        </table:table-row>
        <table:table-row table:style-name="ro1">
          <table:table-cell table:style-name="ce7" office:value-type="string">
            <text:p>SNTR</text:p>
          </table:table-cell>
          <table:table-cell table:style-name="ce7" office:value-type="string">
            <text:p>sanatorium</text:p>
          </table:table-cell>
          <table:table-cell table:style-name="ce7" office:value-type="string">
            <text:p>un établissement où les victimes de troubles physiques ou mentaux sont traités</text:p>
          </table:table-cell>
          <table:table-cell table:style-name="ce7" office:value-type="string">
            <text:p>SNTR</text:p>
          </table:table-cell>
          <table:table-cell table:style-name="ce7" office:value-type="string">
            <text:p>sanatorium</text:p>
          </table:table-cell>
          <table:table-cell table:style-name="ce7" office:value-type="string">
            <text:p>a facility where victims of physical or mental disorders are treated</text:p>
          </table:table-cell>
          <table:table-cell table:formula="of:=CONCATENATE(&quot;&lt;message&gt;&lt;source&gt;&quot;;[.E462];&quot;&lt;/source&gt;&lt;translation&gt;&quot;;[.B462];&quot;&lt;/translation&gt;&lt;/message&gt;&quot;)" office:value-type="string" office:string-value="&lt;message&gt;&lt;source&gt;sanatorium&lt;/source&gt;&lt;translation&gt;sanatorium&lt;/translation&gt;&lt;/message&gt;">
            <text:p>&lt;message&gt;&lt;source&gt;sanatorium&lt;/source&gt;&lt;translation&gt;sanatorium&lt;/translation&gt;&lt;/message&gt;</text:p>
          </table:table-cell>
          <table:table-cell table:number-columns-repeated="1017"/>
        </table:table-row>
        <table:table-row table:style-name="ro1">
          <table:table-cell table:style-name="ce7" office:value-type="string">
            <text:p>SPA</text:p>
          </table:table-cell>
          <table:table-cell table:style-name="ce7" office:value-type="string">
            <text:p>spa</text:p>
          </table:table-cell>
          <table:table-cell table:style-name="ce7" office:value-type="string">
            <text:p>une zone de villégiature habituellement développées autour d'une source thermale</text:p>
          </table:table-cell>
          <table:table-cell table:style-name="ce7" office:value-type="string">
            <text:p>SPA</text:p>
          </table:table-cell>
          <table:table-cell table:style-name="ce7" office:value-type="string">
            <text:p>spa</text:p>
          </table:table-cell>
          <table:table-cell table:style-name="ce7" office:value-type="string">
            <text:p>a resort area usually developed around a medicinal spring</text:p>
          </table:table-cell>
          <table:table-cell table:formula="of:=CONCATENATE(&quot;&lt;message&gt;&lt;source&gt;&quot;;[.E463];&quot;&lt;/source&gt;&lt;translation&gt;&quot;;[.B463];&quot;&lt;/translation&gt;&lt;/message&gt;&quot;)" office:value-type="string" office:string-value="&lt;message&gt;&lt;source&gt;spa&lt;/source&gt;&lt;translation&gt;spa&lt;/translation&gt;&lt;/message&gt;">
            <text:p>&lt;message&gt;&lt;source&gt;spa&lt;/source&gt;&lt;translation&gt;spa&lt;/translation&gt;&lt;/message&gt;</text:p>
          </table:table-cell>
          <table:table-cell table:number-columns-repeated="1017"/>
        </table:table-row>
        <table:table-row table:style-name="ro1">
          <table:table-cell table:style-name="ce7" office:value-type="string">
            <text:p>SPLY</text:p>
          </table:table-cell>
          <table:table-cell table:style-name="ce7" office:value-type="string">
            <text:p>déversoir</text:p>
          </table:table-cell>
          <table:table-cell table:style-name="ce7" office:value-type="string">
            <text:p>un passage ou orifice de sortie à travers lequel l'eau s'écoule sur excédentaire, autour ou à travers un barrage</text:p>
          </table:table-cell>
          <table:table-cell table:style-name="ce7" office:value-type="string">
            <text:p>SPLY</text:p>
          </table:table-cell>
          <table:table-cell table:style-name="ce7" office:value-type="string">
            <text:p>spillway</text:p>
          </table:table-cell>
          <table:table-cell table:style-name="ce7" office:value-type="string">
            <text:p>a passage or outlet through which surplus water flows over, around or through a dam</text:p>
          </table:table-cell>
          <table:table-cell table:formula="of:=CONCATENATE(&quot;&lt;message&gt;&lt;source&gt;&quot;;[.E464];&quot;&lt;/source&gt;&lt;translation&gt;&quot;;[.B464];&quot;&lt;/translation&gt;&lt;/message&gt;&quot;)" office:value-type="string" office:string-value="&lt;message&gt;&lt;source&gt;spillway&lt;/source&gt;&lt;translation&gt;déversoir&lt;/translation&gt;&lt;/message&gt;">
            <text:p>&lt;message&gt;&lt;source&gt;spillway&lt;/source&gt;&lt;translation&gt;déversoir&lt;/translation&gt;&lt;/message&gt;</text:p>
          </table:table-cell>
          <table:table-cell table:number-columns-repeated="1017"/>
        </table:table-row>
        <table:table-row table:style-name="ro1">
          <table:table-cell table:style-name="ce7" office:value-type="string">
            <text:p>SQR</text:p>
          </table:table-cell>
          <table:table-cell table:style-name="ce7" office:value-type="string">
            <text:p>carré</text:p>
          </table:table-cell>
          <table:table-cell table:style-name="ce7" office:value-type="string">
            <text:p>un vaste espace ouvert et public près du centre d'une ville ou d'une ville</text:p>
          </table:table-cell>
          <table:table-cell table:style-name="ce7" office:value-type="string">
            <text:p>SQR</text:p>
          </table:table-cell>
          <table:table-cell table:style-name="ce7" office:value-type="string">
            <text:p>square</text:p>
          </table:table-cell>
          <table:table-cell table:style-name="ce7" office:value-type="string">
            <text:p>a broad, open, public area near the center of a town or city</text:p>
          </table:table-cell>
          <table:table-cell table:formula="of:=CONCATENATE(&quot;&lt;message&gt;&lt;source&gt;&quot;;[.E465];&quot;&lt;/source&gt;&lt;translation&gt;&quot;;[.B465];&quot;&lt;/translation&gt;&lt;/message&gt;&quot;)" office:value-type="string" office:string-value="&lt;message&gt;&lt;source&gt;square&lt;/source&gt;&lt;translation&gt;carré&lt;/translation&gt;&lt;/message&gt;">
            <text:p>&lt;message&gt;&lt;source&gt;square&lt;/source&gt;&lt;translation&gt;carré&lt;/translation&gt;&lt;/message&gt;</text:p>
          </table:table-cell>
          <table:table-cell table:number-columns-repeated="1017"/>
        </table:table-row>
        <table:table-row table:style-name="ro1">
          <table:table-cell table:style-name="ce7" office:value-type="string">
            <text:p>STBL</text:p>
          </table:table-cell>
          <table:table-cell table:style-name="ce7" office:value-type="string">
            <text:p>stable</text:p>
          </table:table-cell>
          <table:table-cell table:style-name="ce7" office:value-type="string">
            <text:p>un bâtiment pour l'hébergement et l'alimentation des animaux d'élevage, en particulier les chevaux</text:p>
          </table:table-cell>
          <table:table-cell table:style-name="ce7" office:value-type="string">
            <text:p>STBL</text:p>
          </table:table-cell>
          <table:table-cell table:style-name="ce7" office:value-type="string">
            <text:p>stable</text:p>
          </table:table-cell>
          <table:table-cell table:style-name="ce7" office:value-type="string">
            <text:p>a building for the shelter and feeding of farm animals, especially horses</text:p>
          </table:table-cell>
          <table:table-cell table:formula="of:=CONCATENATE(&quot;&lt;message&gt;&lt;source&gt;&quot;;[.E466];&quot;&lt;/source&gt;&lt;translation&gt;&quot;;[.B466];&quot;&lt;/translation&gt;&lt;/message&gt;&quot;)" office:value-type="string" office:string-value="&lt;message&gt;&lt;source&gt;stable&lt;/source&gt;&lt;translation&gt;stable&lt;/translation&gt;&lt;/message&gt;">
            <text:p>&lt;message&gt;&lt;source&gt;stable&lt;/source&gt;&lt;translation&gt;stable&lt;/translation&gt;&lt;/message&gt;</text:p>
          </table:table-cell>
          <table:table-cell table:number-columns-repeated="1017"/>
        </table:table-row>
        <table:table-row table:style-name="ro1">
          <table:table-cell table:style-name="ce7" office:value-type="string">
            <text:p>STDM</text:p>
          </table:table-cell>
          <table:table-cell table:style-name="ce7" office:value-type="string">
            <text:p>stade</text:p>
          </table:table-cell>
          <table:table-cell table:style-name="ce7" office:value-type="string">
            <text:p>une structure avec une enceinte pour les jeux de sport avec des gradins pour les spectateurs</text:p>
          </table:table-cell>
          <table:table-cell table:style-name="ce7" office:value-type="string">
            <text:p>STDM</text:p>
          </table:table-cell>
          <table:table-cell table:style-name="ce7" office:value-type="string">
            <text:p>stadium</text:p>
          </table:table-cell>
          <table:table-cell table:style-name="ce7" office:value-type="string">
            <text:p>a structure with an enclosure for athletic games with tiers of seats for spectators</text:p>
          </table:table-cell>
          <table:table-cell table:formula="of:=CONCATENATE(&quot;&lt;message&gt;&lt;source&gt;&quot;;[.E467];&quot;&lt;/source&gt;&lt;translation&gt;&quot;;[.B467];&quot;&lt;/translation&gt;&lt;/message&gt;&quot;)" office:value-type="string" office:string-value="&lt;message&gt;&lt;source&gt;stadium&lt;/source&gt;&lt;translation&gt;stade&lt;/translation&gt;&lt;/message&gt;">
            <text:p>&lt;message&gt;&lt;source&gt;stadium&lt;/source&gt;&lt;translation&gt;stade&lt;/translation&gt;&lt;/message&gt;</text:p>
          </table:table-cell>
          <table:table-cell table:number-columns-repeated="1017"/>
        </table:table-row>
        <table:table-row table:style-name="ro1">
          <table:table-cell table:style-name="ce7" office:value-type="string">
            <text:p>STNB</text:p>
          </table:table-cell>
          <table:table-cell table:style-name="ce7" office:value-type="string">
            <text:p>base de recherche scientifique</text:p>
          </table:table-cell>
          <table:table-cell table:style-name="ce7" office:value-type="string">
            <text:p>d'une installation scientifique utilisé comme une base à partir de laquelle la recherche est effectuée ou contrôlée</text:p>
          </table:table-cell>
          <table:table-cell table:style-name="ce7" office:value-type="string">
            <text:p>STNB</text:p>
          </table:table-cell>
          <table:table-cell table:style-name="ce7" office:value-type="string">
            <text:p>scientific research base</text:p>
          </table:table-cell>
          <table:table-cell table:style-name="ce7" office:value-type="string">
            <text:p>a scientific facility used as a base from which research is carried out or monitored</text:p>
          </table:table-cell>
          <table:table-cell table:formula="of:=CONCATENATE(&quot;&lt;message&gt;&lt;source&gt;&quot;;[.E468];&quot;&lt;/source&gt;&lt;translation&gt;&quot;;[.B468];&quot;&lt;/translation&gt;&lt;/message&gt;&quot;)" office:value-type="string" office:string-value="&lt;message&gt;&lt;source&gt;scientific research base&lt;/source&gt;&lt;translation&gt;base de recherche scientifique&lt;/translation&gt;&lt;/message&gt;">
            <text:p>&lt;message&gt;&lt;source&gt;scientific research base&lt;/source&gt;&lt;translation&gt;base de recherche scientifique&lt;/translation&gt;&lt;/message&gt;</text:p>
          </table:table-cell>
          <table:table-cell table:number-columns-repeated="1017"/>
        </table:table-row>
        <table:table-row table:style-name="ro1">
          <table:table-cell table:style-name="ce7" office:value-type="string">
            <text:p>STNC</text:p>
          </table:table-cell>
          <table:table-cell table:style-name="ce7" office:value-type="string">
            <text:p>station de la garde côtière</text:p>
          </table:table-cell>
          <table:table-cell table:style-name="ce7" office:value-type="string">
            <text:p>une installation d'où la côte est gardée par des navires armés</text:p>
          </table:table-cell>
          <table:table-cell table:style-name="ce7" office:value-type="string">
            <text:p>STNC</text:p>
          </table:table-cell>
          <table:table-cell table:style-name="ce7" office:value-type="string">
            <text:p>coast guard station</text:p>
          </table:table-cell>
          <table:table-cell table:style-name="ce7" office:value-type="string">
            <text:p>a facility from which the coast is guarded by armed vessels</text:p>
          </table:table-cell>
          <table:table-cell table:formula="of:=CONCATENATE(&quot;&lt;message&gt;&lt;source&gt;&quot;;[.E469];&quot;&lt;/source&gt;&lt;translation&gt;&quot;;[.B469];&quot;&lt;/translation&gt;&lt;/message&gt;&quot;)" office:value-type="string" office:string-value="&lt;message&gt;&lt;source&gt;coast guard station&lt;/source&gt;&lt;translation&gt;station de la garde côtière&lt;/translation&gt;&lt;/message&gt;">
            <text:p>&lt;message&gt;&lt;source&gt;coast guard station&lt;/source&gt;&lt;translation&gt;station de la garde côtière&lt;/translation&gt;&lt;/message&gt;</text:p>
          </table:table-cell>
          <table:table-cell table:number-columns-repeated="1017"/>
        </table:table-row>
        <table:table-row table:style-name="ro1">
          <table:table-cell table:style-name="ce7" office:value-type="string">
            <text:p>STNE</text:p>
          </table:table-cell>
          <table:table-cell table:style-name="ce7" office:value-type="string">
            <text:p>station expérimentale</text:p>
          </table:table-cell>
          <table:table-cell table:style-name="ce7" office:value-type="string">
            <text:p>une installation pour la réalisation d'expériences</text:p>
          </table:table-cell>
          <table:table-cell table:style-name="ce7" office:value-type="string">
            <text:p>STNE</text:p>
          </table:table-cell>
          <table:table-cell table:style-name="ce7" office:value-type="string">
            <text:p>experiment station</text:p>
          </table:table-cell>
          <table:table-cell table:style-name="ce7" office:value-type="string">
            <text:p>a facility for carrying out experiments</text:p>
          </table:table-cell>
          <table:table-cell table:formula="of:=CONCATENATE(&quot;&lt;message&gt;&lt;source&gt;&quot;;[.E470];&quot;&lt;/source&gt;&lt;translation&gt;&quot;;[.B470];&quot;&lt;/translation&gt;&lt;/message&gt;&quot;)" office:value-type="string" office:string-value="&lt;message&gt;&lt;source&gt;experiment station&lt;/source&gt;&lt;translation&gt;station expérimentale&lt;/translation&gt;&lt;/message&gt;">
            <text:p>&lt;message&gt;&lt;source&gt;experiment station&lt;/source&gt;&lt;translation&gt;station expérimentale&lt;/translation&gt;&lt;/message&gt;</text:p>
          </table:table-cell>
          <table:table-cell table:number-columns-repeated="1017"/>
        </table:table-row>
        <table:table-row table:style-name="ro1">
          <table:table-cell table:style-name="ce7" office:value-type="string">
            <text:p>STNF</text:p>
          </table:table-cell>
          <table:table-cell table:style-name="ce7" office:value-type="string">
            <text:p>station forestière</text:p>
          </table:table-cell>
          <table:table-cell table:style-name="ce7" office:value-type="string">
            <text:p>un ensemble de bâtiments et d'installations pour la réalisation de la gestion forestière</text:p>
          </table:table-cell>
          <table:table-cell table:style-name="ce7" office:value-type="string">
            <text:p>STNF</text:p>
          </table:table-cell>
          <table:table-cell table:style-name="ce7" office:value-type="string">
            <text:p>forest station</text:p>
          </table:table-cell>
          <table:table-cell table:style-name="ce7" office:value-type="string">
            <text:p>a collection of buildings and facilities for carrying out forest management</text:p>
          </table:table-cell>
          <table:table-cell table:formula="of:=CONCATENATE(&quot;&lt;message&gt;&lt;source&gt;&quot;;[.E471];&quot;&lt;/source&gt;&lt;translation&gt;&quot;;[.B471];&quot;&lt;/translation&gt;&lt;/message&gt;&quot;)" office:value-type="string" office:string-value="&lt;message&gt;&lt;source&gt;forest station&lt;/source&gt;&lt;translation&gt;station forestière&lt;/translation&gt;&lt;/message&gt;">
            <text:p>&lt;message&gt;&lt;source&gt;forest station&lt;/source&gt;&lt;translation&gt;station forestière&lt;/translation&gt;&lt;/message&gt;</text:p>
          </table:table-cell>
          <table:table-cell table:number-columns-repeated="1017"/>
        </table:table-row>
        <table:table-row table:style-name="ro1">
          <table:table-cell table:style-name="ce7" office:value-type="string">
            <text:p>STNI</text:p>
          </table:table-cell>
          <table:table-cell table:style-name="ce7" office:value-type="string">
            <text:p>Poste d'inspection</text:p>
          </table:table-cell>
          <table:table-cell table:style-name="ce7" office:value-type="string">
            <text:p>une station à laquelle les véhicules, des biens et des personnes sont inspectés</text:p>
          </table:table-cell>
          <table:table-cell table:style-name="ce7" office:value-type="string">
            <text:p>STNI</text:p>
          </table:table-cell>
          <table:table-cell table:style-name="ce7" office:value-type="string">
            <text:p>inspection station</text:p>
          </table:table-cell>
          <table:table-cell table:style-name="ce7" office:value-type="string">
            <text:p>a station at which vehicles, goods, and people are inspected</text:p>
          </table:table-cell>
          <table:table-cell table:formula="of:=CONCATENATE(&quot;&lt;message&gt;&lt;source&gt;&quot;;[.E472];&quot;&lt;/source&gt;&lt;translation&gt;&quot;;[.B472];&quot;&lt;/translation&gt;&lt;/message&gt;&quot;)" office:value-type="string" office:string-value="&lt;message&gt;&lt;source&gt;inspection station&lt;/source&gt;&lt;translation&gt;Poste d'inspection&lt;/translation&gt;&lt;/message&gt;">
            <text:p>&lt;message&gt;&lt;source&gt;inspection station&lt;/source&gt;&lt;translation&gt;Poste d'inspection&lt;/translation&gt;&lt;/message&gt;</text:p>
          </table:table-cell>
          <table:table-cell table:number-columns-repeated="1017"/>
        </table:table-row>
        <table:table-row table:style-name="ro1">
          <table:table-cell table:style-name="ce7" office:value-type="string">
            <text:p>STNM</text:p>
          </table:table-cell>
          <table:table-cell table:style-name="ce7" office:value-type="string">
            <text:p>station météorologique</text:p>
          </table:table-cell>
          <table:table-cell table:style-name="ce7" office:value-type="string">
            <text:p>un poste au niveau duquel les éléments météorologiques sont enregistrées</text:p>
          </table:table-cell>
          <table:table-cell table:style-name="ce7" office:value-type="string">
            <text:p>STNM</text:p>
          </table:table-cell>
          <table:table-cell table:style-name="ce7" office:value-type="string">
            <text:p>meteorological station</text:p>
          </table:table-cell>
          <table:table-cell table:style-name="ce7" office:value-type="string">
            <text:p>a station at which weather elements are recorded</text:p>
          </table:table-cell>
          <table:table-cell table:formula="of:=CONCATENATE(&quot;&lt;message&gt;&lt;source&gt;&quot;;[.E473];&quot;&lt;/source&gt;&lt;translation&gt;&quot;;[.B473];&quot;&lt;/translation&gt;&lt;/message&gt;&quot;)" office:value-type="string" office:string-value="&lt;message&gt;&lt;source&gt;meteorological station&lt;/source&gt;&lt;translation&gt;station météorologique&lt;/translation&gt;&lt;/message&gt;">
            <text:p>&lt;message&gt;&lt;source&gt;meteorological station&lt;/source&gt;&lt;translation&gt;station météorologique&lt;/translation&gt;&lt;/message&gt;</text:p>
          </table:table-cell>
          <table:table-cell table:number-columns-repeated="1017"/>
        </table:table-row>
        <table:table-row table:style-name="ro1">
          <table:table-cell table:style-name="ce7" office:value-type="string">
            <text:p>STNR</text:p>
          </table:table-cell>
          <table:table-cell table:style-name="ce7" office:value-type="string">
            <text:p>station de radio</text:p>
          </table:table-cell>
          <table:table-cell table:style-name="ce7" office:value-type="string">
            <text:p>une installation pour la production et la transmission d'informations par ondes radio</text:p>
          </table:table-cell>
          <table:table-cell table:style-name="ce7" office:value-type="string">
            <text:p>STNR</text:p>
          </table:table-cell>
          <table:table-cell table:style-name="ce7" office:value-type="string">
            <text:p>radio station</text:p>
          </table:table-cell>
          <table:table-cell table:style-name="ce7" office:value-type="string">
            <text:p>a facility for producing and transmitting information by radio waves</text:p>
          </table:table-cell>
          <table:table-cell table:formula="of:=CONCATENATE(&quot;&lt;message&gt;&lt;source&gt;&quot;;[.E474];&quot;&lt;/source&gt;&lt;translation&gt;&quot;;[.B474];&quot;&lt;/translation&gt;&lt;/message&gt;&quot;)" office:value-type="string" office:string-value="&lt;message&gt;&lt;source&gt;radio station&lt;/source&gt;&lt;translation&gt;station de radio&lt;/translation&gt;&lt;/message&gt;">
            <text:p>&lt;message&gt;&lt;source&gt;radio station&lt;/source&gt;&lt;translation&gt;station de radio&lt;/translation&gt;&lt;/message&gt;</text:p>
          </table:table-cell>
          <table:table-cell table:number-columns-repeated="1017"/>
        </table:table-row>
        <table:table-row table:style-name="ro1">
          <table:table-cell table:style-name="ce7" office:value-type="string">
            <text:p>STNS</text:p>
          </table:table-cell>
          <table:table-cell table:style-name="ce7" office:value-type="string">
            <text:p>satellitaire</text:p>
          </table:table-cell>
          <table:table-cell table:style-name="ce7" office:value-type="string">
            <text:p>un centre de suivi et de communication avec des satellites en orbite</text:p>
          </table:table-cell>
          <table:table-cell table:style-name="ce7" office:value-type="string">
            <text:p>STNS</text:p>
          </table:table-cell>
          <table:table-cell table:style-name="ce7" office:value-type="string">
            <text:p>satellite station</text:p>
          </table:table-cell>
          <table:table-cell table:style-name="ce7" office:value-type="string">
            <text:p>a facility for tracking and communicating with orbiting satellites</text:p>
          </table:table-cell>
          <table:table-cell table:formula="of:=CONCATENATE(&quot;&lt;message&gt;&lt;source&gt;&quot;;[.E475];&quot;&lt;/source&gt;&lt;translation&gt;&quot;;[.B475];&quot;&lt;/translation&gt;&lt;/message&gt;&quot;)" office:value-type="string" office:string-value="&lt;message&gt;&lt;source&gt;satellite station&lt;/source&gt;&lt;translation&gt;satellitaire&lt;/translation&gt;&lt;/message&gt;">
            <text:p>&lt;message&gt;&lt;source&gt;satellite station&lt;/source&gt;&lt;translation&gt;satellitaire&lt;/translation&gt;&lt;/message&gt;</text:p>
          </table:table-cell>
          <table:table-cell table:number-columns-repeated="1017"/>
        </table:table-row>
        <table:table-row table:style-name="ro1">
          <table:table-cell table:style-name="ce7" office:value-type="string">
            <text:p>STNW</text:p>
          </table:table-cell>
          <table:table-cell table:style-name="ce7" office:value-type="string">
            <text:p>port baleinier</text:p>
          </table:table-cell>
          <table:table-cell table:style-name="ce7" office:value-type="string">
            <text:p>une installation pour l'abattage de baleines et de traitement de l'huile de train</text:p>
          </table:table-cell>
          <table:table-cell table:style-name="ce7" office:value-type="string">
            <text:p>STNW</text:p>
          </table:table-cell>
          <table:table-cell table:style-name="ce7" office:value-type="string">
            <text:p>whaling station</text:p>
          </table:table-cell>
          <table:table-cell table:style-name="ce7" office:value-type="string">
            <text:p>a facility for butchering whales and processing train oil</text:p>
          </table:table-cell>
          <table:table-cell table:formula="of:=CONCATENATE(&quot;&lt;message&gt;&lt;source&gt;&quot;;[.E476];&quot;&lt;/source&gt;&lt;translation&gt;&quot;;[.B476];&quot;&lt;/translation&gt;&lt;/message&gt;&quot;)" office:value-type="string" office:string-value="&lt;message&gt;&lt;source&gt;whaling station&lt;/source&gt;&lt;translation&gt;port baleinier&lt;/translation&gt;&lt;/message&gt;">
            <text:p>&lt;message&gt;&lt;source&gt;whaling station&lt;/source&gt;&lt;translation&gt;port baleinier&lt;/translation&gt;&lt;/message&gt;</text:p>
          </table:table-cell>
          <table:table-cell table:number-columns-repeated="1017"/>
        </table:table-row>
        <table:table-row table:style-name="ro1">
          <table:table-cell table:style-name="ce7" office:value-type="string">
            <text:p>STPS</text:p>
          </table:table-cell>
          <table:table-cell table:style-name="ce7" office:value-type="string">
            <text:p>mesures</text:p>
          </table:table-cell>
          <table:table-cell table:style-name="ce7" office:value-type="string">
            <text:p>pierres ou dalles placées pour faciliter l'ascendant ou descendant une pente raide</text:p>
          </table:table-cell>
          <table:table-cell table:style-name="ce7" office:value-type="string">
            <text:p>STPS</text:p>
          </table:table-cell>
          <table:table-cell table:style-name="ce7" office:value-type="string">
            <text:p>steps</text:p>
          </table:table-cell>
          <table:table-cell table:style-name="ce7" office:value-type="string">
            <text:p>stones or slabs placed for ease in ascending or descending a steep slope</text:p>
          </table:table-cell>
          <table:table-cell table:formula="of:=CONCATENATE(&quot;&lt;message&gt;&lt;source&gt;&quot;;[.E477];&quot;&lt;/source&gt;&lt;translation&gt;&quot;;[.B477];&quot;&lt;/translation&gt;&lt;/message&gt;&quot;)" office:value-type="string" office:string-value="&lt;message&gt;&lt;source&gt;steps&lt;/source&gt;&lt;translation&gt;mesures&lt;/translation&gt;&lt;/message&gt;">
            <text:p>&lt;message&gt;&lt;source&gt;steps&lt;/source&gt;&lt;translation&gt;mesures&lt;/translation&gt;&lt;/message&gt;</text:p>
          </table:table-cell>
          <table:table-cell table:number-columns-repeated="1017"/>
        </table:table-row>
        <table:table-row table:style-name="ro1">
          <table:table-cell table:style-name="ce7" office:value-type="string">
            <text:p>SWT</text:p>
          </table:table-cell>
          <table:table-cell table:style-name="ce7" office:value-type="string">
            <text:p>usine de traitement des eaux usées</text:p>
          </table:table-cell>
          <table:table-cell table:style-name="ce7" office:value-type="string">
            <text:p>installation pour le traitement des eaux usées et / ou des eaux usées</text:p>
          </table:table-cell>
          <table:table-cell table:style-name="ce7" office:value-type="string">
            <text:p>SWT</text:p>
          </table:table-cell>
          <table:table-cell table:style-name="ce7" office:value-type="string">
            <text:p>sewage treatment plant</text:p>
          </table:table-cell>
          <table:table-cell table:style-name="ce7" office:value-type="string">
            <text:p>facility for the processing of sewage and/or wastewater</text:p>
          </table:table-cell>
          <table:table-cell table:formula="of:=CONCATENATE(&quot;&lt;message&gt;&lt;source&gt;&quot;;[.E478];&quot;&lt;/source&gt;&lt;translation&gt;&quot;;[.B478];&quot;&lt;/translation&gt;&lt;/message&gt;&quot;)" office:value-type="string" office:string-value="&lt;message&gt;&lt;source&gt;sewage treatment plant&lt;/source&gt;&lt;translation&gt;usine de traitement des eaux usées&lt;/translation&gt;&lt;/message&gt;">
            <text:p>&lt;message&gt;&lt;source&gt;sewage treatment plant&lt;/source&gt;&lt;translation&gt;usine de traitement des eaux usées&lt;/translation&gt;&lt;/message&gt;</text:p>
          </table:table-cell>
          <table:table-cell table:number-columns-repeated="1017"/>
        </table:table-row>
        <table:table-row table:style-name="ro1">
          <table:table-cell table:style-name="ce7" office:value-type="string">
            <text:p>THTR</text:p>
          </table:table-cell>
          <table:table-cell table:style-name="ce7" office:value-type="string">
            <text:p>théâtre</text:p>
          </table:table-cell>
          <table:table-cell table:style-name="ce7" office:value-type="string">
            <text:p>Un bâtiment, une pièce ou structure extérieure pour la présentation de pièces de théâtre, des films, des représentations théâtrales ou d'autres</text:p>
          </table:table-cell>
          <table:table-cell table:style-name="ce7" office:value-type="string">
            <text:p>THTR</text:p>
          </table:table-cell>
          <table:table-cell table:style-name="ce7" office:value-type="string">
            <text:p>theater</text:p>
          </table:table-cell>
          <table:table-cell table:style-name="ce7" office:value-type="string">
            <text:p>A building, room, or outdoor structure for the presentation of plays, films, or other dramatic performances</text:p>
          </table:table-cell>
          <table:table-cell table:formula="of:=CONCATENATE(&quot;&lt;message&gt;&lt;source&gt;&quot;;[.E479];&quot;&lt;/source&gt;&lt;translation&gt;&quot;;[.B479];&quot;&lt;/translation&gt;&lt;/message&gt;&quot;)" office:value-type="string" office:string-value="&lt;message&gt;&lt;source&gt;theater&lt;/source&gt;&lt;translation&gt;théâtre&lt;/translation&gt;&lt;/message&gt;">
            <text:p>&lt;message&gt;&lt;source&gt;theater&lt;/source&gt;&lt;translation&gt;théâtre&lt;/translation&gt;&lt;/message&gt;</text:p>
          </table:table-cell>
          <table:table-cell table:number-columns-repeated="1017"/>
        </table:table-row>
        <table:table-row table:style-name="ro1">
          <table:table-cell table:style-name="ce7" office:value-type="string">
            <text:p>TMB</text:p>
          </table:table-cell>
          <table:table-cell table:style-name="ce7" office:value-type="string">
            <text:p>tombe (s)</text:p>
          </table:table-cell>
          <table:table-cell table:style-name="ce7" office:value-type="string">
            <text:p>une structure pour inhumer des restes des organismes</text:p>
          </table:table-cell>
          <table:table-cell table:style-name="ce7" office:value-type="string">
            <text:p>TMB</text:p>
          </table:table-cell>
          <table:table-cell table:style-name="ce7" office:value-type="string">
            <text:p>tomb(s)</text:p>
          </table:table-cell>
          <table:table-cell table:style-name="ce7" office:value-type="string">
            <text:p>a structure for interring bodies</text:p>
          </table:table-cell>
          <table:table-cell table:formula="of:=CONCATENATE(&quot;&lt;message&gt;&lt;source&gt;&quot;;[.E480];&quot;&lt;/source&gt;&lt;translation&gt;&quot;;[.B480];&quot;&lt;/translation&gt;&lt;/message&gt;&quot;)" office:value-type="string" office:string-value="&lt;message&gt;&lt;source&gt;tomb(s)&lt;/source&gt;&lt;translation&gt;tombe (s)&lt;/translation&gt;&lt;/message&gt;">
            <text:p>&lt;message&gt;&lt;source&gt;tomb(s)&lt;/source&gt;&lt;translation&gt;tombe (s)&lt;/translation&gt;&lt;/message&gt;</text:p>
          </table:table-cell>
          <table:table-cell table:number-columns-repeated="1017"/>
        </table:table-row>
        <table:table-row table:style-name="ro1">
          <table:table-cell table:style-name="ce7" office:value-type="string">
            <text:p>TMPL</text:p>
          </table:table-cell>
          <table:table-cell table:style-name="ce7" office:value-type="string">
            <text:p>temple (s)</text:p>
          </table:table-cell>
          <table:table-cell table:style-name="ce7" office:value-type="string">
            <text:p>un édifice consacré au culte religieux</text:p>
          </table:table-cell>
          <table:table-cell table:style-name="ce7" office:value-type="string">
            <text:p>TMPL</text:p>
          </table:table-cell>
          <table:table-cell table:style-name="ce7" office:value-type="string">
            <text:p>temple(s)</text:p>
          </table:table-cell>
          <table:table-cell table:style-name="ce7" office:value-type="string">
            <text:p>an edifice dedicated to religious worship</text:p>
          </table:table-cell>
          <table:table-cell table:formula="of:=CONCATENATE(&quot;&lt;message&gt;&lt;source&gt;&quot;;[.E481];&quot;&lt;/source&gt;&lt;translation&gt;&quot;;[.B481];&quot;&lt;/translation&gt;&lt;/message&gt;&quot;)" office:value-type="string" office:string-value="&lt;message&gt;&lt;source&gt;temple(s)&lt;/source&gt;&lt;translation&gt;temple (s)&lt;/translation&gt;&lt;/message&gt;">
            <text:p>&lt;message&gt;&lt;source&gt;temple(s)&lt;/source&gt;&lt;translation&gt;temple (s)&lt;/translation&gt;&lt;/message&gt;</text:p>
          </table:table-cell>
          <table:table-cell table:number-columns-repeated="1017"/>
        </table:table-row>
        <table:table-row table:style-name="ro1">
          <table:table-cell table:style-name="ce7" office:value-type="string">
            <text:p>TNKD</text:p>
          </table:table-cell>
          <table:table-cell table:style-name="ce7" office:value-type="string">
            <text:p>réservoir de trempage des bovins</text:p>
          </table:table-cell>
          <table:table-cell table:style-name="ce7" office:value-type="string">
            <text:p>un petit étang artificiel utilisé pour l'immersion dans l'eau des bovins traités chimiquement pour le contrôle des maladies</text:p>
          </table:table-cell>
          <table:table-cell table:style-name="ce7" office:value-type="string">
            <text:p>TNKD</text:p>
          </table:table-cell>
          <table:table-cell table:style-name="ce7" office:value-type="string">
            <text:p>cattle dipping tank</text:p>
          </table:table-cell>
          <table:table-cell table:style-name="ce7" office:value-type="string">
            <text:p>a small artificial pond used for immersing cattle in chemically treated water for disease control</text:p>
          </table:table-cell>
          <table:table-cell table:formula="of:=CONCATENATE(&quot;&lt;message&gt;&lt;source&gt;&quot;;[.E482];&quot;&lt;/source&gt;&lt;translation&gt;&quot;;[.B482];&quot;&lt;/translation&gt;&lt;/message&gt;&quot;)" office:value-type="string" office:string-value="&lt;message&gt;&lt;source&gt;cattle dipping tank&lt;/source&gt;&lt;translation&gt;réservoir de trempage des bovins&lt;/translation&gt;&lt;/message&gt;">
            <text:p>&lt;message&gt;&lt;source&gt;cattle dipping tank&lt;/source&gt;&lt;translation&gt;réservoir de trempage des bovins&lt;/translation&gt;&lt;/message&gt;</text:p>
          </table:table-cell>
          <table:table-cell table:number-columns-repeated="1017"/>
        </table:table-row>
        <table:table-row table:style-name="ro1">
          <table:table-cell table:style-name="ce7" office:value-type="string">
            <text:p>TOWR</text:p>
          </table:table-cell>
          <table:table-cell table:style-name="ce7" office:value-type="string">
            <text:p>tour</text:p>
          </table:table-cell>
          <table:table-cell table:style-name="ce7" office:value-type="string">
            <text:p>une structure de haut visible, généralement beaucoup plus élevé que son diamètre</text:p>
          </table:table-cell>
          <table:table-cell table:style-name="ce7" office:value-type="string">
            <text:p>TOWR</text:p>
          </table:table-cell>
          <table:table-cell table:style-name="ce7" office:value-type="string">
            <text:p>tower</text:p>
          </table:table-cell>
          <table:table-cell table:style-name="ce7" office:value-type="string">
            <text:p>a high conspicuous structure, typically much higher than its diameter</text:p>
          </table:table-cell>
          <table:table-cell table:formula="of:=CONCATENATE(&quot;&lt;message&gt;&lt;source&gt;&quot;;[.E483];&quot;&lt;/source&gt;&lt;translation&gt;&quot;;[.B483];&quot;&lt;/translation&gt;&lt;/message&gt;&quot;)" office:value-type="string" office:string-value="&lt;message&gt;&lt;source&gt;tower&lt;/source&gt;&lt;translation&gt;tour&lt;/translation&gt;&lt;/message&gt;">
            <text:p>&lt;message&gt;&lt;source&gt;tower&lt;/source&gt;&lt;translation&gt;tour&lt;/translation&gt;&lt;/message&gt;</text:p>
          </table:table-cell>
          <table:table-cell table:number-columns-repeated="1017"/>
        </table:table-row>
        <table:table-row table:style-name="ro1">
          <table:table-cell table:style-name="ce7" office:value-type="string">
            <text:p>TRANT</text:p>
          </table:table-cell>
          <table:table-cell table:style-name="ce7" office:value-type="string">
            <text:p>transport de terminal</text:p>
          </table:table-cell>
          <table:table-cell table:style-name="ce7" office:value-type="string">
            <text:p>installations pour la manutention du fret et des passagers des véhicules</text:p>
          </table:table-cell>
          <table:table-cell table:style-name="ce7" office:value-type="string">
            <text:p>TRANT</text:p>
          </table:table-cell>
          <table:table-cell table:style-name="ce7" office:value-type="string">
            <text:p>transit terminal</text:p>
          </table:table-cell>
          <table:table-cell table:style-name="ce7" office:value-type="string">
            <text:p>facilities for the handling of vehicular freight and passengers</text:p>
          </table:table-cell>
          <table:table-cell table:formula="of:=CONCATENATE(&quot;&lt;message&gt;&lt;source&gt;&quot;;[.E484];&quot;&lt;/source&gt;&lt;translation&gt;&quot;;[.B484];&quot;&lt;/translation&gt;&lt;/message&gt;&quot;)" office:value-type="string" office:string-value="&lt;message&gt;&lt;source&gt;transit terminal&lt;/source&gt;&lt;translation&gt;transport de terminal&lt;/translation&gt;&lt;/message&gt;">
            <text:p>&lt;message&gt;&lt;source&gt;transit terminal&lt;/source&gt;&lt;translation&gt;transport de terminal&lt;/translation&gt;&lt;/message&gt;</text:p>
          </table:table-cell>
          <table:table-cell table:number-columns-repeated="1017"/>
        </table:table-row>
        <table:table-row table:style-name="ro1">
          <table:table-cell table:style-name="ce7" office:value-type="string">
            <text:p>TRIG</text:p>
          </table:table-cell>
          <table:table-cell table:style-name="ce7" office:value-type="string">
            <text:p>la station de triangulation</text:p>
          </table:table-cell>
          <table:table-cell table:style-name="ce7" office:value-type="string">
            <text:p>un point situé sur la terre dont la position a été déterminée par triangulation</text:p>
          </table:table-cell>
          <table:table-cell table:style-name="ce7" office:value-type="string">
            <text:p>TRIG</text:p>
          </table:table-cell>
          <table:table-cell table:style-name="ce7" office:value-type="string">
            <text:p>triangulation station</text:p>
          </table:table-cell>
          <table:table-cell table:style-name="ce7" office:value-type="string">
            <text:p>a point on the earth whose position has been determined by triangulation</text:p>
          </table:table-cell>
          <table:table-cell table:formula="of:=CONCATENATE(&quot;&lt;message&gt;&lt;source&gt;&quot;;[.E485];&quot;&lt;/source&gt;&lt;translation&gt;&quot;;[.B485];&quot;&lt;/translation&gt;&lt;/message&gt;&quot;)" office:value-type="string" office:string-value="&lt;message&gt;&lt;source&gt;triangulation station&lt;/source&gt;&lt;translation&gt;la station de triangulation&lt;/translation&gt;&lt;/message&gt;">
            <text:p>&lt;message&gt;&lt;source&gt;triangulation station&lt;/source&gt;&lt;translation&gt;la station de triangulation&lt;/translation&gt;&lt;/message&gt;</text:p>
          </table:table-cell>
          <table:table-cell table:number-columns-repeated="1017"/>
        </table:table-row>
        <table:table-row table:style-name="ro1">
          <table:table-cell table:style-name="ce7" office:value-type="string">
            <text:p>TRMO</text:p>
          </table:table-cell>
          <table:table-cell table:style-name="ce7" office:value-type="string">
            <text:p>terminus d'oléoduc</text:p>
          </table:table-cell>
          <table:table-cell table:style-name="ce7" office:value-type="string">
            <text:p>un parc de stockage ou d'une installation de chargement à la fin d'un oléoduc</text:p>
          </table:table-cell>
          <table:table-cell table:style-name="ce7" office:value-type="string">
            <text:p>TRMO</text:p>
          </table:table-cell>
          <table:table-cell table:style-name="ce7" office:value-type="string">
            <text:p>oil pipeline terminal</text:p>
          </table:table-cell>
          <table:table-cell table:style-name="ce7" office:value-type="string">
            <text:p>a tank farm or loading facility at the end of an oil pipeline</text:p>
          </table:table-cell>
          <table:table-cell table:formula="of:=CONCATENATE(&quot;&lt;message&gt;&lt;source&gt;&quot;;[.E486];&quot;&lt;/source&gt;&lt;translation&gt;&quot;;[.B486];&quot;&lt;/translation&gt;&lt;/message&gt;&quot;)" office:value-type="string" office:string-value="&lt;message&gt;&lt;source&gt;oil pipeline terminal&lt;/source&gt;&lt;translation&gt;terminus d'oléoduc&lt;/translation&gt;&lt;/message&gt;">
            <text:p>&lt;message&gt;&lt;source&gt;oil pipeline terminal&lt;/source&gt;&lt;translation&gt;terminus d'oléoduc&lt;/translation&gt;&lt;/message&gt;</text:p>
          </table:table-cell>
          <table:table-cell table:number-columns-repeated="1017"/>
        </table:table-row>
        <table:table-row table:style-name="ro1">
          <table:table-cell table:style-name="ce7" office:value-type="string">
            <text:p>DEUX</text:p>
          </table:table-cell>
          <table:table-cell table:style-name="ce7" office:value-type="string">
            <text:p>bureau de travail temporaire</text:p>
          </table:table-cell>
          <table:table-cell table:style-name="ce7" office:value-type="string">
            <text:p>Bureaux de Travail Temporaire</text:p>
          </table:table-cell>
          <table:table-cell table:style-name="ce7" office:value-type="string">
            <text:p>TWO</text:p>
          </table:table-cell>
          <table:table-cell table:style-name="ce7" office:value-type="string">
            <text:p>temp work office</text:p>
          </table:table-cell>
          <table:table-cell table:style-name="ce7" office:value-type="string">
            <text:p>Temporary Work Offices</text:p>
          </table:table-cell>
          <table:table-cell table:formula="of:=CONCATENATE(&quot;&lt;message&gt;&lt;source&gt;&quot;;[.E487];&quot;&lt;/source&gt;&lt;translation&gt;&quot;;[.B487];&quot;&lt;/translation&gt;&lt;/message&gt;&quot;)" office:value-type="string" office:string-value="&lt;message&gt;&lt;source&gt;temp work office&lt;/source&gt;&lt;translation&gt;bureau de travail temporaire&lt;/translation&gt;&lt;/message&gt;">
            <text:p>&lt;message&gt;&lt;source&gt;temp work office&lt;/source&gt;&lt;translation&gt;bureau de travail temporaire&lt;/translation&gt;&lt;/message&gt;</text:p>
          </table:table-cell>
          <table:table-cell table:number-columns-repeated="1017"/>
        </table:table-row>
        <table:table-row table:style-name="ro1">
          <table:table-cell table:style-name="ce7" office:value-type="string">
            <text:p>UNIP</text:p>
          </table:table-cell>
          <table:table-cell table:style-name="ce7" office:value-type="string">
            <text:p>université école préparatoire</text:p>
          </table:table-cell>
          <table:table-cell table:style-name="ce7" office:value-type="string">
            <text:p>Écoles préparation à l'université et institutions</text:p>
          </table:table-cell>
          <table:table-cell table:style-name="ce7" office:value-type="string">
            <text:p>UNIP</text:p>
          </table:table-cell>
          <table:table-cell table:style-name="ce7" office:value-type="string">
            <text:p>university prep school</text:p>
          </table:table-cell>
          <table:table-cell table:style-name="ce7" office:value-type="string">
            <text:p>University Preparation Schools &amp; Institutions</text:p>
          </table:table-cell>
          <table:table-cell table:formula="of:=CONCATENATE(&quot;&lt;message&gt;&lt;source&gt;&quot;;[.E488];&quot;&lt;/source&gt;&lt;translation&gt;&quot;;[.B488];&quot;&lt;/translation&gt;&lt;/message&gt;&quot;)" office:value-type="string" office:string-value="&lt;message&gt;&lt;source&gt;university prep school&lt;/source&gt;&lt;translation&gt;université école préparatoire&lt;/translation&gt;&lt;/message&gt;">
            <text:p>&lt;message&gt;&lt;source&gt;university prep school&lt;/source&gt;&lt;translation&gt;université école préparatoire&lt;/translation&gt;&lt;/message&gt;</text:p>
          </table:table-cell>
          <table:table-cell table:number-columns-repeated="1017"/>
        </table:table-row>
        <table:table-row table:style-name="ro1">
          <table:table-cell table:style-name="ce7" office:value-type="string">
            <text:p>UNIV</text:p>
          </table:table-cell>
          <table:table-cell table:style-name="ce7" office:value-type="string">
            <text:p>université</text:p>
          </table:table-cell>
          <table:table-cell table:style-name="ce7" office:value-type="string">
            <text:p>Un établissement d'enseignement supérieur avec des installations d'enseignement et de recherche constituent une école d'études supérieures et des écoles professionnelles que les maîtrises et doctorats prix et une division de premier cycle qui délivre des diplômes de baccalauréat.</text:p>
          </table:table-cell>
          <table:table-cell table:style-name="ce7" office:value-type="string">
            <text:p>UNIV</text:p>
          </table:table-cell>
          <table:table-cell table:style-name="ce7" office:value-type="string">
            <text:p>university</text:p>
          </table:table-cell>
          <table:table-cell table:style-name="ce7" office:value-type="string">
            <text:p>An institution for higher learning with teaching and research facilities constituting a graduate school and professional schools that award master's degrees and doctorates and an undergraduate division that awards bachelor's degrees.</text:p>
          </table:table-cell>
          <table:table-cell table:formula="of:=CONCATENATE(&quot;&lt;message&gt;&lt;source&gt;&quot;;[.E489];&quot;&lt;/source&gt;&lt;translation&gt;&quot;;[.B489];&quot;&lt;/translation&gt;&lt;/message&gt;&quot;)" office:value-type="string" office:string-value="&lt;message&gt;&lt;source&gt;university&lt;/source&gt;&lt;translation&gt;université&lt;/translation&gt;&lt;/message&gt;">
            <text:p>&lt;message&gt;&lt;source&gt;university&lt;/source&gt;&lt;translation&gt;université&lt;/translation&gt;&lt;/message&gt;</text:p>
          </table:table-cell>
          <table:table-cell table:number-columns-repeated="1017"/>
        </table:table-row>
        <table:table-row table:style-name="ro1">
          <table:table-cell table:style-name="ce7" office:value-type="string">
            <text:p>SESG</text:p>
          </table:table-cell>
          <table:table-cell table:style-name="ce7" office:value-type="string">
            <text:p>mise en place du gouvernement américain</text:p>
          </table:table-cell>
          <table:table-cell table:style-name="ce7" office:value-type="string">
            <text:p>un établissement exploité par le gouvernement des États-Unis au Panama</text:p>
          </table:table-cell>
          <table:table-cell table:style-name="ce7" office:value-type="string">
            <text:p>USGE</text:p>
          </table:table-cell>
          <table:table-cell table:style-name="ce7" office:value-type="string">
            <text:p>united states government establishment</text:p>
          </table:table-cell>
          <table:table-cell table:style-name="ce7" office:value-type="string">
            <text:p>a facility operated by the United States Government in Panama</text:p>
          </table:table-cell>
          <table:table-cell table:formula="of:=CONCATENATE(&quot;&lt;message&gt;&lt;source&gt;&quot;;[.E490];&quot;&lt;/source&gt;&lt;translation&gt;&quot;;[.B490];&quot;&lt;/translation&gt;&lt;/message&gt;&quot;)" office:value-type="string" office:string-value="&lt;message&gt;&lt;source&gt;united states government establishment&lt;/source&gt;&lt;translation&gt;mise en place du gouvernement américain&lt;/translation&gt;&lt;/message&gt;">
            <text:p>&lt;message&gt;&lt;source&gt;united states government establishment&lt;/source&gt;&lt;translation&gt;mise en place du gouvernement américain&lt;/translation&gt;&lt;/message&gt;</text:p>
          </table:table-cell>
          <table:table-cell table:number-columns-repeated="1017"/>
        </table:table-row>
        <table:table-row table:style-name="ro1">
          <table:table-cell table:style-name="ce7" office:value-type="string">
            <text:p>VETF</text:p>
          </table:table-cell>
          <table:table-cell table:style-name="ce7" office:value-type="string">
            <text:p>clinique vétérinaire</text:p>
          </table:table-cell>
          <table:table-cell table:style-name="ce7" office:value-type="string">
            <text:p>un bâtiment ou d'un camp où les services vétérinaires sont disponibles</text:p>
          </table:table-cell>
          <table:table-cell table:style-name="ce7" office:value-type="string">
            <text:p>VETF</text:p>
          </table:table-cell>
          <table:table-cell table:style-name="ce7" office:value-type="string">
            <text:p>veterinary facility</text:p>
          </table:table-cell>
          <table:table-cell table:style-name="ce7" office:value-type="string">
            <text:p>a building or camp at which veterinary services are available</text:p>
          </table:table-cell>
          <table:table-cell table:formula="of:=CONCATENATE(&quot;&lt;message&gt;&lt;source&gt;&quot;;[.E491];&quot;&lt;/source&gt;&lt;translation&gt;&quot;;[.B491];&quot;&lt;/translation&gt;&lt;/message&gt;&quot;)" office:value-type="string" office:string-value="&lt;message&gt;&lt;source&gt;veterinary facility&lt;/source&gt;&lt;translation&gt;clinique vétérinaire&lt;/translation&gt;&lt;/message&gt;">
            <text:p>&lt;message&gt;&lt;source&gt;veterinary facility&lt;/source&gt;&lt;translation&gt;clinique vétérinaire&lt;/translation&gt;&lt;/message&gt;</text:p>
          </table:table-cell>
          <table:table-cell table:number-columns-repeated="1017"/>
        </table:table-row>
        <table:table-row table:style-name="ro1">
          <table:table-cell table:style-name="ce7" office:value-type="string">
            <text:p>MUR</text:p>
          </table:table-cell>
          <table:table-cell table:style-name="ce7" office:value-type="string">
            <text:p>mur</text:p>
          </table:table-cell>
          <table:table-cell table:style-name="ce7" office:value-type="string">
            <text:p>une structure de maçonnerie d'épaisseur, renfermant habituellement un domaine ou d'un bâtiment, ou formant la face de la structure</text:p>
          </table:table-cell>
          <table:table-cell table:style-name="ce7" office:value-type="string">
            <text:p>WALL</text:p>
          </table:table-cell>
          <table:table-cell table:style-name="ce7" office:value-type="string">
            <text:p>wall</text:p>
          </table:table-cell>
          <table:table-cell table:style-name="ce7" office:value-type="string">
            <text:p>a thick masonry structure, usually enclosing a field or building, or forming the side of a structure</text:p>
          </table:table-cell>
          <table:table-cell table:formula="of:=CONCATENATE(&quot;&lt;message&gt;&lt;source&gt;&quot;;[.E492];&quot;&lt;/source&gt;&lt;translation&gt;&quot;;[.B492];&quot;&lt;/translation&gt;&lt;/message&gt;&quot;)" office:value-type="string" office:string-value="&lt;message&gt;&lt;source&gt;wall&lt;/source&gt;&lt;translation&gt;mur&lt;/translation&gt;&lt;/message&gt;">
            <text:p>&lt;message&gt;&lt;source&gt;wall&lt;/source&gt;&lt;translation&gt;mur&lt;/translation&gt;&lt;/message&gt;</text:p>
          </table:table-cell>
          <table:table-cell table:number-columns-repeated="1017"/>
        </table:table-row>
        <table:table-row table:style-name="ro1">
          <table:table-cell table:style-name="ce7" office:value-type="string">
            <text:p>WALLA</text:p>
          </table:table-cell>
          <table:table-cell table:style-name="ce7" office:value-type="string">
            <text:p>ancien mur</text:p>
          </table:table-cell>
          <table:table-cell table:style-name="ce7" office:value-type="string">
            <text:p>les restes d'un édifice en pierre de défense linéaire</text:p>
          </table:table-cell>
          <table:table-cell table:style-name="ce7" office:value-type="string">
            <text:p>WALLA</text:p>
          </table:table-cell>
          <table:table-cell table:style-name="ce7" office:value-type="string">
            <text:p>ancient wall</text:p>
          </table:table-cell>
          <table:table-cell table:style-name="ce7" office:value-type="string">
            <text:p>the remains of a linear defensive stone structure</text:p>
          </table:table-cell>
          <table:table-cell table:formula="of:=CONCATENATE(&quot;&lt;message&gt;&lt;source&gt;&quot;;[.E493];&quot;&lt;/source&gt;&lt;translation&gt;&quot;;[.B493];&quot;&lt;/translation&gt;&lt;/message&gt;&quot;)" office:value-type="string" office:string-value="&lt;message&gt;&lt;source&gt;ancient wall&lt;/source&gt;&lt;translation&gt;ancien mur&lt;/translation&gt;&lt;/message&gt;">
            <text:p>&lt;message&gt;&lt;source&gt;ancient wall&lt;/source&gt;&lt;translation&gt;ancien mur&lt;/translation&gt;&lt;/message&gt;</text:p>
          </table:table-cell>
          <table:table-cell table:number-columns-repeated="1017"/>
        </table:table-row>
        <table:table-row table:style-name="ro1">
          <table:table-cell table:style-name="ce7" office:value-type="string">
            <text:p>WEIR</text:p>
          </table:table-cell>
          <table:table-cell table:style-name="ce7" office:value-type="string">
            <text:p>déversoir (s)</text:p>
          </table:table-cell>
          <table:table-cell table:style-name="ce7" office:value-type="string">
            <text:p>un petit barrage dans un ruisseau, destiné à élever le niveau de l'eau ou de détourner l'écoulement fluvial à travers un canal désiré</text:p>
          </table:table-cell>
          <table:table-cell table:style-name="ce7" office:value-type="string">
            <text:p>WEIR</text:p>
          </table:table-cell>
          <table:table-cell table:style-name="ce7" office:value-type="string">
            <text:p>weir(s)</text:p>
          </table:table-cell>
          <table:table-cell table:style-name="ce7" office:value-type="string">
            <text:p>a small dam in a stream, designed to raise the water level or to divert stream flow through a desired channel</text:p>
          </table:table-cell>
          <table:table-cell table:formula="of:=CONCATENATE(&quot;&lt;message&gt;&lt;source&gt;&quot;;[.E494];&quot;&lt;/source&gt;&lt;translation&gt;&quot;;[.B494];&quot;&lt;/translation&gt;&lt;/message&gt;&quot;)" office:value-type="string" office:string-value="&lt;message&gt;&lt;source&gt;weir(s)&lt;/source&gt;&lt;translation&gt;déversoir (s)&lt;/translation&gt;&lt;/message&gt;">
            <text:p>&lt;message&gt;&lt;source&gt;weir(s)&lt;/source&gt;&lt;translation&gt;déversoir (s)&lt;/translation&gt;&lt;/message&gt;</text:p>
          </table:table-cell>
          <table:table-cell table:number-columns-repeated="1017"/>
        </table:table-row>
        <table:table-row table:style-name="ro1">
          <table:table-cell table:style-name="ce7" office:value-type="string">
            <text:p>WHRF</text:p>
          </table:table-cell>
          <table:table-cell table:style-name="ce7" office:value-type="string">
            <text:p>quai (-ves)</text:p>
          </table:table-cell>
          <table:table-cell table:style-name="ce7" office:value-type="string">
            <text:p>une structure ouverte plutôt que d'une construction solide le long d'une rive ou d'une banque qui fournit accostage pour les navires et les installations de manutention</text:p>
          </table:table-cell>
          <table:table-cell table:style-name="ce7" office:value-type="string">
            <text:p>WHRF</text:p>
          </table:table-cell>
          <table:table-cell table:style-name="ce7" office:value-type="string">
            <text:p>wharf(-ves)</text:p>
          </table:table-cell>
          <table:table-cell table:style-name="ce7" office:value-type="string">
            <text:p>a structure of open rather than solid construction along a shore or a bank which provides berthing for ships and cargo-handling facilities</text:p>
          </table:table-cell>
          <table:table-cell table:formula="of:=CONCATENATE(&quot;&lt;message&gt;&lt;source&gt;&quot;;[.E495];&quot;&lt;/source&gt;&lt;translation&gt;&quot;;[.B495];&quot;&lt;/translation&gt;&lt;/message&gt;&quot;)" office:value-type="string" office:string-value="&lt;message&gt;&lt;source&gt;wharf(-ves)&lt;/source&gt;&lt;translation&gt;quai (-ves)&lt;/translation&gt;&lt;/message&gt;">
            <text:p>&lt;message&gt;&lt;source&gt;wharf(-ves)&lt;/source&gt;&lt;translation&gt;quai (-ves)&lt;/translation&gt;&lt;/message&gt;</text:p>
          </table:table-cell>
          <table:table-cell table:number-columns-repeated="1017"/>
        </table:table-row>
        <table:table-row table:style-name="ro1">
          <table:table-cell table:style-name="ce7" office:value-type="string">
            <text:p>WRCK</text:p>
          </table:table-cell>
          <table:table-cell table:style-name="ce7" office:value-type="string">
            <text:p>épave</text:p>
          </table:table-cell>
          <table:table-cell table:style-name="ce7" office:value-type="string">
            <text:p>le site des vestiges d'un navire naufragé</text:p>
          </table:table-cell>
          <table:table-cell table:style-name="ce7" office:value-type="string">
            <text:p>WRCK</text:p>
          </table:table-cell>
          <table:table-cell table:style-name="ce7" office:value-type="string">
            <text:p>wreck</text:p>
          </table:table-cell>
          <table:table-cell table:style-name="ce7" office:value-type="string">
            <text:p>the site of the remains of a wrecked vessel</text:p>
          </table:table-cell>
          <table:table-cell table:formula="of:=CONCATENATE(&quot;&lt;message&gt;&lt;source&gt;&quot;;[.E496];&quot;&lt;/source&gt;&lt;translation&gt;&quot;;[.B496];&quot;&lt;/translation&gt;&lt;/message&gt;&quot;)" office:value-type="string" office:string-value="&lt;message&gt;&lt;source&gt;wreck&lt;/source&gt;&lt;translation&gt;épave&lt;/translation&gt;&lt;/message&gt;">
            <text:p>&lt;message&gt;&lt;source&gt;wreck&lt;/source&gt;&lt;translation&gt;épave&lt;/translation&gt;&lt;/message&gt;</text:p>
          </table:table-cell>
          <table:table-cell table:number-columns-repeated="1017"/>
        </table:table-row>
        <table:table-row table:style-name="ro1">
          <table:table-cell table:style-name="ce7" office:value-type="string">
            <text:p>WTRW</text:p>
          </table:table-cell>
          <table:table-cell table:style-name="ce7" office:value-type="string">
            <text:p>station hydraulique</text:p>
          </table:table-cell>
          <table:table-cell table:style-name="ce7" office:value-type="string">
            <text:p>une installation d'alimentation en eau potable par le biais d'une source d'eau et un système de pompes et de lits de filtration</text:p>
          </table:table-cell>
          <table:table-cell table:style-name="ce7" office:value-type="string">
            <text:p>WTRW</text:p>
          </table:table-cell>
          <table:table-cell table:style-name="ce7" office:value-type="string">
            <text:p>waterworks</text:p>
          </table:table-cell>
          <table:table-cell table:style-name="ce7" office:value-type="string">
            <text:p>a facility for supplying potable water through a water source and a system of pumps and filtration beds</text:p>
          </table:table-cell>
          <table:table-cell table:formula="of:=CONCATENATE(&quot;&lt;message&gt;&lt;source&gt;&quot;;[.E497];&quot;&lt;/source&gt;&lt;translation&gt;&quot;;[.B497];&quot;&lt;/translation&gt;&lt;/message&gt;&quot;)" office:value-type="string" office:string-value="&lt;message&gt;&lt;source&gt;waterworks&lt;/source&gt;&lt;translation&gt;station hydraulique&lt;/translation&gt;&lt;/message&gt;">
            <text:p>&lt;message&gt;&lt;source&gt;waterworks&lt;/source&gt;&lt;translation&gt;station hydraulique&lt;/translation&gt;&lt;/message&gt;</text:p>
          </table:table-cell>
          <table:table-cell table:number-columns-repeated="1017"/>
        </table:table-row>
        <table:table-row table:style-name="ro1">
          <table:table-cell table:style-name="ce7" office:value-type="string">
            <text:p>ZNF</text:p>
          </table:table-cell>
          <table:table-cell table:style-name="ce7" office:value-type="string">
            <text:p>zone de libre-échange</text:p>
          </table:table-cell>
          <table:table-cell table:style-name="ce7" office:value-type="string">
            <text:p>une zone, généralement une partie d'un port où les marchandises peuvent être reçues et expédiées en franchise de droits de douane et de la plupart des règlements de douane</text:p>
          </table:table-cell>
          <table:table-cell table:style-name="ce7" office:value-type="string">
            <text:p>ZNF</text:p>
          </table:table-cell>
          <table:table-cell table:style-name="ce7" office:value-type="string">
            <text:p>free trade zone</text:p>
          </table:table-cell>
          <table:table-cell table:style-name="ce7" office:value-type="string">
            <text:p>an area, usually a section of a port, where goods may be received and shipped free of customs duty and of most customs regulations</text:p>
          </table:table-cell>
          <table:table-cell table:formula="of:=CONCATENATE(&quot;&lt;message&gt;&lt;source&gt;&quot;;[.E498];&quot;&lt;/source&gt;&lt;translation&gt;&quot;;[.B498];&quot;&lt;/translation&gt;&lt;/message&gt;&quot;)" office:value-type="string" office:string-value="&lt;message&gt;&lt;source&gt;free trade zone&lt;/source&gt;&lt;translation&gt;zone de libre-échange&lt;/translation&gt;&lt;/message&gt;">
            <text:p>&lt;message&gt;&lt;source&gt;free trade zone&lt;/source&gt;&lt;translation&gt;zone de libre-échange&lt;/translation&gt;&lt;/message&gt;</text:p>
          </table:table-cell>
          <table:table-cell table:number-columns-repeated="1017"/>
        </table:table-row>
        <table:table-row table:style-name="ro1">
          <table:table-cell table:style-name="ce7" office:value-type="string">
            <text:p>ZOO</text:p>
          </table:table-cell>
          <table:table-cell table:style-name="ce7" office:value-type="string">
            <text:p>zoo</text:p>
          </table:table-cell>
          <table:table-cell table:style-name="ce7" office:value-type="string">
            <text:p>un jardin zoologique ou d'un parc où les animaux sauvages sont gardés pour une exposition</text:p>
          </table:table-cell>
          <table:table-cell table:style-name="ce7" office:value-type="string">
            <text:p>ZOO</text:p>
          </table:table-cell>
          <table:table-cell table:style-name="ce7" office:value-type="string">
            <text:p>zoo</text:p>
          </table:table-cell>
          <table:table-cell table:style-name="ce7" office:value-type="string">
            <text:p>a zoological garden or park where wild animals are kept for exhibition</text:p>
          </table:table-cell>
          <table:table-cell table:formula="of:=CONCATENATE(&quot;&lt;message&gt;&lt;source&gt;&quot;;[.E499];&quot;&lt;/source&gt;&lt;translation&gt;&quot;;[.B499];&quot;&lt;/translation&gt;&lt;/message&gt;&quot;)" office:value-type="string" office:string-value="&lt;message&gt;&lt;source&gt;zoo&lt;/source&gt;&lt;translation&gt;zoo&lt;/translation&gt;&lt;/message&gt;">
            <text:p>&lt;message&gt;&lt;source&gt;zoo&lt;/source&gt;&lt;translation&gt;zoo&lt;/translation&gt;&lt;/message&gt;</text:p>
          </table:table-cell>
          <table:table-cell table:number-columns-repeated="1017"/>
        </table:table-row>
        <table:table-row table:style-name="ro1">
          <table:table-cell table:style-name="ce6" office:value-type="string" table:number-columns-spanned="3" table:number-rows-spanned="1">
            <text:p>T montagne, colline, rocher, ...</text:p>
          </table:table-cell>
          <table:covered-table-cell table:style-name="Default"/>
          <table:covered-table-cell table:style-name="Default"/>
          <table:table-cell table:style-name="ce6" office:value-type="string" table:number-columns-spanned="3" table:number-rows-spanned="1">
            <text:p>T mountain,hill,rock,...</text:p>
          </table:table-cell>
          <table:covered-table-cell table:style-name="Default"/>
          <table:covered-table-cell table:style-name="Default"/>
          <table:table-cell table:number-columns-repeated="1018"/>
        </table:table-row>
        <table:table-row table:style-name="ro1">
          <table:table-cell table:style-name="ce7" office:value-type="string">
            <text:p>ASPH</text:p>
          </table:table-cell>
          <table:table-cell table:style-name="ce7" office:value-type="string">
            <text:p>lac asphalte</text:p>
          </table:table-cell>
          <table:table-cell table:style-name="ce7" office:value-type="string">
            <text:p>un petit bassin contenant l'asphalte naturel</text:p>
          </table:table-cell>
          <table:table-cell table:style-name="ce7" office:value-type="string">
            <text:p>ASPH</text:p>
          </table:table-cell>
          <table:table-cell table:style-name="ce7" office:value-type="string">
            <text:p>asphalt lake</text:p>
          </table:table-cell>
          <table:table-cell table:style-name="ce7" office:value-type="string">
            <text:p>a small basin containing naturally occurring asphalt</text:p>
          </table:table-cell>
          <table:table-cell table:formula="of:=CONCATENATE(&quot;&lt;message&gt;&lt;source&gt;&quot;;[.E501];&quot;&lt;/source&gt;&lt;translation&gt;&quot;;[.B501];&quot;&lt;/translation&gt;&lt;/message&gt;&quot;)" office:value-type="string" office:string-value="&lt;message&gt;&lt;source&gt;asphalt lake&lt;/source&gt;&lt;translation&gt;lac asphalte&lt;/translation&gt;&lt;/message&gt;">
            <text:p>&lt;message&gt;&lt;source&gt;asphalt lake&lt;/source&gt;&lt;translation&gt;lac asphalte&lt;/translation&gt;&lt;/message&gt;</text:p>
          </table:table-cell>
          <table:table-cell table:number-columns-repeated="1017"/>
        </table:table-row>
        <table:table-row table:style-name="ro1">
          <table:table-cell table:style-name="ce7" office:value-type="string">
            <text:p>ATOL</text:p>
          </table:table-cell>
          <table:table-cell table:style-name="ce7" office:value-type="string">
            <text:p>atoll (s)</text:p>
          </table:table-cell>
          <table:table-cell table:style-name="ce7" office:value-type="string">
            <text:p>un récif de corail en forme d'anneau qui a étroitement espacés sur les îles il encerclant un lagon</text:p>
          </table:table-cell>
          <table:table-cell table:style-name="ce7" office:value-type="string">
            <text:p>ATOL</text:p>
          </table:table-cell>
          <table:table-cell table:style-name="ce7" office:value-type="string">
            <text:p>atoll(s)</text:p>
          </table:table-cell>
          <table:table-cell table:style-name="ce7" office:value-type="string">
            <text:p>a ring-shaped coral reef which has closely spaced islands on it encircling a lagoon</text:p>
          </table:table-cell>
          <table:table-cell table:formula="of:=CONCATENATE(&quot;&lt;message&gt;&lt;source&gt;&quot;;[.E502];&quot;&lt;/source&gt;&lt;translation&gt;&quot;;[.B502];&quot;&lt;/translation&gt;&lt;/message&gt;&quot;)" office:value-type="string" office:string-value="&lt;message&gt;&lt;source&gt;atoll(s)&lt;/source&gt;&lt;translation&gt;atoll (s)&lt;/translation&gt;&lt;/message&gt;">
            <text:p>&lt;message&gt;&lt;source&gt;atoll(s)&lt;/source&gt;&lt;translation&gt;atoll (s)&lt;/translation&gt;&lt;/message&gt;</text:p>
          </table:table-cell>
          <table:table-cell table:number-columns-repeated="1017"/>
        </table:table-row>
        <table:table-row table:style-name="ro1">
          <table:table-cell table:style-name="ce7" office:value-type="string">
            <text:p>BAR</text:p>
          </table:table-cell>
          <table:table-cell table:style-name="ce7" office:value-type="string">
            <text:p>bar</text:p>
          </table:table-cell>
          <table:table-cell table:style-name="ce7" office:value-type="string">
            <text:p>une crête peu profonde ou un monticule de matériaux non consolidés grossière dans un chenal, à l'embouchure d'un cours d'eau, estuaire ou lagune et dans la zone des vagues de rupture le long des côtes</text:p>
          </table:table-cell>
          <table:table-cell table:style-name="ce7" office:value-type="string">
            <text:p>BAR</text:p>
          </table:table-cell>
          <table:table-cell table:style-name="ce7" office:value-type="string">
            <text:p>bar</text:p>
          </table:table-cell>
          <table:table-cell table:style-name="ce7" office:value-type="string">
            <text:p>a shallow ridge or mound of coarse unconsolidated material in a stream channel, at the mouth of a stream, estuary, or lagoon and in the wave-break zone along coasts</text:p>
          </table:table-cell>
          <table:table-cell table:formula="of:=CONCATENATE(&quot;&lt;message&gt;&lt;source&gt;&quot;;[.E503];&quot;&lt;/source&gt;&lt;translation&gt;&quot;;[.B503];&quot;&lt;/translation&gt;&lt;/message&gt;&quot;)" office:value-type="string" office:string-value="&lt;message&gt;&lt;source&gt;bar&lt;/source&gt;&lt;translation&gt;bar&lt;/translation&gt;&lt;/message&gt;">
            <text:p>&lt;message&gt;&lt;source&gt;bar&lt;/source&gt;&lt;translation&gt;bar&lt;/translation&gt;&lt;/message&gt;</text:p>
          </table:table-cell>
          <table:table-cell table:number-columns-repeated="1017"/>
        </table:table-row>
        <table:table-row table:style-name="ro1">
          <table:table-cell table:style-name="ce7" office:value-type="string">
            <text:p>BCH</text:p>
          </table:table-cell>
          <table:table-cell table:style-name="ce7" office:value-type="string">
            <text:p>plage</text:p>
          </table:table-cell>
          <table:table-cell table:style-name="ce7" office:value-type="string">
            <text:p>une zone côtière de sédiments meubles grossiers qui s'étend de la laisse de basse mer de la plus grande portée des ondes de tempête</text:p>
          </table:table-cell>
          <table:table-cell table:style-name="ce7" office:value-type="string">
            <text:p>BCH</text:p>
          </table:table-cell>
          <table:table-cell table:style-name="ce7" office:value-type="string">
            <text:p>beach</text:p>
          </table:table-cell>
          <table:table-cell table:style-name="ce7" office:value-type="string">
            <text:p>a shore zone of coarse unconsolidated sediment that extends from the low-water line to the highest reach of storm waves</text:p>
          </table:table-cell>
          <table:table-cell table:formula="of:=CONCATENATE(&quot;&lt;message&gt;&lt;source&gt;&quot;;[.E504];&quot;&lt;/source&gt;&lt;translation&gt;&quot;;[.B504];&quot;&lt;/translation&gt;&lt;/message&gt;&quot;)" office:value-type="string" office:string-value="&lt;message&gt;&lt;source&gt;beach&lt;/source&gt;&lt;translation&gt;plage&lt;/translation&gt;&lt;/message&gt;">
            <text:p>&lt;message&gt;&lt;source&gt;beach&lt;/source&gt;&lt;translation&gt;plage&lt;/translation&gt;&lt;/message&gt;</text:p>
          </table:table-cell>
          <table:table-cell table:number-columns-repeated="1017"/>
        </table:table-row>
        <table:table-row table:style-name="ro1">
          <table:table-cell table:style-name="ce7" office:value-type="string">
            <text:p>SHCB</text:p>
          </table:table-cell>
          <table:table-cell table:style-name="ce7" office:value-type="string">
            <text:p>plages</text:p>
          </table:table-cell>
          <table:table-cell table:style-name="ce7" office:value-type="string">
            <text:p>une zone côtière de sédiments meubles grossiers qui s'étend de la laisse de basse mer de la plus grande portée des ondes de tempête</text:p>
          </table:table-cell>
          <table:table-cell table:style-name="ce7" office:value-type="string">
            <text:p>BCHS</text:p>
          </table:table-cell>
          <table:table-cell table:style-name="ce7" office:value-type="string">
            <text:p>beaches</text:p>
          </table:table-cell>
          <table:table-cell table:style-name="ce7" office:value-type="string">
            <text:p>a shore zone of coarse unconsolidated sediment that extends from the low-water line to the highest reach of storm waves</text:p>
          </table:table-cell>
          <table:table-cell table:formula="of:=CONCATENATE(&quot;&lt;message&gt;&lt;source&gt;&quot;;[.E505];&quot;&lt;/source&gt;&lt;translation&gt;&quot;;[.B505];&quot;&lt;/translation&gt;&lt;/message&gt;&quot;)" office:value-type="string" office:string-value="&lt;message&gt;&lt;source&gt;beaches&lt;/source&gt;&lt;translation&gt;plages&lt;/translation&gt;&lt;/message&gt;">
            <text:p>&lt;message&gt;&lt;source&gt;beaches&lt;/source&gt;&lt;translation&gt;plages&lt;/translation&gt;&lt;/message&gt;</text:p>
          </table:table-cell>
          <table:table-cell table:number-columns-repeated="1017"/>
        </table:table-row>
        <table:table-row table:style-name="ro1">
          <table:table-cell table:style-name="ce7" office:value-type="string">
            <text:p>BDLD</text:p>
          </table:table-cell>
          <table:table-cell table:style-name="ce7" office:value-type="string">
            <text:p>badlands</text:p>
          </table:table-cell>
          <table:table-cell table:style-name="ce7" office:value-type="string">
            <text:p>une région caractérisée par un labyrinthe de très rapprochées, profondes et étroites, escarpées ravins, et les crêtes acérées et des pinacles</text:p>
          </table:table-cell>
          <table:table-cell table:style-name="ce7" office:value-type="string">
            <text:p>BDLD</text:p>
          </table:table-cell>
          <table:table-cell table:style-name="ce7" office:value-type="string">
            <text:p>badlands</text:p>
          </table:table-cell>
          <table:table-cell table:style-name="ce7" office:value-type="string">
            <text:p>an area characterized by a maze of very closely spaced, deep, narrow, steep-sided ravines, and sharp crests and pinnacles</text:p>
          </table:table-cell>
          <table:table-cell table:formula="of:=CONCATENATE(&quot;&lt;message&gt;&lt;source&gt;&quot;;[.E506];&quot;&lt;/source&gt;&lt;translation&gt;&quot;;[.B506];&quot;&lt;/translation&gt;&lt;/message&gt;&quot;)" office:value-type="string" office:string-value="&lt;message&gt;&lt;source&gt;badlands&lt;/source&gt;&lt;translation&gt;badlands&lt;/translation&gt;&lt;/message&gt;">
            <text:p>&lt;message&gt;&lt;source&gt;badlands&lt;/source&gt;&lt;translation&gt;badlands&lt;/translation&gt;&lt;/message&gt;</text:p>
          </table:table-cell>
          <table:table-cell table:number-columns-repeated="1017"/>
        </table:table-row>
        <table:table-row table:style-name="ro1">
          <table:table-cell table:style-name="ce7" office:value-type="string">
            <text:p>BLDR</text:p>
          </table:table-cell>
          <table:table-cell table:style-name="ce7" office:value-type="string">
            <text:p>champ de blocs</text:p>
          </table:table-cell>
          <table:table-cell table:style-name="ce7" office:value-type="string">
            <text:p>haute altitude ou la latitude élevée nue, surface plane recouverte de grandes pierres angulaires</text:p>
          </table:table-cell>
          <table:table-cell table:style-name="ce7" office:value-type="string">
            <text:p>BLDR</text:p>
          </table:table-cell>
          <table:table-cell table:style-name="ce7" office:value-type="string">
            <text:p>boulder field</text:p>
          </table:table-cell>
          <table:table-cell table:style-name="ce7" office:value-type="string">
            <text:p>a high altitude or high latitude bare, flat area covered with large angular rocks</text:p>
          </table:table-cell>
          <table:table-cell table:formula="of:=CONCATENATE(&quot;&lt;message&gt;&lt;source&gt;&quot;;[.E507];&quot;&lt;/source&gt;&lt;translation&gt;&quot;;[.B507];&quot;&lt;/translation&gt;&lt;/message&gt;&quot;)" office:value-type="string" office:string-value="&lt;message&gt;&lt;source&gt;boulder field&lt;/source&gt;&lt;translation&gt;champ de blocs&lt;/translation&gt;&lt;/message&gt;">
            <text:p>&lt;message&gt;&lt;source&gt;boulder field&lt;/source&gt;&lt;translation&gt;champ de blocs&lt;/translation&gt;&lt;/message&gt;</text:p>
          </table:table-cell>
          <table:table-cell table:number-columns-repeated="1017"/>
        </table:table-row>
        <table:table-row table:style-name="ro1">
          <table:table-cell table:style-name="ce7" office:value-type="string">
            <text:p>BLHL</text:p>
          </table:table-cell>
          <table:table-cell table:style-name="ce7" office:value-type="string">
            <text:p>évent (s)</text:p>
          </table:table-cell>
          <table:table-cell table:style-name="ce7" office:value-type="string">
            <text:p>un trou dans la roche côtière par laquelle l'eau de mer est amenée par la marée montante ou vagues et jaillit à travers une sortie dans l'air</text:p>
          </table:table-cell>
          <table:table-cell table:style-name="ce7" office:value-type="string">
            <text:p>BLHL</text:p>
          </table:table-cell>
          <table:table-cell table:style-name="ce7" office:value-type="string">
            <text:p>blowhole(s)</text:p>
          </table:table-cell>
          <table:table-cell table:style-name="ce7" office:value-type="string">
            <text:p>a hole in coastal rock through which sea water is forced by a rising tide or waves and spurted through an outlet into the air</text:p>
          </table:table-cell>
          <table:table-cell table:formula="of:=CONCATENATE(&quot;&lt;message&gt;&lt;source&gt;&quot;;[.E508];&quot;&lt;/source&gt;&lt;translation&gt;&quot;;[.B508];&quot;&lt;/translation&gt;&lt;/message&gt;&quot;)" office:value-type="string" office:string-value="&lt;message&gt;&lt;source&gt;blowhole(s)&lt;/source&gt;&lt;translation&gt;évent (s)&lt;/translation&gt;&lt;/message&gt;">
            <text:p>&lt;message&gt;&lt;source&gt;blowhole(s)&lt;/source&gt;&lt;translation&gt;évent (s)&lt;/translation&gt;&lt;/message&gt;</text:p>
          </table:table-cell>
          <table:table-cell table:number-columns-repeated="1017"/>
        </table:table-row>
        <table:table-row table:style-name="ro1">
          <table:table-cell table:style-name="ce7" office:value-type="string">
            <text:p>BLOW</text:p>
          </table:table-cell>
          <table:table-cell table:style-name="ce7" office:value-type="string">
            <text:p>éruption (s)</text:p>
          </table:table-cell>
          <table:table-cell table:style-name="ce7" office:value-type="string">
            <text:p>une petite dépression dans le terrain sablonneux, causée par l'érosion éolienne</text:p>
          </table:table-cell>
          <table:table-cell table:style-name="ce7" office:value-type="string">
            <text:p>BLOW</text:p>
          </table:table-cell>
          <table:table-cell table:style-name="ce7" office:value-type="string">
            <text:p>blowout(s)</text:p>
          </table:table-cell>
          <table:table-cell table:style-name="ce7" office:value-type="string">
            <text:p>a small depression in sandy terrain, caused by wind erosion</text:p>
          </table:table-cell>
          <table:table-cell table:formula="of:=CONCATENATE(&quot;&lt;message&gt;&lt;source&gt;&quot;;[.E509];&quot;&lt;/source&gt;&lt;translation&gt;&quot;;[.B509];&quot;&lt;/translation&gt;&lt;/message&gt;&quot;)" office:value-type="string" office:string-value="&lt;message&gt;&lt;source&gt;blowout(s)&lt;/source&gt;&lt;translation&gt;éruption (s)&lt;/translation&gt;&lt;/message&gt;">
            <text:p>&lt;message&gt;&lt;source&gt;blowout(s)&lt;/source&gt;&lt;translation&gt;éruption (s)&lt;/translation&gt;&lt;/message&gt;</text:p>
          </table:table-cell>
          <table:table-cell table:number-columns-repeated="1017"/>
        </table:table-row>
        <table:table-row table:style-name="ro1">
          <table:table-cell table:style-name="ce7" office:value-type="string">
            <text:p>BNCH</text:p>
          </table:table-cell>
          <table:table-cell table:style-name="ce7" office:value-type="string">
            <text:p>banc</text:p>
          </table:table-cell>
          <table:table-cell table:style-name="ce7" office:value-type="string">
            <text:p>une longue et étroite plate-forme rocheuse délimitée par des pentes plus raides au-dessus et au-dessous, le plus souvent avec vue sur un plan d'eau</text:p>
          </table:table-cell>
          <table:table-cell table:style-name="ce7" office:value-type="string">
            <text:p>BNCH</text:p>
          </table:table-cell>
          <table:table-cell table:style-name="ce7" office:value-type="string">
            <text:p>bench</text:p>
          </table:table-cell>
          <table:table-cell table:style-name="ce7" office:value-type="string">
            <text:p>a long, narrow bedrock platform bounded by steeper slopes above and below, usually overlooking a waterbody</text:p>
          </table:table-cell>
          <table:table-cell table:formula="of:=CONCATENATE(&quot;&lt;message&gt;&lt;source&gt;&quot;;[.E510];&quot;&lt;/source&gt;&lt;translation&gt;&quot;;[.B510];&quot;&lt;/translation&gt;&lt;/message&gt;&quot;)" office:value-type="string" office:string-value="&lt;message&gt;&lt;source&gt;bench&lt;/source&gt;&lt;translation&gt;banc&lt;/translation&gt;&lt;/message&gt;">
            <text:p>&lt;message&gt;&lt;source&gt;bench&lt;/source&gt;&lt;translation&gt;banc&lt;/translation&gt;&lt;/message&gt;</text:p>
          </table:table-cell>
          <table:table-cell table:number-columns-repeated="1017"/>
        </table:table-row>
        <table:table-row table:style-name="ro1">
          <table:table-cell table:style-name="ce7" office:value-type="string">
            <text:p>Bute</text:p>
          </table:table-cell>
          <table:table-cell table:style-name="ce7" office:value-type="string">
            <text:p>butte (s)</text:p>
          </table:table-cell>
          <table:table-cell table:style-name="ce7" office:value-type="string">
            <text:p>un petit, isolé, généralement aplatie colline avec des flancs abrupts</text:p>
          </table:table-cell>
          <table:table-cell table:style-name="ce7" office:value-type="string">
            <text:p>BUTE</text:p>
          </table:table-cell>
          <table:table-cell table:style-name="ce7" office:value-type="string">
            <text:p>butte(s)</text:p>
          </table:table-cell>
          <table:table-cell table:style-name="ce7" office:value-type="string">
            <text:p>a small, isolated, usually flat-topped hill with steep sides</text:p>
          </table:table-cell>
          <table:table-cell table:formula="of:=CONCATENATE(&quot;&lt;message&gt;&lt;source&gt;&quot;;[.E511];&quot;&lt;/source&gt;&lt;translation&gt;&quot;;[.B511];&quot;&lt;/translation&gt;&lt;/message&gt;&quot;)" office:value-type="string" office:string-value="&lt;message&gt;&lt;source&gt;butte(s)&lt;/source&gt;&lt;translation&gt;butte (s)&lt;/translation&gt;&lt;/message&gt;">
            <text:p>&lt;message&gt;&lt;source&gt;butte(s)&lt;/source&gt;&lt;translation&gt;butte (s)&lt;/translation&gt;&lt;/message&gt;</text:p>
          </table:table-cell>
          <table:table-cell table:number-columns-repeated="1017"/>
        </table:table-row>
        <table:table-row table:style-name="ro1">
          <table:table-cell table:style-name="ce7" office:value-type="string">
            <text:p>CAPE</text:p>
          </table:table-cell>
          <table:table-cell table:style-name="ce7" office:value-type="string">
            <text:p>cap</text:p>
          </table:table-cell>
          <table:table-cell table:style-name="ce7" office:value-type="string">
            <text:p>une superficie plus importante d'un point, projetant dans la mer et qui marque un changement notable dans le sens côtière</text:p>
          </table:table-cell>
          <table:table-cell table:style-name="ce7" office:value-type="string">
            <text:p>CAPE</text:p>
          </table:table-cell>
          <table:table-cell table:style-name="ce7" office:value-type="string">
            <text:p>cape</text:p>
          </table:table-cell>
          <table:table-cell table:style-name="ce7" office:value-type="string">
            <text:p>a land area, more prominent than a point, projecting into the sea and marking a notable change in coastal direction</text:p>
          </table:table-cell>
          <table:table-cell table:formula="of:=CONCATENATE(&quot;&lt;message&gt;&lt;source&gt;&quot;;[.E512];&quot;&lt;/source&gt;&lt;translation&gt;&quot;;[.B512];&quot;&lt;/translation&gt;&lt;/message&gt;&quot;)" office:value-type="string" office:string-value="&lt;message&gt;&lt;source&gt;cape&lt;/source&gt;&lt;translation&gt;cap&lt;/translation&gt;&lt;/message&gt;">
            <text:p>&lt;message&gt;&lt;source&gt;cape&lt;/source&gt;&lt;translation&gt;cap&lt;/translation&gt;&lt;/message&gt;</text:p>
          </table:table-cell>
          <table:table-cell table:number-columns-repeated="1017"/>
        </table:table-row>
        <table:table-row table:style-name="ro1">
          <table:table-cell table:style-name="ce7" office:value-type="string">
            <text:p>CFT</text:p>
          </table:table-cell>
          <table:table-cell table:style-name="ce7" office:value-type="string">
            <text:p>palatine (s)</text:p>
          </table:table-cell>
          <table:table-cell table:style-name="ce7" office:value-type="string">
            <text:p>une fente étroite et profonde, entaille ou rainure dans une falaise côtière</text:p>
          </table:table-cell>
          <table:table-cell table:style-name="ce7" office:value-type="string">
            <text:p>CFT</text:p>
          </table:table-cell>
          <table:table-cell table:style-name="ce7" office:value-type="string">
            <text:p>cleft(s)</text:p>
          </table:table-cell>
          <table:table-cell table:style-name="ce7" office:value-type="string">
            <text:p>a deep narrow slot, notch, or groove in a coastal cliff</text:p>
          </table:table-cell>
          <table:table-cell table:formula="of:=CONCATENATE(&quot;&lt;message&gt;&lt;source&gt;&quot;;[.E513];&quot;&lt;/source&gt;&lt;translation&gt;&quot;;[.B513];&quot;&lt;/translation&gt;&lt;/message&gt;&quot;)" office:value-type="string" office:string-value="&lt;message&gt;&lt;source&gt;cleft(s)&lt;/source&gt;&lt;translation&gt;palatine (s)&lt;/translation&gt;&lt;/message&gt;">
            <text:p>&lt;message&gt;&lt;source&gt;cleft(s)&lt;/source&gt;&lt;translation&gt;palatine (s)&lt;/translation&gt;&lt;/message&gt;</text:p>
          </table:table-cell>
          <table:table-cell table:number-columns-repeated="1017"/>
        </table:table-row>
        <table:table-row table:style-name="ro1">
          <table:table-cell table:style-name="ce7" office:value-type="string">
            <text:p>CLDA</text:p>
          </table:table-cell>
          <table:table-cell table:style-name="ce7" office:value-type="string">
            <text:p>caldeira</text:p>
          </table:table-cell>
          <table:table-cell table:style-name="ce7" office:value-type="string">
            <text:p>quelques kilomètres de mesure à travers la dépression formée par l'effondrement d'une montagne volcanique</text:p>
          </table:table-cell>
          <table:table-cell table:style-name="ce7" office:value-type="string">
            <text:p>CLDA</text:p>
          </table:table-cell>
          <table:table-cell table:style-name="ce7" office:value-type="string">
            <text:p>caldera</text:p>
          </table:table-cell>
          <table:table-cell table:style-name="ce7" office:value-type="string">
            <text:p>a depression measuring kilometers across formed by the collapse of a volcanic mountain</text:p>
          </table:table-cell>
          <table:table-cell table:formula="of:=CONCATENATE(&quot;&lt;message&gt;&lt;source&gt;&quot;;[.E514];&quot;&lt;/source&gt;&lt;translation&gt;&quot;;[.B514];&quot;&lt;/translation&gt;&lt;/message&gt;&quot;)" office:value-type="string" office:string-value="&lt;message&gt;&lt;source&gt;caldera&lt;/source&gt;&lt;translation&gt;caldeira&lt;/translation&gt;&lt;/message&gt;">
            <text:p>&lt;message&gt;&lt;source&gt;caldera&lt;/source&gt;&lt;translation&gt;caldeira&lt;/translation&gt;&lt;/message&gt;</text:p>
          </table:table-cell>
          <table:table-cell table:number-columns-repeated="1017"/>
        </table:table-row>
        <table:table-row table:style-name="ro1">
          <table:table-cell table:style-name="ce7" office:value-type="string">
            <text:p>NSI</text:p>
          </table:table-cell>
          <table:table-cell table:style-name="ce7" office:value-type="string">
            <text:p>falaise (s)</text:p>
          </table:table-cell>
          <table:table-cell table:style-name="ce7" office:value-type="string">
            <text:p>un niveau élevé, zone escarpée à pente perpendiculaire surplombant un plan d'eau ou moins</text:p>
          </table:table-cell>
          <table:table-cell table:style-name="ce7" office:value-type="string">
            <text:p>CLF</text:p>
          </table:table-cell>
          <table:table-cell table:style-name="ce7" office:value-type="string">
            <text:p>cliff(s)</text:p>
          </table:table-cell>
          <table:table-cell table:style-name="ce7" office:value-type="string">
            <text:p>a high, steep to perpendicular slope overlooking a waterbody or lower area</text:p>
          </table:table-cell>
          <table:table-cell table:formula="of:=CONCATENATE(&quot;&lt;message&gt;&lt;source&gt;&quot;;[.E515];&quot;&lt;/source&gt;&lt;translation&gt;&quot;;[.B515];&quot;&lt;/translation&gt;&lt;/message&gt;&quot;)" office:value-type="string" office:string-value="&lt;message&gt;&lt;source&gt;cliff(s)&lt;/source&gt;&lt;translation&gt;falaise (s)&lt;/translation&gt;&lt;/message&gt;">
            <text:p>&lt;message&gt;&lt;source&gt;cliff(s)&lt;/source&gt;&lt;translation&gt;falaise (s)&lt;/translation&gt;&lt;/message&gt;</text:p>
          </table:table-cell>
          <table:table-cell table:number-columns-repeated="1017"/>
        </table:table-row>
        <table:table-row table:style-name="ro1">
          <table:table-cell table:style-name="ce7" office:value-type="string">
            <text:p>CNYN</text:p>
          </table:table-cell>
          <table:table-cell table:style-name="ce7" office:value-type="string">
            <text:p>canyon</text:p>
          </table:table-cell>
          <table:table-cell table:style-name="ce7" office:value-type="string">
            <text:p>une vallée profonde et étroite avec des flancs abrupts de coupe dans un plateau ou une zone montagneuse</text:p>
          </table:table-cell>
          <table:table-cell table:style-name="ce7" office:value-type="string">
            <text:p>CNYN</text:p>
          </table:table-cell>
          <table:table-cell table:style-name="ce7" office:value-type="string">
            <text:p>canyon</text:p>
          </table:table-cell>
          <table:table-cell table:style-name="ce7" office:value-type="string">
            <text:p>a deep, narrow valley with steep sides cutting into a plateau or mountainous area</text:p>
          </table:table-cell>
          <table:table-cell table:formula="of:=CONCATENATE(&quot;&lt;message&gt;&lt;source&gt;&quot;;[.E516];&quot;&lt;/source&gt;&lt;translation&gt;&quot;;[.B516];&quot;&lt;/translation&gt;&lt;/message&gt;&quot;)" office:value-type="string" office:string-value="&lt;message&gt;&lt;source&gt;canyon&lt;/source&gt;&lt;translation&gt;canyon&lt;/translation&gt;&lt;/message&gt;">
            <text:p>&lt;message&gt;&lt;source&gt;canyon&lt;/source&gt;&lt;translation&gt;canyon&lt;/translation&gt;&lt;/message&gt;</text:p>
          </table:table-cell>
          <table:table-cell table:number-columns-repeated="1017"/>
        </table:table-row>
        <table:table-row table:style-name="ro1">
          <table:table-cell table:style-name="ce7" office:value-type="string">
            <text:p>CONE</text:p>
          </table:table-cell>
          <table:table-cell table:style-name="ce7" office:value-type="string">
            <text:p>une membrane (s)</text:p>
          </table:table-cell>
          <table:table-cell table:style-name="ce7" office:value-type="string">
            <text:p>un relief conique composée de boue ou de matière volcanique</text:p>
          </table:table-cell>
          <table:table-cell table:style-name="ce7" office:value-type="string">
            <text:p>CONE</text:p>
          </table:table-cell>
          <table:table-cell table:style-name="ce7" office:value-type="string">
            <text:p>cone(s)</text:p>
          </table:table-cell>
          <table:table-cell table:style-name="ce7" office:value-type="string">
            <text:p>a conical landform composed of mud or volcanic material</text:p>
          </table:table-cell>
          <table:table-cell table:formula="of:=CONCATENATE(&quot;&lt;message&gt;&lt;source&gt;&quot;;[.E517];&quot;&lt;/source&gt;&lt;translation&gt;&quot;;[.B517];&quot;&lt;/translation&gt;&lt;/message&gt;&quot;)" office:value-type="string" office:string-value="&lt;message&gt;&lt;source&gt;cone(s)&lt;/source&gt;&lt;translation&gt;une membrane (s)&lt;/translation&gt;&lt;/message&gt;">
            <text:p>&lt;message&gt;&lt;source&gt;cone(s)&lt;/source&gt;&lt;translation&gt;une membrane (s)&lt;/translation&gt;&lt;/message&gt;</text:p>
          </table:table-cell>
          <table:table-cell table:number-columns-repeated="1017"/>
        </table:table-row>
        <table:table-row table:style-name="ro1">
          <table:table-cell table:style-name="ce7" office:value-type="string">
            <text:p>CRDR</text:p>
          </table:table-cell>
          <table:table-cell table:style-name="ce7" office:value-type="string">
            <text:p>couloir</text:p>
          </table:table-cell>
          <table:table-cell table:style-name="ce7" office:value-type="string">
            <text:p>une bande ou une zone d'importance terres ayant comme voie d'accès</text:p>
          </table:table-cell>
          <table:table-cell table:style-name="ce7" office:value-type="string">
            <text:p>CRDR</text:p>
          </table:table-cell>
          <table:table-cell table:style-name="ce7" office:value-type="string">
            <text:p>corridor</text:p>
          </table:table-cell>
          <table:table-cell table:style-name="ce7" office:value-type="string">
            <text:p>a strip or area of land having significance as an access way</text:p>
          </table:table-cell>
          <table:table-cell table:formula="of:=CONCATENATE(&quot;&lt;message&gt;&lt;source&gt;&quot;;[.E518];&quot;&lt;/source&gt;&lt;translation&gt;&quot;;[.B518];&quot;&lt;/translation&gt;&lt;/message&gt;&quot;)" office:value-type="string" office:string-value="&lt;message&gt;&lt;source&gt;corridor&lt;/source&gt;&lt;translation&gt;couloir&lt;/translation&gt;&lt;/message&gt;">
            <text:p>&lt;message&gt;&lt;source&gt;corridor&lt;/source&gt;&lt;translation&gt;couloir&lt;/translation&gt;&lt;/message&gt;</text:p>
          </table:table-cell>
          <table:table-cell table:number-columns-repeated="1017"/>
        </table:table-row>
        <table:table-row table:style-name="ro1">
          <table:table-cell table:style-name="ce7" office:value-type="string">
            <text:p>CRQ</text:p>
          </table:table-cell>
          <table:table-cell table:style-name="ce7" office:value-type="string">
            <text:p>cirque</text:p>
          </table:table-cell>
          <table:table-cell table:style-name="ce7" office:value-type="string">
            <text:p>un bol-like creux partiellement entourée par des falaises ou des pentes abruptes à la tête d'une vallée glaciaire</text:p>
          </table:table-cell>
          <table:table-cell table:style-name="ce7" office:value-type="string">
            <text:p>CRQ</text:p>
          </table:table-cell>
          <table:table-cell table:style-name="ce7" office:value-type="string">
            <text:p>cirque</text:p>
          </table:table-cell>
          <table:table-cell table:style-name="ce7" office:value-type="string">
            <text:p>a bowl-like hollow partially surrounded by cliffs or steep slopes at the head of a glaciated valley</text:p>
          </table:table-cell>
          <table:table-cell table:formula="of:=CONCATENATE(&quot;&lt;message&gt;&lt;source&gt;&quot;;[.E519];&quot;&lt;/source&gt;&lt;translation&gt;&quot;;[.B519];&quot;&lt;/translation&gt;&lt;/message&gt;&quot;)" office:value-type="string" office:string-value="&lt;message&gt;&lt;source&gt;cirque&lt;/source&gt;&lt;translation&gt;cirque&lt;/translation&gt;&lt;/message&gt;">
            <text:p>&lt;message&gt;&lt;source&gt;cirque&lt;/source&gt;&lt;translation&gt;cirque&lt;/translation&gt;&lt;/message&gt;</text:p>
          </table:table-cell>
          <table:table-cell table:number-columns-repeated="1017"/>
        </table:table-row>
        <table:table-row table:style-name="ro1">
          <table:table-cell table:style-name="ce7" office:value-type="string">
            <text:p>CRQS</text:p>
          </table:table-cell>
          <table:table-cell table:style-name="ce7" office:value-type="string">
            <text:p>cirques</text:p>
          </table:table-cell>
          <table:table-cell table:style-name="ce7" office:value-type="string">
            <text:p>bol de type creux partiellement entourée par des falaises ou des pentes abruptes à la tête d'une vallée glaciaire</text:p>
          </table:table-cell>
          <table:table-cell table:style-name="ce7" office:value-type="string">
            <text:p>CRQS</text:p>
          </table:table-cell>
          <table:table-cell table:style-name="ce7" office:value-type="string">
            <text:p>cirques</text:p>
          </table:table-cell>
          <table:table-cell table:style-name="ce7" office:value-type="string">
            <text:p>bowl-like hollows partially surrounded by cliffs or steep slopes at the head of a glaciated valley</text:p>
          </table:table-cell>
          <table:table-cell table:formula="of:=CONCATENATE(&quot;&lt;message&gt;&lt;source&gt;&quot;;[.E520];&quot;&lt;/source&gt;&lt;translation&gt;&quot;;[.B520];&quot;&lt;/translation&gt;&lt;/message&gt;&quot;)" office:value-type="string" office:string-value="&lt;message&gt;&lt;source&gt;cirques&lt;/source&gt;&lt;translation&gt;cirques&lt;/translation&gt;&lt;/message&gt;">
            <text:p>&lt;message&gt;&lt;source&gt;cirques&lt;/source&gt;&lt;translation&gt;cirques&lt;/translation&gt;&lt;/message&gt;</text:p>
          </table:table-cell>
          <table:table-cell table:number-columns-repeated="1017"/>
        </table:table-row>
        <table:table-row table:style-name="ro1">
          <table:table-cell table:style-name="ce7" office:value-type="string">
            <text:p>CRTR</text:p>
          </table:table-cell>
          <table:table-cell table:style-name="ce7" office:value-type="string">
            <text:p>cratère (s)</text:p>
          </table:table-cell>
          <table:table-cell table:style-name="ce7" office:value-type="string">
            <text:p>une soucoupe généralement circulaire ou en forme de cuvette dépression causée par l'action volcanique explosive ou une météorite</text:p>
          </table:table-cell>
          <table:table-cell table:style-name="ce7" office:value-type="string">
            <text:p>CRTR</text:p>
          </table:table-cell>
          <table:table-cell table:style-name="ce7" office:value-type="string">
            <text:p>crater(s)</text:p>
          </table:table-cell>
          <table:table-cell table:style-name="ce7" office:value-type="string">
            <text:p>a generally circular saucer or bowl-shaped depression caused by volcanic or meteorite explosive action</text:p>
          </table:table-cell>
          <table:table-cell table:formula="of:=CONCATENATE(&quot;&lt;message&gt;&lt;source&gt;&quot;;[.E521];&quot;&lt;/source&gt;&lt;translation&gt;&quot;;[.B521];&quot;&lt;/translation&gt;&lt;/message&gt;&quot;)" office:value-type="string" office:string-value="&lt;message&gt;&lt;source&gt;crater(s)&lt;/source&gt;&lt;translation&gt;cratère (s)&lt;/translation&gt;&lt;/message&gt;">
            <text:p>&lt;message&gt;&lt;source&gt;crater(s)&lt;/source&gt;&lt;translation&gt;cratère (s)&lt;/translation&gt;&lt;/message&gt;</text:p>
          </table:table-cell>
          <table:table-cell table:number-columns-repeated="1017"/>
        </table:table-row>
        <table:table-row table:style-name="ro1">
          <table:table-cell table:style-name="ce7" office:value-type="string">
            <text:p>Cuet</text:p>
          </table:table-cell>
          <table:table-cell table:style-name="ce7" office:value-type="string">
            <text:p>cuesta (s)</text:p>
          </table:table-cell>
          <table:table-cell table:style-name="ce7" office:value-type="string">
            <text:p>une crête asymétrique formée sur les couches inclinées</text:p>
          </table:table-cell>
          <table:table-cell table:style-name="ce7" office:value-type="string">
            <text:p>CUET</text:p>
          </table:table-cell>
          <table:table-cell table:style-name="ce7" office:value-type="string">
            <text:p>cuesta(s)</text:p>
          </table:table-cell>
          <table:table-cell table:style-name="ce7" office:value-type="string">
            <text:p>an asymmetric ridge formed on tilted strata</text:p>
          </table:table-cell>
          <table:table-cell table:formula="of:=CONCATENATE(&quot;&lt;message&gt;&lt;source&gt;&quot;;[.E522];&quot;&lt;/source&gt;&lt;translation&gt;&quot;;[.B522];&quot;&lt;/translation&gt;&lt;/message&gt;&quot;)" office:value-type="string" office:string-value="&lt;message&gt;&lt;source&gt;cuesta(s)&lt;/source&gt;&lt;translation&gt;cuesta (s)&lt;/translation&gt;&lt;/message&gt;">
            <text:p>&lt;message&gt;&lt;source&gt;cuesta(s)&lt;/source&gt;&lt;translation&gt;cuesta (s)&lt;/translation&gt;&lt;/message&gt;</text:p>
          </table:table-cell>
          <table:table-cell table:number-columns-repeated="1017"/>
        </table:table-row>
        <table:table-row table:style-name="ro1">
          <table:table-cell table:style-name="ce7" office:value-type="string">
            <text:p>DLTA</text:p>
          </table:table-cell>
          <table:table-cell table:style-name="ce7" office:value-type="string">
            <text:p>delta</text:p>
          </table:table-cell>
          <table:table-cell table:style-name="ce7" office:value-type="string">
            <text:p>une plaine formée par les alluvions à l'embouchure d'un cours d'eau</text:p>
          </table:table-cell>
          <table:table-cell table:style-name="ce7" office:value-type="string">
            <text:p>DLTA</text:p>
          </table:table-cell>
          <table:table-cell table:style-name="ce7" office:value-type="string">
            <text:p>delta</text:p>
          </table:table-cell>
          <table:table-cell table:style-name="ce7" office:value-type="string">
            <text:p>a flat plain formed by alluvial deposits at the mouth of a stream</text:p>
          </table:table-cell>
          <table:table-cell table:formula="of:=CONCATENATE(&quot;&lt;message&gt;&lt;source&gt;&quot;;[.E523];&quot;&lt;/source&gt;&lt;translation&gt;&quot;;[.B523];&quot;&lt;/translation&gt;&lt;/message&gt;&quot;)" office:value-type="string" office:string-value="&lt;message&gt;&lt;source&gt;delta&lt;/source&gt;&lt;translation&gt;delta&lt;/translation&gt;&lt;/message&gt;">
            <text:p>&lt;message&gt;&lt;source&gt;delta&lt;/source&gt;&lt;translation&gt;delta&lt;/translation&gt;&lt;/message&gt;</text:p>
          </table:table-cell>
          <table:table-cell table:number-columns-repeated="1017"/>
        </table:table-row>
        <table:table-row table:style-name="ro1">
          <table:table-cell table:style-name="ce7" office:value-type="string">
            <text:p>RMR</text:p>
          </table:table-cell>
          <table:table-cell table:style-name="ce7" office:value-type="string">
            <text:p>dépression (s)</text:p>
          </table:table-cell>
          <table:table-cell table:style-name="ce7" office:value-type="string">
            <text:p>une zone de basse entourée par des terres plus élevées et généralement caractérisé par un drainage intérieur</text:p>
          </table:table-cell>
          <table:table-cell table:style-name="ce7" office:value-type="string">
            <text:p>DPR</text:p>
          </table:table-cell>
          <table:table-cell table:style-name="ce7" office:value-type="string">
            <text:p>depression(s)</text:p>
          </table:table-cell>
          <table:table-cell table:style-name="ce7" office:value-type="string">
            <text:p>a low area surrounded by higher land and usually characterized by interior drainage</text:p>
          </table:table-cell>
          <table:table-cell table:formula="of:=CONCATENATE(&quot;&lt;message&gt;&lt;source&gt;&quot;;[.E524];&quot;&lt;/source&gt;&lt;translation&gt;&quot;;[.B524];&quot;&lt;/translation&gt;&lt;/message&gt;&quot;)" office:value-type="string" office:string-value="&lt;message&gt;&lt;source&gt;depression(s)&lt;/source&gt;&lt;translation&gt;dépression (s)&lt;/translation&gt;&lt;/message&gt;">
            <text:p>&lt;message&gt;&lt;source&gt;depression(s)&lt;/source&gt;&lt;translation&gt;dépression (s)&lt;/translation&gt;&lt;/message&gt;</text:p>
          </table:table-cell>
          <table:table-cell table:number-columns-repeated="1017"/>
        </table:table-row>
        <table:table-row table:style-name="ro1">
          <table:table-cell table:style-name="ce7" office:value-type="string">
            <text:p>DSRT</text:p>
          </table:table-cell>
          <table:table-cell table:style-name="ce7" office:value-type="string">
            <text:p>désert</text:p>
          </table:table-cell>
          <table:table-cell table:style-name="ce7" office:value-type="string">
            <text:p>une vaste zone de végétation peu ou pas de raison de conditions environnementales extrêmes</text:p>
          </table:table-cell>
          <table:table-cell table:style-name="ce7" office:value-type="string">
            <text:p>DSRT</text:p>
          </table:table-cell>
          <table:table-cell table:style-name="ce7" office:value-type="string">
            <text:p>desert</text:p>
          </table:table-cell>
          <table:table-cell table:style-name="ce7" office:value-type="string">
            <text:p>a large area with little or no vegetation due to extreme environmental conditions</text:p>
          </table:table-cell>
          <table:table-cell table:formula="of:=CONCATENATE(&quot;&lt;message&gt;&lt;source&gt;&quot;;[.E525];&quot;&lt;/source&gt;&lt;translation&gt;&quot;;[.B525];&quot;&lt;/translation&gt;&lt;/message&gt;&quot;)" office:value-type="string" office:string-value="&lt;message&gt;&lt;source&gt;desert&lt;/source&gt;&lt;translation&gt;désert&lt;/translation&gt;&lt;/message&gt;">
            <text:p>&lt;message&gt;&lt;source&gt;desert&lt;/source&gt;&lt;translation&gt;désert&lt;/translation&gt;&lt;/message&gt;</text:p>
          </table:table-cell>
          <table:table-cell table:number-columns-repeated="1017"/>
        </table:table-row>
        <table:table-row table:style-name="ro1">
          <table:table-cell table:style-name="ce7" office:value-type="string">
            <text:p>DUNE</text:p>
          </table:table-cell>
          <table:table-cell table:style-name="ce7" office:value-type="string">
            <text:p>dune (s)</text:p>
          </table:table-cell>
          <table:table-cell table:style-name="ce7" office:value-type="string">
            <text:p>une forme d'onde, crête ou une caractéristique en forme d'étoile composée de sable</text:p>
          </table:table-cell>
          <table:table-cell table:style-name="ce7" office:value-type="string">
            <text:p>DUNE</text:p>
          </table:table-cell>
          <table:table-cell table:style-name="ce7" office:value-type="string">
            <text:p>dune(s)</text:p>
          </table:table-cell>
          <table:table-cell table:style-name="ce7" office:value-type="string">
            <text:p>a wave form, ridge or star shape feature composed of sand</text:p>
          </table:table-cell>
          <table:table-cell table:formula="of:=CONCATENATE(&quot;&lt;message&gt;&lt;source&gt;&quot;;[.E526];&quot;&lt;/source&gt;&lt;translation&gt;&quot;;[.B526];&quot;&lt;/translation&gt;&lt;/message&gt;&quot;)" office:value-type="string" office:string-value="&lt;message&gt;&lt;source&gt;dune(s)&lt;/source&gt;&lt;translation&gt;dune (s)&lt;/translation&gt;&lt;/message&gt;">
            <text:p>&lt;message&gt;&lt;source&gt;dune(s)&lt;/source&gt;&lt;translation&gt;dune (s)&lt;/translation&gt;&lt;/message&gt;</text:p>
          </table:table-cell>
          <table:table-cell table:number-columns-repeated="1017"/>
        </table:table-row>
        <table:table-row table:style-name="ro1">
          <table:table-cell table:style-name="ce7" office:value-type="string">
            <text:p>DVD</text:p>
          </table:table-cell>
          <table:table-cell table:style-name="ce7" office:value-type="string">
            <text:p>diviser</text:p>
          </table:table-cell>
          <table:table-cell table:style-name="ce7" office:value-type="string">
            <text:p>une ligne de séparation des bassins contigus</text:p>
          </table:table-cell>
          <table:table-cell table:style-name="ce7" office:value-type="string">
            <text:p>DVD</text:p>
          </table:table-cell>
          <table:table-cell table:style-name="ce7" office:value-type="string">
            <text:p>divide</text:p>
          </table:table-cell>
          <table:table-cell table:style-name="ce7" office:value-type="string">
            <text:p>a line separating adjacent drainage basins</text:p>
          </table:table-cell>
          <table:table-cell table:formula="of:=CONCATENATE(&quot;&lt;message&gt;&lt;source&gt;&quot;;[.E527];&quot;&lt;/source&gt;&lt;translation&gt;&quot;;[.B527];&quot;&lt;/translation&gt;&lt;/message&gt;&quot;)" office:value-type="string" office:string-value="&lt;message&gt;&lt;source&gt;divide&lt;/source&gt;&lt;translation&gt;diviser&lt;/translation&gt;&lt;/message&gt;">
            <text:p>&lt;message&gt;&lt;source&gt;divide&lt;/source&gt;&lt;translation&gt;diviser&lt;/translation&gt;&lt;/message&gt;</text:p>
          </table:table-cell>
          <table:table-cell table:number-columns-repeated="1017"/>
        </table:table-row>
        <table:table-row table:style-name="ro1">
          <table:table-cell table:style-name="ce7" office:value-type="string">
            <text:p>ERG</text:p>
          </table:table-cell>
          <table:table-cell table:style-name="ce7" office:value-type="string">
            <text:p>désert de sable</text:p>
          </table:table-cell>
          <table:table-cell table:style-name="ce7" office:value-type="string">
            <text:p>une vaste étendue de dunes de sable et de sable mouvants</text:p>
          </table:table-cell>
          <table:table-cell table:style-name="ce7" office:value-type="string">
            <text:p>ERG</text:p>
          </table:table-cell>
          <table:table-cell table:style-name="ce7" office:value-type="string">
            <text:p>sandy desert</text:p>
          </table:table-cell>
          <table:table-cell table:style-name="ce7" office:value-type="string">
            <text:p>an extensive tract of shifting sand and sand dunes</text:p>
          </table:table-cell>
          <table:table-cell table:formula="of:=CONCATENATE(&quot;&lt;message&gt;&lt;source&gt;&quot;;[.E528];&quot;&lt;/source&gt;&lt;translation&gt;&quot;;[.B528];&quot;&lt;/translation&gt;&lt;/message&gt;&quot;)" office:value-type="string" office:string-value="&lt;message&gt;&lt;source&gt;sandy desert&lt;/source&gt;&lt;translation&gt;désert de sable&lt;/translation&gt;&lt;/message&gt;">
            <text:p>&lt;message&gt;&lt;source&gt;sandy desert&lt;/source&gt;&lt;translation&gt;désert de sable&lt;/translation&gt;&lt;/message&gt;</text:p>
          </table:table-cell>
          <table:table-cell table:number-columns-repeated="1017"/>
        </table:table-row>
        <table:table-row table:style-name="ro1">
          <table:table-cell table:style-name="ce7" office:value-type="string">
            <text:p>FAN</text:p>
          </table:table-cell>
          <table:table-cell table:style-name="ce7" office:value-type="string">
            <text:p>fan (s)</text:p>
          </table:table-cell>
          <table:table-cell table:style-name="ce7" office:value-type="string">
            <text:p>un coin en forme d'éventail d'alluvions grossières avec un apex fusion avec un lit de rivière de montagne et le ventilateur de s'étaler à un angle faible pente sur une plaine adjacente</text:p>
          </table:table-cell>
          <table:table-cell table:style-name="ce7" office:value-type="string">
            <text:p>FAN</text:p>
          </table:table-cell>
          <table:table-cell table:style-name="ce7" office:value-type="string">
            <text:p>fan(s)</text:p>
          </table:table-cell>
          <table:table-cell table:style-name="ce7" office:value-type="string">
            <text:p>a fan-shaped wedge of coarse alluvium with apex merging with a mountain stream bed and the fan spreading out at a low angle slope onto an adjacent plain</text:p>
          </table:table-cell>
          <table:table-cell table:formula="of:=CONCATENATE(&quot;&lt;message&gt;&lt;source&gt;&quot;;[.E529];&quot;&lt;/source&gt;&lt;translation&gt;&quot;;[.B529];&quot;&lt;/translation&gt;&lt;/message&gt;&quot;)" office:value-type="string" office:string-value="&lt;message&gt;&lt;source&gt;fan(s)&lt;/source&gt;&lt;translation&gt;fan (s)&lt;/translation&gt;&lt;/message&gt;">
            <text:p>&lt;message&gt;&lt;source&gt;fan(s)&lt;/source&gt;&lt;translation&gt;fan (s)&lt;/translation&gt;&lt;/message&gt;</text:p>
          </table:table-cell>
          <table:table-cell table:number-columns-repeated="1017"/>
        </table:table-row>
        <table:table-row table:style-name="ro1">
          <table:table-cell table:style-name="ce7" office:value-type="string">
            <text:p>FORD</text:p>
          </table:table-cell>
          <table:table-cell table:style-name="ce7" office:value-type="string">
            <text:p>gué</text:p>
          </table:table-cell>
          <table:table-cell table:style-name="ce7" office:value-type="string">
            <text:p>une partie peu profonde d'un ruisseau qui peut être traversé à pied ou en véhicule terrestre</text:p>
          </table:table-cell>
          <table:table-cell table:style-name="ce7" office:value-type="string">
            <text:p>FORD</text:p>
          </table:table-cell>
          <table:table-cell table:style-name="ce7" office:value-type="string">
            <text:p>ford</text:p>
          </table:table-cell>
          <table:table-cell table:style-name="ce7" office:value-type="string">
            <text:p>a shallow part of a stream which can be crossed on foot or by land vehicle</text:p>
          </table:table-cell>
          <table:table-cell table:formula="of:=CONCATENATE(&quot;&lt;message&gt;&lt;source&gt;&quot;;[.E530];&quot;&lt;/source&gt;&lt;translation&gt;&quot;;[.B530];&quot;&lt;/translation&gt;&lt;/message&gt;&quot;)" office:value-type="string" office:string-value="&lt;message&gt;&lt;source&gt;ford&lt;/source&gt;&lt;translation&gt;gué&lt;/translation&gt;&lt;/message&gt;">
            <text:p>&lt;message&gt;&lt;source&gt;ford&lt;/source&gt;&lt;translation&gt;gué&lt;/translation&gt;&lt;/message&gt;</text:p>
          </table:table-cell>
          <table:table-cell table:number-columns-repeated="1017"/>
        </table:table-row>
        <table:table-row table:style-name="ro1">
          <table:table-cell table:style-name="ce7" office:value-type="string">
            <text:p>FSR</text:p>
          </table:table-cell>
          <table:table-cell table:style-name="ce7" office:value-type="string">
            <text:p>fissure</text:p>
          </table:table-cell>
          <table:table-cell table:style-name="ce7" office:value-type="string">
            <text:p>une fissure associée avec le volcanisme</text:p>
          </table:table-cell>
          <table:table-cell table:style-name="ce7" office:value-type="string">
            <text:p>FSR</text:p>
          </table:table-cell>
          <table:table-cell table:style-name="ce7" office:value-type="string">
            <text:p>fissure</text:p>
          </table:table-cell>
          <table:table-cell table:style-name="ce7" office:value-type="string">
            <text:p>a crack associated with volcanism</text:p>
          </table:table-cell>
          <table:table-cell table:formula="of:=CONCATENATE(&quot;&lt;message&gt;&lt;source&gt;&quot;;[.E531];&quot;&lt;/source&gt;&lt;translation&gt;&quot;;[.B531];&quot;&lt;/translation&gt;&lt;/message&gt;&quot;)" office:value-type="string" office:string-value="&lt;message&gt;&lt;source&gt;fissure&lt;/source&gt;&lt;translation&gt;fissure&lt;/translation&gt;&lt;/message&gt;">
            <text:p>&lt;message&gt;&lt;source&gt;fissure&lt;/source&gt;&lt;translation&gt;fissure&lt;/translation&gt;&lt;/message&gt;</text:p>
          </table:table-cell>
          <table:table-cell table:number-columns-repeated="1017"/>
        </table:table-row>
        <table:table-row table:style-name="ro1">
          <table:table-cell table:style-name="ce7" office:value-type="string">
            <text:p>GAP</text:p>
          </table:table-cell>
          <table:table-cell table:style-name="ce7" office:value-type="string">
            <text:p>écart</text:p>
          </table:table-cell>
          <table:table-cell table:style-name="ce7" office:value-type="string">
            <text:p>une place faible dans une crête, pas utilisé pour le transport</text:p>
          </table:table-cell>
          <table:table-cell table:style-name="ce7" office:value-type="string">
            <text:p>GAP</text:p>
          </table:table-cell>
          <table:table-cell table:style-name="ce7" office:value-type="string">
            <text:p>gap</text:p>
          </table:table-cell>
          <table:table-cell table:style-name="ce7" office:value-type="string">
            <text:p>a low place in a ridge, not used for transportation</text:p>
          </table:table-cell>
          <table:table-cell table:formula="of:=CONCATENATE(&quot;&lt;message&gt;&lt;source&gt;&quot;;[.E532];&quot;&lt;/source&gt;&lt;translation&gt;&quot;;[.B532];&quot;&lt;/translation&gt;&lt;/message&gt;&quot;)" office:value-type="string" office:string-value="&lt;message&gt;&lt;source&gt;gap&lt;/source&gt;&lt;translation&gt;écart&lt;/translation&gt;&lt;/message&gt;">
            <text:p>&lt;message&gt;&lt;source&gt;gap&lt;/source&gt;&lt;translation&gt;écart&lt;/translation&gt;&lt;/message&gt;</text:p>
          </table:table-cell>
          <table:table-cell table:number-columns-repeated="1017"/>
        </table:table-row>
        <table:table-row table:style-name="ro1">
          <table:table-cell table:style-name="ce7" office:value-type="string">
            <text:p>GRGE</text:p>
          </table:table-cell>
          <table:table-cell table:style-name="ce7" office:value-type="string">
            <text:p>gorge (s)</text:p>
          </table:table-cell>
          <table:table-cell table:style-name="ce7" office:value-type="string">
            <text:p>un court, étroit, encaissé section d'une vallée fluviale</text:p>
          </table:table-cell>
          <table:table-cell table:style-name="ce7" office:value-type="string">
            <text:p>GRGE</text:p>
          </table:table-cell>
          <table:table-cell table:style-name="ce7" office:value-type="string">
            <text:p>gorge(s)</text:p>
          </table:table-cell>
          <table:table-cell table:style-name="ce7" office:value-type="string">
            <text:p>a short, narrow, steep-sided section of a stream valley</text:p>
          </table:table-cell>
          <table:table-cell table:formula="of:=CONCATENATE(&quot;&lt;message&gt;&lt;source&gt;&quot;;[.E533];&quot;&lt;/source&gt;&lt;translation&gt;&quot;;[.B533];&quot;&lt;/translation&gt;&lt;/message&gt;&quot;)" office:value-type="string" office:string-value="&lt;message&gt;&lt;source&gt;gorge(s)&lt;/source&gt;&lt;translation&gt;gorge (s)&lt;/translation&gt;&lt;/message&gt;">
            <text:p>&lt;message&gt;&lt;source&gt;gorge(s)&lt;/source&gt;&lt;translation&gt;gorge (s)&lt;/translation&gt;&lt;/message&gt;</text:p>
          </table:table-cell>
          <table:table-cell table:number-columns-repeated="1017"/>
        </table:table-row>
        <table:table-row table:style-name="ro1">
          <table:table-cell table:style-name="ce7" office:value-type="string">
            <text:p>HDLD</text:p>
          </table:table-cell>
          <table:table-cell table:style-name="ce7" office:value-type="string">
            <text:p>promontoire</text:p>
          </table:table-cell>
          <table:table-cell table:style-name="ce7" office:value-type="string">
            <text:p>une projection haute de terre qui s'étend dans un grand plan d'eau au-delà de la ligne de la côte</text:p>
          </table:table-cell>
          <table:table-cell table:style-name="ce7" office:value-type="string">
            <text:p>HDLD</text:p>
          </table:table-cell>
          <table:table-cell table:style-name="ce7" office:value-type="string">
            <text:p>headland</text:p>
          </table:table-cell>
          <table:table-cell table:style-name="ce7" office:value-type="string">
            <text:p>a high projection of land extending into a large body of water beyond the line of the coast</text:p>
          </table:table-cell>
          <table:table-cell table:formula="of:=CONCATENATE(&quot;&lt;message&gt;&lt;source&gt;&quot;;[.E534];&quot;&lt;/source&gt;&lt;translation&gt;&quot;;[.B534];&quot;&lt;/translation&gt;&lt;/message&gt;&quot;)" office:value-type="string" office:string-value="&lt;message&gt;&lt;source&gt;headland&lt;/source&gt;&lt;translation&gt;promontoire&lt;/translation&gt;&lt;/message&gt;">
            <text:p>&lt;message&gt;&lt;source&gt;headland&lt;/source&gt;&lt;translation&gt;promontoire&lt;/translation&gt;&lt;/message&gt;</text:p>
          </table:table-cell>
          <table:table-cell table:number-columns-repeated="1017"/>
        </table:table-row>
        <table:table-row table:style-name="ro1">
          <table:table-cell table:style-name="ce7" office:value-type="string">
            <text:p>HLL</text:p>
          </table:table-cell>
          <table:table-cell table:style-name="ce7" office:value-type="string">
            <text:p>colline</text:p>
          </table:table-cell>
          <table:table-cell table:style-name="ce7" office:value-type="string">
            <text:p>une élévation arrondie de façon limitée la hausse au-dessus du terrain environnant avec le relief local de moins de 300m</text:p>
          </table:table-cell>
          <table:table-cell table:style-name="ce7" office:value-type="string">
            <text:p>HLL</text:p>
          </table:table-cell>
          <table:table-cell table:style-name="ce7" office:value-type="string">
            <text:p>hill</text:p>
          </table:table-cell>
          <table:table-cell table:style-name="ce7" office:value-type="string">
            <text:p>a rounded elevation of limited extent rising above the surrounding land with local relief of less than 300m</text:p>
          </table:table-cell>
          <table:table-cell table:formula="of:=CONCATENATE(&quot;&lt;message&gt;&lt;source&gt;&quot;;[.E535];&quot;&lt;/source&gt;&lt;translation&gt;&quot;;[.B535];&quot;&lt;/translation&gt;&lt;/message&gt;&quot;)" office:value-type="string" office:string-value="&lt;message&gt;&lt;source&gt;hill&lt;/source&gt;&lt;translation&gt;colline&lt;/translation&gt;&lt;/message&gt;">
            <text:p>&lt;message&gt;&lt;source&gt;hill&lt;/source&gt;&lt;translation&gt;colline&lt;/translation&gt;&lt;/message&gt;</text:p>
          </table:table-cell>
          <table:table-cell table:number-columns-repeated="1017"/>
        </table:table-row>
        <table:table-row table:style-name="ro1">
          <table:table-cell table:style-name="ce7" office:value-type="string">
            <text:p>HLLS</text:p>
          </table:table-cell>
          <table:table-cell table:style-name="ce7" office:value-type="string">
            <text:p>collines</text:p>
          </table:table-cell>
          <table:table-cell table:style-name="ce7" office:value-type="string">
            <text:p>élévations arrondies de façon limitée la hausse au-dessus du terrain environnant avec le relief local de moins de 300m</text:p>
          </table:table-cell>
          <table:table-cell table:style-name="ce7" office:value-type="string">
            <text:p>HLLS</text:p>
          </table:table-cell>
          <table:table-cell table:style-name="ce7" office:value-type="string">
            <text:p>hills</text:p>
          </table:table-cell>
          <table:table-cell table:style-name="ce7" office:value-type="string">
            <text:p>rounded elevations of limited extent rising above the surrounding land with local relief of less than 300m</text:p>
          </table:table-cell>
          <table:table-cell table:formula="of:=CONCATENATE(&quot;&lt;message&gt;&lt;source&gt;&quot;;[.E536];&quot;&lt;/source&gt;&lt;translation&gt;&quot;;[.B536];&quot;&lt;/translation&gt;&lt;/message&gt;&quot;)" office:value-type="string" office:string-value="&lt;message&gt;&lt;source&gt;hills&lt;/source&gt;&lt;translation&gt;collines&lt;/translation&gt;&lt;/message&gt;">
            <text:p>&lt;message&gt;&lt;source&gt;hills&lt;/source&gt;&lt;translation&gt;collines&lt;/translation&gt;&lt;/message&gt;</text:p>
          </table:table-cell>
          <table:table-cell table:number-columns-repeated="1017"/>
        </table:table-row>
        <table:table-row table:style-name="ro1">
          <table:table-cell table:style-name="ce7" office:value-type="string">
            <text:p>HMCK</text:p>
          </table:table-cell>
          <table:table-cell table:style-name="ce7" office:value-type="string">
            <text:p>hamac (s)</text:p>
          </table:table-cell>
          <table:table-cell table:style-name="ce7" office:value-type="string">
            <text:p>un lopin de terre, distincte et légèrement au-dessus de la plaine environnante ou de terres humides. Cela se produit souvent dans des groupes</text:p>
          </table:table-cell>
          <table:table-cell table:style-name="ce7" office:value-type="string">
            <text:p>HMCK</text:p>
          </table:table-cell>
          <table:table-cell table:style-name="ce7" office:value-type="string">
            <text:p>hammock(s)</text:p>
          </table:table-cell>
          <table:table-cell table:style-name="ce7" office:value-type="string">
            <text:p>a patch of ground, distinct from and slightly above the surrounding plain or wetland. Often occurs in groups</text:p>
          </table:table-cell>
          <table:table-cell table:formula="of:=CONCATENATE(&quot;&lt;message&gt;&lt;source&gt;&quot;;[.E537];&quot;&lt;/source&gt;&lt;translation&gt;&quot;;[.B537];&quot;&lt;/translation&gt;&lt;/message&gt;&quot;)" office:value-type="string" office:string-value="&lt;message&gt;&lt;source&gt;hammock(s)&lt;/source&gt;&lt;translation&gt;hamac (s)&lt;/translation&gt;&lt;/message&gt;">
            <text:p>&lt;message&gt;&lt;source&gt;hammock(s)&lt;/source&gt;&lt;translation&gt;hamac (s)&lt;/translation&gt;&lt;/message&gt;</text:p>
          </table:table-cell>
          <table:table-cell table:number-columns-repeated="1017"/>
        </table:table-row>
        <table:table-row table:style-name="ro1">
          <table:table-cell table:style-name="ce7" office:value-type="string">
            <text:p>HMDA</text:p>
          </table:table-cell>
          <table:table-cell table:style-name="ce7" office:value-type="string">
            <text:p>rocher désert</text:p>
          </table:table-cell>
          <table:table-cell table:style-name="ce7" office:value-type="string">
            <text:p>relativement exempte de sable, roche plateau élevé dans un désert chaud, avec ou sans placage de gravier</text:p>
          </table:table-cell>
          <table:table-cell table:style-name="ce7" office:value-type="string">
            <text:p>HMDA</text:p>
          </table:table-cell>
          <table:table-cell table:style-name="ce7" office:value-type="string">
            <text:p>rock desert</text:p>
          </table:table-cell>
          <table:table-cell table:style-name="ce7" office:value-type="string">
            <text:p>a relatively sand-free, high bedrock plateau in a hot desert, with or without a gravel veneer</text:p>
          </table:table-cell>
          <table:table-cell table:formula="of:=CONCATENATE(&quot;&lt;message&gt;&lt;source&gt;&quot;;[.E538];&quot;&lt;/source&gt;&lt;translation&gt;&quot;;[.B538];&quot;&lt;/translation&gt;&lt;/message&gt;&quot;)" office:value-type="string" office:string-value="&lt;message&gt;&lt;source&gt;rock desert&lt;/source&gt;&lt;translation&gt;rocher désert&lt;/translation&gt;&lt;/message&gt;">
            <text:p>&lt;message&gt;&lt;source&gt;rock desert&lt;/source&gt;&lt;translation&gt;rocher désert&lt;/translation&gt;&lt;/message&gt;</text:p>
          </table:table-cell>
          <table:table-cell table:number-columns-repeated="1017"/>
        </table:table-row>
        <table:table-row table:style-name="ro1">
          <table:table-cell table:style-name="ce7" office:value-type="string">
            <text:p>INTF</text:p>
          </table:table-cell>
          <table:table-cell table:style-name="ce7" office:value-type="string">
            <text:p>interfluve</text:p>
          </table:table-cell>
          <table:table-cell table:style-name="ce7" office:value-type="string">
            <text:p>un plateau relativement undissected entre les vallées de ruisseaux adjacents</text:p>
          </table:table-cell>
          <table:table-cell table:style-name="ce7" office:value-type="string">
            <text:p>INTF</text:p>
          </table:table-cell>
          <table:table-cell table:style-name="ce7" office:value-type="string">
            <text:p>interfluve</text:p>
          </table:table-cell>
          <table:table-cell table:style-name="ce7" office:value-type="string">
            <text:p>a relatively undissected upland between adjacent stream valleys</text:p>
          </table:table-cell>
          <table:table-cell table:formula="of:=CONCATENATE(&quot;&lt;message&gt;&lt;source&gt;&quot;;[.E539];&quot;&lt;/source&gt;&lt;translation&gt;&quot;;[.B539];&quot;&lt;/translation&gt;&lt;/message&gt;&quot;)" office:value-type="string" office:string-value="&lt;message&gt;&lt;source&gt;interfluve&lt;/source&gt;&lt;translation&gt;interfluve&lt;/translation&gt;&lt;/message&gt;">
            <text:p>&lt;message&gt;&lt;source&gt;interfluve&lt;/source&gt;&lt;translation&gt;interfluve&lt;/translation&gt;&lt;/message&gt;</text:p>
          </table:table-cell>
          <table:table-cell table:number-columns-repeated="1017"/>
        </table:table-row>
        <table:table-row table:style-name="ro1">
          <table:table-cell table:style-name="ce7" office:value-type="string">
            <text:p>ISL</text:p>
          </table:table-cell>
          <table:table-cell table:style-name="ce7" office:value-type="string">
            <text:p>île</text:p>
          </table:table-cell>
          <table:table-cell table:style-name="ce7" office:value-type="string">
            <text:p>une parcelle de terrain, plus petit qu'un continent, entourée par l'eau à marée haute</text:p>
          </table:table-cell>
          <table:table-cell table:style-name="ce7" office:value-type="string">
            <text:p>ISL</text:p>
          </table:table-cell>
          <table:table-cell table:style-name="ce7" office:value-type="string">
            <text:p>island</text:p>
          </table:table-cell>
          <table:table-cell table:style-name="ce7" office:value-type="string">
            <text:p>a tract of land, smaller than a continent, surrounded by water at high water</text:p>
          </table:table-cell>
          <table:table-cell table:formula="of:=CONCATENATE(&quot;&lt;message&gt;&lt;source&gt;&quot;;[.E540];&quot;&lt;/source&gt;&lt;translation&gt;&quot;;[.B540];&quot;&lt;/translation&gt;&lt;/message&gt;&quot;)" office:value-type="string" office:string-value="&lt;message&gt;&lt;source&gt;island&lt;/source&gt;&lt;translation&gt;île&lt;/translation&gt;&lt;/message&gt;">
            <text:p>&lt;message&gt;&lt;source&gt;island&lt;/source&gt;&lt;translation&gt;île&lt;/translation&gt;&lt;/message&gt;</text:p>
          </table:table-cell>
          <table:table-cell table:number-columns-repeated="1017"/>
        </table:table-row>
        <table:table-row table:style-name="ro1">
          <table:table-cell table:style-name="ce7" office:value-type="string">
            <text:p>ISLET</text:p>
          </table:table-cell>
          <table:table-cell table:style-name="ce7" office:value-type="string">
            <text:p>îlot</text:p>
          </table:table-cell>
          <table:table-cell table:style-name="ce7" office:value-type="string">
            <text:p>petite île, plus que rock, plus petite que l'île.</text:p>
          </table:table-cell>
          <table:table-cell table:style-name="ce7" office:value-type="string">
            <text:p>ISLET</text:p>
          </table:table-cell>
          <table:table-cell table:style-name="ce7" office:value-type="string">
            <text:p>islet</text:p>
          </table:table-cell>
          <table:table-cell table:style-name="ce7" office:value-type="string">
            <text:p>small island, bigger than rock, smaller than island.</text:p>
          </table:table-cell>
          <table:table-cell table:formula="of:=CONCATENATE(&quot;&lt;message&gt;&lt;source&gt;&quot;;[.E541];&quot;&lt;/source&gt;&lt;translation&gt;&quot;;[.B541];&quot;&lt;/translation&gt;&lt;/message&gt;&quot;)" office:value-type="string" office:string-value="&lt;message&gt;&lt;source&gt;islet&lt;/source&gt;&lt;translation&gt;îlot&lt;/translation&gt;&lt;/message&gt;">
            <text:p>&lt;message&gt;&lt;source&gt;islet&lt;/source&gt;&lt;translation&gt;îlot&lt;/translation&gt;&lt;/message&gt;</text:p>
          </table:table-cell>
          <table:table-cell table:number-columns-repeated="1017"/>
        </table:table-row>
        <table:table-row table:style-name="ro1">
          <table:table-cell table:style-name="ce7" office:value-type="string">
            <text:p>ISLF</text:p>
          </table:table-cell>
          <table:table-cell table:style-name="ce7" office:value-type="string">
            <text:p>île artificielle</text:p>
          </table:table-cell>
          <table:table-cell table:style-name="ce7" office:value-type="string">
            <text:p>une île créée par enfouissement ou par l'endiguement et le remplissage dans une zone humide, une baie ou lagune</text:p>
          </table:table-cell>
          <table:table-cell table:style-name="ce7" office:value-type="string">
            <text:p>ISLF</text:p>
          </table:table-cell>
          <table:table-cell table:style-name="ce7" office:value-type="string">
            <text:p>artificial island</text:p>
          </table:table-cell>
          <table:table-cell table:style-name="ce7" office:value-type="string">
            <text:p>an island created by landfill or diking and filling in a wetland, bay, or lagoon</text:p>
          </table:table-cell>
          <table:table-cell table:formula="of:=CONCATENATE(&quot;&lt;message&gt;&lt;source&gt;&quot;;[.E542];&quot;&lt;/source&gt;&lt;translation&gt;&quot;;[.B542];&quot;&lt;/translation&gt;&lt;/message&gt;&quot;)" office:value-type="string" office:string-value="&lt;message&gt;&lt;source&gt;artificial island&lt;/source&gt;&lt;translation&gt;île artificielle&lt;/translation&gt;&lt;/message&gt;">
            <text:p>&lt;message&gt;&lt;source&gt;artificial island&lt;/source&gt;&lt;translation&gt;île artificielle&lt;/translation&gt;&lt;/message&gt;</text:p>
          </table:table-cell>
          <table:table-cell table:number-columns-repeated="1017"/>
        </table:table-row>
        <table:table-row table:style-name="ro1">
          <table:table-cell table:style-name="ce7" office:value-type="string">
            <text:p>ISLM</text:p>
          </table:table-cell>
          <table:table-cell table:style-name="ce7" office:value-type="string">
            <text:p>île de mangrove</text:p>
          </table:table-cell>
          <table:table-cell table:style-name="ce7" office:value-type="string">
            <text:p>une mangrove entouré par une masse d'eau</text:p>
          </table:table-cell>
          <table:table-cell table:style-name="ce7" office:value-type="string">
            <text:p>ISLM</text:p>
          </table:table-cell>
          <table:table-cell table:style-name="ce7" office:value-type="string">
            <text:p>mangrove island</text:p>
          </table:table-cell>
          <table:table-cell table:style-name="ce7" office:value-type="string">
            <text:p>a mangrove swamp surrounded by a waterbody</text:p>
          </table:table-cell>
          <table:table-cell table:formula="of:=CONCATENATE(&quot;&lt;message&gt;&lt;source&gt;&quot;;[.E543];&quot;&lt;/source&gt;&lt;translation&gt;&quot;;[.B543];&quot;&lt;/translation&gt;&lt;/message&gt;&quot;)" office:value-type="string" office:string-value="&lt;message&gt;&lt;source&gt;mangrove island&lt;/source&gt;&lt;translation&gt;île de mangrove&lt;/translation&gt;&lt;/message&gt;">
            <text:p>&lt;message&gt;&lt;source&gt;mangrove island&lt;/source&gt;&lt;translation&gt;île de mangrove&lt;/translation&gt;&lt;/message&gt;</text:p>
          </table:table-cell>
          <table:table-cell table:number-columns-repeated="1017"/>
        </table:table-row>
        <table:table-row table:style-name="ro1">
          <table:table-cell table:style-name="ce7" office:value-type="string">
            <text:p>ISLS</text:p>
          </table:table-cell>
          <table:table-cell table:style-name="ce7" office:value-type="string">
            <text:p>îles</text:p>
          </table:table-cell>
          <table:table-cell table:style-name="ce7" office:value-type="string">
            <text:p>étendues de terre, plus petite qu'un continent, entourée par l'eau à marée haute</text:p>
          </table:table-cell>
          <table:table-cell table:style-name="ce7" office:value-type="string">
            <text:p>ISLS</text:p>
          </table:table-cell>
          <table:table-cell table:style-name="ce7" office:value-type="string">
            <text:p>islands</text:p>
          </table:table-cell>
          <table:table-cell table:style-name="ce7" office:value-type="string">
            <text:p>tracts of land, smaller than a continent, surrounded by water at high water</text:p>
          </table:table-cell>
          <table:table-cell table:formula="of:=CONCATENATE(&quot;&lt;message&gt;&lt;source&gt;&quot;;[.E544];&quot;&lt;/source&gt;&lt;translation&gt;&quot;;[.B544];&quot;&lt;/translation&gt;&lt;/message&gt;&quot;)" office:value-type="string" office:string-value="&lt;message&gt;&lt;source&gt;islands&lt;/source&gt;&lt;translation&gt;îles&lt;/translation&gt;&lt;/message&gt;">
            <text:p>&lt;message&gt;&lt;source&gt;islands&lt;/source&gt;&lt;translation&gt;îles&lt;/translation&gt;&lt;/message&gt;</text:p>
          </table:table-cell>
          <table:table-cell table:number-columns-repeated="1017"/>
        </table:table-row>
        <table:table-row table:style-name="ro1">
          <table:table-cell table:style-name="ce7" office:value-type="string">
            <text:p>ISLT</text:p>
          </table:table-cell>
          <table:table-cell table:style-name="ce7" office:value-type="string">
            <text:p>terres liée île</text:p>
          </table:table-cell>
          <table:table-cell table:style-name="ce7" office:value-type="string">
            <text:p>une île côtière reliée au continent par des cordons littoraux, des digues ou des digues</text:p>
          </table:table-cell>
          <table:table-cell table:style-name="ce7" office:value-type="string">
            <text:p>ISLT</text:p>
          </table:table-cell>
          <table:table-cell table:style-name="ce7" office:value-type="string">
            <text:p>land-tied island</text:p>
          </table:table-cell>
          <table:table-cell table:style-name="ce7" office:value-type="string">
            <text:p>a coastal island connected to the mainland by barrier beaches, levees or dikes</text:p>
          </table:table-cell>
          <table:table-cell table:formula="of:=CONCATENATE(&quot;&lt;message&gt;&lt;source&gt;&quot;;[.E545];&quot;&lt;/source&gt;&lt;translation&gt;&quot;;[.B545];&quot;&lt;/translation&gt;&lt;/message&gt;&quot;)" office:value-type="string" office:string-value="&lt;message&gt;&lt;source&gt;land-tied island&lt;/source&gt;&lt;translation&gt;terres liée île&lt;/translation&gt;&lt;/message&gt;">
            <text:p>&lt;message&gt;&lt;source&gt;land-tied island&lt;/source&gt;&lt;translation&gt;terres liée île&lt;/translation&gt;&lt;/message&gt;</text:p>
          </table:table-cell>
          <table:table-cell table:number-columns-repeated="1017"/>
        </table:table-row>
        <table:table-row table:style-name="ro1">
          <table:table-cell table:style-name="ce7" office:value-type="string">
            <text:p>ISLx</text:p>
          </table:table-cell>
          <table:table-cell table:style-name="ce7" office:value-type="string">
            <text:p>section de l'île</text:p>
          </table:table-cell>
          <table:table-cell table:style-name="ce9"/>
          <table:table-cell table:style-name="ce7" office:value-type="string">
            <text:p>ISLX</text:p>
          </table:table-cell>
          <table:table-cell table:style-name="ce7" office:value-type="string">
            <text:p>section of island</text:p>
          </table:table-cell>
          <table:table-cell table:style-name="ce9"/>
          <table:table-cell table:formula="of:=CONCATENATE(&quot;&lt;message&gt;&lt;source&gt;&quot;;[.E546];&quot;&lt;/source&gt;&lt;translation&gt;&quot;;[.B546];&quot;&lt;/translation&gt;&lt;/message&gt;&quot;)" office:value-type="string" office:string-value="&lt;message&gt;&lt;source&gt;section of island&lt;/source&gt;&lt;translation&gt;section de l'île&lt;/translation&gt;&lt;/message&gt;">
            <text:p>&lt;message&gt;&lt;source&gt;section of island&lt;/source&gt;&lt;translation&gt;section de l'île&lt;/translation&gt;&lt;/message&gt;</text:p>
          </table:table-cell>
          <table:table-cell table:number-columns-repeated="1017"/>
        </table:table-row>
        <table:table-row table:style-name="ro1">
          <table:table-cell table:style-name="ce7" office:value-type="string">
            <text:p>ISTH</text:p>
          </table:table-cell>
          <table:table-cell table:style-name="ce7" office:value-type="string">
            <text:p>isthme</text:p>
          </table:table-cell>
          <table:table-cell table:style-name="ce7" office:value-type="string">
            <text:p>une étroite bande de terre reliant deux grandes masses de terre et bordé par les eaux</text:p>
          </table:table-cell>
          <table:table-cell table:style-name="ce7" office:value-type="string">
            <text:p>ISTH</text:p>
          </table:table-cell>
          <table:table-cell table:style-name="ce7" office:value-type="string">
            <text:p>isthmus</text:p>
          </table:table-cell>
          <table:table-cell table:style-name="ce7" office:value-type="string">
            <text:p>a narrow strip of land connecting two larger land masses and bordered by water</text:p>
          </table:table-cell>
          <table:table-cell table:formula="of:=CONCATENATE(&quot;&lt;message&gt;&lt;source&gt;&quot;;[.E547];&quot;&lt;/source&gt;&lt;translation&gt;&quot;;[.B547];&quot;&lt;/translation&gt;&lt;/message&gt;&quot;)" office:value-type="string" office:string-value="&lt;message&gt;&lt;source&gt;isthmus&lt;/source&gt;&lt;translation&gt;isthme&lt;/translation&gt;&lt;/message&gt;">
            <text:p>&lt;message&gt;&lt;source&gt;isthmus&lt;/source&gt;&lt;translation&gt;isthme&lt;/translation&gt;&lt;/message&gt;</text:p>
          </table:table-cell>
          <table:table-cell table:number-columns-repeated="1017"/>
        </table:table-row>
        <table:table-row table:style-name="ro1">
          <table:table-cell table:style-name="ce7" office:value-type="string">
            <text:p>KRST</text:p>
          </table:table-cell>
          <table:table-cell table:style-name="ce7" office:value-type="string">
            <text:p>région karstique</text:p>
          </table:table-cell>
          <table:table-cell table:style-name="ce7" office:value-type="string">
            <text:p>un paysage très particulier développé sur une roche soluble comme le calcaire caractérisé par des dolines, grottes, ruisseaux disparaissent, et le drainage souterrain</text:p>
          </table:table-cell>
          <table:table-cell table:style-name="ce7" office:value-type="string">
            <text:p>KRST</text:p>
          </table:table-cell>
          <table:table-cell table:style-name="ce7" office:value-type="string">
            <text:p>karst area</text:p>
          </table:table-cell>
          <table:table-cell table:style-name="ce7" office:value-type="string">
            <text:p>a distinctive landscape developed on soluble rock such as limestone characterized by sinkholes, caves, disappearing streams, and underground drainage</text:p>
          </table:table-cell>
          <table:table-cell table:formula="of:=CONCATENATE(&quot;&lt;message&gt;&lt;source&gt;&quot;;[.E548];&quot;&lt;/source&gt;&lt;translation&gt;&quot;;[.B548];&quot;&lt;/translation&gt;&lt;/message&gt;&quot;)" office:value-type="string" office:string-value="&lt;message&gt;&lt;source&gt;karst area&lt;/source&gt;&lt;translation&gt;région karstique&lt;/translation&gt;&lt;/message&gt;">
            <text:p>&lt;message&gt;&lt;source&gt;karst area&lt;/source&gt;&lt;translation&gt;région karstique&lt;/translation&gt;&lt;/message&gt;</text:p>
          </table:table-cell>
          <table:table-cell table:number-columns-repeated="1017"/>
        </table:table-row>
        <table:table-row table:style-name="ro1">
          <table:table-cell table:style-name="ce7" office:value-type="string">
            <text:p>LAVA</text:p>
          </table:table-cell>
          <table:table-cell table:style-name="ce7" office:value-type="string">
            <text:p>zone de lave</text:p>
          </table:table-cell>
          <table:table-cell table:style-name="ce7" office:value-type="string">
            <text:p>une zone de lave solidifiée</text:p>
          </table:table-cell>
          <table:table-cell table:style-name="ce7" office:value-type="string">
            <text:p>LAVA</text:p>
          </table:table-cell>
          <table:table-cell table:style-name="ce7" office:value-type="string">
            <text:p>lava area</text:p>
          </table:table-cell>
          <table:table-cell table:style-name="ce7" office:value-type="string">
            <text:p>an area of solidified lava</text:p>
          </table:table-cell>
          <table:table-cell table:formula="of:=CONCATENATE(&quot;&lt;message&gt;&lt;source&gt;&quot;;[.E549];&quot;&lt;/source&gt;&lt;translation&gt;&quot;;[.B549];&quot;&lt;/translation&gt;&lt;/message&gt;&quot;)" office:value-type="string" office:string-value="&lt;message&gt;&lt;source&gt;lava area&lt;/source&gt;&lt;translation&gt;zone de lave&lt;/translation&gt;&lt;/message&gt;">
            <text:p>&lt;message&gt;&lt;source&gt;lava area&lt;/source&gt;&lt;translation&gt;zone de lave&lt;/translation&gt;&lt;/message&gt;</text:p>
          </table:table-cell>
          <table:table-cell table:number-columns-repeated="1017"/>
        </table:table-row>
        <table:table-row table:style-name="ro1">
          <table:table-cell table:style-name="ce7" office:value-type="string">
            <text:p>LEV</text:p>
          </table:table-cell>
          <table:table-cell table:style-name="ce7" office:value-type="string">
            <text:p>digue</text:p>
          </table:table-cell>
          <table:table-cell table:style-name="ce7" office:value-type="string">
            <text:p>une digue naturelle en bordure d'un cours d'eau à faible distributary ou sinueuse, souvent construits artificiellement à lutter contre les inondations</text:p>
          </table:table-cell>
          <table:table-cell table:style-name="ce7" office:value-type="string">
            <text:p>LEV</text:p>
          </table:table-cell>
          <table:table-cell table:style-name="ce7" office:value-type="string">
            <text:p>levee</text:p>
          </table:table-cell>
          <table:table-cell table:style-name="ce7" office:value-type="string">
            <text:p>a natural low embankment bordering a distributary or meandering stream; often built up artificially to control floods</text:p>
          </table:table-cell>
          <table:table-cell table:formula="of:=CONCATENATE(&quot;&lt;message&gt;&lt;source&gt;&quot;;[.E550];&quot;&lt;/source&gt;&lt;translation&gt;&quot;;[.B550];&quot;&lt;/translation&gt;&lt;/message&gt;&quot;)" office:value-type="string" office:string-value="&lt;message&gt;&lt;source&gt;levee&lt;/source&gt;&lt;translation&gt;digue&lt;/translation&gt;&lt;/message&gt;">
            <text:p>&lt;message&gt;&lt;source&gt;levee&lt;/source&gt;&lt;translation&gt;digue&lt;/translation&gt;&lt;/message&gt;</text:p>
          </table:table-cell>
          <table:table-cell table:number-columns-repeated="1017"/>
        </table:table-row>
        <table:table-row table:style-name="ro1">
          <table:table-cell table:style-name="ce7" office:value-type="string">
            <text:p>MESA</text:p>
          </table:table-cell>
          <table:table-cell table:style-name="ce7" office:value-type="string">
            <text:p>mesa (s)</text:p>
          </table:table-cell>
          <table:table-cell table:style-name="ce7" office:value-type="string">
            <text:p>un sommet plat, élévation isolée avec des pentes abruptes sur tous les côtés, moins vaste que le plateau</text:p>
          </table:table-cell>
          <table:table-cell table:style-name="ce7" office:value-type="string">
            <text:p>MESA</text:p>
          </table:table-cell>
          <table:table-cell table:style-name="ce7" office:value-type="string">
            <text:p>mesa(s)</text:p>
          </table:table-cell>
          <table:table-cell table:style-name="ce7" office:value-type="string">
            <text:p>a flat-topped, isolated elevation with steep slopes on all sides, less extensive than a plateau</text:p>
          </table:table-cell>
          <table:table-cell table:formula="of:=CONCATENATE(&quot;&lt;message&gt;&lt;source&gt;&quot;;[.E551];&quot;&lt;/source&gt;&lt;translation&gt;&quot;;[.B551];&quot;&lt;/translation&gt;&lt;/message&gt;&quot;)" office:value-type="string" office:string-value="&lt;message&gt;&lt;source&gt;mesa(s)&lt;/source&gt;&lt;translation&gt;mesa (s)&lt;/translation&gt;&lt;/message&gt;">
            <text:p>&lt;message&gt;&lt;source&gt;mesa(s)&lt;/source&gt;&lt;translation&gt;mesa (s)&lt;/translation&gt;&lt;/message&gt;</text:p>
          </table:table-cell>
          <table:table-cell table:number-columns-repeated="1017"/>
        </table:table-row>
        <table:table-row table:style-name="ro1">
          <table:table-cell table:style-name="ce7" office:value-type="string">
            <text:p>MND</text:p>
          </table:table-cell>
          <table:table-cell table:style-name="ce7" office:value-type="string">
            <text:p>monticule (s)</text:p>
          </table:table-cell>
          <table:table-cell table:style-name="ce7" office:value-type="string">
            <text:p>un faible, isolé, colline arrondie</text:p>
          </table:table-cell>
          <table:table-cell table:style-name="ce7" office:value-type="string">
            <text:p>MND</text:p>
          </table:table-cell>
          <table:table-cell table:style-name="ce7" office:value-type="string">
            <text:p>mound(s)</text:p>
          </table:table-cell>
          <table:table-cell table:style-name="ce7" office:value-type="string">
            <text:p>a low, isolated, rounded hill</text:p>
          </table:table-cell>
          <table:table-cell table:formula="of:=CONCATENATE(&quot;&lt;message&gt;&lt;source&gt;&quot;;[.E552];&quot;&lt;/source&gt;&lt;translation&gt;&quot;;[.B552];&quot;&lt;/translation&gt;&lt;/message&gt;&quot;)" office:value-type="string" office:string-value="&lt;message&gt;&lt;source&gt;mound(s)&lt;/source&gt;&lt;translation&gt;monticule (s)&lt;/translation&gt;&lt;/message&gt;">
            <text:p>&lt;message&gt;&lt;source&gt;mound(s)&lt;/source&gt;&lt;translation&gt;monticule (s)&lt;/translation&gt;&lt;/message&gt;</text:p>
          </table:table-cell>
          <table:table-cell table:number-columns-repeated="1017"/>
        </table:table-row>
        <table:table-row table:style-name="ro1">
          <table:table-cell table:style-name="ce7" office:value-type="string">
            <text:p>MRN</text:p>
          </table:table-cell>
          <table:table-cell table:style-name="ce7" office:value-type="string">
            <text:p>moraine</text:p>
          </table:table-cell>
          <table:table-cell table:style-name="ce7" office:value-type="string">
            <text:p>un monticule, une crête ou accumulation de till glaciaire</text:p>
          </table:table-cell>
          <table:table-cell table:style-name="ce7" office:value-type="string">
            <text:p>MRN</text:p>
          </table:table-cell>
          <table:table-cell table:style-name="ce7" office:value-type="string">
            <text:p>moraine</text:p>
          </table:table-cell>
          <table:table-cell table:style-name="ce7" office:value-type="string">
            <text:p>a mound, ridge, or other accumulation of glacial till</text:p>
          </table:table-cell>
          <table:table-cell table:formula="of:=CONCATENATE(&quot;&lt;message&gt;&lt;source&gt;&quot;;[.E553];&quot;&lt;/source&gt;&lt;translation&gt;&quot;;[.B553];&quot;&lt;/translation&gt;&lt;/message&gt;&quot;)" office:value-type="string" office:string-value="&lt;message&gt;&lt;source&gt;moraine&lt;/source&gt;&lt;translation&gt;moraine&lt;/translation&gt;&lt;/message&gt;">
            <text:p>&lt;message&gt;&lt;source&gt;moraine&lt;/source&gt;&lt;translation&gt;moraine&lt;/translation&gt;&lt;/message&gt;</text:p>
          </table:table-cell>
          <table:table-cell table:number-columns-repeated="1017"/>
        </table:table-row>
        <table:table-row table:style-name="ro1">
          <table:table-cell table:style-name="ce7" office:value-type="string">
            <text:p>MT</text:p>
          </table:table-cell>
          <table:table-cell table:style-name="ce7" office:value-type="string">
            <text:p>montagne</text:p>
          </table:table-cell>
          <table:table-cell table:style-name="ce7" office:value-type="string">
            <text:p>une position haute altitude au-dessus de la zone environnante avec coin petit sommet, les pentes raides et de secours local de 300 m ou plus</text:p>
          </table:table-cell>
          <table:table-cell table:style-name="ce7" office:value-type="string">
            <text:p>MT</text:p>
          </table:table-cell>
          <table:table-cell table:style-name="ce7" office:value-type="string">
            <text:p>mountain</text:p>
          </table:table-cell>
          <table:table-cell table:style-name="ce7" office:value-type="string">
            <text:p>an elevation standing high above the surrounding area with small summit area, steep slopes and local relief of 300m or more</text:p>
          </table:table-cell>
          <table:table-cell table:formula="of:=CONCATENATE(&quot;&lt;message&gt;&lt;source&gt;&quot;;[.E554];&quot;&lt;/source&gt;&lt;translation&gt;&quot;;[.B554];&quot;&lt;/translation&gt;&lt;/message&gt;&quot;)" office:value-type="string" office:string-value="&lt;message&gt;&lt;source&gt;mountain&lt;/source&gt;&lt;translation&gt;montagne&lt;/translation&gt;&lt;/message&gt;">
            <text:p>&lt;message&gt;&lt;source&gt;mountain&lt;/source&gt;&lt;translation&gt;montagne&lt;/translation&gt;&lt;/message&gt;</text:p>
          </table:table-cell>
          <table:table-cell table:number-columns-repeated="1017"/>
        </table:table-row>
        <table:table-row table:style-name="ro1">
          <table:table-cell table:style-name="ce7" office:value-type="string">
            <text:p>MTS</text:p>
          </table:table-cell>
          <table:table-cell table:style-name="ce7" office:value-type="string">
            <text:p>montagnes</text:p>
          </table:table-cell>
          <table:table-cell table:style-name="ce7" office:value-type="string">
            <text:p>une chaîne de montagnes ou d'un groupe de montagnes ou de hautes crêtes</text:p>
          </table:table-cell>
          <table:table-cell table:style-name="ce7" office:value-type="string">
            <text:p>MTS</text:p>
          </table:table-cell>
          <table:table-cell table:style-name="ce7" office:value-type="string">
            <text:p>mountains</text:p>
          </table:table-cell>
          <table:table-cell table:style-name="ce7" office:value-type="string">
            <text:p>a mountain range or a group of mountains or high ridges</text:p>
          </table:table-cell>
          <table:table-cell table:formula="of:=CONCATENATE(&quot;&lt;message&gt;&lt;source&gt;&quot;;[.E555];&quot;&lt;/source&gt;&lt;translation&gt;&quot;;[.B555];&quot;&lt;/translation&gt;&lt;/message&gt;&quot;)" office:value-type="string" office:string-value="&lt;message&gt;&lt;source&gt;mountains&lt;/source&gt;&lt;translation&gt;montagnes&lt;/translation&gt;&lt;/message&gt;">
            <text:p>&lt;message&gt;&lt;source&gt;mountains&lt;/source&gt;&lt;translation&gt;montagnes&lt;/translation&gt;&lt;/message&gt;</text:p>
          </table:table-cell>
          <table:table-cell table:number-columns-repeated="1017"/>
        </table:table-row>
        <table:table-row table:style-name="ro1">
          <table:table-cell table:style-name="ce7" office:value-type="string">
            <text:p>NKM</text:p>
          </table:table-cell>
          <table:table-cell table:style-name="ce7" office:value-type="string">
            <text:p>cou méandre</text:p>
          </table:table-cell>
          <table:table-cell table:style-name="ce7" office:value-type="string">
            <text:p>une étroite bande de terre entre les deux branches d'une boucle de méandre à son point le plus étroit</text:p>
          </table:table-cell>
          <table:table-cell table:style-name="ce7" office:value-type="string">
            <text:p>NKM</text:p>
          </table:table-cell>
          <table:table-cell table:style-name="ce7" office:value-type="string">
            <text:p>meander neck</text:p>
          </table:table-cell>
          <table:table-cell table:style-name="ce7" office:value-type="string">
            <text:p>a narrow strip of land between the two limbs of a meander loop at its narrowest point</text:p>
          </table:table-cell>
          <table:table-cell table:formula="of:=CONCATENATE(&quot;&lt;message&gt;&lt;source&gt;&quot;;[.E556];&quot;&lt;/source&gt;&lt;translation&gt;&quot;;[.B556];&quot;&lt;/translation&gt;&lt;/message&gt;&quot;)" office:value-type="string" office:string-value="&lt;message&gt;&lt;source&gt;meander neck&lt;/source&gt;&lt;translation&gt;cou méandre&lt;/translation&gt;&lt;/message&gt;">
            <text:p>&lt;message&gt;&lt;source&gt;meander neck&lt;/source&gt;&lt;translation&gt;cou méandre&lt;/translation&gt;&lt;/message&gt;</text:p>
          </table:table-cell>
          <table:table-cell table:number-columns-repeated="1017"/>
        </table:table-row>
        <table:table-row table:style-name="ro1">
          <table:table-cell table:style-name="ce7" office:value-type="string">
            <text:p>NTK</text:p>
          </table:table-cell>
          <table:table-cell table:style-name="ce7" office:value-type="string">
            <text:p>nunatak</text:p>
          </table:table-cell>
          <table:table-cell table:style-name="ce7" office:value-type="string">
            <text:p>un piton rocheux de montagne ou en saillie à travers la glace de glacier</text:p>
          </table:table-cell>
          <table:table-cell table:style-name="ce7" office:value-type="string">
            <text:p>NTK</text:p>
          </table:table-cell>
          <table:table-cell table:style-name="ce7" office:value-type="string">
            <text:p>nunatak</text:p>
          </table:table-cell>
          <table:table-cell table:style-name="ce7" office:value-type="string">
            <text:p>a rock or mountain peak protruding through glacial ice</text:p>
          </table:table-cell>
          <table:table-cell table:formula="of:=CONCATENATE(&quot;&lt;message&gt;&lt;source&gt;&quot;;[.E557];&quot;&lt;/source&gt;&lt;translation&gt;&quot;;[.B557];&quot;&lt;/translation&gt;&lt;/message&gt;&quot;)" office:value-type="string" office:string-value="&lt;message&gt;&lt;source&gt;nunatak&lt;/source&gt;&lt;translation&gt;nunatak&lt;/translation&gt;&lt;/message&gt;">
            <text:p>&lt;message&gt;&lt;source&gt;nunatak&lt;/source&gt;&lt;translation&gt;nunatak&lt;/translation&gt;&lt;/message&gt;</text:p>
          </table:table-cell>
          <table:table-cell table:number-columns-repeated="1017"/>
        </table:table-row>
        <table:table-row table:style-name="ro1">
          <table:table-cell table:style-name="ce7" office:value-type="string">
            <text:p>NTKS</text:p>
          </table:table-cell>
          <table:table-cell table:style-name="ce7" office:value-type="string">
            <text:p>nunataks</text:p>
          </table:table-cell>
          <table:table-cell table:style-name="ce7" office:value-type="string">
            <text:p>roches ou des pics de montagne en saillie à travers la glace de glacier</text:p>
          </table:table-cell>
          <table:table-cell table:style-name="ce7" office:value-type="string">
            <text:p>NTKS</text:p>
          </table:table-cell>
          <table:table-cell table:style-name="ce7" office:value-type="string">
            <text:p>nunataks</text:p>
          </table:table-cell>
          <table:table-cell table:style-name="ce7" office:value-type="string">
            <text:p>rocks or mountain peaks protruding through glacial ice</text:p>
          </table:table-cell>
          <table:table-cell table:formula="of:=CONCATENATE(&quot;&lt;message&gt;&lt;source&gt;&quot;;[.E558];&quot;&lt;/source&gt;&lt;translation&gt;&quot;;[.B558];&quot;&lt;/translation&gt;&lt;/message&gt;&quot;)" office:value-type="string" office:string-value="&lt;message&gt;&lt;source&gt;nunataks&lt;/source&gt;&lt;translation&gt;nunataks&lt;/translation&gt;&lt;/message&gt;">
            <text:p>&lt;message&gt;&lt;source&gt;nunataks&lt;/source&gt;&lt;translation&gt;nunataks&lt;/translation&gt;&lt;/message&gt;</text:p>
          </table:table-cell>
          <table:table-cell table:number-columns-repeated="1017"/>
        </table:table-row>
        <table:table-row table:style-name="ro1">
          <table:table-cell table:style-name="ce7" office:value-type="string">
            <text:p>PAN</text:p>
          </table:table-cell>
          <table:table-cell table:style-name="ce7" office:value-type="string">
            <text:p>casserole</text:p>
          </table:table-cell>
          <table:table-cell table:style-name="ce7" office:value-type="string">
            <text:p>un peu profonde, près de niveau, dépression naturelle ou bassin, contenant généralement un lac intermittent, un étang ou piscine</text:p>
          </table:table-cell>
          <table:table-cell table:style-name="ce7" office:value-type="string">
            <text:p>PAN</text:p>
          </table:table-cell>
          <table:table-cell table:style-name="ce7" office:value-type="string">
            <text:p>pan</text:p>
          </table:table-cell>
          <table:table-cell table:style-name="ce7" office:value-type="string">
            <text:p>a near-level shallow, natural depression or basin, usually containing an intermittent lake, pond, or pool</text:p>
          </table:table-cell>
          <table:table-cell table:formula="of:=CONCATENATE(&quot;&lt;message&gt;&lt;source&gt;&quot;;[.E559];&quot;&lt;/source&gt;&lt;translation&gt;&quot;;[.B559];&quot;&lt;/translation&gt;&lt;/message&gt;&quot;)" office:value-type="string" office:string-value="&lt;message&gt;&lt;source&gt;pan&lt;/source&gt;&lt;translation&gt;casserole&lt;/translation&gt;&lt;/message&gt;">
            <text:p>&lt;message&gt;&lt;source&gt;pan&lt;/source&gt;&lt;translation&gt;casserole&lt;/translation&gt;&lt;/message&gt;</text:p>
          </table:table-cell>
          <table:table-cell table:number-columns-repeated="1017"/>
        </table:table-row>
        <table:table-row table:style-name="ro1">
          <table:table-cell table:style-name="ce7" office:value-type="string">
            <text:p>PANS</text:p>
          </table:table-cell>
          <table:table-cell table:style-name="ce7" office:value-type="string">
            <text:p>casseroles</text:p>
          </table:table-cell>
          <table:table-cell table:style-name="ce7" office:value-type="string">
            <text:p>un peu profonde, près de niveau, dépression naturelle ou bassin, contenant généralement un lac intermittent, un étang ou piscine</text:p>
          </table:table-cell>
          <table:table-cell table:style-name="ce7" office:value-type="string">
            <text:p>PANS</text:p>
          </table:table-cell>
          <table:table-cell table:style-name="ce7" office:value-type="string">
            <text:p>pans</text:p>
          </table:table-cell>
          <table:table-cell table:style-name="ce7" office:value-type="string">
            <text:p>a near-level shallow, natural depression or basin, usually containing an intermittent lake, pond, or pool</text:p>
          </table:table-cell>
          <table:table-cell table:formula="of:=CONCATENATE(&quot;&lt;message&gt;&lt;source&gt;&quot;;[.E560];&quot;&lt;/source&gt;&lt;translation&gt;&quot;;[.B560];&quot;&lt;/translation&gt;&lt;/message&gt;&quot;)" office:value-type="string" office:string-value="&lt;message&gt;&lt;source&gt;pans&lt;/source&gt;&lt;translation&gt;casseroles&lt;/translation&gt;&lt;/message&gt;">
            <text:p>&lt;message&gt;&lt;source&gt;pans&lt;/source&gt;&lt;translation&gt;casseroles&lt;/translation&gt;&lt;/message&gt;</text:p>
          </table:table-cell>
          <table:table-cell table:number-columns-repeated="1017"/>
        </table:table-row>
        <table:table-row table:style-name="ro1">
          <table:table-cell table:style-name="ce7" office:value-type="string">
            <text:p>PASS</text:p>
          </table:table-cell>
          <table:table-cell table:style-name="ce7" office:value-type="string">
            <text:p>passer</text:p>
          </table:table-cell>
          <table:table-cell table:style-name="ce7" office:value-type="string">
            <text:p>une pause dans une chaîne de montagnes ou d'autres obstruction haute, utilisés pour le transport d'un côté à l'autre [Voir aussi gap]</text:p>
          </table:table-cell>
          <table:table-cell table:style-name="ce7" office:value-type="string">
            <text:p>PASS</text:p>
          </table:table-cell>
          <table:table-cell table:style-name="ce7" office:value-type="string">
            <text:p>pass</text:p>
          </table:table-cell>
          <table:table-cell table:style-name="ce7" office:value-type="string">
            <text:p>a break in a mountain range or other high obstruction, used for transportation from one side to the other [See also gap]</text:p>
          </table:table-cell>
          <table:table-cell table:formula="of:=CONCATENATE(&quot;&lt;message&gt;&lt;source&gt;&quot;;[.E561];&quot;&lt;/source&gt;&lt;translation&gt;&quot;;[.B561];&quot;&lt;/translation&gt;&lt;/message&gt;&quot;)" office:value-type="string" office:string-value="&lt;message&gt;&lt;source&gt;pass&lt;/source&gt;&lt;translation&gt;passer&lt;/translation&gt;&lt;/message&gt;">
            <text:p>&lt;message&gt;&lt;source&gt;pass&lt;/source&gt;&lt;translation&gt;passer&lt;/translation&gt;&lt;/message&gt;</text:p>
          </table:table-cell>
          <table:table-cell table:number-columns-repeated="1017"/>
        </table:table-row>
        <table:table-row table:style-name="ro1">
          <table:table-cell table:style-name="ce7" office:value-type="string">
            <text:p>PEN</text:p>
          </table:table-cell>
          <table:table-cell table:style-name="ce7" office:value-type="string">
            <text:p>péninsule</text:p>
          </table:table-cell>
          <table:table-cell table:style-name="ce7" office:value-type="string">
            <text:p>une zone allongée de terre qui s'avance dans un plan d'eau et pratiquement entourée d'eau</text:p>
          </table:table-cell>
          <table:table-cell table:style-name="ce7" office:value-type="string">
            <text:p>PEN</text:p>
          </table:table-cell>
          <table:table-cell table:style-name="ce7" office:value-type="string">
            <text:p>peninsula</text:p>
          </table:table-cell>
          <table:table-cell table:style-name="ce7" office:value-type="string">
            <text:p>an elongate area of land projecting into a body of water and nearly surrounded by water</text:p>
          </table:table-cell>
          <table:table-cell table:formula="of:=CONCATENATE(&quot;&lt;message&gt;&lt;source&gt;&quot;;[.E562];&quot;&lt;/source&gt;&lt;translation&gt;&quot;;[.B562];&quot;&lt;/translation&gt;&lt;/message&gt;&quot;)" office:value-type="string" office:string-value="&lt;message&gt;&lt;source&gt;peninsula&lt;/source&gt;&lt;translation&gt;péninsule&lt;/translation&gt;&lt;/message&gt;">
            <text:p>&lt;message&gt;&lt;source&gt;peninsula&lt;/source&gt;&lt;translation&gt;péninsule&lt;/translation&gt;&lt;/message&gt;</text:p>
          </table:table-cell>
          <table:table-cell table:number-columns-repeated="1017"/>
        </table:table-row>
        <table:table-row table:style-name="ro1">
          <table:table-cell table:style-name="ce7" office:value-type="string">
            <text:p>PENX</text:p>
          </table:table-cell>
          <table:table-cell table:style-name="ce7" office:value-type="string">
            <text:p>section de la péninsule</text:p>
          </table:table-cell>
          <table:table-cell table:style-name="ce9"/>
          <table:table-cell table:style-name="ce7" office:value-type="string">
            <text:p>PENX</text:p>
          </table:table-cell>
          <table:table-cell table:style-name="ce7" office:value-type="string">
            <text:p>section of peninsula</text:p>
          </table:table-cell>
          <table:table-cell table:style-name="ce9"/>
          <table:table-cell table:formula="of:=CONCATENATE(&quot;&lt;message&gt;&lt;source&gt;&quot;;[.E563];&quot;&lt;/source&gt;&lt;translation&gt;&quot;;[.B563];&quot;&lt;/translation&gt;&lt;/message&gt;&quot;)" office:value-type="string" office:string-value="&lt;message&gt;&lt;source&gt;section of peninsula&lt;/source&gt;&lt;translation&gt;section de la péninsule&lt;/translation&gt;&lt;/message&gt;">
            <text:p>&lt;message&gt;&lt;source&gt;section of peninsula&lt;/source&gt;&lt;translation&gt;section de la péninsule&lt;/translation&gt;&lt;/message&gt;</text:p>
          </table:table-cell>
          <table:table-cell table:number-columns-repeated="1017"/>
        </table:table-row>
        <table:table-row table:style-name="ro1">
          <table:table-cell table:style-name="ce7" office:value-type="string">
            <text:p>PK</text:p>
          </table:table-cell>
          <table:table-cell table:style-name="ce7" office:value-type="string">
            <text:p>pic</text:p>
          </table:table-cell>
          <table:table-cell table:style-name="ce7" office:value-type="string">
            <text:p>une élévation pointue au sommet d'une montagne, crête, ou tout autre élément hypsographiques</text:p>
          </table:table-cell>
          <table:table-cell table:style-name="ce7" office:value-type="string">
            <text:p>PK</text:p>
          </table:table-cell>
          <table:table-cell table:style-name="ce7" office:value-type="string">
            <text:p>peak</text:p>
          </table:table-cell>
          <table:table-cell table:style-name="ce7" office:value-type="string">
            <text:p>a pointed elevation atop a mountain, ridge, or other hypsographic feature</text:p>
          </table:table-cell>
          <table:table-cell table:formula="of:=CONCATENATE(&quot;&lt;message&gt;&lt;source&gt;&quot;;[.E564];&quot;&lt;/source&gt;&lt;translation&gt;&quot;;[.B564];&quot;&lt;/translation&gt;&lt;/message&gt;&quot;)" office:value-type="string" office:string-value="&lt;message&gt;&lt;source&gt;peak&lt;/source&gt;&lt;translation&gt;pic&lt;/translation&gt;&lt;/message&gt;">
            <text:p>&lt;message&gt;&lt;source&gt;peak&lt;/source&gt;&lt;translation&gt;pic&lt;/translation&gt;&lt;/message&gt;</text:p>
          </table:table-cell>
          <table:table-cell table:number-columns-repeated="1017"/>
        </table:table-row>
        <table:table-row table:style-name="ro1">
          <table:table-cell table:style-name="ce7" office:value-type="string">
            <text:p>PKS</text:p>
          </table:table-cell>
          <table:table-cell table:style-name="ce7" office:value-type="string">
            <text:p>pics</text:p>
          </table:table-cell>
          <table:table-cell table:style-name="ce7" office:value-type="string">
            <text:p>élévations pointues au sommet d'une montagne, crête, ou d'autres caractéristiques hypsographiques</text:p>
          </table:table-cell>
          <table:table-cell table:style-name="ce7" office:value-type="string">
            <text:p>PKS</text:p>
          </table:table-cell>
          <table:table-cell table:style-name="ce7" office:value-type="string">
            <text:p>peaks</text:p>
          </table:table-cell>
          <table:table-cell table:style-name="ce7" office:value-type="string">
            <text:p>pointed elevations atop a mountain, ridge, or other hypsographic features</text:p>
          </table:table-cell>
          <table:table-cell table:formula="of:=CONCATENATE(&quot;&lt;message&gt;&lt;source&gt;&quot;;[.E565];&quot;&lt;/source&gt;&lt;translation&gt;&quot;;[.B565];&quot;&lt;/translation&gt;&lt;/message&gt;&quot;)" office:value-type="string" office:string-value="&lt;message&gt;&lt;source&gt;peaks&lt;/source&gt;&lt;translation&gt;pics&lt;/translation&gt;&lt;/message&gt;">
            <text:p>&lt;message&gt;&lt;source&gt;peaks&lt;/source&gt;&lt;translation&gt;pics&lt;/translation&gt;&lt;/message&gt;</text:p>
          </table:table-cell>
          <table:table-cell table:number-columns-repeated="1017"/>
        </table:table-row>
        <table:table-row table:style-name="ro1">
          <table:table-cell table:style-name="ce7" office:value-type="string">
            <text:p>PLAT</text:p>
          </table:table-cell>
          <table:table-cell table:style-name="ce7" office:value-type="string">
            <text:p>plateau</text:p>
          </table:table-cell>
          <table:table-cell table:style-name="ce7" office:value-type="string">
            <text:p>une plaine élevée avec des pentes abruptes sur un ou plusieurs côtés, et souvent avec des flux incisées</text:p>
          </table:table-cell>
          <table:table-cell table:style-name="ce7" office:value-type="string">
            <text:p>PLAT</text:p>
          </table:table-cell>
          <table:table-cell table:style-name="ce7" office:value-type="string">
            <text:p>plateau</text:p>
          </table:table-cell>
          <table:table-cell table:style-name="ce7" office:value-type="string">
            <text:p>an elevated plain with steep slopes on one or more sides, and often with incised streams</text:p>
          </table:table-cell>
          <table:table-cell table:formula="of:=CONCATENATE(&quot;&lt;message&gt;&lt;source&gt;&quot;;[.E566];&quot;&lt;/source&gt;&lt;translation&gt;&quot;;[.B566];&quot;&lt;/translation&gt;&lt;/message&gt;&quot;)" office:value-type="string" office:string-value="&lt;message&gt;&lt;source&gt;plateau&lt;/source&gt;&lt;translation&gt;plateau&lt;/translation&gt;&lt;/message&gt;">
            <text:p>&lt;message&gt;&lt;source&gt;plateau&lt;/source&gt;&lt;translation&gt;plateau&lt;/translation&gt;&lt;/message&gt;</text:p>
          </table:table-cell>
          <table:table-cell table:number-columns-repeated="1017"/>
        </table:table-row>
        <table:table-row table:style-name="ro1">
          <table:table-cell table:style-name="ce7" office:value-type="string">
            <text:p>PLATX</text:p>
          </table:table-cell>
          <table:table-cell table:style-name="ce7" office:value-type="string">
            <text:p>section du plateau</text:p>
          </table:table-cell>
          <table:table-cell table:style-name="ce9"/>
          <table:table-cell table:style-name="ce7" office:value-type="string">
            <text:p>PLATX</text:p>
          </table:table-cell>
          <table:table-cell table:style-name="ce7" office:value-type="string">
            <text:p>section of plateau</text:p>
          </table:table-cell>
          <table:table-cell table:style-name="ce9"/>
          <table:table-cell table:formula="of:=CONCATENATE(&quot;&lt;message&gt;&lt;source&gt;&quot;;[.E567];&quot;&lt;/source&gt;&lt;translation&gt;&quot;;[.B567];&quot;&lt;/translation&gt;&lt;/message&gt;&quot;)" office:value-type="string" office:string-value="&lt;message&gt;&lt;source&gt;section of plateau&lt;/source&gt;&lt;translation&gt;section du plateau&lt;/translation&gt;&lt;/message&gt;">
            <text:p>&lt;message&gt;&lt;source&gt;section of plateau&lt;/source&gt;&lt;translation&gt;section du plateau&lt;/translation&gt;&lt;/message&gt;</text:p>
          </table:table-cell>
          <table:table-cell table:number-columns-repeated="1017"/>
        </table:table-row>
        <table:table-row table:style-name="ro1">
          <table:table-cell table:style-name="ce7" office:value-type="string">
            <text:p>PLDR</text:p>
          </table:table-cell>
          <table:table-cell table:style-name="ce7" office:value-type="string">
            <text:p>polder</text:p>
          </table:table-cell>
          <table:table-cell table:style-name="ce7" office:value-type="string">
            <text:p>une zone gagnée sur la mer par endiguement et de drainage</text:p>
          </table:table-cell>
          <table:table-cell table:style-name="ce7" office:value-type="string">
            <text:p>PLDR</text:p>
          </table:table-cell>
          <table:table-cell table:style-name="ce7" office:value-type="string">
            <text:p>polder</text:p>
          </table:table-cell>
          <table:table-cell table:style-name="ce7" office:value-type="string">
            <text:p>an area reclaimed from the sea by diking and draining</text:p>
          </table:table-cell>
          <table:table-cell table:formula="of:=CONCATENATE(&quot;&lt;message&gt;&lt;source&gt;&quot;;[.E568];&quot;&lt;/source&gt;&lt;translation&gt;&quot;;[.B568];&quot;&lt;/translation&gt;&lt;/message&gt;&quot;)" office:value-type="string" office:string-value="&lt;message&gt;&lt;source&gt;polder&lt;/source&gt;&lt;translation&gt;polder&lt;/translation&gt;&lt;/message&gt;">
            <text:p>&lt;message&gt;&lt;source&gt;polder&lt;/source&gt;&lt;translation&gt;polder&lt;/translation&gt;&lt;/message&gt;</text:p>
          </table:table-cell>
          <table:table-cell table:number-columns-repeated="1017"/>
        </table:table-row>
        <table:table-row table:style-name="ro1">
          <table:table-cell table:style-name="ce7" office:value-type="string">
            <text:p>PLN</text:p>
          </table:table-cell>
          <table:table-cell table:style-name="ce7" office:value-type="string">
            <text:p>plaine (s)</text:p>
          </table:table-cell>
          <table:table-cell table:style-name="ce7" office:value-type="string">
            <text:p>une vaste zone de niveau comparativement à légèrement vallonné des terres, manque des irrégularités de surface, et généralement adjacente à une plus grande zone</text:p>
          </table:table-cell>
          <table:table-cell table:style-name="ce7" office:value-type="string">
            <text:p>PLN</text:p>
          </table:table-cell>
          <table:table-cell table:style-name="ce7" office:value-type="string">
            <text:p>plain(s)</text:p>
          </table:table-cell>
          <table:table-cell table:style-name="ce7" office:value-type="string">
            <text:p>an extensive area of comparatively level to gently undulating land, lacking surface irregularities, and usually adjacent to a higher area</text:p>
          </table:table-cell>
          <table:table-cell table:formula="of:=CONCATENATE(&quot;&lt;message&gt;&lt;source&gt;&quot;;[.E569];&quot;&lt;/source&gt;&lt;translation&gt;&quot;;[.B569];&quot;&lt;/translation&gt;&lt;/message&gt;&quot;)" office:value-type="string" office:string-value="&lt;message&gt;&lt;source&gt;plain(s)&lt;/source&gt;&lt;translation&gt;plaine (s)&lt;/translation&gt;&lt;/message&gt;">
            <text:p>&lt;message&gt;&lt;source&gt;plain(s)&lt;/source&gt;&lt;translation&gt;plaine (s)&lt;/translation&gt;&lt;/message&gt;</text:p>
          </table:table-cell>
          <table:table-cell table:number-columns-repeated="1017"/>
        </table:table-row>
        <table:table-row table:style-name="ro1">
          <table:table-cell table:style-name="ce7" office:value-type="string">
            <text:p>PLNX</text:p>
          </table:table-cell>
          <table:table-cell table:style-name="ce7" office:value-type="string">
            <text:p>section de la plaine</text:p>
          </table:table-cell>
          <table:table-cell table:style-name="ce9"/>
          <table:table-cell table:style-name="ce7" office:value-type="string">
            <text:p>PLNX</text:p>
          </table:table-cell>
          <table:table-cell table:style-name="ce7" office:value-type="string">
            <text:p>section of plain</text:p>
          </table:table-cell>
          <table:table-cell table:style-name="ce9"/>
          <table:table-cell table:formula="of:=CONCATENATE(&quot;&lt;message&gt;&lt;source&gt;&quot;;[.E570];&quot;&lt;/source&gt;&lt;translation&gt;&quot;;[.B570];&quot;&lt;/translation&gt;&lt;/message&gt;&quot;)" office:value-type="string" office:string-value="&lt;message&gt;&lt;source&gt;section of plain&lt;/source&gt;&lt;translation&gt;section de la plaine&lt;/translation&gt;&lt;/message&gt;">
            <text:p>&lt;message&gt;&lt;source&gt;section of plain&lt;/source&gt;&lt;translation&gt;section de la plaine&lt;/translation&gt;&lt;/message&gt;</text:p>
          </table:table-cell>
          <table:table-cell table:number-columns-repeated="1017"/>
        </table:table-row>
        <table:table-row table:style-name="ro1">
          <table:table-cell table:style-name="ce7" office:value-type="string">
            <text:p>PROM</text:p>
          </table:table-cell>
          <table:table-cell table:style-name="ce7" office:value-type="string">
            <text:p>promontoire (-s)</text:p>
          </table:table-cell>
          <table:table-cell table:style-name="ce7" office:value-type="string">
            <text:p>une colline surplombant bluff ou proéminents ou se prolonge dans une plaine</text:p>
          </table:table-cell>
          <table:table-cell table:style-name="ce7" office:value-type="string">
            <text:p>PROM</text:p>
          </table:table-cell>
          <table:table-cell table:style-name="ce7" office:value-type="string">
            <text:p>promontory(-ies)</text:p>
          </table:table-cell>
          <table:table-cell table:style-name="ce7" office:value-type="string">
            <text:p>a bluff or prominent hill overlooking or projecting into a lowland</text:p>
          </table:table-cell>
          <table:table-cell table:formula="of:=CONCATENATE(&quot;&lt;message&gt;&lt;source&gt;&quot;;[.E571];&quot;&lt;/source&gt;&lt;translation&gt;&quot;;[.B571];&quot;&lt;/translation&gt;&lt;/message&gt;&quot;)" office:value-type="string" office:string-value="&lt;message&gt;&lt;source&gt;promontory(-ies)&lt;/source&gt;&lt;translation&gt;promontoire (-s)&lt;/translation&gt;&lt;/message&gt;">
            <text:p>&lt;message&gt;&lt;source&gt;promontory(-ies)&lt;/source&gt;&lt;translation&gt;promontoire (-s)&lt;/translation&gt;&lt;/message&gt;</text:p>
          </table:table-cell>
          <table:table-cell table:number-columns-repeated="1017"/>
        </table:table-row>
        <table:table-row table:style-name="ro1">
          <table:table-cell table:style-name="ce7" office:value-type="string">
            <text:p>PT</text:p>
          </table:table-cell>
          <table:table-cell table:style-name="ce7" office:value-type="string">
            <text:p>point</text:p>
          </table:table-cell>
          <table:table-cell table:style-name="ce7" office:value-type="string">
            <text:p>une pièce conique de terre qui s'avance dans un plan d'eau, moins important que d'une cape</text:p>
          </table:table-cell>
          <table:table-cell table:style-name="ce7" office:value-type="string">
            <text:p>PT</text:p>
          </table:table-cell>
          <table:table-cell table:style-name="ce7" office:value-type="string">
            <text:p>point</text:p>
          </table:table-cell>
          <table:table-cell table:style-name="ce7" office:value-type="string">
            <text:p>a tapering piece of land projecting into a body of water, less prominent than a cape</text:p>
          </table:table-cell>
          <table:table-cell table:formula="of:=CONCATENATE(&quot;&lt;message&gt;&lt;source&gt;&quot;;[.E572];&quot;&lt;/source&gt;&lt;translation&gt;&quot;;[.B572];&quot;&lt;/translation&gt;&lt;/message&gt;&quot;)" office:value-type="string" office:string-value="&lt;message&gt;&lt;source&gt;point&lt;/source&gt;&lt;translation&gt;point&lt;/translation&gt;&lt;/message&gt;">
            <text:p>&lt;message&gt;&lt;source&gt;point&lt;/source&gt;&lt;translation&gt;point&lt;/translation&gt;&lt;/message&gt;</text:p>
          </table:table-cell>
          <table:table-cell table:number-columns-repeated="1017"/>
        </table:table-row>
        <table:table-row table:style-name="ro1">
          <table:table-cell table:style-name="ce7" office:value-type="string">
            <text:p>PTS</text:p>
          </table:table-cell>
          <table:table-cell table:style-name="ce7" office:value-type="string">
            <text:p>points</text:p>
          </table:table-cell>
          <table:table-cell table:style-name="ce7" office:value-type="string">
            <text:p>s'effilant pièces de terre qui s'avance dans un plan d'eau, moins important que d'une cape</text:p>
          </table:table-cell>
          <table:table-cell table:style-name="ce7" office:value-type="string">
            <text:p>PTS</text:p>
          </table:table-cell>
          <table:table-cell table:style-name="ce7" office:value-type="string">
            <text:p>points</text:p>
          </table:table-cell>
          <table:table-cell table:style-name="ce7" office:value-type="string">
            <text:p>tapering pieces of land projecting into a body of water, less prominent than a cape</text:p>
          </table:table-cell>
          <table:table-cell table:formula="of:=CONCATENATE(&quot;&lt;message&gt;&lt;source&gt;&quot;;[.E573];&quot;&lt;/source&gt;&lt;translation&gt;&quot;;[.B573];&quot;&lt;/translation&gt;&lt;/message&gt;&quot;)" office:value-type="string" office:string-value="&lt;message&gt;&lt;source&gt;points&lt;/source&gt;&lt;translation&gt;points&lt;/translation&gt;&lt;/message&gt;">
            <text:p>&lt;message&gt;&lt;source&gt;points&lt;/source&gt;&lt;translation&gt;points&lt;/translation&gt;&lt;/message&gt;</text:p>
          </table:table-cell>
          <table:table-cell table:number-columns-repeated="1017"/>
        </table:table-row>
        <table:table-row table:style-name="ro1">
          <table:table-cell table:style-name="ce7" office:value-type="string">
            <text:p>RdgB</text:p>
          </table:table-cell>
          <table:table-cell table:style-name="ce7" office:value-type="string">
            <text:p>crête de plage</text:p>
          </table:table-cell>
          <table:table-cell table:style-name="ce7" office:value-type="string">
            <text:p>une crête de sable juste à l'intérieur et parallèle à la plage, le plus souvent en série</text:p>
          </table:table-cell>
          <table:table-cell table:style-name="ce7" office:value-type="string">
            <text:p>RDGB</text:p>
          </table:table-cell>
          <table:table-cell table:style-name="ce7" office:value-type="string">
            <text:p>beach ridge</text:p>
          </table:table-cell>
          <table:table-cell table:style-name="ce7" office:value-type="string">
            <text:p>a ridge of sand just inland and parallel to the beach, usually in series</text:p>
          </table:table-cell>
          <table:table-cell table:formula="of:=CONCATENATE(&quot;&lt;message&gt;&lt;source&gt;&quot;;[.E574];&quot;&lt;/source&gt;&lt;translation&gt;&quot;;[.B574];&quot;&lt;/translation&gt;&lt;/message&gt;&quot;)" office:value-type="string" office:string-value="&lt;message&gt;&lt;source&gt;beach ridge&lt;/source&gt;&lt;translation&gt;crête de plage&lt;/translation&gt;&lt;/message&gt;">
            <text:p>&lt;message&gt;&lt;source&gt;beach ridge&lt;/source&gt;&lt;translation&gt;crête de plage&lt;/translation&gt;&lt;/message&gt;</text:p>
          </table:table-cell>
          <table:table-cell table:number-columns-repeated="1017"/>
        </table:table-row>
        <table:table-row table:style-name="ro1">
          <table:table-cell table:style-name="ce7" office:value-type="string">
            <text:p>RDGE</text:p>
          </table:table-cell>
          <table:table-cell table:style-name="ce7" office:value-type="string">
            <text:p>crête (s)</text:p>
          </table:table-cell>
          <table:table-cell table:style-name="ce7" office:value-type="string">
            <text:p>une élévation long et étroit avec des flancs abrupts, et une crête plus ou moins continue</text:p>
          </table:table-cell>
          <table:table-cell table:style-name="ce7" office:value-type="string">
            <text:p>RDGE</text:p>
          </table:table-cell>
          <table:table-cell table:style-name="ce7" office:value-type="string">
            <text:p>ridge(s)</text:p>
          </table:table-cell>
          <table:table-cell table:style-name="ce7" office:value-type="string">
            <text:p>a long narrow elevation with steep sides, and a more or less continuous crest</text:p>
          </table:table-cell>
          <table:table-cell table:formula="of:=CONCATENATE(&quot;&lt;message&gt;&lt;source&gt;&quot;;[.E575];&quot;&lt;/source&gt;&lt;translation&gt;&quot;;[.B575];&quot;&lt;/translation&gt;&lt;/message&gt;&quot;)" office:value-type="string" office:string-value="&lt;message&gt;&lt;source&gt;ridge(s)&lt;/source&gt;&lt;translation&gt;crête (s)&lt;/translation&gt;&lt;/message&gt;">
            <text:p>&lt;message&gt;&lt;source&gt;ridge(s)&lt;/source&gt;&lt;translation&gt;crête (s)&lt;/translation&gt;&lt;/message&gt;</text:p>
          </table:table-cell>
          <table:table-cell table:number-columns-repeated="1017"/>
        </table:table-row>
        <table:table-row table:style-name="ro1">
          <table:table-cell table:style-name="ce7" office:value-type="string">
            <text:p>REG</text:p>
          </table:table-cell>
          <table:table-cell table:style-name="ce7" office:value-type="string">
            <text:p>pierreux désert</text:p>
          </table:table-cell>
          <table:table-cell table:style-name="ce7" office:value-type="string">
            <text:p>une plaine désertique caractérisée par un placage de gravier et de pierres</text:p>
          </table:table-cell>
          <table:table-cell table:style-name="ce7" office:value-type="string">
            <text:p>REG</text:p>
          </table:table-cell>
          <table:table-cell table:style-name="ce7" office:value-type="string">
            <text:p>stony desert</text:p>
          </table:table-cell>
          <table:table-cell table:style-name="ce7" office:value-type="string">
            <text:p>a desert plain characterized by a surface veneer of gravel and stones</text:p>
          </table:table-cell>
          <table:table-cell table:formula="of:=CONCATENATE(&quot;&lt;message&gt;&lt;source&gt;&quot;;[.E576];&quot;&lt;/source&gt;&lt;translation&gt;&quot;;[.B576];&quot;&lt;/translation&gt;&lt;/message&gt;&quot;)" office:value-type="string" office:string-value="&lt;message&gt;&lt;source&gt;stony desert&lt;/source&gt;&lt;translation&gt;pierreux désert&lt;/translation&gt;&lt;/message&gt;">
            <text:p>&lt;message&gt;&lt;source&gt;stony desert&lt;/source&gt;&lt;translation&gt;pierreux désert&lt;/translation&gt;&lt;/message&gt;</text:p>
          </table:table-cell>
          <table:table-cell table:number-columns-repeated="1017"/>
        </table:table-row>
        <table:table-row table:style-name="ro1">
          <table:table-cell table:style-name="ce7" office:value-type="string">
            <text:p>RK</text:p>
          </table:table-cell>
          <table:table-cell table:style-name="ce7" office:value-type="string">
            <text:p>rock</text:p>
          </table:table-cell>
          <table:table-cell table:style-name="ce7" office:value-type="string">
            <text:p>de manière visible, la masse rocheuse isolée</text:p>
          </table:table-cell>
          <table:table-cell table:style-name="ce7" office:value-type="string">
            <text:p>RK</text:p>
          </table:table-cell>
          <table:table-cell table:style-name="ce7" office:value-type="string">
            <text:p>rock</text:p>
          </table:table-cell>
          <table:table-cell table:style-name="ce7" office:value-type="string">
            <text:p>a conspicuous, isolated rocky mass</text:p>
          </table:table-cell>
          <table:table-cell table:formula="of:=CONCATENATE(&quot;&lt;message&gt;&lt;source&gt;&quot;;[.E577];&quot;&lt;/source&gt;&lt;translation&gt;&quot;;[.B577];&quot;&lt;/translation&gt;&lt;/message&gt;&quot;)" office:value-type="string" office:string-value="&lt;message&gt;&lt;source&gt;rock&lt;/source&gt;&lt;translation&gt;rock&lt;/translation&gt;&lt;/message&gt;">
            <text:p>&lt;message&gt;&lt;source&gt;rock&lt;/source&gt;&lt;translation&gt;rock&lt;/translation&gt;&lt;/message&gt;</text:p>
          </table:table-cell>
          <table:table-cell table:number-columns-repeated="1017"/>
        </table:table-row>
        <table:table-row table:style-name="ro1">
          <table:table-cell table:style-name="ce7" office:value-type="string">
            <text:p>RKFL</text:p>
          </table:table-cell>
          <table:table-cell table:style-name="ce7" office:value-type="string">
            <text:p>les chutes de pierres</text:p>
          </table:table-cell>
          <table:table-cell table:style-name="ce7" office:value-type="string">
            <text:p>une masse irrégulière de roches tombées au pied d'une falaise ou d'une pente raide</text:p>
          </table:table-cell>
          <table:table-cell table:style-name="ce7" office:value-type="string">
            <text:p>RKFL</text:p>
          </table:table-cell>
          <table:table-cell table:style-name="ce7" office:value-type="string">
            <text:p>rockfall</text:p>
          </table:table-cell>
          <table:table-cell table:style-name="ce7" office:value-type="string">
            <text:p>an irregular mass of fallen rock at the base of a cliff or steep slope</text:p>
          </table:table-cell>
          <table:table-cell table:formula="of:=CONCATENATE(&quot;&lt;message&gt;&lt;source&gt;&quot;;[.E578];&quot;&lt;/source&gt;&lt;translation&gt;&quot;;[.B578];&quot;&lt;/translation&gt;&lt;/message&gt;&quot;)" office:value-type="string" office:string-value="&lt;message&gt;&lt;source&gt;rockfall&lt;/source&gt;&lt;translation&gt;les chutes de pierres&lt;/translation&gt;&lt;/message&gt;">
            <text:p>&lt;message&gt;&lt;source&gt;rockfall&lt;/source&gt;&lt;translation&gt;les chutes de pierres&lt;/translation&gt;&lt;/message&gt;</text:p>
          </table:table-cell>
          <table:table-cell table:number-columns-repeated="1017"/>
        </table:table-row>
        <table:table-row table:style-name="ro1">
          <table:table-cell table:style-name="ce7" office:value-type="string">
            <text:p>RKS</text:p>
          </table:table-cell>
          <table:table-cell table:style-name="ce7" office:value-type="string">
            <text:p>roches</text:p>
          </table:table-cell>
          <table:table-cell table:style-name="ce7" office:value-type="string">
            <text:p>remarquables, isolés des masses rocheuses</text:p>
          </table:table-cell>
          <table:table-cell table:style-name="ce7" office:value-type="string">
            <text:p>RKS</text:p>
          </table:table-cell>
          <table:table-cell table:style-name="ce7" office:value-type="string">
            <text:p>rocks</text:p>
          </table:table-cell>
          <table:table-cell table:style-name="ce7" office:value-type="string">
            <text:p>conspicuous, isolated rocky masses</text:p>
          </table:table-cell>
          <table:table-cell table:formula="of:=CONCATENATE(&quot;&lt;message&gt;&lt;source&gt;&quot;;[.E579];&quot;&lt;/source&gt;&lt;translation&gt;&quot;;[.B579];&quot;&lt;/translation&gt;&lt;/message&gt;&quot;)" office:value-type="string" office:string-value="&lt;message&gt;&lt;source&gt;rocks&lt;/source&gt;&lt;translation&gt;roches&lt;/translation&gt;&lt;/message&gt;">
            <text:p>&lt;message&gt;&lt;source&gt;rocks&lt;/source&gt;&lt;translation&gt;roches&lt;/translation&gt;&lt;/message&gt;</text:p>
          </table:table-cell>
          <table:table-cell table:number-columns-repeated="1017"/>
        </table:table-row>
        <table:table-row table:style-name="ro1">
          <table:table-cell table:style-name="ce7" office:value-type="string">
            <text:p>SABLE</text:p>
          </table:table-cell>
          <table:table-cell table:style-name="ce7" office:value-type="string">
            <text:p>zone de sable</text:p>
          </table:table-cell>
          <table:table-cell table:style-name="ce7" office:value-type="string">
            <text:p>une parcelle de terrain recouvert de sable</text:p>
          </table:table-cell>
          <table:table-cell table:style-name="ce7" office:value-type="string">
            <text:p>SAND</text:p>
          </table:table-cell>
          <table:table-cell table:style-name="ce7" office:value-type="string">
            <text:p>sand area</text:p>
          </table:table-cell>
          <table:table-cell table:style-name="ce7" office:value-type="string">
            <text:p>a tract of land covered with sand</text:p>
          </table:table-cell>
          <table:table-cell table:formula="of:=CONCATENATE(&quot;&lt;message&gt;&lt;source&gt;&quot;;[.E580];&quot;&lt;/source&gt;&lt;translation&gt;&quot;;[.B580];&quot;&lt;/translation&gt;&lt;/message&gt;&quot;)" office:value-type="string" office:string-value="&lt;message&gt;&lt;source&gt;sand area&lt;/source&gt;&lt;translation&gt;zone de sable&lt;/translation&gt;&lt;/message&gt;">
            <text:p>&lt;message&gt;&lt;source&gt;sand area&lt;/source&gt;&lt;translation&gt;zone de sable&lt;/translation&gt;&lt;/message&gt;</text:p>
          </table:table-cell>
          <table:table-cell table:number-columns-repeated="1017"/>
        </table:table-row>
        <table:table-row table:style-name="ro1">
          <table:table-cell table:style-name="ce7" office:value-type="string">
            <text:p>SBED</text:p>
          </table:table-cell>
          <table:table-cell table:style-name="ce7" office:value-type="string">
            <text:p>lit du ruisseau à sec</text:p>
          </table:table-cell>
          <table:table-cell table:style-name="ce7" office:value-type="string">
            <text:p>un canal contenant autrefois l'eau d'un ruisseau</text:p>
          </table:table-cell>
          <table:table-cell table:style-name="ce7" office:value-type="string">
            <text:p>SBED</text:p>
          </table:table-cell>
          <table:table-cell table:style-name="ce7" office:value-type="string">
            <text:p>dry stream bed</text:p>
          </table:table-cell>
          <table:table-cell table:style-name="ce7" office:value-type="string">
            <text:p>a channel formerly containing the water of a stream</text:p>
          </table:table-cell>
          <table:table-cell table:formula="of:=CONCATENATE(&quot;&lt;message&gt;&lt;source&gt;&quot;;[.E581];&quot;&lt;/source&gt;&lt;translation&gt;&quot;;[.B581];&quot;&lt;/translation&gt;&lt;/message&gt;&quot;)" office:value-type="string" office:string-value="&lt;message&gt;&lt;source&gt;dry stream bed&lt;/source&gt;&lt;translation&gt;lit du ruisseau à sec&lt;/translation&gt;&lt;/message&gt;">
            <text:p>&lt;message&gt;&lt;source&gt;dry stream bed&lt;/source&gt;&lt;translation&gt;lit du ruisseau à sec&lt;/translation&gt;&lt;/message&gt;</text:p>
          </table:table-cell>
          <table:table-cell table:number-columns-repeated="1017"/>
        </table:table-row>
        <table:table-row table:style-name="ro1">
          <table:table-cell table:style-name="ce7" office:value-type="string">
            <text:p>SCRP</text:p>
          </table:table-cell>
          <table:table-cell table:style-name="ce7" office:value-type="string">
            <text:p>escarpement</text:p>
          </table:table-cell>
          <table:table-cell table:style-name="ce7" office:value-type="string">
            <text:p>une longue ligne de falaises ou des pentes abruptes séparant des surfaces de niveau au-dessus et au-dessous</text:p>
          </table:table-cell>
          <table:table-cell table:style-name="ce7" office:value-type="string">
            <text:p>SCRP</text:p>
          </table:table-cell>
          <table:table-cell table:style-name="ce7" office:value-type="string">
            <text:p>escarpment</text:p>
          </table:table-cell>
          <table:table-cell table:style-name="ce7" office:value-type="string">
            <text:p>a long line of cliffs or steep slopes separating level surfaces above and below</text:p>
          </table:table-cell>
          <table:table-cell table:formula="of:=CONCATENATE(&quot;&lt;message&gt;&lt;source&gt;&quot;;[.E582];&quot;&lt;/source&gt;&lt;translation&gt;&quot;;[.B582];&quot;&lt;/translation&gt;&lt;/message&gt;&quot;)" office:value-type="string" office:string-value="&lt;message&gt;&lt;source&gt;escarpment&lt;/source&gt;&lt;translation&gt;escarpement&lt;/translation&gt;&lt;/message&gt;">
            <text:p>&lt;message&gt;&lt;source&gt;escarpment&lt;/source&gt;&lt;translation&gt;escarpement&lt;/translation&gt;&lt;/message&gt;</text:p>
          </table:table-cell>
          <table:table-cell table:number-columns-repeated="1017"/>
        </table:table-row>
        <table:table-row table:style-name="ro1">
          <table:table-cell table:style-name="ce7" office:value-type="string">
            <text:p>SDL</text:p>
          </table:table-cell>
          <table:table-cell table:style-name="ce7" office:value-type="string">
            <text:p>selle</text:p>
          </table:table-cell>
          <table:table-cell table:style-name="ce7" office:value-type="string">
            <text:p>un large col ouvert franchir une crête ou entre des collines ou des montagnes</text:p>
          </table:table-cell>
          <table:table-cell table:style-name="ce7" office:value-type="string">
            <text:p>SDL</text:p>
          </table:table-cell>
          <table:table-cell table:style-name="ce7" office:value-type="string">
            <text:p>saddle</text:p>
          </table:table-cell>
          <table:table-cell table:style-name="ce7" office:value-type="string">
            <text:p>a broad, open pass crossing a ridge or between hills or mountains</text:p>
          </table:table-cell>
          <table:table-cell table:formula="of:=CONCATENATE(&quot;&lt;message&gt;&lt;source&gt;&quot;;[.E583];&quot;&lt;/source&gt;&lt;translation&gt;&quot;;[.B583];&quot;&lt;/translation&gt;&lt;/message&gt;&quot;)" office:value-type="string" office:string-value="&lt;message&gt;&lt;source&gt;saddle&lt;/source&gt;&lt;translation&gt;selle&lt;/translation&gt;&lt;/message&gt;">
            <text:p>&lt;message&gt;&lt;source&gt;saddle&lt;/source&gt;&lt;translation&gt;selle&lt;/translation&gt;&lt;/message&gt;</text:p>
          </table:table-cell>
          <table:table-cell table:number-columns-repeated="1017"/>
        </table:table-row>
        <table:table-row table:style-name="ro1">
          <table:table-cell table:style-name="ce7" office:value-type="string">
            <text:p>SHOR</text:p>
          </table:table-cell>
          <table:table-cell table:style-name="ce7" office:value-type="string">
            <text:p>rivage</text:p>
          </table:table-cell>
          <table:table-cell table:style-name="ce7" office:value-type="string">
            <text:p>une zone étroite en bordure d'un plan d'eau qui couvre et découvre à marée haute et basse, respectivement</text:p>
          </table:table-cell>
          <table:table-cell table:style-name="ce7" office:value-type="string">
            <text:p>SHOR</text:p>
          </table:table-cell>
          <table:table-cell table:style-name="ce7" office:value-type="string">
            <text:p>shore</text:p>
          </table:table-cell>
          <table:table-cell table:style-name="ce7" office:value-type="string">
            <text:p>a narrow zone bordering a waterbody which covers and uncovers at high and low water, respectively</text:p>
          </table:table-cell>
          <table:table-cell table:formula="of:=CONCATENATE(&quot;&lt;message&gt;&lt;source&gt;&quot;;[.E584];&quot;&lt;/source&gt;&lt;translation&gt;&quot;;[.B584];&quot;&lt;/translation&gt;&lt;/message&gt;&quot;)" office:value-type="string" office:string-value="&lt;message&gt;&lt;source&gt;shore&lt;/source&gt;&lt;translation&gt;rivage&lt;/translation&gt;&lt;/message&gt;">
            <text:p>&lt;message&gt;&lt;source&gt;shore&lt;/source&gt;&lt;translation&gt;rivage&lt;/translation&gt;&lt;/message&gt;</text:p>
          </table:table-cell>
          <table:table-cell table:number-columns-repeated="1017"/>
        </table:table-row>
        <table:table-row table:style-name="ro1">
          <table:table-cell table:style-name="ce7" office:value-type="string">
            <text:p>EVIER</text:p>
          </table:table-cell>
          <table:table-cell table:style-name="ce7" office:value-type="string">
            <text:p>doline</text:p>
          </table:table-cell>
          <table:table-cell table:style-name="ce7" office:value-type="string">
            <text:p>un petit cratère en forme de dépression dans une zone karstique</text:p>
          </table:table-cell>
          <table:table-cell table:style-name="ce7" office:value-type="string">
            <text:p>SINK</text:p>
          </table:table-cell>
          <table:table-cell table:style-name="ce7" office:value-type="string">
            <text:p>sinkhole</text:p>
          </table:table-cell>
          <table:table-cell table:style-name="ce7" office:value-type="string">
            <text:p>a small crater-shape depression in a karst area</text:p>
          </table:table-cell>
          <table:table-cell table:formula="of:=CONCATENATE(&quot;&lt;message&gt;&lt;source&gt;&quot;;[.E585];&quot;&lt;/source&gt;&lt;translation&gt;&quot;;[.B585];&quot;&lt;/translation&gt;&lt;/message&gt;&quot;)" office:value-type="string" office:string-value="&lt;message&gt;&lt;source&gt;sinkhole&lt;/source&gt;&lt;translation&gt;doline&lt;/translation&gt;&lt;/message&gt;">
            <text:p>&lt;message&gt;&lt;source&gt;sinkhole&lt;/source&gt;&lt;translation&gt;doline&lt;/translation&gt;&lt;/message&gt;</text:p>
          </table:table-cell>
          <table:table-cell table:number-columns-repeated="1017"/>
        </table:table-row>
        <table:table-row table:style-name="ro1">
          <table:table-cell table:style-name="ce7" office:value-type="string">
            <text:p>EDTR</text:p>
          </table:table-cell>
          <table:table-cell table:style-name="ce7" office:value-type="string">
            <text:p>glissement</text:p>
          </table:table-cell>
          <table:table-cell table:style-name="ce7" office:value-type="string">
            <text:p>un monticule de matériau de terre, à la base de la pente et de la zone associée décapé</text:p>
          </table:table-cell>
          <table:table-cell table:style-name="ce7" office:value-type="string">
            <text:p>SLID</text:p>
          </table:table-cell>
          <table:table-cell table:style-name="ce7" office:value-type="string">
            <text:p>slide</text:p>
          </table:table-cell>
          <table:table-cell table:style-name="ce7" office:value-type="string">
            <text:p>a mound of earth material, at the base of a slope and the associated scoured area</text:p>
          </table:table-cell>
          <table:table-cell table:formula="of:=CONCATENATE(&quot;&lt;message&gt;&lt;source&gt;&quot;;[.E586];&quot;&lt;/source&gt;&lt;translation&gt;&quot;;[.B586];&quot;&lt;/translation&gt;&lt;/message&gt;&quot;)" office:value-type="string" office:string-value="&lt;message&gt;&lt;source&gt;slide&lt;/source&gt;&lt;translation&gt;glissement&lt;/translation&gt;&lt;/message&gt;">
            <text:p>&lt;message&gt;&lt;source&gt;slide&lt;/source&gt;&lt;translation&gt;glissement&lt;/translation&gt;&lt;/message&gt;</text:p>
          </table:table-cell>
          <table:table-cell table:number-columns-repeated="1017"/>
        </table:table-row>
        <table:table-row table:style-name="ro1">
          <table:table-cell table:style-name="ce7" office:value-type="string">
            <text:p>SLP</text:p>
          </table:table-cell>
          <table:table-cell table:style-name="ce7" office:value-type="string">
            <text:p>pente (s)</text:p>
          </table:table-cell>
          <table:table-cell table:style-name="ce7" office:value-type="string">
            <text:p>une surface avec un angle de pente relativement uniforme</text:p>
          </table:table-cell>
          <table:table-cell table:style-name="ce7" office:value-type="string">
            <text:p>SLP</text:p>
          </table:table-cell>
          <table:table-cell table:style-name="ce7" office:value-type="string">
            <text:p>slope(s)</text:p>
          </table:table-cell>
          <table:table-cell table:style-name="ce7" office:value-type="string">
            <text:p>a surface with a relatively uniform slope angle</text:p>
          </table:table-cell>
          <table:table-cell table:formula="of:=CONCATENATE(&quot;&lt;message&gt;&lt;source&gt;&quot;;[.E587];&quot;&lt;/source&gt;&lt;translation&gt;&quot;;[.B587];&quot;&lt;/translation&gt;&lt;/message&gt;&quot;)" office:value-type="string" office:string-value="&lt;message&gt;&lt;source&gt;slope(s)&lt;/source&gt;&lt;translation&gt;pente (s)&lt;/translation&gt;&lt;/message&gt;">
            <text:p>&lt;message&gt;&lt;source&gt;slope(s)&lt;/source&gt;&lt;translation&gt;pente (s)&lt;/translation&gt;&lt;/message&gt;</text:p>
          </table:table-cell>
          <table:table-cell table:number-columns-repeated="1017"/>
        </table:table-row>
        <table:table-row table:style-name="ro1">
          <table:table-cell table:style-name="ce7" office:value-type="string">
            <text:p>SPIT</text:p>
          </table:table-cell>
          <table:table-cell table:style-name="ce7" office:value-type="string">
            <text:p>cracher</text:p>
          </table:table-cell>
          <table:table-cell table:style-name="ce7" office:value-type="string">
            <text:p>une étroite poursuite droites ou courbes d'une plage dans un plan d'eau</text:p>
          </table:table-cell>
          <table:table-cell table:style-name="ce7" office:value-type="string">
            <text:p>SPIT</text:p>
          </table:table-cell>
          <table:table-cell table:style-name="ce7" office:value-type="string">
            <text:p>spit</text:p>
          </table:table-cell>
          <table:table-cell table:style-name="ce7" office:value-type="string">
            <text:p>a narrow, straight or curved continuation of a beach into a waterbody</text:p>
          </table:table-cell>
          <table:table-cell table:formula="of:=CONCATENATE(&quot;&lt;message&gt;&lt;source&gt;&quot;;[.E588];&quot;&lt;/source&gt;&lt;translation&gt;&quot;;[.B588];&quot;&lt;/translation&gt;&lt;/message&gt;&quot;)" office:value-type="string" office:string-value="&lt;message&gt;&lt;source&gt;spit&lt;/source&gt;&lt;translation&gt;cracher&lt;/translation&gt;&lt;/message&gt;">
            <text:p>&lt;message&gt;&lt;source&gt;spit&lt;/source&gt;&lt;translation&gt;cracher&lt;/translation&gt;&lt;/message&gt;</text:p>
          </table:table-cell>
          <table:table-cell table:number-columns-repeated="1017"/>
        </table:table-row>
        <table:table-row table:style-name="ro1">
          <table:table-cell table:style-name="ce7" office:value-type="string">
            <text:p>SPUR</text:p>
          </table:table-cell>
          <table:table-cell table:style-name="ce7" office:value-type="string">
            <text:p>stimuler (s)</text:p>
          </table:table-cell>
          <table:table-cell table:style-name="ce7" office:value-type="string">
            <text:p>une crête subordonnés saillie vers l'extérieur à partir d'une altitude colline, montagne ou l'autre</text:p>
          </table:table-cell>
          <table:table-cell table:style-name="ce7" office:value-type="string">
            <text:p>SPUR</text:p>
          </table:table-cell>
          <table:table-cell table:style-name="ce7" office:value-type="string">
            <text:p>spur(s)</text:p>
          </table:table-cell>
          <table:table-cell table:style-name="ce7" office:value-type="string">
            <text:p>a subordinate ridge projecting outward from a hill, mountain or other elevation</text:p>
          </table:table-cell>
          <table:table-cell table:formula="of:=CONCATENATE(&quot;&lt;message&gt;&lt;source&gt;&quot;;[.E589];&quot;&lt;/source&gt;&lt;translation&gt;&quot;;[.B589];&quot;&lt;/translation&gt;&lt;/message&gt;&quot;)" office:value-type="string" office:string-value="&lt;message&gt;&lt;source&gt;spur(s)&lt;/source&gt;&lt;translation&gt;stimuler (s)&lt;/translation&gt;&lt;/message&gt;">
            <text:p>&lt;message&gt;&lt;source&gt;spur(s)&lt;/source&gt;&lt;translation&gt;stimuler (s)&lt;/translation&gt;&lt;/message&gt;</text:p>
          </table:table-cell>
          <table:table-cell table:number-columns-repeated="1017"/>
        </table:table-row>
        <table:table-row table:style-name="ro1">
          <table:table-cell table:style-name="ce7" office:value-type="string">
            <text:p>TAL</text:p>
          </table:table-cell>
          <table:table-cell table:style-name="ce7" office:value-type="string">
            <text:p>talus d'éboulis</text:p>
          </table:table-cell>
          <table:table-cell table:style-name="ce7" office:value-type="string">
            <text:p>une pente raide concave formée par une accumulation de fragments de roche en vrac à la base d'une falaise ou d'une pente raide</text:p>
          </table:table-cell>
          <table:table-cell table:style-name="ce7" office:value-type="string">
            <text:p>TAL</text:p>
          </table:table-cell>
          <table:table-cell table:style-name="ce7" office:value-type="string">
            <text:p>talus slope</text:p>
          </table:table-cell>
          <table:table-cell table:style-name="ce7" office:value-type="string">
            <text:p>a steep concave slope formed by an accumulation of loose rock fragments at the base of a cliff or steep slope</text:p>
          </table:table-cell>
          <table:table-cell table:formula="of:=CONCATENATE(&quot;&lt;message&gt;&lt;source&gt;&quot;;[.E590];&quot;&lt;/source&gt;&lt;translation&gt;&quot;;[.B590];&quot;&lt;/translation&gt;&lt;/message&gt;&quot;)" office:value-type="string" office:string-value="&lt;message&gt;&lt;source&gt;talus slope&lt;/source&gt;&lt;translation&gt;talus d'éboulis&lt;/translation&gt;&lt;/message&gt;">
            <text:p>&lt;message&gt;&lt;source&gt;talus slope&lt;/source&gt;&lt;translation&gt;talus d'éboulis&lt;/translation&gt;&lt;/message&gt;</text:p>
          </table:table-cell>
          <table:table-cell table:number-columns-repeated="1017"/>
        </table:table-row>
        <table:table-row table:style-name="ro1">
          <table:table-cell table:style-name="ce7" office:value-type="string">
            <text:p>TRGD</text:p>
          </table:table-cell>
          <table:table-cell table:style-name="ce7" office:value-type="string">
            <text:p>creux interdunaires (s)</text:p>
          </table:table-cell>
          <table:table-cell table:style-name="ce7" office:value-type="string">
            <text:p>une longue balayée par le vent creux entre les dunes longitudinales parallèles</text:p>
          </table:table-cell>
          <table:table-cell table:style-name="ce7" office:value-type="string">
            <text:p>TRGD</text:p>
          </table:table-cell>
          <table:table-cell table:style-name="ce7" office:value-type="string">
            <text:p>interdune trough(s)</text:p>
          </table:table-cell>
          <table:table-cell table:style-name="ce7" office:value-type="string">
            <text:p>a long wind-swept trough between parallel longitudinal dunes</text:p>
          </table:table-cell>
          <table:table-cell table:formula="of:=CONCATENATE(&quot;&lt;message&gt;&lt;source&gt;&quot;;[.E591];&quot;&lt;/source&gt;&lt;translation&gt;&quot;;[.B591];&quot;&lt;/translation&gt;&lt;/message&gt;&quot;)" office:value-type="string" office:string-value="&lt;message&gt;&lt;source&gt;interdune trough(s)&lt;/source&gt;&lt;translation&gt;creux interdunaires (s)&lt;/translation&gt;&lt;/message&gt;">
            <text:p>&lt;message&gt;&lt;source&gt;interdune trough(s)&lt;/source&gt;&lt;translation&gt;creux interdunaires (s)&lt;/translation&gt;&lt;/message&gt;</text:p>
          </table:table-cell>
          <table:table-cell table:number-columns-repeated="1017"/>
        </table:table-row>
        <table:table-row table:style-name="ro1">
          <table:table-cell table:style-name="ce7" office:value-type="string">
            <text:p>TRR</text:p>
          </table:table-cell>
          <table:table-cell table:style-name="ce7" office:value-type="string">
            <text:p>terrasse</text:p>
          </table:table-cell>
          <table:table-cell table:style-name="ce7" office:value-type="string">
            <text:p>une longue et étroite plate-forme alluviale bordée par des pentes plus raides au-dessus et au-dessous, le plus souvent avec vue sur un plan d'eau</text:p>
          </table:table-cell>
          <table:table-cell table:style-name="ce7" office:value-type="string">
            <text:p>TRR</text:p>
          </table:table-cell>
          <table:table-cell table:style-name="ce7" office:value-type="string">
            <text:p>terrace</text:p>
          </table:table-cell>
          <table:table-cell table:style-name="ce7" office:value-type="string">
            <text:p>a long, narrow alluvial platform bounded by steeper slopes above and below, usually overlooking a waterbody</text:p>
          </table:table-cell>
          <table:table-cell table:formula="of:=CONCATENATE(&quot;&lt;message&gt;&lt;source&gt;&quot;;[.E592];&quot;&lt;/source&gt;&lt;translation&gt;&quot;;[.B592];&quot;&lt;/translation&gt;&lt;/message&gt;&quot;)" office:value-type="string" office:string-value="&lt;message&gt;&lt;source&gt;terrace&lt;/source&gt;&lt;translation&gt;terrasse&lt;/translation&gt;&lt;/message&gt;">
            <text:p>&lt;message&gt;&lt;source&gt;terrace&lt;/source&gt;&lt;translation&gt;terrasse&lt;/translation&gt;&lt;/message&gt;</text:p>
          </table:table-cell>
          <table:table-cell table:number-columns-repeated="1017"/>
        </table:table-row>
        <table:table-row table:style-name="ro1">
          <table:table-cell table:style-name="ce7" office:value-type="string">
            <text:p>UPLD</text:p>
          </table:table-cell>
          <table:table-cell table:style-name="ce7" office:value-type="string">
            <text:p>hauteurs</text:p>
          </table:table-cell>
          <table:table-cell table:style-name="ce7" office:value-type="string">
            <text:p>une vaste région intérieure de haute terre de faible à modérée relief de surface</text:p>
          </table:table-cell>
          <table:table-cell table:style-name="ce7" office:value-type="string">
            <text:p>UPLD</text:p>
          </table:table-cell>
          <table:table-cell table:style-name="ce7" office:value-type="string">
            <text:p>upland</text:p>
          </table:table-cell>
          <table:table-cell table:style-name="ce7" office:value-type="string">
            <text:p>an extensive interior region of high land with low to moderate surface relief</text:p>
          </table:table-cell>
          <table:table-cell table:formula="of:=CONCATENATE(&quot;&lt;message&gt;&lt;source&gt;&quot;;[.E593];&quot;&lt;/source&gt;&lt;translation&gt;&quot;;[.B593];&quot;&lt;/translation&gt;&lt;/message&gt;&quot;)" office:value-type="string" office:string-value="&lt;message&gt;&lt;source&gt;upland&lt;/source&gt;&lt;translation&gt;hauteurs&lt;/translation&gt;&lt;/message&gt;">
            <text:p>&lt;message&gt;&lt;source&gt;upland&lt;/source&gt;&lt;translation&gt;hauteurs&lt;/translation&gt;&lt;/message&gt;</text:p>
          </table:table-cell>
          <table:table-cell table:number-columns-repeated="1017"/>
        </table:table-row>
        <table:table-row table:style-name="ro1">
          <table:table-cell table:style-name="ce7" office:value-type="string">
            <text:p>VAL</text:p>
          </table:table-cell>
          <table:table-cell table:style-name="ce7" office:value-type="string">
            <text:p>vallée</text:p>
          </table:table-cell>
          <table:table-cell table:style-name="ce7" office:value-type="string">
            <text:p>une dépression allongée généralement traversé par un courant d'</text:p>
          </table:table-cell>
          <table:table-cell table:style-name="ce7" office:value-type="string">
            <text:p>VAL</text:p>
          </table:table-cell>
          <table:table-cell table:style-name="ce7" office:value-type="string">
            <text:p>valley</text:p>
          </table:table-cell>
          <table:table-cell table:style-name="ce7" office:value-type="string">
            <text:p>an elongated depression usually traversed by a stream</text:p>
          </table:table-cell>
          <table:table-cell table:formula="of:=CONCATENATE(&quot;&lt;message&gt;&lt;source&gt;&quot;;[.E594];&quot;&lt;/source&gt;&lt;translation&gt;&quot;;[.B594];&quot;&lt;/translation&gt;&lt;/message&gt;&quot;)" office:value-type="string" office:string-value="&lt;message&gt;&lt;source&gt;valley&lt;/source&gt;&lt;translation&gt;vallée&lt;/translation&gt;&lt;/message&gt;">
            <text:p>&lt;message&gt;&lt;source&gt;valley&lt;/source&gt;&lt;translation&gt;vallée&lt;/translation&gt;&lt;/message&gt;</text:p>
          </table:table-cell>
          <table:table-cell table:number-columns-repeated="1017"/>
        </table:table-row>
        <table:table-row table:style-name="ro1">
          <table:table-cell table:style-name="ce7" office:value-type="string">
            <text:p>Valg</text:p>
          </table:table-cell>
          <table:table-cell table:style-name="ce7" office:value-type="string">
            <text:p>vallée suspendue</text:p>
          </table:table-cell>
          <table:table-cell table:style-name="ce7" office:value-type="string">
            <text:p>une vallée au fond de laquelle est notablement plus élevée que la vallée ou sur la rive à laquelle elle conduit, le plus commun dans les zones qui ont été glaciations</text:p>
          </table:table-cell>
          <table:table-cell table:style-name="ce7" office:value-type="string">
            <text:p>VALG</text:p>
          </table:table-cell>
          <table:table-cell table:style-name="ce7" office:value-type="string">
            <text:p>hanging valley</text:p>
          </table:table-cell>
          <table:table-cell table:style-name="ce7" office:value-type="string">
            <text:p>a valley the floor of which is notably higher than the valley or shore to which it leads; most common in areas that have been glaciated</text:p>
          </table:table-cell>
          <table:table-cell table:formula="of:=CONCATENATE(&quot;&lt;message&gt;&lt;source&gt;&quot;;[.E595];&quot;&lt;/source&gt;&lt;translation&gt;&quot;;[.B595];&quot;&lt;/translation&gt;&lt;/message&gt;&quot;)" office:value-type="string" office:string-value="&lt;message&gt;&lt;source&gt;hanging valley&lt;/source&gt;&lt;translation&gt;vallée suspendue&lt;/translation&gt;&lt;/message&gt;">
            <text:p>&lt;message&gt;&lt;source&gt;hanging valley&lt;/source&gt;&lt;translation&gt;vallée suspendue&lt;/translation&gt;&lt;/message&gt;</text:p>
          </table:table-cell>
          <table:table-cell table:number-columns-repeated="1017"/>
        </table:table-row>
        <table:table-row table:style-name="ro1">
          <table:table-cell table:style-name="ce7" office:value-type="string">
            <text:p>VALS</text:p>
          </table:table-cell>
          <table:table-cell table:style-name="ce7" office:value-type="string">
            <text:p>vallées</text:p>
          </table:table-cell>
          <table:table-cell table:style-name="ce7" office:value-type="string">
            <text:p>creux allongés généralement traversé par un courant d'</text:p>
          </table:table-cell>
          <table:table-cell table:style-name="ce7" office:value-type="string">
            <text:p>VALS</text:p>
          </table:table-cell>
          <table:table-cell table:style-name="ce7" office:value-type="string">
            <text:p>valleys</text:p>
          </table:table-cell>
          <table:table-cell table:style-name="ce7" office:value-type="string">
            <text:p>elongated depressions usually traversed by a stream</text:p>
          </table:table-cell>
          <table:table-cell table:formula="of:=CONCATENATE(&quot;&lt;message&gt;&lt;source&gt;&quot;;[.E596];&quot;&lt;/source&gt;&lt;translation&gt;&quot;;[.B596];&quot;&lt;/translation&gt;&lt;/message&gt;&quot;)" office:value-type="string" office:string-value="&lt;message&gt;&lt;source&gt;valleys&lt;/source&gt;&lt;translation&gt;vallées&lt;/translation&gt;&lt;/message&gt;">
            <text:p>&lt;message&gt;&lt;source&gt;valleys&lt;/source&gt;&lt;translation&gt;vallées&lt;/translation&gt;&lt;/message&gt;</text:p>
          </table:table-cell>
          <table:table-cell table:number-columns-repeated="1017"/>
        </table:table-row>
        <table:table-row table:style-name="ro1">
          <table:table-cell table:style-name="ce7" office:value-type="string">
            <text:p>VALX</text:p>
          </table:table-cell>
          <table:table-cell table:style-name="ce7" office:value-type="string">
            <text:p>la section de la vallée</text:p>
          </table:table-cell>
          <table:table-cell table:style-name="ce9"/>
          <table:table-cell table:style-name="ce7" office:value-type="string">
            <text:p>VALX</text:p>
          </table:table-cell>
          <table:table-cell table:style-name="ce7" office:value-type="string">
            <text:p>section of valley</text:p>
          </table:table-cell>
          <table:table-cell table:style-name="ce9"/>
          <table:table-cell table:formula="of:=CONCATENATE(&quot;&lt;message&gt;&lt;source&gt;&quot;;[.E597];&quot;&lt;/source&gt;&lt;translation&gt;&quot;;[.B597];&quot;&lt;/translation&gt;&lt;/message&gt;&quot;)" office:value-type="string" office:string-value="&lt;message&gt;&lt;source&gt;section of valley&lt;/source&gt;&lt;translation&gt;la section de la vallée&lt;/translation&gt;&lt;/message&gt;">
            <text:p>&lt;message&gt;&lt;source&gt;section of valley&lt;/source&gt;&lt;translation&gt;la section de la vallée&lt;/translation&gt;&lt;/message&gt;</text:p>
          </table:table-cell>
          <table:table-cell table:number-columns-repeated="1017"/>
        </table:table-row>
        <table:table-row table:style-name="ro1">
          <table:table-cell table:style-name="ce7" office:value-type="string">
            <text:p>VLC</text:p>
          </table:table-cell>
          <table:table-cell table:style-name="ce7" office:value-type="string">
            <text:p>volcan</text:p>
          </table:table-cell>
          <table:table-cell table:style-name="ce7" office:value-type="string">
            <text:p>une élévation conique composée de matériaux volcaniques avec un cratère au sommet</text:p>
          </table:table-cell>
          <table:table-cell table:style-name="ce7" office:value-type="string">
            <text:p>VLC</text:p>
          </table:table-cell>
          <table:table-cell table:style-name="ce7" office:value-type="string">
            <text:p>volcano</text:p>
          </table:table-cell>
          <table:table-cell table:style-name="ce7" office:value-type="string">
            <text:p>a conical elevation composed of volcanic materials with a crater at the top</text:p>
          </table:table-cell>
          <table:table-cell table:formula="of:=CONCATENATE(&quot;&lt;message&gt;&lt;source&gt;&quot;;[.E598];&quot;&lt;/source&gt;&lt;translation&gt;&quot;;[.B598];&quot;&lt;/translation&gt;&lt;/message&gt;&quot;)" office:value-type="string" office:string-value="&lt;message&gt;&lt;source&gt;volcano&lt;/source&gt;&lt;translation&gt;volcan&lt;/translation&gt;&lt;/message&gt;">
            <text:p>&lt;message&gt;&lt;source&gt;volcano&lt;/source&gt;&lt;translation&gt;volcan&lt;/translation&gt;&lt;/message&gt;</text:p>
          </table:table-cell>
          <table:table-cell table:number-columns-repeated="1017"/>
        </table:table-row>
        <table:table-row table:style-name="ro1">
          <table:table-cell table:style-name="ce6" office:value-type="string" table:number-columns-spanned="3" table:number-rows-spanned="1">
            <text:p>Sous-marin U</text:p>
          </table:table-cell>
          <table:covered-table-cell table:style-name="Default"/>
          <table:covered-table-cell table:style-name="Default"/>
          <table:table-cell table:style-name="ce6" office:value-type="string" table:number-columns-spanned="3" table:number-rows-spanned="1">
            <text:p>U undersea</text:p>
          </table:table-cell>
          <table:covered-table-cell table:style-name="Default"/>
          <table:covered-table-cell table:style-name="Default"/>
          <table:table-cell table:number-columns-repeated="1018"/>
        </table:table-row>
        <table:table-row table:style-name="ro1">
          <table:table-cell table:style-name="ce7" office:value-type="string">
            <text:p>APNU</text:p>
          </table:table-cell>
          <table:table-cell table:style-name="ce7" office:value-type="string">
            <text:p>tablier</text:p>
          </table:table-cell>
          <table:table-cell table:style-name="ce7" office:value-type="string">
            <text:p>une pente douce, avec une surface généralement lisse, en particulier trouvent autour de groupes d'îles et monts sous-marins</text:p>
          </table:table-cell>
          <table:table-cell table:style-name="ce7" office:value-type="string">
            <text:p>APNU</text:p>
          </table:table-cell>
          <table:table-cell table:style-name="ce7" office:value-type="string">
            <text:p>apron</text:p>
          </table:table-cell>
          <table:table-cell table:style-name="ce7" office:value-type="string">
            <text:p>a gentle slope, with a generally smooth surface, particularly found around groups of islands and seamounts</text:p>
          </table:table-cell>
          <table:table-cell table:formula="of:=CONCATENATE(&quot;&lt;message&gt;&lt;source&gt;&quot;;[.E600];&quot;&lt;/source&gt;&lt;translation&gt;&quot;;[.B600];&quot;&lt;/translation&gt;&lt;/message&gt;&quot;)" office:value-type="string" office:string-value="&lt;message&gt;&lt;source&gt;apron&lt;/source&gt;&lt;translation&gt;tablier&lt;/translation&gt;&lt;/message&gt;">
            <text:p>&lt;message&gt;&lt;source&gt;apron&lt;/source&gt;&lt;translation&gt;tablier&lt;/translation&gt;&lt;/message&gt;</text:p>
          </table:table-cell>
          <table:table-cell table:number-columns-repeated="1017"/>
        </table:table-row>
        <table:table-row table:style-name="ro1">
          <table:table-cell table:style-name="ce7" office:value-type="string">
            <text:p>ARCU</text:p>
          </table:table-cell>
          <table:table-cell table:style-name="ce7" office:value-type="string">
            <text:p>arche</text:p>
          </table:table-cell>
          <table:table-cell table:style-name="ce7" office:value-type="string">
            <text:p>un renflement basse autour de l'extrémité sud de l'île de Hawaï</text:p>
          </table:table-cell>
          <table:table-cell table:style-name="ce7" office:value-type="string">
            <text:p>ARCU</text:p>
          </table:table-cell>
          <table:table-cell table:style-name="ce7" office:value-type="string">
            <text:p>arch</text:p>
          </table:table-cell>
          <table:table-cell table:style-name="ce7" office:value-type="string">
            <text:p>a low bulge around the southeastern end of the island of Hawaii</text:p>
          </table:table-cell>
          <table:table-cell table:formula="of:=CONCATENATE(&quot;&lt;message&gt;&lt;source&gt;&quot;;[.E601];&quot;&lt;/source&gt;&lt;translation&gt;&quot;;[.B601];&quot;&lt;/translation&gt;&lt;/message&gt;&quot;)" office:value-type="string" office:string-value="&lt;message&gt;&lt;source&gt;arch&lt;/source&gt;&lt;translation&gt;arche&lt;/translation&gt;&lt;/message&gt;">
            <text:p>&lt;message&gt;&lt;source&gt;arch&lt;/source&gt;&lt;translation&gt;arche&lt;/translation&gt;&lt;/message&gt;</text:p>
          </table:table-cell>
          <table:table-cell table:number-columns-repeated="1017"/>
        </table:table-row>
        <table:table-row table:style-name="ro1">
          <table:table-cell table:style-name="ce7" office:value-type="string">
            <text:p>ARRU</text:p>
          </table:table-cell>
          <table:table-cell table:style-name="ce7" office:value-type="string">
            <text:p>arrugado</text:p>
          </table:table-cell>
          <table:table-cell table:style-name="ce7" office:value-type="string">
            <text:p>une zone d'ondulations discrètes au large de Baja California</text:p>
          </table:table-cell>
          <table:table-cell table:style-name="ce7" office:value-type="string">
            <text:p>ARRU</text:p>
          </table:table-cell>
          <table:table-cell table:style-name="ce7" office:value-type="string">
            <text:p>arrugado</text:p>
          </table:table-cell>
          <table:table-cell table:style-name="ce7" office:value-type="string">
            <text:p>an area of subdued corrugations off Baja California</text:p>
          </table:table-cell>
          <table:table-cell table:formula="of:=CONCATENATE(&quot;&lt;message&gt;&lt;source&gt;&quot;;[.E602];&quot;&lt;/source&gt;&lt;translation&gt;&quot;;[.B602];&quot;&lt;/translation&gt;&lt;/message&gt;&quot;)" office:value-type="string" office:string-value="&lt;message&gt;&lt;source&gt;arrugado&lt;/source&gt;&lt;translation&gt;arrugado&lt;/translation&gt;&lt;/message&gt;">
            <text:p>&lt;message&gt;&lt;source&gt;arrugado&lt;/source&gt;&lt;translation&gt;arrugado&lt;/translation&gt;&lt;/message&gt;</text:p>
          </table:table-cell>
          <table:table-cell table:number-columns-repeated="1017"/>
        </table:table-row>
        <table:table-row table:style-name="ro1">
          <table:table-cell table:style-name="ce7" office:value-type="string">
            <text:p>BDLU</text:p>
          </table:table-cell>
          <table:table-cell table:style-name="ce7" office:value-type="string">
            <text:p>frontière</text:p>
          </table:table-cell>
          <table:table-cell table:style-name="ce7" office:value-type="string">
            <text:p>une région adjacente à un continent, normalement occupée par une étagère ou à la limite, qui est très irrégulier avec des profondeurs bien supérieures à celles qui sont typiques d'une étagère</text:p>
          </table:table-cell>
          <table:table-cell table:style-name="ce7" office:value-type="string">
            <text:p>BDLU</text:p>
          </table:table-cell>
          <table:table-cell table:style-name="ce7" office:value-type="string">
            <text:p>borderland</text:p>
          </table:table-cell>
          <table:table-cell table:style-name="ce7" office:value-type="string">
            <text:p>a region adjacent to a continent, normally occupied by or bordering a shelf, that is highly irregular with depths well in excess of those typical of a shelf</text:p>
          </table:table-cell>
          <table:table-cell table:formula="of:=CONCATENATE(&quot;&lt;message&gt;&lt;source&gt;&quot;;[.E603];&quot;&lt;/source&gt;&lt;translation&gt;&quot;;[.B603];&quot;&lt;/translation&gt;&lt;/message&gt;&quot;)" office:value-type="string" office:string-value="&lt;message&gt;&lt;source&gt;borderland&lt;/source&gt;&lt;translation&gt;frontière&lt;/translation&gt;&lt;/message&gt;">
            <text:p>&lt;message&gt;&lt;source&gt;borderland&lt;/source&gt;&lt;translation&gt;frontière&lt;/translation&gt;&lt;/message&gt;</text:p>
          </table:table-cell>
          <table:table-cell table:number-columns-repeated="1017"/>
        </table:table-row>
        <table:table-row table:style-name="ro1">
          <table:table-cell table:style-name="ce7" office:value-type="string">
            <text:p>BKSU</text:p>
          </table:table-cell>
          <table:table-cell table:style-name="ce7" office:value-type="string">
            <text:p>banques</text:p>
          </table:table-cell>
          <table:table-cell table:style-name="ce7" office:value-type="string">
            <text:p>élévations, généralement situées sur une étagère, sur laquelle la profondeur de l'eau est relativement faible, mais suffisante pour la navigation de surface en toute sécurité</text:p>
          </table:table-cell>
          <table:table-cell table:style-name="ce7" office:value-type="string">
            <text:p>BKSU</text:p>
          </table:table-cell>
          <table:table-cell table:style-name="ce7" office:value-type="string">
            <text:p>banks</text:p>
          </table:table-cell>
          <table:table-cell table:style-name="ce7" office:value-type="string">
            <text:p>elevations, typically located on a shelf, over which the depth of water is relatively shallow but sufficient for safe surface navigation</text:p>
          </table:table-cell>
          <table:table-cell table:formula="of:=CONCATENATE(&quot;&lt;message&gt;&lt;source&gt;&quot;;[.E604];&quot;&lt;/source&gt;&lt;translation&gt;&quot;;[.B604];&quot;&lt;/translation&gt;&lt;/message&gt;&quot;)" office:value-type="string" office:string-value="&lt;message&gt;&lt;source&gt;banks&lt;/source&gt;&lt;translation&gt;banques&lt;/translation&gt;&lt;/message&gt;">
            <text:p>&lt;message&gt;&lt;source&gt;banks&lt;/source&gt;&lt;translation&gt;banques&lt;/translation&gt;&lt;/message&gt;</text:p>
          </table:table-cell>
          <table:table-cell table:number-columns-repeated="1017"/>
        </table:table-row>
        <table:table-row table:style-name="ro1">
          <table:table-cell table:style-name="ce7" office:value-type="string">
            <text:p>BNKU</text:p>
          </table:table-cell>
          <table:table-cell table:style-name="ce7" office:value-type="string">
            <text:p>banque</text:p>
          </table:table-cell>
          <table:table-cell table:style-name="ce7" office:value-type="string">
            <text:p>une élévation, généralement situé sur une étagère, sur laquelle la profondeur de l'eau est relativement faible, mais suffisante pour la navigation sûre surface</text:p>
          </table:table-cell>
          <table:table-cell table:style-name="ce7" office:value-type="string">
            <text:p>BNKU</text:p>
          </table:table-cell>
          <table:table-cell table:style-name="ce7" office:value-type="string">
            <text:p>bank</text:p>
          </table:table-cell>
          <table:table-cell table:style-name="ce7" office:value-type="string">
            <text:p>an elevation, typically located on a shelf, over which the depth of water is relatively shallow but sufficient for safe surface navigation</text:p>
          </table:table-cell>
          <table:table-cell table:formula="of:=CONCATENATE(&quot;&lt;message&gt;&lt;source&gt;&quot;;[.E605];&quot;&lt;/source&gt;&lt;translation&gt;&quot;;[.B605];&quot;&lt;/translation&gt;&lt;/message&gt;&quot;)" office:value-type="string" office:string-value="&lt;message&gt;&lt;source&gt;bank&lt;/source&gt;&lt;translation&gt;banque&lt;/translation&gt;&lt;/message&gt;">
            <text:p>&lt;message&gt;&lt;source&gt;bank&lt;/source&gt;&lt;translation&gt;banque&lt;/translation&gt;&lt;/message&gt;</text:p>
          </table:table-cell>
          <table:table-cell table:number-columns-repeated="1017"/>
        </table:table-row>
        <table:table-row table:style-name="ro1">
          <table:table-cell table:style-name="ce7" office:value-type="string">
            <text:p>BSNU</text:p>
          </table:table-cell>
          <table:table-cell table:style-name="ce7" office:value-type="string">
            <text:p>bassin</text:p>
          </table:table-cell>
          <table:table-cell table:style-name="ce7" office:value-type="string">
            <text:p>une dépression plus ou moins équidimensionnel en plan et d'étendue variable</text:p>
          </table:table-cell>
          <table:table-cell table:style-name="ce7" office:value-type="string">
            <text:p>BSNU</text:p>
          </table:table-cell>
          <table:table-cell table:style-name="ce7" office:value-type="string">
            <text:p>basin</text:p>
          </table:table-cell>
          <table:table-cell table:style-name="ce7" office:value-type="string">
            <text:p>a depression more or less equidimensional in plan and of variable extent</text:p>
          </table:table-cell>
          <table:table-cell table:formula="of:=CONCATENATE(&quot;&lt;message&gt;&lt;source&gt;&quot;;[.E606];&quot;&lt;/source&gt;&lt;translation&gt;&quot;;[.B606];&quot;&lt;/translation&gt;&lt;/message&gt;&quot;)" office:value-type="string" office:string-value="&lt;message&gt;&lt;source&gt;basin&lt;/source&gt;&lt;translation&gt;bassin&lt;/translation&gt;&lt;/message&gt;">
            <text:p>&lt;message&gt;&lt;source&gt;basin&lt;/source&gt;&lt;translation&gt;bassin&lt;/translation&gt;&lt;/message&gt;</text:p>
          </table:table-cell>
          <table:table-cell table:number-columns-repeated="1017"/>
        </table:table-row>
        <table:table-row table:style-name="ro1">
          <table:table-cell table:style-name="ce7" office:value-type="string">
            <text:p>CDAU</text:p>
          </table:table-cell>
          <table:table-cell table:style-name="ce7" office:value-type="string">
            <text:p>cordillère</text:p>
          </table:table-cell>
          <table:table-cell table:style-name="ce7" office:value-type="string">
            <text:p>une chaîne de montagnes entière, y compris les plages subalternes, plateaux intérieurs, et les bassins</text:p>
          </table:table-cell>
          <table:table-cell table:style-name="ce7" office:value-type="string">
            <text:p>CDAU</text:p>
          </table:table-cell>
          <table:table-cell table:style-name="ce7" office:value-type="string">
            <text:p>cordillera</text:p>
          </table:table-cell>
          <table:table-cell table:style-name="ce7" office:value-type="string">
            <text:p>an entire mountain system including the subordinate ranges, interior plateaus, and basins</text:p>
          </table:table-cell>
          <table:table-cell table:formula="of:=CONCATENATE(&quot;&lt;message&gt;&lt;source&gt;&quot;;[.E607];&quot;&lt;/source&gt;&lt;translation&gt;&quot;;[.B607];&quot;&lt;/translation&gt;&lt;/message&gt;&quot;)" office:value-type="string" office:string-value="&lt;message&gt;&lt;source&gt;cordillera&lt;/source&gt;&lt;translation&gt;cordillère&lt;/translation&gt;&lt;/message&gt;">
            <text:p>&lt;message&gt;&lt;source&gt;cordillera&lt;/source&gt;&lt;translation&gt;cordillère&lt;/translation&gt;&lt;/message&gt;</text:p>
          </table:table-cell>
          <table:table-cell table:number-columns-repeated="1017"/>
        </table:table-row>
        <table:table-row table:style-name="ro1">
          <table:table-cell table:style-name="ce7" office:value-type="string">
            <text:p>CNSU</text:p>
          </table:table-cell>
          <table:table-cell table:style-name="ce7" office:value-type="string">
            <text:p>canyons</text:p>
          </table:table-cell>
          <table:table-cell table:style-name="ce7" office:value-type="string">
            <text:p>relativement étroites cavités profondes avec des flancs abrupts, dont le fond présente une pente continue généralement</text:p>
          </table:table-cell>
          <table:table-cell table:style-name="ce7" office:value-type="string">
            <text:p>CNSU</text:p>
          </table:table-cell>
          <table:table-cell table:style-name="ce7" office:value-type="string">
            <text:p>canyons</text:p>
          </table:table-cell>
          <table:table-cell table:style-name="ce7" office:value-type="string">
            <text:p>relatively narrow, deep depressions with steep sides, the bottom of which generally has a continuous slope</text:p>
          </table:table-cell>
          <table:table-cell table:formula="of:=CONCATENATE(&quot;&lt;message&gt;&lt;source&gt;&quot;;[.E608];&quot;&lt;/source&gt;&lt;translation&gt;&quot;;[.B608];&quot;&lt;/translation&gt;&lt;/message&gt;&quot;)" office:value-type="string" office:string-value="&lt;message&gt;&lt;source&gt;canyons&lt;/source&gt;&lt;translation&gt;canyons&lt;/translation&gt;&lt;/message&gt;">
            <text:p>&lt;message&gt;&lt;source&gt;canyons&lt;/source&gt;&lt;translation&gt;canyons&lt;/translation&gt;&lt;/message&gt;</text:p>
          </table:table-cell>
          <table:table-cell table:number-columns-repeated="1017"/>
        </table:table-row>
        <table:table-row table:style-name="ro1">
          <table:table-cell table:style-name="ce7" office:value-type="string">
            <text:p>CNYU</text:p>
          </table:table-cell>
          <table:table-cell table:style-name="ce7" office:value-type="string">
            <text:p>canyon</text:p>
          </table:table-cell>
          <table:table-cell table:style-name="ce7" office:value-type="string">
            <text:p>une bande relativement étroite, de la dépression profonde avec des flancs abrupts, dont le fond présente une pente continue généralement</text:p>
          </table:table-cell>
          <table:table-cell table:style-name="ce7" office:value-type="string">
            <text:p>CNYU</text:p>
          </table:table-cell>
          <table:table-cell table:style-name="ce7" office:value-type="string">
            <text:p>canyon</text:p>
          </table:table-cell>
          <table:table-cell table:style-name="ce7" office:value-type="string">
            <text:p>a relatively narrow, deep depression with steep sides, the bottom of which generally has a continuous slope</text:p>
          </table:table-cell>
          <table:table-cell table:formula="of:=CONCATENATE(&quot;&lt;message&gt;&lt;source&gt;&quot;;[.E609];&quot;&lt;/source&gt;&lt;translation&gt;&quot;;[.B609];&quot;&lt;/translation&gt;&lt;/message&gt;&quot;)" office:value-type="string" office:string-value="&lt;message&gt;&lt;source&gt;canyon&lt;/source&gt;&lt;translation&gt;canyon&lt;/translation&gt;&lt;/message&gt;">
            <text:p>&lt;message&gt;&lt;source&gt;canyon&lt;/source&gt;&lt;translation&gt;canyon&lt;/translation&gt;&lt;/message&gt;</text:p>
          </table:table-cell>
          <table:table-cell table:number-columns-repeated="1017"/>
        </table:table-row>
        <table:table-row table:style-name="ro1">
          <table:table-cell table:style-name="ce7" office:value-type="string">
            <text:p>CRSU</text:p>
          </table:table-cell>
          <table:table-cell table:style-name="ce7" office:value-type="string">
            <text:p>glacis continental</text:p>
          </table:table-cell>
          <table:table-cell table:style-name="ce7" office:value-type="string">
            <text:p>une pente douce montée des profondeurs océaniques vers le pied d'un talus continental</text:p>
          </table:table-cell>
          <table:table-cell table:style-name="ce7" office:value-type="string">
            <text:p>CRSU</text:p>
          </table:table-cell>
          <table:table-cell table:style-name="ce7" office:value-type="string">
            <text:p>continental rise</text:p>
          </table:table-cell>
          <table:table-cell table:style-name="ce7" office:value-type="string">
            <text:p>a gentle slope rising from oceanic depths towards the foot of a continental slope</text:p>
          </table:table-cell>
          <table:table-cell table:formula="of:=CONCATENATE(&quot;&lt;message&gt;&lt;source&gt;&quot;;[.E610];&quot;&lt;/source&gt;&lt;translation&gt;&quot;;[.B610];&quot;&lt;/translation&gt;&lt;/message&gt;&quot;)" office:value-type="string" office:string-value="&lt;message&gt;&lt;source&gt;continental rise&lt;/source&gt;&lt;translation&gt;glacis continental&lt;/translation&gt;&lt;/message&gt;">
            <text:p>&lt;message&gt;&lt;source&gt;continental rise&lt;/source&gt;&lt;translation&gt;glacis continental&lt;/translation&gt;&lt;/message&gt;</text:p>
          </table:table-cell>
          <table:table-cell table:number-columns-repeated="1017"/>
        </table:table-row>
        <table:table-row table:style-name="ro1">
          <table:table-cell table:style-name="ce7" office:value-type="string">
            <text:p>DEPU</text:p>
          </table:table-cell>
          <table:table-cell table:style-name="ce7" office:value-type="string">
            <text:p>profond</text:p>
          </table:table-cell>
          <table:table-cell table:style-name="ce7" office:value-type="string">
            <text:p>une zone localisée au fond de l'enceinte d'un grand trait, par exemple un bac, bassin ou une tranchée</text:p>
          </table:table-cell>
          <table:table-cell table:style-name="ce7" office:value-type="string">
            <text:p>DEPU</text:p>
          </table:table-cell>
          <table:table-cell table:style-name="ce7" office:value-type="string">
            <text:p>deep</text:p>
          </table:table-cell>
          <table:table-cell table:style-name="ce7" office:value-type="string">
            <text:p>a localized deep area within the confines of a larger feature, such as a trough, basin or trench</text:p>
          </table:table-cell>
          <table:table-cell table:formula="of:=CONCATENATE(&quot;&lt;message&gt;&lt;source&gt;&quot;;[.E611];&quot;&lt;/source&gt;&lt;translation&gt;&quot;;[.B611];&quot;&lt;/translation&gt;&lt;/message&gt;&quot;)" office:value-type="string" office:string-value="&lt;message&gt;&lt;source&gt;deep&lt;/source&gt;&lt;translation&gt;profond&lt;/translation&gt;&lt;/message&gt;">
            <text:p>&lt;message&gt;&lt;source&gt;deep&lt;/source&gt;&lt;translation&gt;profond&lt;/translation&gt;&lt;/message&gt;</text:p>
          </table:table-cell>
          <table:table-cell table:number-columns-repeated="1017"/>
        </table:table-row>
        <table:table-row table:style-name="ro1">
          <table:table-cell table:style-name="ce7" office:value-type="string">
            <text:p>EDGU</text:p>
          </table:table-cell>
          <table:table-cell table:style-name="ce7" office:value-type="string">
            <text:p>bord du plateau</text:p>
          </table:table-cell>
          <table:table-cell table:style-name="ce7" office:value-type="string">
            <text:p>une ligne le long de laquelle il ya une augmentation marquée de la pente à la limite extérieure du plateau continental ou plateau de l'île</text:p>
          </table:table-cell>
          <table:table-cell table:style-name="ce7" office:value-type="string">
            <text:p>EDGU</text:p>
          </table:table-cell>
          <table:table-cell table:style-name="ce7" office:value-type="string">
            <text:p>shelf edge</text:p>
          </table:table-cell>
          <table:table-cell table:style-name="ce7" office:value-type="string">
            <text:p>a line along which there is a marked increase of slope at the outer margin of a continental shelf or island shelf</text:p>
          </table:table-cell>
          <table:table-cell table:formula="of:=CONCATENATE(&quot;&lt;message&gt;&lt;source&gt;&quot;;[.E612];&quot;&lt;/source&gt;&lt;translation&gt;&quot;;[.B612];&quot;&lt;/translation&gt;&lt;/message&gt;&quot;)" office:value-type="string" office:string-value="&lt;message&gt;&lt;source&gt;shelf edge&lt;/source&gt;&lt;translation&gt;bord du plateau&lt;/translation&gt;&lt;/message&gt;">
            <text:p>&lt;message&gt;&lt;source&gt;shelf edge&lt;/source&gt;&lt;translation&gt;bord du plateau&lt;/translation&gt;&lt;/message&gt;</text:p>
          </table:table-cell>
          <table:table-cell table:number-columns-repeated="1017"/>
        </table:table-row>
        <table:table-row table:style-name="ro1">
          <table:table-cell table:style-name="ce7" office:value-type="string">
            <text:p>UES</text:p>
          </table:table-cell>
          <table:table-cell table:style-name="ce7" office:value-type="string">
            <text:p>escarpement (ou rebuts)</text:p>
          </table:table-cell>
          <table:table-cell table:style-name="ce7" office:value-type="string">
            <text:p>une pente raide allongé et relativement séparant des zones plates ou en pente douce</text:p>
          </table:table-cell>
          <table:table-cell table:style-name="ce7" office:value-type="string">
            <text:p>ESCU</text:p>
          </table:table-cell>
          <table:table-cell table:style-name="ce7" office:value-type="string">
            <text:p>escarpment (or scarp)</text:p>
          </table:table-cell>
          <table:table-cell table:style-name="ce7" office:value-type="string">
            <text:p>an elongated and comparatively steep slope separating flat or gently sloping areas</text:p>
          </table:table-cell>
          <table:table-cell table:formula="of:=CONCATENATE(&quot;&lt;message&gt;&lt;source&gt;&quot;;[.E613];&quot;&lt;/source&gt;&lt;translation&gt;&quot;;[.B613];&quot;&lt;/translation&gt;&lt;/message&gt;&quot;)" office:value-type="string" office:string-value="&lt;message&gt;&lt;source&gt;escarpment (or scarp)&lt;/source&gt;&lt;translation&gt;escarpement (ou rebuts)&lt;/translation&gt;&lt;/message&gt;">
            <text:p>&lt;message&gt;&lt;source&gt;escarpment (or scarp)&lt;/source&gt;&lt;translation&gt;escarpement (ou rebuts)&lt;/translation&gt;&lt;/message&gt;</text:p>
          </table:table-cell>
          <table:table-cell table:number-columns-repeated="1017"/>
        </table:table-row>
        <table:table-row table:style-name="ro1">
          <table:table-cell table:style-name="ce7" office:value-type="string">
            <text:p>FANU</text:p>
          </table:table-cell>
          <table:table-cell table:style-name="ce7" office:value-type="string">
            <text:p>fan</text:p>
          </table:table-cell>
          <table:table-cell table:style-name="ce7" office:value-type="string">
            <text:p>une caractéristique relativement lisse normalement en pente loin de la terminaison inférieure d'un canyon ou canyon système</text:p>
          </table:table-cell>
          <table:table-cell table:style-name="ce7" office:value-type="string">
            <text:p>FANU</text:p>
          </table:table-cell>
          <table:table-cell table:style-name="ce7" office:value-type="string">
            <text:p>fan</text:p>
          </table:table-cell>
          <table:table-cell table:style-name="ce7" office:value-type="string">
            <text:p>a relatively smooth feature normally sloping away from the lower termination of a canyon or canyon system</text:p>
          </table:table-cell>
          <table:table-cell table:formula="of:=CONCATENATE(&quot;&lt;message&gt;&lt;source&gt;&quot;;[.E614];&quot;&lt;/source&gt;&lt;translation&gt;&quot;;[.B614];&quot;&lt;/translation&gt;&lt;/message&gt;&quot;)" office:value-type="string" office:string-value="&lt;message&gt;&lt;source&gt;fan&lt;/source&gt;&lt;translation&gt;fan&lt;/translation&gt;&lt;/message&gt;">
            <text:p>&lt;message&gt;&lt;source&gt;fan&lt;/source&gt;&lt;translation&gt;fan&lt;/translation&gt;&lt;/message&gt;</text:p>
          </table:table-cell>
          <table:table-cell table:number-columns-repeated="1017"/>
        </table:table-row>
        <table:table-row table:style-name="ro1">
          <table:table-cell table:style-name="ce7" office:value-type="string">
            <text:p>FLTU</text:p>
          </table:table-cell>
          <table:table-cell table:style-name="ce7" office:value-type="string">
            <text:p>plat</text:p>
          </table:table-cell>
          <table:table-cell table:style-name="ce7" office:value-type="string">
            <text:p>un petit niveau ou une zone presque au niveau</text:p>
          </table:table-cell>
          <table:table-cell table:style-name="ce7" office:value-type="string">
            <text:p>FLTU</text:p>
          </table:table-cell>
          <table:table-cell table:style-name="ce7" office:value-type="string">
            <text:p>flat</text:p>
          </table:table-cell>
          <table:table-cell table:style-name="ce7" office:value-type="string">
            <text:p>a small level or nearly level area</text:p>
          </table:table-cell>
          <table:table-cell table:formula="of:=CONCATENATE(&quot;&lt;message&gt;&lt;source&gt;&quot;;[.E615];&quot;&lt;/source&gt;&lt;translation&gt;&quot;;[.B615];&quot;&lt;/translation&gt;&lt;/message&gt;&quot;)" office:value-type="string" office:string-value="&lt;message&gt;&lt;source&gt;flat&lt;/source&gt;&lt;translation&gt;plat&lt;/translation&gt;&lt;/message&gt;">
            <text:p>&lt;message&gt;&lt;source&gt;flat&lt;/source&gt;&lt;translation&gt;plat&lt;/translation&gt;&lt;/message&gt;</text:p>
          </table:table-cell>
          <table:table-cell table:number-columns-repeated="1017"/>
        </table:table-row>
        <table:table-row table:style-name="ro1">
          <table:table-cell table:style-name="ce7" office:value-type="string">
            <text:p>FRZU</text:p>
          </table:table-cell>
          <table:table-cell table:style-name="ce7" office:value-type="string">
            <text:p>fracture zone</text:p>
          </table:table-cell>
          <table:table-cell table:style-name="ce7" office:value-type="string">
            <text:p>une vaste zone linéaire de la topographie irrégulière du fond de la mer, caractérisée par des crêtes escarpées ou asymétrique, auges, ou escarpements</text:p>
          </table:table-cell>
          <table:table-cell table:style-name="ce7" office:value-type="string">
            <text:p>FRZU</text:p>
          </table:table-cell>
          <table:table-cell table:style-name="ce7" office:value-type="string">
            <text:p>fracture zone</text:p>
          </table:table-cell>
          <table:table-cell table:style-name="ce7" office:value-type="string">
            <text:p>an extensive linear zone of irregular topography of the sea floor, characterized by steep-sided or asymmetrical ridges, troughs, or escarpments</text:p>
          </table:table-cell>
          <table:table-cell table:formula="of:=CONCATENATE(&quot;&lt;message&gt;&lt;source&gt;&quot;;[.E616];&quot;&lt;/source&gt;&lt;translation&gt;&quot;;[.B616];&quot;&lt;/translation&gt;&lt;/message&gt;&quot;)" office:value-type="string" office:string-value="&lt;message&gt;&lt;source&gt;fracture zone&lt;/source&gt;&lt;translation&gt;fracture zone&lt;/translation&gt;&lt;/message&gt;">
            <text:p>&lt;message&gt;&lt;source&gt;fracture zone&lt;/source&gt;&lt;translation&gt;fracture zone&lt;/translation&gt;&lt;/message&gt;</text:p>
          </table:table-cell>
          <table:table-cell table:number-columns-repeated="1017"/>
        </table:table-row>
        <table:table-row table:style-name="ro1">
          <table:table-cell table:style-name="ce7" office:value-type="string">
            <text:p>FURU</text:p>
          </table:table-cell>
          <table:table-cell table:style-name="ce7" office:value-type="string">
            <text:p>sillon</text:p>
          </table:table-cell>
          <table:table-cell table:style-name="ce7" office:value-type="string">
            <text:p>un endroit fermé, linéaire, étroite, peu profonde dépression</text:p>
          </table:table-cell>
          <table:table-cell table:style-name="ce7" office:value-type="string">
            <text:p>FURU</text:p>
          </table:table-cell>
          <table:table-cell table:style-name="ce7" office:value-type="string">
            <text:p>furrow</text:p>
          </table:table-cell>
          <table:table-cell table:style-name="ce7" office:value-type="string">
            <text:p>a closed, linear, narrow, shallow depression</text:p>
          </table:table-cell>
          <table:table-cell table:formula="of:=CONCATENATE(&quot;&lt;message&gt;&lt;source&gt;&quot;;[.E617];&quot;&lt;/source&gt;&lt;translation&gt;&quot;;[.B617];&quot;&lt;/translation&gt;&lt;/message&gt;&quot;)" office:value-type="string" office:string-value="&lt;message&gt;&lt;source&gt;furrow&lt;/source&gt;&lt;translation&gt;sillon&lt;/translation&gt;&lt;/message&gt;">
            <text:p>&lt;message&gt;&lt;source&gt;furrow&lt;/source&gt;&lt;translation&gt;sillon&lt;/translation&gt;&lt;/message&gt;</text:p>
          </table:table-cell>
          <table:table-cell table:number-columns-repeated="1017"/>
        </table:table-row>
        <table:table-row table:style-name="ro1">
          <table:table-cell table:style-name="ce7" office:value-type="string">
            <text:p>GAPU</text:p>
          </table:table-cell>
          <table:table-cell table:style-name="ce7" office:value-type="string">
            <text:p>écart</text:p>
          </table:table-cell>
          <table:table-cell table:style-name="ce7" office:value-type="string">
            <text:p>une pause dans une crête étroite ou une hausse</text:p>
          </table:table-cell>
          <table:table-cell table:style-name="ce7" office:value-type="string">
            <text:p>GAPU</text:p>
          </table:table-cell>
          <table:table-cell table:style-name="ce7" office:value-type="string">
            <text:p>gap</text:p>
          </table:table-cell>
          <table:table-cell table:style-name="ce7" office:value-type="string">
            <text:p>a narrow break in a ridge or rise</text:p>
          </table:table-cell>
          <table:table-cell table:formula="of:=CONCATENATE(&quot;&lt;message&gt;&lt;source&gt;&quot;;[.E618];&quot;&lt;/source&gt;&lt;translation&gt;&quot;;[.B618];&quot;&lt;/translation&gt;&lt;/message&gt;&quot;)" office:value-type="string" office:string-value="&lt;message&gt;&lt;source&gt;gap&lt;/source&gt;&lt;translation&gt;écart&lt;/translation&gt;&lt;/message&gt;">
            <text:p>&lt;message&gt;&lt;source&gt;gap&lt;/source&gt;&lt;translation&gt;écart&lt;/translation&gt;&lt;/message&gt;</text:p>
          </table:table-cell>
          <table:table-cell table:number-columns-repeated="1017"/>
        </table:table-row>
        <table:table-row table:style-name="ro1">
          <table:table-cell table:style-name="ce7" office:value-type="string">
            <text:p>GLYU</text:p>
          </table:table-cell>
          <table:table-cell table:style-name="ce7" office:value-type="string">
            <text:p>ravine</text:p>
          </table:table-cell>
          <table:table-cell table:style-name="ce7" office:value-type="string">
            <text:p>une petite vallée comme fonction</text:p>
          </table:table-cell>
          <table:table-cell table:style-name="ce7" office:value-type="string">
            <text:p>GLYU</text:p>
          </table:table-cell>
          <table:table-cell table:style-name="ce7" office:value-type="string">
            <text:p>gully</text:p>
          </table:table-cell>
          <table:table-cell table:style-name="ce7" office:value-type="string">
            <text:p>a small valley-like feature</text:p>
          </table:table-cell>
          <table:table-cell table:formula="of:=CONCATENATE(&quot;&lt;message&gt;&lt;source&gt;&quot;;[.E619];&quot;&lt;/source&gt;&lt;translation&gt;&quot;;[.B619];&quot;&lt;/translation&gt;&lt;/message&gt;&quot;)" office:value-type="string" office:string-value="&lt;message&gt;&lt;source&gt;gully&lt;/source&gt;&lt;translation&gt;ravine&lt;/translation&gt;&lt;/message&gt;">
            <text:p>&lt;message&gt;&lt;source&gt;gully&lt;/source&gt;&lt;translation&gt;ravine&lt;/translation&gt;&lt;/message&gt;</text:p>
          </table:table-cell>
          <table:table-cell table:number-columns-repeated="1017"/>
        </table:table-row>
        <table:table-row table:style-name="ro1">
          <table:table-cell table:style-name="ce7" office:value-type="string">
            <text:p>HLLU</text:p>
          </table:table-cell>
          <table:table-cell table:style-name="ce7" office:value-type="string">
            <text:p>colline</text:p>
          </table:table-cell>
          <table:table-cell table:style-name="ce7" office:value-type="string">
            <text:p>une élévation de la hausse généralement inférieure à 500 mètres</text:p>
          </table:table-cell>
          <table:table-cell table:style-name="ce7" office:value-type="string">
            <text:p>HLLU</text:p>
          </table:table-cell>
          <table:table-cell table:style-name="ce7" office:value-type="string">
            <text:p>hill</text:p>
          </table:table-cell>
          <table:table-cell table:style-name="ce7" office:value-type="string">
            <text:p>an elevation rising generally less than 500 meters</text:p>
          </table:table-cell>
          <table:table-cell table:formula="of:=CONCATENATE(&quot;&lt;message&gt;&lt;source&gt;&quot;;[.E620];&quot;&lt;/source&gt;&lt;translation&gt;&quot;;[.B620];&quot;&lt;/translation&gt;&lt;/message&gt;&quot;)" office:value-type="string" office:string-value="&lt;message&gt;&lt;source&gt;hill&lt;/source&gt;&lt;translation&gt;colline&lt;/translation&gt;&lt;/message&gt;">
            <text:p>&lt;message&gt;&lt;source&gt;hill&lt;/source&gt;&lt;translation&gt;colline&lt;/translation&gt;&lt;/message&gt;</text:p>
          </table:table-cell>
          <table:table-cell table:number-columns-repeated="1017"/>
        </table:table-row>
        <table:table-row table:style-name="ro1">
          <table:table-cell table:style-name="ce7" office:value-type="string">
            <text:p>HLSU</text:p>
          </table:table-cell>
          <table:table-cell table:style-name="ce7" office:value-type="string">
            <text:p>collines</text:p>
          </table:table-cell>
          <table:table-cell table:style-name="ce7" office:value-type="string">
            <text:p>élévations hausse généralement inférieure à 500 mètres</text:p>
          </table:table-cell>
          <table:table-cell table:style-name="ce7" office:value-type="string">
            <text:p>HLSU</text:p>
          </table:table-cell>
          <table:table-cell table:style-name="ce7" office:value-type="string">
            <text:p>hills</text:p>
          </table:table-cell>
          <table:table-cell table:style-name="ce7" office:value-type="string">
            <text:p>elevations rising generally less than 500 meters</text:p>
          </table:table-cell>
          <table:table-cell table:formula="of:=CONCATENATE(&quot;&lt;message&gt;&lt;source&gt;&quot;;[.E621];&quot;&lt;/source&gt;&lt;translation&gt;&quot;;[.B621];&quot;&lt;/translation&gt;&lt;/message&gt;&quot;)" office:value-type="string" office:string-value="&lt;message&gt;&lt;source&gt;hills&lt;/source&gt;&lt;translation&gt;collines&lt;/translation&gt;&lt;/message&gt;">
            <text:p>&lt;message&gt;&lt;source&gt;hills&lt;/source&gt;&lt;translation&gt;collines&lt;/translation&gt;&lt;/message&gt;</text:p>
          </table:table-cell>
          <table:table-cell table:number-columns-repeated="1017"/>
        </table:table-row>
        <table:table-row table:style-name="ro1">
          <table:table-cell table:style-name="ce7" office:value-type="string">
            <text:p>Palonion</text:p>
          </table:table-cell>
          <table:table-cell table:style-name="ce7" office:value-type="string">
            <text:p>trou</text:p>
          </table:table-cell>
          <table:table-cell table:style-name="ce7" office:value-type="string">
            <text:p>une petite dépression du fond marin</text:p>
          </table:table-cell>
          <table:table-cell table:style-name="ce7" office:value-type="string">
            <text:p>HOLU</text:p>
          </table:table-cell>
          <table:table-cell table:style-name="ce7" office:value-type="string">
            <text:p>hole</text:p>
          </table:table-cell>
          <table:table-cell table:style-name="ce7" office:value-type="string">
            <text:p>a small depression of the sea floor</text:p>
          </table:table-cell>
          <table:table-cell table:formula="of:=CONCATENATE(&quot;&lt;message&gt;&lt;source&gt;&quot;;[.E622];&quot;&lt;/source&gt;&lt;translation&gt;&quot;;[.B622];&quot;&lt;/translation&gt;&lt;/message&gt;&quot;)" office:value-type="string" office:string-value="&lt;message&gt;&lt;source&gt;hole&lt;/source&gt;&lt;translation&gt;trou&lt;/translation&gt;&lt;/message&gt;">
            <text:p>&lt;message&gt;&lt;source&gt;hole&lt;/source&gt;&lt;translation&gt;trou&lt;/translation&gt;&lt;/message&gt;</text:p>
          </table:table-cell>
          <table:table-cell table:number-columns-repeated="1017"/>
        </table:table-row>
        <table:table-row table:style-name="ro1">
          <table:table-cell table:style-name="ce7" office:value-type="string">
            <text:p>KNLU</text:p>
          </table:table-cell>
          <table:table-cell table:style-name="ce7" office:value-type="string">
            <text:p>monticule</text:p>
          </table:table-cell>
          <table:table-cell table:style-name="ce7" office:value-type="string">
            <text:p>une altitude augmente généralement plus de 500 mètres et moins de 1.000 mètres et d'étendue limitée sur le sommet</text:p>
          </table:table-cell>
          <table:table-cell table:style-name="ce7" office:value-type="string">
            <text:p>KNLU</text:p>
          </table:table-cell>
          <table:table-cell table:style-name="ce7" office:value-type="string">
            <text:p>knoll</text:p>
          </table:table-cell>
          <table:table-cell table:style-name="ce7" office:value-type="string">
            <text:p>an elevation rising generally more than 500 meters and less than 1,000 meters and of limited extent across the summit</text:p>
          </table:table-cell>
          <table:table-cell table:formula="of:=CONCATENATE(&quot;&lt;message&gt;&lt;source&gt;&quot;;[.E623];&quot;&lt;/source&gt;&lt;translation&gt;&quot;;[.B623];&quot;&lt;/translation&gt;&lt;/message&gt;&quot;)" office:value-type="string" office:string-value="&lt;message&gt;&lt;source&gt;knoll&lt;/source&gt;&lt;translation&gt;monticule&lt;/translation&gt;&lt;/message&gt;">
            <text:p>&lt;message&gt;&lt;source&gt;knoll&lt;/source&gt;&lt;translation&gt;monticule&lt;/translation&gt;&lt;/message&gt;</text:p>
          </table:table-cell>
          <table:table-cell table:number-columns-repeated="1017"/>
        </table:table-row>
        <table:table-row table:style-name="ro1">
          <table:table-cell table:style-name="ce7" office:value-type="string">
            <text:p>KNSU</text:p>
          </table:table-cell>
          <table:table-cell table:style-name="ce7" office:value-type="string">
            <text:p>buttes</text:p>
          </table:table-cell>
          <table:table-cell table:style-name="ce7" office:value-type="string">
            <text:p>élévations généralement en hausse de plus de 500 mètres et moins de 1.000 mètres et d'étendue limitée sur les sommets</text:p>
          </table:table-cell>
          <table:table-cell table:style-name="ce7" office:value-type="string">
            <text:p>KNSU</text:p>
          </table:table-cell>
          <table:table-cell table:style-name="ce7" office:value-type="string">
            <text:p>knolls</text:p>
          </table:table-cell>
          <table:table-cell table:style-name="ce7" office:value-type="string">
            <text:p>elevations rising generally more than 500 meters and less than 1,000 meters and of limited extent across the summits</text:p>
          </table:table-cell>
          <table:table-cell table:formula="of:=CONCATENATE(&quot;&lt;message&gt;&lt;source&gt;&quot;;[.E624];&quot;&lt;/source&gt;&lt;translation&gt;&quot;;[.B624];&quot;&lt;/translation&gt;&lt;/message&gt;&quot;)" office:value-type="string" office:string-value="&lt;message&gt;&lt;source&gt;knolls&lt;/source&gt;&lt;translation&gt;buttes&lt;/translation&gt;&lt;/message&gt;">
            <text:p>&lt;message&gt;&lt;source&gt;knolls&lt;/source&gt;&lt;translation&gt;buttes&lt;/translation&gt;&lt;/message&gt;</text:p>
          </table:table-cell>
          <table:table-cell table:number-columns-repeated="1017"/>
        </table:table-row>
        <table:table-row table:style-name="ro1">
          <table:table-cell table:style-name="ce7" office:value-type="string">
            <text:p>LDGU</text:p>
          </table:table-cell>
          <table:table-cell table:style-name="ce7" office:value-type="string">
            <text:p>rebord</text:p>
          </table:table-cell>
          <table:table-cell table:style-name="ce7" office:value-type="string">
            <text:p>une avancée rocheuse ou affleurement, rive souvent linéaire et près de</text:p>
          </table:table-cell>
          <table:table-cell table:style-name="ce7" office:value-type="string">
            <text:p>LDGU</text:p>
          </table:table-cell>
          <table:table-cell table:style-name="ce7" office:value-type="string">
            <text:p>ledge</text:p>
          </table:table-cell>
          <table:table-cell table:style-name="ce7" office:value-type="string">
            <text:p>a rocky projection or outcrop, commonly linear and near shore</text:p>
          </table:table-cell>
          <table:table-cell table:formula="of:=CONCATENATE(&quot;&lt;message&gt;&lt;source&gt;&quot;;[.E625];&quot;&lt;/source&gt;&lt;translation&gt;&quot;;[.B625];&quot;&lt;/translation&gt;&lt;/message&gt;&quot;)" office:value-type="string" office:string-value="&lt;message&gt;&lt;source&gt;ledge&lt;/source&gt;&lt;translation&gt;rebord&lt;/translation&gt;&lt;/message&gt;">
            <text:p>&lt;message&gt;&lt;source&gt;ledge&lt;/source&gt;&lt;translation&gt;rebord&lt;/translation&gt;&lt;/message&gt;</text:p>
          </table:table-cell>
          <table:table-cell table:number-columns-repeated="1017"/>
        </table:table-row>
        <table:table-row table:style-name="ro1">
          <table:table-cell table:style-name="ce7" office:value-type="string">
            <text:p>LEVU</text:p>
          </table:table-cell>
          <table:table-cell table:style-name="ce7" office:value-type="string">
            <text:p>digue</text:p>
          </table:table-cell>
          <table:table-cell table:style-name="ce7" office:value-type="string">
            <text:p>un talus en bordure d'un canyon, vallée, ou seachannel</text:p>
          </table:table-cell>
          <table:table-cell table:style-name="ce7" office:value-type="string">
            <text:p>LEVU</text:p>
          </table:table-cell>
          <table:table-cell table:style-name="ce7" office:value-type="string">
            <text:p>levee</text:p>
          </table:table-cell>
          <table:table-cell table:style-name="ce7" office:value-type="string">
            <text:p>an embankment bordering a canyon, valley, or seachannel</text:p>
          </table:table-cell>
          <table:table-cell table:formula="of:=CONCATENATE(&quot;&lt;message&gt;&lt;source&gt;&quot;;[.E626];&quot;&lt;/source&gt;&lt;translation&gt;&quot;;[.B626];&quot;&lt;/translation&gt;&lt;/message&gt;&quot;)" office:value-type="string" office:string-value="&lt;message&gt;&lt;source&gt;levee&lt;/source&gt;&lt;translation&gt;digue&lt;/translation&gt;&lt;/message&gt;">
            <text:p>&lt;message&gt;&lt;source&gt;levee&lt;/source&gt;&lt;translation&gt;digue&lt;/translation&gt;&lt;/message&gt;</text:p>
          </table:table-cell>
          <table:table-cell table:number-columns-repeated="1017"/>
        </table:table-row>
        <table:table-row table:style-name="ro1">
          <table:table-cell table:style-name="ce7" office:value-type="string">
            <text:p>MESU</text:p>
          </table:table-cell>
          <table:table-cell table:style-name="ce7" office:value-type="string">
            <text:p>mesa</text:p>
          </table:table-cell>
          <table:table-cell table:style-name="ce7" office:value-type="string">
            <text:p>un cas isolé, vaste, à sommet plat d'altitude sur le plateau, avec des côtés relativement raides</text:p>
          </table:table-cell>
          <table:table-cell table:style-name="ce7" office:value-type="string">
            <text:p>MESU</text:p>
          </table:table-cell>
          <table:table-cell table:style-name="ce7" office:value-type="string">
            <text:p>mesa</text:p>
          </table:table-cell>
          <table:table-cell table:style-name="ce7" office:value-type="string">
            <text:p>an isolated, extensive, flat-topped elevation on the shelf, with relatively steep sides</text:p>
          </table:table-cell>
          <table:table-cell table:formula="of:=CONCATENATE(&quot;&lt;message&gt;&lt;source&gt;&quot;;[.E627];&quot;&lt;/source&gt;&lt;translation&gt;&quot;;[.B627];&quot;&lt;/translation&gt;&lt;/message&gt;&quot;)" office:value-type="string" office:string-value="&lt;message&gt;&lt;source&gt;mesa&lt;/source&gt;&lt;translation&gt;mesa&lt;/translation&gt;&lt;/message&gt;">
            <text:p>&lt;message&gt;&lt;source&gt;mesa&lt;/source&gt;&lt;translation&gt;mesa&lt;/translation&gt;&lt;/message&gt;</text:p>
          </table:table-cell>
          <table:table-cell table:number-columns-repeated="1017"/>
        </table:table-row>
        <table:table-row table:style-name="ro1">
          <table:table-cell table:style-name="ce7" office:value-type="string">
            <text:p>MNDU</text:p>
          </table:table-cell>
          <table:table-cell table:style-name="ce7" office:value-type="string">
            <text:p>monticule</text:p>
          </table:table-cell>
          <table:table-cell table:style-name="ce7" office:value-type="string">
            <text:p>un faible, isolé, colline arrondie</text:p>
          </table:table-cell>
          <table:table-cell table:style-name="ce7" office:value-type="string">
            <text:p>MNDU</text:p>
          </table:table-cell>
          <table:table-cell table:style-name="ce7" office:value-type="string">
            <text:p>mound</text:p>
          </table:table-cell>
          <table:table-cell table:style-name="ce7" office:value-type="string">
            <text:p>a low, isolated, rounded hill</text:p>
          </table:table-cell>
          <table:table-cell table:formula="of:=CONCATENATE(&quot;&lt;message&gt;&lt;source&gt;&quot;;[.E628];&quot;&lt;/source&gt;&lt;translation&gt;&quot;;[.B628];&quot;&lt;/translation&gt;&lt;/message&gt;&quot;)" office:value-type="string" office:string-value="&lt;message&gt;&lt;source&gt;mound&lt;/source&gt;&lt;translation&gt;monticule&lt;/translation&gt;&lt;/message&gt;">
            <text:p>&lt;message&gt;&lt;source&gt;mound&lt;/source&gt;&lt;translation&gt;monticule&lt;/translation&gt;&lt;/message&gt;</text:p>
          </table:table-cell>
          <table:table-cell table:number-columns-repeated="1017"/>
        </table:table-row>
        <table:table-row table:style-name="ro1">
          <table:table-cell table:style-name="ce7" office:value-type="string">
            <text:p>MOTU</text:p>
          </table:table-cell>
          <table:table-cell table:style-name="ce7" office:value-type="string">
            <text:p>fossé</text:p>
          </table:table-cell>
          <table:table-cell table:style-name="ce7" office:value-type="string">
            <text:p>une dépression annulaire qui peut ne pas être continu, situé à la base des monts sous-marins, d'îles et d'autres élévations isolées</text:p>
          </table:table-cell>
          <table:table-cell table:style-name="ce7" office:value-type="string">
            <text:p>MOTU</text:p>
          </table:table-cell>
          <table:table-cell table:style-name="ce7" office:value-type="string">
            <text:p>moat</text:p>
          </table:table-cell>
          <table:table-cell table:style-name="ce7" office:value-type="string">
            <text:p>an annular depression that may not be continuous, located at the base of many seamounts, islands, and other isolated elevations</text:p>
          </table:table-cell>
          <table:table-cell table:formula="of:=CONCATENATE(&quot;&lt;message&gt;&lt;source&gt;&quot;;[.E629];&quot;&lt;/source&gt;&lt;translation&gt;&quot;;[.B629];&quot;&lt;/translation&gt;&lt;/message&gt;&quot;)" office:value-type="string" office:string-value="&lt;message&gt;&lt;source&gt;moat&lt;/source&gt;&lt;translation&gt;fossé&lt;/translation&gt;&lt;/message&gt;">
            <text:p>&lt;message&gt;&lt;source&gt;moat&lt;/source&gt;&lt;translation&gt;fossé&lt;/translation&gt;&lt;/message&gt;</text:p>
          </table:table-cell>
          <table:table-cell table:number-columns-repeated="1017"/>
        </table:table-row>
        <table:table-row table:style-name="ro1">
          <table:table-cell table:style-name="ce7" office:value-type="string">
            <text:p>MTU</text:p>
          </table:table-cell>
          <table:table-cell table:style-name="ce7" office:value-type="string">
            <text:p>montagne</text:p>
          </table:table-cell>
          <table:table-cell table:style-name="ce7" office:value-type="string">
            <text:p>une subdivision bien délimitée d'une caractéristique importante et complexe positif</text:p>
          </table:table-cell>
          <table:table-cell table:style-name="ce7" office:value-type="string">
            <text:p>MTU</text:p>
          </table:table-cell>
          <table:table-cell table:style-name="ce7" office:value-type="string">
            <text:p>mountain</text:p>
          </table:table-cell>
          <table:table-cell table:style-name="ce7" office:value-type="string">
            <text:p>a well-delineated subdivision of a large and complex positive feature</text:p>
          </table:table-cell>
          <table:table-cell table:formula="of:=CONCATENATE(&quot;&lt;message&gt;&lt;source&gt;&quot;;[.E630];&quot;&lt;/source&gt;&lt;translation&gt;&quot;;[.B630];&quot;&lt;/translation&gt;&lt;/message&gt;&quot;)" office:value-type="string" office:string-value="&lt;message&gt;&lt;source&gt;mountain&lt;/source&gt;&lt;translation&gt;montagne&lt;/translation&gt;&lt;/message&gt;">
            <text:p>&lt;message&gt;&lt;source&gt;mountain&lt;/source&gt;&lt;translation&gt;montagne&lt;/translation&gt;&lt;/message&gt;</text:p>
          </table:table-cell>
          <table:table-cell table:number-columns-repeated="1017"/>
        </table:table-row>
        <table:table-row table:style-name="ro1">
          <table:table-cell table:style-name="ce7" office:value-type="string">
            <text:p>PKSU</text:p>
          </table:table-cell>
          <table:table-cell table:style-name="ce7" office:value-type="string">
            <text:p>pics</text:p>
          </table:table-cell>
          <table:table-cell table:style-name="ce7" office:value-type="string">
            <text:p>élévations importantes, qui font partie d'une plus grande fonctionnalité, que ce soit pointu ou de façon très limitée sur le sommet</text:p>
          </table:table-cell>
          <table:table-cell table:style-name="ce7" office:value-type="string">
            <text:p>PKSU</text:p>
          </table:table-cell>
          <table:table-cell table:style-name="ce7" office:value-type="string">
            <text:p>peaks</text:p>
          </table:table-cell>
          <table:table-cell table:style-name="ce7" office:value-type="string">
            <text:p>prominent elevations, part of a larger feature, either pointed or of very limited extent across the summit</text:p>
          </table:table-cell>
          <table:table-cell table:formula="of:=CONCATENATE(&quot;&lt;message&gt;&lt;source&gt;&quot;;[.E631];&quot;&lt;/source&gt;&lt;translation&gt;&quot;;[.B631];&quot;&lt;/translation&gt;&lt;/message&gt;&quot;)" office:value-type="string" office:string-value="&lt;message&gt;&lt;source&gt;peaks&lt;/source&gt;&lt;translation&gt;pics&lt;/translation&gt;&lt;/message&gt;">
            <text:p>&lt;message&gt;&lt;source&gt;peaks&lt;/source&gt;&lt;translation&gt;pics&lt;/translation&gt;&lt;/message&gt;</text:p>
          </table:table-cell>
          <table:table-cell table:number-columns-repeated="1017"/>
        </table:table-row>
        <table:table-row table:style-name="ro1">
          <table:table-cell table:style-name="ce7" office:value-type="string">
            <text:p>PCU</text:p>
          </table:table-cell>
          <table:table-cell table:style-name="ce7" office:value-type="string">
            <text:p>pic</text:p>
          </table:table-cell>
          <table:table-cell table:style-name="ce7" office:value-type="string">
            <text:p>une élévation importante, qui fait partie d'une plus grande fonctionnalité, que ce soit pointu ou de façon très limitée sur le sommet</text:p>
          </table:table-cell>
          <table:table-cell table:style-name="ce7" office:value-type="string">
            <text:p>PKU</text:p>
          </table:table-cell>
          <table:table-cell table:style-name="ce7" office:value-type="string">
            <text:p>peak</text:p>
          </table:table-cell>
          <table:table-cell table:style-name="ce7" office:value-type="string">
            <text:p>a prominent elevation, part of a larger feature, either pointed or of very limited extent across the summit</text:p>
          </table:table-cell>
          <table:table-cell table:formula="of:=CONCATENATE(&quot;&lt;message&gt;&lt;source&gt;&quot;;[.E632];&quot;&lt;/source&gt;&lt;translation&gt;&quot;;[.B632];&quot;&lt;/translation&gt;&lt;/message&gt;&quot;)" office:value-type="string" office:string-value="&lt;message&gt;&lt;source&gt;peak&lt;/source&gt;&lt;translation&gt;pic&lt;/translation&gt;&lt;/message&gt;">
            <text:p>&lt;message&gt;&lt;source&gt;peak&lt;/source&gt;&lt;translation&gt;pic&lt;/translation&gt;&lt;/message&gt;</text:p>
          </table:table-cell>
          <table:table-cell table:number-columns-repeated="1017"/>
        </table:table-row>
        <table:table-row table:style-name="ro1">
          <table:table-cell table:style-name="ce7" office:value-type="string">
            <text:p>PLNU</text:p>
          </table:table-cell>
          <table:table-cell table:style-name="ce7" office:value-type="string">
            <text:p>plaine</text:p>
          </table:table-cell>
          <table:table-cell table:style-name="ce7" office:value-type="string">
            <text:p>une région plate, en pente douce ou presque au niveau</text:p>
          </table:table-cell>
          <table:table-cell table:style-name="ce7" office:value-type="string">
            <text:p>PLNU</text:p>
          </table:table-cell>
          <table:table-cell table:style-name="ce7" office:value-type="string">
            <text:p>plain</text:p>
          </table:table-cell>
          <table:table-cell table:style-name="ce7" office:value-type="string">
            <text:p>a flat, gently sloping or nearly level region</text:p>
          </table:table-cell>
          <table:table-cell table:formula="of:=CONCATENATE(&quot;&lt;message&gt;&lt;source&gt;&quot;;[.E633];&quot;&lt;/source&gt;&lt;translation&gt;&quot;;[.B633];&quot;&lt;/translation&gt;&lt;/message&gt;&quot;)" office:value-type="string" office:string-value="&lt;message&gt;&lt;source&gt;plain&lt;/source&gt;&lt;translation&gt;plaine&lt;/translation&gt;&lt;/message&gt;">
            <text:p>&lt;message&gt;&lt;source&gt;plain&lt;/source&gt;&lt;translation&gt;plaine&lt;/translation&gt;&lt;/message&gt;</text:p>
          </table:table-cell>
          <table:table-cell table:number-columns-repeated="1017"/>
        </table:table-row>
        <table:table-row table:style-name="ro1">
          <table:table-cell table:style-name="ce7" office:value-type="string">
            <text:p>PLTU</text:p>
          </table:table-cell>
          <table:table-cell table:style-name="ce7" office:value-type="string">
            <text:p>plateau</text:p>
          </table:table-cell>
          <table:table-cell table:style-name="ce7" office:value-type="string">
            <text:p>une option relativement aplatie d'une étendue considérable, passant brusquement sur un ou plusieurs côtés</text:p>
          </table:table-cell>
          <table:table-cell table:style-name="ce7" office:value-type="string">
            <text:p>PLTU</text:p>
          </table:table-cell>
          <table:table-cell table:style-name="ce7" office:value-type="string">
            <text:p>plateau</text:p>
          </table:table-cell>
          <table:table-cell table:style-name="ce7" office:value-type="string">
            <text:p>a comparatively flat-topped feature of considerable extent, dropping off abruptly on one or more sides</text:p>
          </table:table-cell>
          <table:table-cell table:formula="of:=CONCATENATE(&quot;&lt;message&gt;&lt;source&gt;&quot;;[.E634];&quot;&lt;/source&gt;&lt;translation&gt;&quot;;[.B634];&quot;&lt;/translation&gt;&lt;/message&gt;&quot;)" office:value-type="string" office:string-value="&lt;message&gt;&lt;source&gt;plateau&lt;/source&gt;&lt;translation&gt;plateau&lt;/translation&gt;&lt;/message&gt;">
            <text:p>&lt;message&gt;&lt;source&gt;plateau&lt;/source&gt;&lt;translation&gt;plateau&lt;/translation&gt;&lt;/message&gt;</text:p>
          </table:table-cell>
          <table:table-cell table:number-columns-repeated="1017"/>
        </table:table-row>
        <table:table-row table:style-name="ro1">
          <table:table-cell table:style-name="ce7" office:value-type="string">
            <text:p>PNLU</text:p>
          </table:table-cell>
          <table:table-cell table:style-name="ce7" office:value-type="string">
            <text:p>sommet</text:p>
          </table:table-cell>
          <table:table-cell table:style-name="ce7" office:value-type="string">
            <text:p>une haute tour ou clocher en forme de pilier de roche ou de corail, seul ou crête d'un sommet</text:p>
          </table:table-cell>
          <table:table-cell table:style-name="ce7" office:value-type="string">
            <text:p>PNLU</text:p>
          </table:table-cell>
          <table:table-cell table:style-name="ce7" office:value-type="string">
            <text:p>pinnacle</text:p>
          </table:table-cell>
          <table:table-cell table:style-name="ce7" office:value-type="string">
            <text:p>a high tower or spire-shaped pillar of rock or coral, alone or cresting a summit</text:p>
          </table:table-cell>
          <table:table-cell table:formula="of:=CONCATENATE(&quot;&lt;message&gt;&lt;source&gt;&quot;;[.E635];&quot;&lt;/source&gt;&lt;translation&gt;&quot;;[.B635];&quot;&lt;/translation&gt;&lt;/message&gt;&quot;)" office:value-type="string" office:string-value="&lt;message&gt;&lt;source&gt;pinnacle&lt;/source&gt;&lt;translation&gt;sommet&lt;/translation&gt;&lt;/message&gt;">
            <text:p>&lt;message&gt;&lt;source&gt;pinnacle&lt;/source&gt;&lt;translation&gt;sommet&lt;/translation&gt;&lt;/message&gt;</text:p>
          </table:table-cell>
          <table:table-cell table:number-columns-repeated="1017"/>
        </table:table-row>
        <table:table-row table:style-name="ro1">
          <table:table-cell table:style-name="ce7" office:value-type="string">
            <text:p>PRVU</text:p>
          </table:table-cell>
          <table:table-cell table:style-name="ce7" office:value-type="string">
            <text:p>province</text:p>
          </table:table-cell>
          <table:table-cell table:style-name="ce7" office:value-type="string">
            <text:p>une région identifiable par un groupe de physiographiques similaires dont les caractéristiques sont nettement en contraste avec les zones environnantes</text:p>
          </table:table-cell>
          <table:table-cell table:style-name="ce7" office:value-type="string">
            <text:p>PRVU</text:p>
          </table:table-cell>
          <table:table-cell table:style-name="ce7" office:value-type="string">
            <text:p>province</text:p>
          </table:table-cell>
          <table:table-cell table:style-name="ce7" office:value-type="string">
            <text:p>a region identifiable by a group of similar physiographic features whose characteristics are markedly in contrast with surrounding areas</text:p>
          </table:table-cell>
          <table:table-cell table:formula="of:=CONCATENATE(&quot;&lt;message&gt;&lt;source&gt;&quot;;[.E636];&quot;&lt;/source&gt;&lt;translation&gt;&quot;;[.B636];&quot;&lt;/translation&gt;&lt;/message&gt;&quot;)" office:value-type="string" office:string-value="&lt;message&gt;&lt;source&gt;province&lt;/source&gt;&lt;translation&gt;province&lt;/translation&gt;&lt;/message&gt;">
            <text:p>&lt;message&gt;&lt;source&gt;province&lt;/source&gt;&lt;translation&gt;province&lt;/translation&gt;&lt;/message&gt;</text:p>
          </table:table-cell>
          <table:table-cell table:number-columns-repeated="1017"/>
        </table:table-row>
        <table:table-row table:style-name="ro1">
          <table:table-cell table:style-name="ce7" office:value-type="string">
            <text:p>RDGU</text:p>
          </table:table-cell>
          <table:table-cell table:style-name="ce7" office:value-type="string">
            <text:p>crête</text:p>
          </table:table-cell>
          <table:table-cell table:style-name="ce7" office:value-type="string">
            <text:p>une élévation long et étroit avec des flancs abrupts</text:p>
          </table:table-cell>
          <table:table-cell table:style-name="ce7" office:value-type="string">
            <text:p>RDGU</text:p>
          </table:table-cell>
          <table:table-cell table:style-name="ce7" office:value-type="string">
            <text:p>ridge</text:p>
          </table:table-cell>
          <table:table-cell table:style-name="ce7" office:value-type="string">
            <text:p>a long narrow elevation with steep sides</text:p>
          </table:table-cell>
          <table:table-cell table:formula="of:=CONCATENATE(&quot;&lt;message&gt;&lt;source&gt;&quot;;[.E637];&quot;&lt;/source&gt;&lt;translation&gt;&quot;;[.B637];&quot;&lt;/translation&gt;&lt;/message&gt;&quot;)" office:value-type="string" office:string-value="&lt;message&gt;&lt;source&gt;ridge&lt;/source&gt;&lt;translation&gt;crête&lt;/translation&gt;&lt;/message&gt;">
            <text:p>&lt;message&gt;&lt;source&gt;ridge&lt;/source&gt;&lt;translation&gt;crête&lt;/translation&gt;&lt;/message&gt;</text:p>
          </table:table-cell>
          <table:table-cell table:number-columns-repeated="1017"/>
        </table:table-row>
        <table:table-row table:style-name="ro1">
          <table:table-cell table:style-name="ce7" office:value-type="string">
            <text:p>UARR</text:p>
          </table:table-cell>
          <table:table-cell table:style-name="ce7" office:value-type="string">
            <text:p>crêtes</text:p>
          </table:table-cell>
          <table:table-cell table:style-name="ce7" office:value-type="string">
            <text:p>longues élévations étroites avec pentes abruptes</text:p>
          </table:table-cell>
          <table:table-cell table:style-name="ce7" office:value-type="string">
            <text:p>RDSU</text:p>
          </table:table-cell>
          <table:table-cell table:style-name="ce7" office:value-type="string">
            <text:p>ridges</text:p>
          </table:table-cell>
          <table:table-cell table:style-name="ce7" office:value-type="string">
            <text:p>long narrow elevations with steep sides</text:p>
          </table:table-cell>
          <table:table-cell table:formula="of:=CONCATENATE(&quot;&lt;message&gt;&lt;source&gt;&quot;;[.E638];&quot;&lt;/source&gt;&lt;translation&gt;&quot;;[.B638];&quot;&lt;/translation&gt;&lt;/message&gt;&quot;)" office:value-type="string" office:string-value="&lt;message&gt;&lt;source&gt;ridges&lt;/source&gt;&lt;translation&gt;crêtes&lt;/translation&gt;&lt;/message&gt;">
            <text:p>&lt;message&gt;&lt;source&gt;ridges&lt;/source&gt;&lt;translation&gt;crêtes&lt;/translation&gt;&lt;/message&gt;</text:p>
          </table:table-cell>
          <table:table-cell table:number-columns-repeated="1017"/>
        </table:table-row>
        <table:table-row table:style-name="ro1">
          <table:table-cell table:style-name="ce7" office:value-type="string">
            <text:p>RFSU</text:p>
          </table:table-cell>
          <table:table-cell table:style-name="ce7" office:value-type="string">
            <text:p>récifs</text:p>
          </table:table-cell>
          <table:table-cell table:style-name="ce7" office:value-type="string">
            <text:p>surface de navigation dangers composées de matériau consolidé</text:p>
          </table:table-cell>
          <table:table-cell table:style-name="ce7" office:value-type="string">
            <text:p>RFSU</text:p>
          </table:table-cell>
          <table:table-cell table:style-name="ce7" office:value-type="string">
            <text:p>reefs</text:p>
          </table:table-cell>
          <table:table-cell table:style-name="ce7" office:value-type="string">
            <text:p>surface-navigation hazards composed of consolidated material</text:p>
          </table:table-cell>
          <table:table-cell table:formula="of:=CONCATENATE(&quot;&lt;message&gt;&lt;source&gt;&quot;;[.E639];&quot;&lt;/source&gt;&lt;translation&gt;&quot;;[.B639];&quot;&lt;/translation&gt;&lt;/message&gt;&quot;)" office:value-type="string" office:string-value="&lt;message&gt;&lt;source&gt;reefs&lt;/source&gt;&lt;translation&gt;récifs&lt;/translation&gt;&lt;/message&gt;">
            <text:p>&lt;message&gt;&lt;source&gt;reefs&lt;/source&gt;&lt;translation&gt;récifs&lt;/translation&gt;&lt;/message&gt;</text:p>
          </table:table-cell>
          <table:table-cell table:number-columns-repeated="1017"/>
        </table:table-row>
        <table:table-row table:style-name="ro1">
          <table:table-cell table:style-name="ce7" office:value-type="string">
            <text:p>RFU</text:p>
          </table:table-cell>
          <table:table-cell table:style-name="ce7" office:value-type="string">
            <text:p>récif</text:p>
          </table:table-cell>
          <table:table-cell table:style-name="ce7" office:value-type="string">
            <text:p>un danger en surface navigation composé d'un matériau consolidé</text:p>
          </table:table-cell>
          <table:table-cell table:style-name="ce7" office:value-type="string">
            <text:p>RFU</text:p>
          </table:table-cell>
          <table:table-cell table:style-name="ce7" office:value-type="string">
            <text:p>reef</text:p>
          </table:table-cell>
          <table:table-cell table:style-name="ce7" office:value-type="string">
            <text:p>a surface-navigation hazard composed of consolidated material</text:p>
          </table:table-cell>
          <table:table-cell table:formula="of:=CONCATENATE(&quot;&lt;message&gt;&lt;source&gt;&quot;;[.E640];&quot;&lt;/source&gt;&lt;translation&gt;&quot;;[.B640];&quot;&lt;/translation&gt;&lt;/message&gt;&quot;)" office:value-type="string" office:string-value="&lt;message&gt;&lt;source&gt;reef&lt;/source&gt;&lt;translation&gt;récif&lt;/translation&gt;&lt;/message&gt;">
            <text:p>&lt;message&gt;&lt;source&gt;reef&lt;/source&gt;&lt;translation&gt;récif&lt;/translation&gt;&lt;/message&gt;</text:p>
          </table:table-cell>
          <table:table-cell table:number-columns-repeated="1017"/>
        </table:table-row>
        <table:table-row table:style-name="ro1">
          <table:table-cell table:style-name="ce7" office:value-type="string">
            <text:p>RISU</text:p>
          </table:table-cell>
          <table:table-cell table:style-name="ce7" office:value-type="string">
            <text:p>augmenter</text:p>
          </table:table-cell>
          <table:table-cell table:style-name="ce7" office:value-type="string">
            <text:p>une élévation générale qui s'élève doucement, et généralement en douceur, sur le fond marin</text:p>
          </table:table-cell>
          <table:table-cell table:style-name="ce7" office:value-type="string">
            <text:p>RISU</text:p>
          </table:table-cell>
          <table:table-cell table:style-name="ce7" office:value-type="string">
            <text:p>rise</text:p>
          </table:table-cell>
          <table:table-cell table:style-name="ce7" office:value-type="string">
            <text:p>a broad elevation that rises gently, and generally smoothly, from the sea floor</text:p>
          </table:table-cell>
          <table:table-cell table:formula="of:=CONCATENATE(&quot;&lt;message&gt;&lt;source&gt;&quot;;[.E641];&quot;&lt;/source&gt;&lt;translation&gt;&quot;;[.B641];&quot;&lt;/translation&gt;&lt;/message&gt;&quot;)" office:value-type="string" office:string-value="&lt;message&gt;&lt;source&gt;rise&lt;/source&gt;&lt;translation&gt;augmenter&lt;/translation&gt;&lt;/message&gt;">
            <text:p>&lt;message&gt;&lt;source&gt;rise&lt;/source&gt;&lt;translation&gt;augmenter&lt;/translation&gt;&lt;/message&gt;</text:p>
          </table:table-cell>
          <table:table-cell table:number-columns-repeated="1017"/>
        </table:table-row>
        <table:table-row table:style-name="ro1">
          <table:table-cell table:style-name="ce7" office:value-type="string">
            <text:p>SCNU</text:p>
          </table:table-cell>
          <table:table-cell table:style-name="ce7" office:value-type="string">
            <text:p>seachannel</text:p>
          </table:table-cell>
          <table:table-cell table:style-name="ce7" office:value-type="string">
            <text:p>une permanence en pente, dépression allongée généralement trouvés dans les ventilateurs ou les plaines et habituellement bordée de digues sur un ou deux côtés</text:p>
          </table:table-cell>
          <table:table-cell table:style-name="ce7" office:value-type="string">
            <text:p>SCNU</text:p>
          </table:table-cell>
          <table:table-cell table:style-name="ce7" office:value-type="string">
            <text:p>seachannel</text:p>
          </table:table-cell>
          <table:table-cell table:style-name="ce7" office:value-type="string">
            <text:p>a continuously sloping, elongated depression commonly found in fans or plains and customarily bordered by levees on one or two sides</text:p>
          </table:table-cell>
          <table:table-cell table:formula="of:=CONCATENATE(&quot;&lt;message&gt;&lt;source&gt;&quot;;[.E642];&quot;&lt;/source&gt;&lt;translation&gt;&quot;;[.B642];&quot;&lt;/translation&gt;&lt;/message&gt;&quot;)" office:value-type="string" office:string-value="&lt;message&gt;&lt;source&gt;seachannel&lt;/source&gt;&lt;translation&gt;seachannel&lt;/translation&gt;&lt;/message&gt;">
            <text:p>&lt;message&gt;&lt;source&gt;seachannel&lt;/source&gt;&lt;translation&gt;seachannel&lt;/translation&gt;&lt;/message&gt;</text:p>
          </table:table-cell>
          <table:table-cell table:number-columns-repeated="1017"/>
        </table:table-row>
        <table:table-row table:style-name="ro1">
          <table:table-cell table:style-name="ce7" office:value-type="string">
            <text:p>SCSU</text:p>
          </table:table-cell>
          <table:table-cell table:style-name="ce7" office:value-type="string">
            <text:p>seachannels</text:p>
          </table:table-cell>
          <table:table-cell table:style-name="ce7" office:value-type="string">
            <text:p>continue en pente, dépressions allongées trouve couramment dans les ventilateurs ou les plaines et habituellement bordée de digues sur un ou deux côtés</text:p>
          </table:table-cell>
          <table:table-cell table:style-name="ce7" office:value-type="string">
            <text:p>SCSU</text:p>
          </table:table-cell>
          <table:table-cell table:style-name="ce7" office:value-type="string">
            <text:p>seachannels</text:p>
          </table:table-cell>
          <table:table-cell table:style-name="ce7" office:value-type="string">
            <text:p>continuously sloping, elongated depressions commonly found in fans or plains and customarily bordered by levees on one or two sides</text:p>
          </table:table-cell>
          <table:table-cell table:formula="of:=CONCATENATE(&quot;&lt;message&gt;&lt;source&gt;&quot;;[.E643];&quot;&lt;/source&gt;&lt;translation&gt;&quot;;[.B643];&quot;&lt;/translation&gt;&lt;/message&gt;&quot;)" office:value-type="string" office:string-value="&lt;message&gt;&lt;source&gt;seachannels&lt;/source&gt;&lt;translation&gt;seachannels&lt;/translation&gt;&lt;/message&gt;">
            <text:p>&lt;message&gt;&lt;source&gt;seachannels&lt;/source&gt;&lt;translation&gt;seachannels&lt;/translation&gt;&lt;/message&gt;</text:p>
          </table:table-cell>
          <table:table-cell table:number-columns-repeated="1017"/>
        </table:table-row>
        <table:table-row table:style-name="ro1">
          <table:table-cell table:style-name="ce7" office:value-type="string">
            <text:p>SDLU</text:p>
          </table:table-cell>
          <table:table-cell table:style-name="ce7" office:value-type="string">
            <text:p>selle</text:p>
          </table:table-cell>
          <table:table-cell table:style-name="ce7" office:value-type="string">
            <text:p>une partie basse, ressemblant à la forme d'une selle, dans une crête ou entre monts sous-marins contigus</text:p>
          </table:table-cell>
          <table:table-cell table:style-name="ce7" office:value-type="string">
            <text:p>SDLU</text:p>
          </table:table-cell>
          <table:table-cell table:style-name="ce7" office:value-type="string">
            <text:p>saddle</text:p>
          </table:table-cell>
          <table:table-cell table:style-name="ce7" office:value-type="string">
            <text:p>a low part, resembling in shape a saddle, in a ridge or between contiguous seamounts</text:p>
          </table:table-cell>
          <table:table-cell table:formula="of:=CONCATENATE(&quot;&lt;message&gt;&lt;source&gt;&quot;;[.E644];&quot;&lt;/source&gt;&lt;translation&gt;&quot;;[.B644];&quot;&lt;/translation&gt;&lt;/message&gt;&quot;)" office:value-type="string" office:string-value="&lt;message&gt;&lt;source&gt;saddle&lt;/source&gt;&lt;translation&gt;selle&lt;/translation&gt;&lt;/message&gt;">
            <text:p>&lt;message&gt;&lt;source&gt;saddle&lt;/source&gt;&lt;translation&gt;selle&lt;/translation&gt;&lt;/message&gt;</text:p>
          </table:table-cell>
          <table:table-cell table:number-columns-repeated="1017"/>
        </table:table-row>
        <table:table-row table:style-name="ro1">
          <table:table-cell table:style-name="ce7" office:value-type="string">
            <text:p>SHFU</text:p>
          </table:table-cell>
          <table:table-cell table:style-name="ce7" office:value-type="string">
            <text:p>étagère</text:p>
          </table:table-cell>
          <table:table-cell table:style-name="ce7" office:value-type="string">
            <text:p>une zone adjacente à un continent (ou autour d'une île) qui s'étend à partir de la laisse de basse mer à une profondeur à laquelle il ya généralement une augmentation marquée de la pente vers les profondeurs océaniques</text:p>
          </table:table-cell>
          <table:table-cell table:style-name="ce7" office:value-type="string">
            <text:p>SHFU</text:p>
          </table:table-cell>
          <table:table-cell table:style-name="ce7" office:value-type="string">
            <text:p>shelf</text:p>
          </table:table-cell>
          <table:table-cell table:style-name="ce7" office:value-type="string">
            <text:p>a zone adjacent to a continent (or around an island) that extends from the low water line to a depth at which there is usually a marked increase of slope towards oceanic depths</text:p>
          </table:table-cell>
          <table:table-cell table:formula="of:=CONCATENATE(&quot;&lt;message&gt;&lt;source&gt;&quot;;[.E645];&quot;&lt;/source&gt;&lt;translation&gt;&quot;;[.B645];&quot;&lt;/translation&gt;&lt;/message&gt;&quot;)" office:value-type="string" office:string-value="&lt;message&gt;&lt;source&gt;shelf&lt;/source&gt;&lt;translation&gt;étagère&lt;/translation&gt;&lt;/message&gt;">
            <text:p>&lt;message&gt;&lt;source&gt;shelf&lt;/source&gt;&lt;translation&gt;étagère&lt;/translation&gt;&lt;/message&gt;</text:p>
          </table:table-cell>
          <table:table-cell table:number-columns-repeated="1017"/>
        </table:table-row>
        <table:table-row table:style-name="ro1">
          <table:table-cell table:style-name="ce7" office:value-type="string">
            <text:p>SHLU</text:p>
          </table:table-cell>
          <table:table-cell table:style-name="ce7" office:value-type="string">
            <text:p>haut-fond</text:p>
          </table:table-cell>
          <table:table-cell table:style-name="ce7" office:value-type="string">
            <text:p>un danger de navigation de surface composée de matériaux non consolidés</text:p>
          </table:table-cell>
          <table:table-cell table:style-name="ce7" office:value-type="string">
            <text:p>SHLU</text:p>
          </table:table-cell>
          <table:table-cell table:style-name="ce7" office:value-type="string">
            <text:p>shoal</text:p>
          </table:table-cell>
          <table:table-cell table:style-name="ce7" office:value-type="string">
            <text:p>a surface-navigation hazard composed of unconsolidated material</text:p>
          </table:table-cell>
          <table:table-cell table:formula="of:=CONCATENATE(&quot;&lt;message&gt;&lt;source&gt;&quot;;[.E646];&quot;&lt;/source&gt;&lt;translation&gt;&quot;;[.B646];&quot;&lt;/translation&gt;&lt;/message&gt;&quot;)" office:value-type="string" office:string-value="&lt;message&gt;&lt;source&gt;shoal&lt;/source&gt;&lt;translation&gt;haut-fond&lt;/translation&gt;&lt;/message&gt;">
            <text:p>&lt;message&gt;&lt;source&gt;shoal&lt;/source&gt;&lt;translation&gt;haut-fond&lt;/translation&gt;&lt;/message&gt;</text:p>
          </table:table-cell>
          <table:table-cell table:number-columns-repeated="1017"/>
        </table:table-row>
        <table:table-row table:style-name="ro1">
          <table:table-cell table:style-name="ce7" office:value-type="string">
            <text:p>SHSU</text:p>
          </table:table-cell>
          <table:table-cell table:style-name="ce7" office:value-type="string">
            <text:p>bancs</text:p>
          </table:table-cell>
          <table:table-cell table:style-name="ce7" office:value-type="string">
            <text:p>dangers pour la navigation de surface composée de matériaux non consolidés</text:p>
          </table:table-cell>
          <table:table-cell table:style-name="ce7" office:value-type="string">
            <text:p>SHSU</text:p>
          </table:table-cell>
          <table:table-cell table:style-name="ce7" office:value-type="string">
            <text:p>shoals</text:p>
          </table:table-cell>
          <table:table-cell table:style-name="ce7" office:value-type="string">
            <text:p>hazards to surface navigation composed of unconsolidated material</text:p>
          </table:table-cell>
          <table:table-cell table:formula="of:=CONCATENATE(&quot;&lt;message&gt;&lt;source&gt;&quot;;[.E647];&quot;&lt;/source&gt;&lt;translation&gt;&quot;;[.B647];&quot;&lt;/translation&gt;&lt;/message&gt;&quot;)" office:value-type="string" office:string-value="&lt;message&gt;&lt;source&gt;shoals&lt;/source&gt;&lt;translation&gt;bancs&lt;/translation&gt;&lt;/message&gt;">
            <text:p>&lt;message&gt;&lt;source&gt;shoals&lt;/source&gt;&lt;translation&gt;bancs&lt;/translation&gt;&lt;/message&gt;</text:p>
          </table:table-cell>
          <table:table-cell table:number-columns-repeated="1017"/>
        </table:table-row>
        <table:table-row table:style-name="ro1">
          <table:table-cell table:style-name="ce7" office:value-type="string">
            <text:p>SHVU</text:p>
          </table:table-cell>
          <table:table-cell table:style-name="ce7" office:value-type="string">
            <text:p>étagère vallée</text:p>
          </table:table-cell>
          <table:table-cell table:style-name="ce7" office:value-type="string">
            <text:p>une vallée sur le plateau, en général l'extension vers le rivage d'un canyon</text:p>
          </table:table-cell>
          <table:table-cell table:style-name="ce7" office:value-type="string">
            <text:p>SHVU</text:p>
          </table:table-cell>
          <table:table-cell table:style-name="ce7" office:value-type="string">
            <text:p>shelf valley</text:p>
          </table:table-cell>
          <table:table-cell table:style-name="ce7" office:value-type="string">
            <text:p>a valley on the shelf, generally the shoreward extension of a canyon</text:p>
          </table:table-cell>
          <table:table-cell table:formula="of:=CONCATENATE(&quot;&lt;message&gt;&lt;source&gt;&quot;;[.E648];&quot;&lt;/source&gt;&lt;translation&gt;&quot;;[.B648];&quot;&lt;/translation&gt;&lt;/message&gt;&quot;)" office:value-type="string" office:string-value="&lt;message&gt;&lt;source&gt;shelf valley&lt;/source&gt;&lt;translation&gt;étagère vallée&lt;/translation&gt;&lt;/message&gt;">
            <text:p>&lt;message&gt;&lt;source&gt;shelf valley&lt;/source&gt;&lt;translation&gt;étagère vallée&lt;/translation&gt;&lt;/message&gt;</text:p>
          </table:table-cell>
          <table:table-cell table:number-columns-repeated="1017"/>
        </table:table-row>
        <table:table-row table:style-name="ro1">
          <table:table-cell table:style-name="ce7" office:value-type="string">
            <text:p>SILU</text:p>
          </table:table-cell>
          <table:table-cell table:style-name="ce7" office:value-type="string">
            <text:p>seuil</text:p>
          </table:table-cell>
          <table:table-cell table:style-name="ce7" office:value-type="string">
            <text:p>la partie basse d'un espace ou d'une selle de séparation bassins</text:p>
          </table:table-cell>
          <table:table-cell table:style-name="ce7" office:value-type="string">
            <text:p>SILU</text:p>
          </table:table-cell>
          <table:table-cell table:style-name="ce7" office:value-type="string">
            <text:p>sill</text:p>
          </table:table-cell>
          <table:table-cell table:style-name="ce7" office:value-type="string">
            <text:p>the low part of a gap or saddle separating basins</text:p>
          </table:table-cell>
          <table:table-cell table:formula="of:=CONCATENATE(&quot;&lt;message&gt;&lt;source&gt;&quot;;[.E649];&quot;&lt;/source&gt;&lt;translation&gt;&quot;;[.B649];&quot;&lt;/translation&gt;&lt;/message&gt;&quot;)" office:value-type="string" office:string-value="&lt;message&gt;&lt;source&gt;sill&lt;/source&gt;&lt;translation&gt;seuil&lt;/translation&gt;&lt;/message&gt;">
            <text:p>&lt;message&gt;&lt;source&gt;sill&lt;/source&gt;&lt;translation&gt;seuil&lt;/translation&gt;&lt;/message&gt;</text:p>
          </table:table-cell>
          <table:table-cell table:number-columns-repeated="1017"/>
        </table:table-row>
        <table:table-row table:style-name="ro1">
          <table:table-cell table:style-name="ce7" office:value-type="string">
            <text:p>SLPU</text:p>
          </table:table-cell>
          <table:table-cell table:style-name="ce7" office:value-type="string">
            <text:p>pente</text:p>
          </table:table-cell>
          <table:table-cell table:style-name="ce7" office:value-type="string">
            <text:p>la pente vers la mer à partir du bord du plateau au début d'un glacis continental ou le point où il ya une réduction générale de la pente</text:p>
          </table:table-cell>
          <table:table-cell table:style-name="ce7" office:value-type="string">
            <text:p>SLPU</text:p>
          </table:table-cell>
          <table:table-cell table:style-name="ce7" office:value-type="string">
            <text:p>slope</text:p>
          </table:table-cell>
          <table:table-cell table:style-name="ce7" office:value-type="string">
            <text:p>the slope seaward from the shelf edge to the beginning of a continental rise or the point where there is a general reduction in slope</text:p>
          </table:table-cell>
          <table:table-cell table:formula="of:=CONCATENATE(&quot;&lt;message&gt;&lt;source&gt;&quot;;[.E650];&quot;&lt;/source&gt;&lt;translation&gt;&quot;;[.B650];&quot;&lt;/translation&gt;&lt;/message&gt;&quot;)" office:value-type="string" office:string-value="&lt;message&gt;&lt;source&gt;slope&lt;/source&gt;&lt;translation&gt;pente&lt;/translation&gt;&lt;/message&gt;">
            <text:p>&lt;message&gt;&lt;source&gt;slope&lt;/source&gt;&lt;translation&gt;pente&lt;/translation&gt;&lt;/message&gt;</text:p>
          </table:table-cell>
          <table:table-cell table:number-columns-repeated="1017"/>
        </table:table-row>
        <table:table-row table:style-name="ro1">
          <table:table-cell table:style-name="ce7" office:value-type="string">
            <text:p>SMSU</text:p>
          </table:table-cell>
          <table:table-cell table:style-name="ce7" office:value-type="string">
            <text:p>monts sous-marins</text:p>
          </table:table-cell>
          <table:table-cell table:style-name="ce7" office:value-type="string">
            <text:p>élévations hausse généralement plus de 1.000 mètres et d'étendue limitée sur le sommet</text:p>
          </table:table-cell>
          <table:table-cell table:style-name="ce7" office:value-type="string">
            <text:p>SMSU</text:p>
          </table:table-cell>
          <table:table-cell table:style-name="ce7" office:value-type="string">
            <text:p>seamounts</text:p>
          </table:table-cell>
          <table:table-cell table:style-name="ce7" office:value-type="string">
            <text:p>elevations rising generally more than 1,000 meters and of limited extent across the summit</text:p>
          </table:table-cell>
          <table:table-cell table:formula="of:=CONCATENATE(&quot;&lt;message&gt;&lt;source&gt;&quot;;[.E651];&quot;&lt;/source&gt;&lt;translation&gt;&quot;;[.B651];&quot;&lt;/translation&gt;&lt;/message&gt;&quot;)" office:value-type="string" office:string-value="&lt;message&gt;&lt;source&gt;seamounts&lt;/source&gt;&lt;translation&gt;monts sous-marins&lt;/translation&gt;&lt;/message&gt;">
            <text:p>&lt;message&gt;&lt;source&gt;seamounts&lt;/source&gt;&lt;translation&gt;monts sous-marins&lt;/translation&gt;&lt;/message&gt;</text:p>
          </table:table-cell>
          <table:table-cell table:number-columns-repeated="1017"/>
        </table:table-row>
        <table:table-row table:style-name="ro1">
          <table:table-cell table:style-name="ce7" office:value-type="string">
            <text:p>SMU</text:p>
          </table:table-cell>
          <table:table-cell table:style-name="ce7" office:value-type="string">
            <text:p>mont sous-marin</text:p>
          </table:table-cell>
          <table:table-cell table:style-name="ce7" office:value-type="string">
            <text:p>une altitude augmente généralement plus de 1.000 mètres et d'étendue limitée sur le sommet</text:p>
          </table:table-cell>
          <table:table-cell table:style-name="ce7" office:value-type="string">
            <text:p>SMU</text:p>
          </table:table-cell>
          <table:table-cell table:style-name="ce7" office:value-type="string">
            <text:p>seamount</text:p>
          </table:table-cell>
          <table:table-cell table:style-name="ce7" office:value-type="string">
            <text:p>an elevation rising generally more than 1,000 meters and of limited extent across the summit</text:p>
          </table:table-cell>
          <table:table-cell table:formula="of:=CONCATENATE(&quot;&lt;message&gt;&lt;source&gt;&quot;;[.E652];&quot;&lt;/source&gt;&lt;translation&gt;&quot;;[.B652];&quot;&lt;/translation&gt;&lt;/message&gt;&quot;)" office:value-type="string" office:string-value="&lt;message&gt;&lt;source&gt;seamount&lt;/source&gt;&lt;translation&gt;mont sous-marin&lt;/translation&gt;&lt;/message&gt;">
            <text:p>&lt;message&gt;&lt;source&gt;seamount&lt;/source&gt;&lt;translation&gt;mont sous-marin&lt;/translation&gt;&lt;/message&gt;</text:p>
          </table:table-cell>
          <table:table-cell table:number-columns-repeated="1017"/>
        </table:table-row>
        <table:table-row table:style-name="ro1">
          <table:table-cell table:style-name="ce7" office:value-type="string">
            <text:p>SPRU</text:p>
          </table:table-cell>
          <table:table-cell table:style-name="ce7" office:value-type="string">
            <text:p>encourager</text:p>
          </table:table-cell>
          <table:table-cell table:style-name="ce7" office:value-type="string">
            <text:p>une élévation subordonné, crête, ou augmenter saillie vers l'extérieur à partir d'une plus grande fonctionnalité</text:p>
          </table:table-cell>
          <table:table-cell table:style-name="ce7" office:value-type="string">
            <text:p>SPRU</text:p>
          </table:table-cell>
          <table:table-cell table:style-name="ce7" office:value-type="string">
            <text:p>spur</text:p>
          </table:table-cell>
          <table:table-cell table:style-name="ce7" office:value-type="string">
            <text:p>a subordinate elevation, ridge, or rise projecting outward from a larger feature</text:p>
          </table:table-cell>
          <table:table-cell table:formula="of:=CONCATENATE(&quot;&lt;message&gt;&lt;source&gt;&quot;;[.E653];&quot;&lt;/source&gt;&lt;translation&gt;&quot;;[.B653];&quot;&lt;/translation&gt;&lt;/message&gt;&quot;)" office:value-type="string" office:string-value="&lt;message&gt;&lt;source&gt;spur&lt;/source&gt;&lt;translation&gt;encourager&lt;/translation&gt;&lt;/message&gt;">
            <text:p>&lt;message&gt;&lt;source&gt;spur&lt;/source&gt;&lt;translation&gt;encourager&lt;/translation&gt;&lt;/message&gt;</text:p>
          </table:table-cell>
          <table:table-cell table:number-columns-repeated="1017"/>
        </table:table-row>
        <table:table-row table:style-name="ro1">
          <table:table-cell table:style-name="ce7" office:value-type="string">
            <text:p>TERU</text:p>
          </table:table-cell>
          <table:table-cell table:style-name="ce7" office:value-type="string">
            <text:p>terrasse</text:p>
          </table:table-cell>
          <table:table-cell table:style-name="ce7" office:value-type="string">
            <text:p>une surface relativement plane et horizontale ou légèrement inclinée, parfois longue et étroite, délimitée par une pente plus forte en ordre ascendant d'un côté et par une pente raide descendant de l'autre côté</text:p>
          </table:table-cell>
          <table:table-cell table:style-name="ce7" office:value-type="string">
            <text:p>TERU</text:p>
          </table:table-cell>
          <table:table-cell table:style-name="ce7" office:value-type="string">
            <text:p>terrace</text:p>
          </table:table-cell>
          <table:table-cell table:style-name="ce7" office:value-type="string">
            <text:p>a relatively flat horizontal or gently inclined surface, sometimes long and narrow, which is bounded by a steeper ascending slope on one side and by a steep descending slope on the opposite side</text:p>
          </table:table-cell>
          <table:table-cell table:formula="of:=CONCATENATE(&quot;&lt;message&gt;&lt;source&gt;&quot;;[.E654];&quot;&lt;/source&gt;&lt;translation&gt;&quot;;[.B654];&quot;&lt;/translation&gt;&lt;/message&gt;&quot;)" office:value-type="string" office:string-value="&lt;message&gt;&lt;source&gt;terrace&lt;/source&gt;&lt;translation&gt;terrasse&lt;/translation&gt;&lt;/message&gt;">
            <text:p>&lt;message&gt;&lt;source&gt;terrace&lt;/source&gt;&lt;translation&gt;terrasse&lt;/translation&gt;&lt;/message&gt;</text:p>
          </table:table-cell>
          <table:table-cell table:number-columns-repeated="1017"/>
        </table:table-row>
        <table:table-row table:style-name="ro1">
          <table:table-cell table:style-name="ce7" office:value-type="string">
            <text:p>TMSU</text:p>
          </table:table-cell>
          <table:table-cell table:style-name="ce7" office:value-type="string">
            <text:p>tablemounts (ou guyots)</text:p>
          </table:table-cell>
          <table:table-cell table:style-name="ce7" office:value-type="string">
            <text:p>monts sous-marins ayant une relativement lisse, tête plate</text:p>
          </table:table-cell>
          <table:table-cell table:style-name="ce7" office:value-type="string">
            <text:p>TMSU</text:p>
          </table:table-cell>
          <table:table-cell table:style-name="ce7" office:value-type="string">
            <text:p>tablemounts (or guyots)</text:p>
          </table:table-cell>
          <table:table-cell table:style-name="ce7" office:value-type="string">
            <text:p>seamounts having a comparatively smooth, flat top</text:p>
          </table:table-cell>
          <table:table-cell table:formula="of:=CONCATENATE(&quot;&lt;message&gt;&lt;source&gt;&quot;;[.E655];&quot;&lt;/source&gt;&lt;translation&gt;&quot;;[.B655];&quot;&lt;/translation&gt;&lt;/message&gt;&quot;)" office:value-type="string" office:string-value="&lt;message&gt;&lt;source&gt;tablemounts (or guyots)&lt;/source&gt;&lt;translation&gt;tablemounts (ou guyots)&lt;/translation&gt;&lt;/message&gt;">
            <text:p>&lt;message&gt;&lt;source&gt;tablemounts (or guyots)&lt;/source&gt;&lt;translation&gt;tablemounts (ou guyots)&lt;/translation&gt;&lt;/message&gt;</text:p>
          </table:table-cell>
          <table:table-cell table:number-columns-repeated="1017"/>
        </table:table-row>
        <table:table-row table:style-name="ro1">
          <table:table-cell table:style-name="ce7" office:value-type="string">
            <text:p>TMTU</text:p>
          </table:table-cell>
          <table:table-cell table:style-name="ce7" office:value-type="string">
            <text:p>tablemount (ou Guyot)</text:p>
          </table:table-cell>
          <table:table-cell table:style-name="ce7" office:value-type="string">
            <text:p>un mont sous-marin ayant une relativement lisse, tête plate</text:p>
          </table:table-cell>
          <table:table-cell table:style-name="ce7" office:value-type="string">
            <text:p>TMTU</text:p>
          </table:table-cell>
          <table:table-cell table:style-name="ce7" office:value-type="string">
            <text:p>tablemount (or guyot)</text:p>
          </table:table-cell>
          <table:table-cell table:style-name="ce7" office:value-type="string">
            <text:p>a seamount having a comparatively smooth, flat top</text:p>
          </table:table-cell>
          <table:table-cell table:formula="of:=CONCATENATE(&quot;&lt;message&gt;&lt;source&gt;&quot;;[.E656];&quot;&lt;/source&gt;&lt;translation&gt;&quot;;[.B656];&quot;&lt;/translation&gt;&lt;/message&gt;&quot;)" office:value-type="string" office:string-value="&lt;message&gt;&lt;source&gt;tablemount (or guyot)&lt;/source&gt;&lt;translation&gt;tablemount (ou Guyot)&lt;/translation&gt;&lt;/message&gt;">
            <text:p>&lt;message&gt;&lt;source&gt;tablemount (or guyot)&lt;/source&gt;&lt;translation&gt;tablemount (ou Guyot)&lt;/translation&gt;&lt;/message&gt;</text:p>
          </table:table-cell>
          <table:table-cell table:number-columns-repeated="1017"/>
        </table:table-row>
        <table:table-row table:style-name="ro1">
          <table:table-cell table:style-name="ce7" office:value-type="string">
            <text:p>TNGU</text:p>
          </table:table-cell>
          <table:table-cell table:style-name="ce7" office:value-type="string">
            <text:p>langue</text:p>
          </table:table-cell>
          <table:table-cell table:style-name="ce7" office:value-type="string">
            <text:p>une extension allongée (en forme de languette) d'un fond marin plat dans un élément adjacent supérieur</text:p>
          </table:table-cell>
          <table:table-cell table:style-name="ce7" office:value-type="string">
            <text:p>TNGU</text:p>
          </table:table-cell>
          <table:table-cell table:style-name="ce7" office:value-type="string">
            <text:p>tongue</text:p>
          </table:table-cell>
          <table:table-cell table:style-name="ce7" office:value-type="string">
            <text:p>an elongate (tongue-like) extension of a flat sea floor into an adjacent higher feature</text:p>
          </table:table-cell>
          <table:table-cell table:formula="of:=CONCATENATE(&quot;&lt;message&gt;&lt;source&gt;&quot;;[.E657];&quot;&lt;/source&gt;&lt;translation&gt;&quot;;[.B657];&quot;&lt;/translation&gt;&lt;/message&gt;&quot;)" office:value-type="string" office:string-value="&lt;message&gt;&lt;source&gt;tongue&lt;/source&gt;&lt;translation&gt;langue&lt;/translation&gt;&lt;/message&gt;">
            <text:p>&lt;message&gt;&lt;source&gt;tongue&lt;/source&gt;&lt;translation&gt;langue&lt;/translation&gt;&lt;/message&gt;</text:p>
          </table:table-cell>
          <table:table-cell table:number-columns-repeated="1017"/>
        </table:table-row>
        <table:table-row table:style-name="ro1">
          <table:table-cell table:style-name="ce7" office:value-type="string">
            <text:p>TRGU</text:p>
          </table:table-cell>
          <table:table-cell table:style-name="ce7" office:value-type="string">
            <text:p>creux</text:p>
          </table:table-cell>
          <table:table-cell table:style-name="ce7" office:value-type="string">
            <text:p>une longue dépression du fond marin caractéristique à fond plat et à flancs escarpés, et généralement moins profond une tranchée</text:p>
          </table:table-cell>
          <table:table-cell table:style-name="ce7" office:value-type="string">
            <text:p>TRGU</text:p>
          </table:table-cell>
          <table:table-cell table:style-name="ce7" office:value-type="string">
            <text:p>trough</text:p>
          </table:table-cell>
          <table:table-cell table:style-name="ce7" office:value-type="string">
            <text:p>a long depression of the sea floor characteristically flat bottomed and steep sided, and normally shallower than a trench</text:p>
          </table:table-cell>
          <table:table-cell table:formula="of:=CONCATENATE(&quot;&lt;message&gt;&lt;source&gt;&quot;;[.E658];&quot;&lt;/source&gt;&lt;translation&gt;&quot;;[.B658];&quot;&lt;/translation&gt;&lt;/message&gt;&quot;)" office:value-type="string" office:string-value="&lt;message&gt;&lt;source&gt;trough&lt;/source&gt;&lt;translation&gt;creux&lt;/translation&gt;&lt;/message&gt;">
            <text:p>&lt;message&gt;&lt;source&gt;trough&lt;/source&gt;&lt;translation&gt;creux&lt;/translation&gt;&lt;/message&gt;</text:p>
          </table:table-cell>
          <table:table-cell table:number-columns-repeated="1017"/>
        </table:table-row>
        <table:table-row table:style-name="ro1">
          <table:table-cell table:style-name="ce7" office:value-type="string">
            <text:p>TRNU</text:p>
          </table:table-cell>
          <table:table-cell table:style-name="ce7" office:value-type="string">
            <text:p>tranchée</text:p>
          </table:table-cell>
          <table:table-cell table:style-name="ce7" office:value-type="string">
            <text:p>un long, étroit, la dépression caractéristique très profonde et asymétrique du fond de la mer, avec des côtés relativement raides</text:p>
          </table:table-cell>
          <table:table-cell table:style-name="ce7" office:value-type="string">
            <text:p>TRNU</text:p>
          </table:table-cell>
          <table:table-cell table:style-name="ce7" office:value-type="string">
            <text:p>trench</text:p>
          </table:table-cell>
          <table:table-cell table:style-name="ce7" office:value-type="string">
            <text:p>a long, narrow, characteristically very deep and asymmetrical depression of the sea floor, with relatively steep sides</text:p>
          </table:table-cell>
          <table:table-cell table:formula="of:=CONCATENATE(&quot;&lt;message&gt;&lt;source&gt;&quot;;[.E659];&quot;&lt;/source&gt;&lt;translation&gt;&quot;;[.B659];&quot;&lt;/translation&gt;&lt;/message&gt;&quot;)" office:value-type="string" office:string-value="&lt;message&gt;&lt;source&gt;trench&lt;/source&gt;&lt;translation&gt;tranchée&lt;/translation&gt;&lt;/message&gt;">
            <text:p>&lt;message&gt;&lt;source&gt;trench&lt;/source&gt;&lt;translation&gt;tranchée&lt;/translation&gt;&lt;/message&gt;</text:p>
          </table:table-cell>
          <table:table-cell table:number-columns-repeated="1017"/>
        </table:table-row>
        <table:table-row table:style-name="ro1">
          <table:table-cell table:style-name="ce7" office:value-type="string">
            <text:p>VALU</text:p>
          </table:table-cell>
          <table:table-cell table:style-name="ce7" office:value-type="string">
            <text:p>vallée</text:p>
          </table:table-cell>
          <table:table-cell table:style-name="ce7" office:value-type="string">
            <text:p>un relativement peu profonde, la dépression large, dont le fond est généralement un gradient continu</text:p>
          </table:table-cell>
          <table:table-cell table:style-name="ce7" office:value-type="string">
            <text:p>VALU</text:p>
          </table:table-cell>
          <table:table-cell table:style-name="ce7" office:value-type="string">
            <text:p>valley</text:p>
          </table:table-cell>
          <table:table-cell table:style-name="ce7" office:value-type="string">
            <text:p>a relatively shallow, wide depression, the bottom of which usually has a continuous gradient</text:p>
          </table:table-cell>
          <table:table-cell table:formula="of:=CONCATENATE(&quot;&lt;message&gt;&lt;source&gt;&quot;;[.E660];&quot;&lt;/source&gt;&lt;translation&gt;&quot;;[.B660];&quot;&lt;/translation&gt;&lt;/message&gt;&quot;)" office:value-type="string" office:string-value="&lt;message&gt;&lt;source&gt;valley&lt;/source&gt;&lt;translation&gt;vallée&lt;/translation&gt;&lt;/message&gt;">
            <text:p>&lt;message&gt;&lt;source&gt;valley&lt;/source&gt;&lt;translation&gt;vallée&lt;/translation&gt;&lt;/message&gt;</text:p>
          </table:table-cell>
          <table:table-cell table:number-columns-repeated="1017"/>
        </table:table-row>
        <table:table-row table:style-name="ro1">
          <table:table-cell table:style-name="ce7" office:value-type="string">
            <text:p>VLSU</text:p>
          </table:table-cell>
          <table:table-cell table:style-name="ce7" office:value-type="string">
            <text:p>vallées</text:p>
          </table:table-cell>
          <table:table-cell table:style-name="ce7" office:value-type="string">
            <text:p>un relativement peu profonde, la dépression large, dont le fond est généralement un gradient continu</text:p>
          </table:table-cell>
          <table:table-cell table:style-name="ce7" office:value-type="string">
            <text:p>VLSU</text:p>
          </table:table-cell>
          <table:table-cell table:style-name="ce7" office:value-type="string">
            <text:p>valleys</text:p>
          </table:table-cell>
          <table:table-cell table:style-name="ce7" office:value-type="string">
            <text:p>a relatively shallow, wide depression, the bottom of which usually has a continuous gradient</text:p>
          </table:table-cell>
          <table:table-cell table:formula="of:=CONCATENATE(&quot;&lt;message&gt;&lt;source&gt;&quot;;[.E661];&quot;&lt;/source&gt;&lt;translation&gt;&quot;;[.B661];&quot;&lt;/translation&gt;&lt;/message&gt;&quot;)" office:value-type="string" office:string-value="&lt;message&gt;&lt;source&gt;valleys&lt;/source&gt;&lt;translation&gt;vallées&lt;/translation&gt;&lt;/message&gt;">
            <text:p>&lt;message&gt;&lt;source&gt;valleys&lt;/source&gt;&lt;translation&gt;vallées&lt;/translation&gt;&lt;/message&gt;</text:p>
          </table:table-cell>
          <table:table-cell table:number-columns-repeated="1017"/>
        </table:table-row>
        <table:table-row table:style-name="ro1">
          <table:table-cell table:number-columns-repeated="1024"/>
        </table:table-row>
        <table:table-row table:style-name="ro1">
          <table:table-cell table:style-name="ce6" office:value-type="string" table:number-columns-spanned="3" table:number-rows-spanned="1">
            <text:p>V forêts, landes, ...</text:p>
          </table:table-cell>
          <table:covered-table-cell table:style-name="Default"/>
          <table:covered-table-cell table:style-name="Default"/>
          <table:table-cell table:number-columns-repeated="1021"/>
        </table:table-row>
        <table:table-row table:style-name="ro1">
          <table:table-cell table:style-name="ce7" office:value-type="string">
            <text:p>BUSH</text:p>
          </table:table-cell>
          <table:table-cell table:style-name="ce7" office:value-type="string">
            <text:p>brousse (s)</text:p>
          </table:table-cell>
          <table:table-cell table:style-name="ce7" office:value-type="string">
            <text:p>un petit bouquet d'arbustes remarquables dans une région par ailleurs nue</text:p>
          </table:table-cell>
          <table:table-cell table:style-name="ce7" office:value-type="string">
            <text:p>BUSH</text:p>
          </table:table-cell>
          <table:table-cell table:style-name="ce7" office:value-type="string">
            <text:p>bush(es)</text:p>
          </table:table-cell>
          <table:table-cell table:style-name="ce7" office:value-type="string">
            <text:p>a small clump of conspicuous bushes in an otherwise bare area</text:p>
          </table:table-cell>
          <table:table-cell table:formula="of:=CONCATENATE(&quot;&lt;message&gt;&lt;source&gt;&quot;;[.E664];&quot;&lt;/source&gt;&lt;translation&gt;&quot;;[.B664];&quot;&lt;/translation&gt;&lt;/message&gt;&quot;)" office:value-type="string" office:string-value="&lt;message&gt;&lt;source&gt;bush(es)&lt;/source&gt;&lt;translation&gt;brousse (s)&lt;/translation&gt;&lt;/message&gt;">
            <text:p>&lt;message&gt;&lt;source&gt;bush(es)&lt;/source&gt;&lt;translation&gt;brousse (s)&lt;/translation&gt;&lt;/message&gt;</text:p>
          </table:table-cell>
          <table:table-cell table:number-columns-repeated="1017"/>
        </table:table-row>
        <table:table-row table:style-name="ro1">
          <table:table-cell table:style-name="ce7" office:value-type="string">
            <text:p>CULT</text:p>
          </table:table-cell>
          <table:table-cell table:style-name="ce7" office:value-type="string">
            <text:p>superficie cultivée</text:p>
          </table:table-cell>
          <table:table-cell table:style-name="ce7" office:value-type="string">
            <text:p>une zone relevant de la culture</text:p>
          </table:table-cell>
          <table:table-cell table:style-name="ce7" office:value-type="string">
            <text:p>CULT</text:p>
          </table:table-cell>
          <table:table-cell table:style-name="ce7" office:value-type="string">
            <text:p>cultivated area</text:p>
          </table:table-cell>
          <table:table-cell table:style-name="ce7" office:value-type="string">
            <text:p>an area under cultivation</text:p>
          </table:table-cell>
          <table:table-cell table:formula="of:=CONCATENATE(&quot;&lt;message&gt;&lt;source&gt;&quot;;[.E665];&quot;&lt;/source&gt;&lt;translation&gt;&quot;;[.B665];&quot;&lt;/translation&gt;&lt;/message&gt;&quot;)" office:value-type="string" office:string-value="&lt;message&gt;&lt;source&gt;cultivated area&lt;/source&gt;&lt;translation&gt;superficie cultivée&lt;/translation&gt;&lt;/message&gt;">
            <text:p>&lt;message&gt;&lt;source&gt;cultivated area&lt;/source&gt;&lt;translation&gt;superficie cultivée&lt;/translation&gt;&lt;/message&gt;</text:p>
          </table:table-cell>
          <table:table-cell table:number-columns-repeated="1017"/>
        </table:table-row>
        <table:table-row table:style-name="ro1">
          <table:table-cell table:style-name="ce7" office:value-type="string">
            <text:p>FRST</text:p>
          </table:table-cell>
          <table:table-cell table:style-name="ce7" office:value-type="string">
            <text:p>forêt (s)</text:p>
          </table:table-cell>
          <table:table-cell table:style-name="ce7" office:value-type="string">
            <text:p>une zone dominée par une végétation d'arbres</text:p>
          </table:table-cell>
          <table:table-cell table:style-name="ce7" office:value-type="string">
            <text:p>FRST</text:p>
          </table:table-cell>
          <table:table-cell table:style-name="ce7" office:value-type="string">
            <text:p>forest(s)</text:p>
          </table:table-cell>
          <table:table-cell table:style-name="ce7" office:value-type="string">
            <text:p>an area dominated by tree vegetation</text:p>
          </table:table-cell>
          <table:table-cell table:formula="of:=CONCATENATE(&quot;&lt;message&gt;&lt;source&gt;&quot;;[.E666];&quot;&lt;/source&gt;&lt;translation&gt;&quot;;[.B666];&quot;&lt;/translation&gt;&lt;/message&gt;&quot;)" office:value-type="string" office:string-value="&lt;message&gt;&lt;source&gt;forest(s)&lt;/source&gt;&lt;translation&gt;forêt (s)&lt;/translation&gt;&lt;/message&gt;">
            <text:p>&lt;message&gt;&lt;source&gt;forest(s)&lt;/source&gt;&lt;translation&gt;forêt (s)&lt;/translation&gt;&lt;/message&gt;</text:p>
          </table:table-cell>
          <table:table-cell table:number-columns-repeated="1017"/>
        </table:table-row>
        <table:table-row table:style-name="ro1">
          <table:table-cell table:style-name="ce7" office:value-type="string">
            <text:p>FRSTF</text:p>
          </table:table-cell>
          <table:table-cell table:style-name="ce7" office:value-type="string">
            <text:p>forêt fossilisée</text:p>
          </table:table-cell>
          <table:table-cell table:style-name="ce7" office:value-type="string">
            <text:p>une forêt fossilisée par des processus géologiques et maintenant exposée à la surface de la terre</text:p>
          </table:table-cell>
          <table:table-cell table:style-name="ce7" office:value-type="string">
            <text:p>FRSTF</text:p>
          </table:table-cell>
          <table:table-cell table:style-name="ce7" office:value-type="string">
            <text:p>fossilized forest</text:p>
          </table:table-cell>
          <table:table-cell table:style-name="ce7" office:value-type="string">
            <text:p>a forest fossilized by geologic processes and now exposed at the earth's surface</text:p>
          </table:table-cell>
          <table:table-cell table:formula="of:=CONCATENATE(&quot;&lt;message&gt;&lt;source&gt;&quot;;[.E667];&quot;&lt;/source&gt;&lt;translation&gt;&quot;;[.B667];&quot;&lt;/translation&gt;&lt;/message&gt;&quot;)" office:value-type="string" office:string-value="&lt;message&gt;&lt;source&gt;fossilized forest&lt;/source&gt;&lt;translation&gt;forêt fossilisée&lt;/translation&gt;&lt;/message&gt;">
            <text:p>&lt;message&gt;&lt;source&gt;fossilized forest&lt;/source&gt;&lt;translation&gt;forêt fossilisée&lt;/translation&gt;&lt;/message&gt;</text:p>
          </table:table-cell>
          <table:table-cell table:number-columns-repeated="1017"/>
        </table:table-row>
        <table:table-row table:style-name="ro1">
          <table:table-cell table:style-name="ce7" office:value-type="string">
            <text:p>GRSLD</text:p>
          </table:table-cell>
          <table:table-cell table:style-name="ce7" office:value-type="string">
            <text:p>prairie</text:p>
          </table:table-cell>
          <table:table-cell table:style-name="ce7" office:value-type="string">
            <text:p>une zone dominée par la végétation herbacée</text:p>
          </table:table-cell>
          <table:table-cell table:style-name="ce7" office:value-type="string">
            <text:p>GRSLD</text:p>
          </table:table-cell>
          <table:table-cell table:style-name="ce7" office:value-type="string">
            <text:p>grassland</text:p>
          </table:table-cell>
          <table:table-cell table:style-name="ce7" office:value-type="string">
            <text:p>an area dominated by grass vegetation</text:p>
          </table:table-cell>
          <table:table-cell table:formula="of:=CONCATENATE(&quot;&lt;message&gt;&lt;source&gt;&quot;;[.E668];&quot;&lt;/source&gt;&lt;translation&gt;&quot;;[.B668];&quot;&lt;/translation&gt;&lt;/message&gt;&quot;)" office:value-type="string" office:string-value="&lt;message&gt;&lt;source&gt;grassland&lt;/source&gt;&lt;translation&gt;prairie&lt;/translation&gt;&lt;/message&gt;">
            <text:p>&lt;message&gt;&lt;source&gt;grassland&lt;/source&gt;&lt;translation&gt;prairie&lt;/translation&gt;&lt;/message&gt;</text:p>
          </table:table-cell>
          <table:table-cell table:number-columns-repeated="1017"/>
        </table:table-row>
        <table:table-row table:style-name="ro1">
          <table:table-cell table:style-name="ce7" office:value-type="string">
            <text:p>GRVC</text:p>
          </table:table-cell>
          <table:table-cell table:style-name="ce7" office:value-type="string">
            <text:p>Coconut Grove</text:p>
          </table:table-cell>
          <table:table-cell table:style-name="ce7" office:value-type="string">
            <text:p>une plantation de cocotiers</text:p>
          </table:table-cell>
          <table:table-cell table:style-name="ce7" office:value-type="string">
            <text:p>GRVC</text:p>
          </table:table-cell>
          <table:table-cell table:style-name="ce7" office:value-type="string">
            <text:p>coconut grove</text:p>
          </table:table-cell>
          <table:table-cell table:style-name="ce7" office:value-type="string">
            <text:p>a planting of coconut trees</text:p>
          </table:table-cell>
          <table:table-cell table:formula="of:=CONCATENATE(&quot;&lt;message&gt;&lt;source&gt;&quot;;[.E669];&quot;&lt;/source&gt;&lt;translation&gt;&quot;;[.B669];&quot;&lt;/translation&gt;&lt;/message&gt;&quot;)" office:value-type="string" office:string-value="&lt;message&gt;&lt;source&gt;coconut grove&lt;/source&gt;&lt;translation&gt;Coconut Grove&lt;/translation&gt;&lt;/message&gt;">
            <text:p>&lt;message&gt;&lt;source&gt;coconut grove&lt;/source&gt;&lt;translation&gt;Coconut Grove&lt;/translation&gt;&lt;/message&gt;</text:p>
          </table:table-cell>
          <table:table-cell table:number-columns-repeated="1017"/>
        </table:table-row>
        <table:table-row table:style-name="ro1">
          <table:table-cell table:style-name="ce7" office:value-type="string">
            <text:p>GRVO</text:p>
          </table:table-cell>
          <table:table-cell table:style-name="ce7" office:value-type="string">
            <text:p>oliveraie</text:p>
          </table:table-cell>
          <table:table-cell table:style-name="ce7" office:value-type="string">
            <text:p>une plantation d'oliviers</text:p>
          </table:table-cell>
          <table:table-cell table:style-name="ce7" office:value-type="string">
            <text:p>GRVO</text:p>
          </table:table-cell>
          <table:table-cell table:style-name="ce7" office:value-type="string">
            <text:p>olive grove</text:p>
          </table:table-cell>
          <table:table-cell table:style-name="ce7" office:value-type="string">
            <text:p>a planting of olive trees</text:p>
          </table:table-cell>
          <table:table-cell table:formula="of:=CONCATENATE(&quot;&lt;message&gt;&lt;source&gt;&quot;;[.E670];&quot;&lt;/source&gt;&lt;translation&gt;&quot;;[.B670];&quot;&lt;/translation&gt;&lt;/message&gt;&quot;)" office:value-type="string" office:string-value="&lt;message&gt;&lt;source&gt;olive grove&lt;/source&gt;&lt;translation&gt;oliveraie&lt;/translation&gt;&lt;/message&gt;">
            <text:p>&lt;message&gt;&lt;source&gt;olive grove&lt;/source&gt;&lt;translation&gt;oliveraie&lt;/translation&gt;&lt;/message&gt;</text:p>
          </table:table-cell>
          <table:table-cell table:number-columns-repeated="1017"/>
        </table:table-row>
        <table:table-row table:style-name="ro1">
          <table:table-cell table:style-name="ce7" office:value-type="string">
            <text:p>GRVP</text:p>
          </table:table-cell>
          <table:table-cell table:style-name="ce7" office:value-type="string">
            <text:p>palmeraie</text:p>
          </table:table-cell>
          <table:table-cell table:style-name="ce7" office:value-type="string">
            <text:p>une plantation de palmiers</text:p>
          </table:table-cell>
          <table:table-cell table:style-name="ce7" office:value-type="string">
            <text:p>GRVP</text:p>
          </table:table-cell>
          <table:table-cell table:style-name="ce7" office:value-type="string">
            <text:p>palm grove</text:p>
          </table:table-cell>
          <table:table-cell table:style-name="ce7" office:value-type="string">
            <text:p>a planting of palm trees</text:p>
          </table:table-cell>
          <table:table-cell table:formula="of:=CONCATENATE(&quot;&lt;message&gt;&lt;source&gt;&quot;;[.E671];&quot;&lt;/source&gt;&lt;translation&gt;&quot;;[.B671];&quot;&lt;/translation&gt;&lt;/message&gt;&quot;)" office:value-type="string" office:string-value="&lt;message&gt;&lt;source&gt;palm grove&lt;/source&gt;&lt;translation&gt;palmeraie&lt;/translation&gt;&lt;/message&gt;">
            <text:p>&lt;message&gt;&lt;source&gt;palm grove&lt;/source&gt;&lt;translation&gt;palmeraie&lt;/translation&gt;&lt;/message&gt;</text:p>
          </table:table-cell>
          <table:table-cell table:number-columns-repeated="1017"/>
        </table:table-row>
        <table:table-row table:style-name="ro1">
          <table:table-cell table:style-name="ce7" office:value-type="string">
            <text:p>GRVPN</text:p>
          </table:table-cell>
          <table:table-cell table:style-name="ce7" office:value-type="string">
            <text:p>pinède</text:p>
          </table:table-cell>
          <table:table-cell table:style-name="ce7" office:value-type="string">
            <text:p>une plantation de pins</text:p>
          </table:table-cell>
          <table:table-cell table:style-name="ce7" office:value-type="string">
            <text:p>GRVPN</text:p>
          </table:table-cell>
          <table:table-cell table:style-name="ce7" office:value-type="string">
            <text:p>pine grove</text:p>
          </table:table-cell>
          <table:table-cell table:style-name="ce7" office:value-type="string">
            <text:p>a planting of pine trees</text:p>
          </table:table-cell>
          <table:table-cell table:formula="of:=CONCATENATE(&quot;&lt;message&gt;&lt;source&gt;&quot;;[.E672];&quot;&lt;/source&gt;&lt;translation&gt;&quot;;[.B672];&quot;&lt;/translation&gt;&lt;/message&gt;&quot;)" office:value-type="string" office:string-value="&lt;message&gt;&lt;source&gt;pine grove&lt;/source&gt;&lt;translation&gt;pinède&lt;/translation&gt;&lt;/message&gt;">
            <text:p>&lt;message&gt;&lt;source&gt;pine grove&lt;/source&gt;&lt;translation&gt;pinède&lt;/translation&gt;&lt;/message&gt;</text:p>
          </table:table-cell>
          <table:table-cell table:number-columns-repeated="1017"/>
        </table:table-row>
        <table:table-row table:style-name="ro1">
          <table:table-cell table:style-name="ce7" office:value-type="string">
            <text:p>HTH</text:p>
          </table:table-cell>
          <table:table-cell table:style-name="ce7" office:value-type="string">
            <text:p>lande</text:p>
          </table:table-cell>
          <table:table-cell table:style-name="ce7" office:value-type="string">
            <text:p>un haut-marais ou zones de sable dominés par une végétation arbustive basse, y compris la bruyère</text:p>
          </table:table-cell>
          <table:table-cell table:style-name="ce7" office:value-type="string">
            <text:p>HTH</text:p>
          </table:table-cell>
          <table:table-cell table:style-name="ce7" office:value-type="string">
            <text:p>heath</text:p>
          </table:table-cell>
          <table:table-cell table:style-name="ce7" office:value-type="string">
            <text:p>an upland moor or sandy area dominated by low shrubby vegetation including heather</text:p>
          </table:table-cell>
          <table:table-cell table:formula="of:=CONCATENATE(&quot;&lt;message&gt;&lt;source&gt;&quot;;[.E673];&quot;&lt;/source&gt;&lt;translation&gt;&quot;;[.B673];&quot;&lt;/translation&gt;&lt;/message&gt;&quot;)" office:value-type="string" office:string-value="&lt;message&gt;&lt;source&gt;heath&lt;/source&gt;&lt;translation&gt;lande&lt;/translation&gt;&lt;/message&gt;">
            <text:p>&lt;message&gt;&lt;source&gt;heath&lt;/source&gt;&lt;translation&gt;lande&lt;/translation&gt;&lt;/message&gt;</text:p>
          </table:table-cell>
          <table:table-cell table:number-columns-repeated="1017"/>
        </table:table-row>
        <table:table-row table:style-name="ro1">
          <table:table-cell table:style-name="ce7" office:value-type="string">
            <text:p>MDW</text:p>
          </table:table-cell>
          <table:table-cell table:style-name="ce7" office:value-type="string">
            <text:p>prairie</text:p>
          </table:table-cell>
          <table:table-cell table:style-name="ce7" office:value-type="string">
            <text:p>une petite zone mal drainée dominés par une végétation herbeuse</text:p>
          </table:table-cell>
          <table:table-cell table:style-name="ce7" office:value-type="string">
            <text:p>MDW</text:p>
          </table:table-cell>
          <table:table-cell table:style-name="ce7" office:value-type="string">
            <text:p>meadow</text:p>
          </table:table-cell>
          <table:table-cell table:style-name="ce7" office:value-type="string">
            <text:p>a small, poorly drained area dominated by grassy vegetation</text:p>
          </table:table-cell>
          <table:table-cell table:formula="of:=CONCATENATE(&quot;&lt;message&gt;&lt;source&gt;&quot;;[.E674];&quot;&lt;/source&gt;&lt;translation&gt;&quot;;[.B674];&quot;&lt;/translation&gt;&lt;/message&gt;&quot;)" office:value-type="string" office:string-value="&lt;message&gt;&lt;source&gt;meadow&lt;/source&gt;&lt;translation&gt;prairie&lt;/translation&gt;&lt;/message&gt;">
            <text:p>&lt;message&gt;&lt;source&gt;meadow&lt;/source&gt;&lt;translation&gt;prairie&lt;/translation&gt;&lt;/message&gt;</text:p>
          </table:table-cell>
          <table:table-cell table:number-columns-repeated="1017"/>
        </table:table-row>
        <table:table-row table:style-name="ro1">
          <table:table-cell table:style-name="ce7" office:value-type="string">
            <text:p>OCH</text:p>
          </table:table-cell>
          <table:table-cell table:style-name="ce7" office:value-type="string">
            <text:p>verger (s)</text:p>
          </table:table-cell>
          <table:table-cell table:style-name="ce7" office:value-type="string">
            <text:p>une plantation d'arbres fruitiers ou de noix</text:p>
          </table:table-cell>
          <table:table-cell table:style-name="ce7" office:value-type="string">
            <text:p>OCH</text:p>
          </table:table-cell>
          <table:table-cell table:style-name="ce7" office:value-type="string">
            <text:p>orchard(s)</text:p>
          </table:table-cell>
          <table:table-cell table:style-name="ce7" office:value-type="string">
            <text:p>a planting of fruit or nut trees</text:p>
          </table:table-cell>
          <table:table-cell table:formula="of:=CONCATENATE(&quot;&lt;message&gt;&lt;source&gt;&quot;;[.E675];&quot;&lt;/source&gt;&lt;translation&gt;&quot;;[.B675];&quot;&lt;/translation&gt;&lt;/message&gt;&quot;)" office:value-type="string" office:string-value="&lt;message&gt;&lt;source&gt;orchard(s)&lt;/source&gt;&lt;translation&gt;verger (s)&lt;/translation&gt;&lt;/message&gt;">
            <text:p>&lt;message&gt;&lt;source&gt;orchard(s)&lt;/source&gt;&lt;translation&gt;verger (s)&lt;/translation&gt;&lt;/message&gt;</text:p>
          </table:table-cell>
          <table:table-cell table:number-columns-repeated="1017"/>
        </table:table-row>
        <table:table-row table:style-name="ro1">
          <table:table-cell table:style-name="ce7" office:value-type="string">
            <text:p>SCRB</text:p>
          </table:table-cell>
          <table:table-cell table:style-name="ce7" office:value-type="string">
            <text:p>brousse</text:p>
          </table:table-cell>
          <table:table-cell table:style-name="ce7" office:value-type="string">
            <text:p>une zone de petits arbres, des buissons et des arbustes rabougris par une certaine limitation de l'environnement</text:p>
          </table:table-cell>
          <table:table-cell table:style-name="ce7" office:value-type="string">
            <text:p>SCRB</text:p>
          </table:table-cell>
          <table:table-cell table:style-name="ce7" office:value-type="string">
            <text:p>scrubland</text:p>
          </table:table-cell>
          <table:table-cell table:style-name="ce7" office:value-type="string">
            <text:p>an area of low trees, bushes, and shrubs stunted by some environmental limitation</text:p>
          </table:table-cell>
          <table:table-cell table:formula="of:=CONCATENATE(&quot;&lt;message&gt;&lt;source&gt;&quot;;[.E676];&quot;&lt;/source&gt;&lt;translation&gt;&quot;;[.B676];&quot;&lt;/translation&gt;&lt;/message&gt;&quot;)" office:value-type="string" office:string-value="&lt;message&gt;&lt;source&gt;scrubland&lt;/source&gt;&lt;translation&gt;brousse&lt;/translation&gt;&lt;/message&gt;">
            <text:p>&lt;message&gt;&lt;source&gt;scrubland&lt;/source&gt;&lt;translation&gt;brousse&lt;/translation&gt;&lt;/message&gt;</text:p>
          </table:table-cell>
          <table:table-cell table:number-columns-repeated="1017"/>
        </table:table-row>
        <table:table-row table:style-name="ro1">
          <table:table-cell table:style-name="ce7" office:value-type="string">
            <text:p>ARBRE</text:p>
          </table:table-cell>
          <table:table-cell table:style-name="ce7" office:value-type="string">
            <text:p>Arbre (s)</text:p>
          </table:table-cell>
          <table:table-cell table:style-name="ce7" office:value-type="string">
            <text:p>un arbre remarquable qui sert de repère</text:p>
          </table:table-cell>
          <table:table-cell table:style-name="ce7" office:value-type="string">
            <text:p>TREE</text:p>
          </table:table-cell>
          <table:table-cell table:style-name="ce7" office:value-type="string">
            <text:p>tree(s)</text:p>
          </table:table-cell>
          <table:table-cell table:style-name="ce7" office:value-type="string">
            <text:p>a conspicuous tree used as a landmark</text:p>
          </table:table-cell>
          <table:table-cell table:formula="of:=CONCATENATE(&quot;&lt;message&gt;&lt;source&gt;&quot;;[.E677];&quot;&lt;/source&gt;&lt;translation&gt;&quot;;[.B677];&quot;&lt;/translation&gt;&lt;/message&gt;&quot;)" office:value-type="string" office:string-value="&lt;message&gt;&lt;source&gt;tree(s)&lt;/source&gt;&lt;translation&gt;Arbre (s)&lt;/translation&gt;&lt;/message&gt;">
            <text:p>&lt;message&gt;&lt;source&gt;tree(s)&lt;/source&gt;&lt;translation&gt;Arbre (s)&lt;/translation&gt;&lt;/message&gt;</text:p>
          </table:table-cell>
          <table:table-cell table:number-columns-repeated="1017"/>
        </table:table-row>
        <table:table-row table:style-name="ro1">
          <table:table-cell table:style-name="ce7" office:value-type="string">
            <text:p>Tund</text:p>
          </table:table-cell>
          <table:table-cell table:style-name="ce7" office:value-type="string">
            <text:p>toundra</text:p>
          </table:table-cell>
          <table:table-cell table:style-name="ce7" office:value-type="string">
            <text:p>marécageuse, sans arbres, plaine haute latitude, dominé par les mousses, les lichens et la végétation arbustive basse dans des conditions de pergélisol</text:p>
          </table:table-cell>
          <table:table-cell table:style-name="ce7" office:value-type="string">
            <text:p>TUND</text:p>
          </table:table-cell>
          <table:table-cell table:style-name="ce7" office:value-type="string">
            <text:p>tundra</text:p>
          </table:table-cell>
          <table:table-cell table:style-name="ce7" office:value-type="string">
            <text:p>a marshy, treeless, high latitude plain, dominated by mosses, lichens, and low shrub vegetation under permafrost conditions</text:p>
          </table:table-cell>
          <table:table-cell table:formula="of:=CONCATENATE(&quot;&lt;message&gt;&lt;source&gt;&quot;;[.E678];&quot;&lt;/source&gt;&lt;translation&gt;&quot;;[.B678];&quot;&lt;/translation&gt;&lt;/message&gt;&quot;)" office:value-type="string" office:string-value="&lt;message&gt;&lt;source&gt;tundra&lt;/source&gt;&lt;translation&gt;toundra&lt;/translation&gt;&lt;/message&gt;">
            <text:p>&lt;message&gt;&lt;source&gt;tundra&lt;/source&gt;&lt;translation&gt;toundra&lt;/translation&gt;&lt;/message&gt;</text:p>
          </table:table-cell>
          <table:table-cell table:number-columns-repeated="1017"/>
        </table:table-row>
        <table:table-row table:style-name="ro1">
          <table:table-cell table:style-name="ce7" office:value-type="string">
            <text:p>VIN</text:p>
          </table:table-cell>
          <table:table-cell table:style-name="ce7" office:value-type="string">
            <text:p>vignoble</text:p>
          </table:table-cell>
          <table:table-cell table:style-name="ce7" office:value-type="string">
            <text:p>une plantation de vignes</text:p>
          </table:table-cell>
          <table:table-cell table:style-name="ce7" office:value-type="string">
            <text:p>VIN</text:p>
          </table:table-cell>
          <table:table-cell table:style-name="ce7" office:value-type="string">
            <text:p>vineyard</text:p>
          </table:table-cell>
          <table:table-cell table:style-name="ce7" office:value-type="string">
            <text:p>a planting of grapevines</text:p>
          </table:table-cell>
          <table:table-cell table:formula="of:=CONCATENATE(&quot;&lt;message&gt;&lt;source&gt;&quot;;[.E679];&quot;&lt;/source&gt;&lt;translation&gt;&quot;;[.B679];&quot;&lt;/translation&gt;&lt;/message&gt;&quot;)" office:value-type="string" office:string-value="&lt;message&gt;&lt;source&gt;vineyard&lt;/source&gt;&lt;translation&gt;vignoble&lt;/translation&gt;&lt;/message&gt;">
            <text:p>&lt;message&gt;&lt;source&gt;vineyard&lt;/source&gt;&lt;translation&gt;vignoble&lt;/translation&gt;&lt;/message&gt;</text:p>
          </table:table-cell>
          <table:table-cell table:number-columns-repeated="1017"/>
        </table:table-row>
        <table:table-row table:style-name="ro1">
          <table:table-cell table:style-name="ce7" office:value-type="string">
            <text:p>VINS</text:p>
          </table:table-cell>
          <table:table-cell table:style-name="ce7" office:value-type="string">
            <text:p>vignobles</text:p>
          </table:table-cell>
          <table:table-cell table:style-name="ce7" office:value-type="string">
            <text:p>plantations de vignes</text:p>
          </table:table-cell>
          <table:table-cell table:style-name="ce7" office:value-type="string">
            <text:p>VINS</text:p>
          </table:table-cell>
          <table:table-cell table:style-name="ce7" office:value-type="string">
            <text:p>vineyards</text:p>
          </table:table-cell>
          <table:table-cell table:style-name="ce7" office:value-type="string">
            <text:p>plantings of grapevines</text:p>
          </table:table-cell>
          <table:table-cell table:formula="of:=CONCATENATE(&quot;&lt;message&gt;&lt;source&gt;&quot;;[.E680];&quot;&lt;/source&gt;&lt;translation&gt;&quot;;[.B680];&quot;&lt;/translation&gt;&lt;/message&gt;&quot;)" office:value-type="string" office:string-value="&lt;message&gt;&lt;source&gt;vineyards&lt;/source&gt;&lt;translation&gt;vignobles&lt;/translation&gt;&lt;/message&gt;">
            <text:p>&lt;message&gt;&lt;source&gt;vineyards&lt;/source&gt;&lt;translation&gt;vignobles&lt;/translation&gt;&lt;/message&gt;</text:p>
          </table:table-cell>
          <table:table-cell table:number-columns-repeated="1017"/>
        </table:table-row>
        <table:table-row table:style-name="ro1">
          <table:table-cell table:style-name="ce7" table:number-columns-repeated="2"/>
          <table:table-cell table:style-name="Default"/>
          <table:table-cell table:style-name="ce7" table:number-columns-repeated="2"/>
          <table:table-cell table:style-name="Default"/>
          <table:table-cell table:number-columns-repeated="1018"/>
        </table:table-row>
        <table:table-row table:style-name="ro1" table:number-rows-repeated="64854">
          <table:table-cell table:number-columns-repeated="1024"/>
        </table:table-row>
        <table:table-row table:style-name="ro1">
          <table:table-cell table:number-columns-repeated="1024"/>
        </table:table-row>
      </table:table>
      <table:table table:name="Feuil2" table:style-name="ta2">
        <table:table-column table:style-name="co4" table:number-columns-repeated="1024" table:default-cell-style-name="ce4"/>
        <table:table-row table:style-name="ro2" table:number-rows-repeated="65535">
          <table:table-cell table:number-columns-repeated="1024"/>
        </table:table-row>
        <table:table-row table:style-name="ro2">
          <table:table-cell table:number-columns-repeated="1024"/>
        </table:table-row>
      </table:table>
      <table:table table:name="Feuil3" table:style-name="ta2">
        <table:table-column table:style-name="co4" table:number-columns-repeated="1024" table:default-cell-style-name="ce4"/>
        <table:table-row table:style-name="ro2" table:number-rows-repeated="65535">
          <table:table-cell table:number-columns-repeated="1024"/>
        </table:table-row>
        <table:table-row table:style-name="ro2">
          <table:table-cell table:number-columns-repeated="1024"/>
        </table:table-row>
      </table:table>
      <table:named-expressions>
        <table:named-range table:name="H.AIRS" table:base-cell-address="$Feuil1.$D$184" table:cell-range-address="$Feuil1.$D$184"/>
        <table:named-range table:name="H.ANCH" table:base-cell-address="$Feuil1.$D$185" table:cell-range-address="$Feuil1.$D$185"/>
        <table:named-range table:name="H.BAY" table:base-cell-address="$Feuil1.$D$186" table:cell-range-address="$Feuil1.$D$186"/>
        <table:named-range table:name="H.BAYS" table:base-cell-address="$Feuil1.$D$187" table:cell-range-address="$Feuil1.$D$187"/>
        <table:named-range table:name="H.BGHT" table:base-cell-address="$Feuil1.$D$188" table:cell-range-address="$Feuil1.$D$188"/>
        <table:named-range table:name="H.BNK" table:base-cell-address="$Feuil1.$D$189" table:cell-range-address="$Feuil1.$D$189"/>
        <table:named-range table:name="H.BNKR" table:base-cell-address="$Feuil1.$D$190" table:cell-range-address="$Feuil1.$D$190"/>
        <table:named-range table:name="H.BNKX" table:base-cell-address="$Feuil1.$D$191" table:cell-range-address="$Feuil1.$D$191"/>
        <table:named-range table:name="H.BOG" table:base-cell-address="$Feuil1.$D$192" table:cell-range-address="$Feuil1.$D$192"/>
        <table:named-range table:name="H.CAPG" table:base-cell-address="$Feuil1.$D$193" table:cell-range-address="$Feuil1.$D$193"/>
        <table:named-range table:name="H.CHN" table:base-cell-address="$Feuil1.$D$194" table:cell-range-address="$Feuil1.$D$194"/>
        <table:named-range table:name="H.CHNL" table:base-cell-address="$Feuil1.$D$195" table:cell-range-address="$Feuil1.$D$195"/>
        <table:named-range table:name="H.CHNM" table:base-cell-address="$Feuil1.$D$196" table:cell-range-address="$Feuil1.$D$196"/>
        <table:named-range table:name="H.CHNN" table:base-cell-address="$Feuil1.$D$197" table:cell-range-address="$Feuil1.$D$197"/>
        <table:named-range table:name="H.CNFL" table:base-cell-address="$Feuil1.$D$198" table:cell-range-address="$Feuil1.$D$198"/>
        <table:named-range table:name="H.CNL" table:base-cell-address="$Feuil1.$D$199" table:cell-range-address="$Feuil1.$D$199"/>
        <table:named-range table:name="H.CNLA" table:base-cell-address="$Feuil1.$D$200" table:cell-range-address="$Feuil1.$D$200"/>
        <table:named-range table:name="H.CNLB" table:base-cell-address="$Feuil1.$D$201" table:cell-range-address="$Feuil1.$D$201"/>
        <table:named-range table:name="H.CNLD" table:base-cell-address="$Feuil1.$D$202" table:cell-range-address="$Feuil1.$D$202"/>
        <table:named-range table:name="H.CNLI" table:base-cell-address="$Feuil1.$D$203" table:cell-range-address="$Feuil1.$D$203"/>
        <table:named-range table:name="H.CNLN" table:base-cell-address="$Feuil1.$D$204" table:cell-range-address="$Feuil1.$D$204"/>
        <table:named-range table:name="H.CNLQ" table:base-cell-address="$Feuil1.$D$205" table:cell-range-address="$Feuil1.$D$205"/>
        <table:named-range table:name="H.CNLSB" table:base-cell-address="$Feuil1.$D$206" table:cell-range-address="$Feuil1.$D$206"/>
        <table:named-range table:name="H.CNLX" table:base-cell-address="$Feuil1.$D$207" table:cell-range-address="$Feuil1.$D$207"/>
        <table:named-range table:name="H.COVE" table:base-cell-address="$Feuil1.$D$208" table:cell-range-address="$Feuil1.$D$208"/>
        <table:named-range table:name="H.CRKT" table:base-cell-address="$Feuil1.$D$209" table:cell-range-address="$Feuil1.$D$209"/>
        <table:named-range table:name="H.CRNT" table:base-cell-address="$Feuil1.$D$210" table:cell-range-address="$Feuil1.$D$210"/>
        <table:named-range table:name="H.CUTF" table:base-cell-address="$Feuil1.$D$211" table:cell-range-address="$Feuil1.$D$211"/>
        <table:named-range table:name="H.DCK" table:base-cell-address="$Feuil1.$D$212" table:cell-range-address="$Feuil1.$D$212"/>
        <table:named-range table:name="H.DCKB" table:base-cell-address="$Feuil1.$D$213" table:cell-range-address="$Feuil1.$D$213"/>
        <table:named-range table:name="H.DOMG" table:base-cell-address="$Feuil1.$D$214" table:cell-range-address="$Feuil1.$D$214"/>
        <table:named-range table:name="H.DPRG" table:base-cell-address="$Feuil1.$D$215" table:cell-range-address="$Feuil1.$D$215"/>
        <table:named-range table:name="H.DTCH" table:base-cell-address="$Feuil1.$D$216" table:cell-range-address="$Feuil1.$D$216"/>
        <table:named-range table:name="H.DTCHD" table:base-cell-address="$Feuil1.$D$217" table:cell-range-address="$Feuil1.$D$217"/>
        <table:named-range table:name="H.DTCHI" table:base-cell-address="$Feuil1.$D$218" table:cell-range-address="$Feuil1.$D$218"/>
        <table:named-range table:name="H.DTCHM" table:base-cell-address="$Feuil1.$D$219" table:cell-range-address="$Feuil1.$D$219"/>
        <table:named-range table:name="H.ESTY" table:base-cell-address="$Feuil1.$D$220" table:cell-range-address="$Feuil1.$D$220"/>
        <table:named-range table:name="H.FISH" table:base-cell-address="$Feuil1.$D$221" table:cell-range-address="$Feuil1.$D$221"/>
        <table:named-range table:name="H.FJD" table:base-cell-address="$Feuil1.$D$222" table:cell-range-address="$Feuil1.$D$222"/>
        <table:named-range table:name="H.FJDS" table:base-cell-address="$Feuil1.$D$223" table:cell-range-address="$Feuil1.$D$223"/>
        <table:named-range table:name="H.FLLS" table:base-cell-address="$Feuil1.$D$224" table:cell-range-address="$Feuil1.$D$224"/>
        <table:named-range table:name="H.FLLSX" table:base-cell-address="$Feuil1.$D$225" table:cell-range-address="$Feuil1.$D$225"/>
        <table:named-range table:name="H.FLTM" table:base-cell-address="$Feuil1.$D$226" table:cell-range-address="$Feuil1.$D$226"/>
        <table:named-range table:name="H.FLTT" table:base-cell-address="$Feuil1.$D$227" table:cell-range-address="$Feuil1.$D$227"/>
        <table:named-range table:name="H.GLCR" table:base-cell-address="$Feuil1.$D$228" table:cell-range-address="$Feuil1.$D$228"/>
        <table:named-range table:name="H.GULF" table:base-cell-address="$Feuil1.$D$229" table:cell-range-address="$Feuil1.$D$229"/>
        <table:named-range table:name="H.GYSR" table:base-cell-address="$Feuil1.$D$230" table:cell-range-address="$Feuil1.$D$230"/>
        <table:named-range table:name="H.HBR" table:base-cell-address="$Feuil1.$D$231" table:cell-range-address="$Feuil1.$D$231"/>
        <table:named-range table:name="H.HBRX" table:base-cell-address="$Feuil1.$D$232" table:cell-range-address="$Feuil1.$D$232"/>
        <table:named-range table:name="H.INLT" table:base-cell-address="$Feuil1.$D$233" table:cell-range-address="$Feuil1.$D$233"/>
        <table:named-range table:name="H.INLTQ" table:base-cell-address="$Feuil1.$D$234" table:cell-range-address="$Feuil1.$D$234"/>
        <table:named-range table:name="H.LBED" table:base-cell-address="$Feuil1.$D$235" table:cell-range-address="$Feuil1.$D$235"/>
        <table:named-range table:name="H.LGN" table:base-cell-address="$Feuil1.$D$236" table:cell-range-address="$Feuil1.$D$236"/>
        <table:named-range table:name="H.LGNS" table:base-cell-address="$Feuil1.$D$237" table:cell-range-address="$Feuil1.$D$237"/>
        <table:named-range table:name="H.LGNX" table:base-cell-address="$Feuil1.$D$238" table:cell-range-address="$Feuil1.$D$238"/>
        <table:named-range table:name="H.LK" table:base-cell-address="$Feuil1.$D$239" table:cell-range-address="$Feuil1.$D$239"/>
        <table:named-range table:name="H.LKC" table:base-cell-address="$Feuil1.$D$240" table:cell-range-address="$Feuil1.$D$240"/>
        <table:named-range table:name="H.LKI" table:base-cell-address="$Feuil1.$D$241" table:cell-range-address="$Feuil1.$D$241"/>
        <table:named-range table:name="H.LKN" table:base-cell-address="$Feuil1.$D$242" table:cell-range-address="$Feuil1.$D$242"/>
        <table:named-range table:name="H.LKNI" table:base-cell-address="$Feuil1.$D$243" table:cell-range-address="$Feuil1.$D$243"/>
        <table:named-range table:name="H.LKO" table:base-cell-address="$Feuil1.$D$244" table:cell-range-address="$Feuil1.$D$244"/>
        <table:named-range table:name="H.LKOI" table:base-cell-address="$Feuil1.$D$245" table:cell-range-address="$Feuil1.$D$245"/>
        <table:named-range table:name="H.LKS" table:base-cell-address="$Feuil1.$D$246" table:cell-range-address="$Feuil1.$D$246"/>
        <table:named-range table:name="H.LKSB" table:base-cell-address="$Feuil1.$D$247" table:cell-range-address="$Feuil1.$D$247"/>
        <table:named-range table:name="H.LKSC" table:base-cell-address="$Feuil1.$D$248" table:cell-range-address="$Feuil1.$D$248"/>
        <table:named-range table:name="H.LKSI" table:base-cell-address="$Feuil1.$D$249" table:cell-range-address="$Feuil1.$D$249"/>
        <table:named-range table:name="H.LKSN" table:base-cell-address="$Feuil1.$D$250" table:cell-range-address="$Feuil1.$D$250"/>
        <table:named-range table:name="H.LKSNI" table:base-cell-address="$Feuil1.$D$251" table:cell-range-address="$Feuil1.$D$251"/>
        <table:named-range table:name="H.LKX" table:base-cell-address="$Feuil1.$D$252" table:cell-range-address="$Feuil1.$D$252"/>
        <table:named-range table:name="H.MFGN" table:base-cell-address="$Feuil1.$D$253" table:cell-range-address="$Feuil1.$D$253"/>
        <table:named-range table:name="H.MGV" table:base-cell-address="$Feuil1.$D$254" table:cell-range-address="$Feuil1.$D$254"/>
        <table:named-range table:name="H.MOOR" table:base-cell-address="$Feuil1.$D$255" table:cell-range-address="$Feuil1.$D$255"/>
        <table:named-range table:name="H.MRSH" table:base-cell-address="$Feuil1.$D$256" table:cell-range-address="$Feuil1.$D$256"/>
        <table:named-range table:name="H.MRSHN" table:base-cell-address="$Feuil1.$D$257" table:cell-range-address="$Feuil1.$D$257"/>
        <table:named-range table:name="H.NRWS" table:base-cell-address="$Feuil1.$D$258" table:cell-range-address="$Feuil1.$D$258"/>
        <table:named-range table:name="H.OCN" table:base-cell-address="$Feuil1.$D$259" table:cell-range-address="$Feuil1.$D$259"/>
        <table:named-range table:name="H.OVF" table:base-cell-address="$Feuil1.$D$260" table:cell-range-address="$Feuil1.$D$260"/>
        <table:named-range table:name="H.PND" table:base-cell-address="$Feuil1.$D$261" table:cell-range-address="$Feuil1.$D$261"/>
        <table:named-range table:name="H.PNDI" table:base-cell-address="$Feuil1.$D$262" table:cell-range-address="$Feuil1.$D$262"/>
        <table:named-range table:name="H.PNDN" table:base-cell-address="$Feuil1.$D$263" table:cell-range-address="$Feuil1.$D$263"/>
        <table:named-range table:name="H.PNDNI" table:base-cell-address="$Feuil1.$D$264" table:cell-range-address="$Feuil1.$D$264"/>
        <table:named-range table:name="H.PNDS" table:base-cell-address="$Feuil1.$D$265" table:cell-range-address="$Feuil1.$D$265"/>
        <table:named-range table:name="H.PNDSF" table:base-cell-address="$Feuil1.$D$266" table:cell-range-address="$Feuil1.$D$266"/>
        <table:named-range table:name="H.PNDSI" table:base-cell-address="$Feuil1.$D$267" table:cell-range-address="$Feuil1.$D$267"/>
        <table:named-range table:name="H.PNDSN" table:base-cell-address="$Feuil1.$D$268" table:cell-range-address="$Feuil1.$D$268"/>
        <table:named-range table:name="H.POOL" table:base-cell-address="$Feuil1.$D$269" table:cell-range-address="$Feuil1.$D$269"/>
        <table:named-range table:name="H.POOLI" table:base-cell-address="$Feuil1.$D$270" table:cell-range-address="$Feuil1.$D$270"/>
        <table:named-range table:name="H.RCH" table:base-cell-address="$Feuil1.$D$271" table:cell-range-address="$Feuil1.$D$271"/>
        <table:named-range table:name="H.RDGG" table:base-cell-address="$Feuil1.$D$272" table:cell-range-address="$Feuil1.$D$272"/>
        <table:named-range table:name="H.RDST" table:base-cell-address="$Feuil1.$D$273" table:cell-range-address="$Feuil1.$D$273"/>
        <table:named-range table:name="H.RF" table:base-cell-address="$Feuil1.$D$274" table:cell-range-address="$Feuil1.$D$274"/>
        <table:named-range table:name="H.RFC" table:base-cell-address="$Feuil1.$D$275" table:cell-range-address="$Feuil1.$D$275"/>
        <table:named-range table:name="H.RFX" table:base-cell-address="$Feuil1.$D$276" table:cell-range-address="$Feuil1.$D$276"/>
        <table:named-range table:name="H.RPDS" table:base-cell-address="$Feuil1.$D$277" table:cell-range-address="$Feuil1.$D$277"/>
        <table:named-range table:name="H.RSV" table:base-cell-address="$Feuil1.$D$278" table:cell-range-address="$Feuil1.$D$278"/>
        <table:named-range table:name="H.RSVI" table:base-cell-address="$Feuil1.$D$279" table:cell-range-address="$Feuil1.$D$279"/>
        <table:named-range table:name="H.RSVT" table:base-cell-address="$Feuil1.$D$280" table:cell-range-address="$Feuil1.$D$280"/>
        <table:named-range table:name="H.RVN" table:base-cell-address="$Feuil1.$D$281" table:cell-range-address="$Feuil1.$D$281"/>
        <table:named-range table:name="H.SBKH" table:base-cell-address="$Feuil1.$D$282" table:cell-range-address="$Feuil1.$D$282"/>
        <table:named-range table:name="H.SD" table:base-cell-address="$Feuil1.$D$283" table:cell-range-address="$Feuil1.$D$283"/>
        <table:named-range table:name="H.SEA" table:base-cell-address="$Feuil1.$D$284" table:cell-range-address="$Feuil1.$D$284"/>
        <table:named-range table:name="H.SHOL" table:base-cell-address="$Feuil1.$D$285" table:cell-range-address="$Feuil1.$D$285"/>
        <table:named-range table:name="H.SILL" table:base-cell-address="$Feuil1.$D$286" table:cell-range-address="$Feuil1.$D$286"/>
        <table:named-range table:name="H.SPNG" table:base-cell-address="$Feuil1.$D$287" table:cell-range-address="$Feuil1.$D$287"/>
        <table:named-range table:name="H.SPNS" table:base-cell-address="$Feuil1.$D$288" table:cell-range-address="$Feuil1.$D$288"/>
        <table:named-range table:name="H.SPNT" table:base-cell-address="$Feuil1.$D$289" table:cell-range-address="$Feuil1.$D$289"/>
        <table:named-range table:name="H.STM" table:base-cell-address="$Feuil1.$D$290" table:cell-range-address="$Feuil1.$D$290"/>
        <table:named-range table:name="H.STMA" table:base-cell-address="$Feuil1.$D$291" table:cell-range-address="$Feuil1.$D$291"/>
        <table:named-range table:name="H.STMB" table:base-cell-address="$Feuil1.$D$292" table:cell-range-address="$Feuil1.$D$292"/>
        <table:named-range table:name="H.STMC" table:base-cell-address="$Feuil1.$D$293" table:cell-range-address="$Feuil1.$D$293"/>
        <table:named-range table:name="H.STMD" table:base-cell-address="$Feuil1.$D$294" table:cell-range-address="$Feuil1.$D$294"/>
        <table:named-range table:name="H.STMH" table:base-cell-address="$Feuil1.$D$295" table:cell-range-address="$Feuil1.$D$295"/>
        <table:named-range table:name="H.STMI" table:base-cell-address="$Feuil1.$D$296" table:cell-range-address="$Feuil1.$D$296"/>
        <table:named-range table:name="H.STMIX" table:base-cell-address="$Feuil1.$D$297" table:cell-range-address="$Feuil1.$D$297"/>
        <table:named-range table:name="H.STMM" table:base-cell-address="$Feuil1.$D$298" table:cell-range-address="$Feuil1.$D$298"/>
        <table:named-range table:name="H.STMQ" table:base-cell-address="$Feuil1.$D$299" table:cell-range-address="$Feuil1.$D$299"/>
        <table:named-range table:name="H.STMS" table:base-cell-address="$Feuil1.$D$300" table:cell-range-address="$Feuil1.$D$300"/>
        <table:named-range table:name="H.STMSB" table:base-cell-address="$Feuil1.$D$301" table:cell-range-address="$Feuil1.$D$301"/>
        <table:named-range table:name="H.STMX" table:base-cell-address="$Feuil1.$D$302" table:cell-range-address="$Feuil1.$D$302"/>
        <table:named-range table:name="H.STRT" table:base-cell-address="$Feuil1.$D$303" table:cell-range-address="$Feuil1.$D$303"/>
        <table:named-range table:name="H.SWMP" table:base-cell-address="$Feuil1.$D$304" table:cell-range-address="$Feuil1.$D$304"/>
        <table:named-range table:name="H.SYSI" table:base-cell-address="$Feuil1.$D$305" table:cell-range-address="$Feuil1.$D$305"/>
        <table:named-range table:name="H.TNLC" table:base-cell-address="$Feuil1.$D$306" table:cell-range-address="$Feuil1.$D$306"/>
        <table:named-range table:name="H.WAD" table:base-cell-address="$Feuil1.$D$307" table:cell-range-address="$Feuil1.$D$307"/>
        <table:named-range table:name="H.WADB" table:base-cell-address="$Feuil1.$D$308" table:cell-range-address="$Feuil1.$D$308"/>
        <table:named-range table:name="H.WADJ" table:base-cell-address="$Feuil1.$D$309" table:cell-range-address="$Feuil1.$D$309"/>
        <table:named-range table:name="H.WADM" table:base-cell-address="$Feuil1.$D$310" table:cell-range-address="$Feuil1.$D$310"/>
        <table:named-range table:name="H.WADS" table:base-cell-address="$Feuil1.$D$311" table:cell-range-address="$Feuil1.$D$311"/>
        <table:named-range table:name="H.WADX" table:base-cell-address="$Feuil1.$D$312" table:cell-range-address="$Feuil1.$D$312"/>
        <table:named-range table:name="H.WHRL" table:base-cell-address="$Feuil1.$D$313" table:cell-range-address="$Feuil1.$D$313"/>
        <table:named-range table:name="H.WLL" table:base-cell-address="$Feuil1.$D$314" table:cell-range-address="$Feuil1.$D$314"/>
        <table:named-range table:name="H.WLLQ" table:base-cell-address="$Feuil1.$D$315" table:cell-range-address="$Feuil1.$D$315"/>
        <table:named-range table:name="H.WLLS" table:base-cell-address="$Feuil1.$D$316" table:cell-range-address="$Feuil1.$D$316"/>
        <table:named-range table:name="H.WTLD" table:base-cell-address="$Feuil1.$D$317" table:cell-range-address="$Feuil1.$D$317"/>
        <table:named-range table:name="H.WTLDI" table:base-cell-address="$Feuil1.$D$318" table:cell-range-address="$Feuil1.$D$318"/>
        <table:named-range table:name="H.WTRC" table:base-cell-address="$Feuil1.$D$319" table:cell-range-address="$Feuil1.$D$319"/>
        <table:named-range table:name="H.WTRH" table:base-cell-address="$Feuil1.$D$320" table:cell-range-address="$Feuil1.$D$320"/>
        <table:named-range table:name="L.AGRC" table:base-cell-address="$Feuil1.$A$185" table:cell-range-address="$Feuil1.$A$185"/>
        <table:named-range table:name="L.AMUS" table:base-cell-address="$Feuil1.$A$186" table:cell-range-address="$Feuil1.$A$186"/>
        <table:named-range table:name="L.AREA" table:base-cell-address="$Feuil1.$A$187" table:cell-range-address="$Feuil1.$A$187"/>
        <table:named-range table:name="L.BSND" table:base-cell-address="$Feuil1.$A$188" table:cell-range-address="$Feuil1.$A$188"/>
        <table:named-range table:name="L.BSNP" table:base-cell-address="$Feuil1.$A$189" table:cell-range-address="$Feuil1.$A$189"/>
        <table:named-range table:name="L.BTL" table:base-cell-address="$Feuil1.$A$190" table:cell-range-address="$Feuil1.$A$190"/>
        <table:named-range table:name="L.CLG" table:base-cell-address="$Feuil1.$A$191" table:cell-range-address="$Feuil1.$A$191"/>
        <table:named-range table:name="L.CMN" table:base-cell-address="$Feuil1.$A$192" table:cell-range-address="$Feuil1.$A$192"/>
        <table:named-range table:name="L.CNS" table:base-cell-address="$Feuil1.$A$193" table:cell-range-address="$Feuil1.$A$193"/>
        <table:named-range table:name="L.COLF" table:base-cell-address="$Feuil1.$A$194" table:cell-range-address="$Feuil1.$A$194"/>
        <table:named-range table:name="L.CONT" table:base-cell-address="$Feuil1.$A$195" table:cell-range-address="$Feuil1.$A$195"/>
        <table:named-range table:name="L.CST" table:base-cell-address="$Feuil1.$A$196" table:cell-range-address="$Feuil1.$A$196"/>
        <table:named-range table:name="L.CTRB" table:base-cell-address="$Feuil1.$A$197" table:cell-range-address="$Feuil1.$A$197"/>
        <table:named-range table:name="L.DEVH" table:base-cell-address="$Feuil1.$A$198" table:cell-range-address="$Feuil1.$A$198"/>
        <table:named-range table:name="L.FLD" table:base-cell-address="$Feuil1.$A$199" table:cell-range-address="$Feuil1.$A$199"/>
        <table:named-range table:name="L.FLDI" table:base-cell-address="$Feuil1.$A$200" table:cell-range-address="$Feuil1.$A$200"/>
        <table:named-range table:name="L.GASF" table:base-cell-address="$Feuil1.$A$201" table:cell-range-address="$Feuil1.$A$201"/>
        <table:named-range table:name="L.GRAZ" table:base-cell-address="$Feuil1.$A$202" table:cell-range-address="$Feuil1.$A$202"/>
        <table:named-range table:name="L.GVL" table:base-cell-address="$Feuil1.$A$203" table:cell-range-address="$Feuil1.$A$203"/>
        <table:named-range table:name="L.INDS" table:base-cell-address="$Feuil1.$A$204" table:cell-range-address="$Feuil1.$A$204"/>
        <table:named-range table:name="L.LAND" table:base-cell-address="$Feuil1.$A$205" table:cell-range-address="$Feuil1.$A$205"/>
        <table:named-range table:name="L.LCTY" table:base-cell-address="$Feuil1.$A$206" table:cell-range-address="$Feuil1.$A$206"/>
        <table:named-range table:name="L.MILB" table:base-cell-address="$Feuil1.$A$207" table:cell-range-address="$Feuil1.$A$207"/>
        <table:named-range table:name="L.MNA" table:base-cell-address="$Feuil1.$A$208" table:cell-range-address="$Feuil1.$A$208"/>
        <table:named-range table:name="L.MVA" table:base-cell-address="$Feuil1.$A$209" table:cell-range-address="$Feuil1.$A$209"/>
        <table:named-range table:name="L.NVB" table:base-cell-address="$Feuil1.$A$210" table:cell-range-address="$Feuil1.$A$210"/>
        <table:named-range table:name="L.OAS" table:base-cell-address="$Feuil1.$A$211" table:cell-range-address="$Feuil1.$A$211"/>
        <table:named-range table:name="L.OILF" table:base-cell-address="$Feuil1.$A$212" table:cell-range-address="$Feuil1.$A$212"/>
        <table:named-range table:name="L.PEAT" table:base-cell-address="$Feuil1.$A$213" table:cell-range-address="$Feuil1.$A$213"/>
        <table:named-range table:name="L.PRK" table:base-cell-address="$Feuil1.$A$214" table:cell-range-address="$Feuil1.$A$214"/>
        <table:named-range table:name="L.PRT" table:base-cell-address="$Feuil1.$A$215" table:cell-range-address="$Feuil1.$A$215"/>
        <table:named-range table:name="L.QCKS" table:base-cell-address="$Feuil1.$A$216" table:cell-range-address="$Feuil1.$A$216"/>
        <table:named-range table:name="L.RES" table:base-cell-address="$Feuil1.$A$217" table:cell-range-address="$Feuil1.$A$217"/>
        <table:named-range table:name="L.RESA" table:base-cell-address="$Feuil1.$A$218" table:cell-range-address="$Feuil1.$A$218"/>
        <table:named-range table:name="L.RESF" table:base-cell-address="$Feuil1.$A$219" table:cell-range-address="$Feuil1.$A$219"/>
        <table:named-range table:name="L.RESH" table:base-cell-address="$Feuil1.$A$220" table:cell-range-address="$Feuil1.$A$220"/>
        <table:named-range table:name="L.RESN" table:base-cell-address="$Feuil1.$A$221" table:cell-range-address="$Feuil1.$A$221"/>
        <table:named-range table:name="L.RESP" table:base-cell-address="$Feuil1.$A$222" table:cell-range-address="$Feuil1.$A$222"/>
        <table:named-range table:name="L.RESV" table:base-cell-address="$Feuil1.$A$223" table:cell-range-address="$Feuil1.$A$223"/>
        <table:named-range table:name="L.RESW" table:base-cell-address="$Feuil1.$A$224" table:cell-range-address="$Feuil1.$A$224"/>
        <table:named-range table:name="L.RGN" table:base-cell-address="$Feuil1.$A$225" table:cell-range-address="$Feuil1.$A$225"/>
        <table:named-range table:name="L.RGNE" table:base-cell-address="$Feuil1.$A$226" table:cell-range-address="$Feuil1.$A$226"/>
        <table:named-range table:name="L.RGNH" table:base-cell-address="$Feuil1.$A$227" table:cell-range-address="$Feuil1.$A$227"/>
        <table:named-range table:name="L.RGNL" table:base-cell-address="$Feuil1.$A$228" table:cell-range-address="$Feuil1.$A$228"/>
        <table:named-range table:name="L.RNGA" table:base-cell-address="$Feuil1.$A$229" table:cell-range-address="$Feuil1.$A$229"/>
        <table:named-range table:name="L.SALT" table:base-cell-address="$Feuil1.$A$230" table:cell-range-address="$Feuil1.$A$230"/>
        <table:named-range table:name="L.SNOW" table:base-cell-address="$Feuil1.$A$231" table:cell-range-address="$Feuil1.$A$231"/>
        <table:named-range table:name="L.TRB" table:base-cell-address="$Feuil1.$A$232" table:cell-range-address="$Feuil1.$A$232"/>
        <table:named-range table:name="R.OILP" table:base-cell-address="$Feuil1.$D$235" table:cell-range-address="$Feuil1.$D$235"/>
        <table:named-range table:name="R.PRMN" table:base-cell-address="$Feuil1.$D$236" table:cell-range-address="$Feuil1.$D$236"/>
        <table:named-range table:name="R.PTGE" table:base-cell-address="$Feuil1.$D$237" table:cell-range-address="$Feuil1.$D$237"/>
        <table:named-range table:name="R.RD" table:base-cell-address="$Feuil1.$D$238" table:cell-range-address="$Feuil1.$D$238"/>
        <table:named-range table:name="R.RDA" table:base-cell-address="$Feuil1.$D$239" table:cell-range-address="$Feuil1.$D$239"/>
        <table:named-range table:name="R.RDB" table:base-cell-address="$Feuil1.$D$240" table:cell-range-address="$Feuil1.$D$240"/>
        <table:named-range table:name="R.RDCUT" table:base-cell-address="$Feuil1.$D$241" table:cell-range-address="$Feuil1.$D$241"/>
        <table:named-range table:name="R.RDJCT" table:base-cell-address="$Feuil1.$D$242" table:cell-range-address="$Feuil1.$D$242"/>
        <table:named-range table:name="R.RJCT" table:base-cell-address="$Feuil1.$D$243" table:cell-range-address="$Feuil1.$D$243"/>
        <table:named-range table:name="R.RR" table:base-cell-address="$Feuil1.$D$244" table:cell-range-address="$Feuil1.$D$244"/>
        <table:named-range table:name="R.RRQ" table:base-cell-address="$Feuil1.$D$245" table:cell-range-address="$Feuil1.$D$245"/>
        <table:named-range table:name="R.RTE" table:base-cell-address="$Feuil1.$D$246" table:cell-range-address="$Feuil1.$D$246"/>
        <table:named-range table:name="R.RYD" table:base-cell-address="$Feuil1.$D$247" table:cell-range-address="$Feuil1.$D$247"/>
        <table:named-range table:name="R.ST" table:base-cell-address="$Feuil1.$D$248" table:cell-range-address="$Feuil1.$D$248"/>
        <table:named-range table:name="R.STKR" table:base-cell-address="$Feuil1.$D$249" table:cell-range-address="$Feuil1.$D$249"/>
        <table:named-range table:name="R.TNL" table:base-cell-address="$Feuil1.$D$250" table:cell-range-address="$Feuil1.$D$250"/>
        <table:named-range table:name="R.TNLN" table:base-cell-address="$Feuil1.$D$251" table:cell-range-address="$Feuil1.$D$251"/>
        <table:named-range table:name="R.TNLRD" table:base-cell-address="$Feuil1.$D$252" table:cell-range-address="$Feuil1.$D$252"/>
        <table:named-range table:name="R.TNLRR" table:base-cell-address="$Feuil1.$D$253" table:cell-range-address="$Feuil1.$D$253"/>
        <table:named-range table:name="R.TNLS" table:base-cell-address="$Feuil1.$D$254" table:cell-range-address="$Feuil1.$D$254"/>
        <table:named-range table:name="R.TRL" table:base-cell-address="$Feuil1.$D$255" table:cell-range-address="$Feuil1.$D$255"/>
        <table:named-range table:name="R.CSWY" table:base-cell-address="$Feuil1.$A$234" table:cell-range-address="$Feuil1.$A$234"/>
        <table:named-range table:name="S.ADMF" table:base-cell-address="$Feuil1.$D$257" table:cell-range-address="$Feuil1.$D$257"/>
        <table:named-range table:name="S.AGRF" table:base-cell-address="$Feuil1.$D$258" table:cell-range-address="$Feuil1.$D$258"/>
        <table:named-range table:name="S.AIRB" table:base-cell-address="$Feuil1.$D$259" table:cell-range-address="$Feuil1.$D$259"/>
        <table:named-range table:name="S.AIRF" table:base-cell-address="$Feuil1.$D$260" table:cell-range-address="$Feuil1.$D$260"/>
        <table:named-range table:name="S.AIRH" table:base-cell-address="$Feuil1.$D$261" table:cell-range-address="$Feuil1.$D$261"/>
        <table:named-range table:name="S.AIRP" table:base-cell-address="$Feuil1.$D$262" table:cell-range-address="$Feuil1.$D$262"/>
        <table:named-range table:name="S.AIRQ" table:base-cell-address="$Feuil1.$D$263" table:cell-range-address="$Feuil1.$D$263"/>
        <table:named-range table:name="S.AMTH" table:base-cell-address="$Feuil1.$D$264" table:cell-range-address="$Feuil1.$D$264"/>
        <table:named-range table:name="S.ANS" table:base-cell-address="$Feuil1.$D$265" table:cell-range-address="$Feuil1.$D$265"/>
        <table:named-range table:name="S.AQC" table:base-cell-address="$Feuil1.$D$266" table:cell-range-address="$Feuil1.$D$266"/>
        <table:named-range table:name="S.ARCH" table:base-cell-address="$Feuil1.$D$267" table:cell-range-address="$Feuil1.$D$267"/>
        <table:named-range table:name="S.ASTR" table:base-cell-address="$Feuil1.$D$268" table:cell-range-address="$Feuil1.$D$268"/>
        <table:named-range table:name="S.ASYL" table:base-cell-address="$Feuil1.$D$269" table:cell-range-address="$Feuil1.$D$269"/>
        <table:named-range table:name="S.ATHF" table:base-cell-address="$Feuil1.$D$270" table:cell-range-address="$Feuil1.$D$270"/>
        <table:named-range table:name="S.ATM" table:base-cell-address="$Feuil1.$D$271" table:cell-range-address="$Feuil1.$D$271"/>
        <table:named-range table:name="S.BANK" table:base-cell-address="$Feuil1.$D$272" table:cell-range-address="$Feuil1.$D$272"/>
        <table:named-range table:name="S.BCN" table:base-cell-address="$Feuil1.$D$273" table:cell-range-address="$Feuil1.$D$273"/>
        <table:named-range table:name="S.BDG" table:base-cell-address="$Feuil1.$D$274" table:cell-range-address="$Feuil1.$D$274"/>
        <table:named-range table:name="S.BDGQ" table:base-cell-address="$Feuil1.$D$275" table:cell-range-address="$Feuil1.$D$275"/>
        <table:named-range table:name="S.BLDG" table:base-cell-address="$Feuil1.$D$276" table:cell-range-address="$Feuil1.$D$276"/>
        <table:named-range table:name="S.BLDO" table:base-cell-address="$Feuil1.$D$277" table:cell-range-address="$Feuil1.$D$277"/>
        <table:named-range table:name="S.BP" table:base-cell-address="$Feuil1.$D$278" table:cell-range-address="$Feuil1.$D$278"/>
        <table:named-range table:name="S.BRKS" table:base-cell-address="$Feuil1.$D$279" table:cell-range-address="$Feuil1.$D$279"/>
        <table:named-range table:name="S.BRKW" table:base-cell-address="$Feuil1.$D$280" table:cell-range-address="$Feuil1.$D$280"/>
        <table:named-range table:name="S.BSTN" table:base-cell-address="$Feuil1.$D$281" table:cell-range-address="$Feuil1.$D$281"/>
        <table:named-range table:name="S.BTYD" table:base-cell-address="$Feuil1.$D$282" table:cell-range-address="$Feuil1.$D$282"/>
        <table:named-range table:name="S.BUR" table:base-cell-address="$Feuil1.$D$283" table:cell-range-address="$Feuil1.$D$283"/>
        <table:named-range table:name="S.BUSTN" table:base-cell-address="$Feuil1.$D$284" table:cell-range-address="$Feuil1.$D$284"/>
        <table:named-range table:name="S.BUSTP" table:base-cell-address="$Feuil1.$D$285" table:cell-range-address="$Feuil1.$D$285"/>
        <table:named-range table:name="S.CARN" table:base-cell-address="$Feuil1.$D$286" table:cell-range-address="$Feuil1.$D$286"/>
        <table:named-range table:name="S.CAVE" table:base-cell-address="$Feuil1.$D$287" table:cell-range-address="$Feuil1.$D$287"/>
        <table:named-range table:name="S.CH" table:base-cell-address="$Feuil1.$D$288" table:cell-range-address="$Feuil1.$D$288"/>
        <table:named-range table:name="S.CMP" table:base-cell-address="$Feuil1.$D$289" table:cell-range-address="$Feuil1.$D$289"/>
        <table:named-range table:name="S.CMPL" table:base-cell-address="$Feuil1.$D$290" table:cell-range-address="$Feuil1.$D$290"/>
        <table:named-range table:name="S.CMPLA" table:base-cell-address="$Feuil1.$D$291" table:cell-range-address="$Feuil1.$D$291"/>
        <table:named-range table:name="S.CMPMN" table:base-cell-address="$Feuil1.$D$292" table:cell-range-address="$Feuil1.$D$292"/>
        <table:named-range table:name="S.CMPO" table:base-cell-address="$Feuil1.$D$293" table:cell-range-address="$Feuil1.$D$293"/>
        <table:named-range table:name="S.CMPQ" table:base-cell-address="$Feuil1.$D$294" table:cell-range-address="$Feuil1.$D$294"/>
        <table:named-range table:name="S.CMPRF" table:base-cell-address="$Feuil1.$D$295" table:cell-range-address="$Feuil1.$D$295"/>
        <table:named-range table:name="S.CMTY" table:base-cell-address="$Feuil1.$D$296" table:cell-range-address="$Feuil1.$D$296"/>
        <table:named-range table:name="S.COMC" table:base-cell-address="$Feuil1.$D$297" table:cell-range-address="$Feuil1.$D$297"/>
        <table:named-range table:name="S.CRRL" table:base-cell-address="$Feuil1.$D$298" table:cell-range-address="$Feuil1.$D$298"/>
        <table:named-range table:name="S.CSNO" table:base-cell-address="$Feuil1.$D$299" table:cell-range-address="$Feuil1.$D$299"/>
        <table:named-range table:name="S.CSTL" table:base-cell-address="$Feuil1.$D$300" table:cell-range-address="$Feuil1.$D$300"/>
        <table:named-range table:name="S.CSTM" table:base-cell-address="$Feuil1.$D$301" table:cell-range-address="$Feuil1.$D$301"/>
        <table:named-range table:name="S.CTHSE" table:base-cell-address="$Feuil1.$D$302" table:cell-range-address="$Feuil1.$D$302"/>
        <table:named-range table:name="S.CTRA" table:base-cell-address="$Feuil1.$D$303" table:cell-range-address="$Feuil1.$D$303"/>
        <table:named-range table:name="S.CTRCM" table:base-cell-address="$Feuil1.$D$304" table:cell-range-address="$Feuil1.$D$304"/>
        <table:named-range table:name="S.CTRF" table:base-cell-address="$Feuil1.$D$305" table:cell-range-address="$Feuil1.$D$305"/>
        <table:named-range table:name="S.CTRM" table:base-cell-address="$Feuil1.$D$306" table:cell-range-address="$Feuil1.$D$306"/>
        <table:named-range table:name="S.CTRR" table:base-cell-address="$Feuil1.$D$307" table:cell-range-address="$Feuil1.$D$307"/>
        <table:named-range table:name="S.CTRS" table:base-cell-address="$Feuil1.$D$308" table:cell-range-address="$Feuil1.$D$308"/>
        <table:named-range table:name="S.CVNT" table:base-cell-address="$Feuil1.$D$309" table:cell-range-address="$Feuil1.$D$309"/>
        <table:named-range table:name="S.DAM" table:base-cell-address="$Feuil1.$D$310" table:cell-range-address="$Feuil1.$D$310"/>
        <table:named-range table:name="S.DAMQ" table:base-cell-address="$Feuil1.$D$311" table:cell-range-address="$Feuil1.$D$311"/>
        <table:named-range table:name="S.DAMSB" table:base-cell-address="$Feuil1.$D$312" table:cell-range-address="$Feuil1.$D$312"/>
        <table:named-range table:name="S.DARY" table:base-cell-address="$Feuil1.$D$313" table:cell-range-address="$Feuil1.$D$313"/>
        <table:named-range table:name="S.DCKD" table:base-cell-address="$Feuil1.$D$314" table:cell-range-address="$Feuil1.$D$314"/>
        <table:named-range table:name="S.DCKY" table:base-cell-address="$Feuil1.$D$315" table:cell-range-address="$Feuil1.$D$315"/>
        <table:named-range table:name="S.DIKE" table:base-cell-address="$Feuil1.$D$316" table:cell-range-address="$Feuil1.$D$316"/>
        <table:named-range table:name="S.DIP" table:base-cell-address="$Feuil1.$D$317" table:cell-range-address="$Feuil1.$D$317"/>
        <table:named-range table:name="S.DPOF" table:base-cell-address="$Feuil1.$D$318" table:cell-range-address="$Feuil1.$D$318"/>
        <table:named-range table:name="S.EST" table:base-cell-address="$Feuil1.$D$319" table:cell-range-address="$Feuil1.$D$319"/>
        <table:named-range table:name="S.ESTO" table:base-cell-address="$Feuil1.$D$320" table:cell-range-address="$Feuil1.$D$320"/>
        <table:named-range table:name="S.ESTR" table:base-cell-address="$Feuil1.$D$321" table:cell-range-address="$Feuil1.$D$321"/>
        <table:named-range table:name="S.ESTSG" table:base-cell-address="$Feuil1.$D$322" table:cell-range-address="$Feuil1.$D$322"/>
        <table:named-range table:name="S.ESTT" table:base-cell-address="$Feuil1.$D$323" table:cell-range-address="$Feuil1.$D$323"/>
        <table:named-range table:name="S.ESTX" table:base-cell-address="$Feuil1.$D$324" table:cell-range-address="$Feuil1.$D$324"/>
        <table:named-range table:name="S.FCL" table:base-cell-address="$Feuil1.$D$325" table:cell-range-address="$Feuil1.$D$325"/>
        <table:named-range table:name="S.FNDY" table:base-cell-address="$Feuil1.$D$326" table:cell-range-address="$Feuil1.$D$326"/>
        <table:named-range table:name="S.FRM" table:base-cell-address="$Feuil1.$D$327" table:cell-range-address="$Feuil1.$D$327"/>
        <table:named-range table:name="S.FRMQ" table:base-cell-address="$Feuil1.$D$328" table:cell-range-address="$Feuil1.$D$328"/>
        <table:named-range table:name="S.FRMS" table:base-cell-address="$Feuil1.$D$329" table:cell-range-address="$Feuil1.$D$329"/>
        <table:named-range table:name="S.FRMT" table:base-cell-address="$Feuil1.$D$330" table:cell-range-address="$Feuil1.$D$330"/>
        <table:named-range table:name="S.FT" table:base-cell-address="$Feuil1.$D$331" table:cell-range-address="$Feuil1.$D$331"/>
        <table:named-range table:name="S.FY" table:base-cell-address="$Feuil1.$D$332" table:cell-range-address="$Feuil1.$D$332"/>
        <table:named-range table:name="S.GATE" table:base-cell-address="$Feuil1.$D$333" table:cell-range-address="$Feuil1.$D$333"/>
        <table:named-range table:name="S.GDN" table:base-cell-address="$Feuil1.$D$334" table:cell-range-address="$Feuil1.$D$334"/>
        <table:named-range table:name="S.GHAT" table:base-cell-address="$Feuil1.$D$335" table:cell-range-address="$Feuil1.$D$335"/>
        <table:named-range table:name="S.GHSE" table:base-cell-address="$Feuil1.$D$336" table:cell-range-address="$Feuil1.$D$336"/>
        <table:named-range table:name="S.GOSP" table:base-cell-address="$Feuil1.$D$337" table:cell-range-address="$Feuil1.$D$337"/>
        <table:named-range table:name="S.GOVL" table:base-cell-address="$Feuil1.$D$338" table:cell-range-address="$Feuil1.$D$338"/>
        <table:named-range table:name="S.GRVE" table:base-cell-address="$Feuil1.$D$339" table:cell-range-address="$Feuil1.$D$339"/>
        <table:named-range table:name="S.HERM" table:base-cell-address="$Feuil1.$D$340" table:cell-range-address="$Feuil1.$D$340"/>
        <table:named-range table:name="S.HLT" table:base-cell-address="$Feuil1.$D$341" table:cell-range-address="$Feuil1.$D$341"/>
        <table:named-range table:name="S.HMSD" table:base-cell-address="$Feuil1.$D$342" table:cell-range-address="$Feuil1.$D$342"/>
        <table:named-range table:name="S.HSE" table:base-cell-address="$Feuil1.$D$343" table:cell-range-address="$Feuil1.$D$343"/>
        <table:named-range table:name="S.HSEC" table:base-cell-address="$Feuil1.$D$344" table:cell-range-address="$Feuil1.$D$344"/>
        <table:named-range table:name="S.HSP" table:base-cell-address="$Feuil1.$D$345" table:cell-range-address="$Feuil1.$D$345"/>
        <table:named-range table:name="S.HSPC" table:base-cell-address="$Feuil1.$D$346" table:cell-range-address="$Feuil1.$D$346"/>
        <table:named-range table:name="S.HSPD" table:base-cell-address="$Feuil1.$D$347" table:cell-range-address="$Feuil1.$D$347"/>
        <table:named-range table:name="S.HSPL" table:base-cell-address="$Feuil1.$D$348" table:cell-range-address="$Feuil1.$D$348"/>
        <table:named-range table:name="S.HSTS" table:base-cell-address="$Feuil1.$D$349" table:cell-range-address="$Feuil1.$D$349"/>
        <table:named-range table:name="S.HTL" table:base-cell-address="$Feuil1.$D$350" table:cell-range-address="$Feuil1.$D$350"/>
        <table:named-range table:name="S.HUT" table:base-cell-address="$Feuil1.$D$351" table:cell-range-address="$Feuil1.$D$351"/>
        <table:named-range table:name="S.HUTS" table:base-cell-address="$Feuil1.$D$352" table:cell-range-address="$Feuil1.$D$352"/>
        <table:named-range table:name="S.INSM" table:base-cell-address="$Feuil1.$D$353" table:cell-range-address="$Feuil1.$D$353"/>
        <table:named-range table:name="S.ITTR" table:base-cell-address="$Feuil1.$D$354" table:cell-range-address="$Feuil1.$D$354"/>
        <table:named-range table:name="S.JTY" table:base-cell-address="$Feuil1.$D$355" table:cell-range-address="$Feuil1.$D$355"/>
        <table:named-range table:name="S.LDNG" table:base-cell-address="$Feuil1.$D$356" table:cell-range-address="$Feuil1.$D$356"/>
        <table:named-range table:name="S.LEPC" table:base-cell-address="$Feuil1.$D$357" table:cell-range-address="$Feuil1.$D$357"/>
        <table:named-range table:name="S.LIBR" table:base-cell-address="$Feuil1.$D$358" table:cell-range-address="$Feuil1.$D$358"/>
        <table:named-range table:name="S.LNDF" table:base-cell-address="$Feuil1.$D$359" table:cell-range-address="$Feuil1.$D$359"/>
        <table:named-range table:name="S.LOCK" table:base-cell-address="$Feuil1.$D$360" table:cell-range-address="$Feuil1.$D$360"/>
        <table:named-range table:name="S.LTHSE" table:base-cell-address="$Feuil1.$D$361" table:cell-range-address="$Feuil1.$D$361"/>
        <table:named-range table:name="S.MALL" table:base-cell-address="$Feuil1.$D$362" table:cell-range-address="$Feuil1.$D$362"/>
        <table:named-range table:name="S.MAR" table:base-cell-address="$Feuil1.$D$363" table:cell-range-address="$Feuil1.$D$363"/>
        <table:named-range table:name="S.MFG" table:base-cell-address="$Feuil1.$D$364" table:cell-range-address="$Feuil1.$D$364"/>
        <table:named-range table:name="S.MFGB" table:base-cell-address="$Feuil1.$D$365" table:cell-range-address="$Feuil1.$D$365"/>
        <table:named-range table:name="S.MFGC" table:base-cell-address="$Feuil1.$D$366" table:cell-range-address="$Feuil1.$D$366"/>
        <table:named-range table:name="S.MFGCU" table:base-cell-address="$Feuil1.$D$367" table:cell-range-address="$Feuil1.$D$367"/>
        <table:named-range table:name="S.MFGLM" table:base-cell-address="$Feuil1.$D$368" table:cell-range-address="$Feuil1.$D$368"/>
        <table:named-range table:name="S.MFGM" table:base-cell-address="$Feuil1.$D$369" table:cell-range-address="$Feuil1.$D$369"/>
        <table:named-range table:name="S.MFGPH" table:base-cell-address="$Feuil1.$D$370" table:cell-range-address="$Feuil1.$D$370"/>
        <table:named-range table:name="S.MFGQ" table:base-cell-address="$Feuil1.$D$371" table:cell-range-address="$Feuil1.$D$371"/>
        <table:named-range table:name="S.MFGSG" table:base-cell-address="$Feuil1.$D$372" table:cell-range-address="$Feuil1.$D$372"/>
        <table:named-range table:name="S.MKT" table:base-cell-address="$Feuil1.$D$373" table:cell-range-address="$Feuil1.$D$373"/>
        <table:named-range table:name="S.ML" table:base-cell-address="$Feuil1.$D$374" table:cell-range-address="$Feuil1.$D$374"/>
        <table:named-range table:name="S.MLM" table:base-cell-address="$Feuil1.$D$375" table:cell-range-address="$Feuil1.$D$375"/>
        <table:named-range table:name="S.MLO" table:base-cell-address="$Feuil1.$D$376" table:cell-range-address="$Feuil1.$D$376"/>
        <table:named-range table:name="S.MLSG" table:base-cell-address="$Feuil1.$D$377" table:cell-range-address="$Feuil1.$D$377"/>
        <table:named-range table:name="S.MLSGQ" table:base-cell-address="$Feuil1.$D$378" table:cell-range-address="$Feuil1.$D$378"/>
        <table:named-range table:name="S.MLSW" table:base-cell-address="$Feuil1.$D$379" table:cell-range-address="$Feuil1.$D$379"/>
        <table:named-range table:name="S.MLWND" table:base-cell-address="$Feuil1.$D$380" table:cell-range-address="$Feuil1.$D$380"/>
        <table:named-range table:name="S.MLWTR" table:base-cell-address="$Feuil1.$D$381" table:cell-range-address="$Feuil1.$D$381"/>
        <table:named-range table:name="S.MN" table:base-cell-address="$Feuil1.$D$382" table:cell-range-address="$Feuil1.$D$382"/>
        <table:named-range table:name="S.MNAU" table:base-cell-address="$Feuil1.$D$383" table:cell-range-address="$Feuil1.$D$383"/>
        <table:named-range table:name="S.MNC" table:base-cell-address="$Feuil1.$D$384" table:cell-range-address="$Feuil1.$D$384"/>
        <table:named-range table:name="S.MNCR" table:base-cell-address="$Feuil1.$D$385" table:cell-range-address="$Feuil1.$D$385"/>
        <table:named-range table:name="S.MNCU" table:base-cell-address="$Feuil1.$D$386" table:cell-range-address="$Feuil1.$D$386"/>
        <table:named-range table:name="S.MNFE" table:base-cell-address="$Feuil1.$D$387" table:cell-range-address="$Feuil1.$D$387"/>
        <table:named-range table:name="S.MNMT" table:base-cell-address="$Feuil1.$D$388" table:cell-range-address="$Feuil1.$D$388"/>
        <table:named-range table:name="S.MNN" table:base-cell-address="$Feuil1.$D$389" table:cell-range-address="$Feuil1.$D$389"/>
        <table:named-range table:name="S.MNQ" table:base-cell-address="$Feuil1.$D$390" table:cell-range-address="$Feuil1.$D$390"/>
        <table:named-range table:name="S.MNQR" table:base-cell-address="$Feuil1.$D$391" table:cell-range-address="$Feuil1.$D$391"/>
        <table:named-range table:name="S.MOLE" table:base-cell-address="$Feuil1.$D$392" table:cell-range-address="$Feuil1.$D$392"/>
        <table:named-range table:name="S.MSQE" table:base-cell-address="$Feuil1.$D$393" table:cell-range-address="$Feuil1.$D$393"/>
        <table:named-range table:name="S.MSSN" table:base-cell-address="$Feuil1.$D$394" table:cell-range-address="$Feuil1.$D$394"/>
        <table:named-range table:name="S.MSSNQ" table:base-cell-address="$Feuil1.$D$395" table:cell-range-address="$Feuil1.$D$395"/>
        <table:named-range table:name="S.MSTY" table:base-cell-address="$Feuil1.$D$396" table:cell-range-address="$Feuil1.$D$396"/>
        <table:named-range table:name="S.MTRO" table:base-cell-address="$Feuil1.$D$397" table:cell-range-address="$Feuil1.$D$397"/>
        <table:named-range table:name="S.MUS" table:base-cell-address="$Feuil1.$D$398" table:cell-range-address="$Feuil1.$D$398"/>
        <table:named-range table:name="S.NOV" table:base-cell-address="$Feuil1.$D$399" table:cell-range-address="$Feuil1.$D$399"/>
        <table:named-range table:name="S.NSY" table:base-cell-address="$Feuil1.$D$400" table:cell-range-address="$Feuil1.$D$400"/>
        <table:named-range table:name="S.OBPT" table:base-cell-address="$Feuil1.$D$401" table:cell-range-address="$Feuil1.$D$401"/>
        <table:named-range table:name="S.OBS" table:base-cell-address="$Feuil1.$D$402" table:cell-range-address="$Feuil1.$D$402"/>
        <table:named-range table:name="S.OBSR" table:base-cell-address="$Feuil1.$D$403" table:cell-range-address="$Feuil1.$D$403"/>
        <table:named-range table:name="S.OILJ" table:base-cell-address="$Feuil1.$D$404" table:cell-range-address="$Feuil1.$D$404"/>
        <table:named-range table:name="S.OILQ" table:base-cell-address="$Feuil1.$D$405" table:cell-range-address="$Feuil1.$D$405"/>
        <table:named-range table:name="S.OILR" table:base-cell-address="$Feuil1.$D$406" table:cell-range-address="$Feuil1.$D$406"/>
        <table:named-range table:name="S.OILT" table:base-cell-address="$Feuil1.$D$407" table:cell-range-address="$Feuil1.$D$407"/>
        <table:named-range table:name="S.OILW" table:base-cell-address="$Feuil1.$D$408" table:cell-range-address="$Feuil1.$D$408"/>
        <table:named-range table:name="S.OPRA" table:base-cell-address="$Feuil1.$D$409" table:cell-range-address="$Feuil1.$D$409"/>
        <table:named-range table:name="S.PAL" table:base-cell-address="$Feuil1.$D$410" table:cell-range-address="$Feuil1.$D$410"/>
        <table:named-range table:name="S.PGDA" table:base-cell-address="$Feuil1.$D$411" table:cell-range-address="$Feuil1.$D$411"/>
        <table:named-range table:name="S.PIER" table:base-cell-address="$Feuil1.$D$412" table:cell-range-address="$Feuil1.$D$412"/>
        <table:named-range table:name="S.PKLT" table:base-cell-address="$Feuil1.$D$413" table:cell-range-address="$Feuil1.$D$413"/>
        <table:named-range table:name="S.PMPO" table:base-cell-address="$Feuil1.$D$414" table:cell-range-address="$Feuil1.$D$414"/>
        <table:named-range table:name="S.PMPW" table:base-cell-address="$Feuil1.$D$415" table:cell-range-address="$Feuil1.$D$415"/>
        <table:named-range table:name="S.PO" table:base-cell-address="$Feuil1.$D$416" table:cell-range-address="$Feuil1.$D$416"/>
        <table:named-range table:name="S.PP" table:base-cell-address="$Feuil1.$D$417" table:cell-range-address="$Feuil1.$D$417"/>
        <table:named-range table:name="S.PPQ" table:base-cell-address="$Feuil1.$D$418" table:cell-range-address="$Feuil1.$D$418"/>
        <table:named-range table:name="S.PRKGT" table:base-cell-address="$Feuil1.$D$419" table:cell-range-address="$Feuil1.$D$419"/>
        <table:named-range table:name="S.PRKHQ" table:base-cell-address="$Feuil1.$D$420" table:cell-range-address="$Feuil1.$D$420"/>
        <table:named-range table:name="S.PRN" table:base-cell-address="$Feuil1.$D$421" table:cell-range-address="$Feuil1.$D$421"/>
        <table:named-range table:name="S.PRNJ" table:base-cell-address="$Feuil1.$D$422" table:cell-range-address="$Feuil1.$D$422"/>
        <table:named-range table:name="S.PRNQ" table:base-cell-address="$Feuil1.$D$423" table:cell-range-address="$Feuil1.$D$423"/>
        <table:named-range table:name="S.PS" table:base-cell-address="$Feuil1.$D$424" table:cell-range-address="$Feuil1.$D$424"/>
        <table:named-range table:name="S.PSH" table:base-cell-address="$Feuil1.$D$425" table:cell-range-address="$Feuil1.$D$425"/>
        <table:named-range table:name="S.PSTB" table:base-cell-address="$Feuil1.$D$426" table:cell-range-address="$Feuil1.$D$426"/>
        <table:named-range table:name="S.PSTC" table:base-cell-address="$Feuil1.$D$427" table:cell-range-address="$Feuil1.$D$427"/>
        <table:named-range table:name="S.PSTP" table:base-cell-address="$Feuil1.$D$428" table:cell-range-address="$Feuil1.$D$428"/>
        <table:named-range table:name="S.PYR" table:base-cell-address="$Feuil1.$D$429" table:cell-range-address="$Feuil1.$D$429"/>
        <table:named-range table:name="S.PYRS" table:base-cell-address="$Feuil1.$D$430" table:cell-range-address="$Feuil1.$D$430"/>
        <table:named-range table:name="S.QUAY" table:base-cell-address="$Feuil1.$D$431" table:cell-range-address="$Feuil1.$D$431"/>
        <table:named-range table:name="S.RDCR" table:base-cell-address="$Feuil1.$D$432" table:cell-range-address="$Feuil1.$D$432"/>
        <table:named-range table:name="S.RECG" table:base-cell-address="$Feuil1.$D$433" table:cell-range-address="$Feuil1.$D$433"/>
        <table:named-range table:name="S.RECR" table:base-cell-address="$Feuil1.$D$434" table:cell-range-address="$Feuil1.$D$434"/>
        <table:named-range table:name="S.REST" table:base-cell-address="$Feuil1.$D$435" table:cell-range-address="$Feuil1.$D$435"/>
        <table:named-range table:name="S.RET" table:base-cell-address="$Feuil1.$D$436" table:cell-range-address="$Feuil1.$D$436"/>
        <table:named-range table:name="S.RHSE" table:base-cell-address="$Feuil1.$D$437" table:cell-range-address="$Feuil1.$D$437"/>
        <table:named-range table:name="S.RKRY" table:base-cell-address="$Feuil1.$D$438" table:cell-range-address="$Feuil1.$D$438"/>
        <table:named-range table:name="S.RLG" table:base-cell-address="$Feuil1.$D$439" table:cell-range-address="$Feuil1.$D$439"/>
        <table:named-range table:name="S.RLGR" table:base-cell-address="$Feuil1.$D$440" table:cell-range-address="$Feuil1.$D$440"/>
        <table:named-range table:name="S.RNCH" table:base-cell-address="$Feuil1.$D$441" table:cell-range-address="$Feuil1.$D$441"/>
        <table:named-range table:name="S.RSD" table:base-cell-address="$Feuil1.$D$442" table:cell-range-address="$Feuil1.$D$442"/>
        <table:named-range table:name="S.RSGNL" table:base-cell-address="$Feuil1.$D$443" table:cell-range-address="$Feuil1.$D$443"/>
        <table:named-range table:name="S.RSRT" table:base-cell-address="$Feuil1.$D$444" table:cell-range-address="$Feuil1.$D$444"/>
        <table:named-range table:name="S.RSTN" table:base-cell-address="$Feuil1.$D$445" table:cell-range-address="$Feuil1.$D$445"/>
        <table:named-range table:name="S.RSTNQ" table:base-cell-address="$Feuil1.$D$446" table:cell-range-address="$Feuil1.$D$446"/>
        <table:named-range table:name="S.RSTP" table:base-cell-address="$Feuil1.$D$447" table:cell-range-address="$Feuil1.$D$447"/>
        <table:named-range table:name="S.RSTPQ" table:base-cell-address="$Feuil1.$D$448" table:cell-range-address="$Feuil1.$D$448"/>
        <table:named-range table:name="S.RUIN" table:base-cell-address="$Feuil1.$D$449" table:cell-range-address="$Feuil1.$D$449"/>
        <table:named-range table:name="S.SCH" table:base-cell-address="$Feuil1.$D$450" table:cell-range-address="$Feuil1.$D$450"/>
        <table:named-range table:name="S.SCHA" table:base-cell-address="$Feuil1.$D$451" table:cell-range-address="$Feuil1.$D$451"/>
        <table:named-range table:name="S.SCHC" table:base-cell-address="$Feuil1.$D$452" table:cell-range-address="$Feuil1.$D$452"/>
        <table:named-range table:name="S.SCHL" table:base-cell-address="$Feuil1.$D$453" table:cell-range-address="$Feuil1.$D$453"/>
        <table:named-range table:name="S.SCHM" table:base-cell-address="$Feuil1.$D$454" table:cell-range-address="$Feuil1.$D$454"/>
        <table:named-range table:name="S.SCHN" table:base-cell-address="$Feuil1.$D$455" table:cell-range-address="$Feuil1.$D$455"/>
        <table:named-range table:name="S.SCHT" table:base-cell-address="$Feuil1.$D$456" table:cell-range-address="$Feuil1.$D$456"/>
        <table:named-range table:name="S.SECP" table:base-cell-address="$Feuil1.$D$457" table:cell-range-address="$Feuil1.$D$457"/>
        <table:named-range table:name="S.SHPF" table:base-cell-address="$Feuil1.$D$458" table:cell-range-address="$Feuil1.$D$458"/>
        <table:named-range table:name="S.SHRN" table:base-cell-address="$Feuil1.$D$459" table:cell-range-address="$Feuil1.$D$459"/>
        <table:named-range table:name="S.SHSE" table:base-cell-address="$Feuil1.$D$460" table:cell-range-address="$Feuil1.$D$460"/>
        <table:named-range table:name="S.SLCE" table:base-cell-address="$Feuil1.$D$461" table:cell-range-address="$Feuil1.$D$461"/>
        <table:named-range table:name="S.SNTR" table:base-cell-address="$Feuil1.$D$462" table:cell-range-address="$Feuil1.$D$462"/>
        <table:named-range table:name="S.SPA" table:base-cell-address="$Feuil1.$D$463" table:cell-range-address="$Feuil1.$D$463"/>
        <table:named-range table:name="S.SPLY" table:base-cell-address="$Feuil1.$D$464" table:cell-range-address="$Feuil1.$D$464"/>
        <table:named-range table:name="S.SQR" table:base-cell-address="$Feuil1.$D$465" table:cell-range-address="$Feuil1.$D$465"/>
        <table:named-range table:name="S.STBL" table:base-cell-address="$Feuil1.$D$466" table:cell-range-address="$Feuil1.$D$466"/>
        <table:named-range table:name="S.STDM" table:base-cell-address="$Feuil1.$D$467" table:cell-range-address="$Feuil1.$D$467"/>
        <table:named-range table:name="S.STNB" table:base-cell-address="$Feuil1.$D$468" table:cell-range-address="$Feuil1.$D$468"/>
        <table:named-range table:name="S.STNC" table:base-cell-address="$Feuil1.$D$469" table:cell-range-address="$Feuil1.$D$469"/>
        <table:named-range table:name="S.STNE" table:base-cell-address="$Feuil1.$D$470" table:cell-range-address="$Feuil1.$D$470"/>
        <table:named-range table:name="S.STNF" table:base-cell-address="$Feuil1.$D$471" table:cell-range-address="$Feuil1.$D$471"/>
        <table:named-range table:name="S.STNI" table:base-cell-address="$Feuil1.$D$472" table:cell-range-address="$Feuil1.$D$472"/>
        <table:named-range table:name="S.STNM" table:base-cell-address="$Feuil1.$D$473" table:cell-range-address="$Feuil1.$D$473"/>
        <table:named-range table:name="S.STNR" table:base-cell-address="$Feuil1.$D$474" table:cell-range-address="$Feuil1.$D$474"/>
        <table:named-range table:name="S.STNS" table:base-cell-address="$Feuil1.$D$475" table:cell-range-address="$Feuil1.$D$475"/>
        <table:named-range table:name="S.STNW" table:base-cell-address="$Feuil1.$D$476" table:cell-range-address="$Feuil1.$D$476"/>
        <table:named-range table:name="S.STPS" table:base-cell-address="$Feuil1.$D$477" table:cell-range-address="$Feuil1.$D$477"/>
        <table:named-range table:name="S.SWT" table:base-cell-address="$Feuil1.$D$478" table:cell-range-address="$Feuil1.$D$478"/>
        <table:named-range table:name="S.THTR" table:base-cell-address="$Feuil1.$D$479" table:cell-range-address="$Feuil1.$D$479"/>
        <table:named-range table:name="S.TMB" table:base-cell-address="$Feuil1.$D$480" table:cell-range-address="$Feuil1.$D$480"/>
        <table:named-range table:name="S.TMPL" table:base-cell-address="$Feuil1.$D$481" table:cell-range-address="$Feuil1.$D$481"/>
        <table:named-range table:name="S.TNKD" table:base-cell-address="$Feuil1.$D$482" table:cell-range-address="$Feuil1.$D$482"/>
        <table:named-range table:name="S.TOWR" table:base-cell-address="$Feuil1.$D$483" table:cell-range-address="$Feuil1.$D$483"/>
        <table:named-range table:name="S.TRANT" table:base-cell-address="$Feuil1.$D$484" table:cell-range-address="$Feuil1.$D$484"/>
        <table:named-range table:name="S.TRIG" table:base-cell-address="$Feuil1.$D$485" table:cell-range-address="$Feuil1.$D$485"/>
        <table:named-range table:name="S.TRMO" table:base-cell-address="$Feuil1.$D$486" table:cell-range-address="$Feuil1.$D$486"/>
        <table:named-range table:name="S.TWO" table:base-cell-address="$Feuil1.$D$487" table:cell-range-address="$Feuil1.$D$487"/>
        <table:named-range table:name="S.UNIP" table:base-cell-address="$Feuil1.$D$488" table:cell-range-address="$Feuil1.$D$488"/>
        <table:named-range table:name="S.UNIV" table:base-cell-address="$Feuil1.$D$489" table:cell-range-address="$Feuil1.$D$489"/>
        <table:named-range table:name="S.USGE" table:base-cell-address="$Feuil1.$D$490" table:cell-range-address="$Feuil1.$D$490"/>
        <table:named-range table:name="S.VETF" table:base-cell-address="$Feuil1.$D$491" table:cell-range-address="$Feuil1.$D$491"/>
        <table:named-range table:name="S.WALL" table:base-cell-address="$Feuil1.$D$492" table:cell-range-address="$Feuil1.$D$492"/>
        <table:named-range table:name="S.WALLA" table:base-cell-address="$Feuil1.$D$493" table:cell-range-address="$Feuil1.$D$493"/>
        <table:named-range table:name="S.WEIR" table:base-cell-address="$Feuil1.$D$494" table:cell-range-address="$Feuil1.$D$494"/>
        <table:named-range table:name="S.WHRF" table:base-cell-address="$Feuil1.$D$495" table:cell-range-address="$Feuil1.$D$495"/>
        <table:named-range table:name="S.WRCK" table:base-cell-address="$Feuil1.$D$496" table:cell-range-address="$Feuil1.$D$496"/>
        <table:named-range table:name="S.WTRW" table:base-cell-address="$Feuil1.$D$497" table:cell-range-address="$Feuil1.$D$497"/>
        <table:named-range table:name="S.ZNF" table:base-cell-address="$Feuil1.$D$498" table:cell-range-address="$Feuil1.$D$498"/>
        <table:named-range table:name="S.ZOO" table:base-cell-address="$Feuil1.$D$499" table:cell-range-address="$Feuil1.$D$499"/>
        <table:named-range table:name="T.ASPH" table:base-cell-address="$Feuil1.$D$501" table:cell-range-address="$Feuil1.$D$501"/>
        <table:named-range table:name="T.ATOL" table:base-cell-address="$Feuil1.$D$502" table:cell-range-address="$Feuil1.$D$502"/>
        <table:named-range table:name="T.BAR" table:base-cell-address="$Feuil1.$D$503" table:cell-range-address="$Feuil1.$D$503"/>
        <table:named-range table:name="T.BCH" table:base-cell-address="$Feuil1.$D$504" table:cell-range-address="$Feuil1.$D$504"/>
        <table:named-range table:name="T.BCHS" table:base-cell-address="$Feuil1.$D$505" table:cell-range-address="$Feuil1.$D$505"/>
        <table:named-range table:name="T.BDLD" table:base-cell-address="$Feuil1.$D$506" table:cell-range-address="$Feuil1.$D$506"/>
        <table:named-range table:name="T.BLDR" table:base-cell-address="$Feuil1.$D$507" table:cell-range-address="$Feuil1.$D$507"/>
        <table:named-range table:name="T.BLHL" table:base-cell-address="$Feuil1.$D$508" table:cell-range-address="$Feuil1.$D$508"/>
        <table:named-range table:name="T.BLOW" table:base-cell-address="$Feuil1.$D$509" table:cell-range-address="$Feuil1.$D$509"/>
        <table:named-range table:name="T.BNCH" table:base-cell-address="$Feuil1.$D$510" table:cell-range-address="$Feuil1.$D$510"/>
        <table:named-range table:name="T.BUTE" table:base-cell-address="$Feuil1.$D$511" table:cell-range-address="$Feuil1.$D$511"/>
        <table:named-range table:name="T.CAPE" table:base-cell-address="$Feuil1.$D$512" table:cell-range-address="$Feuil1.$D$512"/>
        <table:named-range table:name="T.CFT" table:base-cell-address="$Feuil1.$D$513" table:cell-range-address="$Feuil1.$D$513"/>
        <table:named-range table:name="T.CLDA" table:base-cell-address="$Feuil1.$D$514" table:cell-range-address="$Feuil1.$D$514"/>
        <table:named-range table:name="T.CLF" table:base-cell-address="$Feuil1.$D$515" table:cell-range-address="$Feuil1.$D$515"/>
        <table:named-range table:name="T.CNYN" table:base-cell-address="$Feuil1.$D$516" table:cell-range-address="$Feuil1.$D$516"/>
        <table:named-range table:name="T.CONE" table:base-cell-address="$Feuil1.$D$517" table:cell-range-address="$Feuil1.$D$517"/>
        <table:named-range table:name="T.CRDR" table:base-cell-address="$Feuil1.$D$518" table:cell-range-address="$Feuil1.$D$518"/>
        <table:named-range table:name="T.CRQ" table:base-cell-address="$Feuil1.$D$519" table:cell-range-address="$Feuil1.$D$519"/>
        <table:named-range table:name="T.CRQS" table:base-cell-address="$Feuil1.$D$520" table:cell-range-address="$Feuil1.$D$520"/>
        <table:named-range table:name="T.CRTR" table:base-cell-address="$Feuil1.$D$521" table:cell-range-address="$Feuil1.$D$521"/>
        <table:named-range table:name="T.CUET" table:base-cell-address="$Feuil1.$D$522" table:cell-range-address="$Feuil1.$D$522"/>
        <table:named-range table:name="T.DLTA" table:base-cell-address="$Feuil1.$D$523" table:cell-range-address="$Feuil1.$D$523"/>
        <table:named-range table:name="T.DPR" table:base-cell-address="$Feuil1.$D$524" table:cell-range-address="$Feuil1.$D$524"/>
        <table:named-range table:name="T.DSRT" table:base-cell-address="$Feuil1.$D$525" table:cell-range-address="$Feuil1.$D$525"/>
        <table:named-range table:name="T.DUNE" table:base-cell-address="$Feuil1.$D$526" table:cell-range-address="$Feuil1.$D$526"/>
        <table:named-range table:name="T.DVD" table:base-cell-address="$Feuil1.$D$527" table:cell-range-address="$Feuil1.$D$527"/>
        <table:named-range table:name="T.ERG" table:base-cell-address="$Feuil1.$D$528" table:cell-range-address="$Feuil1.$D$528"/>
        <table:named-range table:name="T.FAN" table:base-cell-address="$Feuil1.$D$529" table:cell-range-address="$Feuil1.$D$529"/>
        <table:named-range table:name="T.FORD" table:base-cell-address="$Feuil1.$D$530" table:cell-range-address="$Feuil1.$D$530"/>
        <table:named-range table:name="T.FSR" table:base-cell-address="$Feuil1.$D$531" table:cell-range-address="$Feuil1.$D$531"/>
        <table:named-range table:name="T.GAP" table:base-cell-address="$Feuil1.$D$532" table:cell-range-address="$Feuil1.$D$532"/>
        <table:named-range table:name="T.GRGE" table:base-cell-address="$Feuil1.$D$533" table:cell-range-address="$Feuil1.$D$533"/>
        <table:named-range table:name="T.HDLD" table:base-cell-address="$Feuil1.$D$534" table:cell-range-address="$Feuil1.$D$534"/>
        <table:named-range table:name="T.HLL" table:base-cell-address="$Feuil1.$D$535" table:cell-range-address="$Feuil1.$D$535"/>
        <table:named-range table:name="T.HLLS" table:base-cell-address="$Feuil1.$D$536" table:cell-range-address="$Feuil1.$D$536"/>
        <table:named-range table:name="T.HMCK" table:base-cell-address="$Feuil1.$D$537" table:cell-range-address="$Feuil1.$D$537"/>
        <table:named-range table:name="T.HMDA" table:base-cell-address="$Feuil1.$D$538" table:cell-range-address="$Feuil1.$D$538"/>
        <table:named-range table:name="T.INTF" table:base-cell-address="$Feuil1.$D$539" table:cell-range-address="$Feuil1.$D$539"/>
        <table:named-range table:name="T.ISL" table:base-cell-address="$Feuil1.$D$540" table:cell-range-address="$Feuil1.$D$540"/>
        <table:named-range table:name="T.ISLET" table:base-cell-address="$Feuil1.$D$541" table:cell-range-address="$Feuil1.$D$541"/>
        <table:named-range table:name="T.ISLF" table:base-cell-address="$Feuil1.$D$542" table:cell-range-address="$Feuil1.$D$542"/>
        <table:named-range table:name="T.ISLM" table:base-cell-address="$Feuil1.$D$543" table:cell-range-address="$Feuil1.$D$543"/>
        <table:named-range table:name="T.ISLS" table:base-cell-address="$Feuil1.$D$544" table:cell-range-address="$Feuil1.$D$544"/>
        <table:named-range table:name="T.ISLT" table:base-cell-address="$Feuil1.$D$545" table:cell-range-address="$Feuil1.$D$545"/>
        <table:named-range table:name="T.ISLX" table:base-cell-address="$Feuil1.$D$546" table:cell-range-address="$Feuil1.$D$546"/>
        <table:named-range table:name="T.ISTH" table:base-cell-address="$Feuil1.$D$547" table:cell-range-address="$Feuil1.$D$547"/>
        <table:named-range table:name="T.KRST" table:base-cell-address="$Feuil1.$D$548" table:cell-range-address="$Feuil1.$D$548"/>
        <table:named-range table:name="T.LAVA" table:base-cell-address="$Feuil1.$D$549" table:cell-range-address="$Feuil1.$D$549"/>
        <table:named-range table:name="T.LEV" table:base-cell-address="$Feuil1.$D$550" table:cell-range-address="$Feuil1.$D$550"/>
        <table:named-range table:name="T.MESA" table:base-cell-address="$Feuil1.$D$551" table:cell-range-address="$Feuil1.$D$551"/>
        <table:named-range table:name="T.MND" table:base-cell-address="$Feuil1.$D$552" table:cell-range-address="$Feuil1.$D$552"/>
        <table:named-range table:name="T.MRN" table:base-cell-address="$Feuil1.$D$553" table:cell-range-address="$Feuil1.$D$553"/>
        <table:named-range table:name="T.MT" table:base-cell-address="$Feuil1.$D$554" table:cell-range-address="$Feuil1.$D$554"/>
        <table:named-range table:name="T.MTS" table:base-cell-address="$Feuil1.$D$555" table:cell-range-address="$Feuil1.$D$555"/>
        <table:named-range table:name="T.NKM" table:base-cell-address="$Feuil1.$D$556" table:cell-range-address="$Feuil1.$D$556"/>
        <table:named-range table:name="T.NTK" table:base-cell-address="$Feuil1.$D$557" table:cell-range-address="$Feuil1.$D$557"/>
        <table:named-range table:name="T.NTKS" table:base-cell-address="$Feuil1.$D$558" table:cell-range-address="$Feuil1.$D$558"/>
        <table:named-range table:name="T.PAN" table:base-cell-address="$Feuil1.$D$559" table:cell-range-address="$Feuil1.$D$559"/>
        <table:named-range table:name="T.PANS" table:base-cell-address="$Feuil1.$D$560" table:cell-range-address="$Feuil1.$D$560"/>
        <table:named-range table:name="T.PASS" table:base-cell-address="$Feuil1.$D$561" table:cell-range-address="$Feuil1.$D$561"/>
        <table:named-range table:name="T.PEN" table:base-cell-address="$Feuil1.$D$562" table:cell-range-address="$Feuil1.$D$562"/>
        <table:named-range table:name="T.PENX" table:base-cell-address="$Feuil1.$D$563" table:cell-range-address="$Feuil1.$D$563"/>
        <table:named-range table:name="T.PK" table:base-cell-address="$Feuil1.$D$564" table:cell-range-address="$Feuil1.$D$564"/>
        <table:named-range table:name="T.PKS" table:base-cell-address="$Feuil1.$D$565" table:cell-range-address="$Feuil1.$D$565"/>
        <table:named-range table:name="T.PLAT" table:base-cell-address="$Feuil1.$D$566" table:cell-range-address="$Feuil1.$D$566"/>
        <table:named-range table:name="T.PLATX" table:base-cell-address="$Feuil1.$D$567" table:cell-range-address="$Feuil1.$D$567"/>
        <table:named-range table:name="T.PLDR" table:base-cell-address="$Feuil1.$D$568" table:cell-range-address="$Feuil1.$D$568"/>
        <table:named-range table:name="T.PLN" table:base-cell-address="$Feuil1.$D$569" table:cell-range-address="$Feuil1.$D$569"/>
        <table:named-range table:name="T.PLNX" table:base-cell-address="$Feuil1.$D$570" table:cell-range-address="$Feuil1.$D$570"/>
        <table:named-range table:name="T.PROM" table:base-cell-address="$Feuil1.$D$571" table:cell-range-address="$Feuil1.$D$571"/>
        <table:named-range table:name="T.PT" table:base-cell-address="$Feuil1.$D$572" table:cell-range-address="$Feuil1.$D$572"/>
        <table:named-range table:name="T.PTS" table:base-cell-address="$Feuil1.$D$573" table:cell-range-address="$Feuil1.$D$573"/>
        <table:named-range table:name="T.RDGB" table:base-cell-address="$Feuil1.$D$574" table:cell-range-address="$Feuil1.$D$574"/>
        <table:named-range table:name="T.RDGE" table:base-cell-address="$Feuil1.$D$575" table:cell-range-address="$Feuil1.$D$575"/>
        <table:named-range table:name="T.REG" table:base-cell-address="$Feuil1.$D$576" table:cell-range-address="$Feuil1.$D$576"/>
        <table:named-range table:name="T.RK" table:base-cell-address="$Feuil1.$D$577" table:cell-range-address="$Feuil1.$D$577"/>
        <table:named-range table:name="T.RKFL" table:base-cell-address="$Feuil1.$D$578" table:cell-range-address="$Feuil1.$D$578"/>
        <table:named-range table:name="T.RKS" table:base-cell-address="$Feuil1.$D$579" table:cell-range-address="$Feuil1.$D$579"/>
        <table:named-range table:name="T.SAND" table:base-cell-address="$Feuil1.$D$580" table:cell-range-address="$Feuil1.$D$580"/>
        <table:named-range table:name="T.SBED" table:base-cell-address="$Feuil1.$D$581" table:cell-range-address="$Feuil1.$D$581"/>
        <table:named-range table:name="T.SCRP" table:base-cell-address="$Feuil1.$D$582" table:cell-range-address="$Feuil1.$D$582"/>
        <table:named-range table:name="T.SDL" table:base-cell-address="$Feuil1.$D$583" table:cell-range-address="$Feuil1.$D$583"/>
        <table:named-range table:name="T.SHOR" table:base-cell-address="$Feuil1.$D$584" table:cell-range-address="$Feuil1.$D$584"/>
        <table:named-range table:name="T.SINK" table:base-cell-address="$Feuil1.$D$585" table:cell-range-address="$Feuil1.$D$585"/>
        <table:named-range table:name="T.SLID" table:base-cell-address="$Feuil1.$D$586" table:cell-range-address="$Feuil1.$D$586"/>
        <table:named-range table:name="T.SLP" table:base-cell-address="$Feuil1.$D$587" table:cell-range-address="$Feuil1.$D$587"/>
        <table:named-range table:name="T.SPIT" table:base-cell-address="$Feuil1.$D$588" table:cell-range-address="$Feuil1.$D$588"/>
        <table:named-range table:name="T.SPUR" table:base-cell-address="$Feuil1.$D$589" table:cell-range-address="$Feuil1.$D$589"/>
        <table:named-range table:name="T.TAL" table:base-cell-address="$Feuil1.$D$590" table:cell-range-address="$Feuil1.$D$590"/>
        <table:named-range table:name="T.TRGD" table:base-cell-address="$Feuil1.$D$591" table:cell-range-address="$Feuil1.$D$591"/>
        <table:named-range table:name="T.TRR" table:base-cell-address="$Feuil1.$D$592" table:cell-range-address="$Feuil1.$D$592"/>
        <table:named-range table:name="T.UPLD" table:base-cell-address="$Feuil1.$D$593" table:cell-range-address="$Feuil1.$D$593"/>
        <table:named-range table:name="T.VAL" table:base-cell-address="$Feuil1.$D$594" table:cell-range-address="$Feuil1.$D$594"/>
        <table:named-range table:name="T.VALG" table:base-cell-address="$Feuil1.$D$595" table:cell-range-address="$Feuil1.$D$595"/>
        <table:named-range table:name="T.VALS" table:base-cell-address="$Feuil1.$D$596" table:cell-range-address="$Feuil1.$D$596"/>
        <table:named-range table:name="T.VALX" table:base-cell-address="$Feuil1.$D$597" table:cell-range-address="$Feuil1.$D$597"/>
        <table:named-range table:name="T.VLC" table:base-cell-address="$Feuil1.$D$598" table:cell-range-address="$Feuil1.$D$598"/>
        <table:named-range table:name="U.APNU" table:base-cell-address="$Feuil1.$D$600" table:cell-range-address="$Feuil1.$D$600"/>
        <table:named-range table:name="U.ARCU" table:base-cell-address="$Feuil1.$D$601" table:cell-range-address="$Feuil1.$D$601"/>
        <table:named-range table:name="U.ARRU" table:base-cell-address="$Feuil1.$D$602" table:cell-range-address="$Feuil1.$D$602"/>
        <table:named-range table:name="U.BDLU" table:base-cell-address="$Feuil1.$D$603" table:cell-range-address="$Feuil1.$D$603"/>
        <table:named-range table:name="U.BKSU" table:base-cell-address="$Feuil1.$D$604" table:cell-range-address="$Feuil1.$D$604"/>
        <table:named-range table:name="U.BNKU" table:base-cell-address="$Feuil1.$D$605" table:cell-range-address="$Feuil1.$D$605"/>
        <table:named-range table:name="U.BSNU" table:base-cell-address="$Feuil1.$D$606" table:cell-range-address="$Feuil1.$D$606"/>
        <table:named-range table:name="U.CDAU" table:base-cell-address="$Feuil1.$D$607" table:cell-range-address="$Feuil1.$D$607"/>
        <table:named-range table:name="U.CNSU" table:base-cell-address="$Feuil1.$D$608" table:cell-range-address="$Feuil1.$D$608"/>
        <table:named-range table:name="U.CNYU" table:base-cell-address="$Feuil1.$D$609" table:cell-range-address="$Feuil1.$D$609"/>
        <table:named-range table:name="U.CRSU" table:base-cell-address="$Feuil1.$D$610" table:cell-range-address="$Feuil1.$D$610"/>
        <table:named-range table:name="U.DEPU" table:base-cell-address="$Feuil1.$D$611" table:cell-range-address="$Feuil1.$D$611"/>
        <table:named-range table:name="U.EDGU" table:base-cell-address="$Feuil1.$D$612" table:cell-range-address="$Feuil1.$D$612"/>
        <table:named-range table:name="U.ESCU" table:base-cell-address="$Feuil1.$D$613" table:cell-range-address="$Feuil1.$D$613"/>
        <table:named-range table:name="U.FANU" table:base-cell-address="$Feuil1.$D$614" table:cell-range-address="$Feuil1.$D$614"/>
        <table:named-range table:name="U.FLTU" table:base-cell-address="$Feuil1.$D$615" table:cell-range-address="$Feuil1.$D$615"/>
        <table:named-range table:name="U.FRZU" table:base-cell-address="$Feuil1.$D$616" table:cell-range-address="$Feuil1.$D$616"/>
        <table:named-range table:name="U.FURU" table:base-cell-address="$Feuil1.$D$617" table:cell-range-address="$Feuil1.$D$617"/>
        <table:named-range table:name="U.GAPU" table:base-cell-address="$Feuil1.$D$618" table:cell-range-address="$Feuil1.$D$618"/>
        <table:named-range table:name="U.GLYU" table:base-cell-address="$Feuil1.$D$619" table:cell-range-address="$Feuil1.$D$619"/>
        <table:named-range table:name="U.HLLU" table:base-cell-address="$Feuil1.$D$620" table:cell-range-address="$Feuil1.$D$620"/>
        <table:named-range table:name="U.HLSU" table:base-cell-address="$Feuil1.$D$621" table:cell-range-address="$Feuil1.$D$621"/>
        <table:named-range table:name="U.HOLU" table:base-cell-address="$Feuil1.$D$622" table:cell-range-address="$Feuil1.$D$622"/>
        <table:named-range table:name="U.KNLU" table:base-cell-address="$Feuil1.$D$623" table:cell-range-address="$Feuil1.$D$623"/>
        <table:named-range table:name="U.KNSU" table:base-cell-address="$Feuil1.$D$624" table:cell-range-address="$Feuil1.$D$624"/>
        <table:named-range table:name="U.LDGU" table:base-cell-address="$Feuil1.$D$625" table:cell-range-address="$Feuil1.$D$625"/>
        <table:named-range table:name="U.LEVU" table:base-cell-address="$Feuil1.$D$626" table:cell-range-address="$Feuil1.$D$626"/>
        <table:named-range table:name="U.MESU" table:base-cell-address="$Feuil1.$D$627" table:cell-range-address="$Feuil1.$D$627"/>
        <table:named-range table:name="U.MNDU" table:base-cell-address="$Feuil1.$D$628" table:cell-range-address="$Feuil1.$D$628"/>
        <table:named-range table:name="U.MOTU" table:base-cell-address="$Feuil1.$D$629" table:cell-range-address="$Feuil1.$D$629"/>
        <table:named-range table:name="U.MTU" table:base-cell-address="$Feuil1.$D$630" table:cell-range-address="$Feuil1.$D$630"/>
        <table:named-range table:name="U.PKSU" table:base-cell-address="$Feuil1.$D$631" table:cell-range-address="$Feuil1.$D$631"/>
        <table:named-range table:name="U.PKU" table:base-cell-address="$Feuil1.$D$632" table:cell-range-address="$Feuil1.$D$632"/>
        <table:named-range table:name="U.PLNU" table:base-cell-address="$Feuil1.$D$633" table:cell-range-address="$Feuil1.$D$633"/>
        <table:named-range table:name="U.PLTU" table:base-cell-address="$Feuil1.$D$634" table:cell-range-address="$Feuil1.$D$634"/>
        <table:named-range table:name="U.PNLU" table:base-cell-address="$Feuil1.$D$635" table:cell-range-address="$Feuil1.$D$635"/>
        <table:named-range table:name="U.PRVU" table:base-cell-address="$Feuil1.$D$636" table:cell-range-address="$Feuil1.$D$636"/>
        <table:named-range table:name="U.RDGU" table:base-cell-address="$Feuil1.$D$637" table:cell-range-address="$Feuil1.$D$637"/>
        <table:named-range table:name="U.RDSU" table:base-cell-address="$Feuil1.$D$638" table:cell-range-address="$Feuil1.$D$638"/>
        <table:named-range table:name="U.RFSU" table:base-cell-address="$Feuil1.$D$639" table:cell-range-address="$Feuil1.$D$639"/>
        <table:named-range table:name="U.RFU" table:base-cell-address="$Feuil1.$D$640" table:cell-range-address="$Feuil1.$D$640"/>
        <table:named-range table:name="U.RISU" table:base-cell-address="$Feuil1.$D$641" table:cell-range-address="$Feuil1.$D$641"/>
        <table:named-range table:name="U.SCNU" table:base-cell-address="$Feuil1.$D$642" table:cell-range-address="$Feuil1.$D$642"/>
        <table:named-range table:name="U.SCSU" table:base-cell-address="$Feuil1.$D$643" table:cell-range-address="$Feuil1.$D$643"/>
        <table:named-range table:name="U.SDLU" table:base-cell-address="$Feuil1.$D$644" table:cell-range-address="$Feuil1.$D$644"/>
        <table:named-range table:name="U.SHFU" table:base-cell-address="$Feuil1.$D$645" table:cell-range-address="$Feuil1.$D$645"/>
        <table:named-range table:name="U.SHLU" table:base-cell-address="$Feuil1.$D$646" table:cell-range-address="$Feuil1.$D$646"/>
        <table:named-range table:name="U.SHSU" table:base-cell-address="$Feuil1.$D$647" table:cell-range-address="$Feuil1.$D$647"/>
        <table:named-range table:name="U.SHVU" table:base-cell-address="$Feuil1.$D$648" table:cell-range-address="$Feuil1.$D$648"/>
        <table:named-range table:name="U.SILU" table:base-cell-address="$Feuil1.$D$649" table:cell-range-address="$Feuil1.$D$649"/>
        <table:named-range table:name="U.SLPU" table:base-cell-address="$Feuil1.$D$650" table:cell-range-address="$Feuil1.$D$650"/>
        <table:named-range table:name="U.SMSU" table:base-cell-address="$Feuil1.$D$651" table:cell-range-address="$Feuil1.$D$651"/>
        <table:named-range table:name="U.SMU" table:base-cell-address="$Feuil1.$D$652" table:cell-range-address="$Feuil1.$D$652"/>
        <table:named-range table:name="U.SPRU" table:base-cell-address="$Feuil1.$D$653" table:cell-range-address="$Feuil1.$D$653"/>
        <table:named-range table:name="U.TERU" table:base-cell-address="$Feuil1.$D$654" table:cell-range-address="$Feuil1.$D$654"/>
        <table:named-range table:name="U.TMSU" table:base-cell-address="$Feuil1.$D$655" table:cell-range-address="$Feuil1.$D$655"/>
        <table:named-range table:name="U.TMTU" table:base-cell-address="$Feuil1.$D$656" table:cell-range-address="$Feuil1.$D$656"/>
        <table:named-range table:name="U.TNGU" table:base-cell-address="$Feuil1.$D$657" table:cell-range-address="$Feuil1.$D$657"/>
        <table:named-range table:name="U.TRGU" table:base-cell-address="$Feuil1.$D$658" table:cell-range-address="$Feuil1.$D$658"/>
        <table:named-range table:name="U.TRNU" table:base-cell-address="$Feuil1.$D$659" table:cell-range-address="$Feuil1.$D$659"/>
        <table:named-range table:name="U.VALU" table:base-cell-address="$Feuil1.$D$660" table:cell-range-address="$Feuil1.$D$660"/>
        <table:named-range table:name="U.VLSU" table:base-cell-address="$Feuil1.$D$661" table:cell-range-address="$Feuil1.$D$661"/>
        <table:named-range table:name="V.BUSH" table:base-cell-address="$Feuil1.$A$664" table:cell-range-address="$Feuil1.$A$664"/>
        <table:named-range table:name="V.CULT" table:base-cell-address="$Feuil1.$A$665" table:cell-range-address="$Feuil1.$A$665"/>
        <table:named-range table:name="V.FRST" table:base-cell-address="$Feuil1.$A$666" table:cell-range-address="$Feuil1.$A$666"/>
        <table:named-range table:name="V.FRSTF" table:base-cell-address="$Feuil1.$A$667" table:cell-range-address="$Feuil1.$A$667"/>
        <table:named-range table:name="V.GRSLD" table:base-cell-address="$Feuil1.$A$668" table:cell-range-address="$Feuil1.$A$668"/>
        <table:named-range table:name="V.GRVC" table:base-cell-address="$Feuil1.$A$669" table:cell-range-address="$Feuil1.$A$669"/>
        <table:named-range table:name="V.GRVO" table:base-cell-address="$Feuil1.$A$670" table:cell-range-address="$Feuil1.$A$670"/>
        <table:named-range table:name="V.GRVP" table:base-cell-address="$Feuil1.$A$671" table:cell-range-address="$Feuil1.$A$671"/>
        <table:named-range table:name="V.GRVPN" table:base-cell-address="$Feuil1.$A$672" table:cell-range-address="$Feuil1.$A$672"/>
        <table:named-range table:name="V.HTH" table:base-cell-address="$Feuil1.$A$673" table:cell-range-address="$Feuil1.$A$673"/>
        <table:named-range table:name="V.MDW" table:base-cell-address="$Feuil1.$A$674" table:cell-range-address="$Feuil1.$A$674"/>
        <table:named-range table:name="V.OCH" table:base-cell-address="$Feuil1.$A$675" table:cell-range-address="$Feuil1.$A$675"/>
        <table:named-range table:name="V.SCRB" table:base-cell-address="$Feuil1.$A$676" table:cell-range-address="$Feuil1.$A$676"/>
        <table:named-range table:name="V.TREE" table:base-cell-address="$Feuil1.$A$677" table:cell-range-address="$Feuil1.$A$677"/>
        <table:named-range table:name="V.TUND" table:base-cell-address="$Feuil1.$A$678" table:cell-range-address="$Feuil1.$A$678"/>
        <table:named-range table:name="V.VIN" table:base-cell-address="$Feuil1.$A$679" table:cell-range-address="$Feuil1.$A$679"/>
        <table:named-range table:name="V.VINS" table:base-cell-address="$Feuil1.$A$680" table:cell-range-address="$Feuil1.$A$680"/>
        <table:named-range table:name="null" table:base-cell-address="$Feuil1.$A$681" table:cell-range-address="$Feuil1.$A$681"/>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1" svg:font-family="Arial"/>
    <style:font-face style:name="Verdana" svg:font-family="Verdan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r" fo:country="FR" style:font-name-asian="Arial Unicode MS" style:language-asian="zh" style:country-asian="CN" style:font-name-complex="Tahoma" style:language-complex="hi" style:country-complex="IN"/>
    </style:default-style>
    <number:number-style style:name="N0">
      <number:number number:min-integer-digits="1"/>
    </number:number-style>
    <style:style style:name="Default" style:family="table-cell" style:data-style-name="N0">
      <style:table-cell-properties fo:background-color="transparent" style:vertical-align="automatic"/>
      <style:text-properties fo:color="#000000" style:font-name="Arial1" fo:font-size="10pt" style:font-name-asian="Arial1" style:font-size-asian="10pt" style:font-name-complex="Arial1" style:font-size-complex="10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style:num-format="1" style:print-orientation="portrait" fo:margin-top="0.762cm" fo:margin-bottom="0.762cm" fo:margin-left="1.778cm" fo:margin-right="1.778cm" style:print-page-order="ttb" style:first-page-number="continue" style:scale-to="100%" style:print="charts drawings objects"/>
      <style:header-style>
        <style:header-footer-properties fo:min-height="1.143cm" fo:margin-left="1.778cm" fo:margin-right="1.778cm" fo:margin-bottom="0cm"/>
      </style:header-style>
      <style:footer-style>
        <style:header-footer-properties fo:min-height="1.143cm" fo:margin-left="1.778cm" fo:margin-right="1.778cm" fo:margin-top="0cm"/>
      </style:footer-style>
    </style:page-layout>
    <style:page-layout style:name="Mpm4">
      <style:page-layout-properties fo:margin-top="0.762cm" fo:margin-bottom="0.762cm" fo:margin-left="1.778cm" fo:margin-right="1.778cm" style:print="charts drawings objects"/>
      <style:header-style>
        <style:header-footer-properties fo:min-height="1.143cm" fo:margin-left="1.778cm" fo:margin-right="1.778cm" fo:margin-bottom="0cm"/>
      </style:header-style>
      <style:footer-style>
        <style:header-footer-properties fo:min-height="1.143cm" fo:margin-left="1.778cm" fo:margin-right="1.778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3-26">26/03/2013</text:date>, <text:time>16:04:09</text:time></text:p>
        </style:region-right>
      </style:header>
      <style:header-left style:display="false"/>
      <style:footer>
        <text:p>Page <text:page-number>1</text:page-number> / <text:page-count>99</text:page-count></text:p>
      </style:footer>
      <style:footer-left style:display="false"/>
    </style:master-page>
    <style:master-page style:name="mp1" style:page-layout-name="Mpm3">
      <style:header/>
      <style:header-left style:display="false"/>
      <style:footer/>
      <style:footer-left style:display="false"/>
    </style:master-page>
    <style:master-page style:name="mp2" style:page-layout-name="Mpm4">
      <style:header/>
      <style:header-left style:display="false"/>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8$Build-9502</meta:generator>
    <meta:initial-creator>CULOS</meta:initial-creator>
    <dc:creator>Xavier Culos</dc:creator>
    <meta:creation-date>2013-03-26T13:16:37Z</meta:creation-date>
    <dc:date>2013-03-26T16:04:09.85</dc:date>
    <meta:editing-duration>PT01H36M02S</meta:editing-duration>
    <meta:editing-cycles>2</meta:editing-cycles>
    <meta:document-statistic meta:table-count="3" meta:cell-count="4517" meta:object-count="0"/>
  </office:meta>
</office:document-meta>
</file>